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223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Pair=AUDJPY</text:p>
          </table:table-cell>
          <table:table-cell office:value-type="string">
            <text:p>Period=M15</text:p>
          </table:table-cell>
          <table:table-cell office:value-type="string">
            <text:p>Days=18000</text:p>
          </table:table-cell>
          <table:table-cell office:value-type="string">
            <text:p>Shift=1</text:p>
          </table:table-cell>
          <table:table-cell office:value-type="string">
            <text:p>Bars=18000</text:p>
          </table:table-cell>
          <table:table-cell office:value-type="string">
            <text:p>Time=20200216_180151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.571">
            <text:p>74.571</text:p>
          </table:table-cell>
          <table:table-cell office:value-type="float" office:value="74.594">
            <text:p>74.594</text:p>
          </table:table-cell>
          <table:table-cell office:value-type="float" office:value="74.569">
            <text:p>74.569</text:p>
          </table:table-cell>
          <table:table-cell office:value-type="float" office:value="74.592">
            <text:p>74.592</text:p>
          </table:table-cell>
          <table:table-cell office:value-type="float" office:value="44.8821957746853">
            <text:p>44.8821957747</text:p>
          </table:table-cell>
          <table:table-cell office:value-type="float" office:value="50.1462832066896">
            <text:p>50.1462832067</text:p>
          </table:table-cell>
          <table:table-cell office:value-type="float" office:value="74.6181758947893">
            <text:p>74.6181758948</text:p>
          </table:table-cell>
          <table:table-cell office:value-type="float" office:value="74.5778379473948">
            <text:p>74.5778379474</text:p>
          </table:table-cell>
          <table:table-cell office:value-type="float" office:value="74.5375000000004">
            <text:p>74.5375</text:p>
          </table:table-cell>
          <table:table-cell office:value-type="float" office:value="74.4971620526059">
            <text:p>74.4971620526</text:p>
          </table:table-cell>
          <table:table-cell office:value-type="float" office:value="74.4568241052114">
            <text:p>74.4568241052</text:p>
          </table:table-cell>
          <table:table-cell office:value-type="float" office:value="0.0210000000000008">
            <text:p>0.021</text:p>
          </table:table-cell>
          <table:table-cell office:value-type="float" office:value="0.0249999999999915">
            <text:p>0.025</text:p>
          </table:table-cell>
          <table:table-cell office:value-type="string">
            <text:p>2020.01.24 23:45</text:p>
          </table:table-cell>
          <table:table-cell office:value-type="string">
            <text:p>2020.01.25 06:45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float" office:value="74.525">
            <text:p>74.525</text:p>
          </table:table-cell>
          <table:table-cell office:value-type="float" office:value="74.578">
            <text:p>74.578</text:p>
          </table:table-cell>
          <table:table-cell office:value-type="float" office:value="74.518">
            <text:p>74.518</text:p>
          </table:table-cell>
          <table:table-cell office:value-type="float" office:value="74.57">
            <text:p>74.57</text:p>
          </table:table-cell>
          <table:table-cell office:value-type="float" office:value="43.0716025070934">
            <text:p>43.0716025071</text:p>
          </table:table-cell>
          <table:table-cell office:value-type="float" office:value="45.7201862769344">
            <text:p>45.7201862769</text:p>
          </table:table-cell>
          <table:table-cell office:value-type="float" office:value="74.6174526044496">
            <text:p>74.6174526044</text:p>
          </table:table-cell>
          <table:table-cell office:value-type="float" office:value="74.577376302225">
            <text:p>74.5773763022</text:p>
          </table:table-cell>
          <table:table-cell office:value-type="float" office:value="74.5373000000004">
            <text:p>74.5373</text:p>
          </table:table-cell>
          <table:table-cell office:value-type="float" office:value="74.4972236977757">
            <text:p>74.4972236978</text:p>
          </table:table-cell>
          <table:table-cell office:value-type="float" office:value="74.4571473955511">
            <text:p>74.4571473956</text:p>
          </table:table-cell>
          <table:table-cell office:value-type="float" office:value="0.0449999999999875">
            <text:p>0.045</text:p>
          </table:table-cell>
          <table:table-cell office:value-type="float" office:value="0.0600000000000023">
            <text:p>0.06</text:p>
          </table:table-cell>
          <table:table-cell office:value-type="string">
            <text:p>2020.01.24 23:30</text:p>
          </table:table-cell>
          <table:table-cell office:value-type="string">
            <text:p>2020.01.25 06:30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float" office:value="74.534">
            <text:p>74.534</text:p>
          </table:table-cell>
          <table:table-cell office:value-type="float" office:value="74.544">
            <text:p>74.544</text:p>
          </table:table-cell>
          <table:table-cell office:value-type="float" office:value="74.521">
            <text:p>74.521</text:p>
          </table:table-cell>
          <table:table-cell office:value-type="float" office:value="74.525">
            <text:p>74.525</text:p>
          </table:table-cell>
          <table:table-cell office:value-type="float" office:value="39.1899391341068">
            <text:p>39.1899391341</text:p>
          </table:table-cell>
          <table:table-cell office:value-type="float" office:value="41.1619538942676">
            <text:p>41.1619538943</text:p>
          </table:table-cell>
          <table:table-cell office:value-type="float" office:value="74.6225907308307">
            <text:p>74.6225907308</text:p>
          </table:table-cell>
          <table:table-cell office:value-type="float" office:value="74.5807203654155">
            <text:p>74.5807203654</text:p>
          </table:table-cell>
          <table:table-cell office:value-type="float" office:value="74.5388500000004">
            <text:p>74.53885</text:p>
          </table:table-cell>
          <table:table-cell office:value-type="float" office:value="74.4969796345852">
            <text:p>74.4969796346</text:p>
          </table:table-cell>
          <table:table-cell office:value-type="float" office:value="74.45510926917">
            <text:p>74.4551092692</text:p>
          </table:table-cell>
          <table:table-cell office:value-type="float" office:value="-0.00900000000000034">
            <text:p>-0.009</text:p>
          </table:table-cell>
          <table:table-cell office:value-type="float" office:value="0.0229999999999961">
            <text:p>0.023</text:p>
          </table:table-cell>
          <table:table-cell office:value-type="string">
            <text:p>2020.01.24 23:15</text:p>
          </table:table-cell>
          <table:table-cell office:value-type="string">
            <text:p>2020.01.25 06:15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float" office:value="74.552">
            <text:p>74.552</text:p>
          </table:table-cell>
          <table:table-cell office:value-type="float" office:value="74.579">
            <text:p>74.579</text:p>
          </table:table-cell>
          <table:table-cell office:value-type="float" office:value="74.534">
            <text:p>74.534</text:p>
          </table:table-cell>
          <table:table-cell office:value-type="float" office:value="74.535">
            <text:p>74.535</text:p>
          </table:table-cell>
          <table:table-cell office:value-type="float" office:value="39.7623020966577">
            <text:p>39.7623020967</text:p>
          </table:table-cell>
          <table:table-cell office:value-type="float" office:value="39.1719928984783">
            <text:p>39.1719928985</text:p>
          </table:table-cell>
          <table:table-cell office:value-type="float" office:value="74.6445100526">
            <text:p>74.6445100526</text:p>
          </table:table-cell>
          <table:table-cell office:value-type="float" office:value="74.5950800263002">
            <text:p>74.5950800263</text:p>
          </table:table-cell>
          <table:table-cell office:value-type="float" office:value="74.5456500000004">
            <text:p>74.54565</text:p>
          </table:table-cell>
          <table:table-cell office:value-type="float" office:value="74.4962199737005">
            <text:p>74.4962199737</text:p>
          </table:table-cell>
          <table:table-cell office:value-type="float" office:value="74.4467899474007">
            <text:p>74.4467899474</text:p>
          </table:table-cell>
          <table:table-cell office:value-type="float" office:value="-0.0170000000000101">
            <text:p>-0.017</text:p>
          </table:table-cell>
          <table:table-cell office:value-type="float" office:value="0.0449999999999875">
            <text:p>0.045</text:p>
          </table:table-cell>
          <table:table-cell office:value-type="string">
            <text:p>2020.01.24 23:00</text:p>
          </table:table-cell>
          <table:table-cell office:value-type="string">
            <text:p>2020.01.25 06:00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float" office:value="74.528">
            <text:p>74.528</text:p>
          </table:table-cell>
          <table:table-cell office:value-type="float" office:value="74.567">
            <text:p>74.567</text:p>
          </table:table-cell>
          <table:table-cell office:value-type="float" office:value="74.516">
            <text:p>74.516</text:p>
          </table:table-cell>
          <table:table-cell office:value-type="float" office:value="74.552">
            <text:p>74.552</text:p>
          </table:table-cell>
          <table:table-cell office:value-type="float" office:value="40.7228241702534">
            <text:p>40.7228241703</text:p>
          </table:table-cell>
          <table:table-cell office:value-type="float" office:value="40.7685838986495">
            <text:p>40.7685838986</text:p>
          </table:table-cell>
          <table:table-cell office:value-type="float" office:value="74.6838566177633">
            <text:p>74.6838566178</text:p>
          </table:table-cell>
          <table:table-cell office:value-type="float" office:value="74.6197283088818">
            <text:p>74.6197283089</text:p>
          </table:table-cell>
          <table:table-cell office:value-type="float" office:value="74.5556000000004">
            <text:p>74.5556</text:p>
          </table:table-cell>
          <table:table-cell office:value-type="float" office:value="74.4914716911189">
            <text:p>74.4914716911</text:p>
          </table:table-cell>
          <table:table-cell office:value-type="float" office:value="74.4273433822374">
            <text:p>74.4273433822</text:p>
          </table:table-cell>
          <table:table-cell office:value-type="float" office:value="0.0240000000000009">
            <text:p>0.024</text:p>
          </table:table-cell>
          <table:table-cell office:value-type="float" office:value="0.0509999999999877">
            <text:p>0.051</text:p>
          </table:table-cell>
          <table:table-cell office:value-type="string">
            <text:p>2020.01.24 22:45</text:p>
          </table:table-cell>
          <table:table-cell office:value-type="string">
            <text:p>2020.01.25 05:45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float" office:value="74.593">
            <text:p>74.593</text:p>
          </table:table-cell>
          <table:table-cell office:value-type="float" office:value="74.594">
            <text:p>74.594</text:p>
          </table:table-cell>
          <table:table-cell office:value-type="float" office:value="74.504">
            <text:p>74.504</text:p>
          </table:table-cell>
          <table:table-cell office:value-type="float" office:value="74.528">
            <text:p>74.528</text:p>
          </table:table-cell>
          <table:table-cell office:value-type="float" office:value="38.7380430479563">
            <text:p>38.738043048</text:p>
          </table:table-cell>
          <table:table-cell office:value-type="float" office:value="42.7088053404261">
            <text:p>42.7088053404</text:p>
          </table:table-cell>
          <table:table-cell office:value-type="float" office:value="74.7090560177575">
            <text:p>74.7090560178</text:p>
          </table:table-cell>
          <table:table-cell office:value-type="float" office:value="74.6363530088789">
            <text:p>74.6363530089</text:p>
          </table:table-cell>
          <table:table-cell office:value-type="float" office:value="74.5636500000004">
            <text:p>74.56365</text:p>
          </table:table-cell>
          <table:table-cell office:value-type="float" office:value="74.4909469911218">
            <text:p>74.4909469911</text:p>
          </table:table-cell>
          <table:table-cell office:value-type="float" office:value="74.4182439822432">
            <text:p>74.4182439822</text:p>
          </table:table-cell>
          <table:table-cell office:value-type="float" office:value="-0.0649999999999977">
            <text:p>-0.065</text:p>
          </table:table-cell>
          <table:table-cell office:value-type="float" office:value="0.0899999999999892">
            <text:p>0.09</text:p>
          </table:table-cell>
          <table:table-cell office:value-type="string">
            <text:p>2020.01.24 22:30</text:p>
          </table:table-cell>
          <table:table-cell office:value-type="string">
            <text:p>2020.01.25 05:30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float" office:value="74.556">
            <text:p>74.556</text:p>
          </table:table-cell>
          <table:table-cell office:value-type="float" office:value="74.625">
            <text:p>74.625</text:p>
          </table:table-cell>
          <table:table-cell office:value-type="float" office:value="74.556">
            <text:p>74.556</text:p>
          </table:table-cell>
          <table:table-cell office:value-type="float" office:value="74.592">
            <text:p>74.592</text:p>
          </table:table-cell>
          <table:table-cell office:value-type="float" office:value="42.3285054969968">
            <text:p>42.328505497</text:p>
          </table:table-cell>
          <table:table-cell office:value-type="float" office:value="41.4505661632132">
            <text:p>41.4505661632</text:p>
          </table:table-cell>
          <table:table-cell office:value-type="float" office:value="74.7131061403724">
            <text:p>74.7131061404</text:p>
          </table:table-cell>
          <table:table-cell office:value-type="float" office:value="74.6403280701864">
            <text:p>74.6403280702</text:p>
          </table:table-cell>
          <table:table-cell office:value-type="float" office:value="74.5675500000004">
            <text:p>74.56755</text:p>
          </table:table-cell>
          <table:table-cell office:value-type="float" office:value="74.4947719298144">
            <text:p>74.4947719298</text:p>
          </table:table-cell>
          <table:table-cell office:value-type="float" office:value="74.4219938596283">
            <text:p>74.4219938596</text:p>
          </table:table-cell>
          <table:table-cell office:value-type="float" office:value="0.0360000000000014">
            <text:p>0.036</text:p>
          </table:table-cell>
          <table:table-cell office:value-type="float" office:value="0.0690000000000026">
            <text:p>0.069</text:p>
          </table:table-cell>
          <table:table-cell office:value-type="string">
            <text:p>2020.01.24 22:15</text:p>
          </table:table-cell>
          <table:table-cell office:value-type="string">
            <text:p>2020.01.25 05:15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float" office:value="74.542">
            <text:p>74.542</text:p>
          </table:table-cell>
          <table:table-cell office:value-type="float" office:value="74.588">
            <text:p>74.588</text:p>
          </table:table-cell>
          <table:table-cell office:value-type="float" office:value="74.537">
            <text:p>74.537</text:p>
          </table:table-cell>
          <table:table-cell office:value-type="float" office:value="74.557">
            <text:p>74.557</text:p>
          </table:table-cell>
          <table:table-cell office:value-type="float" office:value="39.4109542031453">
            <text:p>39.4109542031</text:p>
          </table:table-cell>
          <table:table-cell office:value-type="float" office:value="36.2008096763065">
            <text:p>36.2008096763</text:p>
          </table:table-cell>
          <table:table-cell office:value-type="float" office:value="74.7139109317361">
            <text:p>74.7139109317</text:p>
          </table:table-cell>
          <table:table-cell office:value-type="float" office:value="74.6409554658682">
            <text:p>74.6409554659</text:p>
          </table:table-cell>
          <table:table-cell office:value-type="float" office:value="74.5680000000003">
            <text:p>74.568</text:p>
          </table:table-cell>
          <table:table-cell office:value-type="float" office:value="74.4950445341325">
            <text:p>74.4950445341</text:p>
          </table:table-cell>
          <table:table-cell office:value-type="float" office:value="74.4220890682646">
            <text:p>74.4220890683</text:p>
          </table:table-cell>
          <table:table-cell office:value-type="float" office:value="0.0150000000000006">
            <text:p>0.015</text:p>
          </table:table-cell>
          <table:table-cell office:value-type="float" office:value="0.0509999999999877">
            <text:p>0.051</text:p>
          </table:table-cell>
          <table:table-cell office:value-type="string">
            <text:p>2020.01.24 22:00</text:p>
          </table:table-cell>
          <table:table-cell office:value-type="string">
            <text:p>2020.01.25 05:00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float" office:value="74.466">
            <text:p>74.466</text:p>
          </table:table-cell>
          <table:table-cell office:value-type="float" office:value="74.55">
            <text:p>74.55</text:p>
          </table:table-cell>
          <table:table-cell office:value-type="float" office:value="74.443">
            <text:p>74.443</text:p>
          </table:table-cell>
          <table:table-cell office:value-type="float" office:value="74.542">
            <text:p>74.542</text:p>
          </table:table-cell>
          <table:table-cell office:value-type="float" office:value="38.1367565515957">
            <text:p>38.1367565516</text:p>
          </table:table-cell>
          <table:table-cell office:value-type="float" office:value="30.6847166966098">
            <text:p>30.6847166966</text:p>
          </table:table-cell>
          <table:table-cell office:value-type="float" office:value="74.744574053454">
            <text:p>74.7445740535</text:p>
          </table:table-cell>
          <table:table-cell office:value-type="float" office:value="74.6612120267271">
            <text:p>74.6612120267</text:p>
          </table:table-cell>
          <table:table-cell office:value-type="float" office:value="74.5778500000003">
            <text:p>74.57785</text:p>
          </table:table-cell>
          <table:table-cell office:value-type="float" office:value="74.4944879732735">
            <text:p>74.4944879733</text:p>
          </table:table-cell>
          <table:table-cell office:value-type="float" office:value="74.4111259465467">
            <text:p>74.4111259465</text:p>
          </table:table-cell>
          <table:table-cell office:value-type="float" office:value="0.0760000000000076">
            <text:p>0.076</text:p>
          </table:table-cell>
          <table:table-cell office:value-type="float" office:value="0.106999999999999">
            <text:p>0.107</text:p>
          </table:table-cell>
          <table:table-cell office:value-type="string">
            <text:p>2020.01.24 21:45</text:p>
          </table:table-cell>
          <table:table-cell office:value-type="string">
            <text:p>2020.01.25 04:45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float" office:value="74.436">
            <text:p>74.436</text:p>
          </table:table-cell>
          <table:table-cell office:value-type="float" office:value="74.495">
            <text:p>74.495</text:p>
          </table:table-cell>
          <table:table-cell office:value-type="float" office:value="74.436">
            <text:p>74.436</text:p>
          </table:table-cell>
          <table:table-cell office:value-type="float" office:value="74.467">
            <text:p>74.467</text:p>
          </table:table-cell>
          <table:table-cell office:value-type="float" office:value="31.2712121284564">
            <text:p>31.2712121285</text:p>
          </table:table-cell>
          <table:table-cell office:value-type="float" office:value="25.5077077196154">
            <text:p>25.5077077196</text:p>
          </table:table-cell>
          <table:table-cell office:value-type="float" office:value="74.8092975414485">
            <text:p>74.8092975414</text:p>
          </table:table-cell>
          <table:table-cell office:value-type="float" office:value="74.7022737707244">
            <text:p>74.7022737707</text:p>
          </table:table-cell>
          <table:table-cell office:value-type="float" office:value="74.5952500000004">
            <text:p>74.59525</text:p>
          </table:table-cell>
          <table:table-cell office:value-type="float" office:value="74.4882262292763">
            <text:p>74.4882262293</text:p>
          </table:table-cell>
          <table:table-cell office:value-type="float" office:value="74.3812024585522">
            <text:p>74.3812024586</text:p>
          </table:table-cell>
          <table:table-cell office:value-type="float" office:value="0.0309999999999917">
            <text:p>0.031</text:p>
          </table:table-cell>
          <table:table-cell office:value-type="float" office:value="0.0589999999999975">
            <text:p>0.059</text:p>
          </table:table-cell>
          <table:table-cell office:value-type="string">
            <text:p>2020.01.24 21:30</text:p>
          </table:table-cell>
          <table:table-cell office:value-type="string">
            <text:p>2020.01.25 04:30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2" office:value-type="float" office:value="74.503">
            <text:p>74.503</text:p>
          </table:table-cell>
          <table:table-cell office:value-type="float" office:value="74.424">
            <text:p>74.424</text:p>
          </table:table-cell>
          <table:table-cell office:value-type="float" office:value="74.436">
            <text:p>74.436</text:p>
          </table:table-cell>
          <table:table-cell office:value-type="float" office:value="28.1396905071728">
            <text:p>28.1396905072</text:p>
          </table:table-cell>
          <table:table-cell office:value-type="float" office:value="21.0991441769166">
            <text:p>21.0991441769</text:p>
          </table:table-cell>
          <table:table-cell office:value-type="float" office:value="74.8645664028577">
            <text:p>74.8645664029</text:p>
          </table:table-cell>
          <table:table-cell office:value-type="float" office:value="74.741108201429">
            <text:p>74.7411082014</text:p>
          </table:table-cell>
          <table:table-cell office:value-type="float" office:value="74.6176500000003">
            <text:p>74.61765</text:p>
          </table:table-cell>
          <table:table-cell office:value-type="float" office:value="74.4941917985717">
            <text:p>74.4941917986</text:p>
          </table:table-cell>
          <table:table-cell office:value-type="float" office:value="74.370733597143">
            <text:p>74.3707335971</text:p>
          </table:table-cell>
          <table:table-cell office:value-type="float" office:value="-0.0669999999999931">
            <text:p>-0.067</text:p>
          </table:table-cell>
          <table:table-cell office:value-type="float" office:value="0.0789999999999935">
            <text:p>0.079</text:p>
          </table:table-cell>
          <table:table-cell office:value-type="string">
            <text:p>2020.01.24 21:15</text:p>
          </table:table-cell>
          <table:table-cell office:value-type="string">
            <text:p>2020.01.25 04:15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float" office:value="74.512">
            <text:p>74.512</text:p>
          </table:table-cell>
          <table:table-cell office:value-type="float" office:value="74.516">
            <text:p>74.516</text:p>
          </table:table-cell>
          <table:table-cell office:value-type="float" office:value="74.487">
            <text:p>74.487</text:p>
          </table:table-cell>
          <table:table-cell office:value-type="float" office:value="74.502">
            <text:p>74.502</text:p>
          </table:table-cell>
          <table:table-cell office:value-type="float" office:value="30.9961663819369">
            <text:p>30.9961663819</text:p>
          </table:table-cell>
          <table:table-cell office:value-type="float" office:value="24.683260244178">
            <text:p>24.6832602442</text:p>
          </table:table-cell>
          <table:table-cell office:value-type="float" office:value="74.9183894104355">
            <text:p>74.9183894104</text:p>
          </table:table-cell>
          <table:table-cell office:value-type="float" office:value="74.7811697052179">
            <text:p>74.7811697052</text:p>
          </table:table-cell>
          <table:table-cell office:value-type="float" office:value="74.6439500000003">
            <text:p>74.64395</text:p>
          </table:table-cell>
          <table:table-cell office:value-type="float" office:value="74.5067302947828">
            <text:p>74.5067302948</text:p>
          </table:table-cell>
          <table:table-cell office:value-type="float" office:value="74.3695105895652">
            <text:p>74.3695105896</text:p>
          </table:table-cell>
          <table:table-cell office:value-type="float" office:value="-0.0100000000000051">
            <text:p>-0.01</text:p>
          </table:table-cell>
          <table:table-cell office:value-type="float" office:value="0.0290000000000106">
            <text:p>0.029</text:p>
          </table:table-cell>
          <table:table-cell office:value-type="string">
            <text:p>2020.01.24 21:00</text:p>
          </table:table-cell>
          <table:table-cell office:value-type="string">
            <text:p>2020.01.25 04:00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float" office:value="74.496">
            <text:p>74.496</text:p>
          </table:table-cell>
          <table:table-cell office:value-type="float" office:value="74.525">
            <text:p>74.525</text:p>
          </table:table-cell>
          <table:table-cell office:value-type="float" office:value="74.483">
            <text:p>74.483</text:p>
          </table:table-cell>
          <table:table-cell office:value-type="float" office:value="74.512">
            <text:p>74.512</text:p>
          </table:table-cell>
          <table:table-cell office:value-type="float" office:value="31.455778372135">
            <text:p>31.4557783721</text:p>
          </table:table-cell>
          <table:table-cell office:value-type="float" office:value="28.3367883469132">
            <text:p>28.3367883469</text:p>
          </table:table-cell>
          <table:table-cell office:value-type="float" office:value="74.9702292313918">
            <text:p>74.9702292314</text:p>
          </table:table-cell>
          <table:table-cell office:value-type="float" office:value="74.819014615696">
            <text:p>74.8190146157</text:p>
          </table:table-cell>
          <table:table-cell office:value-type="float" office:value="74.6678000000003">
            <text:p>74.6678</text:p>
          </table:table-cell>
          <table:table-cell office:value-type="float" office:value="74.5165853843046">
            <text:p>74.5165853843</text:p>
          </table:table-cell>
          <table:table-cell office:value-type="float" office:value="74.3653707686089">
            <text:p>74.3653707686</text:p>
          </table:table-cell>
          <table:table-cell office:value-type="float" office:value="0.0160000000000053">
            <text:p>0.016</text:p>
          </table:table-cell>
          <table:table-cell office:value-type="float" office:value="0.0420000000000016">
            <text:p>0.042</text:p>
          </table:table-cell>
          <table:table-cell office:value-type="string">
            <text:p>2020.01.24 20:45</text:p>
          </table:table-cell>
          <table:table-cell office:value-type="string">
            <text:p>2020.01.25 03:45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office:value-type="float" office:value="74.533">
            <text:p>74.533</text:p>
          </table:table-cell>
          <table:table-cell office:value-type="float" office:value="74.534">
            <text:p>74.534</text:p>
          </table:table-cell>
          <table:table-cell office:value-type="float" office:value="74.479">
            <text:p>74.479</text:p>
          </table:table-cell>
          <table:table-cell office:value-type="float" office:value="74.497">
            <text:p>74.497</text:p>
          </table:table-cell>
          <table:table-cell office:value-type="float" office:value="29.976179355969">
            <text:p>29.976179356</text:p>
          </table:table-cell>
          <table:table-cell office:value-type="float" office:value="28.2088291872664">
            <text:p>28.2088291873</text:p>
          </table:table-cell>
          <table:table-cell office:value-type="float" office:value="75.0110630303221">
            <text:p>75.0110630303</text:p>
          </table:table-cell>
          <table:table-cell office:value-type="float" office:value="74.8508565151613">
            <text:p>74.8508565152</text:p>
          </table:table-cell>
          <table:table-cell office:value-type="float" office:value="74.6906500000003">
            <text:p>74.69065</text:p>
          </table:table-cell>
          <table:table-cell office:value-type="float" office:value="74.5304434848394">
            <text:p>74.5304434848</text:p>
          </table:table-cell>
          <table:table-cell office:value-type="float" office:value="74.3702369696785">
            <text:p>74.3702369697</text:p>
          </table:table-cell>
          <table:table-cell office:value-type="float" office:value="-0.0360000000000014">
            <text:p>-0.036</text:p>
          </table:table-cell>
          <table:table-cell office:value-type="float" office:value="0.0550000000000068">
            <text:p>0.055</text:p>
          </table:table-cell>
          <table:table-cell office:value-type="string">
            <text:p>2020.01.24 20:30</text:p>
          </table:table-cell>
          <table:table-cell office:value-type="string">
            <text:p>2020.01.25 03:30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office:value-type="float" office:value="74.54">
            <text:p>74.54</text:p>
          </table:table-cell>
          <table:table-cell office:value-type="float" office:value="74.558">
            <text:p>74.558</text:p>
          </table:table-cell>
          <table:table-cell office:value-type="float" office:value="74.527">
            <text:p>74.527</text:p>
          </table:table-cell>
          <table:table-cell office:value-type="float" office:value="74.532">
            <text:p>74.532</text:p>
          </table:table-cell>
          <table:table-cell office:value-type="float" office:value="31.4825923799315">
            <text:p>31.4825923799</text:p>
          </table:table-cell>
          <table:table-cell office:value-type="float" office:value="28.3246988952849">
            <text:p>28.3246988953</text:p>
          </table:table-cell>
          <table:table-cell office:value-type="float" office:value="75.0363169029245">
            <text:p>75.0363169029</text:p>
          </table:table-cell>
          <table:table-cell office:value-type="float" office:value="74.8743584514624">
            <text:p>74.8743584515</text:p>
          </table:table-cell>
          <table:table-cell office:value-type="float" office:value="74.7124000000003">
            <text:p>74.7124</text:p>
          </table:table-cell>
          <table:table-cell office:value-type="float" office:value="74.5504415485383">
            <text:p>74.5504415485</text:p>
          </table:table-cell>
          <table:table-cell office:value-type="float" office:value="74.3884830970761">
            <text:p>74.3884830971</text:p>
          </table:table-cell>
          <table:table-cell office:value-type="float" office:value="-0.00800000000000978">
            <text:p>-0.008</text:p>
          </table:table-cell>
          <table:table-cell office:value-type="float" office:value="0.0310000000000059">
            <text:p>0.031</text:p>
          </table:table-cell>
          <table:table-cell office:value-type="string">
            <text:p>2020.01.24 20:15</text:p>
          </table:table-cell>
          <table:table-cell office:value-type="string">
            <text:p>2020.01.25 03:15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office:value-type="float" office:value="74.589">
            <text:p>74.589</text:p>
          </table:table-cell>
          <table:table-cell office:value-type="float" office:value="74.593">
            <text:p>74.593</text:p>
          </table:table-cell>
          <table:table-cell office:value-type="float" office:value="74.528">
            <text:p>74.528</text:p>
          </table:table-cell>
          <table:table-cell office:value-type="float" office:value="74.539">
            <text:p>74.539</text:p>
          </table:table-cell>
          <table:table-cell office:value-type="float" office:value="31.7860922599735">
            <text:p>31.78609226</text:p>
          </table:table-cell>
          <table:table-cell office:value-type="float" office:value="31.8821008099338">
            <text:p>31.8821008099</text:p>
          </table:table-cell>
          <table:table-cell office:value-type="float" office:value="75.0695574456915">
            <text:p>75.0695574457</text:p>
          </table:table-cell>
          <table:table-cell office:value-type="float" office:value="74.9024287228459">
            <text:p>74.9024287228</text:p>
          </table:table-cell>
          <table:table-cell office:value-type="float" office:value="74.7353000000004">
            <text:p>74.7353</text:p>
          </table:table-cell>
          <table:table-cell office:value-type="float" office:value="74.5681712771548">
            <text:p>74.5681712772</text:p>
          </table:table-cell>
          <table:table-cell office:value-type="float" office:value="74.4010425543092">
            <text:p>74.4010425543</text:p>
          </table:table-cell>
          <table:table-cell office:value-type="float" office:value="-0.0499999999999972">
            <text:p>-0.05</text:p>
          </table:table-cell>
          <table:table-cell office:value-type="float" office:value="0.0649999999999977">
            <text:p>0.065</text:p>
          </table:table-cell>
          <table:table-cell office:value-type="string">
            <text:p>2020.01.24 20:00</text:p>
          </table:table-cell>
          <table:table-cell office:value-type="string">
            <text:p>2020.01.25 03:00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office:value-type="float" office:value="74.586">
            <text:p>74.586</text:p>
          </table:table-cell>
          <table:table-cell office:value-type="float" office:value="74.596">
            <text:p>74.596</text:p>
          </table:table-cell>
          <table:table-cell office:value-type="float" office:value="74.566">
            <text:p>74.566</text:p>
          </table:table-cell>
          <table:table-cell office:value-type="float" office:value="74.592">
            <text:p>74.592</text:p>
          </table:table-cell>
          <table:table-cell office:value-type="float" office:value="34.1543882708361">
            <text:p>34.1543882708</text:p>
          </table:table-cell>
          <table:table-cell office:value-type="float" office:value="31.9881274916079">
            <text:p>31.9881274916</text:p>
          </table:table-cell>
          <table:table-cell office:value-type="float" office:value="75.0956138861393">
            <text:p>75.0956138861</text:p>
          </table:table-cell>
          <table:table-cell office:value-type="float" office:value="74.9265569430698">
            <text:p>74.9265569431</text:p>
          </table:table-cell>
          <table:table-cell office:value-type="float" office:value="74.7575000000004">
            <text:p>74.7575</text:p>
          </table:table-cell>
          <table:table-cell office:value-type="float" office:value="74.5884430569309">
            <text:p>74.5884430569</text:p>
          </table:table-cell>
          <table:table-cell office:value-type="float" office:value="74.4193861138614">
            <text:p>74.4193861139</text:p>
          </table:table-cell>
          <table:table-cell office:value-type="float" office:value="0.00600000000000023">
            <text:p>0.006</text:p>
          </table:table-cell>
          <table:table-cell office:value-type="float" office:value="0.0300000000000011">
            <text:p>0.03</text:p>
          </table:table-cell>
          <table:table-cell office:value-type="string">
            <text:p>2020.01.24 19:45</text:p>
          </table:table-cell>
          <table:table-cell office:value-type="string">
            <text:p>2020.01.25 02:45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office:value-type="float" office:value="74.557">
            <text:p>74.557</text:p>
          </table:table-cell>
          <table:table-cell office:value-type="float" office:value="74.611">
            <text:p>74.611</text:p>
          </table:table-cell>
          <table:table-cell office:value-type="float" office:value="74.542">
            <text:p>74.542</text:p>
          </table:table-cell>
          <table:table-cell office:value-type="float" office:value="74.588">
            <text:p>74.588</text:p>
          </table:table-cell>
          <table:table-cell office:value-type="float" office:value="33.8007496875467">
            <text:p>33.8007496875</text:p>
          </table:table-cell>
          <table:table-cell office:value-type="float" office:value="28.9971554267163">
            <text:p>28.9971554267</text:p>
          </table:table-cell>
          <table:table-cell office:value-type="float" office:value="75.1218884493345">
            <text:p>75.1218884493</text:p>
          </table:table-cell>
          <table:table-cell office:value-type="float" office:value="74.9497692246674">
            <text:p>74.9497692247</text:p>
          </table:table-cell>
          <table:table-cell office:value-type="float" office:value="74.7776500000004">
            <text:p>74.77765</text:p>
          </table:table-cell>
          <table:table-cell office:value-type="float" office:value="74.6055307753333">
            <text:p>74.6055307753</text:p>
          </table:table-cell>
          <table:table-cell office:value-type="float" office:value="74.4334115506662">
            <text:p>74.4334115507</text:p>
          </table:table-cell>
          <table:table-cell office:value-type="float" office:value="0.0309999999999917">
            <text:p>0.031</text:p>
          </table:table-cell>
          <table:table-cell office:value-type="float" office:value="0.0690000000000026">
            <text:p>0.069</text:p>
          </table:table-cell>
          <table:table-cell office:value-type="string">
            <text:p>2020.01.24 19:30</text:p>
          </table:table-cell>
          <table:table-cell office:value-type="string">
            <text:p>2020.01.25 02:30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float" office:value="74.538">
            <text:p>74.538</text:p>
          </table:table-cell>
          <table:table-cell office:value-type="float" office:value="74.571">
            <text:p>74.571</text:p>
          </table:table-cell>
          <table:table-cell office:value-type="float" office:value="74.479">
            <text:p>74.479</text:p>
          </table:table-cell>
          <table:table-cell office:value-type="float" office:value="74.555">
            <text:p>74.555</text:p>
          </table:table-cell>
          <table:table-cell office:value-type="float" office:value="30.8917739131404">
            <text:p>30.8917739131</text:p>
          </table:table-cell>
          <table:table-cell office:value-type="float" office:value="25.9341651721776">
            <text:p>25.9341651722</text:p>
          </table:table-cell>
          <table:table-cell office:value-type="float" office:value="75.1456262747728">
            <text:p>75.1456262748</text:p>
          </table:table-cell>
          <table:table-cell office:value-type="float" office:value="74.9721881373866">
            <text:p>74.9721881374</text:p>
          </table:table-cell>
          <table:table-cell office:value-type="float" office:value="74.7987500000004">
            <text:p>74.79875</text:p>
          </table:table-cell>
          <table:table-cell office:value-type="float" office:value="74.6253118626141">
            <text:p>74.6253118626</text:p>
          </table:table-cell>
          <table:table-cell office:value-type="float" office:value="74.4518737252279">
            <text:p>74.4518737252</text:p>
          </table:table-cell>
          <table:table-cell office:value-type="float" office:value="0.0170000000000101">
            <text:p>0.017</text:p>
          </table:table-cell>
          <table:table-cell office:value-type="float" office:value="0.0919999999999988">
            <text:p>0.092</text:p>
          </table:table-cell>
          <table:table-cell office:value-type="string">
            <text:p>2020.01.24 19:15</text:p>
          </table:table-cell>
          <table:table-cell office:value-type="string">
            <text:p>2020.01.25 02:15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table:number-columns-repeated="2" office:value-type="float" office:value="74.585">
            <text:p>74.585</text:p>
          </table:table-cell>
          <table:table-cell office:value-type="float" office:value="74.525">
            <text:p>74.525</text:p>
          </table:table-cell>
          <table:table-cell office:value-type="float" office:value="74.537">
            <text:p>74.537</text:p>
          </table:table-cell>
          <table:table-cell office:value-type="float" office:value="29.2814905643614">
            <text:p>29.2814905644</text:p>
          </table:table-cell>
          <table:table-cell office:value-type="float" office:value="26.9748389193131">
            <text:p>26.9748389193</text:p>
          </table:table-cell>
          <table:table-cell office:value-type="float" office:value="75.1620273357628">
            <text:p>75.1620273358</text:p>
          </table:table-cell>
          <table:table-cell office:value-type="float" office:value="74.9919136678816">
            <text:p>74.9919136679</text:p>
          </table:table-cell>
          <table:table-cell office:value-type="float" office:value="74.8218000000004">
            <text:p>74.8218</text:p>
          </table:table-cell>
          <table:table-cell office:value-type="float" office:value="74.6516863321191">
            <text:p>74.6516863321</text:p>
          </table:table-cell>
          <table:table-cell office:value-type="float" office:value="74.4815726642379">
            <text:p>74.4815726642</text:p>
          </table:table-cell>
          <table:table-cell office:value-type="float" office:value="-0.0479999999999876">
            <text:p>-0.048</text:p>
          </table:table-cell>
          <table:table-cell office:value-type="float" office:value="0.0599999999999881">
            <text:p>0.06</text:p>
          </table:table-cell>
          <table:table-cell office:value-type="string">
            <text:p>2020.01.24 19:00</text:p>
          </table:table-cell>
          <table:table-cell office:value-type="string">
            <text:p>2020.01.25 02:00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office:value-type="float" office:value="74.6">
            <text:p>74.6</text:p>
          </table:table-cell>
          <table:table-cell office:value-type="float" office:value="74.632">
            <text:p>74.632</text:p>
          </table:table-cell>
          <table:table-cell office:value-type="float" office:value="74.566">
            <text:p>74.566</text:p>
          </table:table-cell>
          <table:table-cell office:value-type="float" office:value="74.588">
            <text:p>74.588</text:p>
          </table:table-cell>
          <table:table-cell office:value-type="float" office:value="31.2408623321554">
            <text:p>31.2408623322</text:p>
          </table:table-cell>
          <table:table-cell office:value-type="float" office:value="27.8769776372649">
            <text:p>27.8769776373</text:p>
          </table:table-cell>
          <table:table-cell office:value-type="float" office:value="75.1716751374052">
            <text:p>75.1716751374</text:p>
          </table:table-cell>
          <table:table-cell office:value-type="float" office:value="75.0090625687028">
            <text:p>75.0090625687</text:p>
          </table:table-cell>
          <table:table-cell office:value-type="float" office:value="74.8464500000003">
            <text:p>74.84645</text:p>
          </table:table-cell>
          <table:table-cell office:value-type="float" office:value="74.6838374312979">
            <text:p>74.6838374313</text:p>
          </table:table-cell>
          <table:table-cell office:value-type="float" office:value="74.5212248625955">
            <text:p>74.5212248626</text:p>
          </table:table-cell>
          <table:table-cell office:value-type="float" office:value="-0.0120000000000005">
            <text:p>-0.012</text:p>
          </table:table-cell>
          <table:table-cell office:value-type="float" office:value="0.0660000000000025">
            <text:p>0.066</text:p>
          </table:table-cell>
          <table:table-cell office:value-type="string">
            <text:p>2020.01.24 18:45</text:p>
          </table:table-cell>
          <table:table-cell office:value-type="string">
            <text:p>2020.01.25 01:45</text:p>
          </table:table-cell>
        </table:table-row>
        <table:table-row table:style-name="ro1">
          <table:table-cell table:formula="of:=[.A23]+1" office:value-type="float" office:value="22">
            <text:p>22</text:p>
          </table:table-cell>
          <table:table-cell office:value-type="float" office:value="74.661">
            <text:p>74.661</text:p>
          </table:table-cell>
          <table:table-cell office:value-type="float" office:value="74.677">
            <text:p>74.677</text:p>
          </table:table-cell>
          <table:table-cell office:value-type="float" office:value="74.59">
            <text:p>74.59</text:p>
          </table:table-cell>
          <table:table-cell office:value-type="float" office:value="74.601">
            <text:p>74.601</text:p>
          </table:table-cell>
          <table:table-cell office:value-type="float" office:value="31.7554251229904">
            <text:p>31.755425123</text:p>
          </table:table-cell>
          <table:table-cell office:value-type="float" office:value="31.6495846410287">
            <text:p>31.649584641</text:p>
          </table:table-cell>
          <table:table-cell office:value-type="float" office:value="75.1850066665965">
            <text:p>75.1850066666</text:p>
          </table:table-cell>
          <table:table-cell office:value-type="float" office:value="75.0275033332984">
            <text:p>75.0275033333</text:p>
          </table:table-cell>
          <table:table-cell office:value-type="float" office:value="74.8700000000004">
            <text:p>74.87</text:p>
          </table:table-cell>
          <table:table-cell office:value-type="float" office:value="74.7124966667023">
            <text:p>74.7124966667</text:p>
          </table:table-cell>
          <table:table-cell office:value-type="float" office:value="74.5549933334042">
            <text:p>74.5549933334</text:p>
          </table:table-cell>
          <table:table-cell office:value-type="float" office:value="-0.0600000000000023">
            <text:p>-0.06</text:p>
          </table:table-cell>
          <table:table-cell office:value-type="float" office:value="0.0870000000000033">
            <text:p>0.087</text:p>
          </table:table-cell>
          <table:table-cell office:value-type="string">
            <text:p>2020.01.24 18:30</text:p>
          </table:table-cell>
          <table:table-cell office:value-type="string">
            <text:p>2020.01.25 01:30</text:p>
          </table:table-cell>
        </table:table-row>
        <table:table-row table:style-name="ro1">
          <table:table-cell table:formula="of:=[.A24]+1" office:value-type="float" office:value="23">
            <text:p>23</text:p>
          </table:table-cell>
          <table:table-cell office:value-type="float" office:value="74.734">
            <text:p>74.734</text:p>
          </table:table-cell>
          <table:table-cell office:value-type="float" office:value="74.745">
            <text:p>74.745</text:p>
          </table:table-cell>
          <table:table-cell office:value-type="float" office:value="74.62">
            <text:p>74.62</text:p>
          </table:table-cell>
          <table:table-cell office:value-type="float" office:value="74.661">
            <text:p>74.661</text:p>
          </table:table-cell>
          <table:table-cell office:value-type="float" office:value="34.227257218965">
            <text:p>34.227257219</text:p>
          </table:table-cell>
          <table:table-cell office:value-type="float" office:value="32.8208724810189">
            <text:p>32.820872481</text:p>
          </table:table-cell>
          <table:table-cell office:value-type="float" office:value="75.1906850532453">
            <text:p>75.1906850532</text:p>
          </table:table-cell>
          <table:table-cell office:value-type="float" office:value="75.0414925266228">
            <text:p>75.0414925266</text:p>
          </table:table-cell>
          <table:table-cell office:value-type="float" office:value="74.8923000000004">
            <text:p>74.8923</text:p>
          </table:table-cell>
          <table:table-cell office:value-type="float" office:value="74.7431074733779">
            <text:p>74.7431074734</text:p>
          </table:table-cell>
          <table:table-cell office:value-type="float" office:value="74.5939149467554">
            <text:p>74.5939149468</text:p>
          </table:table-cell>
          <table:table-cell office:value-type="float" office:value="-0.0729999999999933">
            <text:p>-0.073</text:p>
          </table:table-cell>
          <table:table-cell office:value-type="float" office:value="0.125">
            <text:p>0.125</text:p>
          </table:table-cell>
          <table:table-cell office:value-type="string">
            <text:p>2020.01.24 18:15</text:p>
          </table:table-cell>
          <table:table-cell office:value-type="string">
            <text:p>2020.01.25 01:15</text:p>
          </table:table-cell>
        </table:table-row>
        <table:table-row table:style-name="ro1">
          <table:table-cell table:formula="of:=[.A25]+1" office:value-type="float" office:value="24">
            <text:p>24</text:p>
          </table:table-cell>
          <table:table-cell office:value-type="float" office:value="74.715">
            <text:p>74.715</text:p>
          </table:table-cell>
          <table:table-cell office:value-type="float" office:value="74.75">
            <text:p>74.75</text:p>
          </table:table-cell>
          <table:table-cell office:value-type="float" office:value="74.699">
            <text:p>74.699</text:p>
          </table:table-cell>
          <table:table-cell office:value-type="float" office:value="74.734">
            <text:p>74.734</text:p>
          </table:table-cell>
          <table:table-cell office:value-type="float" office:value="37.6111180608511">
            <text:p>37.6111180609</text:p>
          </table:table-cell>
          <table:table-cell office:value-type="float" office:value="37.652371659381">
            <text:p>37.6523716594</text:p>
          </table:table-cell>
          <table:table-cell office:value-type="float" office:value="75.1986385378032">
            <text:p>75.1986385378</text:p>
          </table:table-cell>
          <table:table-cell office:value-type="float" office:value="75.0553442689018">
            <text:p>75.0553442689</text:p>
          </table:table-cell>
          <table:table-cell office:value-type="float" office:value="74.9120500000003">
            <text:p>74.91205</text:p>
          </table:table-cell>
          <table:table-cell office:value-type="float" office:value="74.7687557310989">
            <text:p>74.7687557311</text:p>
          </table:table-cell>
          <table:table-cell office:value-type="float" office:value="74.6254614621975">
            <text:p>74.6254614622</text:p>
          </table:table-cell>
          <table:table-cell office:value-type="float" office:value="0.0189999999999913">
            <text:p>0.019</text:p>
          </table:table-cell>
          <table:table-cell office:value-type="float" office:value="0.0510000000000019">
            <text:p>0.051</text:p>
          </table:table-cell>
          <table:table-cell office:value-type="string">
            <text:p>2020.01.24 18:00</text:p>
          </table:table-cell>
          <table:table-cell office:value-type="string">
            <text:p>2020.01.25 01:00</text:p>
          </table:table-cell>
        </table:table-row>
        <table:table-row table:style-name="ro1">
          <table:table-cell table:formula="of:=[.A26]+1" office:value-type="float" office:value="25">
            <text:p>25</text:p>
          </table:table-cell>
          <table:table-cell office:value-type="float" office:value="74.607">
            <text:p>74.607</text:p>
          </table:table-cell>
          <table:table-cell office:value-type="float" office:value="74.727">
            <text:p>74.727</text:p>
          </table:table-cell>
          <table:table-cell office:value-type="float" office:value="74.591">
            <text:p>74.591</text:p>
          </table:table-cell>
          <table:table-cell office:value-type="float" office:value="74.713">
            <text:p>74.713</text:p>
          </table:table-cell>
          <table:table-cell office:value-type="float" office:value="35.8786587879342">
            <text:p>35.8786587879</text:p>
          </table:table-cell>
          <table:table-cell office:value-type="float" office:value="36.509198465854">
            <text:p>36.5091984659</text:p>
          </table:table-cell>
          <table:table-cell office:value-type="float" office:value="75.2067380790089">
            <text:p>75.206738079</text:p>
          </table:table-cell>
          <table:table-cell office:value-type="float" office:value="75.0670190395046">
            <text:p>75.0670190395</text:p>
          </table:table-cell>
          <table:table-cell office:value-type="float" office:value="74.9273000000003">
            <text:p>74.9273</text:p>
          </table:table-cell>
          <table:table-cell office:value-type="float" office:value="74.7875809604961">
            <text:p>74.7875809605</text:p>
          </table:table-cell>
          <table:table-cell office:value-type="float" office:value="74.6478619209918">
            <text:p>74.647861921</text:p>
          </table:table-cell>
          <table:table-cell office:value-type="float" office:value="0.105999999999995">
            <text:p>0.106</text:p>
          </table:table-cell>
          <table:table-cell office:value-type="float" office:value="0.13600000000001">
            <text:p>0.136</text:p>
          </table:table-cell>
          <table:table-cell office:value-type="string">
            <text:p>2020.01.24 17:45</text:p>
          </table:table-cell>
          <table:table-cell office:value-type="string">
            <text:p>2020.01.25 00:45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office:value-type="float" office:value="74.602">
            <text:p>74.602</text:p>
          </table:table-cell>
          <table:table-cell office:value-type="float" office:value="74.638">
            <text:p>74.638</text:p>
          </table:table-cell>
          <table:table-cell office:value-type="float" office:value="74.565">
            <text:p>74.565</text:p>
          </table:table-cell>
          <table:table-cell office:value-type="float" office:value="74.606">
            <text:p>74.606</text:p>
          </table:table-cell>
          <table:table-cell office:value-type="float" office:value="25.9214823524447">
            <text:p>25.9214823524</text:p>
          </table:table-cell>
          <table:table-cell office:value-type="float" office:value="32.227194907075">
            <text:p>32.2271949071</text:p>
          </table:table-cell>
          <table:table-cell office:value-type="float" office:value="75.2040302428813">
            <text:p>75.2040302429</text:p>
          </table:table-cell>
          <table:table-cell office:value-type="float" office:value="75.0726901214408">
            <text:p>75.0726901214</text:p>
          </table:table-cell>
          <table:table-cell office:value-type="float" office:value="74.9413500000003">
            <text:p>74.94135</text:p>
          </table:table-cell>
          <table:table-cell office:value-type="float" office:value="74.8100098785599">
            <text:p>74.8100098786</text:p>
          </table:table-cell>
          <table:table-cell office:value-type="float" office:value="74.6786697571194">
            <text:p>74.6786697571</text:p>
          </table:table-cell>
          <table:table-cell office:value-type="float" office:value="0.00399999999999068">
            <text:p>0.004</text:p>
          </table:table-cell>
          <table:table-cell office:value-type="float" office:value="0.0730000000000075">
            <text:p>0.073</text:p>
          </table:table-cell>
          <table:table-cell office:value-type="string">
            <text:p>2020.01.24 17:30</text:p>
          </table:table-cell>
          <table:table-cell office:value-type="string">
            <text:p>2020.01.25 00:30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2" office:value-type="float" office:value="74.752">
            <text:p>74.752</text:p>
          </table:table-cell>
          <table:table-cell office:value-type="float" office:value="74.587">
            <text:p>74.587</text:p>
          </table:table-cell>
          <table:table-cell office:value-type="float" office:value="74.601">
            <text:p>74.601</text:p>
          </table:table-cell>
          <table:table-cell office:value-type="float" office:value="25.4072730595602">
            <text:p>25.4072730596</text:p>
          </table:table-cell>
          <table:table-cell office:value-type="float" office:value="38.068159568324">
            <text:p>38.0681595683</text:p>
          </table:table-cell>
          <table:table-cell office:value-type="float" office:value="75.1726846003826">
            <text:p>75.1726846004</text:p>
          </table:table-cell>
          <table:table-cell office:value-type="float" office:value="75.0661923001915">
            <text:p>75.0661923002</text:p>
          </table:table-cell>
          <table:table-cell office:value-type="float" office:value="74.9597000000003">
            <text:p>74.9597</text:p>
          </table:table-cell>
          <table:table-cell office:value-type="float" office:value="74.8532076998092">
            <text:p>74.8532076998</text:p>
          </table:table-cell>
          <table:table-cell office:value-type="float" office:value="74.7467153996181">
            <text:p>74.7467153996</text:p>
          </table:table-cell>
          <table:table-cell office:value-type="float" office:value="-0.150999999999996">
            <text:p>-0.151</text:p>
          </table:table-cell>
          <table:table-cell office:value-type="float" office:value="0.164999999999992">
            <text:p>0.165</text:p>
          </table:table-cell>
          <table:table-cell office:value-type="string">
            <text:p>2020.01.24 17:15</text:p>
          </table:table-cell>
          <table:table-cell office:value-type="string">
            <text:p>2020.01.25 00:15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2" office:value-type="float" office:value="74.888">
            <text:p>74.888</text:p>
          </table:table-cell>
          <table:table-cell office:value-type="float" office:value="74.712">
            <text:p>74.712</text:p>
          </table:table-cell>
          <table:table-cell office:value-type="float" office:value="74.754">
            <text:p>74.754</text:p>
          </table:table-cell>
          <table:table-cell office:value-type="float" office:value="31.8301824898236">
            <text:p>31.8301824898</text:p>
          </table:table-cell>
          <table:table-cell office:value-type="float" office:value="44.9194901815174">
            <text:p>44.9194901815</text:p>
          </table:table-cell>
          <table:table-cell office:value-type="float" office:value="75.1129182375368">
            <text:p>75.1129182375</text:p>
          </table:table-cell>
          <table:table-cell office:value-type="float" office:value="75.0450591187686">
            <text:p>75.0450591188</text:p>
          </table:table-cell>
          <table:table-cell office:value-type="float" office:value="74.9772000000003">
            <text:p>74.9772</text:p>
          </table:table-cell>
          <table:table-cell office:value-type="float" office:value="74.9093408812321">
            <text:p>74.9093408812</text:p>
          </table:table-cell>
          <table:table-cell office:value-type="float" office:value="74.8414817624639">
            <text:p>74.8414817625</text:p>
          </table:table-cell>
          <table:table-cell office:value-type="float" office:value="-0.134">
            <text:p>-0.134</text:p>
          </table:table-cell>
          <table:table-cell office:value-type="float" office:value="0.176000000000002">
            <text:p>0.176</text:p>
          </table:table-cell>
          <table:table-cell office:value-type="string">
            <text:p>2020.01.24 17:00</text:p>
          </table:table-cell>
          <table:table-cell office:value-type="string">
            <text:p>2020.01.25 00:00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2" office:value-type="float" office:value="74.913">
            <text:p>74.913</text:p>
          </table:table-cell>
          <table:table-cell office:value-type="float" office:value="74.844">
            <text:p>74.844</text:p>
          </table:table-cell>
          <table:table-cell office:value-type="float" office:value="74.89">
            <text:p>74.89</text:p>
          </table:table-cell>
          <table:table-cell office:value-type="float" office:value="40.4693287528266">
            <text:p>40.4693287528</text:p>
          </table:table-cell>
          <table:table-cell office:value-type="float" office:value="46.2418574889982">
            <text:p>46.241857489</text:p>
          </table:table-cell>
          <table:table-cell office:value-type="float" office:value="75.0803694104056">
            <text:p>75.0803694104</text:p>
          </table:table-cell>
          <table:table-cell office:value-type="float" office:value="75.032709705203">
            <text:p>75.0327097052</text:p>
          </table:table-cell>
          <table:table-cell office:value-type="float" office:value="74.9850500000003">
            <text:p>74.98505</text:p>
          </table:table-cell>
          <table:table-cell office:value-type="float" office:value="74.9373902947977">
            <text:p>74.9373902948</text:p>
          </table:table-cell>
          <table:table-cell office:value-type="float" office:value="74.8897305895951">
            <text:p>74.8897305896</text:p>
          </table:table-cell>
          <table:table-cell office:value-type="float" office:value="-0.0229999999999961">
            <text:p>-0.023</text:p>
          </table:table-cell>
          <table:table-cell office:value-type="float" office:value="0.0690000000000026">
            <text:p>0.069</text:p>
          </table:table-cell>
          <table:table-cell office:value-type="string">
            <text:p>2020.01.24 16:45</text:p>
          </table:table-cell>
          <table:table-cell office:value-type="string">
            <text:p>2020.01.24 23:45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office:value-type="float" office:value="74.963">
            <text:p>74.963</text:p>
          </table:table-cell>
          <table:table-cell office:value-type="float" office:value="74.972">
            <text:p>74.972</text:p>
          </table:table-cell>
          <table:table-cell office:value-type="float" office:value="74.885">
            <text:p>74.885</text:p>
          </table:table-cell>
          <table:table-cell office:value-type="float" office:value="74.915">
            <text:p>74.915</text:p>
          </table:table-cell>
          <table:table-cell office:value-type="float" office:value="42.4829173172138">
            <text:p>42.4829173172</text:p>
          </table:table-cell>
          <table:table-cell office:value-type="float" office:value="46.6690324944719">
            <text:p>46.6690324945</text:p>
          </table:table-cell>
          <table:table-cell office:value-type="float" office:value="75.0765430931204">
            <text:p>75.0765430931</text:p>
          </table:table-cell>
          <table:table-cell office:value-type="float" office:value="75.0315715465604">
            <text:p>75.0315715466</text:p>
          </table:table-cell>
          <table:table-cell office:value-type="float" office:value="74.9866000000003">
            <text:p>74.9866</text:p>
          </table:table-cell>
          <table:table-cell office:value-type="float" office:value="74.9416284534403">
            <text:p>74.9416284534</text:p>
          </table:table-cell>
          <table:table-cell office:value-type="float" office:value="74.8966569068803">
            <text:p>74.8966569069</text:p>
          </table:table-cell>
          <table:table-cell office:value-type="float" office:value="-0.0479999999999876">
            <text:p>-0.048</text:p>
          </table:table-cell>
          <table:table-cell office:value-type="float" office:value="0.0869999999999891">
            <text:p>0.087</text:p>
          </table:table-cell>
          <table:table-cell office:value-type="string">
            <text:p>2020.01.24 16:30</text:p>
          </table:table-cell>
          <table:table-cell office:value-type="string">
            <text:p>2020.01.24 23:30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office:value-type="float" office:value="74.979">
            <text:p>74.979</text:p>
          </table:table-cell>
          <table:table-cell office:value-type="float" office:value="74.993">
            <text:p>74.993</text:p>
          </table:table-cell>
          <table:table-cell table:number-columns-repeated="2" office:value-type="float" office:value="74.962">
            <text:p>74.962</text:p>
          </table:table-cell>
          <table:table-cell office:value-type="float" office:value="46.6263219548429">
            <text:p>46.6263219548</text:p>
          </table:table-cell>
          <table:table-cell office:value-type="float" office:value="47.130086330558">
            <text:p>47.1300863306</text:p>
          </table:table-cell>
          <table:table-cell office:value-type="float" office:value="75.0867801581008">
            <text:p>75.0867801581</text:p>
          </table:table-cell>
          <table:table-cell office:value-type="float" office:value="75.0407650790506">
            <text:p>75.0407650791</text:p>
          </table:table-cell>
          <table:table-cell office:value-type="float" office:value="74.9947500000003">
            <text:p>74.99475</text:p>
          </table:table-cell>
          <table:table-cell office:value-type="float" office:value="74.9487349209501">
            <text:p>74.948734921</text:p>
          </table:table-cell>
          <table:table-cell office:value-type="float" office:value="74.9027198418999">
            <text:p>74.9027198419</text:p>
          </table:table-cell>
          <table:table-cell office:value-type="float" office:value="-0.0169999999999959">
            <text:p>-0.017</text:p>
          </table:table-cell>
          <table:table-cell office:value-type="float" office:value="0.0309999999999917">
            <text:p>0.031</text:p>
          </table:table-cell>
          <table:table-cell office:value-type="string">
            <text:p>2020.01.24 16:15</text:p>
          </table:table-cell>
          <table:table-cell office:value-type="string">
            <text:p>2020.01.24 23:15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office:value-type="float" office:value="74.97">
            <text:p>74.97</text:p>
          </table:table-cell>
          <table:table-cell office:value-type="float" office:value="74.989">
            <text:p>74.989</text:p>
          </table:table-cell>
          <table:table-cell office:value-type="float" office:value="74.947">
            <text:p>74.947</text:p>
          </table:table-cell>
          <table:table-cell office:value-type="float" office:value="74.979">
            <text:p>74.979</text:p>
          </table:table-cell>
          <table:table-cell office:value-type="float" office:value="48.2431095836886">
            <text:p>48.2431095837</text:p>
          </table:table-cell>
          <table:table-cell office:value-type="float" office:value="41.7631389147995">
            <text:p>41.7631389148</text:p>
          </table:table-cell>
          <table:table-cell office:value-type="float" office:value="75.1047852129446">
            <text:p>75.1047852129</text:p>
          </table:table-cell>
          <table:table-cell office:value-type="float" office:value="75.0533926064725">
            <text:p>75.0533926065</text:p>
          </table:table-cell>
          <table:table-cell office:value-type="float" office:value="75.0020000000003">
            <text:p>75.002</text:p>
          </table:table-cell>
          <table:table-cell office:value-type="float" office:value="74.9506073935282">
            <text:p>74.9506073935</text:p>
          </table:table-cell>
          <table:table-cell office:value-type="float" office:value="74.8992147870561">
            <text:p>74.8992147871</text:p>
          </table:table-cell>
          <table:table-cell office:value-type="float" office:value="0.00900000000000034">
            <text:p>0.009</text:p>
          </table:table-cell>
          <table:table-cell office:value-type="float" office:value="0.0420000000000016">
            <text:p>0.042</text:p>
          </table:table-cell>
          <table:table-cell office:value-type="string">
            <text:p>2020.01.24 16:00</text:p>
          </table:table-cell>
          <table:table-cell office:value-type="string">
            <text:p>2020.01.24 23:00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office:value-type="float" office:value="74.932">
            <text:p>74.932</text:p>
          </table:table-cell>
          <table:table-cell office:value-type="float" office:value="74.978">
            <text:p>74.978</text:p>
          </table:table-cell>
          <table:table-cell office:value-type="float" office:value="74.93">
            <text:p>74.93</text:p>
          </table:table-cell>
          <table:table-cell office:value-type="float" office:value="74.969">
            <text:p>74.969</text:p>
          </table:table-cell>
          <table:table-cell office:value-type="float" office:value="47.2203753324043">
            <text:p>47.2203753324</text:p>
          </table:table-cell>
          <table:table-cell office:value-type="float" office:value="35.8744147918071">
            <text:p>35.8744147918</text:p>
          </table:table-cell>
          <table:table-cell office:value-type="float" office:value="75.1247541160448">
            <text:p>75.124754116</text:p>
          </table:table-cell>
          <table:table-cell office:value-type="float" office:value="75.0670520580226">
            <text:p>75.067052058</text:p>
          </table:table-cell>
          <table:table-cell office:value-type="float" office:value="75.0093500000003">
            <text:p>75.00935</text:p>
          </table:table-cell>
          <table:table-cell office:value-type="float" office:value="74.9516479419781">
            <text:p>74.951647942</text:p>
          </table:table-cell>
          <table:table-cell office:value-type="float" office:value="74.8939458839559">
            <text:p>74.893945884</text:p>
          </table:table-cell>
          <table:table-cell office:value-type="float" office:value="0.0369999999999919">
            <text:p>0.037</text:p>
          </table:table-cell>
          <table:table-cell office:value-type="float" office:value="0.0479999999999876">
            <text:p>0.048</text:p>
          </table:table-cell>
          <table:table-cell office:value-type="string">
            <text:p>2020.01.24 15:45</text:p>
          </table:table-cell>
          <table:table-cell office:value-type="string">
            <text:p>2020.01.24 22:45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office:value-type="float" office:value="74.989">
            <text:p>74.989</text:p>
          </table:table-cell>
          <table:table-cell office:value-type="float" office:value="74.997">
            <text:p>74.997</text:p>
          </table:table-cell>
          <table:table-cell office:value-type="float" office:value="74.925">
            <text:p>74.925</text:p>
          </table:table-cell>
          <table:table-cell office:value-type="float" office:value="74.932">
            <text:p>74.932</text:p>
          </table:table-cell>
          <table:table-cell office:value-type="float" office:value="43.2807937467056">
            <text:p>43.2807937467</text:p>
          </table:table-cell>
          <table:table-cell office:value-type="float" office:value="36.6002491045669">
            <text:p>36.6002491046</text:p>
          </table:table-cell>
          <table:table-cell office:value-type="float" office:value="75.1422487990338">
            <text:p>75.142248799</text:p>
          </table:table-cell>
          <table:table-cell office:value-type="float" office:value="75.0797993995171">
            <text:p>75.0797993995</text:p>
          </table:table-cell>
          <table:table-cell office:value-type="float" office:value="75.0173500000003">
            <text:p>75.01735</text:p>
          </table:table-cell>
          <table:table-cell office:value-type="float" office:value="74.9549006004836">
            <text:p>74.9549006005</text:p>
          </table:table-cell>
          <table:table-cell office:value-type="float" office:value="74.8924512009669">
            <text:p>74.892451201</text:p>
          </table:table-cell>
          <table:table-cell office:value-type="float" office:value="-0.0570000000000022">
            <text:p>-0.057</text:p>
          </table:table-cell>
          <table:table-cell office:value-type="float" office:value="0.0720000000000027">
            <text:p>0.072</text:p>
          </table:table-cell>
          <table:table-cell office:value-type="string">
            <text:p>2020.01.24 15:30</text:p>
          </table:table-cell>
          <table:table-cell office:value-type="string">
            <text:p>2020.01.24 22:30</text:p>
          </table:table-cell>
        </table:table-row>
        <table:table-row table:style-name="ro1">
          <table:table-cell table:formula="of:=[.A36]+1" office:value-type="float" office:value="35">
            <text:p>35</text:p>
          </table:table-cell>
          <table:table-cell office:value-type="float" office:value="74.983">
            <text:p>74.983</text:p>
          </table:table-cell>
          <table:table-cell office:value-type="float" office:value="75.01">
            <text:p>75.01</text:p>
          </table:table-cell>
          <table:table-cell office:value-type="float" office:value="74.981">
            <text:p>74.981</text:p>
          </table:table-cell>
          <table:table-cell office:value-type="float" office:value="74.99">
            <text:p>74.99</text:p>
          </table:table-cell>
          <table:table-cell office:value-type="float" office:value="48.6933627198553">
            <text:p>48.6933627199</text:p>
          </table:table-cell>
          <table:table-cell office:value-type="float" office:value="44.6840358027527">
            <text:p>44.6840358028</text:p>
          </table:table-cell>
          <table:table-cell office:value-type="float" office:value="75.1526350626318">
            <text:p>75.1526350626</text:p>
          </table:table-cell>
          <table:table-cell office:value-type="float" office:value="75.0896675313161">
            <text:p>75.0896675313</text:p>
          </table:table-cell>
          <table:table-cell office:value-type="float" office:value="75.0267000000003">
            <text:p>75.0267</text:p>
          </table:table-cell>
          <table:table-cell office:value-type="float" office:value="74.9637324686846">
            <text:p>74.9637324687</text:p>
          </table:table-cell>
          <table:table-cell office:value-type="float" office:value="74.9007649373688">
            <text:p>74.9007649374</text:p>
          </table:table-cell>
          <table:table-cell office:value-type="float" office:value="0.00699999999999079">
            <text:p>0.007</text:p>
          </table:table-cell>
          <table:table-cell office:value-type="float" office:value="0.0290000000000106">
            <text:p>0.029</text:p>
          </table:table-cell>
          <table:table-cell office:value-type="string">
            <text:p>2020.01.24 15:15</text:p>
          </table:table-cell>
          <table:table-cell office:value-type="string">
            <text:p>2020.01.24 22:15</text:p>
          </table:table-cell>
        </table:table-row>
        <table:table-row table:style-name="ro1">
          <table:table-cell table:formula="of:=[.A37]+1" office:value-type="float" office:value="36">
            <text:p>36</text:p>
          </table:table-cell>
          <table:table-cell office:value-type="float" office:value="74.993">
            <text:p>74.993</text:p>
          </table:table-cell>
          <table:table-cell office:value-type="float" office:value="75.007">
            <text:p>75.007</text:p>
          </table:table-cell>
          <table:table-cell office:value-type="float" office:value="74.975">
            <text:p>74.975</text:p>
          </table:table-cell>
          <table:table-cell office:value-type="float" office:value="74.983">
            <text:p>74.983</text:p>
          </table:table-cell>
          <table:table-cell office:value-type="float" office:value="47.9470040025879">
            <text:p>47.9470040026</text:p>
          </table:table-cell>
          <table:table-cell office:value-type="float" office:value="45.4557550972504">
            <text:p>45.4557550973</text:p>
          </table:table-cell>
          <table:table-cell office:value-type="float" office:value="75.1577458053">
            <text:p>75.1577458053</text:p>
          </table:table-cell>
          <table:table-cell office:value-type="float" office:value="75.0944229026502">
            <text:p>75.0944229027</text:p>
          </table:table-cell>
          <table:table-cell office:value-type="float" office:value="75.0311000000003">
            <text:p>75.0311</text:p>
          </table:table-cell>
          <table:table-cell office:value-type="float" office:value="74.9677770973505">
            <text:p>74.9677770974</text:p>
          </table:table-cell>
          <table:table-cell office:value-type="float" office:value="74.9044541947007">
            <text:p>74.9044541947</text:p>
          </table:table-cell>
          <table:table-cell office:value-type="float" office:value="-0.00999999999999091">
            <text:p>-0.01</text:p>
          </table:table-cell>
          <table:table-cell office:value-type="float" office:value="0.0320000000000107">
            <text:p>0.032</text:p>
          </table:table-cell>
          <table:table-cell office:value-type="string">
            <text:p>2020.01.24 15:00</text:p>
          </table:table-cell>
          <table:table-cell office:value-type="string">
            <text:p>2020.01.24 22:00</text:p>
          </table:table-cell>
        </table:table-row>
        <table:table-row table:style-name="ro1">
          <table:table-cell table:formula="of:=[.A38]+1" office:value-type="float" office:value="37">
            <text:p>37</text:p>
          </table:table-cell>
          <table:table-cell office:value-type="float" office:value="75.01">
            <text:p>75.01</text:p>
          </table:table-cell>
          <table:table-cell office:value-type="float" office:value="75.025">
            <text:p>75.025</text:p>
          </table:table-cell>
          <table:table-cell office:value-type="float" office:value="74.97">
            <text:p>74.97</text:p>
          </table:table-cell>
          <table:table-cell office:value-type="float" office:value="74.995">
            <text:p>74.995</text:p>
          </table:table-cell>
          <table:table-cell office:value-type="float" office:value="49.1104734704414">
            <text:p>49.1104734704</text:p>
          </table:table-cell>
          <table:table-cell office:value-type="float" office:value="51.5249155372244">
            <text:p>51.5249155372</text:p>
          </table:table-cell>
          <table:table-cell office:value-type="float" office:value="75.1588113321509">
            <text:p>75.1588113322</text:p>
          </table:table-cell>
          <table:table-cell office:value-type="float" office:value="75.0964306660756">
            <text:p>75.0964306661</text:p>
          </table:table-cell>
          <table:table-cell office:value-type="float" office:value="75.0340500000003">
            <text:p>75.03405</text:p>
          </table:table-cell>
          <table:table-cell office:value-type="float" office:value="74.971669333925">
            <text:p>74.9716693339</text:p>
          </table:table-cell>
          <table:table-cell office:value-type="float" office:value="74.9092886678497">
            <text:p>74.9092886678</text:p>
          </table:table-cell>
          <table:table-cell office:value-type="float" office:value="-0.0150000000000006">
            <text:p>-0.015</text:p>
          </table:table-cell>
          <table:table-cell office:value-type="float" office:value="0.0550000000000068">
            <text:p>0.055</text:p>
          </table:table-cell>
          <table:table-cell office:value-type="string">
            <text:p>2020.01.24 14:45</text:p>
          </table:table-cell>
          <table:table-cell office:value-type="string">
            <text:p>2020.01.24 21:45</text:p>
          </table:table-cell>
        </table:table-row>
        <table:table-row table:style-name="ro1">
          <table:table-cell table:formula="of:=[.A39]+1" office:value-type="float" office:value="38">
            <text:p>38</text:p>
          </table:table-cell>
          <table:table-cell office:value-type="float" office:value="75.015">
            <text:p>75.015</text:p>
          </table:table-cell>
          <table:table-cell office:value-type="float" office:value="75.022">
            <text:p>75.022</text:p>
          </table:table-cell>
          <table:table-cell office:value-type="float" office:value="75.002">
            <text:p>75.002</text:p>
          </table:table-cell>
          <table:table-cell office:value-type="float" office:value="75.01">
            <text:p>75.01</text:p>
          </table:table-cell>
          <table:table-cell office:value-type="float" office:value="50.5676076369358">
            <text:p>50.5676076369</text:p>
          </table:table-cell>
          <table:table-cell office:value-type="float" office:value="55.4330870408279">
            <text:p>55.4330870408</text:p>
          </table:table-cell>
          <table:table-cell office:value-type="float" office:value="75.1591667549438">
            <text:p>75.1591667549</text:p>
          </table:table-cell>
          <table:table-cell office:value-type="float" office:value="75.0962333774721">
            <text:p>75.0962333775</text:p>
          </table:table-cell>
          <table:table-cell office:value-type="float" office:value="75.0333000000003">
            <text:p>75.0333</text:p>
          </table:table-cell>
          <table:table-cell office:value-type="float" office:value="74.9703666225286">
            <text:p>74.9703666225</text:p>
          </table:table-cell>
          <table:table-cell office:value-type="float" office:value="74.9074332450569">
            <text:p>74.9074332451</text:p>
          </table:table-cell>
          <table:table-cell office:value-type="float" office:value="-0.00499999999999545">
            <text:p>-0.005</text:p>
          </table:table-cell>
          <table:table-cell office:value-type="float" office:value="0.0200000000000102">
            <text:p>0.02</text:p>
          </table:table-cell>
          <table:table-cell office:value-type="string">
            <text:p>2020.01.24 14:30</text:p>
          </table:table-cell>
          <table:table-cell office:value-type="string">
            <text:p>2020.01.24 21:30</text:p>
          </table:table-cell>
        </table:table-row>
        <table:table-row table:style-name="ro1">
          <table:table-cell table:formula="of:=[.A40]+1" office:value-type="float" office:value="39">
            <text:p>39</text:p>
          </table:table-cell>
          <table:table-cell office:value-type="float" office:value="75.031">
            <text:p>75.031</text:p>
          </table:table-cell>
          <table:table-cell office:value-type="float" office:value="75.054">
            <text:p>75.054</text:p>
          </table:table-cell>
          <table:table-cell office:value-type="float" office:value="75.009">
            <text:p>75.009</text:p>
          </table:table-cell>
          <table:table-cell office:value-type="float" office:value="75.016">
            <text:p>75.016</text:p>
          </table:table-cell>
          <table:table-cell office:value-type="float" office:value="51.1442490420037">
            <text:p>51.144249042</text:p>
          </table:table-cell>
          <table:table-cell office:value-type="float" office:value="58.4422149248663">
            <text:p>58.4422149249</text:p>
          </table:table-cell>
          <table:table-cell office:value-type="float" office:value="75.1613141760637">
            <text:p>75.1613141761</text:p>
          </table:table-cell>
          <table:table-cell office:value-type="float" office:value="75.095707088032">
            <text:p>75.095707088</text:p>
          </table:table-cell>
          <table:table-cell office:value-type="float" office:value="75.0301000000003">
            <text:p>75.0301</text:p>
          </table:table-cell>
          <table:table-cell office:value-type="float" office:value="74.9644929119686">
            <text:p>74.964492912</text:p>
          </table:table-cell>
          <table:table-cell office:value-type="float" office:value="74.8988858239369">
            <text:p>74.8988858239</text:p>
          </table:table-cell>
          <table:table-cell office:value-type="float" office:value="-0.0150000000000006">
            <text:p>-0.015</text:p>
          </table:table-cell>
          <table:table-cell office:value-type="float" office:value="0.0450000000000017">
            <text:p>0.045</text:p>
          </table:table-cell>
          <table:table-cell office:value-type="string">
            <text:p>2020.01.24 14:15</text:p>
          </table:table-cell>
          <table:table-cell office:value-type="string">
            <text:p>2020.01.24 21:15</text:p>
          </table:table-cell>
        </table:table-row>
        <table:table-row table:style-name="ro1">
          <table:table-cell table:formula="of:=[.A41]+1" office:value-type="float" office:value="40">
            <text:p>40</text:p>
          </table:table-cell>
          <table:table-cell office:value-type="float" office:value="75.06">
            <text:p>75.06</text:p>
          </table:table-cell>
          <table:table-cell office:value-type="float" office:value="75.069">
            <text:p>75.069</text:p>
          </table:table-cell>
          <table:table-cell office:value-type="float" office:value="75.013">
            <text:p>75.013</text:p>
          </table:table-cell>
          <table:table-cell office:value-type="float" office:value="75.03">
            <text:p>75.03</text:p>
          </table:table-cell>
          <table:table-cell office:value-type="float" office:value="52.4705729954346">
            <text:p>52.4705729954</text:p>
          </table:table-cell>
          <table:table-cell office:value-type="float" office:value="61.5069519102038">
            <text:p>61.5069519102</text:p>
          </table:table-cell>
          <table:table-cell office:value-type="float" office:value="75.1638549201735">
            <text:p>75.1638549202</text:p>
          </table:table-cell>
          <table:table-cell office:value-type="float" office:value="75.0948774600869">
            <text:p>75.0948774601</text:p>
          </table:table-cell>
          <table:table-cell office:value-type="float" office:value="75.0259000000003">
            <text:p>75.0259</text:p>
          </table:table-cell>
          <table:table-cell office:value-type="float" office:value="74.9569225399137">
            <text:p>74.9569225399</text:p>
          </table:table-cell>
          <table:table-cell office:value-type="float" office:value="74.8879450798271">
            <text:p>74.8879450798</text:p>
          </table:table-cell>
          <table:table-cell office:value-type="float" office:value="-0.0300000000000011">
            <text:p>-0.03</text:p>
          </table:table-cell>
          <table:table-cell office:value-type="float" office:value="0.0559999999999974">
            <text:p>0.056</text:p>
          </table:table-cell>
          <table:table-cell office:value-type="string">
            <text:p>2020.01.24 14:00</text:p>
          </table:table-cell>
          <table:table-cell office:value-type="string">
            <text:p>2020.01.24 21:00</text:p>
          </table:table-cell>
        </table:table-row>
        <table:table-row table:style-name="ro1">
          <table:table-cell table:formula="of:=[.A42]+1" office:value-type="float" office:value="41">
            <text:p>41</text:p>
          </table:table-cell>
          <table:table-cell office:value-type="float" office:value="75.048">
            <text:p>75.048</text:p>
          </table:table-cell>
          <table:table-cell office:value-type="float" office:value="75.087">
            <text:p>75.087</text:p>
          </table:table-cell>
          <table:table-cell office:value-type="float" office:value="75.037">
            <text:p>75.037</text:p>
          </table:table-cell>
          <table:table-cell office:value-type="float" office:value="75.059">
            <text:p>75.059</text:p>
          </table:table-cell>
          <table:table-cell office:value-type="float" office:value="55.2922728572719">
            <text:p>55.2922728573</text:p>
          </table:table-cell>
          <table:table-cell office:value-type="float" office:value="61.0513521878829">
            <text:p>61.0513521879</text:p>
          </table:table-cell>
          <table:table-cell office:value-type="float" office:value="75.164004873468">
            <text:p>75.1640048735</text:p>
          </table:table-cell>
          <table:table-cell office:value-type="float" office:value="75.0928274367342">
            <text:p>75.0928274367</text:p>
          </table:table-cell>
          <table:table-cell office:value-type="float" office:value="75.0216500000003">
            <text:p>75.02165</text:p>
          </table:table-cell>
          <table:table-cell office:value-type="float" office:value="74.9504725632665">
            <text:p>74.9504725633</text:p>
          </table:table-cell>
          <table:table-cell office:value-type="float" office:value="74.8792951265326">
            <text:p>74.8792951265</text:p>
          </table:table-cell>
          <table:table-cell office:value-type="float" office:value="0.0109999999999957">
            <text:p>0.011</text:p>
          </table:table-cell>
          <table:table-cell office:value-type="float" office:value="0.0499999999999972">
            <text:p>0.05</text:p>
          </table:table-cell>
          <table:table-cell office:value-type="string">
            <text:p>2020.01.24 13:45</text:p>
          </table:table-cell>
          <table:table-cell office:value-type="string">
            <text:p>2020.01.24 20:45</text:p>
          </table:table-cell>
        </table:table-row>
        <table:table-row table:style-name="ro1">
          <table:table-cell table:formula="of:=[.A43]+1" office:value-type="float" office:value="42">
            <text:p>42</text:p>
          </table:table-cell>
          <table:table-cell office:value-type="float" office:value="75.058">
            <text:p>75.058</text:p>
          </table:table-cell>
          <table:table-cell office:value-type="float" office:value="75.061">
            <text:p>75.061</text:p>
          </table:table-cell>
          <table:table-cell office:value-type="float" office:value="75.009">
            <text:p>75.009</text:p>
          </table:table-cell>
          <table:table-cell office:value-type="float" office:value="75.047">
            <text:p>75.047</text:p>
          </table:table-cell>
          <table:table-cell office:value-type="float" office:value="54.3267472289837">
            <text:p>54.326747229</text:p>
          </table:table-cell>
          <table:table-cell office:value-type="float" office:value="58.1071134276217">
            <text:p>58.1071134276</text:p>
          </table:table-cell>
          <table:table-cell office:value-type="float" office:value="75.1611719722054">
            <text:p>75.1611719722</text:p>
          </table:table-cell>
          <table:table-cell office:value-type="float" office:value="75.0884609861028">
            <text:p>75.0884609861</text:p>
          </table:table-cell>
          <table:table-cell office:value-type="float" office:value="75.0157500000003">
            <text:p>75.01575</text:p>
          </table:table-cell>
          <table:table-cell office:value-type="float" office:value="74.9430390138978">
            <text:p>74.9430390139</text:p>
          </table:table-cell>
          <table:table-cell office:value-type="float" office:value="74.8703280277953">
            <text:p>74.8703280278</text:p>
          </table:table-cell>
          <table:table-cell office:value-type="float" office:value="-0.0110000000000099">
            <text:p>-0.011</text:p>
          </table:table-cell>
          <table:table-cell office:value-type="float" office:value="0.0520000000000067">
            <text:p>0.052</text:p>
          </table:table-cell>
          <table:table-cell office:value-type="string">
            <text:p>2020.01.24 13:30</text:p>
          </table:table-cell>
          <table:table-cell office:value-type="string">
            <text:p>2020.01.24 20:30</text:p>
          </table:table-cell>
        </table:table-row>
        <table:table-row table:style-name="ro1">
          <table:table-cell table:formula="of:=[.A44]+1" office:value-type="float" office:value="43">
            <text:p>43</text:p>
          </table:table-cell>
          <table:table-cell office:value-type="float" office:value="75.039">
            <text:p>75.039</text:p>
          </table:table-cell>
          <table:table-cell office:value-type="float" office:value="75.077">
            <text:p>75.077</text:p>
          </table:table-cell>
          <table:table-cell office:value-type="float" office:value="75.039">
            <text:p>75.039</text:p>
          </table:table-cell>
          <table:table-cell office:value-type="float" office:value="75.056">
            <text:p>75.056</text:p>
          </table:table-cell>
          <table:table-cell office:value-type="float" office:value="55.1757603648396">
            <text:p>55.1757603648</text:p>
          </table:table-cell>
          <table:table-cell office:value-type="float" office:value="61.2325861957358">
            <text:p>61.2325861957</text:p>
          </table:table-cell>
          <table:table-cell office:value-type="float" office:value="75.1578683458969">
            <text:p>75.1578683459</text:p>
          </table:table-cell>
          <table:table-cell office:value-type="float" office:value="75.0849591729486">
            <text:p>75.0849591729</text:p>
          </table:table-cell>
          <table:table-cell office:value-type="float" office:value="75.0120500000003">
            <text:p>75.01205</text:p>
          </table:table-cell>
          <table:table-cell office:value-type="float" office:value="74.939140827052">
            <text:p>74.9391408271</text:p>
          </table:table-cell>
          <table:table-cell office:value-type="float" office:value="74.8662316541038">
            <text:p>74.8662316541</text:p>
          </table:table-cell>
          <table:table-cell office:value-type="float" office:value="0.0169999999999959">
            <text:p>0.017</text:p>
          </table:table-cell>
          <table:table-cell office:value-type="float" office:value="0.0379999999999967">
            <text:p>0.038</text:p>
          </table:table-cell>
          <table:table-cell office:value-type="string">
            <text:p>2020.01.24 13:15</text:p>
          </table:table-cell>
          <table:table-cell office:value-type="string">
            <text:p>2020.01.24 20:15</text:p>
          </table:table-cell>
        </table:table-row>
        <table:table-row table:style-name="ro1">
          <table:table-cell table:formula="of:=[.A45]+1" office:value-type="float" office:value="44">
            <text:p>44</text:p>
          </table:table-cell>
          <table:table-cell office:value-type="float" office:value="74.995">
            <text:p>74.995</text:p>
          </table:table-cell>
          <table:table-cell office:value-type="float" office:value="75.041">
            <text:p>75.041</text:p>
          </table:table-cell>
          <table:table-cell office:value-type="float" office:value="74.98">
            <text:p>74.98</text:p>
          </table:table-cell>
          <table:table-cell office:value-type="float" office:value="75.039">
            <text:p>75.039</text:p>
          </table:table-cell>
          <table:table-cell office:value-type="float" office:value="53.8824677909035">
            <text:p>53.8824677909</text:p>
          </table:table-cell>
          <table:table-cell office:value-type="float" office:value="58.0208695923705">
            <text:p>58.0208695924</text:p>
          </table:table-cell>
          <table:table-cell office:value-type="float" office:value="75.1533352898588">
            <text:p>75.1533352899</text:p>
          </table:table-cell>
          <table:table-cell office:value-type="float" office:value="75.0802176449296">
            <text:p>75.0802176449</text:p>
          </table:table-cell>
          <table:table-cell office:value-type="float" office:value="75.0071000000003">
            <text:p>75.0071</text:p>
          </table:table-cell>
          <table:table-cell office:value-type="float" office:value="74.9339823550711">
            <text:p>74.9339823551</text:p>
          </table:table-cell>
          <table:table-cell office:value-type="float" office:value="74.8608647101418">
            <text:p>74.8608647101</text:p>
          </table:table-cell>
          <table:table-cell office:value-type="float" office:value="0.0439999999999969">
            <text:p>0.044</text:p>
          </table:table-cell>
          <table:table-cell office:value-type="float" office:value="0.0609999999999928">
            <text:p>0.061</text:p>
          </table:table-cell>
          <table:table-cell office:value-type="string">
            <text:p>2020.01.24 13:00</text:p>
          </table:table-cell>
          <table:table-cell office:value-type="string">
            <text:p>2020.01.24 20:00</text:p>
          </table:table-cell>
        </table:table-row>
        <table:table-row table:style-name="ro1">
          <table:table-cell table:formula="of:=[.A46]+1" office:value-type="float" office:value="45">
            <text:p>45</text:p>
          </table:table-cell>
          <table:table-cell office:value-type="float" office:value="74.971">
            <text:p>74.971</text:p>
          </table:table-cell>
          <table:table-cell office:value-type="float" office:value="75.002">
            <text:p>75.002</text:p>
          </table:table-cell>
          <table:table-cell office:value-type="float" office:value="74.958">
            <text:p>74.958</text:p>
          </table:table-cell>
          <table:table-cell office:value-type="float" office:value="74.994">
            <text:p>74.994</text:p>
          </table:table-cell>
          <table:table-cell office:value-type="float" office:value="50.274611455769">
            <text:p>50.2746114558</text:p>
          </table:table-cell>
          <table:table-cell office:value-type="float" office:value="53.8107152146805">
            <text:p>53.8107152147</text:p>
          </table:table-cell>
          <table:table-cell office:value-type="float" office:value="75.1500672204604">
            <text:p>75.1500672205</text:p>
          </table:table-cell>
          <table:table-cell office:value-type="float" office:value="75.0764586102304">
            <text:p>75.0764586102</text:p>
          </table:table-cell>
          <table:table-cell office:value-type="float" office:value="75.0028500000003">
            <text:p>75.00285</text:p>
          </table:table-cell>
          <table:table-cell office:value-type="float" office:value="74.9292413897703">
            <text:p>74.9292413898</text:p>
          </table:table-cell>
          <table:table-cell office:value-type="float" office:value="74.8556327795402">
            <text:p>74.8556327795</text:p>
          </table:table-cell>
          <table:table-cell office:value-type="float" office:value="0.0229999999999961">
            <text:p>0.023</text:p>
          </table:table-cell>
          <table:table-cell office:value-type="float" office:value="0.0439999999999969">
            <text:p>0.044</text:p>
          </table:table-cell>
          <table:table-cell office:value-type="string">
            <text:p>2020.01.24 12:45</text:p>
          </table:table-cell>
          <table:table-cell office:value-type="string">
            <text:p>2020.01.24 19:45</text:p>
          </table:table-cell>
        </table:table-row>
        <table:table-row table:style-name="ro1">
          <table:table-cell table:formula="of:=[.A47]+1" office:value-type="float" office:value="46">
            <text:p>46</text:p>
          </table:table-cell>
          <table:table-cell office:value-type="float" office:value="74.951">
            <text:p>74.951</text:p>
          </table:table-cell>
          <table:table-cell office:value-type="float" office:value="74.982">
            <text:p>74.982</text:p>
          </table:table-cell>
          <table:table-cell office:value-type="float" office:value="74.946">
            <text:p>74.946</text:p>
          </table:table-cell>
          <table:table-cell office:value-type="float" office:value="74.973">
            <text:p>74.973</text:p>
          </table:table-cell>
          <table:table-cell office:value-type="float" office:value="48.4880346901061">
            <text:p>48.4880346901</text:p>
          </table:table-cell>
          <table:table-cell office:value-type="float" office:value="53.8922832566185">
            <text:p>53.8922832566</text:p>
          </table:table-cell>
          <table:table-cell office:value-type="float" office:value="75.1500672204604">
            <text:p>75.1500672205</text:p>
          </table:table-cell>
          <table:table-cell office:value-type="float" office:value="75.0764586102304">
            <text:p>75.0764586102</text:p>
          </table:table-cell>
          <table:table-cell office:value-type="float" office:value="75.0028500000003">
            <text:p>75.00285</text:p>
          </table:table-cell>
          <table:table-cell office:value-type="float" office:value="74.9292413897703">
            <text:p>74.9292413898</text:p>
          </table:table-cell>
          <table:table-cell office:value-type="float" office:value="74.8556327795402">
            <text:p>74.8556327795</text:p>
          </table:table-cell>
          <table:table-cell office:value-type="float" office:value="0.0220000000000056">
            <text:p>0.022</text:p>
          </table:table-cell>
          <table:table-cell office:value-type="float" office:value="0.0360000000000014">
            <text:p>0.036</text:p>
          </table:table-cell>
          <table:table-cell office:value-type="string">
            <text:p>2020.01.24 12:30</text:p>
          </table:table-cell>
          <table:table-cell office:value-type="string">
            <text:p>2020.01.24 19:30</text:p>
          </table:table-cell>
        </table:table-row>
        <table:table-row table:style-name="ro1">
          <table:table-cell table:formula="of:=[.A48]+1" office:value-type="float" office:value="47">
            <text:p>47</text:p>
          </table:table-cell>
          <table:table-cell office:value-type="float" office:value="74.91">
            <text:p>74.91</text:p>
          </table:table-cell>
          <table:table-cell office:value-type="float" office:value="74.969">
            <text:p>74.969</text:p>
          </table:table-cell>
          <table:table-cell office:value-type="float" office:value="74.89">
            <text:p>74.89</text:p>
          </table:table-cell>
          <table:table-cell office:value-type="float" office:value="74.951">
            <text:p>74.951</text:p>
          </table:table-cell>
          <table:table-cell office:value-type="float" office:value="46.577774778595">
            <text:p>46.5777747786</text:p>
          </table:table-cell>
          <table:table-cell office:value-type="float" office:value="50.8386372603938">
            <text:p>50.8386372604</text:p>
          </table:table-cell>
          <table:table-cell office:value-type="float" office:value="75.150103265236">
            <text:p>75.1501032652</text:p>
          </table:table-cell>
          <table:table-cell office:value-type="float" office:value="75.0760266326182">
            <text:p>75.0760266326</text:p>
          </table:table-cell>
          <table:table-cell office:value-type="float" office:value="75.0019500000003">
            <text:p>75.00195</text:p>
          </table:table-cell>
          <table:table-cell office:value-type="float" office:value="74.9278733673825">
            <text:p>74.9278733674</text:p>
          </table:table-cell>
          <table:table-cell office:value-type="float" office:value="74.8537967347646">
            <text:p>74.8537967348</text:p>
          </table:table-cell>
          <table:table-cell office:value-type="float" office:value="0.0409999999999968">
            <text:p>0.041</text:p>
          </table:table-cell>
          <table:table-cell office:value-type="float" office:value="0.0789999999999935">
            <text:p>0.079</text:p>
          </table:table-cell>
          <table:table-cell office:value-type="string">
            <text:p>2020.01.24 12:15</text:p>
          </table:table-cell>
          <table:table-cell office:value-type="string">
            <text:p>2020.01.24 19:15</text:p>
          </table:table-cell>
        </table:table-row>
        <table:table-row table:style-name="ro1">
          <table:table-cell table:formula="of:=[.A49]+1" office:value-type="float" office:value="48">
            <text:p>48</text:p>
          </table:table-cell>
          <table:table-cell office:value-type="float" office:value="74.921">
            <text:p>74.921</text:p>
          </table:table-cell>
          <table:table-cell office:value-type="float" office:value="74.927">
            <text:p>74.927</text:p>
          </table:table-cell>
          <table:table-cell office:value-type="float" office:value="74.843">
            <text:p>74.843</text:p>
          </table:table-cell>
          <table:table-cell office:value-type="float" office:value="74.911">
            <text:p>74.911</text:p>
          </table:table-cell>
          <table:table-cell office:value-type="float" office:value="42.921689046549">
            <text:p>42.9216890465</text:p>
          </table:table-cell>
          <table:table-cell office:value-type="float" office:value="49.5677280526337">
            <text:p>49.5677280526</text:p>
          </table:table-cell>
          <table:table-cell office:value-type="float" office:value="75.1505074733319">
            <text:p>75.1505074733</text:p>
          </table:table-cell>
          <table:table-cell office:value-type="float" office:value="75.0773287366661">
            <text:p>75.0773287367</text:p>
          </table:table-cell>
          <table:table-cell office:value-type="float" office:value="75.0041500000003">
            <text:p>75.00415</text:p>
          </table:table-cell>
          <table:table-cell office:value-type="float" office:value="74.9309712633345">
            <text:p>74.9309712633</text:p>
          </table:table-cell>
          <table:table-cell office:value-type="float" office:value="74.8577925266688">
            <text:p>74.8577925267</text:p>
          </table:table-cell>
          <table:table-cell office:value-type="float" office:value="-0.0100000000000051">
            <text:p>-0.01</text:p>
          </table:table-cell>
          <table:table-cell office:value-type="float" office:value="0.0840000000000032">
            <text:p>0.084</text:p>
          </table:table-cell>
          <table:table-cell office:value-type="string">
            <text:p>2020.01.24 12:00</text:p>
          </table:table-cell>
          <table:table-cell office:value-type="string">
            <text:p>2020.01.24 19:00</text:p>
          </table:table-cell>
        </table:table-row>
        <table:table-row table:style-name="ro1">
          <table:table-cell table:formula="of:=[.A50]+1" office:value-type="float" office:value="49">
            <text:p>49</text:p>
          </table:table-cell>
          <table:table-cell office:value-type="float" office:value="75.079">
            <text:p>75.079</text:p>
          </table:table-cell>
          <table:table-cell office:value-type="float" office:value="75.082">
            <text:p>75.082</text:p>
          </table:table-cell>
          <table:table-cell office:value-type="float" office:value="74.908">
            <text:p>74.908</text:p>
          </table:table-cell>
          <table:table-cell office:value-type="float" office:value="74.921">
            <text:p>74.921</text:p>
          </table:table-cell>
          <table:table-cell office:value-type="float" office:value="43.6308614028639">
            <text:p>43.6308614029</text:p>
          </table:table-cell>
          <table:table-cell office:value-type="float" office:value="51.6904201900276">
            <text:p>51.69042019</text:p>
          </table:table-cell>
          <table:table-cell office:value-type="float" office:value="75.1481394377259">
            <text:p>75.1481394377</text:p>
          </table:table-cell>
          <table:table-cell office:value-type="float" office:value="75.0778447188631">
            <text:p>75.0778447189</text:p>
          </table:table-cell>
          <table:table-cell office:value-type="float" office:value="75.0075500000003">
            <text:p>75.00755</text:p>
          </table:table-cell>
          <table:table-cell office:value-type="float" office:value="74.9372552811375">
            <text:p>74.9372552811</text:p>
          </table:table-cell>
          <table:table-cell office:value-type="float" office:value="74.8669605622747">
            <text:p>74.8669605623</text:p>
          </table:table-cell>
          <table:table-cell office:value-type="float" office:value="-0.157999999999987">
            <text:p>-0.158</text:p>
          </table:table-cell>
          <table:table-cell office:value-type="float" office:value="0.173999999999992">
            <text:p>0.174</text:p>
          </table:table-cell>
          <table:table-cell office:value-type="string">
            <text:p>2020.01.24 11:45</text:p>
          </table:table-cell>
          <table:table-cell office:value-type="string">
            <text:p>2020.01.24 18:45</text:p>
          </table:table-cell>
        </table:table-row>
        <table:table-row table:style-name="ro1">
          <table:table-cell table:formula="of:=[.A51]+1" office:value-type="float" office:value="50">
            <text:p>50</text:p>
          </table:table-cell>
          <table:table-cell office:value-type="float" office:value="75.107">
            <text:p>75.107</text:p>
          </table:table-cell>
          <table:table-cell office:value-type="float" office:value="75.14">
            <text:p>75.14</text:p>
          </table:table-cell>
          <table:table-cell office:value-type="float" office:value="75.077">
            <text:p>75.077</text:p>
          </table:table-cell>
          <table:table-cell office:value-type="float" office:value="75.078">
            <text:p>75.078</text:p>
          </table:table-cell>
          <table:table-cell office:value-type="float" office:value="57.8990870093121">
            <text:p>57.8990870093</text:p>
          </table:table-cell>
          <table:table-cell office:value-type="float" office:value="54.3265667184655">
            <text:p>54.3265667185</text:p>
          </table:table-cell>
          <table:table-cell office:value-type="float" office:value="75.1462710938384">
            <text:p>75.1462710938</text:p>
          </table:table-cell>
          <table:table-cell office:value-type="float" office:value="75.0787105469194">
            <text:p>75.0787105469</text:p>
          </table:table-cell>
          <table:table-cell office:value-type="float" office:value="75.0111500000003">
            <text:p>75.01115</text:p>
          </table:table-cell>
          <table:table-cell office:value-type="float" office:value="74.9435894530813">
            <text:p>74.9435894531</text:p>
          </table:table-cell>
          <table:table-cell office:value-type="float" office:value="74.8760289061622">
            <text:p>74.8760289062</text:p>
          </table:table-cell>
          <table:table-cell office:value-type="float" office:value="-0.0289999999999964">
            <text:p>-0.029</text:p>
          </table:table-cell>
          <table:table-cell office:value-type="float" office:value="0.0630000000000024">
            <text:p>0.063</text:p>
          </table:table-cell>
          <table:table-cell office:value-type="string">
            <text:p>2020.01.24 11:30</text:p>
          </table:table-cell>
          <table:table-cell office:value-type="string">
            <text:p>2020.01.24 18:30</text:p>
          </table:table-cell>
        </table:table-row>
        <table:table-row table:style-name="ro1">
          <table:table-cell table:formula="of:=[.A52]+1" office:value-type="float" office:value="51">
            <text:p>51</text:p>
          </table:table-cell>
          <table:table-cell office:value-type="float" office:value="75.127">
            <text:p>75.127</text:p>
          </table:table-cell>
          <table:table-cell office:value-type="float" office:value="75.135">
            <text:p>75.135</text:p>
          </table:table-cell>
          <table:table-cell office:value-type="float" office:value="75.1">
            <text:p>75.1</text:p>
          </table:table-cell>
          <table:table-cell office:value-type="float" office:value="75.107">
            <text:p>75.107</text:p>
          </table:table-cell>
          <table:table-cell office:value-type="float" office:value="61.4238951651015">
            <text:p>61.4238951651</text:p>
          </table:table-cell>
          <table:table-cell office:value-type="float" office:value="60.6523505991797">
            <text:p>60.6523505992</text:p>
          </table:table-cell>
          <table:table-cell office:value-type="float" office:value="75.1403112286571">
            <text:p>75.1403112287</text:p>
          </table:table-cell>
          <table:table-cell office:value-type="float" office:value="75.0744056143287">
            <text:p>75.0744056143</text:p>
          </table:table-cell>
          <table:table-cell office:value-type="float" office:value="75.0085000000003">
            <text:p>75.0085</text:p>
          </table:table-cell>
          <table:table-cell office:value-type="float" office:value="74.9425943856719">
            <text:p>74.9425943857</text:p>
          </table:table-cell>
          <table:table-cell office:value-type="float" office:value="74.8766887713436">
            <text:p>74.8766887713</text:p>
          </table:table-cell>
          <table:table-cell office:value-type="float" office:value="-0.019999999999996">
            <text:p>-0.02</text:p>
          </table:table-cell>
          <table:table-cell office:value-type="float" office:value="0.0350000000000108">
            <text:p>0.035</text:p>
          </table:table-cell>
          <table:table-cell office:value-type="string">
            <text:p>2020.01.24 11:15</text:p>
          </table:table-cell>
          <table:table-cell office:value-type="string">
            <text:p>2020.01.24 18:15</text:p>
          </table:table-cell>
        </table:table-row>
        <table:table-row table:style-name="ro1">
          <table:table-cell table:formula="of:=[.A53]+1" office:value-type="float" office:value="52">
            <text:p>52</text:p>
          </table:table-cell>
          <table:table-cell office:value-type="float" office:value="75.129">
            <text:p>75.129</text:p>
          </table:table-cell>
          <table:table-cell office:value-type="float" office:value="75.15">
            <text:p>75.15</text:p>
          </table:table-cell>
          <table:table-cell office:value-type="float" office:value="75.082">
            <text:p>75.082</text:p>
          </table:table-cell>
          <table:table-cell office:value-type="float" office:value="75.126">
            <text:p>75.126</text:p>
          </table:table-cell>
          <table:table-cell office:value-type="float" office:value="63.8430091155269">
            <text:p>63.8430091155</text:p>
          </table:table-cell>
          <table:table-cell office:value-type="float" office:value="65.9557288487301">
            <text:p>65.9557288487</text:p>
          </table:table-cell>
          <table:table-cell office:value-type="float" office:value="75.1266691268533">
            <text:p>75.1266691269</text:p>
          </table:table-cell>
          <table:table-cell office:value-type="float" office:value="75.0647095634268">
            <text:p>75.0647095634</text:p>
          </table:table-cell>
          <table:table-cell office:value-type="float" office:value="75.0027500000003">
            <text:p>75.00275</text:p>
          </table:table-cell>
          <table:table-cell office:value-type="float" office:value="74.9407904365738">
            <text:p>74.9407904366</text:p>
          </table:table-cell>
          <table:table-cell office:value-type="float" office:value="74.8788308731474">
            <text:p>74.8788308731</text:p>
          </table:table-cell>
          <table:table-cell office:value-type="float" office:value="-0.00300000000000011">
            <text:p>-0.003</text:p>
          </table:table-cell>
          <table:table-cell office:value-type="float" office:value="0.0680000000000121">
            <text:p>0.068</text:p>
          </table:table-cell>
          <table:table-cell office:value-type="string">
            <text:p>2020.01.24 11:00</text:p>
          </table:table-cell>
          <table:table-cell office:value-type="string">
            <text:p>2020.01.24 18:00</text:p>
          </table:table-cell>
        </table:table-row>
        <table:table-row table:style-name="ro1">
          <table:table-cell table:formula="of:=[.A54]+1" office:value-type="float" office:value="53">
            <text:p>53</text:p>
          </table:table-cell>
          <table:table-cell office:value-type="float" office:value="75.118">
            <text:p>75.118</text:p>
          </table:table-cell>
          <table:table-cell office:value-type="float" office:value="75.15">
            <text:p>75.15</text:p>
          </table:table-cell>
          <table:table-cell office:value-type="float" office:value="75.118">
            <text:p>75.118</text:p>
          </table:table-cell>
          <table:table-cell office:value-type="float" office:value="75.129">
            <text:p>75.129</text:p>
          </table:table-cell>
          <table:table-cell office:value-type="float" office:value="64.2224086741251">
            <text:p>64.2224086741</text:p>
          </table:table-cell>
          <table:table-cell office:value-type="float" office:value="72.2176391734823">
            <text:p>72.2176391735</text:p>
          </table:table-cell>
          <table:table-cell office:value-type="float" office:value="75.1059000339216">
            <text:p>75.1059000339</text:p>
          </table:table-cell>
          <table:table-cell office:value-type="float" office:value="75.050625016961">
            <text:p>75.050625017</text:p>
          </table:table-cell>
          <table:table-cell office:value-type="float" office:value="74.9953500000003">
            <text:p>74.99535</text:p>
          </table:table-cell>
          <table:table-cell office:value-type="float" office:value="74.9400749830397">
            <text:p>74.940074983</text:p>
          </table:table-cell>
          <table:table-cell office:value-type="float" office:value="74.884799966079">
            <text:p>74.8847999661</text:p>
          </table:table-cell>
          <table:table-cell office:value-type="float" office:value="0.0110000000000099">
            <text:p>0.011</text:p>
          </table:table-cell>
          <table:table-cell office:value-type="float" office:value="0.0320000000000107">
            <text:p>0.032</text:p>
          </table:table-cell>
          <table:table-cell office:value-type="string">
            <text:p>2020.01.24 10:45</text:p>
          </table:table-cell>
          <table:table-cell office:value-type="string">
            <text:p>2020.01.24 17:45</text:p>
          </table:table-cell>
        </table:table-row>
        <table:table-row table:style-name="ro1">
          <table:table-cell table:formula="of:=[.A55]+1" office:value-type="float" office:value="54">
            <text:p>54</text:p>
          </table:table-cell>
          <table:table-cell office:value-type="float" office:value="75.091">
            <text:p>75.091</text:p>
          </table:table-cell>
          <table:table-cell office:value-type="float" office:value="75.172">
            <text:p>75.172</text:p>
          </table:table-cell>
          <table:table-cell office:value-type="float" office:value="75.091">
            <text:p>75.091</text:p>
          </table:table-cell>
          <table:table-cell office:value-type="float" office:value="75.119">
            <text:p>75.119</text:p>
          </table:table-cell>
          <table:table-cell office:value-type="float" office:value="63.5362136143666">
            <text:p>63.5362136144</text:p>
          </table:table-cell>
          <table:table-cell office:value-type="float" office:value="71.6800562761726">
            <text:p>71.6800562762</text:p>
          </table:table-cell>
          <table:table-cell office:value-type="float" office:value="75.0796922689708">
            <text:p>75.079692269</text:p>
          </table:table-cell>
          <table:table-cell office:value-type="float" office:value="75.0333711344856">
            <text:p>75.0333711345</text:p>
          </table:table-cell>
          <table:table-cell office:value-type="float" office:value="74.9870500000003">
            <text:p>74.98705</text:p>
          </table:table-cell>
          <table:table-cell office:value-type="float" office:value="74.9407288655151">
            <text:p>74.9407288655</text:p>
          </table:table-cell>
          <table:table-cell office:value-type="float" office:value="74.8944077310298">
            <text:p>74.894407731</text:p>
          </table:table-cell>
          <table:table-cell office:value-type="float" office:value="0.0280000000000058">
            <text:p>0.028</text:p>
          </table:table-cell>
          <table:table-cell office:value-type="float" office:value="0.0810000000000031">
            <text:p>0.081</text:p>
          </table:table-cell>
          <table:table-cell office:value-type="string">
            <text:p>2020.01.24 10:30</text:p>
          </table:table-cell>
          <table:table-cell office:value-type="string">
            <text:p>2020.01.24 17:30</text:p>
          </table:table-cell>
        </table:table-row>
        <table:table-row table:style-name="ro1">
          <table:table-cell table:formula="of:=[.A56]+1" office:value-type="float" office:value="55">
            <text:p>55</text:p>
          </table:table-cell>
          <table:table-cell office:value-type="float" office:value="75.042">
            <text:p>75.042</text:p>
          </table:table-cell>
          <table:table-cell office:value-type="float" office:value="75.092">
            <text:p>75.092</text:p>
          </table:table-cell>
          <table:table-cell office:value-type="float" office:value="75.028">
            <text:p>75.028</text:p>
          </table:table-cell>
          <table:table-cell office:value-type="float" office:value="75.078">
            <text:p>75.078</text:p>
          </table:table-cell>
          <table:table-cell office:value-type="float" office:value="60.5923001727451">
            <text:p>60.5923001727</text:p>
          </table:table-cell>
          <table:table-cell office:value-type="float" office:value="68.8166534155659">
            <text:p>68.8166534156</text:p>
          </table:table-cell>
          <table:table-cell office:value-type="float" office:value="75.0505460742744">
            <text:p>75.0505460743</text:p>
          </table:table-cell>
          <table:table-cell office:value-type="float" office:value="75.0142480371373">
            <text:p>75.0142480371</text:p>
          </table:table-cell>
          <table:table-cell office:value-type="float" office:value="74.9779500000003">
            <text:p>74.97795</text:p>
          </table:table-cell>
          <table:table-cell office:value-type="float" office:value="74.9416519628633">
            <text:p>74.9416519629</text:p>
          </table:table-cell>
          <table:table-cell office:value-type="float" office:value="74.9053539257263">
            <text:p>74.9053539257</text:p>
          </table:table-cell>
          <table:table-cell office:value-type="float" office:value="0.0360000000000014">
            <text:p>0.036</text:p>
          </table:table-cell>
          <table:table-cell office:value-type="float" office:value="0.063999999999993">
            <text:p>0.064</text:p>
          </table:table-cell>
          <table:table-cell office:value-type="string">
            <text:p>2020.01.24 10:15</text:p>
          </table:table-cell>
          <table:table-cell office:value-type="string">
            <text:p>2020.01.24 17:15</text:p>
          </table:table-cell>
        </table:table-row>
        <table:table-row table:style-name="ro1">
          <table:table-cell table:formula="of:=[.A57]+1" office:value-type="float" office:value="56">
            <text:p>56</text:p>
          </table:table-cell>
          <table:table-cell office:value-type="float" office:value="74.98">
            <text:p>74.98</text:p>
          </table:table-cell>
          <table:table-cell office:value-type="float" office:value="75.063">
            <text:p>75.063</text:p>
          </table:table-cell>
          <table:table-cell office:value-type="float" office:value="74.971">
            <text:p>74.971</text:p>
          </table:table-cell>
          <table:table-cell office:value-type="float" office:value="75.042">
            <text:p>75.042</text:p>
          </table:table-cell>
          <table:table-cell office:value-type="float" office:value="57.7467542573328">
            <text:p>57.7467542573</text:p>
          </table:table-cell>
          <table:table-cell office:value-type="float" office:value="63.601188660079">
            <text:p>63.6011886601</text:p>
          </table:table-cell>
          <table:table-cell office:value-type="float" office:value="75.0305727606125">
            <text:p>75.0305727606</text:p>
          </table:table-cell>
          <table:table-cell office:value-type="float" office:value="75.0003613803064">
            <text:p>75.0003613803</text:p>
          </table:table-cell>
          <table:table-cell office:value-type="float" office:value="74.9701500000003">
            <text:p>74.97015</text:p>
          </table:table-cell>
          <table:table-cell office:value-type="float" office:value="74.9399386196942">
            <text:p>74.9399386197</text:p>
          </table:table-cell>
          <table:table-cell office:value-type="float" office:value="74.9097272393881">
            <text:p>74.9097272394</text:p>
          </table:table-cell>
          <table:table-cell office:value-type="float" office:value="0.0619999999999976">
            <text:p>0.062</text:p>
          </table:table-cell>
          <table:table-cell office:value-type="float" office:value="0.0919999999999988">
            <text:p>0.092</text:p>
          </table:table-cell>
          <table:table-cell office:value-type="string">
            <text:p>2020.01.24 10:00</text:p>
          </table:table-cell>
          <table:table-cell office:value-type="string">
            <text:p>2020.01.24 17:00</text:p>
          </table:table-cell>
        </table:table-row>
        <table:table-row table:style-name="ro1">
          <table:table-cell table:formula="of:=[.A58]+1" office:value-type="float" office:value="57">
            <text:p>57</text:p>
          </table:table-cell>
          <table:table-cell office:value-type="float" office:value="74.945">
            <text:p>74.945</text:p>
          </table:table-cell>
          <table:table-cell office:value-type="float" office:value="74.988">
            <text:p>74.988</text:p>
          </table:table-cell>
          <table:table-cell office:value-type="float" office:value="74.943">
            <text:p>74.943</text:p>
          </table:table-cell>
          <table:table-cell office:value-type="float" office:value="74.98">
            <text:p>74.98</text:p>
          </table:table-cell>
          <table:table-cell office:value-type="float" office:value="52.0862153194682">
            <text:p>52.0862153195</text:p>
          </table:table-cell>
          <table:table-cell office:value-type="float" office:value="56.6972055182243">
            <text:p>56.6972055182</text:p>
          </table:table-cell>
          <table:table-cell office:value-type="float" office:value="75.0168511374515">
            <text:p>75.0168511375</text:p>
          </table:table-cell>
          <table:table-cell office:value-type="float" office:value="74.9910255687259">
            <text:p>74.9910255687</text:p>
          </table:table-cell>
          <table:table-cell office:value-type="float" office:value="74.9652000000003">
            <text:p>74.9652</text:p>
          </table:table-cell>
          <table:table-cell office:value-type="float" office:value="74.9393744312747">
            <text:p>74.9393744313</text:p>
          </table:table-cell>
          <table:table-cell office:value-type="float" office:value="74.9135488625492">
            <text:p>74.9135488625</text:p>
          </table:table-cell>
          <table:table-cell office:value-type="float" office:value="0.0350000000000108">
            <text:p>0.035</text:p>
          </table:table-cell>
          <table:table-cell office:value-type="float" office:value="0.0450000000000017">
            <text:p>0.045</text:p>
          </table:table-cell>
          <table:table-cell office:value-type="string">
            <text:p>2020.01.24 09:45</text:p>
          </table:table-cell>
          <table:table-cell office:value-type="string">
            <text:p>2020.01.24 16:45</text:p>
          </table:table-cell>
        </table:table-row>
        <table:table-row table:style-name="ro1">
          <table:table-cell table:formula="of:=[.A59]+1" office:value-type="float" office:value="58">
            <text:p>58</text:p>
          </table:table-cell>
          <table:table-cell office:value-type="float" office:value="74.932">
            <text:p>74.932</text:p>
          </table:table-cell>
          <table:table-cell office:value-type="float" office:value="74.957">
            <text:p>74.957</text:p>
          </table:table-cell>
          <table:table-cell office:value-type="float" office:value="74.932">
            <text:p>74.932</text:p>
          </table:table-cell>
          <table:table-cell office:value-type="float" office:value="74.946">
            <text:p>74.946</text:p>
          </table:table-cell>
          <table:table-cell office:value-type="float" office:value="48.4912958724234">
            <text:p>48.4912958724</text:p>
          </table:table-cell>
          <table:table-cell office:value-type="float" office:value="56.0003155149618">
            <text:p>56.000315515</text:p>
          </table:table-cell>
          <table:table-cell office:value-type="float" office:value="75.0156801670464">
            <text:p>75.015680167</text:p>
          </table:table-cell>
          <table:table-cell office:value-type="float" office:value="74.9893400835233">
            <text:p>74.9893400835</text:p>
          </table:table-cell>
          <table:table-cell office:value-type="float" office:value="74.9630000000003">
            <text:p>74.963</text:p>
          </table:table-cell>
          <table:table-cell office:value-type="float" office:value="74.9366599164773">
            <text:p>74.9366599165</text:p>
          </table:table-cell>
          <table:table-cell office:value-type="float" office:value="74.9103198329543">
            <text:p>74.910319833</text:p>
          </table:table-cell>
          <table:table-cell office:value-type="float" office:value="0.0139999999999958">
            <text:p>0.014</text:p>
          </table:table-cell>
          <table:table-cell office:value-type="float" office:value="0.0249999999999915">
            <text:p>0.025</text:p>
          </table:table-cell>
          <table:table-cell office:value-type="string">
            <text:p>2020.01.24 09:30</text:p>
          </table:table-cell>
          <table:table-cell office:value-type="string">
            <text:p>2020.01.24 16:30</text:p>
          </table:table-cell>
        </table:table-row>
        <table:table-row table:style-name="ro1">
          <table:table-cell table:formula="of:=[.A60]+1" office:value-type="float" office:value="59">
            <text:p>59</text:p>
          </table:table-cell>
          <table:table-cell office:value-type="float" office:value="74.944">
            <text:p>74.944</text:p>
          </table:table-cell>
          <table:table-cell office:value-type="float" office:value="74.968">
            <text:p>74.968</text:p>
          </table:table-cell>
          <table:table-cell office:value-type="float" office:value="74.931">
            <text:p>74.931</text:p>
          </table:table-cell>
          <table:table-cell office:value-type="float" office:value="74.932">
            <text:p>74.932</text:p>
          </table:table-cell>
          <table:table-cell office:value-type="float" office:value="46.9338277264704">
            <text:p>46.9338277265</text:p>
          </table:table-cell>
          <table:table-cell office:value-type="float" office:value="56.7418410485634">
            <text:p>56.7418410486</text:p>
          </table:table-cell>
          <table:table-cell office:value-type="float" office:value="75.0163538548954">
            <text:p>75.0163538549</text:p>
          </table:table-cell>
          <table:table-cell office:value-type="float" office:value="74.9892769274479">
            <text:p>74.9892769274</text:p>
          </table:table-cell>
          <table:table-cell office:value-type="float" office:value="74.9622000000003">
            <text:p>74.9622</text:p>
          </table:table-cell>
          <table:table-cell office:value-type="float" office:value="74.9351230725528">
            <text:p>74.9351230726</text:p>
          </table:table-cell>
          <table:table-cell office:value-type="float" office:value="74.9080461451052">
            <text:p>74.9080461451</text:p>
          </table:table-cell>
          <table:table-cell office:value-type="float" office:value="-0.0120000000000005">
            <text:p>-0.012</text:p>
          </table:table-cell>
          <table:table-cell office:value-type="float" office:value="0.0370000000000061">
            <text:p>0.037</text:p>
          </table:table-cell>
          <table:table-cell office:value-type="string">
            <text:p>2020.01.24 09:15</text:p>
          </table:table-cell>
          <table:table-cell office:value-type="string">
            <text:p>2020.01.24 16:15</text:p>
          </table:table-cell>
        </table:table-row>
        <table:table-row table:style-name="ro1">
          <table:table-cell table:formula="of:=[.A61]+1" office:value-type="float" office:value="60">
            <text:p>60</text:p>
          </table:table-cell>
          <table:table-cell office:value-type="float" office:value="74.94">
            <text:p>74.94</text:p>
          </table:table-cell>
          <table:table-cell office:value-type="float" office:value="74.97">
            <text:p>74.97</text:p>
          </table:table-cell>
          <table:table-cell office:value-type="float" office:value="74.915">
            <text:p>74.915</text:p>
          </table:table-cell>
          <table:table-cell office:value-type="float" office:value="74.945">
            <text:p>74.945</text:p>
          </table:table-cell>
          <table:table-cell office:value-type="float" office:value="48.2200168382523">
            <text:p>48.2200168383</text:p>
          </table:table-cell>
          <table:table-cell office:value-type="float" office:value="57.355026569201">
            <text:p>57.3550265692</text:p>
          </table:table-cell>
          <table:table-cell office:value-type="float" office:value="75.0177432338443">
            <text:p>75.0177432338</text:p>
          </table:table-cell>
          <table:table-cell office:value-type="float" office:value="74.9895716169223">
            <text:p>74.9895716169</text:p>
          </table:table-cell>
          <table:table-cell office:value-type="float" office:value="74.9614000000003">
            <text:p>74.9614</text:p>
          </table:table-cell>
          <table:table-cell office:value-type="float" office:value="74.9332283830783">
            <text:p>74.9332283831</text:p>
          </table:table-cell>
          <table:table-cell office:value-type="float" office:value="74.9050567661563">
            <text:p>74.9050567662</text:p>
          </table:table-cell>
          <table:table-cell office:value-type="float" office:value="0.00499999999999545">
            <text:p>0.005</text:p>
          </table:table-cell>
          <table:table-cell office:value-type="float" office:value="0.0549999999999926">
            <text:p>0.055</text:p>
          </table:table-cell>
          <table:table-cell office:value-type="string">
            <text:p>2020.01.24 09:00</text:p>
          </table:table-cell>
          <table:table-cell office:value-type="string">
            <text:p>2020.01.24 16:00</text:p>
          </table:table-cell>
        </table:table-row>
        <table:table-row table:style-name="ro1">
          <table:table-cell table:formula="of:=[.A62]+1" office:value-type="float" office:value="61">
            <text:p>61</text:p>
          </table:table-cell>
          <table:table-cell office:value-type="float" office:value="74.973">
            <text:p>74.973</text:p>
          </table:table-cell>
          <table:table-cell office:value-type="float" office:value="74.98">
            <text:p>74.98</text:p>
          </table:table-cell>
          <table:table-cell office:value-type="float" office:value="74.939">
            <text:p>74.939</text:p>
          </table:table-cell>
          <table:table-cell office:value-type="float" office:value="74.941">
            <text:p>74.941</text:p>
          </table:table-cell>
          <table:table-cell office:value-type="float" office:value="47.8018843397551">
            <text:p>47.8018843398</text:p>
          </table:table-cell>
          <table:table-cell office:value-type="float" office:value="57.6772784113429">
            <text:p>57.6772784113</text:p>
          </table:table-cell>
          <table:table-cell office:value-type="float" office:value="75.022760139604">
            <text:p>75.0227601396</text:p>
          </table:table-cell>
          <table:table-cell office:value-type="float" office:value="74.9907050698022">
            <text:p>74.9907050698</text:p>
          </table:table-cell>
          <table:table-cell office:value-type="float" office:value="74.9586500000003">
            <text:p>74.95865</text:p>
          </table:table-cell>
          <table:table-cell office:value-type="float" office:value="74.9265949301985">
            <text:p>74.9265949302</text:p>
          </table:table-cell>
          <table:table-cell office:value-type="float" office:value="74.8945398603967">
            <text:p>74.8945398604</text:p>
          </table:table-cell>
          <table:table-cell office:value-type="float" office:value="-0.0319999999999965">
            <text:p>-0.032</text:p>
          </table:table-cell>
          <table:table-cell office:value-type="float" office:value="0.041000000000011">
            <text:p>0.041</text:p>
          </table:table-cell>
          <table:table-cell office:value-type="string">
            <text:p>2020.01.24 08:45</text:p>
          </table:table-cell>
          <table:table-cell office:value-type="string">
            <text:p>2020.01.24 15:45</text:p>
          </table:table-cell>
        </table:table-row>
        <table:table-row table:style-name="ro1">
          <table:table-cell table:formula="of:=[.A63]+1" office:value-type="float" office:value="62">
            <text:p>62</text:p>
          </table:table-cell>
          <table:table-cell office:value-type="float" office:value="74.957">
            <text:p>74.957</text:p>
          </table:table-cell>
          <table:table-cell office:value-type="float" office:value="74.973">
            <text:p>74.973</text:p>
          </table:table-cell>
          <table:table-cell office:value-type="float" office:value="74.945">
            <text:p>74.945</text:p>
          </table:table-cell>
          <table:table-cell office:value-type="float" office:value="74.973">
            <text:p>74.973</text:p>
          </table:table-cell>
          <table:table-cell office:value-type="float" office:value="50.9273650092055">
            <text:p>50.9273650092</text:p>
          </table:table-cell>
          <table:table-cell office:value-type="float" office:value="54.3556032061428">
            <text:p>54.3556032061</text:p>
          </table:table-cell>
          <table:table-cell office:value-type="float" office:value="75.0247507363734">
            <text:p>75.0247507364</text:p>
          </table:table-cell>
          <table:table-cell office:value-type="float" office:value="74.9908003681868">
            <text:p>74.9908003682</text:p>
          </table:table-cell>
          <table:table-cell office:value-type="float" office:value="74.9568500000003">
            <text:p>74.95685</text:p>
          </table:table-cell>
          <table:table-cell office:value-type="float" office:value="74.9228996318138">
            <text:p>74.9228996318</text:p>
          </table:table-cell>
          <table:table-cell office:value-type="float" office:value="74.8889492636273">
            <text:p>74.8889492636</text:p>
          </table:table-cell>
          <table:table-cell office:value-type="float" office:value="0.0160000000000053">
            <text:p>0.016</text:p>
          </table:table-cell>
          <table:table-cell office:value-type="float" office:value="0.0280000000000058">
            <text:p>0.028</text:p>
          </table:table-cell>
          <table:table-cell office:value-type="string">
            <text:p>2020.01.24 08:30</text:p>
          </table:table-cell>
          <table:table-cell office:value-type="string">
            <text:p>2020.01.24 15:30</text:p>
          </table:table-cell>
        </table:table-row>
        <table:table-row table:style-name="ro1">
          <table:table-cell table:formula="of:=[.A64]+1" office:value-type="float" office:value="63">
            <text:p>63</text:p>
          </table:table-cell>
          <table:table-cell office:value-type="float" office:value="74.954">
            <text:p>74.954</text:p>
          </table:table-cell>
          <table:table-cell office:value-type="float" office:value="74.973">
            <text:p>74.973</text:p>
          </table:table-cell>
          <table:table-cell office:value-type="float" office:value="74.952">
            <text:p>74.952</text:p>
          </table:table-cell>
          <table:table-cell office:value-type="float" office:value="74.957">
            <text:p>74.957</text:p>
          </table:table-cell>
          <table:table-cell office:value-type="float" office:value="49.3544445975866">
            <text:p>49.3544445976</text:p>
          </table:table-cell>
          <table:table-cell office:value-type="float" office:value="48.8375783518514">
            <text:p>48.8375783519</text:p>
          </table:table-cell>
          <table:table-cell office:value-type="float" office:value="75.0242152791323">
            <text:p>75.0242152791</text:p>
          </table:table-cell>
          <table:table-cell office:value-type="float" office:value="74.9903826395663">
            <text:p>74.9903826396</text:p>
          </table:table-cell>
          <table:table-cell office:value-type="float" office:value="74.9565500000003">
            <text:p>74.95655</text:p>
          </table:table-cell>
          <table:table-cell office:value-type="float" office:value="74.9227173604344">
            <text:p>74.9227173604</text:p>
          </table:table-cell>
          <table:table-cell office:value-type="float" office:value="74.8888847208684">
            <text:p>74.8888847209</text:p>
          </table:table-cell>
          <table:table-cell office:value-type="float" office:value="0.00300000000000011">
            <text:p>0.003</text:p>
          </table:table-cell>
          <table:table-cell office:value-type="float" office:value="0.0210000000000008">
            <text:p>0.021</text:p>
          </table:table-cell>
          <table:table-cell office:value-type="string">
            <text:p>2020.01.24 08:15</text:p>
          </table:table-cell>
          <table:table-cell office:value-type="string">
            <text:p>2020.01.24 15:15</text:p>
          </table:table-cell>
        </table:table-row>
        <table:table-row table:style-name="ro1">
          <table:table-cell table:formula="of:=[.A65]+1" office:value-type="float" office:value="64">
            <text:p>64</text:p>
          </table:table-cell>
          <table:table-cell office:value-type="float" office:value="74.994">
            <text:p>74.994</text:p>
          </table:table-cell>
          <table:table-cell office:value-type="float" office:value="75.001">
            <text:p>75.001</text:p>
          </table:table-cell>
          <table:table-cell office:value-type="float" office:value="74.951">
            <text:p>74.951</text:p>
          </table:table-cell>
          <table:table-cell office:value-type="float" office:value="74.954">
            <text:p>74.954</text:p>
          </table:table-cell>
          <table:table-cell office:value-type="float" office:value="49.0636272815567">
            <text:p>49.0636272816</text:p>
          </table:table-cell>
          <table:table-cell office:value-type="float" office:value="53.7883543831415">
            <text:p>53.7883543831</text:p>
          </table:table-cell>
          <table:table-cell office:value-type="float" office:value="75.0298371638595">
            <text:p>75.0298371639</text:p>
          </table:table-cell>
          <table:table-cell office:value-type="float" office:value="74.9943935819299">
            <text:p>74.9943935819</text:p>
          </table:table-cell>
          <table:table-cell office:value-type="float" office:value="74.9589500000003">
            <text:p>74.95895</text:p>
          </table:table-cell>
          <table:table-cell office:value-type="float" office:value="74.9235064180707">
            <text:p>74.9235064181</text:p>
          </table:table-cell>
          <table:table-cell office:value-type="float" office:value="74.8880628361412">
            <text:p>74.8880628361</text:p>
          </table:table-cell>
          <table:table-cell office:value-type="float" office:value="-0.0400000000000063">
            <text:p>-0.04</text:p>
          </table:table-cell>
          <table:table-cell office:value-type="float" office:value="0.0500000000000114">
            <text:p>0.05</text:p>
          </table:table-cell>
          <table:table-cell office:value-type="string">
            <text:p>2020.01.24 08:00</text:p>
          </table:table-cell>
          <table:table-cell office:value-type="string">
            <text:p>2020.01.24 15:00</text:p>
          </table:table-cell>
        </table:table-row>
        <table:table-row table:style-name="ro1">
          <table:table-cell table:formula="of:=[.A66]+1" office:value-type="float" office:value="65">
            <text:p>65</text:p>
          </table:table-cell>
          <table:table-cell office:value-type="float" office:value="74.956">
            <text:p>74.956</text:p>
          </table:table-cell>
          <table:table-cell office:value-type="float" office:value="74.996">
            <text:p>74.996</text:p>
          </table:table-cell>
          <table:table-cell office:value-type="float" office:value="74.944">
            <text:p>74.944</text:p>
          </table:table-cell>
          <table:table-cell office:value-type="float" office:value="74.994">
            <text:p>74.994</text:p>
          </table:table-cell>
          <table:table-cell office:value-type="float" office:value="52.9121750371559">
            <text:p>52.9121750372</text:p>
          </table:table-cell>
          <table:table-cell office:value-type="float" office:value="54.7258742269182">
            <text:p>54.7258742269</text:p>
          </table:table-cell>
          <table:table-cell office:value-type="float" office:value="75.0295938855127">
            <text:p>75.0295938855</text:p>
          </table:table-cell>
          <table:table-cell office:value-type="float" office:value="74.9939219427565">
            <text:p>74.9939219428</text:p>
          </table:table-cell>
          <table:table-cell office:value-type="float" office:value="74.9582500000003">
            <text:p>74.95825</text:p>
          </table:table-cell>
          <table:table-cell office:value-type="float" office:value="74.9225780572442">
            <text:p>74.9225780572</text:p>
          </table:table-cell>
          <table:table-cell office:value-type="float" office:value="74.886906114488">
            <text:p>74.8869061145</text:p>
          </table:table-cell>
          <table:table-cell office:value-type="float" office:value="0.0379999999999967">
            <text:p>0.038</text:p>
          </table:table-cell>
          <table:table-cell office:value-type="float" office:value="0.0519999999999925">
            <text:p>0.052</text:p>
          </table:table-cell>
          <table:table-cell office:value-type="string">
            <text:p>2020.01.24 07:45</text:p>
          </table:table-cell>
          <table:table-cell office:value-type="string">
            <text:p>2020.01.24 14:45</text:p>
          </table:table-cell>
        </table:table-row>
        <table:table-row table:style-name="ro1">
          <table:table-cell table:formula="of:=[.A67]+1" office:value-type="float" office:value="66">
            <text:p>66</text:p>
          </table:table-cell>
          <table:table-cell office:value-type="float" office:value="74.996">
            <text:p>74.996</text:p>
          </table:table-cell>
          <table:table-cell office:value-type="float" office:value="75">
            <text:p>75</text:p>
          </table:table-cell>
          <table:table-cell office:value-type="float" office:value="74.952">
            <text:p>74.952</text:p>
          </table:table-cell>
          <table:table-cell office:value-type="float" office:value="74.955">
            <text:p>74.955</text:p>
          </table:table-cell>
          <table:table-cell office:value-type="float" office:value="49.2229704538114">
            <text:p>49.2229704538</text:p>
          </table:table-cell>
          <table:table-cell office:value-type="float" office:value="48.9854822617483">
            <text:p>48.9854822617</text:p>
          </table:table-cell>
          <table:table-cell office:value-type="float" office:value="75.0283453045925">
            <text:p>75.0283453046</text:p>
          </table:table-cell>
          <table:table-cell office:value-type="float" office:value="74.9930726522964">
            <text:p>74.9930726523</text:p>
          </table:table-cell>
          <table:table-cell office:value-type="float" office:value="74.9578000000003">
            <text:p>74.9578</text:p>
          </table:table-cell>
          <table:table-cell office:value-type="float" office:value="74.9225273477043">
            <text:p>74.9225273477</text:p>
          </table:table-cell>
          <table:table-cell office:value-type="float" office:value="74.8872546954082">
            <text:p>74.8872546954</text:p>
          </table:table-cell>
          <table:table-cell office:value-type="float" office:value="-0.0409999999999968">
            <text:p>-0.041</text:p>
          </table:table-cell>
          <table:table-cell office:value-type="float" office:value="0.0480000000000018">
            <text:p>0.048</text:p>
          </table:table-cell>
          <table:table-cell office:value-type="string">
            <text:p>2020.01.24 07:30</text:p>
          </table:table-cell>
          <table:table-cell office:value-type="string">
            <text:p>2020.01.24 14:30</text:p>
          </table:table-cell>
        </table:table-row>
        <table:table-row table:style-name="ro1">
          <table:table-cell table:formula="of:=[.A68]+1" office:value-type="float" office:value="67">
            <text:p>67</text:p>
          </table:table-cell>
          <table:table-cell office:value-type="float" office:value="74.979">
            <text:p>74.979</text:p>
          </table:table-cell>
          <table:table-cell office:value-type="float" office:value="75">
            <text:p>75</text:p>
          </table:table-cell>
          <table:table-cell office:value-type="float" office:value="74.979">
            <text:p>74.979</text:p>
          </table:table-cell>
          <table:table-cell office:value-type="float" office:value="74.995">
            <text:p>74.995</text:p>
          </table:table-cell>
          <table:table-cell office:value-type="float" office:value="53.2911305183053">
            <text:p>53.2911305183</text:p>
          </table:table-cell>
          <table:table-cell office:value-type="float" office:value="53.5513747670739">
            <text:p>53.5513747671</text:p>
          </table:table-cell>
          <table:table-cell office:value-type="float" office:value="75.0318695226536">
            <text:p>75.0318695227</text:p>
          </table:table-cell>
          <table:table-cell office:value-type="float" office:value="74.995784761327">
            <text:p>74.9957847613</text:p>
          </table:table-cell>
          <table:table-cell office:value-type="float" office:value="74.9597000000003">
            <text:p>74.9597</text:p>
          </table:table-cell>
          <table:table-cell office:value-type="float" office:value="74.9236152386737">
            <text:p>74.9236152387</text:p>
          </table:table-cell>
          <table:table-cell office:value-type="float" office:value="74.8875304773471">
            <text:p>74.8875304773</text:p>
          </table:table-cell>
          <table:table-cell office:value-type="float" office:value="0.0160000000000053">
            <text:p>0.016</text:p>
          </table:table-cell>
          <table:table-cell office:value-type="float" office:value="0.0210000000000008">
            <text:p>0.021</text:p>
          </table:table-cell>
          <table:table-cell office:value-type="string">
            <text:p>2020.01.24 07:15</text:p>
          </table:table-cell>
          <table:table-cell office:value-type="string">
            <text:p>2020.01.24 14:15</text:p>
          </table:table-cell>
        </table:table-row>
        <table:table-row table:style-name="ro1">
          <table:table-cell table:formula="of:=[.A69]+1" office:value-type="float" office:value="68">
            <text:p>68</text:p>
          </table:table-cell>
          <table:table-cell office:value-type="float" office:value="74.989">
            <text:p>74.989</text:p>
          </table:table-cell>
          <table:table-cell office:value-type="float" office:value="74.993">
            <text:p>74.993</text:p>
          </table:table-cell>
          <table:table-cell office:value-type="float" office:value="74.976">
            <text:p>74.976</text:p>
          </table:table-cell>
          <table:table-cell office:value-type="float" office:value="74.979">
            <text:p>74.979</text:p>
          </table:table-cell>
          <table:table-cell office:value-type="float" office:value="51.7766230117616">
            <text:p>51.7766230118</text:p>
          </table:table-cell>
          <table:table-cell office:value-type="float" office:value="48.5817530686644">
            <text:p>48.5817530687</text:p>
          </table:table-cell>
          <table:table-cell office:value-type="float" office:value="75.0279602160318">
            <text:p>75.027960216</text:p>
          </table:table-cell>
          <table:table-cell office:value-type="float" office:value="74.9927801080161">
            <text:p>74.992780108</text:p>
          </table:table-cell>
          <table:table-cell office:value-type="float" office:value="74.9576000000003">
            <text:p>74.9576</text:p>
          </table:table-cell>
          <table:table-cell office:value-type="float" office:value="74.9224198919846">
            <text:p>74.922419892</text:p>
          </table:table-cell>
          <table:table-cell office:value-type="float" office:value="74.8872397839688">
            <text:p>74.887239784</text:p>
          </table:table-cell>
          <table:table-cell office:value-type="float" office:value="-0.0100000000000051">
            <text:p>-0.01</text:p>
          </table:table-cell>
          <table:table-cell office:value-type="float" office:value="0.0169999999999959">
            <text:p>0.017</text:p>
          </table:table-cell>
          <table:table-cell office:value-type="string">
            <text:p>2020.01.24 07:00</text:p>
          </table:table-cell>
          <table:table-cell office:value-type="string">
            <text:p>2020.01.24 14:00</text:p>
          </table:table-cell>
        </table:table-row>
        <table:table-row table:style-name="ro1">
          <table:table-cell table:formula="of:=[.A70]+1" office:value-type="float" office:value="69">
            <text:p>69</text:p>
          </table:table-cell>
          <table:table-cell office:value-type="float" office:value="75.024">
            <text:p>75.024</text:p>
          </table:table-cell>
          <table:table-cell office:value-type="float" office:value="75.034">
            <text:p>75.034</text:p>
          </table:table-cell>
          <table:table-cell office:value-type="float" office:value="74.988">
            <text:p>74.988</text:p>
          </table:table-cell>
          <table:table-cell office:value-type="float" office:value="74.993">
            <text:p>74.993</text:p>
          </table:table-cell>
          <table:table-cell office:value-type="float" office:value="53.2108026169883">
            <text:p>53.210802617</text:p>
          </table:table-cell>
          <table:table-cell office:value-type="float" office:value="55.5901576191264">
            <text:p>55.5901576191</text:p>
          </table:table-cell>
          <table:table-cell office:value-type="float" office:value="75.0397686686806">
            <text:p>75.0397686687</text:p>
          </table:table-cell>
          <table:table-cell office:value-type="float" office:value="75.0002593343405">
            <text:p>75.0002593343</text:p>
          </table:table-cell>
          <table:table-cell office:value-type="float" office:value="74.9607500000004">
            <text:p>74.96075</text:p>
          </table:table-cell>
          <table:table-cell office:value-type="float" office:value="74.9212406656602">
            <text:p>74.9212406657</text:p>
          </table:table-cell>
          <table:table-cell office:value-type="float" office:value="74.8817313313201">
            <text:p>74.8817313313</text:p>
          </table:table-cell>
          <table:table-cell office:value-type="float" office:value="-0.0310000000000059">
            <text:p>-0.031</text:p>
          </table:table-cell>
          <table:table-cell office:value-type="float" office:value="0.0460000000000065">
            <text:p>0.046</text:p>
          </table:table-cell>
          <table:table-cell office:value-type="string">
            <text:p>2020.01.24 06:45</text:p>
          </table:table-cell>
          <table:table-cell office:value-type="string">
            <text:p>2020.01.24 13:45</text:p>
          </table:table-cell>
        </table:table-row>
        <table:table-row table:style-name="ro1">
          <table:table-cell table:formula="of:=[.A71]+1" office:value-type="float" office:value="70">
            <text:p>70</text:p>
          </table:table-cell>
          <table:table-cell office:value-type="float" office:value="74.991">
            <text:p>74.991</text:p>
          </table:table-cell>
          <table:table-cell office:value-type="float" office:value="75.032">
            <text:p>75.032</text:p>
          </table:table-cell>
          <table:table-cell office:value-type="float" office:value="74.991">
            <text:p>74.991</text:p>
          </table:table-cell>
          <table:table-cell office:value-type="float" office:value="75.025">
            <text:p>75.025</text:p>
          </table:table-cell>
          <table:table-cell office:value-type="float" office:value="56.6161022854266">
            <text:p>56.6161022854</text:p>
          </table:table-cell>
          <table:table-cell office:value-type="float" office:value="59.9202922920935">
            <text:p>59.9202922921</text:p>
          </table:table-cell>
          <table:table-cell office:value-type="float" office:value="75.0465811063354">
            <text:p>75.0465811063</text:p>
          </table:table-cell>
          <table:table-cell office:value-type="float" office:value="75.0046405531679">
            <text:p>75.0046405532</text:p>
          </table:table-cell>
          <table:table-cell office:value-type="float" office:value="74.9627000000003">
            <text:p>74.9627</text:p>
          </table:table-cell>
          <table:table-cell office:value-type="float" office:value="74.9207594468328">
            <text:p>74.9207594468</text:p>
          </table:table-cell>
          <table:table-cell office:value-type="float" office:value="74.8788188936652">
            <text:p>74.8788188937</text:p>
          </table:table-cell>
          <table:table-cell office:value-type="float" office:value="0.034000000000006">
            <text:p>0.034</text:p>
          </table:table-cell>
          <table:table-cell office:value-type="float" office:value="0.0409999999999968">
            <text:p>0.041</text:p>
          </table:table-cell>
          <table:table-cell office:value-type="string">
            <text:p>2020.01.24 06:30</text:p>
          </table:table-cell>
          <table:table-cell office:value-type="string">
            <text:p>2020.01.24 13:30</text:p>
          </table:table-cell>
        </table:table-row>
        <table:table-row table:style-name="ro1">
          <table:table-cell table:formula="of:=[.A72]+1" office:value-type="float" office:value="71">
            <text:p>71</text:p>
          </table:table-cell>
          <table:table-cell office:value-type="float" office:value="74.976">
            <text:p>74.976</text:p>
          </table:table-cell>
          <table:table-cell office:value-type="float" office:value="74.995">
            <text:p>74.995</text:p>
          </table:table-cell>
          <table:table-cell office:value-type="float" office:value="74.951">
            <text:p>74.951</text:p>
          </table:table-cell>
          <table:table-cell office:value-type="float" office:value="74.992">
            <text:p>74.992</text:p>
          </table:table-cell>
          <table:table-cell office:value-type="float" office:value="53.7141423762979">
            <text:p>53.7141423763</text:p>
          </table:table-cell>
          <table:table-cell office:value-type="float" office:value="59.9090146136865">
            <text:p>59.9090146137</text:p>
          </table:table-cell>
          <table:table-cell office:value-type="float" office:value="75.038574168196">
            <text:p>75.0385741682</text:p>
          </table:table-cell>
          <table:table-cell office:value-type="float" office:value="74.9978120840982">
            <text:p>74.9978120841</text:p>
          </table:table-cell>
          <table:table-cell office:value-type="float" office:value="74.9570500000003">
            <text:p>74.95705</text:p>
          </table:table-cell>
          <table:table-cell office:value-type="float" office:value="74.9162879159025">
            <text:p>74.9162879159</text:p>
          </table:table-cell>
          <table:table-cell office:value-type="float" office:value="74.8755258318046">
            <text:p>74.8755258318</text:p>
          </table:table-cell>
          <table:table-cell office:value-type="float" office:value="0.0160000000000053">
            <text:p>0.016</text:p>
          </table:table-cell>
          <table:table-cell office:value-type="float" office:value="0.0440000000000111">
            <text:p>0.044</text:p>
          </table:table-cell>
          <table:table-cell office:value-type="string">
            <text:p>2020.01.24 06:15</text:p>
          </table:table-cell>
          <table:table-cell office:value-type="string">
            <text:p>2020.01.24 13:15</text:p>
          </table:table-cell>
        </table:table-row>
        <table:table-row table:style-name="ro1">
          <table:table-cell table:formula="of:=[.A73]+1" office:value-type="float" office:value="72">
            <text:p>72</text:p>
          </table:table-cell>
          <table:table-cell office:value-type="float" office:value="74.962">
            <text:p>74.962</text:p>
          </table:table-cell>
          <table:table-cell office:value-type="float" office:value="74.983">
            <text:p>74.983</text:p>
          </table:table-cell>
          <table:table-cell office:value-type="float" office:value="74.956">
            <text:p>74.956</text:p>
          </table:table-cell>
          <table:table-cell office:value-type="float" office:value="74.978">
            <text:p>74.978</text:p>
          </table:table-cell>
          <table:table-cell office:value-type="float" office:value="52.4317597449308">
            <text:p>52.4317597449</text:p>
          </table:table-cell>
          <table:table-cell office:value-type="float" office:value="57.1077273469567">
            <text:p>57.107727347</text:p>
          </table:table-cell>
          <table:table-cell office:value-type="float" office:value="75.0346566210162">
            <text:p>75.034656621</text:p>
          </table:table-cell>
          <table:table-cell office:value-type="float" office:value="74.9942533105083">
            <text:p>74.9942533105</text:p>
          </table:table-cell>
          <table:table-cell office:value-type="float" office:value="74.9538500000003">
            <text:p>74.95385</text:p>
          </table:table-cell>
          <table:table-cell office:value-type="float" office:value="74.9134466894924">
            <text:p>74.9134466895</text:p>
          </table:table-cell>
          <table:table-cell office:value-type="float" office:value="74.8730433789845">
            <text:p>74.873043379</text:p>
          </table:table-cell>
          <table:table-cell office:value-type="float" office:value="0.0159999999999911">
            <text:p>0.016</text:p>
          </table:table-cell>
          <table:table-cell office:value-type="float" office:value="0.027000000000001">
            <text:p>0.027</text:p>
          </table:table-cell>
          <table:table-cell office:value-type="string">
            <text:p>2020.01.24 06:00</text:p>
          </table:table-cell>
          <table:table-cell office:value-type="string">
            <text:p>2020.01.24 13:00</text:p>
          </table:table-cell>
        </table:table-row>
        <table:table-row table:style-name="ro1">
          <table:table-cell table:formula="of:=[.A74]+1" office:value-type="float" office:value="73">
            <text:p>73</text:p>
          </table:table-cell>
          <table:table-cell office:value-type="float" office:value="74.938">
            <text:p>74.938</text:p>
          </table:table-cell>
          <table:table-cell office:value-type="float" office:value="74.963">
            <text:p>74.963</text:p>
          </table:table-cell>
          <table:table-cell office:value-type="float" office:value="74.916">
            <text:p>74.916</text:p>
          </table:table-cell>
          <table:table-cell office:value-type="float" office:value="74.963">
            <text:p>74.963</text:p>
          </table:table-cell>
          <table:table-cell office:value-type="float" office:value="51.0513864918419">
            <text:p>51.0513864918</text:p>
          </table:table-cell>
          <table:table-cell office:value-type="float" office:value="57.1399952905126">
            <text:p>57.1399952905</text:p>
          </table:table-cell>
          <table:table-cell office:value-type="float" office:value="75.0320940444453">
            <text:p>75.0320940444</text:p>
          </table:table-cell>
          <table:table-cell office:value-type="float" office:value="74.9917970222228">
            <text:p>74.9917970222</text:p>
          </table:table-cell>
          <table:table-cell office:value-type="float" office:value="74.9515000000003">
            <text:p>74.9515</text:p>
          </table:table-cell>
          <table:table-cell office:value-type="float" office:value="74.9112029777779">
            <text:p>74.9112029778</text:p>
          </table:table-cell>
          <table:table-cell office:value-type="float" office:value="74.8709059555554">
            <text:p>74.8709059556</text:p>
          </table:table-cell>
          <table:table-cell office:value-type="float" office:value="0.0249999999999915">
            <text:p>0.025</text:p>
          </table:table-cell>
          <table:table-cell office:value-type="float" office:value="0.046999999999997">
            <text:p>0.047</text:p>
          </table:table-cell>
          <table:table-cell office:value-type="string">
            <text:p>2020.01.24 05:45</text:p>
          </table:table-cell>
          <table:table-cell office:value-type="string">
            <text:p>2020.01.24 12:45</text:p>
          </table:table-cell>
        </table:table-row>
        <table:table-row table:style-name="ro1">
          <table:table-cell table:formula="of:=[.A75]+1" office:value-type="float" office:value="74">
            <text:p>74</text:p>
          </table:table-cell>
          <table:table-cell office:value-type="float" office:value="74.921">
            <text:p>74.921</text:p>
          </table:table-cell>
          <table:table-cell office:value-type="float" office:value="74.938">
            <text:p>74.938</text:p>
          </table:table-cell>
          <table:table-cell office:value-type="float" office:value="74.918">
            <text:p>74.918</text:p>
          </table:table-cell>
          <table:table-cell office:value-type="float" office:value="74.937">
            <text:p>74.937</text:p>
          </table:table-cell>
          <table:table-cell office:value-type="float" office:value="48.5950367828252">
            <text:p>48.5950367828</text:p>
          </table:table-cell>
          <table:table-cell office:value-type="float" office:value="56.8566844229075">
            <text:p>56.8566844229</text:p>
          </table:table-cell>
          <table:table-cell office:value-type="float" office:value="75.0307927863626">
            <text:p>75.0307927864</text:p>
          </table:table-cell>
          <table:table-cell office:value-type="float" office:value="74.9902463931815">
            <text:p>74.9902463932</text:p>
          </table:table-cell>
          <table:table-cell office:value-type="float" office:value="74.9497000000003">
            <text:p>74.9497</text:p>
          </table:table-cell>
          <table:table-cell office:value-type="float" office:value="74.9091536068192">
            <text:p>74.9091536068</text:p>
          </table:table-cell>
          <table:table-cell office:value-type="float" office:value="74.868607213638">
            <text:p>74.8686072136</text:p>
          </table:table-cell>
          <table:table-cell office:value-type="float" office:value="0.0159999999999911">
            <text:p>0.016</text:p>
          </table:table-cell>
          <table:table-cell office:value-type="float" office:value="0.019999999999996">
            <text:p>0.02</text:p>
          </table:table-cell>
          <table:table-cell office:value-type="string">
            <text:p>2020.01.24 05:30</text:p>
          </table:table-cell>
          <table:table-cell office:value-type="string">
            <text:p>2020.01.24 12:30</text:p>
          </table:table-cell>
        </table:table-row>
        <table:table-row table:style-name="ro1">
          <table:table-cell table:formula="of:=[.A76]+1" office:value-type="float" office:value="75">
            <text:p>75</text:p>
          </table:table-cell>
          <table:table-cell office:value-type="float" office:value="74.943">
            <text:p>74.943</text:p>
          </table:table-cell>
          <table:table-cell office:value-type="float" office:value="74.948">
            <text:p>74.948</text:p>
          </table:table-cell>
          <table:table-cell office:value-type="float" office:value="74.913">
            <text:p>74.913</text:p>
          </table:table-cell>
          <table:table-cell office:value-type="float" office:value="74.922">
            <text:p>74.922</text:p>
          </table:table-cell>
          <table:table-cell office:value-type="float" office:value="47.1412242133855">
            <text:p>47.1412242134</text:p>
          </table:table-cell>
          <table:table-cell office:value-type="float" office:value="53.1277684620243">
            <text:p>53.127768462</text:p>
          </table:table-cell>
          <table:table-cell office:value-type="float" office:value="75.0309087989218">
            <text:p>75.0309087989</text:p>
          </table:table-cell>
          <table:table-cell office:value-type="float" office:value="74.9897793994611">
            <text:p>74.9897793995</text:p>
          </table:table-cell>
          <table:table-cell office:value-type="float" office:value="74.9486500000003">
            <text:p>74.94865</text:p>
          </table:table-cell>
          <table:table-cell office:value-type="float" office:value="74.9075206005396">
            <text:p>74.9075206005</text:p>
          </table:table-cell>
          <table:table-cell office:value-type="float" office:value="74.8663912010789">
            <text:p>74.8663912011</text:p>
          </table:table-cell>
          <table:table-cell office:value-type="float" office:value="-0.0210000000000008">
            <text:p>-0.021</text:p>
          </table:table-cell>
          <table:table-cell office:value-type="float" office:value="0.0349999999999966">
            <text:p>0.035</text:p>
          </table:table-cell>
          <table:table-cell office:value-type="string">
            <text:p>2020.01.24 05:15</text:p>
          </table:table-cell>
          <table:table-cell office:value-type="string">
            <text:p>2020.01.24 12:15</text:p>
          </table:table-cell>
        </table:table-row>
        <table:table-row table:style-name="ro1">
          <table:table-cell table:formula="of:=[.A77]+1" office:value-type="float" office:value="76">
            <text:p>76</text:p>
          </table:table-cell>
          <table:table-cell office:value-type="float" office:value="74.937">
            <text:p>74.937</text:p>
          </table:table-cell>
          <table:table-cell office:value-type="float" office:value="74.949">
            <text:p>74.949</text:p>
          </table:table-cell>
          <table:table-cell office:value-type="float" office:value="74.923">
            <text:p>74.923</text:p>
          </table:table-cell>
          <table:table-cell office:value-type="float" office:value="74.943">
            <text:p>74.943</text:p>
          </table:table-cell>
          <table:table-cell office:value-type="float" office:value="48.9837211821052">
            <text:p>48.9837211821</text:p>
          </table:table-cell>
          <table:table-cell office:value-type="float" office:value="53.6468774761187">
            <text:p>53.6468774761</text:p>
          </table:table-cell>
          <table:table-cell office:value-type="float" office:value="75.0309090681239">
            <text:p>75.0309090681</text:p>
          </table:table-cell>
          <table:table-cell office:value-type="float" office:value="74.9901045340621">
            <text:p>74.9901045341</text:p>
          </table:table-cell>
          <table:table-cell office:value-type="float" office:value="74.9493000000003">
            <text:p>74.9493</text:p>
          </table:table-cell>
          <table:table-cell office:value-type="float" office:value="74.9084954659385">
            <text:p>74.9084954659</text:p>
          </table:table-cell>
          <table:table-cell office:value-type="float" office:value="74.8676909318767">
            <text:p>74.8676909319</text:p>
          </table:table-cell>
          <table:table-cell office:value-type="float" office:value="0.00600000000000023">
            <text:p>0.006</text:p>
          </table:table-cell>
          <table:table-cell office:value-type="float" office:value="0.0259999999999963">
            <text:p>0.026</text:p>
          </table:table-cell>
          <table:table-cell office:value-type="string">
            <text:p>2020.01.24 05:00</text:p>
          </table:table-cell>
          <table:table-cell office:value-type="string">
            <text:p>2020.01.24 12:00</text:p>
          </table:table-cell>
        </table:table-row>
        <table:table-row table:style-name="ro1">
          <table:table-cell table:formula="of:=[.A78]+1" office:value-type="float" office:value="77">
            <text:p>77</text:p>
          </table:table-cell>
          <table:table-cell office:value-type="float" office:value="74.929">
            <text:p>74.929</text:p>
          </table:table-cell>
          <table:table-cell office:value-type="float" office:value="74.957">
            <text:p>74.957</text:p>
          </table:table-cell>
          <table:table-cell office:value-type="float" office:value="74.928">
            <text:p>74.928</text:p>
          </table:table-cell>
          <table:table-cell office:value-type="float" office:value="74.936">
            <text:p>74.936</text:p>
          </table:table-cell>
          <table:table-cell office:value-type="float" office:value="48.3443901733085">
            <text:p>48.3443901733</text:p>
          </table:table-cell>
          <table:table-cell office:value-type="float" office:value="55.0622374639882">
            <text:p>55.062237464</text:p>
          </table:table-cell>
          <table:table-cell office:value-type="float" office:value="75.03162107571">
            <text:p>75.0316210757</text:p>
          </table:table-cell>
          <table:table-cell office:value-type="float" office:value="74.9908105378552">
            <text:p>74.9908105379</text:p>
          </table:table-cell>
          <table:table-cell office:value-type="float" office:value="74.9500000000003">
            <text:p>74.95</text:p>
          </table:table-cell>
          <table:table-cell office:value-type="float" office:value="74.9091894621455">
            <text:p>74.9091894621</text:p>
          </table:table-cell>
          <table:table-cell office:value-type="float" office:value="74.8683789242907">
            <text:p>74.8683789243</text:p>
          </table:table-cell>
          <table:table-cell office:value-type="float" office:value="0.007000000000005">
            <text:p>0.007</text:p>
          </table:table-cell>
          <table:table-cell office:value-type="float" office:value="0.0289999999999964">
            <text:p>0.029</text:p>
          </table:table-cell>
          <table:table-cell office:value-type="string">
            <text:p>2020.01.24 04:45</text:p>
          </table:table-cell>
          <table:table-cell office:value-type="string">
            <text:p>2020.01.24 11:45</text:p>
          </table:table-cell>
        </table:table-row>
        <table:table-row table:style-name="ro1">
          <table:table-cell table:formula="of:=[.A79]+1" office:value-type="float" office:value="78">
            <text:p>78</text:p>
          </table:table-cell>
          <table:table-cell office:value-type="float" office:value="74.916">
            <text:p>74.916</text:p>
          </table:table-cell>
          <table:table-cell office:value-type="float" office:value="74.932">
            <text:p>74.932</text:p>
          </table:table-cell>
          <table:table-cell office:value-type="float" office:value="74.895">
            <text:p>74.895</text:p>
          </table:table-cell>
          <table:table-cell office:value-type="float" office:value="74.93">
            <text:p>74.93</text:p>
          </table:table-cell>
          <table:table-cell office:value-type="float" office:value="47.8118334809011">
            <text:p>47.8118334809</text:p>
          </table:table-cell>
          <table:table-cell office:value-type="float" office:value="55.4082086100078">
            <text:p>55.40820861</text:p>
          </table:table-cell>
          <table:table-cell office:value-type="float" office:value="75.0346802735653">
            <text:p>75.0346802736</text:p>
          </table:table-cell>
          <table:table-cell office:value-type="float" office:value="74.9934651367828">
            <text:p>74.9934651368</text:p>
          </table:table-cell>
          <table:table-cell office:value-type="float" office:value="74.9522500000003">
            <text:p>74.95225</text:p>
          </table:table-cell>
          <table:table-cell office:value-type="float" office:value="74.9110348632178">
            <text:p>74.9110348632</text:p>
          </table:table-cell>
          <table:table-cell office:value-type="float" office:value="74.8698197264353">
            <text:p>74.8698197264</text:p>
          </table:table-cell>
          <table:table-cell office:value-type="float" office:value="0.01400000000001">
            <text:p>0.014</text:p>
          </table:table-cell>
          <table:table-cell office:value-type="float" office:value="0.0370000000000061">
            <text:p>0.037</text:p>
          </table:table-cell>
          <table:table-cell office:value-type="string">
            <text:p>2020.01.24 04:30</text:p>
          </table:table-cell>
          <table:table-cell office:value-type="string">
            <text:p>2020.01.24 11:30</text:p>
          </table:table-cell>
        </table:table-row>
        <table:table-row table:style-name="ro1">
          <table:table-cell table:formula="of:=[.A80]+1" office:value-type="float" office:value="79">
            <text:p>79</text:p>
          </table:table-cell>
          <table:table-cell office:value-type="float" office:value="74.889">
            <text:p>74.889</text:p>
          </table:table-cell>
          <table:table-cell office:value-type="float" office:value="74.929">
            <text:p>74.929</text:p>
          </table:table-cell>
          <table:table-cell office:value-type="float" office:value="74.876">
            <text:p>74.876</text:p>
          </table:table-cell>
          <table:table-cell office:value-type="float" office:value="74.916">
            <text:p>74.916</text:p>
          </table:table-cell>
          <table:table-cell office:value-type="float" office:value="46.5912682067795">
            <text:p>46.5912682068</text:p>
          </table:table-cell>
          <table:table-cell office:value-type="float" office:value="50.4799560285289">
            <text:p>50.4799560285</text:p>
          </table:table-cell>
          <table:table-cell office:value-type="float" office:value="75.0346927767891">
            <text:p>75.0346927768</text:p>
          </table:table-cell>
          <table:table-cell office:value-type="float" office:value="74.9934213883947">
            <text:p>74.9934213884</text:p>
          </table:table-cell>
          <table:table-cell office:value-type="float" office:value="74.9521500000003">
            <text:p>74.95215</text:p>
          </table:table-cell>
          <table:table-cell office:value-type="float" office:value="74.910878611606">
            <text:p>74.9108786116</text:p>
          </table:table-cell>
          <table:table-cell office:value-type="float" office:value="74.8696072232116">
            <text:p>74.8696072232</text:p>
          </table:table-cell>
          <table:table-cell office:value-type="float" office:value="0.027000000000001">
            <text:p>0.027</text:p>
          </table:table-cell>
          <table:table-cell office:value-type="float" office:value="0.0529999999999973">
            <text:p>0.053</text:p>
          </table:table-cell>
          <table:table-cell office:value-type="string">
            <text:p>2020.01.24 04:15</text:p>
          </table:table-cell>
          <table:table-cell office:value-type="string">
            <text:p>2020.01.24 11:15</text:p>
          </table:table-cell>
        </table:table-row>
        <table:table-row table:style-name="ro1">
          <table:table-cell table:formula="of:=[.A81]+1" office:value-type="float" office:value="80">
            <text:p>80</text:p>
          </table:table-cell>
          <table:table-cell office:value-type="float" office:value="74.905">
            <text:p>74.905</text:p>
          </table:table-cell>
          <table:table-cell office:value-type="float" office:value="74.914">
            <text:p>74.914</text:p>
          </table:table-cell>
          <table:table-cell office:value-type="float" office:value="74.865">
            <text:p>74.865</text:p>
          </table:table-cell>
          <table:table-cell office:value-type="float" office:value="74.89">
            <text:p>74.89</text:p>
          </table:table-cell>
          <table:table-cell office:value-type="float" office:value="44.2926304283764">
            <text:p>44.2926304284</text:p>
          </table:table-cell>
          <table:table-cell office:value-type="float" office:value="48.8095291949596">
            <text:p>48.809529195</text:p>
          </table:table-cell>
          <table:table-cell office:value-type="float" office:value="75.0343844388555">
            <text:p>75.0343844389</text:p>
          </table:table-cell>
          <table:table-cell office:value-type="float" office:value="74.9937422194279">
            <text:p>74.9937422194</text:p>
          </table:table-cell>
          <table:table-cell office:value-type="float" office:value="74.9531000000003">
            <text:p>74.9531</text:p>
          </table:table-cell>
          <table:table-cell office:value-type="float" office:value="74.9124577805728">
            <text:p>74.9124577806</text:p>
          </table:table-cell>
          <table:table-cell office:value-type="float" office:value="74.8718155611452">
            <text:p>74.8718155611</text:p>
          </table:table-cell>
          <table:table-cell office:value-type="float" office:value="-0.0150000000000006">
            <text:p>-0.015</text:p>
          </table:table-cell>
          <table:table-cell office:value-type="float" office:value="0.0490000000000066">
            <text:p>0.049</text:p>
          </table:table-cell>
          <table:table-cell office:value-type="string">
            <text:p>2020.01.24 04:00</text:p>
          </table:table-cell>
          <table:table-cell office:value-type="string">
            <text:p>2020.01.24 11:00</text:p>
          </table:table-cell>
        </table:table-row>
        <table:table-row table:style-name="ro1">
          <table:table-cell table:formula="of:=[.A82]+1" office:value-type="float" office:value="81">
            <text:p>81</text:p>
          </table:table-cell>
          <table:table-cell office:value-type="float" office:value="74.968">
            <text:p>74.968</text:p>
          </table:table-cell>
          <table:table-cell office:value-type="float" office:value="74.977">
            <text:p>74.977</text:p>
          </table:table-cell>
          <table:table-cell office:value-type="float" office:value="74.874">
            <text:p>74.874</text:p>
          </table:table-cell>
          <table:table-cell office:value-type="float" office:value="74.905">
            <text:p>74.905</text:p>
          </table:table-cell>
          <table:table-cell office:value-type="float" office:value="45.3626663683223">
            <text:p>45.3626663683</text:p>
          </table:table-cell>
          <table:table-cell office:value-type="float" office:value="52.9179881146559">
            <text:p>52.9179881147</text:p>
          </table:table-cell>
          <table:table-cell office:value-type="float" office:value="75.0318821033383">
            <text:p>75.0318821033</text:p>
          </table:table-cell>
          <table:table-cell office:value-type="float" office:value="74.9937160516693">
            <text:p>74.9937160517</text:p>
          </table:table-cell>
          <table:table-cell office:value-type="float" office:value="74.9555500000003">
            <text:p>74.95555</text:p>
          </table:table-cell>
          <table:table-cell office:value-type="float" office:value="74.9173839483313">
            <text:p>74.9173839483</text:p>
          </table:table-cell>
          <table:table-cell office:value-type="float" office:value="74.8792178966624">
            <text:p>74.8792178967</text:p>
          </table:table-cell>
          <table:table-cell office:value-type="float" office:value="-0.0630000000000024">
            <text:p>-0.063</text:p>
          </table:table-cell>
          <table:table-cell office:value-type="float" office:value="0.103000000000009">
            <text:p>0.103</text:p>
          </table:table-cell>
          <table:table-cell office:value-type="string">
            <text:p>2020.01.24 03:45</text:p>
          </table:table-cell>
          <table:table-cell office:value-type="string">
            <text:p>2020.01.24 10:45</text:p>
          </table:table-cell>
        </table:table-row>
        <table:table-row table:style-name="ro1">
          <table:table-cell table:formula="of:=[.A83]+1" office:value-type="float" office:value="82">
            <text:p>82</text:p>
          </table:table-cell>
          <table:table-cell office:value-type="float" office:value="75.006">
            <text:p>75.006</text:p>
          </table:table-cell>
          <table:table-cell office:value-type="float" office:value="75.011">
            <text:p>75.011</text:p>
          </table:table-cell>
          <table:table-cell office:value-type="float" office:value="74.959">
            <text:p>74.959</text:p>
          </table:table-cell>
          <table:table-cell office:value-type="float" office:value="74.967">
            <text:p>74.967</text:p>
          </table:table-cell>
          <table:table-cell office:value-type="float" office:value="50.1168347833475">
            <text:p>50.1168347833</text:p>
          </table:table-cell>
          <table:table-cell office:value-type="float" office:value="55.7535061497014">
            <text:p>55.7535061497</text:p>
          </table:table-cell>
          <table:table-cell office:value-type="float" office:value="75.0311724999587">
            <text:p>75.0311725</text:p>
          </table:table-cell>
          <table:table-cell office:value-type="float" office:value="74.9936112499795">
            <text:p>74.99361125</text:p>
          </table:table-cell>
          <table:table-cell office:value-type="float" office:value="74.9560500000003">
            <text:p>74.95605</text:p>
          </table:table-cell>
          <table:table-cell office:value-type="float" office:value="74.9184887500211">
            <text:p>74.91848875</text:p>
          </table:table-cell>
          <table:table-cell office:value-type="float" office:value="74.8809275000419">
            <text:p>74.8809275</text:p>
          </table:table-cell>
          <table:table-cell office:value-type="float" office:value="-0.0390000000000015">
            <text:p>-0.039</text:p>
          </table:table-cell>
          <table:table-cell office:value-type="float" office:value="0.0519999999999925">
            <text:p>0.052</text:p>
          </table:table-cell>
          <table:table-cell office:value-type="string">
            <text:p>2020.01.24 03:30</text:p>
          </table:table-cell>
          <table:table-cell office:value-type="string">
            <text:p>2020.01.24 10:30</text:p>
          </table:table-cell>
        </table:table-row>
        <table:table-row table:style-name="ro1">
          <table:table-cell table:formula="of:=[.A84]+1" office:value-type="float" office:value="83">
            <text:p>83</text:p>
          </table:table-cell>
          <table:table-cell office:value-type="float" office:value="74.939">
            <text:p>74.939</text:p>
          </table:table-cell>
          <table:table-cell office:value-type="float" office:value="75.012">
            <text:p>75.012</text:p>
          </table:table-cell>
          <table:table-cell office:value-type="float" office:value="74.926">
            <text:p>74.926</text:p>
          </table:table-cell>
          <table:table-cell office:value-type="float" office:value="75.005">
            <text:p>75.005</text:p>
          </table:table-cell>
          <table:table-cell office:value-type="float" office:value="53.373851949006">
            <text:p>53.373851949</text:p>
          </table:table-cell>
          <table:table-cell office:value-type="float" office:value="56.1549811386082">
            <text:p>56.1549811386</text:p>
          </table:table-cell>
          <table:table-cell office:value-type="float" office:value="75.0302326074301">
            <text:p>75.0302326074</text:p>
          </table:table-cell>
          <table:table-cell office:value-type="float" office:value="74.9919663037152">
            <text:p>74.9919663037</text:p>
          </table:table-cell>
          <table:table-cell office:value-type="float" office:value="74.9537000000003">
            <text:p>74.9537</text:p>
          </table:table-cell>
          <table:table-cell office:value-type="float" office:value="74.9154336962854">
            <text:p>74.9154336963</text:p>
          </table:table-cell>
          <table:table-cell office:value-type="float" office:value="74.8771673925706">
            <text:p>74.8771673926</text:p>
          </table:table-cell>
          <table:table-cell office:value-type="float" office:value="0.0660000000000025">
            <text:p>0.066</text:p>
          </table:table-cell>
          <table:table-cell office:value-type="float" office:value="0.0859999999999985">
            <text:p>0.086</text:p>
          </table:table-cell>
          <table:table-cell office:value-type="string">
            <text:p>2020.01.24 03:15</text:p>
          </table:table-cell>
          <table:table-cell office:value-type="string">
            <text:p>2020.01.24 10:15</text:p>
          </table:table-cell>
        </table:table-row>
        <table:table-row table:style-name="ro1">
          <table:table-cell table:formula="of:=[.A85]+1" office:value-type="float" office:value="84">
            <text:p>84</text:p>
          </table:table-cell>
          <table:table-cell office:value-type="float" office:value="74.986">
            <text:p>74.986</text:p>
          </table:table-cell>
          <table:table-cell office:value-type="float" office:value="74.994">
            <text:p>74.994</text:p>
          </table:table-cell>
          <table:table-cell office:value-type="float" office:value="74.929">
            <text:p>74.929</text:p>
          </table:table-cell>
          <table:table-cell office:value-type="float" office:value="74.94">
            <text:p>74.94</text:p>
          </table:table-cell>
          <table:table-cell office:value-type="float" office:value="47.8684303879938">
            <text:p>47.868430388</text:p>
          </table:table-cell>
          <table:table-cell office:value-type="float" office:value="55.6795114316818">
            <text:p>55.6795114317</text:p>
          </table:table-cell>
          <table:table-cell office:value-type="float" office:value="75.0233430296623">
            <text:p>75.0233430297</text:p>
          </table:table-cell>
          <table:table-cell office:value-type="float" office:value="74.9866715148313">
            <text:p>74.9866715148</text:p>
          </table:table-cell>
          <table:table-cell office:value-type="float" office:value="74.9500000000003">
            <text:p>74.95</text:p>
          </table:table-cell>
          <table:table-cell office:value-type="float" office:value="74.9133284851693">
            <text:p>74.9133284852</text:p>
          </table:table-cell>
          <table:table-cell office:value-type="float" office:value="74.8766569703384">
            <text:p>74.8766569703</text:p>
          </table:table-cell>
          <table:table-cell office:value-type="float" office:value="-0.0460000000000065">
            <text:p>-0.046</text:p>
          </table:table-cell>
          <table:table-cell office:value-type="float" office:value="0.0649999999999977">
            <text:p>0.065</text:p>
          </table:table-cell>
          <table:table-cell office:value-type="string">
            <text:p>2020.01.24 03:00</text:p>
          </table:table-cell>
          <table:table-cell office:value-type="string">
            <text:p>2020.01.24 10:00</text:p>
          </table:table-cell>
        </table:table-row>
        <table:table-row table:style-name="ro1">
          <table:table-cell table:formula="of:=[.A86]+1" office:value-type="float" office:value="85">
            <text:p>85</text:p>
          </table:table-cell>
          <table:table-cell office:value-type="float" office:value="74.993">
            <text:p>74.993</text:p>
          </table:table-cell>
          <table:table-cell office:value-type="float" office:value="75.022">
            <text:p>75.022</text:p>
          </table:table-cell>
          <table:table-cell office:value-type="float" office:value="74.953">
            <text:p>74.953</text:p>
          </table:table-cell>
          <table:table-cell office:value-type="float" office:value="74.985">
            <text:p>74.985</text:p>
          </table:table-cell>
          <table:table-cell office:value-type="float" office:value="51.8987622085376">
            <text:p>51.8987622085</text:p>
          </table:table-cell>
          <table:table-cell office:value-type="float" office:value="60.3694609682084">
            <text:p>60.3694609682</text:p>
          </table:table-cell>
          <table:table-cell office:value-type="float" office:value="75.0233989247238">
            <text:p>75.0233989247</text:p>
          </table:table-cell>
          <table:table-cell office:value-type="float" office:value="74.986199462362">
            <text:p>74.9861994624</text:p>
          </table:table-cell>
          <table:table-cell office:value-type="float" office:value="74.9490000000003">
            <text:p>74.949</text:p>
          </table:table-cell>
          <table:table-cell office:value-type="float" office:value="74.9118005376386">
            <text:p>74.9118005376</text:p>
          </table:table-cell>
          <table:table-cell office:value-type="float" office:value="74.8746010752769">
            <text:p>74.8746010753</text:p>
          </table:table-cell>
          <table:table-cell office:value-type="float" office:value="-0.00799999999999557">
            <text:p>-0.008</text:p>
          </table:table-cell>
          <table:table-cell office:value-type="float" office:value="0.0690000000000026">
            <text:p>0.069</text:p>
          </table:table-cell>
          <table:table-cell office:value-type="string">
            <text:p>2020.01.24 02:45</text:p>
          </table:table-cell>
          <table:table-cell office:value-type="string">
            <text:p>2020.01.24 09:45</text:p>
          </table:table-cell>
        </table:table-row>
        <table:table-row table:style-name="ro1">
          <table:table-cell table:formula="of:=[.A87]+1" office:value-type="float" office:value="86">
            <text:p>86</text:p>
          </table:table-cell>
          <table:table-cell office:value-type="float" office:value="74.954">
            <text:p>74.954</text:p>
          </table:table-cell>
          <table:table-cell office:value-type="float" office:value="75.017">
            <text:p>75.017</text:p>
          </table:table-cell>
          <table:table-cell office:value-type="float" office:value="74.954">
            <text:p>74.954</text:p>
          </table:table-cell>
          <table:table-cell office:value-type="float" office:value="74.993">
            <text:p>74.993</text:p>
          </table:table-cell>
          <table:table-cell office:value-type="float" office:value="52.6473962867129">
            <text:p>52.6473962867</text:p>
          </table:table-cell>
          <table:table-cell office:value-type="float" office:value="66.489590962699">
            <text:p>66.4895909627</text:p>
          </table:table-cell>
          <table:table-cell office:value-type="float" office:value="75.0191879000248">
            <text:p>75.0191879</text:p>
          </table:table-cell>
          <table:table-cell office:value-type="float" office:value="74.9825689500126">
            <text:p>74.98256895</text:p>
          </table:table-cell>
          <table:table-cell office:value-type="float" office:value="74.9459500000003">
            <text:p>74.94595</text:p>
          </table:table-cell>
          <table:table-cell office:value-type="float" office:value="74.9093310499881">
            <text:p>74.90933105</text:p>
          </table:table-cell>
          <table:table-cell office:value-type="float" office:value="74.8727120999758">
            <text:p>74.8727121</text:p>
          </table:table-cell>
          <table:table-cell office:value-type="float" office:value="0.0390000000000015">
            <text:p>0.039</text:p>
          </table:table-cell>
          <table:table-cell office:value-type="float" office:value="0.0630000000000024">
            <text:p>0.063</text:p>
          </table:table-cell>
          <table:table-cell office:value-type="string">
            <text:p>2020.01.24 02:30</text:p>
          </table:table-cell>
          <table:table-cell office:value-type="string">
            <text:p>2020.01.24 09:30</text:p>
          </table:table-cell>
        </table:table-row>
        <table:table-row table:style-name="ro1">
          <table:table-cell table:formula="of:=[.A88]+1" office:value-type="float" office:value="87">
            <text:p>87</text:p>
          </table:table-cell>
          <table:table-cell office:value-type="float" office:value="75.041">
            <text:p>75.041</text:p>
          </table:table-cell>
          <table:table-cell office:value-type="float" office:value="75.057">
            <text:p>75.057</text:p>
          </table:table-cell>
          <table:table-cell office:value-type="float" office:value="74.917">
            <text:p>74.917</text:p>
          </table:table-cell>
          <table:table-cell office:value-type="float" office:value="74.953">
            <text:p>74.953</text:p>
          </table:table-cell>
          <table:table-cell office:value-type="float" office:value="49.1642179452142">
            <text:p>49.1642179452</text:p>
          </table:table-cell>
          <table:table-cell office:value-type="float" office:value="66.0205117166364">
            <text:p>66.0205117166</text:p>
          </table:table-cell>
          <table:table-cell office:value-type="float" office:value="75.0137413668889">
            <text:p>75.0137413669</text:p>
          </table:table-cell>
          <table:table-cell office:value-type="float" office:value="74.9775456834446">
            <text:p>74.9775456834</text:p>
          </table:table-cell>
          <table:table-cell office:value-type="float" office:value="74.9413500000003">
            <text:p>74.94135</text:p>
          </table:table-cell>
          <table:table-cell office:value-type="float" office:value="74.905154316556">
            <text:p>74.9051543166</text:p>
          </table:table-cell>
          <table:table-cell office:value-type="float" office:value="74.8689586331117">
            <text:p>74.8689586331</text:p>
          </table:table-cell>
          <table:table-cell office:value-type="float" office:value="-0.0879999999999939">
            <text:p>-0.088</text:p>
          </table:table-cell>
          <table:table-cell office:value-type="float" office:value="0.140000000000001">
            <text:p>0.14</text:p>
          </table:table-cell>
          <table:table-cell office:value-type="string">
            <text:p>2020.01.24 02:15</text:p>
          </table:table-cell>
          <table:table-cell office:value-type="string">
            <text:p>2020.01.24 09:15</text:p>
          </table:table-cell>
        </table:table-row>
        <table:table-row table:style-name="ro1">
          <table:table-cell table:formula="of:=[.A89]+1" office:value-type="float" office:value="88">
            <text:p>88</text:p>
          </table:table-cell>
          <table:table-cell office:value-type="float" office:value="75.032">
            <text:p>75.032</text:p>
          </table:table-cell>
          <table:table-cell office:value-type="float" office:value="75.061">
            <text:p>75.061</text:p>
          </table:table-cell>
          <table:table-cell office:value-type="float" office:value="74.965">
            <text:p>74.965</text:p>
          </table:table-cell>
          <table:table-cell office:value-type="float" office:value="75.042">
            <text:p>75.042</text:p>
          </table:table-cell>
          <table:table-cell office:value-type="float" office:value="58.2158455344715">
            <text:p>58.2158455345</text:p>
          </table:table-cell>
          <table:table-cell office:value-type="float" office:value="73.1565458632935">
            <text:p>73.1565458633</text:p>
          </table:table-cell>
          <table:table-cell office:value-type="float" office:value="75.0129420258696">
            <text:p>75.0129420259</text:p>
          </table:table-cell>
          <table:table-cell office:value-type="float" office:value="74.975871012935">
            <text:p>74.9758710129</text:p>
          </table:table-cell>
          <table:table-cell office:value-type="float" office:value="74.9388000000003">
            <text:p>74.9388</text:p>
          </table:table-cell>
          <table:table-cell office:value-type="float" office:value="74.9017289870657">
            <text:p>74.9017289871</text:p>
          </table:table-cell>
          <table:table-cell office:value-type="float" office:value="74.8646579741311">
            <text:p>74.8646579741</text:p>
          </table:table-cell>
          <table:table-cell office:value-type="float" office:value="0.0100000000000051">
            <text:p>0.01</text:p>
          </table:table-cell>
          <table:table-cell office:value-type="float" office:value="0.0960000000000037">
            <text:p>0.096</text:p>
          </table:table-cell>
          <table:table-cell office:value-type="string">
            <text:p>2020.01.24 02:00</text:p>
          </table:table-cell>
          <table:table-cell office:value-type="string">
            <text:p>2020.01.24 09:00</text:p>
          </table:table-cell>
        </table:table-row>
        <table:table-row table:style-name="ro1">
          <table:table-cell table:formula="of:=[.A90]+1" office:value-type="float" office:value="89">
            <text:p>89</text:p>
          </table:table-cell>
          <table:table-cell office:value-type="float" office:value="74.913">
            <text:p>74.913</text:p>
          </table:table-cell>
          <table:table-cell office:value-type="float" office:value="75.032">
            <text:p>75.032</text:p>
          </table:table-cell>
          <table:table-cell office:value-type="float" office:value="74.902">
            <text:p>74.902</text:p>
          </table:table-cell>
          <table:table-cell office:value-type="float" office:value="75.032">
            <text:p>75.032</text:p>
          </table:table-cell>
          <table:table-cell office:value-type="float" office:value="57.3782341336411">
            <text:p>57.3782341336</text:p>
          </table:table-cell>
          <table:table-cell office:value-type="float" office:value="71.7501898458277">
            <text:p>71.7501898458</text:p>
          </table:table-cell>
          <table:table-cell office:value-type="float" office:value="74.9921987591416">
            <text:p>74.9921987591</text:p>
          </table:table-cell>
          <table:table-cell office:value-type="float" office:value="74.961474379571">
            <text:p>74.9614743796</text:p>
          </table:table-cell>
          <table:table-cell office:value-type="float" office:value="74.9307500000004">
            <text:p>74.93075</text:p>
          </table:table-cell>
          <table:table-cell office:value-type="float" office:value="74.9000256204297">
            <text:p>74.9000256204</text:p>
          </table:table-cell>
          <table:table-cell office:value-type="float" office:value="74.8693012408591">
            <text:p>74.8693012409</text:p>
          </table:table-cell>
          <table:table-cell office:value-type="float" office:value="0.119">
            <text:p>0.119</text:p>
          </table:table-cell>
          <table:table-cell office:value-type="float" office:value="0.129999999999996">
            <text:p>0.13</text:p>
          </table:table-cell>
          <table:table-cell office:value-type="string">
            <text:p>2020.01.24 01:45</text:p>
          </table:table-cell>
          <table:table-cell office:value-type="string">
            <text:p>2020.01.24 08:45</text:p>
          </table:table-cell>
        </table:table-row>
        <table:table-row table:style-name="ro1">
          <table:table-cell table:formula="of:=[.A91]+1" office:value-type="float" office:value="90">
            <text:p>90</text:p>
          </table:table-cell>
          <table:table-cell office:value-type="float" office:value="74.928">
            <text:p>74.928</text:p>
          </table:table-cell>
          <table:table-cell office:value-type="float" office:value="74.981">
            <text:p>74.981</text:p>
          </table:table-cell>
          <table:table-cell office:value-type="float" office:value="74.899">
            <text:p>74.899</text:p>
          </table:table-cell>
          <table:table-cell office:value-type="float" office:value="74.912">
            <text:p>74.912</text:p>
          </table:table-cell>
          <table:table-cell office:value-type="float" office:value="44.7528088653372">
            <text:p>44.7528088653</text:p>
          </table:table-cell>
          <table:table-cell office:value-type="float" office:value="72.1636791436786">
            <text:p>72.1636791437</text:p>
          </table:table-cell>
          <table:table-cell office:value-type="float" office:value="74.9712534402467">
            <text:p>74.9712534402</text:p>
          </table:table-cell>
          <table:table-cell office:value-type="float" office:value="74.9467267201235">
            <text:p>74.9467267201</text:p>
          </table:table-cell>
          <table:table-cell office:value-type="float" office:value="74.9222000000004">
            <text:p>74.9222</text:p>
          </table:table-cell>
          <table:table-cell office:value-type="float" office:value="74.8976732798772">
            <text:p>74.8976732799</text:p>
          </table:table-cell>
          <table:table-cell office:value-type="float" office:value="74.873146559754">
            <text:p>74.8731465598</text:p>
          </table:table-cell>
          <table:table-cell office:value-type="float" office:value="-0.0159999999999911">
            <text:p>-0.016</text:p>
          </table:table-cell>
          <table:table-cell office:value-type="float" office:value="0.0819999999999936">
            <text:p>0.082</text:p>
          </table:table-cell>
          <table:table-cell office:value-type="string">
            <text:p>2020.01.24 01:30</text:p>
          </table:table-cell>
          <table:table-cell office:value-type="string">
            <text:p>2020.01.24 08:30</text:p>
          </table:table-cell>
        </table:table-row>
        <table:table-row table:style-name="ro1">
          <table:table-cell table:formula="of:=[.A92]+1" office:value-type="float" office:value="91">
            <text:p>91</text:p>
          </table:table-cell>
          <table:table-cell office:value-type="float" office:value="74.931">
            <text:p>74.931</text:p>
          </table:table-cell>
          <table:table-cell office:value-type="float" office:value="74.944">
            <text:p>74.944</text:p>
          </table:table-cell>
          <table:table-cell office:value-type="float" office:value="74.911">
            <text:p>74.911</text:p>
          </table:table-cell>
          <table:table-cell office:value-type="float" office:value="74.928">
            <text:p>74.928</text:p>
          </table:table-cell>
          <table:table-cell office:value-type="float" office:value="46.4974497770859">
            <text:p>46.4974497771</text:p>
          </table:table-cell>
          <table:table-cell office:value-type="float" office:value="72.5376672264112">
            <text:p>72.5376672264</text:p>
          </table:table-cell>
          <table:table-cell office:value-type="float" office:value="74.9750885037749">
            <text:p>74.9750885038</text:p>
          </table:table-cell>
          <table:table-cell office:value-type="float" office:value="74.9474192518876">
            <text:p>74.9474192519</text:p>
          </table:table-cell>
          <table:table-cell office:value-type="float" office:value="74.9197500000004">
            <text:p>74.91975</text:p>
          </table:table-cell>
          <table:table-cell office:value-type="float" office:value="74.8920807481131">
            <text:p>74.8920807481</text:p>
          </table:table-cell>
          <table:table-cell office:value-type="float" office:value="74.8644114962259">
            <text:p>74.8644114962</text:p>
          </table:table-cell>
          <table:table-cell office:value-type="float" office:value="-0.00300000000000011">
            <text:p>-0.003</text:p>
          </table:table-cell>
          <table:table-cell office:value-type="float" office:value="0.0330000000000012">
            <text:p>0.033</text:p>
          </table:table-cell>
          <table:table-cell office:value-type="string">
            <text:p>2020.01.24 01:15</text:p>
          </table:table-cell>
          <table:table-cell office:value-type="string">
            <text:p>2020.01.24 08:15</text:p>
          </table:table-cell>
        </table:table-row>
        <table:table-row table:style-name="ro1">
          <table:table-cell table:formula="of:=[.A93]+1" office:value-type="float" office:value="92">
            <text:p>92</text:p>
          </table:table-cell>
          <table:table-cell office:value-type="float" office:value="74.928">
            <text:p>74.928</text:p>
          </table:table-cell>
          <table:table-cell office:value-type="float" office:value="74.967">
            <text:p>74.967</text:p>
          </table:table-cell>
          <table:table-cell office:value-type="float" office:value="74.908">
            <text:p>74.908</text:p>
          </table:table-cell>
          <table:table-cell office:value-type="float" office:value="74.931">
            <text:p>74.931</text:p>
          </table:table-cell>
          <table:table-cell office:value-type="float" office:value="46.8225865058425">
            <text:p>46.8225865058</text:p>
          </table:table-cell>
          <table:table-cell office:value-type="float" office:value="76.9441186582586">
            <text:p>76.9441186583</text:p>
          </table:table-cell>
          <table:table-cell office:value-type="float" office:value="74.9810440581985">
            <text:p>74.9810440582</text:p>
          </table:table-cell>
          <table:table-cell office:value-type="float" office:value="74.9481220290994">
            <text:p>74.9481220291</text:p>
          </table:table-cell>
          <table:table-cell office:value-type="float" office:value="74.9152000000004">
            <text:p>74.9152</text:p>
          </table:table-cell>
          <table:table-cell office:value-type="float" office:value="74.8822779709013">
            <text:p>74.8822779709</text:p>
          </table:table-cell>
          <table:table-cell office:value-type="float" office:value="74.8493559418022">
            <text:p>74.8493559418</text:p>
          </table:table-cell>
          <table:table-cell office:value-type="float" office:value="0.00300000000000011">
            <text:p>0.003</text:p>
          </table:table-cell>
          <table:table-cell office:value-type="float" office:value="0.0589999999999975">
            <text:p>0.059</text:p>
          </table:table-cell>
          <table:table-cell office:value-type="string">
            <text:p>2020.01.24 01:00</text:p>
          </table:table-cell>
          <table:table-cell office:value-type="string">
            <text:p>2020.01.24 08:00</text:p>
          </table:table-cell>
        </table:table-row>
        <table:table-row table:style-name="ro1">
          <table:table-cell table:formula="of:=[.A94]+1" office:value-type="float" office:value="93">
            <text:p>93</text:p>
          </table:table-cell>
          <table:table-cell office:value-type="float" office:value="74.917">
            <text:p>74.917</text:p>
          </table:table-cell>
          <table:table-cell office:value-type="float" office:value="74.967">
            <text:p>74.967</text:p>
          </table:table-cell>
          <table:table-cell office:value-type="float" office:value="74.911">
            <text:p>74.911</text:p>
          </table:table-cell>
          <table:table-cell office:value-type="float" office:value="74.927">
            <text:p>74.927</text:p>
          </table:table-cell>
          <table:table-cell office:value-type="float" office:value="46.3473713925753">
            <text:p>46.3473713926</text:p>
          </table:table-cell>
          <table:table-cell office:value-type="float" office:value="77.2632422492686">
            <text:p>77.2632422493</text:p>
          </table:table-cell>
          <table:table-cell office:value-type="float" office:value="74.9915674424794">
            <text:p>74.9915674425</text:p>
          </table:table-cell>
          <table:table-cell office:value-type="float" office:value="74.9500337212399">
            <text:p>74.9500337212</text:p>
          </table:table-cell>
          <table:table-cell office:value-type="float" office:value="74.9085000000004">
            <text:p>74.9085</text:p>
          </table:table-cell>
          <table:table-cell office:value-type="float" office:value="74.8669662787609">
            <text:p>74.8669662788</text:p>
          </table:table-cell>
          <table:table-cell office:value-type="float" office:value="74.8254325575214">
            <text:p>74.8254325575</text:p>
          </table:table-cell>
          <table:table-cell office:value-type="float" office:value="0.0100000000000051">
            <text:p>0.01</text:p>
          </table:table-cell>
          <table:table-cell office:value-type="float" office:value="0.0559999999999974">
            <text:p>0.056</text:p>
          </table:table-cell>
          <table:table-cell office:value-type="string">
            <text:p>2020.01.24 00:45</text:p>
          </table:table-cell>
          <table:table-cell office:value-type="string">
            <text:p>2020.01.24 07:45</text:p>
          </table:table-cell>
        </table:table-row>
        <table:table-row table:style-name="ro1">
          <table:table-cell table:formula="of:=[.A95]+1" office:value-type="float" office:value="94">
            <text:p>94</text:p>
          </table:table-cell>
          <table:table-cell office:value-type="float" office:value="74.936">
            <text:p>74.936</text:p>
          </table:table-cell>
          <table:table-cell office:value-type="float" office:value="74.946">
            <text:p>74.946</text:p>
          </table:table-cell>
          <table:table-cell office:value-type="float" office:value="74.913">
            <text:p>74.913</text:p>
          </table:table-cell>
          <table:table-cell office:value-type="float" office:value="74.916">
            <text:p>74.916</text:p>
          </table:table-cell>
          <table:table-cell office:value-type="float" office:value="45.0648347901355">
            <text:p>45.0648347901</text:p>
          </table:table-cell>
          <table:table-cell office:value-type="float" office:value="70.9695988328586">
            <text:p>70.9695988329</text:p>
          </table:table-cell>
          <table:table-cell office:value-type="float" office:value="74.9990543995932">
            <text:p>74.9990543996</text:p>
          </table:table-cell>
          <table:table-cell office:value-type="float" office:value="74.9503271997968">
            <text:p>74.9503271998</text:p>
          </table:table-cell>
          <table:table-cell office:value-type="float" office:value="74.9016000000004">
            <text:p>74.9016</text:p>
          </table:table-cell>
          <table:table-cell office:value-type="float" office:value="74.852872800204">
            <text:p>74.8528728002</text:p>
          </table:table-cell>
          <table:table-cell office:value-type="float" office:value="74.8041456004075">
            <text:p>74.8041456004</text:p>
          </table:table-cell>
          <table:table-cell office:value-type="float" office:value="-0.0200000000000102">
            <text:p>-0.02</text:p>
          </table:table-cell>
          <table:table-cell office:value-type="float" office:value="0.0330000000000012">
            <text:p>0.033</text:p>
          </table:table-cell>
          <table:table-cell office:value-type="string">
            <text:p>2020.01.24 00:30</text:p>
          </table:table-cell>
          <table:table-cell office:value-type="string">
            <text:p>2020.01.24 07:30</text:p>
          </table:table-cell>
        </table:table-row>
        <table:table-row table:style-name="ro1">
          <table:table-cell table:formula="of:=[.A96]+1" office:value-type="float" office:value="95">
            <text:p>95</text:p>
          </table:table-cell>
          <table:table-cell office:value-type="float" office:value="74.956">
            <text:p>74.956</text:p>
          </table:table-cell>
          <table:table-cell office:value-type="float" office:value="74.957">
            <text:p>74.957</text:p>
          </table:table-cell>
          <table:table-cell office:value-type="float" office:value="74.918">
            <text:p>74.918</text:p>
          </table:table-cell>
          <table:table-cell office:value-type="float" office:value="74.935">
            <text:p>74.935</text:p>
          </table:table-cell>
          <table:table-cell office:value-type="float" office:value="46.9046719580298">
            <text:p>46.904671958</text:p>
          </table:table-cell>
          <table:table-cell office:value-type="float" office:value="76.2438174058417">
            <text:p>76.2438174058</text:p>
          </table:table-cell>
          <table:table-cell office:value-type="float" office:value="75.0027665213784">
            <text:p>75.0027665214</text:p>
          </table:table-cell>
          <table:table-cell office:value-type="float" office:value="74.9492332606894">
            <text:p>74.9492332607</text:p>
          </table:table-cell>
          <table:table-cell office:value-type="float" office:value="74.8957000000004">
            <text:p>74.8957</text:p>
          </table:table-cell>
          <table:table-cell office:value-type="float" office:value="74.8421667393113">
            <text:p>74.8421667393</text:p>
          </table:table-cell>
          <table:table-cell office:value-type="float" office:value="74.7886334786223">
            <text:p>74.7886334786</text:p>
          </table:table-cell>
          <table:table-cell office:value-type="float" office:value="-0.0210000000000008">
            <text:p>-0.021</text:p>
          </table:table-cell>
          <table:table-cell office:value-type="float" office:value="0.0389999999999873">
            <text:p>0.039</text:p>
          </table:table-cell>
          <table:table-cell office:value-type="string">
            <text:p>2020.01.24 00:15</text:p>
          </table:table-cell>
          <table:table-cell office:value-type="string">
            <text:p>2020.01.24 07:15</text:p>
          </table:table-cell>
        </table:table-row>
        <table:table-row table:style-name="ro1">
          <table:table-cell table:formula="of:=[.A97]+1" office:value-type="float" office:value="96">
            <text:p>96</text:p>
          </table:table-cell>
          <table:table-cell table:number-columns-repeated="2" office:value-type="float" office:value="74.975">
            <text:p>74.975</text:p>
          </table:table-cell>
          <table:table-cell office:value-type="float" office:value="74.948">
            <text:p>74.948</text:p>
          </table:table-cell>
          <table:table-cell office:value-type="float" office:value="74.957">
            <text:p>74.957</text:p>
          </table:table-cell>
          <table:table-cell office:value-type="float" office:value="49.1101649537653">
            <text:p>49.1101649538</text:p>
          </table:table-cell>
          <table:table-cell office:value-type="float" office:value="79.2646964349273">
            <text:p>79.2646964349</text:p>
          </table:table-cell>
          <table:table-cell office:value-type="float" office:value="75.0040021039951">
            <text:p>75.004002104</text:p>
          </table:table-cell>
          <table:table-cell office:value-type="float" office:value="74.9460760519977">
            <text:p>74.946076052</text:p>
          </table:table-cell>
          <table:table-cell office:value-type="float" office:value="74.8881500000004">
            <text:p>74.88815</text:p>
          </table:table-cell>
          <table:table-cell office:value-type="float" office:value="74.830223948003">
            <text:p>74.830223948</text:p>
          </table:table-cell>
          <table:table-cell office:value-type="float" office:value="74.7722978960057">
            <text:p>74.772297896</text:p>
          </table:table-cell>
          <table:table-cell office:value-type="float" office:value="-0.0180000000000007">
            <text:p>-0.018</text:p>
          </table:table-cell>
          <table:table-cell office:value-type="float" office:value="0.027000000000001">
            <text:p>0.027</text:p>
          </table:table-cell>
          <table:table-cell office:value-type="string">
            <text:p>2020.01.24 00:00</text:p>
          </table:table-cell>
          <table:table-cell office:value-type="string">
            <text:p>2020.01.24 07:00</text:p>
          </table:table-cell>
        </table:table-row>
        <table:table-row table:style-name="ro1">
          <table:table-cell table:formula="of:=[.A98]+1" office:value-type="float" office:value="97">
            <text:p>97</text:p>
          </table:table-cell>
          <table:table-cell office:value-type="float" office:value="74.925">
            <text:p>74.925</text:p>
          </table:table-cell>
          <table:table-cell office:value-type="float" office:value="74.981">
            <text:p>74.981</text:p>
          </table:table-cell>
          <table:table-cell office:value-type="float" office:value="74.923">
            <text:p>74.923</text:p>
          </table:table-cell>
          <table:table-cell office:value-type="float" office:value="74.981">
            <text:p>74.981</text:p>
          </table:table-cell>
          <table:table-cell office:value-type="float" office:value="51.6259272933742">
            <text:p>51.6259272934</text:p>
          </table:table-cell>
          <table:table-cell office:value-type="float" office:value="80.9632951027718">
            <text:p>80.9632951028</text:p>
          </table:table-cell>
          <table:table-cell office:value-type="float" office:value="75.0010592392262">
            <text:p>75.0010592392</text:p>
          </table:table-cell>
          <table:table-cell office:value-type="float" office:value="74.9399046196133">
            <text:p>74.9399046196</text:p>
          </table:table-cell>
          <table:table-cell office:value-type="float" office:value="74.8787500000004">
            <text:p>74.87875</text:p>
          </table:table-cell>
          <table:table-cell office:value-type="float" office:value="74.8175953803875">
            <text:p>74.8175953804</text:p>
          </table:table-cell>
          <table:table-cell office:value-type="float" office:value="74.7564407607746">
            <text:p>74.7564407608</text:p>
          </table:table-cell>
          <table:table-cell office:value-type="float" office:value="0.0559999999999974">
            <text:p>0.056</text:p>
          </table:table-cell>
          <table:table-cell office:value-type="float" office:value="0.0579999999999927">
            <text:p>0.058</text:p>
          </table:table-cell>
          <table:table-cell office:value-type="string">
            <text:p>2020.01.23 23:45</text:p>
          </table:table-cell>
          <table:table-cell office:value-type="string">
            <text:p>2020.01.24 06:45</text:p>
          </table:table-cell>
        </table:table-row>
        <table:table-row table:style-name="ro1">
          <table:table-cell table:formula="of:=[.A99]+1" office:value-type="float" office:value="98">
            <text:p>98</text:p>
          </table:table-cell>
          <table:table-cell office:value-type="float" office:value="74.935">
            <text:p>74.935</text:p>
          </table:table-cell>
          <table:table-cell office:value-type="float" office:value="74.943">
            <text:p>74.943</text:p>
          </table:table-cell>
          <table:table-cell office:value-type="float" office:value="74.908">
            <text:p>74.908</text:p>
          </table:table-cell>
          <table:table-cell office:value-type="float" office:value="74.928">
            <text:p>74.928</text:p>
          </table:table-cell>
          <table:table-cell office:value-type="float" office:value="45.8011920976836">
            <text:p>45.8011920977</text:p>
          </table:table-cell>
          <table:table-cell office:value-type="float" office:value="81.3490421232745">
            <text:p>81.3490421233</text:p>
          </table:table-cell>
          <table:table-cell office:value-type="float" office:value="74.9916296682235">
            <text:p>74.9916296682</text:p>
          </table:table-cell>
          <table:table-cell office:value-type="float" office:value="74.929539834112">
            <text:p>74.9295398341</text:p>
          </table:table-cell>
          <table:table-cell office:value-type="float" office:value="74.8674500000004">
            <text:p>74.86745</text:p>
          </table:table-cell>
          <table:table-cell office:value-type="float" office:value="74.8053601658889">
            <text:p>74.8053601659</text:p>
          </table:table-cell>
          <table:table-cell office:value-type="float" office:value="74.7432703317773">
            <text:p>74.7432703318</text:p>
          </table:table-cell>
          <table:table-cell office:value-type="float" office:value="-0.007000000000005">
            <text:p>-0.007</text:p>
          </table:table-cell>
          <table:table-cell office:value-type="float" office:value="0.0349999999999966">
            <text:p>0.035</text:p>
          </table:table-cell>
          <table:table-cell office:value-type="string">
            <text:p>2020.01.23 23:30</text:p>
          </table:table-cell>
          <table:table-cell office:value-type="string">
            <text:p>2020.01.24 06:30</text:p>
          </table:table-cell>
        </table:table-row>
        <table:table-row table:style-name="ro1">
          <table:table-cell table:formula="of:=[.A100]+1" office:value-type="float" office:value="99">
            <text:p>99</text:p>
          </table:table-cell>
          <table:table-cell office:value-type="float" office:value="74.937">
            <text:p>74.937</text:p>
          </table:table-cell>
          <table:table-cell office:value-type="float" office:value="74.942">
            <text:p>74.942</text:p>
          </table:table-cell>
          <table:table-cell office:value-type="float" office:value="74.925">
            <text:p>74.925</text:p>
          </table:table-cell>
          <table:table-cell office:value-type="float" office:value="74.935">
            <text:p>74.935</text:p>
          </table:table-cell>
          <table:table-cell office:value-type="float" office:value="46.5037749027494">
            <text:p>46.5037749027</text:p>
          </table:table-cell>
          <table:table-cell office:value-type="float" office:value="86.3121487139825">
            <text:p>86.312148714</text:p>
          </table:table-cell>
          <table:table-cell office:value-type="float" office:value="74.994526122343">
            <text:p>74.9945261223</text:p>
          </table:table-cell>
          <table:table-cell office:value-type="float" office:value="74.9256130611717">
            <text:p>74.9256130612</text:p>
          </table:table-cell>
          <table:table-cell office:value-type="float" office:value="74.8567000000004">
            <text:p>74.8567</text:p>
          </table:table-cell>
          <table:table-cell office:value-type="float" office:value="74.7877869388291">
            <text:p>74.7877869388</text:p>
          </table:table-cell>
          <table:table-cell office:value-type="float" office:value="74.7188738776578">
            <text:p>74.7188738777</text:p>
          </table:table-cell>
          <table:table-cell office:value-type="float" office:value="-0.00199999999999534">
            <text:p>-0.002</text:p>
          </table:table-cell>
          <table:table-cell office:value-type="float" office:value="0.0169999999999959">
            <text:p>0.017</text:p>
          </table:table-cell>
          <table:table-cell office:value-type="string">
            <text:p>2020.01.23 23:15</text:p>
          </table:table-cell>
          <table:table-cell office:value-type="string">
            <text:p>2020.01.24 06:15</text:p>
          </table:table-cell>
        </table:table-row>
        <table:table-row table:style-name="ro1">
          <table:table-cell table:formula="of:=[.A101]+1" office:value-type="float" office:value="100">
            <text:p>100</text:p>
          </table:table-cell>
          <table:table-cell office:value-type="float" office:value="74.915">
            <text:p>74.915</text:p>
          </table:table-cell>
          <table:table-cell office:value-type="float" office:value="74.939">
            <text:p>74.939</text:p>
          </table:table-cell>
          <table:table-cell office:value-type="float" office:value="74.911">
            <text:p>74.911</text:p>
          </table:table-cell>
          <table:table-cell office:value-type="float" office:value="74.939">
            <text:p>74.939</text:p>
          </table:table-cell>
          <table:table-cell office:value-type="float" office:value="46.8942795073215">
            <text:p>46.8942795073</text:p>
          </table:table-cell>
          <table:table-cell office:value-type="float" office:value="78.0792299092802">
            <text:p>78.0792299093</text:p>
          </table:table-cell>
          <table:table-cell office:value-type="float" office:value="75.000643884546">
            <text:p>75.0006438845</text:p>
          </table:table-cell>
          <table:table-cell office:value-type="float" office:value="74.9217469422732">
            <text:p>74.9217469423</text:p>
          </table:table-cell>
          <table:table-cell office:value-type="float" office:value="74.8428500000004">
            <text:p>74.84285</text:p>
          </table:table-cell>
          <table:table-cell office:value-type="float" office:value="74.7639530577276">
            <text:p>74.7639530577</text:p>
          </table:table-cell>
          <table:table-cell office:value-type="float" office:value="74.6850561154548">
            <text:p>74.6850561155</text:p>
          </table:table-cell>
          <table:table-cell office:value-type="float" office:value="0.0239999999999867">
            <text:p>0.024</text:p>
          </table:table-cell>
          <table:table-cell office:value-type="float" office:value="0.0279999999999916">
            <text:p>0.028</text:p>
          </table:table-cell>
          <table:table-cell office:value-type="string">
            <text:p>2020.01.23 23:00</text:p>
          </table:table-cell>
          <table:table-cell office:value-type="string">
            <text:p>2020.01.24 06:00</text:p>
          </table:table-cell>
        </table:table-row>
        <table:table-row table:style-name="ro1">
          <table:table-cell table:formula="of:=[.A102]+1" office:value-type="float" office:value="101">
            <text:p>101</text:p>
          </table:table-cell>
          <table:table-cell office:value-type="float" office:value="74.922">
            <text:p>74.922</text:p>
          </table:table-cell>
          <table:table-cell office:value-type="float" office:value="74.93">
            <text:p>74.93</text:p>
          </table:table-cell>
          <table:table-cell office:value-type="float" office:value="74.91">
            <text:p>74.91</text:p>
          </table:table-cell>
          <table:table-cell office:value-type="float" office:value="74.915">
            <text:p>74.915</text:p>
          </table:table-cell>
          <table:table-cell office:value-type="float" office:value="44.2246234179182">
            <text:p>44.2246234179</text:p>
          </table:table-cell>
          <table:table-cell office:value-type="float" office:value="69.3141289844219">
            <text:p>69.3141289844</text:p>
          </table:table-cell>
          <table:table-cell office:value-type="float" office:value="74.9894941887347">
            <text:p>74.9894941887</text:p>
          </table:table-cell>
          <table:table-cell office:value-type="float" office:value="74.9115220943675">
            <text:p>74.9115220944</text:p>
          </table:table-cell>
          <table:table-cell office:value-type="float" office:value="74.8335500000004">
            <text:p>74.83355</text:p>
          </table:table-cell>
          <table:table-cell office:value-type="float" office:value="74.7555779056332">
            <text:p>74.7555779056</text:p>
          </table:table-cell>
          <table:table-cell office:value-type="float" office:value="74.6776058112661">
            <text:p>74.6776058113</text:p>
          </table:table-cell>
          <table:table-cell office:value-type="float" office:value="-0.00699999999999079">
            <text:p>-0.007</text:p>
          </table:table-cell>
          <table:table-cell office:value-type="float" office:value="0.0200000000000102">
            <text:p>0.02</text:p>
          </table:table-cell>
          <table:table-cell office:value-type="string">
            <text:p>2020.01.23 22:45</text:p>
          </table:table-cell>
          <table:table-cell office:value-type="string">
            <text:p>2020.01.24 05:45</text:p>
          </table:table-cell>
        </table:table-row>
        <table:table-row table:style-name="ro1">
          <table:table-cell table:formula="of:=[.A103]+1" office:value-type="float" office:value="102">
            <text:p>102</text:p>
          </table:table-cell>
          <table:table-cell office:value-type="float" office:value="74.931">
            <text:p>74.931</text:p>
          </table:table-cell>
          <table:table-cell office:value-type="float" office:value="74.94">
            <text:p>74.94</text:p>
          </table:table-cell>
          <table:table-cell office:value-type="float" office:value="74.916">
            <text:p>74.916</text:p>
          </table:table-cell>
          <table:table-cell office:value-type="float" office:value="74.92">
            <text:p>74.92</text:p>
          </table:table-cell>
          <table:table-cell office:value-type="float" office:value="44.6690531731226">
            <text:p>44.6690531731</text:p>
          </table:table-cell>
          <table:table-cell office:value-type="float" office:value="64.6144089029118">
            <text:p>64.6144089029</text:p>
          </table:table-cell>
          <table:table-cell office:value-type="float" office:value="74.9851511422938">
            <text:p>74.9851511423</text:p>
          </table:table-cell>
          <table:table-cell office:value-type="float" office:value="74.9085505711471">
            <text:p>74.9085505711</text:p>
          </table:table-cell>
          <table:table-cell office:value-type="float" office:value="74.8319500000004">
            <text:p>74.83195</text:p>
          </table:table-cell>
          <table:table-cell office:value-type="float" office:value="74.7553494288537">
            <text:p>74.7553494289</text:p>
          </table:table-cell>
          <table:table-cell office:value-type="float" office:value="74.678748857707">
            <text:p>74.6787488577</text:p>
          </table:table-cell>
          <table:table-cell office:value-type="float" office:value="-0.0109999999999957">
            <text:p>-0.011</text:p>
          </table:table-cell>
          <table:table-cell office:value-type="float" office:value="0.0240000000000009">
            <text:p>0.024</text:p>
          </table:table-cell>
          <table:table-cell office:value-type="string">
            <text:p>2020.01.23 22:30</text:p>
          </table:table-cell>
          <table:table-cell office:value-type="string">
            <text:p>2020.01.24 05:30</text:p>
          </table:table-cell>
        </table:table-row>
        <table:table-row table:style-name="ro1">
          <table:table-cell table:formula="of:=[.A104]+1" office:value-type="float" office:value="103">
            <text:p>103</text:p>
          </table:table-cell>
          <table:table-cell office:value-type="float" office:value="74.921">
            <text:p>74.921</text:p>
          </table:table-cell>
          <table:table-cell office:value-type="float" office:value="74.955">
            <text:p>74.955</text:p>
          </table:table-cell>
          <table:table-cell office:value-type="float" office:value="74.915">
            <text:p>74.915</text:p>
          </table:table-cell>
          <table:table-cell office:value-type="float" office:value="74.931">
            <text:p>74.931</text:p>
          </table:table-cell>
          <table:table-cell office:value-type="float" office:value="45.6273735905345">
            <text:p>45.6273735905</text:p>
          </table:table-cell>
          <table:table-cell office:value-type="float" office:value="61.4272969561592">
            <text:p>61.4272969562</text:p>
          </table:table-cell>
          <table:table-cell office:value-type="float" office:value="74.9812597938386">
            <text:p>74.9812597938</text:p>
          </table:table-cell>
          <table:table-cell office:value-type="float" office:value="74.9059548969195">
            <text:p>74.9059548969</text:p>
          </table:table-cell>
          <table:table-cell office:value-type="float" office:value="74.8306500000004">
            <text:p>74.83065</text:p>
          </table:table-cell>
          <table:table-cell office:value-type="float" office:value="74.7553451030813">
            <text:p>74.7553451031</text:p>
          </table:table-cell>
          <table:table-cell office:value-type="float" office:value="74.6800402061621">
            <text:p>74.6800402062</text:p>
          </table:table-cell>
          <table:table-cell office:value-type="float" office:value="0.00999999999999091">
            <text:p>0.01</text:p>
          </table:table-cell>
          <table:table-cell office:value-type="float" office:value="0.039999999999992">
            <text:p>0.04</text:p>
          </table:table-cell>
          <table:table-cell office:value-type="string">
            <text:p>2020.01.23 22:15</text:p>
          </table:table-cell>
          <table:table-cell office:value-type="string">
            <text:p>2020.01.24 05:15</text:p>
          </table:table-cell>
        </table:table-row>
        <table:table-row table:style-name="ro1">
          <table:table-cell table:formula="of:=[.A105]+1" office:value-type="float" office:value="104">
            <text:p>104</text:p>
          </table:table-cell>
          <table:table-cell office:value-type="float" office:value="74.923">
            <text:p>74.923</text:p>
          </table:table-cell>
          <table:table-cell office:value-type="float" office:value="74.935">
            <text:p>74.935</text:p>
          </table:table-cell>
          <table:table-cell office:value-type="float" office:value="74.908">
            <text:p>74.908</text:p>
          </table:table-cell>
          <table:table-cell office:value-type="float" office:value="74.92">
            <text:p>74.92</text:p>
          </table:table-cell>
          <table:table-cell office:value-type="float" office:value="44.4961440046437">
            <text:p>44.4961440046</text:p>
          </table:table-cell>
          <table:table-cell office:value-type="float" office:value="55.8861125439229">
            <text:p>55.8861125439</text:p>
          </table:table-cell>
          <table:table-cell office:value-type="float" office:value="74.999567340611">
            <text:p>74.9995673406</text:p>
          </table:table-cell>
          <table:table-cell office:value-type="float" office:value="74.9171336703057">
            <text:p>74.9171336703</text:p>
          </table:table-cell>
          <table:table-cell office:value-type="float" office:value="74.8347000000004">
            <text:p>74.8347</text:p>
          </table:table-cell>
          <table:table-cell office:value-type="float" office:value="74.7522663296951">
            <text:p>74.7522663297</text:p>
          </table:table-cell>
          <table:table-cell office:value-type="float" office:value="74.6698326593898">
            <text:p>74.6698326594</text:p>
          </table:table-cell>
          <table:table-cell office:value-type="float" office:value="-0.00300000000000011">
            <text:p>-0.003</text:p>
          </table:table-cell>
          <table:table-cell office:value-type="float" office:value="0.027000000000001">
            <text:p>0.027</text:p>
          </table:table-cell>
          <table:table-cell office:value-type="string">
            <text:p>2020.01.23 22:00</text:p>
          </table:table-cell>
          <table:table-cell office:value-type="string">
            <text:p>2020.01.24 05:00</text:p>
          </table:table-cell>
        </table:table-row>
        <table:table-row table:style-name="ro1">
          <table:table-cell table:formula="of:=[.A106]+1" office:value-type="float" office:value="105">
            <text:p>105</text:p>
          </table:table-cell>
          <table:table-cell office:value-type="float" office:value="74.9">
            <text:p>74.9</text:p>
          </table:table-cell>
          <table:table-cell office:value-type="float" office:value="74.932">
            <text:p>74.932</text:p>
          </table:table-cell>
          <table:table-cell office:value-type="float" office:value="74.892">
            <text:p>74.892</text:p>
          </table:table-cell>
          <table:table-cell office:value-type="float" office:value="74.924">
            <text:p>74.924</text:p>
          </table:table-cell>
          <table:table-cell office:value-type="float" office:value="44.81826302968">
            <text:p>44.8182630297</text:p>
          </table:table-cell>
          <table:table-cell office:value-type="float" office:value="50.429031386093">
            <text:p>50.4290313861</text:p>
          </table:table-cell>
          <table:table-cell office:value-type="float" office:value="75.0289232252286">
            <text:p>75.0289232252</text:p>
          </table:table-cell>
          <table:table-cell office:value-type="float" office:value="74.9351616126145">
            <text:p>74.9351616126</text:p>
          </table:table-cell>
          <table:table-cell office:value-type="float" office:value="74.8414000000004">
            <text:p>74.8414</text:p>
          </table:table-cell>
          <table:table-cell office:value-type="float" office:value="74.7476383873863">
            <text:p>74.7476383874</text:p>
          </table:table-cell>
          <table:table-cell office:value-type="float" office:value="74.6538767747722">
            <text:p>74.6538767748</text:p>
          </table:table-cell>
          <table:table-cell office:value-type="float" office:value="0.0240000000000009">
            <text:p>0.024</text:p>
          </table:table-cell>
          <table:table-cell office:value-type="float" office:value="0.0400000000000063">
            <text:p>0.04</text:p>
          </table:table-cell>
          <table:table-cell office:value-type="string">
            <text:p>2020.01.23 21:45</text:p>
          </table:table-cell>
          <table:table-cell office:value-type="string">
            <text:p>2020.01.24 04:45</text:p>
          </table:table-cell>
        </table:table-row>
        <table:table-row table:style-name="ro1">
          <table:table-cell table:formula="of:=[.A107]+1" office:value-type="float" office:value="106">
            <text:p>106</text:p>
          </table:table-cell>
          <table:table-cell office:value-type="float" office:value="74.903">
            <text:p>74.903</text:p>
          </table:table-cell>
          <table:table-cell office:value-type="float" office:value="74.908">
            <text:p>74.908</text:p>
          </table:table-cell>
          <table:table-cell office:value-type="float" office:value="74.884">
            <text:p>74.884</text:p>
          </table:table-cell>
          <table:table-cell office:value-type="float" office:value="74.901">
            <text:p>74.901</text:p>
          </table:table-cell>
          <table:table-cell office:value-type="float" office:value="42.5462880653151">
            <text:p>42.5462880653</text:p>
          </table:table-cell>
          <table:table-cell office:value-type="float" office:value="44.6655795078892">
            <text:p>44.6655795079</text:p>
          </table:table-cell>
          <table:table-cell office:value-type="float" office:value="75.0570014381546">
            <text:p>75.0570014382</text:p>
          </table:table-cell>
          <table:table-cell office:value-type="float" office:value="74.9527007190775">
            <text:p>74.9527007191</text:p>
          </table:table-cell>
          <table:table-cell office:value-type="float" office:value="74.8484000000004">
            <text:p>74.8484</text:p>
          </table:table-cell>
          <table:table-cell office:value-type="float" office:value="74.7440992809233">
            <text:p>74.7440992809</text:p>
          </table:table-cell>
          <table:table-cell office:value-type="float" office:value="74.6397985618462">
            <text:p>74.6397985618</text:p>
          </table:table-cell>
          <table:table-cell office:value-type="float" office:value="-0.00200000000000955">
            <text:p>-0.002</text:p>
          </table:table-cell>
          <table:table-cell office:value-type="float" office:value="0.0240000000000009">
            <text:p>0.024</text:p>
          </table:table-cell>
          <table:table-cell office:value-type="string">
            <text:p>2020.01.23 21:30</text:p>
          </table:table-cell>
          <table:table-cell office:value-type="string">
            <text:p>2020.01.24 04:30</text:p>
          </table:table-cell>
        </table:table-row>
        <table:table-row table:style-name="ro1">
          <table:table-cell table:formula="of:=[.A108]+1" office:value-type="float" office:value="107">
            <text:p>107</text:p>
          </table:table-cell>
          <table:table-cell office:value-type="float" office:value="74.881">
            <text:p>74.881</text:p>
          </table:table-cell>
          <table:table-cell office:value-type="float" office:value="74.914">
            <text:p>74.914</text:p>
          </table:table-cell>
          <table:table-cell office:value-type="float" office:value="74.869">
            <text:p>74.869</text:p>
          </table:table-cell>
          <table:table-cell office:value-type="float" office:value="74.902">
            <text:p>74.902</text:p>
          </table:table-cell>
          <table:table-cell office:value-type="float" office:value="42.618765833747">
            <text:p>42.6187658337</text:p>
          </table:table-cell>
          <table:table-cell office:value-type="float" office:value="38.9058835176714">
            <text:p>38.9058835177</text:p>
          </table:table-cell>
          <table:table-cell office:value-type="float" office:value="75.0834167981462">
            <text:p>75.0834167981</text:p>
          </table:table-cell>
          <table:table-cell office:value-type="float" office:value="74.9698583990733">
            <text:p>74.9698583991</text:p>
          </table:table-cell>
          <table:table-cell office:value-type="float" office:value="74.8563000000004">
            <text:p>74.8563</text:p>
          </table:table-cell>
          <table:table-cell office:value-type="float" office:value="74.7427416009275">
            <text:p>74.7427416009</text:p>
          </table:table-cell>
          <table:table-cell office:value-type="float" office:value="74.6291832018546">
            <text:p>74.6291832019</text:p>
          </table:table-cell>
          <table:table-cell office:value-type="float" office:value="0.0210000000000008">
            <text:p>0.021</text:p>
          </table:table-cell>
          <table:table-cell office:value-type="float" office:value="0.0450000000000017">
            <text:p>0.045</text:p>
          </table:table-cell>
          <table:table-cell office:value-type="string">
            <text:p>2020.01.23 21:15</text:p>
          </table:table-cell>
          <table:table-cell office:value-type="string">
            <text:p>2020.01.24 04:15</text:p>
          </table:table-cell>
        </table:table-row>
        <table:table-row table:style-name="ro1">
          <table:table-cell table:formula="of:=[.A109]+1" office:value-type="float" office:value="108">
            <text:p>108</text:p>
          </table:table-cell>
          <table:table-cell office:value-type="float" office:value="74.862">
            <text:p>74.862</text:p>
          </table:table-cell>
          <table:table-cell office:value-type="float" office:value="74.881">
            <text:p>74.881</text:p>
          </table:table-cell>
          <table:table-cell office:value-type="float" office:value="74.852">
            <text:p>74.852</text:p>
          </table:table-cell>
          <table:table-cell office:value-type="float" office:value="74.881">
            <text:p>74.881</text:p>
          </table:table-cell>
          <table:table-cell office:value-type="float" office:value="40.600064787141">
            <text:p>40.6000647871</text:p>
          </table:table-cell>
          <table:table-cell office:value-type="float" office:value="33.9257034197131">
            <text:p>33.9257034197</text:p>
          </table:table-cell>
          <table:table-cell office:value-type="float" office:value="75.1269759362604">
            <text:p>75.1269759363</text:p>
          </table:table-cell>
          <table:table-cell office:value-type="float" office:value="74.9976379681304">
            <text:p>74.9976379681</text:p>
          </table:table-cell>
          <table:table-cell office:value-type="float" office:value="74.8683000000004">
            <text:p>74.8683</text:p>
          </table:table-cell>
          <table:table-cell office:value-type="float" office:value="74.7389620318704">
            <text:p>74.7389620319</text:p>
          </table:table-cell>
          <table:table-cell office:value-type="float" office:value="74.6096240637404">
            <text:p>74.6096240637</text:p>
          </table:table-cell>
          <table:table-cell office:value-type="float" office:value="0.0190000000000055">
            <text:p>0.019</text:p>
          </table:table-cell>
          <table:table-cell office:value-type="float" office:value="0.0289999999999964">
            <text:p>0.029</text:p>
          </table:table-cell>
          <table:table-cell office:value-type="string">
            <text:p>2020.01.23 21:00</text:p>
          </table:table-cell>
          <table:table-cell office:value-type="string">
            <text:p>2020.01.24 04:00</text:p>
          </table:table-cell>
        </table:table-row>
        <table:table-row table:style-name="ro1">
          <table:table-cell table:formula="of:=[.A110]+1" office:value-type="float" office:value="109">
            <text:p>109</text:p>
          </table:table-cell>
          <table:table-cell office:value-type="float" office:value="74.862">
            <text:p>74.862</text:p>
          </table:table-cell>
          <table:table-cell office:value-type="float" office:value="74.893">
            <text:p>74.893</text:p>
          </table:table-cell>
          <table:table-cell office:value-type="float" office:value="74.849">
            <text:p>74.849</text:p>
          </table:table-cell>
          <table:table-cell office:value-type="float" office:value="74.861">
            <text:p>74.861</text:p>
          </table:table-cell>
          <table:table-cell office:value-type="float" office:value="38.6472063041103">
            <text:p>38.6472063041</text:p>
          </table:table-cell>
          <table:table-cell office:value-type="float" office:value="29.6701626206112">
            <text:p>29.6701626206</text:p>
          </table:table-cell>
          <table:table-cell office:value-type="float" office:value="75.1737552217173">
            <text:p>75.1737552217</text:p>
          </table:table-cell>
          <table:table-cell office:value-type="float" office:value="75.0283276108589">
            <text:p>75.0283276109</text:p>
          </table:table-cell>
          <table:table-cell office:value-type="float" office:value="74.8829000000004">
            <text:p>74.8829</text:p>
          </table:table-cell>
          <table:table-cell office:value-type="float" office:value="74.7374723891419">
            <text:p>74.7374723891</text:p>
          </table:table-cell>
          <table:table-cell office:value-type="float" office:value="74.5920447782835">
            <text:p>74.5920447783</text:p>
          </table:table-cell>
          <table:table-cell office:value-type="float" office:value="-0.000999999999990564">
            <text:p>-0.001</text:p>
          </table:table-cell>
          <table:table-cell office:value-type="float" office:value="0.0439999999999969">
            <text:p>0.044</text:p>
          </table:table-cell>
          <table:table-cell office:value-type="string">
            <text:p>2020.01.23 20:45</text:p>
          </table:table-cell>
          <table:table-cell office:value-type="string">
            <text:p>2020.01.24 03:45</text:p>
          </table:table-cell>
        </table:table-row>
        <table:table-row table:style-name="ro1">
          <table:table-cell table:formula="of:=[.A111]+1" office:value-type="float" office:value="110">
            <text:p>110</text:p>
          </table:table-cell>
          <table:table-cell office:value-type="float" office:value="74.836">
            <text:p>74.836</text:p>
          </table:table-cell>
          <table:table-cell office:value-type="float" office:value="74.867">
            <text:p>74.867</text:p>
          </table:table-cell>
          <table:table-cell office:value-type="float" office:value="74.835">
            <text:p>74.835</text:p>
          </table:table-cell>
          <table:table-cell office:value-type="float" office:value="74.863">
            <text:p>74.863</text:p>
          </table:table-cell>
          <table:table-cell office:value-type="float" office:value="38.7682898275541">
            <text:p>38.7682898276</text:p>
          </table:table-cell>
          <table:table-cell office:value-type="float" office:value="25.7595429317325">
            <text:p>25.7595429317</text:p>
          </table:table-cell>
          <table:table-cell office:value-type="float" office:value="75.2215052657742">
            <text:p>75.2215052658</text:p>
          </table:table-cell>
          <table:table-cell office:value-type="float" office:value="75.0606776328873">
            <text:p>75.0606776329</text:p>
          </table:table-cell>
          <table:table-cell office:value-type="float" office:value="74.8998500000004">
            <text:p>74.89985</text:p>
          </table:table-cell>
          <table:table-cell office:value-type="float" office:value="74.7390223671135">
            <text:p>74.7390223671</text:p>
          </table:table-cell>
          <table:table-cell office:value-type="float" office:value="74.5781947342266">
            <text:p>74.5781947342</text:p>
          </table:table-cell>
          <table:table-cell office:value-type="float" office:value="0.027000000000001">
            <text:p>0.027</text:p>
          </table:table-cell>
          <table:table-cell office:value-type="float" office:value="0.0320000000000107">
            <text:p>0.032</text:p>
          </table:table-cell>
          <table:table-cell office:value-type="string">
            <text:p>2020.01.23 20:30</text:p>
          </table:table-cell>
          <table:table-cell office:value-type="string">
            <text:p>2020.01.24 03:30</text:p>
          </table:table-cell>
        </table:table-row>
        <table:table-row table:style-name="ro1">
          <table:table-cell table:formula="of:=[.A112]+1" office:value-type="float" office:value="111">
            <text:p>111</text:p>
          </table:table-cell>
          <table:table-cell office:value-type="float" office:value="74.795">
            <text:p>74.795</text:p>
          </table:table-cell>
          <table:table-cell office:value-type="float" office:value="74.887">
            <text:p>74.887</text:p>
          </table:table-cell>
          <table:table-cell office:value-type="float" office:value="74.788">
            <text:p>74.788</text:p>
          </table:table-cell>
          <table:table-cell office:value-type="float" office:value="74.837">
            <text:p>74.837</text:p>
          </table:table-cell>
          <table:table-cell office:value-type="float" office:value="36.3036795960566">
            <text:p>36.3036795961</text:p>
          </table:table-cell>
          <table:table-cell office:value-type="float" office:value="29.8631178959882">
            <text:p>29.863117896</text:p>
          </table:table-cell>
          <table:table-cell office:value-type="float" office:value="75.2783009907889">
            <text:p>75.2783009908</text:p>
          </table:table-cell>
          <table:table-cell office:value-type="float" office:value="75.0991504953946">
            <text:p>75.0991504954</text:p>
          </table:table-cell>
          <table:table-cell office:value-type="float" office:value="74.9200000000004">
            <text:p>74.92</text:p>
          </table:table-cell>
          <table:table-cell office:value-type="float" office:value="74.7408495046061">
            <text:p>74.7408495046</text:p>
          </table:table-cell>
          <table:table-cell office:value-type="float" office:value="74.5616990092119">
            <text:p>74.5616990092</text:p>
          </table:table-cell>
          <table:table-cell office:value-type="float" office:value="0.0420000000000016">
            <text:p>0.042</text:p>
          </table:table-cell>
          <table:table-cell office:value-type="float" office:value="0.0990000000000038">
            <text:p>0.099</text:p>
          </table:table-cell>
          <table:table-cell office:value-type="string">
            <text:p>2020.01.23 20:15</text:p>
          </table:table-cell>
          <table:table-cell office:value-type="string">
            <text:p>2020.01.24 03:15</text:p>
          </table:table-cell>
        </table:table-row>
        <table:table-row table:style-name="ro1">
          <table:table-cell table:formula="of:=[.A113]+1" office:value-type="float" office:value="112">
            <text:p>112</text:p>
          </table:table-cell>
          <table:table-cell office:value-type="float" office:value="74.788">
            <text:p>74.788</text:p>
          </table:table-cell>
          <table:table-cell office:value-type="float" office:value="74.8">
            <text:p>74.8</text:p>
          </table:table-cell>
          <table:table-cell office:value-type="float" office:value="74.78">
            <text:p>74.78</text:p>
          </table:table-cell>
          <table:table-cell office:value-type="float" office:value="74.797">
            <text:p>74.797</text:p>
          </table:table-cell>
          <table:table-cell office:value-type="float" office:value="32.3223573613442">
            <text:p>32.3223573613</text:p>
          </table:table-cell>
          <table:table-cell office:value-type="float" office:value="26.309173866603">
            <text:p>26.3091738666</text:p>
          </table:table-cell>
          <table:table-cell office:value-type="float" office:value="75.320217594863">
            <text:p>75.3202175949</text:p>
          </table:table-cell>
          <table:table-cell office:value-type="float" office:value="75.1299587974317">
            <text:p>75.1299587974</text:p>
          </table:table-cell>
          <table:table-cell office:value-type="float" office:value="74.9397000000004">
            <text:p>74.9397</text:p>
          </table:table-cell>
          <table:table-cell office:value-type="float" office:value="74.7494412025691">
            <text:p>74.7494412026</text:p>
          </table:table-cell>
          <table:table-cell office:value-type="float" office:value="74.5591824051378">
            <text:p>74.5591824051</text:p>
          </table:table-cell>
          <table:table-cell office:value-type="float" office:value="0.00900000000000034">
            <text:p>0.009</text:p>
          </table:table-cell>
          <table:table-cell office:value-type="float" office:value="0.019999999999996">
            <text:p>0.02</text:p>
          </table:table-cell>
          <table:table-cell office:value-type="string">
            <text:p>2020.01.23 20:00</text:p>
          </table:table-cell>
          <table:table-cell office:value-type="string">
            <text:p>2020.01.24 03:00</text:p>
          </table:table-cell>
        </table:table-row>
        <table:table-row table:style-name="ro1">
          <table:table-cell table:formula="of:=[.A114]+1" office:value-type="float" office:value="113">
            <text:p>113</text:p>
          </table:table-cell>
          <table:table-cell office:value-type="float" office:value="74.8">
            <text:p>74.8</text:p>
          </table:table-cell>
          <table:table-cell office:value-type="float" office:value="74.805">
            <text:p>74.805</text:p>
          </table:table-cell>
          <table:table-cell office:value-type="float" office:value="74.772">
            <text:p>74.772</text:p>
          </table:table-cell>
          <table:table-cell office:value-type="float" office:value="74.789">
            <text:p>74.789</text:p>
          </table:table-cell>
          <table:table-cell office:value-type="float" office:value="31.5089645736054">
            <text:p>31.5089645736</text:p>
          </table:table-cell>
          <table:table-cell office:value-type="float" office:value="23.4423739209922">
            <text:p>23.442373921</text:p>
          </table:table-cell>
          <table:table-cell office:value-type="float" office:value="75.3555680822639">
            <text:p>75.3555680823</text:p>
          </table:table-cell>
          <table:table-cell office:value-type="float" office:value="75.1584090411322">
            <text:p>75.1584090411</text:p>
          </table:table-cell>
          <table:table-cell office:value-type="float" office:value="74.9612500000004">
            <text:p>74.96125</text:p>
          </table:table-cell>
          <table:table-cell office:value-type="float" office:value="74.7640909588686">
            <text:p>74.7640909589</text:p>
          </table:table-cell>
          <table:table-cell office:value-type="float" office:value="74.5669319177369">
            <text:p>74.5669319177</text:p>
          </table:table-cell>
          <table:table-cell office:value-type="float" office:value="-0.0109999999999957">
            <text:p>-0.011</text:p>
          </table:table-cell>
          <table:table-cell office:value-type="float" office:value="0.0330000000000012">
            <text:p>0.033</text:p>
          </table:table-cell>
          <table:table-cell office:value-type="string">
            <text:p>2020.01.23 19:45</text:p>
          </table:table-cell>
          <table:table-cell office:value-type="string">
            <text:p>2020.01.24 02:45</text:p>
          </table:table-cell>
        </table:table-row>
        <table:table-row table:style-name="ro1">
          <table:table-cell table:formula="of:=[.A115]+1" office:value-type="float" office:value="114">
            <text:p>114</text:p>
          </table:table-cell>
          <table:table-cell office:value-type="float" office:value="74.783">
            <text:p>74.783</text:p>
          </table:table-cell>
          <table:table-cell office:value-type="float" office:value="74.812">
            <text:p>74.812</text:p>
          </table:table-cell>
          <table:table-cell office:value-type="float" office:value="74.774">
            <text:p>74.774</text:p>
          </table:table-cell>
          <table:table-cell office:value-type="float" office:value="74.798">
            <text:p>74.798</text:p>
          </table:table-cell>
          <table:table-cell office:value-type="float" office:value="31.9189609013881">
            <text:p>31.9189609014</text:p>
          </table:table-cell>
          <table:table-cell office:value-type="float" office:value="26.0969024559764">
            <text:p>26.096902456</text:p>
          </table:table-cell>
          <table:table-cell office:value-type="float" office:value="75.3971780783982">
            <text:p>75.3971780784</text:p>
          </table:table-cell>
          <table:table-cell office:value-type="float" office:value="75.1917640391993">
            <text:p>75.1917640392</text:p>
          </table:table-cell>
          <table:table-cell office:value-type="float" office:value="74.9863500000004">
            <text:p>74.98635</text:p>
          </table:table-cell>
          <table:table-cell office:value-type="float" office:value="74.7809359608015">
            <text:p>74.7809359608</text:p>
          </table:table-cell>
          <table:table-cell office:value-type="float" office:value="74.5755219216026">
            <text:p>74.5755219216</text:p>
          </table:table-cell>
          <table:table-cell office:value-type="float" office:value="0.0150000000000006">
            <text:p>0.015</text:p>
          </table:table-cell>
          <table:table-cell office:value-type="float" office:value="0.0379999999999967">
            <text:p>0.038</text:p>
          </table:table-cell>
          <table:table-cell office:value-type="string">
            <text:p>2020.01.23 19:30</text:p>
          </table:table-cell>
          <table:table-cell office:value-type="string">
            <text:p>2020.01.24 02:30</text:p>
          </table:table-cell>
        </table:table-row>
        <table:table-row table:style-name="ro1">
          <table:table-cell table:formula="of:=[.A116]+1" office:value-type="float" office:value="115">
            <text:p>115</text:p>
          </table:table-cell>
          <table:table-cell office:value-type="float" office:value="74.767">
            <text:p>74.767</text:p>
          </table:table-cell>
          <table:table-cell office:value-type="float" office:value="74.788">
            <text:p>74.788</text:p>
          </table:table-cell>
          <table:table-cell office:value-type="float" office:value="74.76">
            <text:p>74.76</text:p>
          </table:table-cell>
          <table:table-cell office:value-type="float" office:value="74.784">
            <text:p>74.784</text:p>
          </table:table-cell>
          <table:table-cell office:value-type="float" office:value="30.5841692174042">
            <text:p>30.5841692174</text:p>
          </table:table-cell>
          <table:table-cell office:value-type="float" office:value="23.665130840721">
            <text:p>23.6651308407</text:p>
          </table:table-cell>
          <table:table-cell office:value-type="float" office:value="75.4341582760873">
            <text:p>75.4341582761</text:p>
          </table:table-cell>
          <table:table-cell office:value-type="float" office:value="75.2227791380439">
            <text:p>75.222779138</text:p>
          </table:table-cell>
          <table:table-cell office:value-type="float" office:value="75.0114000000004">
            <text:p>75.0114</text:p>
          </table:table-cell>
          <table:table-cell office:value-type="float" office:value="74.8000208619569">
            <text:p>74.800020862</text:p>
          </table:table-cell>
          <table:table-cell office:value-type="float" office:value="74.5886417239134">
            <text:p>74.5886417239</text:p>
          </table:table-cell>
          <table:table-cell office:value-type="float" office:value="0.0170000000000101">
            <text:p>0.017</text:p>
          </table:table-cell>
          <table:table-cell office:value-type="float" office:value="0.0279999999999916">
            <text:p>0.028</text:p>
          </table:table-cell>
          <table:table-cell office:value-type="string">
            <text:p>2020.01.23 19:15</text:p>
          </table:table-cell>
          <table:table-cell office:value-type="string">
            <text:p>2020.01.24 02:15</text:p>
          </table:table-cell>
        </table:table-row>
        <table:table-row table:style-name="ro1">
          <table:table-cell table:formula="of:=[.A117]+1" office:value-type="float" office:value="116">
            <text:p>116</text:p>
          </table:table-cell>
          <table:table-cell office:value-type="float" office:value="74.755">
            <text:p>74.755</text:p>
          </table:table-cell>
          <table:table-cell office:value-type="float" office:value="74.769">
            <text:p>74.769</text:p>
          </table:table-cell>
          <table:table-cell office:value-type="float" office:value="74.732">
            <text:p>74.732</text:p>
          </table:table-cell>
          <table:table-cell office:value-type="float" office:value="74.769">
            <text:p>74.769</text:p>
          </table:table-cell>
          <table:table-cell office:value-type="float" office:value="29.1706975419453">
            <text:p>29.1706975419</text:p>
          </table:table-cell>
          <table:table-cell office:value-type="float" office:value="21.231603103398">
            <text:p>21.2316031034</text:p>
          </table:table-cell>
          <table:table-cell office:value-type="float" office:value="75.4607134346012">
            <text:p>75.4607134346</text:p>
          </table:table-cell>
          <table:table-cell office:value-type="float" office:value="75.2484317173008">
            <text:p>75.2484317173</text:p>
          </table:table-cell>
          <table:table-cell office:value-type="float" office:value="75.0361500000004">
            <text:p>75.03615</text:p>
          </table:table-cell>
          <table:table-cell office:value-type="float" office:value="74.8238682827">
            <text:p>74.8238682827</text:p>
          </table:table-cell>
          <table:table-cell office:value-type="float" office:value="74.6115865653996">
            <text:p>74.6115865654</text:p>
          </table:table-cell>
          <table:table-cell office:value-type="float" office:value="0.01400000000001">
            <text:p>0.014</text:p>
          </table:table-cell>
          <table:table-cell office:value-type="float" office:value="0.0370000000000061">
            <text:p>0.037</text:p>
          </table:table-cell>
          <table:table-cell office:value-type="string">
            <text:p>2020.01.23 19:00</text:p>
          </table:table-cell>
          <table:table-cell office:value-type="string">
            <text:p>2020.01.24 02:00</text:p>
          </table:table-cell>
        </table:table-row>
        <table:table-row table:style-name="ro1">
          <table:table-cell table:formula="of:=[.A118]+1" office:value-type="float" office:value="117">
            <text:p>117</text:p>
          </table:table-cell>
          <table:table-cell office:value-type="float" office:value="74.714">
            <text:p>74.714</text:p>
          </table:table-cell>
          <table:table-cell office:value-type="float" office:value="74.758">
            <text:p>74.758</text:p>
          </table:table-cell>
          <table:table-cell office:value-type="float" office:value="74.688">
            <text:p>74.688</text:p>
          </table:table-cell>
          <table:table-cell office:value-type="float" office:value="74.755">
            <text:p>74.755</text:p>
          </table:table-cell>
          <table:table-cell office:value-type="float" office:value="27.8683868347844">
            <text:p>27.8683868348</text:p>
          </table:table-cell>
          <table:table-cell office:value-type="float" office:value="20.8469707753223">
            <text:p>20.8469707753</text:p>
          </table:table-cell>
          <table:table-cell office:value-type="float" office:value="75.4815905958425">
            <text:p>75.4815905958</text:p>
          </table:table-cell>
          <table:table-cell office:value-type="float" office:value="75.2718452979214">
            <text:p>75.2718452979</text:p>
          </table:table-cell>
          <table:table-cell office:value-type="float" office:value="75.0621000000004">
            <text:p>75.0621</text:p>
          </table:table-cell>
          <table:table-cell office:value-type="float" office:value="74.8523547020793">
            <text:p>74.8523547021</text:p>
          </table:table-cell>
          <table:table-cell office:value-type="float" office:value="74.6426094041582">
            <text:p>74.6426094042</text:p>
          </table:table-cell>
          <table:table-cell office:value-type="float" office:value="0.0409999999999968">
            <text:p>0.041</text:p>
          </table:table-cell>
          <table:table-cell office:value-type="float" office:value="0.0699999999999932">
            <text:p>0.07</text:p>
          </table:table-cell>
          <table:table-cell office:value-type="string">
            <text:p>2020.01.23 18:45</text:p>
          </table:table-cell>
          <table:table-cell office:value-type="string">
            <text:p>2020.01.24 01:45</text:p>
          </table:table-cell>
        </table:table-row>
        <table:table-row table:style-name="ro1">
          <table:table-cell table:formula="of:=[.A119]+1" office:value-type="float" office:value="118">
            <text:p>118</text:p>
          </table:table-cell>
          <table:table-cell office:value-type="float" office:value="74.659">
            <text:p>74.659</text:p>
          </table:table-cell>
          <table:table-cell office:value-type="float" office:value="74.747">
            <text:p>74.747</text:p>
          </table:table-cell>
          <table:table-cell office:value-type="float" office:value="74.657">
            <text:p>74.657</text:p>
          </table:table-cell>
          <table:table-cell office:value-type="float" office:value="74.713">
            <text:p>74.713</text:p>
          </table:table-cell>
          <table:table-cell office:value-type="float" office:value="23.8795346684383">
            <text:p>23.8795346684</text:p>
          </table:table-cell>
          <table:table-cell office:value-type="float" office:value="19.8538904835781">
            <text:p>19.8538904836</text:p>
          </table:table-cell>
          <table:table-cell office:value-type="float" office:value="75.4959635464365">
            <text:p>75.4959635464</text:p>
          </table:table-cell>
          <table:table-cell office:value-type="float" office:value="75.2926317732184">
            <text:p>75.2926317732</text:p>
          </table:table-cell>
          <table:table-cell office:value-type="float" office:value="75.0893000000004">
            <text:p>75.0893</text:p>
          </table:table-cell>
          <table:table-cell office:value-type="float" office:value="74.8859682267823">
            <text:p>74.8859682268</text:p>
          </table:table-cell>
          <table:table-cell office:value-type="float" office:value="74.6826364535643">
            <text:p>74.6826364536</text:p>
          </table:table-cell>
          <table:table-cell office:value-type="float" office:value="0.0539999999999878">
            <text:p>0.054</text:p>
          </table:table-cell>
          <table:table-cell office:value-type="float" office:value="0.0900000000000034">
            <text:p>0.09</text:p>
          </table:table-cell>
          <table:table-cell office:value-type="string">
            <text:p>2020.01.23 18:30</text:p>
          </table:table-cell>
          <table:table-cell office:value-type="string">
            <text:p>2020.01.24 01:30</text:p>
          </table:table-cell>
        </table:table-row>
        <table:table-row table:style-name="ro1">
          <table:table-cell table:formula="of:=[.A120]+1" office:value-type="float" office:value="119">
            <text:p>119</text:p>
          </table:table-cell>
          <table:table-cell office:value-type="float" office:value="74.752">
            <text:p>74.752</text:p>
          </table:table-cell>
          <table:table-cell office:value-type="float" office:value="74.77">
            <text:p>74.77</text:p>
          </table:table-cell>
          <table:table-cell office:value-type="float" office:value="74.649">
            <text:p>74.649</text:p>
          </table:table-cell>
          <table:table-cell office:value-type="float" office:value="74.658">
            <text:p>74.658</text:p>
          </table:table-cell>
          <table:table-cell office:value-type="float" office:value="18.2559192259563">
            <text:p>18.255919226</text:p>
          </table:table-cell>
          <table:table-cell office:value-type="float" office:value="17.6258453902797">
            <text:p>17.6258453903</text:p>
          </table:table-cell>
          <table:table-cell office:value-type="float" office:value="75.4919604987861">
            <text:p>75.4919604988</text:p>
          </table:table-cell>
          <table:table-cell office:value-type="float" office:value="75.3045552493932">
            <text:p>75.3045552494</text:p>
          </table:table-cell>
          <table:table-cell office:value-type="float" office:value="75.1171500000004">
            <text:p>75.11715</text:p>
          </table:table-cell>
          <table:table-cell office:value-type="float" office:value="74.9297447506075">
            <text:p>74.9297447506</text:p>
          </table:table-cell>
          <table:table-cell office:value-type="float" office:value="74.7423395012147">
            <text:p>74.7423395012</text:p>
          </table:table-cell>
          <table:table-cell office:value-type="float" office:value="-0.0939999999999941">
            <text:p>-0.094</text:p>
          </table:table-cell>
          <table:table-cell office:value-type="float" office:value="0.120999999999995">
            <text:p>0.121</text:p>
          </table:table-cell>
          <table:table-cell office:value-type="string">
            <text:p>2020.01.23 18:15</text:p>
          </table:table-cell>
          <table:table-cell office:value-type="string">
            <text:p>2020.01.24 01:15</text:p>
          </table:table-cell>
        </table:table-row>
        <table:table-row table:style-name="ro1">
          <table:table-cell table:formula="of:=[.A121]+1" office:value-type="float" office:value="120">
            <text:p>120</text:p>
          </table:table-cell>
          <table:table-cell office:value-type="float" office:value="74.883">
            <text:p>74.883</text:p>
          </table:table-cell>
          <table:table-cell office:value-type="float" office:value="74.892">
            <text:p>74.892</text:p>
          </table:table-cell>
          <table:table-cell office:value-type="float" office:value="74.734">
            <text:p>74.734</text:p>
          </table:table-cell>
          <table:table-cell office:value-type="float" office:value="74.753">
            <text:p>74.753</text:p>
          </table:table-cell>
          <table:table-cell office:value-type="float" office:value="20.7743244495653">
            <text:p>20.7743244496</text:p>
          </table:table-cell>
          <table:table-cell office:value-type="float" office:value="18.2136763189071">
            <text:p>18.2136763189</text:p>
          </table:table-cell>
          <table:table-cell office:value-type="float" office:value="75.4615370503222">
            <text:p>75.4615370503</text:p>
          </table:table-cell>
          <table:table-cell office:value-type="float" office:value="75.3043935251613">
            <text:p>75.3043935252</text:p>
          </table:table-cell>
          <table:table-cell office:value-type="float" office:value="75.1472500000004">
            <text:p>75.14725</text:p>
          </table:table-cell>
          <table:table-cell office:value-type="float" office:value="74.9901064748395">
            <text:p>74.9901064748</text:p>
          </table:table-cell>
          <table:table-cell office:value-type="float" office:value="74.8329629496786">
            <text:p>74.8329629497</text:p>
          </table:table-cell>
          <table:table-cell office:value-type="float" office:value="-0.129999999999996">
            <text:p>-0.13</text:p>
          </table:table-cell>
          <table:table-cell office:value-type="float" office:value="0.158000000000001">
            <text:p>0.158</text:p>
          </table:table-cell>
          <table:table-cell office:value-type="string">
            <text:p>2020.01.23 18:00</text:p>
          </table:table-cell>
          <table:table-cell office:value-type="string">
            <text:p>2020.01.24 01:00</text:p>
          </table:table-cell>
        </table:table-row>
        <table:table-row table:style-name="ro1">
          <table:table-cell table:formula="of:=[.A122]+1" office:value-type="float" office:value="121">
            <text:p>121</text:p>
          </table:table-cell>
          <table:table-cell office:value-type="float" office:value="74.896">
            <text:p>74.896</text:p>
          </table:table-cell>
          <table:table-cell office:value-type="float" office:value="74.907">
            <text:p>74.907</text:p>
          </table:table-cell>
          <table:table-cell office:value-type="float" office:value="74.848">
            <text:p>74.848</text:p>
          </table:table-cell>
          <table:table-cell office:value-type="float" office:value="74.883">
            <text:p>74.883</text:p>
          </table:table-cell>
          <table:table-cell office:value-type="float" office:value="25.3140155265585">
            <text:p>25.3140155266</text:p>
          </table:table-cell>
          <table:table-cell office:value-type="float" office:value="19.0792812849551">
            <text:p>19.079281285</text:p>
          </table:table-cell>
          <table:table-cell office:value-type="float" office:value="75.4311480665313">
            <text:p>75.4311480665</text:p>
          </table:table-cell>
          <table:table-cell office:value-type="float" office:value="75.3015240332658">
            <text:p>75.3015240333</text:p>
          </table:table-cell>
          <table:table-cell office:value-type="float" office:value="75.1719000000004">
            <text:p>75.1719</text:p>
          </table:table-cell>
          <table:table-cell office:value-type="float" office:value="75.042275966735">
            <text:p>75.0422759667</text:p>
          </table:table-cell>
          <table:table-cell office:value-type="float" office:value="74.9126519334695">
            <text:p>74.9126519335</text:p>
          </table:table-cell>
          <table:table-cell office:value-type="float" office:value="-0.0130000000000052">
            <text:p>-0.013</text:p>
          </table:table-cell>
          <table:table-cell office:value-type="float" office:value="0.0589999999999975">
            <text:p>0.059</text:p>
          </table:table-cell>
          <table:table-cell office:value-type="string">
            <text:p>2020.01.23 17:45</text:p>
          </table:table-cell>
          <table:table-cell office:value-type="string">
            <text:p>2020.01.24 00:45</text:p>
          </table:table-cell>
        </table:table-row>
        <table:table-row table:style-name="ro1">
          <table:table-cell table:formula="of:=[.A123]+1" office:value-type="float" office:value="122">
            <text:p>122</text:p>
          </table:table-cell>
          <table:table-cell office:value-type="float" office:value="75.013">
            <text:p>75.013</text:p>
          </table:table-cell>
          <table:table-cell office:value-type="float" office:value="75.024">
            <text:p>75.024</text:p>
          </table:table-cell>
          <table:table-cell office:value-type="float" office:value="74.89">
            <text:p>74.89</text:p>
          </table:table-cell>
          <table:table-cell office:value-type="float" office:value="74.894">
            <text:p>74.894</text:p>
          </table:table-cell>
          <table:table-cell office:value-type="float" office:value="25.76663160418">
            <text:p>25.7666316042</text:p>
          </table:table-cell>
          <table:table-cell office:value-type="float" office:value="20.0621903344493">
            <text:p>20.0621903344</text:p>
          </table:table-cell>
          <table:table-cell office:value-type="float" office:value="75.4170778554247">
            <text:p>75.4170778554</text:p>
          </table:table-cell>
          <table:table-cell office:value-type="float" office:value="75.3041889277125">
            <text:p>75.3041889277</text:p>
          </table:table-cell>
          <table:table-cell office:value-type="float" office:value="75.1913000000004">
            <text:p>75.1913</text:p>
          </table:table-cell>
          <table:table-cell office:value-type="float" office:value="75.0784110722883">
            <text:p>75.0784110723</text:p>
          </table:table-cell>
          <table:table-cell office:value-type="float" office:value="74.9655221445761">
            <text:p>74.9655221446</text:p>
          </table:table-cell>
          <table:table-cell office:value-type="float" office:value="-0.119">
            <text:p>-0.119</text:p>
          </table:table-cell>
          <table:table-cell office:value-type="float" office:value="0.134">
            <text:p>0.134</text:p>
          </table:table-cell>
          <table:table-cell office:value-type="string">
            <text:p>2020.01.23 17:30</text:p>
          </table:table-cell>
          <table:table-cell office:value-type="string">
            <text:p>2020.01.24 00:30</text:p>
          </table:table-cell>
        </table:table-row>
        <table:table-row table:style-name="ro1">
          <table:table-cell table:formula="of:=[.A124]+1" office:value-type="float" office:value="123">
            <text:p>123</text:p>
          </table:table-cell>
          <table:table-cell office:value-type="float" office:value="75.056">
            <text:p>75.056</text:p>
          </table:table-cell>
          <table:table-cell office:value-type="float" office:value="75.064">
            <text:p>75.064</text:p>
          </table:table-cell>
          <table:table-cell office:value-type="float" office:value="74.984">
            <text:p>74.984</text:p>
          </table:table-cell>
          <table:table-cell office:value-type="float" office:value="75.012">
            <text:p>75.012</text:p>
          </table:table-cell>
          <table:table-cell office:value-type="float" office:value="31.5077944487912">
            <text:p>31.5077944488</text:p>
          </table:table-cell>
          <table:table-cell office:value-type="float" office:value="23.2155740350471">
            <text:p>23.215574035</text:p>
          </table:table-cell>
          <table:table-cell office:value-type="float" office:value="75.3928109645831">
            <text:p>75.3928109646</text:p>
          </table:table-cell>
          <table:table-cell office:value-type="float" office:value="75.3016054822917">
            <text:p>75.3016054823</text:p>
          </table:table-cell>
          <table:table-cell office:value-type="float" office:value="75.2104000000004">
            <text:p>75.2104</text:p>
          </table:table-cell>
          <table:table-cell office:value-type="float" office:value="75.119194517709">
            <text:p>75.1191945177</text:p>
          </table:table-cell>
          <table:table-cell office:value-type="float" office:value="75.0279890354177">
            <text:p>75.0279890354</text:p>
          </table:table-cell>
          <table:table-cell office:value-type="float" office:value="-0.0439999999999969">
            <text:p>-0.044</text:p>
          </table:table-cell>
          <table:table-cell office:value-type="float" office:value="0.0799999999999983">
            <text:p>0.08</text:p>
          </table:table-cell>
          <table:table-cell office:value-type="string">
            <text:p>2020.01.23 17:15</text:p>
          </table:table-cell>
          <table:table-cell office:value-type="string">
            <text:p>2020.01.24 00:15</text:p>
          </table:table-cell>
        </table:table-row>
        <table:table-row table:style-name="ro1">
          <table:table-cell table:formula="of:=[.A125]+1" office:value-type="float" office:value="124">
            <text:p>124</text:p>
          </table:table-cell>
          <table:table-cell office:value-type="float" office:value="75.063">
            <text:p>75.063</text:p>
          </table:table-cell>
          <table:table-cell office:value-type="float" office:value="75.109">
            <text:p>75.109</text:p>
          </table:table-cell>
          <table:table-cell office:value-type="float" office:value="75.02">
            <text:p>75.02</text:p>
          </table:table-cell>
          <table:table-cell office:value-type="float" office:value="75.054">
            <text:p>75.054</text:p>
          </table:table-cell>
          <table:table-cell office:value-type="float" office:value="34.0750532339383">
            <text:p>34.0750532339</text:p>
          </table:table-cell>
          <table:table-cell office:value-type="float" office:value="26.4181456905134">
            <text:p>26.4181456905</text:p>
          </table:table-cell>
          <table:table-cell office:value-type="float" office:value="75.3822900389353">
            <text:p>75.3822900389</text:p>
          </table:table-cell>
          <table:table-cell office:value-type="float" office:value="75.3026700194679">
            <text:p>75.3026700195</text:p>
          </table:table-cell>
          <table:table-cell office:value-type="float" office:value="75.2230500000004">
            <text:p>75.22305</text:p>
          </table:table-cell>
          <table:table-cell office:value-type="float" office:value="75.1434299805329">
            <text:p>75.1434299805</text:p>
          </table:table-cell>
          <table:table-cell office:value-type="float" office:value="75.0638099610655">
            <text:p>75.0638099611</text:p>
          </table:table-cell>
          <table:table-cell office:value-type="float" office:value="-0.00900000000000034">
            <text:p>-0.009</text:p>
          </table:table-cell>
          <table:table-cell office:value-type="float" office:value="0.0889999999999987">
            <text:p>0.089</text:p>
          </table:table-cell>
          <table:table-cell office:value-type="string">
            <text:p>2020.01.23 17:00</text:p>
          </table:table-cell>
          <table:table-cell office:value-type="string">
            <text:p>2020.01.24 00:00</text:p>
          </table:table-cell>
        </table:table-row>
        <table:table-row table:style-name="ro1">
          <table:table-cell table:formula="of:=[.A126]+1" office:value-type="float" office:value="125">
            <text:p>125</text:p>
          </table:table-cell>
          <table:table-cell office:value-type="float" office:value="75.061">
            <text:p>75.061</text:p>
          </table:table-cell>
          <table:table-cell office:value-type="float" office:value="75.114">
            <text:p>75.114</text:p>
          </table:table-cell>
          <table:table-cell office:value-type="float" office:value="75.019">
            <text:p>75.019</text:p>
          </table:table-cell>
          <table:table-cell office:value-type="float" office:value="75.064">
            <text:p>75.064</text:p>
          </table:table-cell>
          <table:table-cell office:value-type="float" office:value="34.7148488181156">
            <text:p>34.7148488181</text:p>
          </table:table-cell>
          <table:table-cell office:value-type="float" office:value="27.4599903905859">
            <text:p>27.4599903906</text:p>
          </table:table-cell>
          <table:table-cell office:value-type="float" office:value="75.3707048525398">
            <text:p>75.3707048525</text:p>
          </table:table-cell>
          <table:table-cell office:value-type="float" office:value="75.3011524262701">
            <text:p>75.3011524263</text:p>
          </table:table-cell>
          <table:table-cell office:value-type="float" office:value="75.2316000000004">
            <text:p>75.2316</text:p>
          </table:table-cell>
          <table:table-cell office:value-type="float" office:value="75.1620475737307">
            <text:p>75.1620475737</text:p>
          </table:table-cell>
          <table:table-cell office:value-type="float" office:value="75.092495147461">
            <text:p>75.0924951475</text:p>
          </table:table-cell>
          <table:table-cell office:value-type="float" office:value="0.0029999999999859">
            <text:p>0.003</text:p>
          </table:table-cell>
          <table:table-cell office:value-type="float" office:value="0.0949999999999989">
            <text:p>0.095</text:p>
          </table:table-cell>
          <table:table-cell office:value-type="string">
            <text:p>2020.01.23 16:45</text:p>
          </table:table-cell>
          <table:table-cell office:value-type="string">
            <text:p>2020.01.23 23:45</text:p>
          </table:table-cell>
        </table:table-row>
        <table:table-row table:style-name="ro1">
          <table:table-cell table:formula="of:=[.A127]+1" office:value-type="float" office:value="126">
            <text:p>126</text:p>
          </table:table-cell>
          <table:table-cell office:value-type="float" office:value="75.143">
            <text:p>75.143</text:p>
          </table:table-cell>
          <table:table-cell office:value-type="float" office:value="75.149">
            <text:p>75.149</text:p>
          </table:table-cell>
          <table:table-cell office:value-type="float" office:value="75.038">
            <text:p>75.038</text:p>
          </table:table-cell>
          <table:table-cell office:value-type="float" office:value="75.059">
            <text:p>75.059</text:p>
          </table:table-cell>
          <table:table-cell office:value-type="float" office:value="34.1273548554116">
            <text:p>34.1273548554</text:p>
          </table:table-cell>
          <table:table-cell office:value-type="float" office:value="32.9134379334514">
            <text:p>32.9134379335</text:p>
          </table:table-cell>
          <table:table-cell office:value-type="float" office:value="75.3568912065637">
            <text:p>75.3568912066</text:p>
          </table:table-cell>
          <table:table-cell office:value-type="float" office:value="75.298895603282">
            <text:p>75.2988956033</text:p>
          </table:table-cell>
          <table:table-cell office:value-type="float" office:value="75.2409000000004">
            <text:p>75.2409</text:p>
          </table:table-cell>
          <table:table-cell office:value-type="float" office:value="75.1829043967188">
            <text:p>75.1829043967</text:p>
          </table:table-cell>
          <table:table-cell office:value-type="float" office:value="75.1249087934371">
            <text:p>75.1249087934</text:p>
          </table:table-cell>
          <table:table-cell office:value-type="float" office:value="-0.0840000000000032">
            <text:p>-0.084</text:p>
          </table:table-cell>
          <table:table-cell office:value-type="float" office:value="0.111000000000004">
            <text:p>0.111</text:p>
          </table:table-cell>
          <table:table-cell office:value-type="string">
            <text:p>2020.01.23 16:30</text:p>
          </table:table-cell>
          <table:table-cell office:value-type="string">
            <text:p>2020.01.23 23:30</text:p>
          </table:table-cell>
        </table:table-row>
        <table:table-row table:style-name="ro1">
          <table:table-cell table:formula="of:=[.A128]+1" office:value-type="float" office:value="127">
            <text:p>127</text:p>
          </table:table-cell>
          <table:table-cell office:value-type="float" office:value="75.172">
            <text:p>75.172</text:p>
          </table:table-cell>
          <table:table-cell office:value-type="float" office:value="75.185">
            <text:p>75.185</text:p>
          </table:table-cell>
          <table:table-cell office:value-type="float" office:value="75.129">
            <text:p>75.129</text:p>
          </table:table-cell>
          <table:table-cell office:value-type="float" office:value="75.142">
            <text:p>75.142</text:p>
          </table:table-cell>
          <table:table-cell office:value-type="float" office:value="39.7714164667189">
            <text:p>39.7714164667</text:p>
          </table:table-cell>
          <table:table-cell office:value-type="float" office:value="35.6639260669824">
            <text:p>35.663926067</text:p>
          </table:table-cell>
          <table:table-cell office:value-type="float" office:value="75.330562862753">
            <text:p>75.3305628628</text:p>
          </table:table-cell>
          <table:table-cell office:value-type="float" office:value="75.2901814313767">
            <text:p>75.2901814314</text:p>
          </table:table-cell>
          <table:table-cell office:value-type="float" office:value="75.2498000000004">
            <text:p>75.2498</text:p>
          </table:table-cell>
          <table:table-cell office:value-type="float" office:value="75.2094185686241">
            <text:p>75.2094185686</text:p>
          </table:table-cell>
          <table:table-cell office:value-type="float" office:value="75.1690371372478">
            <text:p>75.1690371372</text:p>
          </table:table-cell>
          <table:table-cell office:value-type="float" office:value="-0.0300000000000011">
            <text:p>-0.03</text:p>
          </table:table-cell>
          <table:table-cell office:value-type="float" office:value="0.0559999999999974">
            <text:p>0.056</text:p>
          </table:table-cell>
          <table:table-cell office:value-type="string">
            <text:p>2020.01.23 16:15</text:p>
          </table:table-cell>
          <table:table-cell office:value-type="string">
            <text:p>2020.01.23 23:15</text:p>
          </table:table-cell>
        </table:table-row>
        <table:table-row table:style-name="ro1">
          <table:table-cell table:formula="of:=[.A129]+1" office:value-type="float" office:value="128">
            <text:p>128</text:p>
          </table:table-cell>
          <table:table-cell office:value-type="float" office:value="75.199">
            <text:p>75.199</text:p>
          </table:table-cell>
          <table:table-cell office:value-type="float" office:value="75.258">
            <text:p>75.258</text:p>
          </table:table-cell>
          <table:table-cell office:value-type="float" office:value="75.171">
            <text:p>75.171</text:p>
          </table:table-cell>
          <table:table-cell office:value-type="float" office:value="75.173">
            <text:p>75.173</text:p>
          </table:table-cell>
          <table:table-cell office:value-type="float" office:value="42.2507244836282">
            <text:p>42.2507244836</text:p>
          </table:table-cell>
          <table:table-cell office:value-type="float" office:value="38.1763523071464">
            <text:p>38.1763523071</text:p>
          </table:table-cell>
          <table:table-cell office:value-type="float" office:value="75.3191626651499">
            <text:p>75.3191626652</text:p>
          </table:table-cell>
          <table:table-cell office:value-type="float" office:value="75.2872313325751">
            <text:p>75.2872313326</text:p>
          </table:table-cell>
          <table:table-cell office:value-type="float" office:value="75.2553000000004">
            <text:p>75.2553</text:p>
          </table:table-cell>
          <table:table-cell office:value-type="float" office:value="75.2233686674256">
            <text:p>75.2233686674</text:p>
          </table:table-cell>
          <table:table-cell office:value-type="float" office:value="75.1914373348509">
            <text:p>75.1914373349</text:p>
          </table:table-cell>
          <table:table-cell office:value-type="float" office:value="-0.0259999999999963">
            <text:p>-0.026</text:p>
          </table:table-cell>
          <table:table-cell office:value-type="float" office:value="0.0869999999999891">
            <text:p>0.087</text:p>
          </table:table-cell>
          <table:table-cell office:value-type="string">
            <text:p>2020.01.23 16:00</text:p>
          </table:table-cell>
          <table:table-cell office:value-type="string">
            <text:p>2020.01.23 23:00</text:p>
          </table:table-cell>
        </table:table-row>
        <table:table-row table:style-name="ro1">
          <table:table-cell table:formula="of:=[.A130]+1" office:value-type="float" office:value="129">
            <text:p>129</text:p>
          </table:table-cell>
          <table:table-cell office:value-type="float" office:value="75.264">
            <text:p>75.264</text:p>
          </table:table-cell>
          <table:table-cell office:value-type="float" office:value="75.276">
            <text:p>75.276</text:p>
          </table:table-cell>
          <table:table-cell table:number-columns-repeated="2" office:value-type="float" office:value="75.2">
            <text:p>75.2</text:p>
          </table:table-cell>
          <table:table-cell office:value-type="float" office:value="44.548559074597">
            <text:p>44.5485590746</text:p>
          </table:table-cell>
          <table:table-cell office:value-type="float" office:value="46.2469989653534">
            <text:p>46.2469989654</text:p>
          </table:table-cell>
          <table:table-cell office:value-type="float" office:value="75.3110150463461">
            <text:p>75.3110150463</text:p>
          </table:table-cell>
          <table:table-cell office:value-type="float" office:value="75.2852575231732">
            <text:p>75.2852575232</text:p>
          </table:table-cell>
          <table:table-cell office:value-type="float" office:value="75.2595000000004">
            <text:p>75.2595</text:p>
          </table:table-cell>
          <table:table-cell office:value-type="float" office:value="75.2337424768275">
            <text:p>75.2337424768</text:p>
          </table:table-cell>
          <table:table-cell office:value-type="float" office:value="75.2079849536547">
            <text:p>75.2079849537</text:p>
          </table:table-cell>
          <table:table-cell office:value-type="float" office:value="-0.063999999999993">
            <text:p>-0.064</text:p>
          </table:table-cell>
          <table:table-cell office:value-type="float" office:value="0.0759999999999934">
            <text:p>0.076</text:p>
          </table:table-cell>
          <table:table-cell office:value-type="string">
            <text:p>2020.01.23 15:45</text:p>
          </table:table-cell>
          <table:table-cell office:value-type="string">
            <text:p>2020.01.23 22:45</text:p>
          </table:table-cell>
        </table:table-row>
        <table:table-row table:style-name="ro1">
          <table:table-cell table:formula="of:=[.A131]+1" office:value-type="float" office:value="130">
            <text:p>130</text:p>
          </table:table-cell>
          <table:table-cell office:value-type="float" office:value="75.228">
            <text:p>75.228</text:p>
          </table:table-cell>
          <table:table-cell office:value-type="float" office:value="75.365">
            <text:p>75.365</text:p>
          </table:table-cell>
          <table:table-cell office:value-type="float" office:value="75.227">
            <text:p>75.227</text:p>
          </table:table-cell>
          <table:table-cell office:value-type="float" office:value="75.266">
            <text:p>75.266</text:p>
          </table:table-cell>
          <table:table-cell office:value-type="float" office:value="50.9881390423529">
            <text:p>50.9881390424</text:p>
          </table:table-cell>
          <table:table-cell office:value-type="float" office:value="47.2825088121497">
            <text:p>47.2825088121</text:p>
          </table:table-cell>
          <table:table-cell office:value-type="float" office:value="75.3063862201128">
            <text:p>75.3063862201</text:p>
          </table:table-cell>
          <table:table-cell office:value-type="float" office:value="75.2838931100566">
            <text:p>75.2838931101</text:p>
          </table:table-cell>
          <table:table-cell office:value-type="float" office:value="75.2614000000004">
            <text:p>75.2614</text:p>
          </table:table-cell>
          <table:table-cell office:value-type="float" office:value="75.2389068899442">
            <text:p>75.2389068899</text:p>
          </table:table-cell>
          <table:table-cell office:value-type="float" office:value="75.216413779888">
            <text:p>75.2164137799</text:p>
          </table:table-cell>
          <table:table-cell office:value-type="float" office:value="0.0380000000000109">
            <text:p>0.038</text:p>
          </table:table-cell>
          <table:table-cell office:value-type="float" office:value="0.137999999999991">
            <text:p>0.138</text:p>
          </table:table-cell>
          <table:table-cell office:value-type="string">
            <text:p>2020.01.23 15:30</text:p>
          </table:table-cell>
          <table:table-cell office:value-type="string">
            <text:p>2020.01.23 22:30</text:p>
          </table:table-cell>
        </table:table-row>
        <table:table-row table:style-name="ro1">
          <table:table-cell table:formula="of:=[.A132]+1" office:value-type="float" office:value="131">
            <text:p>131</text:p>
          </table:table-cell>
          <table:table-cell office:value-type="float" office:value="75.23">
            <text:p>75.23</text:p>
          </table:table-cell>
          <table:table-cell office:value-type="float" office:value="75.247">
            <text:p>75.247</text:p>
          </table:table-cell>
          <table:table-cell office:value-type="float" office:value="75.195">
            <text:p>75.195</text:p>
          </table:table-cell>
          <table:table-cell office:value-type="float" office:value="75.231">
            <text:p>75.231</text:p>
          </table:table-cell>
          <table:table-cell office:value-type="float" office:value="47.1385854131844">
            <text:p>47.1385854132</text:p>
          </table:table-cell>
          <table:table-cell office:value-type="float" office:value="36.2548264506956">
            <text:p>36.2548264507</text:p>
          </table:table-cell>
          <table:table-cell office:value-type="float" office:value="75.3059060171097">
            <text:p>75.3059060171</text:p>
          </table:table-cell>
          <table:table-cell office:value-type="float" office:value="75.2830530085551">
            <text:p>75.2830530086</text:p>
          </table:table-cell>
          <table:table-cell office:value-type="float" office:value="75.2602000000004">
            <text:p>75.2602</text:p>
          </table:table-cell>
          <table:table-cell office:value-type="float" office:value="75.2373469914457">
            <text:p>75.2373469914</text:p>
          </table:table-cell>
          <table:table-cell office:value-type="float" office:value="75.214493982891">
            <text:p>75.2144939829</text:p>
          </table:table-cell>
          <table:table-cell office:value-type="float" office:value="0.000999999999990564">
            <text:p>0.001</text:p>
          </table:table-cell>
          <table:table-cell office:value-type="float" office:value="0.0520000000000067">
            <text:p>0.052</text:p>
          </table:table-cell>
          <table:table-cell office:value-type="string">
            <text:p>2020.01.23 15:15</text:p>
          </table:table-cell>
          <table:table-cell office:value-type="string">
            <text:p>2020.01.23 22:15</text:p>
          </table:table-cell>
        </table:table-row>
        <table:table-row table:style-name="ro1">
          <table:table-cell table:formula="of:=[.A133]+1" office:value-type="float" office:value="132">
            <text:p>132</text:p>
          </table:table-cell>
          <table:table-cell office:value-type="float" office:value="75.291">
            <text:p>75.291</text:p>
          </table:table-cell>
          <table:table-cell office:value-type="float" office:value="75.324">
            <text:p>75.324</text:p>
          </table:table-cell>
          <table:table-cell office:value-type="float" office:value="75.21">
            <text:p>75.21</text:p>
          </table:table-cell>
          <table:table-cell office:value-type="float" office:value="75.228">
            <text:p>75.228</text:p>
          </table:table-cell>
          <table:table-cell office:value-type="float" office:value="46.7983250962498">
            <text:p>46.7983250962</text:p>
          </table:table-cell>
          <table:table-cell office:value-type="float" office:value="42.772741541314">
            <text:p>42.7727415413</text:p>
          </table:table-cell>
          <table:table-cell office:value-type="float" office:value="75.3067018099181">
            <text:p>75.3067018099</text:p>
          </table:table-cell>
          <table:table-cell office:value-type="float" office:value="75.2846009049592">
            <text:p>75.284600905</text:p>
          </table:table-cell>
          <table:table-cell office:value-type="float" office:value="75.2625000000004">
            <text:p>75.2625</text:p>
          </table:table-cell>
          <table:table-cell office:value-type="float" office:value="75.2403990950415">
            <text:p>75.240399095</text:p>
          </table:table-cell>
          <table:table-cell office:value-type="float" office:value="75.2182981900827">
            <text:p>75.2182981901</text:p>
          </table:table-cell>
          <table:table-cell office:value-type="float" office:value="-0.0630000000000024">
            <text:p>-0.063</text:p>
          </table:table-cell>
          <table:table-cell office:value-type="float" office:value="0.114000000000004">
            <text:p>0.114</text:p>
          </table:table-cell>
          <table:table-cell office:value-type="string">
            <text:p>2020.01.23 15:00</text:p>
          </table:table-cell>
          <table:table-cell office:value-type="string">
            <text:p>2020.01.23 22:00</text:p>
          </table:table-cell>
        </table:table-row>
        <table:table-row table:style-name="ro1">
          <table:table-cell table:formula="of:=[.A134]+1" office:value-type="float" office:value="133">
            <text:p>133</text:p>
          </table:table-cell>
          <table:table-cell office:value-type="float" office:value="75.299">
            <text:p>75.299</text:p>
          </table:table-cell>
          <table:table-cell office:value-type="float" office:value="75.309">
            <text:p>75.309</text:p>
          </table:table-cell>
          <table:table-cell office:value-type="float" office:value="75.256">
            <text:p>75.256</text:p>
          </table:table-cell>
          <table:table-cell office:value-type="float" office:value="75.291">
            <text:p>75.291</text:p>
          </table:table-cell>
          <table:table-cell office:value-type="float" office:value="53.6933515177488">
            <text:p>53.6933515177</text:p>
          </table:table-cell>
          <table:table-cell office:value-type="float" office:value="42.7097900552073">
            <text:p>42.7097900552</text:p>
          </table:table-cell>
          <table:table-cell office:value-type="float" office:value="75.3090508959449">
            <text:p>75.3090508959</text:p>
          </table:table-cell>
          <table:table-cell office:value-type="float" office:value="75.2874254479726">
            <text:p>75.287425448</text:p>
          </table:table-cell>
          <table:table-cell office:value-type="float" office:value="75.2658000000004">
            <text:p>75.2658</text:p>
          </table:table-cell>
          <table:table-cell office:value-type="float" office:value="75.2441745520282">
            <text:p>75.244174552</text:p>
          </table:table-cell>
          <table:table-cell office:value-type="float" office:value="75.2225491040559">
            <text:p>75.2225491041</text:p>
          </table:table-cell>
          <table:table-cell office:value-type="float" office:value="-0.00800000000000978">
            <text:p>-0.008</text:p>
          </table:table-cell>
          <table:table-cell office:value-type="float" office:value="0.0529999999999973">
            <text:p>0.053</text:p>
          </table:table-cell>
          <table:table-cell office:value-type="string">
            <text:p>2020.01.23 14:45</text:p>
          </table:table-cell>
          <table:table-cell office:value-type="string">
            <text:p>2020.01.23 21:45</text:p>
          </table:table-cell>
        </table:table-row>
        <table:table-row table:style-name="ro1">
          <table:table-cell table:formula="of:=[.A135]+1" office:value-type="float" office:value="134">
            <text:p>134</text:p>
          </table:table-cell>
          <table:table-cell office:value-type="float" office:value="75.279">
            <text:p>75.279</text:p>
          </table:table-cell>
          <table:table-cell office:value-type="float" office:value="75.304">
            <text:p>75.304</text:p>
          </table:table-cell>
          <table:table-cell office:value-type="float" office:value="75.25">
            <text:p>75.25</text:p>
          </table:table-cell>
          <table:table-cell office:value-type="float" office:value="75.299">
            <text:p>75.299</text:p>
          </table:table-cell>
          <table:table-cell office:value-type="float" office:value="54.6649518107648">
            <text:p>54.6649518108</text:p>
          </table:table-cell>
          <table:table-cell office:value-type="float" office:value="36.4067103677605">
            <text:p>36.4067103678</text:p>
          </table:table-cell>
          <table:table-cell office:value-type="float" office:value="75.314393320543">
            <text:p>75.3143933205</text:p>
          </table:table-cell>
          <table:table-cell office:value-type="float" office:value="75.2907216602717">
            <text:p>75.2907216603</text:p>
          </table:table-cell>
          <table:table-cell office:value-type="float" office:value="75.2670500000004">
            <text:p>75.26705</text:p>
          </table:table-cell>
          <table:table-cell office:value-type="float" office:value="75.2433783397291">
            <text:p>75.2433783397</text:p>
          </table:table-cell>
          <table:table-cell office:value-type="float" office:value="75.2197066794578">
            <text:p>75.2197066795</text:p>
          </table:table-cell>
          <table:table-cell office:value-type="float" office:value="0.0200000000000102">
            <text:p>0.02</text:p>
          </table:table-cell>
          <table:table-cell office:value-type="float" office:value="0.0540000000000021">
            <text:p>0.054</text:p>
          </table:table-cell>
          <table:table-cell office:value-type="string">
            <text:p>2020.01.23 14:30</text:p>
          </table:table-cell>
          <table:table-cell office:value-type="string">
            <text:p>2020.01.23 21:30</text:p>
          </table:table-cell>
        </table:table-row>
        <table:table-row table:style-name="ro1">
          <table:table-cell table:formula="of:=[.A136]+1" office:value-type="float" office:value="135">
            <text:p>135</text:p>
          </table:table-cell>
          <table:table-cell office:value-type="float" office:value="75.287">
            <text:p>75.287</text:p>
          </table:table-cell>
          <table:table-cell office:value-type="float" office:value="75.311">
            <text:p>75.311</text:p>
          </table:table-cell>
          <table:table-cell office:value-type="float" office:value="75.278">
            <text:p>75.278</text:p>
          </table:table-cell>
          <table:table-cell office:value-type="float" office:value="75.279">
            <text:p>75.279</text:p>
          </table:table-cell>
          <table:table-cell office:value-type="float" office:value="52.6291185586773">
            <text:p>52.6291185587</text:p>
          </table:table-cell>
          <table:table-cell office:value-type="float" office:value="42.5407885301124">
            <text:p>42.5407885301</text:p>
          </table:table-cell>
          <table:table-cell office:value-type="float" office:value="75.3234376933876">
            <text:p>75.3234376934</text:p>
          </table:table-cell>
          <table:table-cell office:value-type="float" office:value="75.296168846694">
            <text:p>75.2961688467</text:p>
          </table:table-cell>
          <table:table-cell office:value-type="float" office:value="75.2689000000004">
            <text:p>75.2689</text:p>
          </table:table-cell>
          <table:table-cell office:value-type="float" office:value="75.2416311533068">
            <text:p>75.2416311533</text:p>
          </table:table-cell>
          <table:table-cell office:value-type="float" office:value="75.2143623066132">
            <text:p>75.2143623066</text:p>
          </table:table-cell>
          <table:table-cell office:value-type="float" office:value="-0.00800000000000978">
            <text:p>-0.008</text:p>
          </table:table-cell>
          <table:table-cell office:value-type="float" office:value="0.0330000000000012">
            <text:p>0.033</text:p>
          </table:table-cell>
          <table:table-cell office:value-type="string">
            <text:p>2020.01.23 14:15</text:p>
          </table:table-cell>
          <table:table-cell office:value-type="string">
            <text:p>2020.01.23 21:15</text:p>
          </table:table-cell>
        </table:table-row>
        <table:table-row table:style-name="ro1">
          <table:table-cell table:formula="of:=[.A137]+1" office:value-type="float" office:value="136">
            <text:p>136</text:p>
          </table:table-cell>
          <table:table-cell office:value-type="float" office:value="75.298">
            <text:p>75.298</text:p>
          </table:table-cell>
          <table:table-cell office:value-type="float" office:value="75.32">
            <text:p>75.32</text:p>
          </table:table-cell>
          <table:table-cell office:value-type="float" office:value="75.277">
            <text:p>75.277</text:p>
          </table:table-cell>
          <table:table-cell office:value-type="float" office:value="75.288">
            <text:p>75.288</text:p>
          </table:table-cell>
          <table:table-cell office:value-type="float" office:value="53.6592408014414">
            <text:p>53.6592408014</text:p>
          </table:table-cell>
          <table:table-cell office:value-type="float" office:value="47.0706783486166">
            <text:p>47.0706783486</text:p>
          </table:table-cell>
          <table:table-cell office:value-type="float" office:value="75.3270122233536">
            <text:p>75.3270122234</text:p>
          </table:table-cell>
          <table:table-cell office:value-type="float" office:value="75.298631111677">
            <text:p>75.2986311117</text:p>
          </table:table-cell>
          <table:table-cell office:value-type="float" office:value="75.2702500000004">
            <text:p>75.27025</text:p>
          </table:table-cell>
          <table:table-cell office:value-type="float" office:value="75.2418688883238">
            <text:p>75.2418688883</text:p>
          </table:table-cell>
          <table:table-cell office:value-type="float" office:value="75.2134877766472">
            <text:p>75.2134877766</text:p>
          </table:table-cell>
          <table:table-cell office:value-type="float" office:value="-0.0100000000000051">
            <text:p>-0.01</text:p>
          </table:table-cell>
          <table:table-cell office:value-type="float" office:value="0.0429999999999922">
            <text:p>0.043</text:p>
          </table:table-cell>
          <table:table-cell office:value-type="string">
            <text:p>2020.01.23 14:00</text:p>
          </table:table-cell>
          <table:table-cell office:value-type="string">
            <text:p>2020.01.23 21:00</text:p>
          </table:table-cell>
        </table:table-row>
        <table:table-row table:style-name="ro1">
          <table:table-cell table:formula="of:=[.A138]+1" office:value-type="float" office:value="137">
            <text:p>137</text:p>
          </table:table-cell>
          <table:table-cell office:value-type="float" office:value="75.271">
            <text:p>75.271</text:p>
          </table:table-cell>
          <table:table-cell office:value-type="float" office:value="75.309">
            <text:p>75.309</text:p>
          </table:table-cell>
          <table:table-cell office:value-type="float" office:value="75.266">
            <text:p>75.266</text:p>
          </table:table-cell>
          <table:table-cell office:value-type="float" office:value="75.299">
            <text:p>75.299</text:p>
          </table:table-cell>
          <table:table-cell office:value-type="float" office:value="54.9070981504665">
            <text:p>54.9070981505</text:p>
          </table:table-cell>
          <table:table-cell office:value-type="float" office:value="48.4533172126">
            <text:p>48.4533172126</text:p>
          </table:table-cell>
          <table:table-cell office:value-type="float" office:value="75.3282995438735">
            <text:p>75.3282995439</text:p>
          </table:table-cell>
          <table:table-cell office:value-type="float" office:value="75.2995247719369">
            <text:p>75.2995247719</text:p>
          </table:table-cell>
          <table:table-cell office:value-type="float" office:value="75.2707500000004">
            <text:p>75.27075</text:p>
          </table:table-cell>
          <table:table-cell office:value-type="float" office:value="75.2419752280639">
            <text:p>75.2419752281</text:p>
          </table:table-cell>
          <table:table-cell office:value-type="float" office:value="75.2132004561273">
            <text:p>75.2132004561</text:p>
          </table:table-cell>
          <table:table-cell office:value-type="float" office:value="0.0280000000000058">
            <text:p>0.028</text:p>
          </table:table-cell>
          <table:table-cell office:value-type="float" office:value="0.0429999999999922">
            <text:p>0.043</text:p>
          </table:table-cell>
          <table:table-cell office:value-type="string">
            <text:p>2020.01.23 13:45</text:p>
          </table:table-cell>
          <table:table-cell office:value-type="string">
            <text:p>2020.01.23 20:45</text:p>
          </table:table-cell>
        </table:table-row>
        <table:table-row table:style-name="ro1">
          <table:table-cell table:formula="of:=[.A139]+1" office:value-type="float" office:value="138">
            <text:p>138</text:p>
          </table:table-cell>
          <table:table-cell office:value-type="float" office:value="75.259">
            <text:p>75.259</text:p>
          </table:table-cell>
          <table:table-cell office:value-type="float" office:value="75.289">
            <text:p>75.289</text:p>
          </table:table-cell>
          <table:table-cell office:value-type="float" office:value="75.259">
            <text:p>75.259</text:p>
          </table:table-cell>
          <table:table-cell office:value-type="float" office:value="75.27">
            <text:p>75.27</text:p>
          </table:table-cell>
          <table:table-cell office:value-type="float" office:value="52.1182876251889">
            <text:p>52.1182876252</text:p>
          </table:table-cell>
          <table:table-cell office:value-type="float" office:value="48.4280269447857">
            <text:p>48.4280269448</text:p>
          </table:table-cell>
          <table:table-cell office:value-type="float" office:value="75.3313404682996">
            <text:p>75.3313404683</text:p>
          </table:table-cell>
          <table:table-cell office:value-type="float" office:value="75.29829523415">
            <text:p>75.2982952342</text:p>
          </table:table-cell>
          <table:table-cell office:value-type="float" office:value="75.2652500000004">
            <text:p>75.26525</text:p>
          </table:table-cell>
          <table:table-cell office:value-type="float" office:value="75.2322047658508">
            <text:p>75.2322047659</text:p>
          </table:table-cell>
          <table:table-cell office:value-type="float" office:value="75.1991595317013">
            <text:p>75.1991595317</text:p>
          </table:table-cell>
          <table:table-cell office:value-type="float" office:value="0.0109999999999957">
            <text:p>0.011</text:p>
          </table:table-cell>
          <table:table-cell office:value-type="float" office:value="0.0300000000000011">
            <text:p>0.03</text:p>
          </table:table-cell>
          <table:table-cell office:value-type="string">
            <text:p>2020.01.23 13:30</text:p>
          </table:table-cell>
          <table:table-cell office:value-type="string">
            <text:p>2020.01.23 20:30</text:p>
          </table:table-cell>
        </table:table-row>
        <table:table-row table:style-name="ro1">
          <table:table-cell table:formula="of:=[.A140]+1" office:value-type="float" office:value="139">
            <text:p>139</text:p>
          </table:table-cell>
          <table:table-cell office:value-type="float" office:value="75.245">
            <text:p>75.245</text:p>
          </table:table-cell>
          <table:table-cell office:value-type="float" office:value="75.264">
            <text:p>75.264</text:p>
          </table:table-cell>
          <table:table-cell office:value-type="float" office:value="75.236">
            <text:p>75.236</text:p>
          </table:table-cell>
          <table:table-cell office:value-type="float" office:value="75.26">
            <text:p>75.26</text:p>
          </table:table-cell>
          <table:table-cell office:value-type="float" office:value="51.128150821022">
            <text:p>51.128150821</text:p>
          </table:table-cell>
          <table:table-cell office:value-type="float" office:value="44.7093318762702">
            <text:p>44.7093318763</text:p>
          </table:table-cell>
          <table:table-cell office:value-type="float" office:value="75.3423855756731">
            <text:p>75.3423855757</text:p>
          </table:table-cell>
          <table:table-cell office:value-type="float" office:value="75.3007927878368">
            <text:p>75.3007927878</text:p>
          </table:table-cell>
          <table:table-cell office:value-type="float" office:value="75.2592000000004">
            <text:p>75.2592</text:p>
          </table:table-cell>
          <table:table-cell office:value-type="float" office:value="75.2176072121641">
            <text:p>75.2176072122</text:p>
          </table:table-cell>
          <table:table-cell office:value-type="float" office:value="75.1760144243277">
            <text:p>75.1760144243</text:p>
          </table:table-cell>
          <table:table-cell office:value-type="float" office:value="0.0150000000000006">
            <text:p>0.015</text:p>
          </table:table-cell>
          <table:table-cell office:value-type="float" office:value="0.0279999999999916">
            <text:p>0.028</text:p>
          </table:table-cell>
          <table:table-cell office:value-type="string">
            <text:p>2020.01.23 13:15</text:p>
          </table:table-cell>
          <table:table-cell office:value-type="string">
            <text:p>2020.01.23 20:15</text:p>
          </table:table-cell>
        </table:table-row>
        <table:table-row table:style-name="ro1">
          <table:table-cell table:formula="of:=[.A141]+1" office:value-type="float" office:value="140">
            <text:p>140</text:p>
          </table:table-cell>
          <table:table-cell office:value-type="float" office:value="75.271">
            <text:p>75.271</text:p>
          </table:table-cell>
          <table:table-cell office:value-type="float" office:value="75.29">
            <text:p>75.29</text:p>
          </table:table-cell>
          <table:table-cell office:value-type="float" office:value="75.242">
            <text:p>75.242</text:p>
          </table:table-cell>
          <table:table-cell office:value-type="float" office:value="75.246">
            <text:p>75.246</text:p>
          </table:table-cell>
          <table:table-cell office:value-type="float" office:value="49.7460249668769">
            <text:p>49.7460249669</text:p>
          </table:table-cell>
          <table:table-cell office:value-type="float" office:value="44.1543637245997">
            <text:p>44.1543637246</text:p>
          </table:table-cell>
          <table:table-cell office:value-type="float" office:value="75.3529515468947">
            <text:p>75.3529515469</text:p>
          </table:table-cell>
          <table:table-cell office:value-type="float" office:value="75.3028507734475">
            <text:p>75.3028507734</text:p>
          </table:table-cell>
          <table:table-cell office:value-type="float" office:value="75.2527500000004">
            <text:p>75.25275</text:p>
          </table:table-cell>
          <table:table-cell office:value-type="float" office:value="75.2026492265533">
            <text:p>75.2026492266</text:p>
          </table:table-cell>
          <table:table-cell office:value-type="float" office:value="75.1525484531062">
            <text:p>75.1525484531</text:p>
          </table:table-cell>
          <table:table-cell office:value-type="float" office:value="-0.0250000000000057">
            <text:p>-0.025</text:p>
          </table:table-cell>
          <table:table-cell office:value-type="float" office:value="0.0480000000000018">
            <text:p>0.048</text:p>
          </table:table-cell>
          <table:table-cell office:value-type="string">
            <text:p>2020.01.23 13:00</text:p>
          </table:table-cell>
          <table:table-cell office:value-type="string">
            <text:p>2020.01.23 20:00</text:p>
          </table:table-cell>
        </table:table-row>
        <table:table-row table:style-name="ro1">
          <table:table-cell table:formula="of:=[.A142]+1" office:value-type="float" office:value="141">
            <text:p>141</text:p>
          </table:table-cell>
          <table:table-cell office:value-type="float" office:value="75.275">
            <text:p>75.275</text:p>
          </table:table-cell>
          <table:table-cell office:value-type="float" office:value="75.281">
            <text:p>75.281</text:p>
          </table:table-cell>
          <table:table-cell office:value-type="float" office:value="75.257">
            <text:p>75.257</text:p>
          </table:table-cell>
          <table:table-cell office:value-type="float" office:value="75.271">
            <text:p>75.271</text:p>
          </table:table-cell>
          <table:table-cell office:value-type="float" office:value="52.2529127984121">
            <text:p>52.2529127984</text:p>
          </table:table-cell>
          <table:table-cell office:value-type="float" office:value="43.3569216363977">
            <text:p>43.3569216364</text:p>
          </table:table-cell>
          <table:table-cell office:value-type="float" office:value="75.3587983258305">
            <text:p>75.3587983258</text:p>
          </table:table-cell>
          <table:table-cell office:value-type="float" office:value="75.3031741629155">
            <text:p>75.3031741629</text:p>
          </table:table-cell>
          <table:table-cell office:value-type="float" office:value="75.2475500000004">
            <text:p>75.24755</text:p>
          </table:table-cell>
          <table:table-cell office:value-type="float" office:value="75.1919258370854">
            <text:p>75.1919258371</text:p>
          </table:table-cell>
          <table:table-cell office:value-type="float" office:value="75.1363016741703">
            <text:p>75.1363016742</text:p>
          </table:table-cell>
          <table:table-cell office:value-type="float" office:value="-0.00400000000000489">
            <text:p>-0.004</text:p>
          </table:table-cell>
          <table:table-cell office:value-type="float" office:value="0.0240000000000009">
            <text:p>0.024</text:p>
          </table:table-cell>
          <table:table-cell office:value-type="string">
            <text:p>2020.01.23 12:45</text:p>
          </table:table-cell>
          <table:table-cell office:value-type="string">
            <text:p>2020.01.23 19:45</text:p>
          </table:table-cell>
        </table:table-row>
        <table:table-row table:style-name="ro1">
          <table:table-cell table:formula="of:=[.A143]+1" office:value-type="float" office:value="142">
            <text:p>142</text:p>
          </table:table-cell>
          <table:table-cell office:value-type="float" office:value="75.266">
            <text:p>75.266</text:p>
          </table:table-cell>
          <table:table-cell office:value-type="float" office:value="75.282">
            <text:p>75.282</text:p>
          </table:table-cell>
          <table:table-cell office:value-type="float" office:value="75.256">
            <text:p>75.256</text:p>
          </table:table-cell>
          <table:table-cell office:value-type="float" office:value="75.276">
            <text:p>75.276</text:p>
          </table:table-cell>
          <table:table-cell office:value-type="float" office:value="52.7580611576567">
            <text:p>52.7580611577</text:p>
          </table:table-cell>
          <table:table-cell office:value-type="float" office:value="46.8429572190426">
            <text:p>46.842957219</text:p>
          </table:table-cell>
          <table:table-cell office:value-type="float" office:value="75.3579679331534">
            <text:p>75.3579679332</text:p>
          </table:table-cell>
          <table:table-cell office:value-type="float" office:value="75.3002839665769">
            <text:p>75.3002839666</text:p>
          </table:table-cell>
          <table:table-cell office:value-type="float" office:value="75.2426000000004">
            <text:p>75.2426</text:p>
          </table:table-cell>
          <table:table-cell office:value-type="float" office:value="75.1849160334239">
            <text:p>75.1849160334</text:p>
          </table:table-cell>
          <table:table-cell office:value-type="float" office:value="75.1272320668474">
            <text:p>75.1272320668</text:p>
          </table:table-cell>
          <table:table-cell office:value-type="float" office:value="0.00999999999999091">
            <text:p>0.01</text:p>
          </table:table-cell>
          <table:table-cell office:value-type="float" office:value="0.0259999999999963">
            <text:p>0.026</text:p>
          </table:table-cell>
          <table:table-cell office:value-type="string">
            <text:p>2020.01.23 12:30</text:p>
          </table:table-cell>
          <table:table-cell office:value-type="string">
            <text:p>2020.01.23 19:30</text:p>
          </table:table-cell>
        </table:table-row>
        <table:table-row table:style-name="ro1">
          <table:table-cell table:formula="of:=[.A144]+1" office:value-type="float" office:value="143">
            <text:p>143</text:p>
          </table:table-cell>
          <table:table-cell office:value-type="float" office:value="75.225">
            <text:p>75.225</text:p>
          </table:table-cell>
          <table:table-cell office:value-type="float" office:value="75.268">
            <text:p>75.268</text:p>
          </table:table-cell>
          <table:table-cell office:value-type="float" office:value="75.223">
            <text:p>75.223</text:p>
          </table:table-cell>
          <table:table-cell office:value-type="float" office:value="75.265">
            <text:p>75.265</text:p>
          </table:table-cell>
          <table:table-cell office:value-type="float" office:value="51.7838633743672">
            <text:p>51.7838633744</text:p>
          </table:table-cell>
          <table:table-cell office:value-type="float" office:value="47.1720051089553">
            <text:p>47.172005109</text:p>
          </table:table-cell>
          <table:table-cell office:value-type="float" office:value="75.3546041378576">
            <text:p>75.3546041379</text:p>
          </table:table-cell>
          <table:table-cell office:value-type="float" office:value="75.296602068929">
            <text:p>75.2966020689</text:p>
          </table:table-cell>
          <table:table-cell office:value-type="float" office:value="75.2386000000004">
            <text:p>75.2386</text:p>
          </table:table-cell>
          <table:table-cell office:value-type="float" office:value="75.1805979310718">
            <text:p>75.1805979311</text:p>
          </table:table-cell>
          <table:table-cell office:value-type="float" office:value="75.1225958621432">
            <text:p>75.1225958621</text:p>
          </table:table-cell>
          <table:table-cell office:value-type="float" office:value="0.0400000000000063">
            <text:p>0.04</text:p>
          </table:table-cell>
          <table:table-cell office:value-type="float" office:value="0.0450000000000017">
            <text:p>0.045</text:p>
          </table:table-cell>
          <table:table-cell office:value-type="string">
            <text:p>2020.01.23 12:15</text:p>
          </table:table-cell>
          <table:table-cell office:value-type="string">
            <text:p>2020.01.23 19:15</text:p>
          </table:table-cell>
        </table:table-row>
        <table:table-row table:style-name="ro1">
          <table:table-cell table:formula="of:=[.A145]+1" office:value-type="float" office:value="144">
            <text:p>144</text:p>
          </table:table-cell>
          <table:table-cell table:number-columns-repeated="2" office:value-type="float" office:value="75.251">
            <text:p>75.251</text:p>
          </table:table-cell>
          <table:table-cell office:value-type="float" office:value="75.222">
            <text:p>75.222</text:p>
          </table:table-cell>
          <table:table-cell office:value-type="float" office:value="75.225">
            <text:p>75.225</text:p>
          </table:table-cell>
          <table:table-cell office:value-type="float" office:value="48.0855969013677">
            <text:p>48.0855969014</text:p>
          </table:table-cell>
          <table:table-cell office:value-type="float" office:value="43.4822914568905">
            <text:p>43.4822914569</text:p>
          </table:table-cell>
          <table:table-cell office:value-type="float" office:value="75.3531226328499">
            <text:p>75.3531226329</text:p>
          </table:table-cell>
          <table:table-cell office:value-type="float" office:value="75.2933863164252">
            <text:p>75.2933863164</text:p>
          </table:table-cell>
          <table:table-cell office:value-type="float" office:value="75.2336500000004">
            <text:p>75.23365</text:p>
          </table:table-cell>
          <table:table-cell office:value-type="float" office:value="75.1739136835756">
            <text:p>75.1739136836</text:p>
          </table:table-cell>
          <table:table-cell office:value-type="float" office:value="75.1141773671509">
            <text:p>75.1141773672</text:p>
          </table:table-cell>
          <table:table-cell office:value-type="float" office:value="-0.0260000000000105">
            <text:p>-0.026</text:p>
          </table:table-cell>
          <table:table-cell office:value-type="float" office:value="0.0290000000000106">
            <text:p>0.029</text:p>
          </table:table-cell>
          <table:table-cell office:value-type="string">
            <text:p>2020.01.23 12:00</text:p>
          </table:table-cell>
          <table:table-cell office:value-type="string">
            <text:p>2020.01.23 19:00</text:p>
          </table:table-cell>
        </table:table-row>
        <table:table-row table:style-name="ro1">
          <table:table-cell table:formula="of:=[.A146]+1" office:value-type="float" office:value="145">
            <text:p>145</text:p>
          </table:table-cell>
          <table:table-cell office:value-type="float" office:value="75.239">
            <text:p>75.239</text:p>
          </table:table-cell>
          <table:table-cell office:value-type="float" office:value="75.266">
            <text:p>75.266</text:p>
          </table:table-cell>
          <table:table-cell office:value-type="float" office:value="75.236">
            <text:p>75.236</text:p>
          </table:table-cell>
          <table:table-cell office:value-type="float" office:value="75.25">
            <text:p>75.25</text:p>
          </table:table-cell>
          <table:table-cell office:value-type="float" office:value="50.3799881359338">
            <text:p>50.3799881359</text:p>
          </table:table-cell>
          <table:table-cell office:value-type="float" office:value="43.3724059199241">
            <text:p>43.3724059199</text:p>
          </table:table-cell>
          <table:table-cell office:value-type="float" office:value="75.3534840360883">
            <text:p>75.3534840361</text:p>
          </table:table-cell>
          <table:table-cell office:value-type="float" office:value="75.2922170180444">
            <text:p>75.292217018</text:p>
          </table:table-cell>
          <table:table-cell office:value-type="float" office:value="75.2309500000004">
            <text:p>75.23095</text:p>
          </table:table-cell>
          <table:table-cell office:value-type="float" office:value="75.1696829819564">
            <text:p>75.169682982</text:p>
          </table:table-cell>
          <table:table-cell office:value-type="float" office:value="75.1084159639125">
            <text:p>75.1084159639</text:p>
          </table:table-cell>
          <table:table-cell office:value-type="float" office:value="0.0109999999999957">
            <text:p>0.011</text:p>
          </table:table-cell>
          <table:table-cell office:value-type="float" office:value="0.0300000000000011">
            <text:p>0.03</text:p>
          </table:table-cell>
          <table:table-cell office:value-type="string">
            <text:p>2020.01.23 11:45</text:p>
          </table:table-cell>
          <table:table-cell office:value-type="string">
            <text:p>2020.01.23 18:45</text:p>
          </table:table-cell>
        </table:table-row>
        <table:table-row table:style-name="ro1">
          <table:table-cell table:formula="of:=[.A147]+1" office:value-type="float" office:value="146">
            <text:p>146</text:p>
          </table:table-cell>
          <table:table-cell office:value-type="float" office:value="75.251">
            <text:p>75.251</text:p>
          </table:table-cell>
          <table:table-cell office:value-type="float" office:value="75.278">
            <text:p>75.278</text:p>
          </table:table-cell>
          <table:table-cell office:value-type="float" office:value="75.225">
            <text:p>75.225</text:p>
          </table:table-cell>
          <table:table-cell office:value-type="float" office:value="75.237">
            <text:p>75.237</text:p>
          </table:table-cell>
          <table:table-cell office:value-type="float" office:value="49.1821568822262">
            <text:p>49.1821568822</text:p>
          </table:table-cell>
          <table:table-cell office:value-type="float" office:value="40.0906184828015">
            <text:p>40.0906184828</text:p>
          </table:table-cell>
          <table:table-cell office:value-type="float" office:value="75.3550843866842">
            <text:p>75.3550843867</text:p>
          </table:table-cell>
          <table:table-cell office:value-type="float" office:value="75.2934421933423">
            <text:p>75.2934421933</text:p>
          </table:table-cell>
          <table:table-cell office:value-type="float" office:value="75.2318000000004">
            <text:p>75.2318</text:p>
          </table:table-cell>
          <table:table-cell office:value-type="float" office:value="75.1701578066585">
            <text:p>75.1701578067</text:p>
          </table:table-cell>
          <table:table-cell office:value-type="float" office:value="75.1085156133166">
            <text:p>75.1085156133</text:p>
          </table:table-cell>
          <table:table-cell office:value-type="float" office:value="-0.01400000000001">
            <text:p>-0.014</text:p>
          </table:table-cell>
          <table:table-cell office:value-type="float" office:value="0.0530000000000115">
            <text:p>0.053</text:p>
          </table:table-cell>
          <table:table-cell office:value-type="string">
            <text:p>2020.01.23 11:30</text:p>
          </table:table-cell>
          <table:table-cell office:value-type="string">
            <text:p>2020.01.23 18:30</text:p>
          </table:table-cell>
        </table:table-row>
        <table:table-row table:style-name="ro1">
          <table:table-cell table:formula="of:=[.A148]+1" office:value-type="float" office:value="147">
            <text:p>147</text:p>
          </table:table-cell>
          <table:table-cell office:value-type="float" office:value="75.256">
            <text:p>75.256</text:p>
          </table:table-cell>
          <table:table-cell office:value-type="float" office:value="75.263">
            <text:p>75.263</text:p>
          </table:table-cell>
          <table:table-cell office:value-type="float" office:value="75.232">
            <text:p>75.232</text:p>
          </table:table-cell>
          <table:table-cell office:value-type="float" office:value="75.252">
            <text:p>75.252</text:p>
          </table:table-cell>
          <table:table-cell office:value-type="float" office:value="50.5189512748232">
            <text:p>50.5189512748</text:p>
          </table:table-cell>
          <table:table-cell office:value-type="float" office:value="43.3680332389591">
            <text:p>43.368033239</text:p>
          </table:table-cell>
          <table:table-cell office:value-type="float" office:value="75.3562161801711">
            <text:p>75.3562161802</text:p>
          </table:table-cell>
          <table:table-cell office:value-type="float" office:value="75.2944080900858">
            <text:p>75.2944080901</text:p>
          </table:table-cell>
          <table:table-cell office:value-type="float" office:value="75.2326000000004">
            <text:p>75.2326</text:p>
          </table:table-cell>
          <table:table-cell office:value-type="float" office:value="75.170791909915">
            <text:p>75.1707919099</text:p>
          </table:table-cell>
          <table:table-cell office:value-type="float" office:value="75.1089838198297">
            <text:p>75.1089838198</text:p>
          </table:table-cell>
          <table:table-cell office:value-type="float" office:value="-0.00400000000000489">
            <text:p>-0.004</text:p>
          </table:table-cell>
          <table:table-cell office:value-type="float" office:value="0.0310000000000059">
            <text:p>0.031</text:p>
          </table:table-cell>
          <table:table-cell office:value-type="string">
            <text:p>2020.01.23 11:15</text:p>
          </table:table-cell>
          <table:table-cell office:value-type="string">
            <text:p>2020.01.23 18:15</text:p>
          </table:table-cell>
        </table:table-row>
        <table:table-row table:style-name="ro1">
          <table:table-cell table:formula="of:=[.A149]+1" office:value-type="float" office:value="148">
            <text:p>148</text:p>
          </table:table-cell>
          <table:table-cell office:value-type="float" office:value="75.24">
            <text:p>75.24</text:p>
          </table:table-cell>
          <table:table-cell office:value-type="float" office:value="75.273">
            <text:p>75.273</text:p>
          </table:table-cell>
          <table:table-cell office:value-type="float" office:value="75.218">
            <text:p>75.218</text:p>
          </table:table-cell>
          <table:table-cell office:value-type="float" office:value="75.257">
            <text:p>75.257</text:p>
          </table:table-cell>
          <table:table-cell office:value-type="float" office:value="50.9575505798307">
            <text:p>50.9575505798</text:p>
          </table:table-cell>
          <table:table-cell office:value-type="float" office:value="44.5405992323598">
            <text:p>44.5405992324</text:p>
          </table:table-cell>
          <table:table-cell office:value-type="float" office:value="75.3568232820268">
            <text:p>75.356823282</text:p>
          </table:table-cell>
          <table:table-cell office:value-type="float" office:value="75.2948866410136">
            <text:p>75.294886641</text:p>
          </table:table-cell>
          <table:table-cell office:value-type="float" office:value="75.2329500000004">
            <text:p>75.23295</text:p>
          </table:table-cell>
          <table:table-cell office:value-type="float" office:value="75.1710133589872">
            <text:p>75.171013359</text:p>
          </table:table-cell>
          <table:table-cell office:value-type="float" office:value="75.109076717974">
            <text:p>75.109076718</text:p>
          </table:table-cell>
          <table:table-cell office:value-type="float" office:value="0.0170000000000101">
            <text:p>0.017</text:p>
          </table:table-cell>
          <table:table-cell office:value-type="float" office:value="0.0549999999999926">
            <text:p>0.055</text:p>
          </table:table-cell>
          <table:table-cell office:value-type="string">
            <text:p>2020.01.23 11:00</text:p>
          </table:table-cell>
          <table:table-cell office:value-type="string">
            <text:p>2020.01.23 18:00</text:p>
          </table:table-cell>
        </table:table-row>
        <table:table-row table:style-name="ro1">
          <table:table-cell table:formula="of:=[.A150]+1" office:value-type="float" office:value="149">
            <text:p>149</text:p>
          </table:table-cell>
          <table:table-cell office:value-type="float" office:value="75.241">
            <text:p>75.241</text:p>
          </table:table-cell>
          <table:table-cell office:value-type="float" office:value="75.26">
            <text:p>75.26</text:p>
          </table:table-cell>
          <table:table-cell office:value-type="float" office:value="75.205">
            <text:p>75.205</text:p>
          </table:table-cell>
          <table:table-cell office:value-type="float" office:value="75.238">
            <text:p>75.238</text:p>
          </table:table-cell>
          <table:table-cell office:value-type="float" office:value="49.3707501579596">
            <text:p>49.370750158</text:p>
          </table:table-cell>
          <table:table-cell office:value-type="float" office:value="39.1528935588149">
            <text:p>39.1528935588</text:p>
          </table:table-cell>
          <table:table-cell office:value-type="float" office:value="75.3579983426973">
            <text:p>75.3579983427</text:p>
          </table:table-cell>
          <table:table-cell office:value-type="float" office:value="75.2957741713488">
            <text:p>75.2957741713</text:p>
          </table:table-cell>
          <table:table-cell office:value-type="float" office:value="75.2335500000004">
            <text:p>75.23355</text:p>
          </table:table-cell>
          <table:table-cell office:value-type="float" office:value="75.1713258286519">
            <text:p>75.1713258287</text:p>
          </table:table-cell>
          <table:table-cell office:value-type="float" office:value="75.1091016573035">
            <text:p>75.1091016573</text:p>
          </table:table-cell>
          <table:table-cell office:value-type="float" office:value="-0.00300000000000011">
            <text:p>-0.003</text:p>
          </table:table-cell>
          <table:table-cell office:value-type="float" office:value="0.0550000000000068">
            <text:p>0.055</text:p>
          </table:table-cell>
          <table:table-cell office:value-type="string">
            <text:p>2020.01.23 10:45</text:p>
          </table:table-cell>
          <table:table-cell office:value-type="string">
            <text:p>2020.01.23 17:45</text:p>
          </table:table-cell>
        </table:table-row>
        <table:table-row table:style-name="ro1">
          <table:table-cell table:formula="of:=[.A151]+1" office:value-type="float" office:value="150">
            <text:p>150</text:p>
          </table:table-cell>
          <table:table-cell office:value-type="float" office:value="75.278">
            <text:p>75.278</text:p>
          </table:table-cell>
          <table:table-cell office:value-type="float" office:value="75.298">
            <text:p>75.298</text:p>
          </table:table-cell>
          <table:table-cell office:value-type="float" office:value="75.235">
            <text:p>75.235</text:p>
          </table:table-cell>
          <table:table-cell office:value-type="float" office:value="75.242">
            <text:p>75.242</text:p>
          </table:table-cell>
          <table:table-cell office:value-type="float" office:value="49.692315611186">
            <text:p>49.6923156112</text:p>
          </table:table-cell>
          <table:table-cell office:value-type="float" office:value="41.2552135163465">
            <text:p>41.2552135163</text:p>
          </table:table-cell>
          <table:table-cell office:value-type="float" office:value="75.3637034170794">
            <text:p>75.3637034171</text:p>
          </table:table-cell>
          <table:table-cell office:value-type="float" office:value="75.3000517085399">
            <text:p>75.3000517085</text:p>
          </table:table-cell>
          <table:table-cell office:value-type="float" office:value="75.2364000000004">
            <text:p>75.2364</text:p>
          </table:table-cell>
          <table:table-cell office:value-type="float" office:value="75.1727482914609">
            <text:p>75.1727482915</text:p>
          </table:table-cell>
          <table:table-cell office:value-type="float" office:value="75.1090965829213">
            <text:p>75.1090965829</text:p>
          </table:table-cell>
          <table:table-cell office:value-type="float" office:value="-0.0360000000000014">
            <text:p>-0.036</text:p>
          </table:table-cell>
          <table:table-cell office:value-type="float" office:value="0.0630000000000024">
            <text:p>0.063</text:p>
          </table:table-cell>
          <table:table-cell office:value-type="string">
            <text:p>2020.01.23 10:30</text:p>
          </table:table-cell>
          <table:table-cell office:value-type="string">
            <text:p>2020.01.23 17:30</text:p>
          </table:table-cell>
        </table:table-row>
        <table:table-row table:style-name="ro1">
          <table:table-cell table:formula="of:=[.A152]+1" office:value-type="float" office:value="151">
            <text:p>151</text:p>
          </table:table-cell>
          <table:table-cell office:value-type="float" office:value="75.293">
            <text:p>75.293</text:p>
          </table:table-cell>
          <table:table-cell office:value-type="float" office:value="75.341">
            <text:p>75.341</text:p>
          </table:table-cell>
          <table:table-cell office:value-type="float" office:value="75.276">
            <text:p>75.276</text:p>
          </table:table-cell>
          <table:table-cell office:value-type="float" office:value="75.277">
            <text:p>75.277</text:p>
          </table:table-cell>
          <table:table-cell office:value-type="float" office:value="52.5367403045104">
            <text:p>52.5367403045</text:p>
          </table:table-cell>
          <table:table-cell office:value-type="float" office:value="42.8307125941939">
            <text:p>42.8307125942</text:p>
          </table:table-cell>
          <table:table-cell office:value-type="float" office:value="75.3737726698693">
            <text:p>75.3737726699</text:p>
          </table:table-cell>
          <table:table-cell office:value-type="float" office:value="75.3071863349348">
            <text:p>75.3071863349</text:p>
          </table:table-cell>
          <table:table-cell office:value-type="float" office:value="75.2406000000004">
            <text:p>75.2406</text:p>
          </table:table-cell>
          <table:table-cell office:value-type="float" office:value="75.174013665066">
            <text:p>75.1740136651</text:p>
          </table:table-cell>
          <table:table-cell office:value-type="float" office:value="75.1074273301315">
            <text:p>75.1074273301</text:p>
          </table:table-cell>
          <table:table-cell office:value-type="float" office:value="-0.0160000000000053">
            <text:p>-0.016</text:p>
          </table:table-cell>
          <table:table-cell office:value-type="float" office:value="0.0649999999999977">
            <text:p>0.065</text:p>
          </table:table-cell>
          <table:table-cell office:value-type="string">
            <text:p>2020.01.23 10:15</text:p>
          </table:table-cell>
          <table:table-cell office:value-type="string">
            <text:p>2020.01.23 17:15</text:p>
          </table:table-cell>
        </table:table-row>
        <table:table-row table:style-name="ro1">
          <table:table-cell table:formula="of:=[.A153]+1" office:value-type="float" office:value="152">
            <text:p>152</text:p>
          </table:table-cell>
          <table:table-cell office:value-type="float" office:value="75.316">
            <text:p>75.316</text:p>
          </table:table-cell>
          <table:table-cell office:value-type="float" office:value="75.325">
            <text:p>75.325</text:p>
          </table:table-cell>
          <table:table-cell office:value-type="float" office:value="75.261">
            <text:p>75.261</text:p>
          </table:table-cell>
          <table:table-cell office:value-type="float" office:value="75.294">
            <text:p>75.294</text:p>
          </table:table-cell>
          <table:table-cell office:value-type="float" office:value="53.9620125436295">
            <text:p>53.9620125436</text:p>
          </table:table-cell>
          <table:table-cell office:value-type="float" office:value="37.7696739933898">
            <text:p>37.7696739934</text:p>
          </table:table-cell>
          <table:table-cell office:value-type="float" office:value="75.3817696498518">
            <text:p>75.3817696499</text:p>
          </table:table-cell>
          <table:table-cell office:value-type="float" office:value="75.3125848249261">
            <text:p>75.3125848249</text:p>
          </table:table-cell>
          <table:table-cell office:value-type="float" office:value="75.2434000000004">
            <text:p>75.2434</text:p>
          </table:table-cell>
          <table:table-cell office:value-type="float" office:value="75.1742151750747">
            <text:p>75.1742151751</text:p>
          </table:table-cell>
          <table:table-cell office:value-type="float" office:value="75.105030350149">
            <text:p>75.1050303501</text:p>
          </table:table-cell>
          <table:table-cell office:value-type="float" office:value="-0.0220000000000056">
            <text:p>-0.022</text:p>
          </table:table-cell>
          <table:table-cell office:value-type="float" office:value="0.0640000000000072">
            <text:p>0.064</text:p>
          </table:table-cell>
          <table:table-cell office:value-type="string">
            <text:p>2020.01.23 10:00</text:p>
          </table:table-cell>
          <table:table-cell office:value-type="string">
            <text:p>2020.01.23 17:00</text:p>
          </table:table-cell>
        </table:table-row>
        <table:table-row table:style-name="ro1">
          <table:table-cell table:formula="of:=[.A154]+1" office:value-type="float" office:value="153">
            <text:p>153</text:p>
          </table:table-cell>
          <table:table-cell office:value-type="float" office:value="75.336">
            <text:p>75.336</text:p>
          </table:table-cell>
          <table:table-cell office:value-type="float" office:value="75.36">
            <text:p>75.36</text:p>
          </table:table-cell>
          <table:table-cell office:value-type="float" office:value="75.279">
            <text:p>75.279</text:p>
          </table:table-cell>
          <table:table-cell office:value-type="float" office:value="75.316">
            <text:p>75.316</text:p>
          </table:table-cell>
          <table:table-cell office:value-type="float" office:value="55.8238947486587">
            <text:p>55.8238947487</text:p>
          </table:table-cell>
          <table:table-cell office:value-type="float" office:value="39.8145228280297">
            <text:p>39.814522828</text:p>
          </table:table-cell>
          <table:table-cell office:value-type="float" office:value="75.3947867202702">
            <text:p>75.3947867203</text:p>
          </table:table-cell>
          <table:table-cell office:value-type="float" office:value="75.3209933601353">
            <text:p>75.3209933601</text:p>
          </table:table-cell>
          <table:table-cell office:value-type="float" office:value="75.2472000000004">
            <text:p>75.2472</text:p>
          </table:table-cell>
          <table:table-cell office:value-type="float" office:value="75.1734066398655">
            <text:p>75.1734066399</text:p>
          </table:table-cell>
          <table:table-cell office:value-type="float" office:value="75.0996132797306">
            <text:p>75.0996132797</text:p>
          </table:table-cell>
          <table:table-cell office:value-type="float" office:value="-0.019999999999996">
            <text:p>-0.02</text:p>
          </table:table-cell>
          <table:table-cell office:value-type="float" office:value="0.0810000000000031">
            <text:p>0.081</text:p>
          </table:table-cell>
          <table:table-cell office:value-type="string">
            <text:p>2020.01.23 09:45</text:p>
          </table:table-cell>
          <table:table-cell office:value-type="string">
            <text:p>2020.01.23 16:45</text:p>
          </table:table-cell>
        </table:table-row>
        <table:table-row table:style-name="ro1">
          <table:table-cell table:formula="of:=[.A155]+1" office:value-type="float" office:value="154">
            <text:p>154</text:p>
          </table:table-cell>
          <table:table-cell office:value-type="float" office:value="75.306">
            <text:p>75.306</text:p>
          </table:table-cell>
          <table:table-cell office:value-type="float" office:value="75.343">
            <text:p>75.343</text:p>
          </table:table-cell>
          <table:table-cell office:value-type="float" office:value="75.305">
            <text:p>75.305</text:p>
          </table:table-cell>
          <table:table-cell office:value-type="float" office:value="75.336">
            <text:p>75.336</text:p>
          </table:table-cell>
          <table:table-cell office:value-type="float" office:value="57.5384567403752">
            <text:p>57.5384567404</text:p>
          </table:table-cell>
          <table:table-cell office:value-type="float" office:value="46.521878590222">
            <text:p>46.5218785902</text:p>
          </table:table-cell>
          <table:table-cell office:value-type="float" office:value="75.4090215175225">
            <text:p>75.4090215175</text:p>
          </table:table-cell>
          <table:table-cell office:value-type="float" office:value="75.3300107587615">
            <text:p>75.3300107588</text:p>
          </table:table-cell>
          <table:table-cell office:value-type="float" office:value="75.2510000000004">
            <text:p>75.251</text:p>
          </table:table-cell>
          <table:table-cell office:value-type="float" office:value="75.1719892412393">
            <text:p>75.1719892412</text:p>
          </table:table-cell>
          <table:table-cell office:value-type="float" office:value="75.0929784824783">
            <text:p>75.0929784825</text:p>
          </table:table-cell>
          <table:table-cell office:value-type="float" office:value="0.0300000000000011">
            <text:p>0.03</text:p>
          </table:table-cell>
          <table:table-cell office:value-type="float" office:value="0.0379999999999967">
            <text:p>0.038</text:p>
          </table:table-cell>
          <table:table-cell office:value-type="string">
            <text:p>2020.01.23 09:30</text:p>
          </table:table-cell>
          <table:table-cell office:value-type="string">
            <text:p>2020.01.23 16:30</text:p>
          </table:table-cell>
        </table:table-row>
        <table:table-row table:style-name="ro1">
          <table:table-cell table:formula="of:=[.A156]+1" office:value-type="float" office:value="155">
            <text:p>155</text:p>
          </table:table-cell>
          <table:table-cell office:value-type="float" office:value="75.297">
            <text:p>75.297</text:p>
          </table:table-cell>
          <table:table-cell office:value-type="float" office:value="75.331">
            <text:p>75.331</text:p>
          </table:table-cell>
          <table:table-cell office:value-type="float" office:value="75.258">
            <text:p>75.258</text:p>
          </table:table-cell>
          <table:table-cell office:value-type="float" office:value="75.306">
            <text:p>75.306</text:p>
          </table:table-cell>
          <table:table-cell office:value-type="float" office:value="55.5949769776692">
            <text:p>55.5949769777</text:p>
          </table:table-cell>
          <table:table-cell office:value-type="float" office:value="44.480332573647">
            <text:p>44.4803325736</text:p>
          </table:table-cell>
          <table:table-cell office:value-type="float" office:value="75.422671935828">
            <text:p>75.4226719358</text:p>
          </table:table-cell>
          <table:table-cell office:value-type="float" office:value="75.3385859679142">
            <text:p>75.3385859679</text:p>
          </table:table-cell>
          <table:table-cell office:value-type="float" office:value="75.2545000000004">
            <text:p>75.2545</text:p>
          </table:table-cell>
          <table:table-cell office:value-type="float" office:value="75.1704140320866">
            <text:p>75.1704140321</text:p>
          </table:table-cell>
          <table:table-cell office:value-type="float" office:value="75.0863280641728">
            <text:p>75.0863280642</text:p>
          </table:table-cell>
          <table:table-cell office:value-type="float" office:value="0.00900000000000034">
            <text:p>0.009</text:p>
          </table:table-cell>
          <table:table-cell office:value-type="float" office:value="0.0730000000000075">
            <text:p>0.073</text:p>
          </table:table-cell>
          <table:table-cell office:value-type="string">
            <text:p>2020.01.23 09:15</text:p>
          </table:table-cell>
          <table:table-cell office:value-type="string">
            <text:p>2020.01.23 16:15</text:p>
          </table:table-cell>
        </table:table-row>
        <table:table-row table:style-name="ro1">
          <table:table-cell table:formula="of:=[.A157]+1" office:value-type="float" office:value="156">
            <text:p>156</text:p>
          </table:table-cell>
          <table:table-cell office:value-type="float" office:value="75.185">
            <text:p>75.185</text:p>
          </table:table-cell>
          <table:table-cell office:value-type="float" office:value="75.301">
            <text:p>75.301</text:p>
          </table:table-cell>
          <table:table-cell office:value-type="float" office:value="75.185">
            <text:p>75.185</text:p>
          </table:table-cell>
          <table:table-cell office:value-type="float" office:value="75.298">
            <text:p>75.298</text:p>
          </table:table-cell>
          <table:table-cell office:value-type="float" office:value="55.0740536333141">
            <text:p>55.0740536333</text:p>
          </table:table-cell>
          <table:table-cell office:value-type="float" office:value="43.2934665318565">
            <text:p>43.2934665319</text:p>
          </table:table-cell>
          <table:table-cell office:value-type="float" office:value="75.4307665793693">
            <text:p>75.4307665794</text:p>
          </table:table-cell>
          <table:table-cell office:value-type="float" office:value="75.3440582896848">
            <text:p>75.3440582897</text:p>
          </table:table-cell>
          <table:table-cell office:value-type="float" office:value="75.2573500000004">
            <text:p>75.25735</text:p>
          </table:table-cell>
          <table:table-cell office:value-type="float" office:value="75.170641710316">
            <text:p>75.1706417103</text:p>
          </table:table-cell>
          <table:table-cell office:value-type="float" office:value="75.0839334206315">
            <text:p>75.0839334206</text:p>
          </table:table-cell>
          <table:table-cell office:value-type="float" office:value="0.113">
            <text:p>0.113</text:p>
          </table:table-cell>
          <table:table-cell office:value-type="float" office:value="0.116">
            <text:p>0.116</text:p>
          </table:table-cell>
          <table:table-cell office:value-type="string">
            <text:p>2020.01.23 09:00</text:p>
          </table:table-cell>
          <table:table-cell office:value-type="string">
            <text:p>2020.01.23 16:00</text:p>
          </table:table-cell>
        </table:table-row>
        <table:table-row table:style-name="ro1">
          <table:table-cell table:formula="of:=[.A158]+1" office:value-type="float" office:value="157">
            <text:p>157</text:p>
          </table:table-cell>
          <table:table-cell office:value-type="float" office:value="75.148">
            <text:p>75.148</text:p>
          </table:table-cell>
          <table:table-cell office:value-type="float" office:value="75.194">
            <text:p>75.194</text:p>
          </table:table-cell>
          <table:table-cell office:value-type="float" office:value="75.137">
            <text:p>75.137</text:p>
          </table:table-cell>
          <table:table-cell office:value-type="float" office:value="75.189">
            <text:p>75.189</text:p>
          </table:table-cell>
          <table:table-cell office:value-type="float" office:value="47.0309422224755">
            <text:p>47.0309422225</text:p>
          </table:table-cell>
          <table:table-cell office:value-type="float" office:value="43.0770442005539">
            <text:p>43.0770442006</text:p>
          </table:table-cell>
          <table:table-cell office:value-type="float" office:value="75.4422376931656">
            <text:p>75.4422376932</text:p>
          </table:table-cell>
          <table:table-cell office:value-type="float" office:value="75.351843846583">
            <text:p>75.3518438466</text:p>
          </table:table-cell>
          <table:table-cell office:value-type="float" office:value="75.2614500000004">
            <text:p>75.26145</text:p>
          </table:table-cell>
          <table:table-cell office:value-type="float" office:value="75.1710561534178">
            <text:p>75.1710561534</text:p>
          </table:table-cell>
          <table:table-cell office:value-type="float" office:value="75.0806623068352">
            <text:p>75.0806623068</text:p>
          </table:table-cell>
          <table:table-cell office:value-type="float" office:value="0.0409999999999968">
            <text:p>0.041</text:p>
          </table:table-cell>
          <table:table-cell office:value-type="float" office:value="0.0570000000000022">
            <text:p>0.057</text:p>
          </table:table-cell>
          <table:table-cell office:value-type="string">
            <text:p>2020.01.23 08:45</text:p>
          </table:table-cell>
          <table:table-cell office:value-type="string">
            <text:p>2020.01.23 15:45</text:p>
          </table:table-cell>
        </table:table-row>
        <table:table-row table:style-name="ro1">
          <table:table-cell table:formula="of:=[.A159]+1" office:value-type="float" office:value="158">
            <text:p>158</text:p>
          </table:table-cell>
          <table:table-cell office:value-type="float" office:value="75.132">
            <text:p>75.132</text:p>
          </table:table-cell>
          <table:table-cell office:value-type="float" office:value="75.151">
            <text:p>75.151</text:p>
          </table:table-cell>
          <table:table-cell office:value-type="float" office:value="75.083">
            <text:p>75.083</text:p>
          </table:table-cell>
          <table:table-cell office:value-type="float" office:value="75.149">
            <text:p>75.149</text:p>
          </table:table-cell>
          <table:table-cell office:value-type="float" office:value="43.5048374597547">
            <text:p>43.5048374598</text:p>
          </table:table-cell>
          <table:table-cell office:value-type="float" office:value="44.2195698354955">
            <text:p>44.2195698355</text:p>
          </table:table-cell>
          <table:table-cell office:value-type="float" office:value="75.4501890604433">
            <text:p>75.4501890604</text:p>
          </table:table-cell>
          <table:table-cell office:value-type="float" office:value="75.3596945302219">
            <text:p>75.3596945302</text:p>
          </table:table-cell>
          <table:table-cell office:value-type="float" office:value="75.2692000000004">
            <text:p>75.2692</text:p>
          </table:table-cell>
          <table:table-cell office:value-type="float" office:value="75.1787054697789">
            <text:p>75.1787054698</text:p>
          </table:table-cell>
          <table:table-cell office:value-type="float" office:value="75.0882109395575">
            <text:p>75.0882109396</text:p>
          </table:table-cell>
          <table:table-cell office:value-type="float" office:value="0.0169999999999959">
            <text:p>0.017</text:p>
          </table:table-cell>
          <table:table-cell office:value-type="float" office:value="0.0679999999999978">
            <text:p>0.068</text:p>
          </table:table-cell>
          <table:table-cell office:value-type="string">
            <text:p>2020.01.23 08:30</text:p>
          </table:table-cell>
          <table:table-cell office:value-type="string">
            <text:p>2020.01.23 15:30</text:p>
          </table:table-cell>
        </table:table-row>
        <table:table-row table:style-name="ro1">
          <table:table-cell table:formula="of:=[.A160]+1" office:value-type="float" office:value="159">
            <text:p>159</text:p>
          </table:table-cell>
          <table:table-cell office:value-type="float" office:value="75.146">
            <text:p>75.146</text:p>
          </table:table-cell>
          <table:table-cell office:value-type="float" office:value="75.152">
            <text:p>75.152</text:p>
          </table:table-cell>
          <table:table-cell office:value-type="float" office:value="75.111">
            <text:p>75.111</text:p>
          </table:table-cell>
          <table:table-cell office:value-type="float" office:value="75.131">
            <text:p>75.131</text:p>
          </table:table-cell>
          <table:table-cell office:value-type="float" office:value="41.849986435696">
            <text:p>41.8499864357</text:p>
          </table:table-cell>
          <table:table-cell office:value-type="float" office:value="43.7381066999596">
            <text:p>43.7381067</text:p>
          </table:table-cell>
          <table:table-cell office:value-type="float" office:value="75.44849184527">
            <text:p>75.4484918453</text:p>
          </table:table-cell>
          <table:table-cell office:value-type="float" office:value="75.3622709226352">
            <text:p>75.3622709226</text:p>
          </table:table-cell>
          <table:table-cell office:value-type="float" office:value="75.2760500000004">
            <text:p>75.27605</text:p>
          </table:table-cell>
          <table:table-cell office:value-type="float" office:value="75.1898290773656">
            <text:p>75.1898290774</text:p>
          </table:table-cell>
          <table:table-cell office:value-type="float" office:value="75.1036081547307">
            <text:p>75.1036081547</text:p>
          </table:table-cell>
          <table:table-cell office:value-type="float" office:value="-0.0150000000000006">
            <text:p>-0.015</text:p>
          </table:table-cell>
          <table:table-cell office:value-type="float" office:value="0.0409999999999968">
            <text:p>0.041</text:p>
          </table:table-cell>
          <table:table-cell office:value-type="string">
            <text:p>2020.01.23 08:15</text:p>
          </table:table-cell>
          <table:table-cell office:value-type="string">
            <text:p>2020.01.23 15:15</text:p>
          </table:table-cell>
        </table:table-row>
        <table:table-row table:style-name="ro1">
          <table:table-cell table:formula="of:=[.A161]+1" office:value-type="float" office:value="160">
            <text:p>160</text:p>
          </table:table-cell>
          <table:table-cell office:value-type="float" office:value="75.173">
            <text:p>75.173</text:p>
          </table:table-cell>
          <table:table-cell office:value-type="float" office:value="75.2">
            <text:p>75.2</text:p>
          </table:table-cell>
          <table:table-cell office:value-type="float" office:value="75.132">
            <text:p>75.132</text:p>
          </table:table-cell>
          <table:table-cell office:value-type="float" office:value="75.142">
            <text:p>75.142</text:p>
          </table:table-cell>
          <table:table-cell office:value-type="float" office:value="42.5739816484376">
            <text:p>42.5739816484</text:p>
          </table:table-cell>
          <table:table-cell office:value-type="float" office:value="51.5473579003291">
            <text:p>51.5473579003</text:p>
          </table:table-cell>
          <table:table-cell office:value-type="float" office:value="75.4438813862324">
            <text:p>75.4438813862</text:p>
          </table:table-cell>
          <table:table-cell office:value-type="float" office:value="75.3642406931164">
            <text:p>75.3642406931</text:p>
          </table:table-cell>
          <table:table-cell office:value-type="float" office:value="75.2846000000004">
            <text:p>75.2846</text:p>
          </table:table-cell>
          <table:table-cell office:value-type="float" office:value="75.2049593068844">
            <text:p>75.2049593069</text:p>
          </table:table-cell>
          <table:table-cell office:value-type="float" office:value="75.1253186137683">
            <text:p>75.1253186138</text:p>
          </table:table-cell>
          <table:table-cell office:value-type="float" office:value="-0.0310000000000059">
            <text:p>-0.031</text:p>
          </table:table-cell>
          <table:table-cell office:value-type="float" office:value="0.0679999999999978">
            <text:p>0.068</text:p>
          </table:table-cell>
          <table:table-cell office:value-type="string">
            <text:p>2020.01.23 08:00</text:p>
          </table:table-cell>
          <table:table-cell office:value-type="string">
            <text:p>2020.01.23 15:00</text:p>
          </table:table-cell>
        </table:table-row>
        <table:table-row table:style-name="ro1">
          <table:table-cell table:formula="of:=[.A162]+1" office:value-type="float" office:value="161">
            <text:p>161</text:p>
          </table:table-cell>
          <table:table-cell office:value-type="float" office:value="75.195">
            <text:p>75.195</text:p>
          </table:table-cell>
          <table:table-cell office:value-type="float" office:value="75.216">
            <text:p>75.216</text:p>
          </table:table-cell>
          <table:table-cell office:value-type="float" office:value="75.166">
            <text:p>75.166</text:p>
          </table:table-cell>
          <table:table-cell office:value-type="float" office:value="75.172">
            <text:p>75.172</text:p>
          </table:table-cell>
          <table:table-cell office:value-type="float" office:value="44.5717842168831">
            <text:p>44.5717842169</text:p>
          </table:table-cell>
          <table:table-cell office:value-type="float" office:value="49.3975256074574">
            <text:p>49.3975256075</text:p>
          </table:table-cell>
          <table:table-cell office:value-type="float" office:value="75.4366637201233">
            <text:p>75.4366637201</text:p>
          </table:table-cell>
          <table:table-cell office:value-type="float" office:value="75.3639568600619">
            <text:p>75.3639568601</text:p>
          </table:table-cell>
          <table:table-cell office:value-type="float" office:value="75.2912500000004">
            <text:p>75.29125</text:p>
          </table:table-cell>
          <table:table-cell office:value-type="float" office:value="75.2185431399389">
            <text:p>75.2185431399</text:p>
          </table:table-cell>
          <table:table-cell office:value-type="float" office:value="75.1458362798774">
            <text:p>75.1458362799</text:p>
          </table:table-cell>
          <table:table-cell office:value-type="float" office:value="-0.0229999999999961">
            <text:p>-0.023</text:p>
          </table:table-cell>
          <table:table-cell office:value-type="float" office:value="0.0499999999999972">
            <text:p>0.05</text:p>
          </table:table-cell>
          <table:table-cell office:value-type="string">
            <text:p>2020.01.23 07:45</text:p>
          </table:table-cell>
          <table:table-cell office:value-type="string">
            <text:p>2020.01.23 14:45</text:p>
          </table:table-cell>
        </table:table-row>
        <table:table-row table:style-name="ro1">
          <table:table-cell table:formula="of:=[.A163]+1" office:value-type="float" office:value="162">
            <text:p>162</text:p>
          </table:table-cell>
          <table:table-cell office:value-type="float" office:value="75.166">
            <text:p>75.166</text:p>
          </table:table-cell>
          <table:table-cell office:value-type="float" office:value="75.2">
            <text:p>75.2</text:p>
          </table:table-cell>
          <table:table-cell office:value-type="float" office:value="75.139">
            <text:p>75.139</text:p>
          </table:table-cell>
          <table:table-cell office:value-type="float" office:value="75.196">
            <text:p>75.196</text:p>
          </table:table-cell>
          <table:table-cell office:value-type="float" office:value="46.2201486245855">
            <text:p>46.2201486246</text:p>
          </table:table-cell>
          <table:table-cell office:value-type="float" office:value="51.6251480990194">
            <text:p>51.625148099</text:p>
          </table:table-cell>
          <table:table-cell office:value-type="float" office:value="75.4373073291215">
            <text:p>75.4373073291</text:p>
          </table:table-cell>
          <table:table-cell office:value-type="float" office:value="75.368828664561">
            <text:p>75.3688286646</text:p>
          </table:table-cell>
          <table:table-cell office:value-type="float" office:value="75.3003500000004">
            <text:p>75.30035</text:p>
          </table:table-cell>
          <table:table-cell office:value-type="float" office:value="75.2318713354398">
            <text:p>75.2318713354</text:p>
          </table:table-cell>
          <table:table-cell office:value-type="float" office:value="75.1633926708792">
            <text:p>75.1633926709</text:p>
          </table:table-cell>
          <table:table-cell office:value-type="float" office:value="0.0300000000000011">
            <text:p>0.03</text:p>
          </table:table-cell>
          <table:table-cell office:value-type="float" office:value="0.0610000000000071">
            <text:p>0.061</text:p>
          </table:table-cell>
          <table:table-cell office:value-type="string">
            <text:p>2020.01.23 07:30</text:p>
          </table:table-cell>
          <table:table-cell office:value-type="string">
            <text:p>2020.01.23 14:30</text:p>
          </table:table-cell>
        </table:table-row>
        <table:table-row table:style-name="ro1">
          <table:table-cell table:formula="of:=[.A164]+1" office:value-type="float" office:value="163">
            <text:p>163</text:p>
          </table:table-cell>
          <table:table-cell office:value-type="float" office:value="75.17">
            <text:p>75.17</text:p>
          </table:table-cell>
          <table:table-cell office:value-type="float" office:value="75.187">
            <text:p>75.187</text:p>
          </table:table-cell>
          <table:table-cell office:value-type="float" office:value="75.133">
            <text:p>75.133</text:p>
          </table:table-cell>
          <table:table-cell office:value-type="float" office:value="75.166">
            <text:p>75.166</text:p>
          </table:table-cell>
          <table:table-cell office:value-type="float" office:value="43.7498437189149">
            <text:p>43.7498437189</text:p>
          </table:table-cell>
          <table:table-cell office:value-type="float" office:value="55.593828375555">
            <text:p>55.5938283756</text:p>
          </table:table-cell>
          <table:table-cell office:value-type="float" office:value="75.4502291876741">
            <text:p>75.4502291877</text:p>
          </table:table-cell>
          <table:table-cell office:value-type="float" office:value="75.3810145938372">
            <text:p>75.3810145938</text:p>
          </table:table-cell>
          <table:table-cell office:value-type="float" office:value="75.3118000000004">
            <text:p>75.3118</text:p>
          </table:table-cell>
          <table:table-cell office:value-type="float" office:value="75.2425854061635">
            <text:p>75.2425854062</text:p>
          </table:table-cell>
          <table:table-cell office:value-type="float" office:value="75.1733708123267">
            <text:p>75.1733708123</text:p>
          </table:table-cell>
          <table:table-cell office:value-type="float" office:value="-0.00400000000000489">
            <text:p>-0.004</text:p>
          </table:table-cell>
          <table:table-cell office:value-type="float" office:value="0.0540000000000021">
            <text:p>0.054</text:p>
          </table:table-cell>
          <table:table-cell office:value-type="string">
            <text:p>2020.01.23 07:15</text:p>
          </table:table-cell>
          <table:table-cell office:value-type="string">
            <text:p>2020.01.23 14:15</text:p>
          </table:table-cell>
        </table:table-row>
        <table:table-row table:style-name="ro1">
          <table:table-cell table:formula="of:=[.A165]+1" office:value-type="float" office:value="164">
            <text:p>164</text:p>
          </table:table-cell>
          <table:table-cell table:number-columns-repeated="2" office:value-type="float" office:value="75.269">
            <text:p>75.269</text:p>
          </table:table-cell>
          <table:table-cell office:value-type="float" office:value="75.163">
            <text:p>75.163</text:p>
          </table:table-cell>
          <table:table-cell office:value-type="float" office:value="75.171">
            <text:p>75.171</text:p>
          </table:table-cell>
          <table:table-cell office:value-type="float" office:value="44.0703598670655">
            <text:p>44.0703598671</text:p>
          </table:table-cell>
          <table:table-cell office:value-type="float" office:value="55.4290495617451">
            <text:p>55.4290495617</text:p>
          </table:table-cell>
          <table:table-cell office:value-type="float" office:value="75.4856150489228">
            <text:p>75.4856150489</text:p>
          </table:table-cell>
          <table:table-cell office:value-type="float" office:value="75.3947825244616">
            <text:p>75.3947825245</text:p>
          </table:table-cell>
          <table:table-cell office:value-type="float" office:value="75.3039500000004">
            <text:p>75.30395</text:p>
          </table:table-cell>
          <table:table-cell office:value-type="float" office:value="75.2131174755391">
            <text:p>75.2131174755</text:p>
          </table:table-cell>
          <table:table-cell office:value-type="float" office:value="75.1222849510779">
            <text:p>75.1222849511</text:p>
          </table:table-cell>
          <table:table-cell office:value-type="float" office:value="-0.097999999999999">
            <text:p>-0.098</text:p>
          </table:table-cell>
          <table:table-cell office:value-type="float" office:value="0.106000000000009">
            <text:p>0.106</text:p>
          </table:table-cell>
          <table:table-cell office:value-type="string">
            <text:p>2020.01.23 07:00</text:p>
          </table:table-cell>
          <table:table-cell office:value-type="string">
            <text:p>2020.01.23 14:00</text:p>
          </table:table-cell>
        </table:table-row>
        <table:table-row table:style-name="ro1">
          <table:table-cell table:formula="of:=[.A166]+1" office:value-type="float" office:value="165">
            <text:p>165</text:p>
          </table:table-cell>
          <table:table-cell office:value-type="float" office:value="75.252">
            <text:p>75.252</text:p>
          </table:table-cell>
          <table:table-cell office:value-type="float" office:value="75.273">
            <text:p>75.273</text:p>
          </table:table-cell>
          <table:table-cell office:value-type="float" office:value="75.248">
            <text:p>75.248</text:p>
          </table:table-cell>
          <table:table-cell office:value-type="float" office:value="75.267">
            <text:p>75.267</text:p>
          </table:table-cell>
          <table:table-cell office:value-type="float" office:value="50.8677242444036">
            <text:p>50.8677242444</text:p>
          </table:table-cell>
          <table:table-cell office:value-type="float" office:value="54.8665081078813">
            <text:p>54.8665081079</text:p>
          </table:table-cell>
          <table:table-cell office:value-type="float" office:value="75.5067149469992">
            <text:p>75.506714947</text:p>
          </table:table-cell>
          <table:table-cell office:value-type="float" office:value="75.4018824734998">
            <text:p>75.4018824735</text:p>
          </table:table-cell>
          <table:table-cell office:value-type="float" office:value="75.2970500000004">
            <text:p>75.29705</text:p>
          </table:table-cell>
          <table:table-cell office:value-type="float" office:value="75.192217526501">
            <text:p>75.1922175265</text:p>
          </table:table-cell>
          <table:table-cell office:value-type="float" office:value="75.0873850530016">
            <text:p>75.087385053</text:p>
          </table:table-cell>
          <table:table-cell office:value-type="float" office:value="0.0150000000000006">
            <text:p>0.015</text:p>
          </table:table-cell>
          <table:table-cell office:value-type="float" office:value="0.0249999999999915">
            <text:p>0.025</text:p>
          </table:table-cell>
          <table:table-cell office:value-type="string">
            <text:p>2020.01.23 06:45</text:p>
          </table:table-cell>
          <table:table-cell office:value-type="string">
            <text:p>2020.01.23 13:45</text:p>
          </table:table-cell>
        </table:table-row>
        <table:table-row table:style-name="ro1">
          <table:table-cell table:formula="of:=[.A167]+1" office:value-type="float" office:value="166">
            <text:p>166</text:p>
          </table:table-cell>
          <table:table-cell office:value-type="float" office:value="75.261">
            <text:p>75.261</text:p>
          </table:table-cell>
          <table:table-cell office:value-type="float" office:value="75.287">
            <text:p>75.287</text:p>
          </table:table-cell>
          <table:table-cell table:number-columns-repeated="2" office:value-type="float" office:value="75.253">
            <text:p>75.253</text:p>
          </table:table-cell>
          <table:table-cell office:value-type="float" office:value="49.7949161061277">
            <text:p>49.7949161061</text:p>
          </table:table-cell>
          <table:table-cell office:value-type="float" office:value="53.8413268976727">
            <text:p>53.8413268977</text:p>
          </table:table-cell>
          <table:table-cell office:value-type="float" office:value="75.519072637964">
            <text:p>75.519072638</text:p>
          </table:table-cell>
          <table:table-cell office:value-type="float" office:value="75.4031113189822">
            <text:p>75.403111319</text:p>
          </table:table-cell>
          <table:table-cell office:value-type="float" office:value="75.2871500000004">
            <text:p>75.28715</text:p>
          </table:table-cell>
          <table:table-cell office:value-type="float" office:value="75.1711886810186">
            <text:p>75.171188681</text:p>
          </table:table-cell>
          <table:table-cell office:value-type="float" office:value="75.0552273620368">
            <text:p>75.055227362</text:p>
          </table:table-cell>
          <table:table-cell office:value-type="float" office:value="-0.00799999999999557">
            <text:p>-0.008</text:p>
          </table:table-cell>
          <table:table-cell office:value-type="float" office:value="0.034000000000006">
            <text:p>0.034</text:p>
          </table:table-cell>
          <table:table-cell office:value-type="string">
            <text:p>2020.01.23 06:30</text:p>
          </table:table-cell>
          <table:table-cell office:value-type="string">
            <text:p>2020.01.23 13:30</text:p>
          </table:table-cell>
        </table:table-row>
        <table:table-row table:style-name="ro1">
          <table:table-cell table:formula="of:=[.A168]+1" office:value-type="float" office:value="167">
            <text:p>167</text:p>
          </table:table-cell>
          <table:table-cell office:value-type="float" office:value="75.268">
            <text:p>75.268</text:p>
          </table:table-cell>
          <table:table-cell office:value-type="float" office:value="75.275">
            <text:p>75.275</text:p>
          </table:table-cell>
          <table:table-cell office:value-type="float" office:value="75.245">
            <text:p>75.245</text:p>
          </table:table-cell>
          <table:table-cell office:value-type="float" office:value="75.259">
            <text:p>75.259</text:p>
          </table:table-cell>
          <table:table-cell office:value-type="float" office:value="50.2415638532989">
            <text:p>50.2415638533</text:p>
          </table:table-cell>
          <table:table-cell office:value-type="float" office:value="49.4999052795765">
            <text:p>49.4999052796</text:p>
          </table:table-cell>
          <table:table-cell office:value-type="float" office:value="75.5253068116181">
            <text:p>75.5253068116</text:p>
          </table:table-cell>
          <table:table-cell office:value-type="float" office:value="75.4023534058093">
            <text:p>75.4023534058</text:p>
          </table:table-cell>
          <table:table-cell office:value-type="float" office:value="75.2794000000004">
            <text:p>75.2794</text:p>
          </table:table-cell>
          <table:table-cell office:value-type="float" office:value="75.1564465941915">
            <text:p>75.1564465942</text:p>
          </table:table-cell>
          <table:table-cell office:value-type="float" office:value="75.0334931883827">
            <text:p>75.0334931884</text:p>
          </table:table-cell>
          <table:table-cell office:value-type="float" office:value="-0.00900000000000034">
            <text:p>-0.009</text:p>
          </table:table-cell>
          <table:table-cell office:value-type="float" office:value="0.0300000000000011">
            <text:p>0.03</text:p>
          </table:table-cell>
          <table:table-cell office:value-type="string">
            <text:p>2020.01.23 06:15</text:p>
          </table:table-cell>
          <table:table-cell office:value-type="string">
            <text:p>2020.01.23 13:15</text:p>
          </table:table-cell>
        </table:table-row>
        <table:table-row table:style-name="ro1">
          <table:table-cell table:formula="of:=[.A169]+1" office:value-type="float" office:value="168">
            <text:p>168</text:p>
          </table:table-cell>
          <table:table-cell table:number-columns-repeated="2" office:value-type="float" office:value="75.292">
            <text:p>75.292</text:p>
          </table:table-cell>
          <table:table-cell office:value-type="float" office:value="75.254">
            <text:p>75.254</text:p>
          </table:table-cell>
          <table:table-cell office:value-type="float" office:value="75.269">
            <text:p>75.269</text:p>
          </table:table-cell>
          <table:table-cell office:value-type="float" office:value="50.9653791502271">
            <text:p>50.9653791502</text:p>
          </table:table-cell>
          <table:table-cell office:value-type="float" office:value="49.4837053503902">
            <text:p>49.4837053504</text:p>
          </table:table-cell>
          <table:table-cell office:value-type="float" office:value="75.5270975590438">
            <text:p>75.527097559</text:p>
          </table:table-cell>
          <table:table-cell office:value-type="float" office:value="75.4000987795221">
            <text:p>75.4000987795</text:p>
          </table:table-cell>
          <table:table-cell office:value-type="float" office:value="75.2731000000004">
            <text:p>75.2731</text:p>
          </table:table-cell>
          <table:table-cell office:value-type="float" office:value="75.1461012204787">
            <text:p>75.1461012205</text:p>
          </table:table-cell>
          <table:table-cell office:value-type="float" office:value="75.019102440957">
            <text:p>75.019102441</text:p>
          </table:table-cell>
          <table:table-cell office:value-type="float" office:value="-0.0229999999999961">
            <text:p>-0.023</text:p>
          </table:table-cell>
          <table:table-cell office:value-type="float" office:value="0.0379999999999967">
            <text:p>0.038</text:p>
          </table:table-cell>
          <table:table-cell office:value-type="string">
            <text:p>2020.01.23 06:00</text:p>
          </table:table-cell>
          <table:table-cell office:value-type="string">
            <text:p>2020.01.23 13:00</text:p>
          </table:table-cell>
        </table:table-row>
        <table:table-row table:style-name="ro1">
          <table:table-cell table:formula="of:=[.A170]+1" office:value-type="float" office:value="169">
            <text:p>169</text:p>
          </table:table-cell>
          <table:table-cell office:value-type="float" office:value="75.316">
            <text:p>75.316</text:p>
          </table:table-cell>
          <table:table-cell office:value-type="float" office:value="75.349">
            <text:p>75.349</text:p>
          </table:table-cell>
          <table:table-cell table:number-columns-repeated="2" office:value-type="float" office:value="75.295">
            <text:p>75.295</text:p>
          </table:table-cell>
          <table:table-cell office:value-type="float" office:value="52.8458762355695">
            <text:p>52.8458762356</text:p>
          </table:table-cell>
          <table:table-cell office:value-type="float" office:value="52.3374276277811">
            <text:p>52.3374276278</text:p>
          </table:table-cell>
          <table:table-cell office:value-type="float" office:value="75.5265015443973">
            <text:p>75.5265015444</text:p>
          </table:table-cell>
          <table:table-cell office:value-type="float" office:value="75.3970007721988">
            <text:p>75.3970007722</text:p>
          </table:table-cell>
          <table:table-cell office:value-type="float" office:value="75.2675000000004">
            <text:p>75.2675</text:p>
          </table:table-cell>
          <table:table-cell office:value-type="float" office:value="75.1379992278019">
            <text:p>75.1379992278</text:p>
          </table:table-cell>
          <table:table-cell office:value-type="float" office:value="75.0084984556034">
            <text:p>75.0084984556</text:p>
          </table:table-cell>
          <table:table-cell office:value-type="float" office:value="-0.0210000000000008">
            <text:p>-0.021</text:p>
          </table:table-cell>
          <table:table-cell office:value-type="float" office:value="0.0540000000000021">
            <text:p>0.054</text:p>
          </table:table-cell>
          <table:table-cell office:value-type="string">
            <text:p>2020.01.23 05:45</text:p>
          </table:table-cell>
          <table:table-cell office:value-type="string">
            <text:p>2020.01.23 12:45</text:p>
          </table:table-cell>
        </table:table-row>
        <table:table-row table:style-name="ro1">
          <table:table-cell table:formula="of:=[.A171]+1" office:value-type="float" office:value="170">
            <text:p>170</text:p>
          </table:table-cell>
          <table:table-cell office:value-type="float" office:value="75.334">
            <text:p>75.334</text:p>
          </table:table-cell>
          <table:table-cell office:value-type="float" office:value="75.347">
            <text:p>75.347</text:p>
          </table:table-cell>
          <table:table-cell office:value-type="float" office:value="75.309">
            <text:p>75.309</text:p>
          </table:table-cell>
          <table:table-cell office:value-type="float" office:value="75.326">
            <text:p>75.326</text:p>
          </table:table-cell>
          <table:table-cell office:value-type="float" office:value="55.1508255187426">
            <text:p>55.1508255187</text:p>
          </table:table-cell>
          <table:table-cell office:value-type="float" office:value="51.7026752836461">
            <text:p>51.7026752836</text:p>
          </table:table-cell>
          <table:table-cell office:value-type="float" office:value="75.5243394190524">
            <text:p>75.5243394191</text:p>
          </table:table-cell>
          <table:table-cell office:value-type="float" office:value="75.3919697095264">
            <text:p>75.3919697095</text:p>
          </table:table-cell>
          <table:table-cell office:value-type="float" office:value="75.2596000000004">
            <text:p>75.2596</text:p>
          </table:table-cell>
          <table:table-cell office:value-type="float" office:value="75.1272302904744">
            <text:p>75.1272302905</text:p>
          </table:table-cell>
          <table:table-cell office:value-type="float" office:value="74.9948605809483">
            <text:p>74.9948605809</text:p>
          </table:table-cell>
          <table:table-cell office:value-type="float" office:value="-0.00800000000000978">
            <text:p>-0.008</text:p>
          </table:table-cell>
          <table:table-cell office:value-type="float" office:value="0.0379999999999967">
            <text:p>0.038</text:p>
          </table:table-cell>
          <table:table-cell office:value-type="string">
            <text:p>2020.01.23 05:30</text:p>
          </table:table-cell>
          <table:table-cell office:value-type="string">
            <text:p>2020.01.23 12:30</text:p>
          </table:table-cell>
        </table:table-row>
        <table:table-row table:style-name="ro1">
          <table:table-cell table:formula="of:=[.A172]+1" office:value-type="float" office:value="171">
            <text:p>171</text:p>
          </table:table-cell>
          <table:table-cell office:value-type="float" office:value="75.369">
            <text:p>75.369</text:p>
          </table:table-cell>
          <table:table-cell office:value-type="float" office:value="75.379">
            <text:p>75.379</text:p>
          </table:table-cell>
          <table:table-cell office:value-type="float" office:value="75.322">
            <text:p>75.322</text:p>
          </table:table-cell>
          <table:table-cell office:value-type="float" office:value="75.333">
            <text:p>75.333</text:p>
          </table:table-cell>
          <table:table-cell office:value-type="float" office:value="55.6717140735046">
            <text:p>55.6717140735</text:p>
          </table:table-cell>
          <table:table-cell office:value-type="float" office:value="50.8640751205005">
            <text:p>50.8640751205</text:p>
          </table:table-cell>
          <table:table-cell office:value-type="float" office:value="75.5177431595829">
            <text:p>75.5177431596</text:p>
          </table:table-cell>
          <table:table-cell office:value-type="float" office:value="75.3843465797916">
            <text:p>75.3843465798</text:p>
          </table:table-cell>
          <table:table-cell office:value-type="float" office:value="75.2509500000004">
            <text:p>75.25095</text:p>
          </table:table-cell>
          <table:table-cell office:value-type="float" office:value="75.1175534202091">
            <text:p>75.1175534202</text:p>
          </table:table-cell>
          <table:table-cell office:value-type="float" office:value="74.9841568404179">
            <text:p>74.9841568404</text:p>
          </table:table-cell>
          <table:table-cell office:value-type="float" office:value="-0.0360000000000014">
            <text:p>-0.036</text:p>
          </table:table-cell>
          <table:table-cell office:value-type="float" office:value="0.0570000000000022">
            <text:p>0.057</text:p>
          </table:table-cell>
          <table:table-cell office:value-type="string">
            <text:p>2020.01.23 05:15</text:p>
          </table:table-cell>
          <table:table-cell office:value-type="string">
            <text:p>2020.01.23 12:15</text:p>
          </table:table-cell>
        </table:table-row>
        <table:table-row table:style-name="ro1">
          <table:table-cell table:formula="of:=[.A173]+1" office:value-type="float" office:value="172">
            <text:p>172</text:p>
          </table:table-cell>
          <table:table-cell office:value-type="float" office:value="75.391">
            <text:p>75.391</text:p>
          </table:table-cell>
          <table:table-cell office:value-type="float" office:value="75.408">
            <text:p>75.408</text:p>
          </table:table-cell>
          <table:table-cell office:value-type="float" office:value="75.362">
            <text:p>75.362</text:p>
          </table:table-cell>
          <table:table-cell office:value-type="float" office:value="75.37">
            <text:p>75.37</text:p>
          </table:table-cell>
          <table:table-cell office:value-type="float" office:value="58.443477341032">
            <text:p>58.443477341</text:p>
          </table:table-cell>
          <table:table-cell office:value-type="float" office:value="53.7474336145037">
            <text:p>53.7474336145</text:p>
          </table:table-cell>
          <table:table-cell office:value-type="float" office:value="75.5090425738275">
            <text:p>75.5090425738</text:p>
          </table:table-cell>
          <table:table-cell office:value-type="float" office:value="75.376321286914">
            <text:p>75.3763212869</text:p>
          </table:table-cell>
          <table:table-cell office:value-type="float" office:value="75.2436000000004">
            <text:p>75.2436</text:p>
          </table:table-cell>
          <table:table-cell office:value-type="float" office:value="75.1108787130868">
            <text:p>75.1108787131</text:p>
          </table:table-cell>
          <table:table-cell office:value-type="float" office:value="74.9781574261732">
            <text:p>74.9781574262</text:p>
          </table:table-cell>
          <table:table-cell office:value-type="float" office:value="-0.0210000000000008">
            <text:p>-0.021</text:p>
          </table:table-cell>
          <table:table-cell office:value-type="float" office:value="0.0460000000000065">
            <text:p>0.046</text:p>
          </table:table-cell>
          <table:table-cell office:value-type="string">
            <text:p>2020.01.23 05:00</text:p>
          </table:table-cell>
          <table:table-cell office:value-type="string">
            <text:p>2020.01.23 12:00</text:p>
          </table:table-cell>
        </table:table-row>
        <table:table-row table:style-name="ro1">
          <table:table-cell table:formula="of:=[.A174]+1" office:value-type="float" office:value="173">
            <text:p>173</text:p>
          </table:table-cell>
          <table:table-cell office:value-type="float" office:value="75.401">
            <text:p>75.401</text:p>
          </table:table-cell>
          <table:table-cell office:value-type="float" office:value="75.415">
            <text:p>75.415</text:p>
          </table:table-cell>
          <table:table-cell office:value-type="float" office:value="75.386">
            <text:p>75.386</text:p>
          </table:table-cell>
          <table:table-cell office:value-type="float" office:value="75.392">
            <text:p>75.392</text:p>
          </table:table-cell>
          <table:table-cell office:value-type="float" office:value="60.134661791402">
            <text:p>60.1346617914</text:p>
          </table:table-cell>
          <table:table-cell office:value-type="float" office:value="55.976558918739">
            <text:p>55.9765589187</text:p>
          </table:table-cell>
          <table:table-cell office:value-type="float" office:value="75.4944364100741">
            <text:p>75.4944364101</text:p>
          </table:table-cell>
          <table:table-cell office:value-type="float" office:value="75.3645182050372">
            <text:p>75.364518205</text:p>
          </table:table-cell>
          <table:table-cell office:value-type="float" office:value="75.2346000000004">
            <text:p>75.2346</text:p>
          </table:table-cell>
          <table:table-cell office:value-type="float" office:value="75.1046817949635">
            <text:p>75.104681795</text:p>
          </table:table-cell>
          <table:table-cell office:value-type="float" office:value="74.9747635899266">
            <text:p>74.9747635899</text:p>
          </table:table-cell>
          <table:table-cell office:value-type="float" office:value="-0.00900000000000034">
            <text:p>-0.009</text:p>
          </table:table-cell>
          <table:table-cell office:value-type="float" office:value="0.0290000000000106">
            <text:p>0.029</text:p>
          </table:table-cell>
          <table:table-cell office:value-type="string">
            <text:p>2020.01.23 04:45</text:p>
          </table:table-cell>
          <table:table-cell office:value-type="string">
            <text:p>2020.01.23 11:45</text:p>
          </table:table-cell>
        </table:table-row>
        <table:table-row table:style-name="ro1">
          <table:table-cell table:formula="of:=[.A175]+1" office:value-type="float" office:value="174">
            <text:p>174</text:p>
          </table:table-cell>
          <table:table-cell office:value-type="float" office:value="75.364">
            <text:p>75.364</text:p>
          </table:table-cell>
          <table:table-cell office:value-type="float" office:value="75.428">
            <text:p>75.428</text:p>
          </table:table-cell>
          <table:table-cell office:value-type="float" office:value="75.357">
            <text:p>75.357</text:p>
          </table:table-cell>
          <table:table-cell office:value-type="float" office:value="75.406">
            <text:p>75.406</text:p>
          </table:table-cell>
          <table:table-cell office:value-type="float" office:value="61.2053757318926">
            <text:p>61.2053757319</text:p>
          </table:table-cell>
          <table:table-cell office:value-type="float" office:value="52.8790288657949">
            <text:p>52.8790288658</text:p>
          </table:table-cell>
          <table:table-cell office:value-type="float" office:value="75.4743376667626">
            <text:p>75.4743376668</text:p>
          </table:table-cell>
          <table:table-cell office:value-type="float" office:value="75.3490188333815">
            <text:p>75.3490188334</text:p>
          </table:table-cell>
          <table:table-cell office:value-type="float" office:value="75.2237000000004">
            <text:p>75.2237</text:p>
          </table:table-cell>
          <table:table-cell office:value-type="float" office:value="75.0983811666193">
            <text:p>75.0983811666</text:p>
          </table:table-cell>
          <table:table-cell office:value-type="float" office:value="74.9730623332381">
            <text:p>74.9730623332</text:p>
          </table:table-cell>
          <table:table-cell office:value-type="float" office:value="0.0420000000000016">
            <text:p>0.042</text:p>
          </table:table-cell>
          <table:table-cell office:value-type="float" office:value="0.070999999999998">
            <text:p>0.071</text:p>
          </table:table-cell>
          <table:table-cell office:value-type="string">
            <text:p>2020.01.23 04:30</text:p>
          </table:table-cell>
          <table:table-cell office:value-type="string">
            <text:p>2020.01.23 11:30</text:p>
          </table:table-cell>
        </table:table-row>
        <table:table-row table:style-name="ro1">
          <table:table-cell table:formula="of:=[.A176]+1" office:value-type="float" office:value="175">
            <text:p>175</text:p>
          </table:table-cell>
          <table:table-cell office:value-type="float" office:value="75.381">
            <text:p>75.381</text:p>
          </table:table-cell>
          <table:table-cell office:value-type="float" office:value="75.411">
            <text:p>75.411</text:p>
          </table:table-cell>
          <table:table-cell office:value-type="float" office:value="75.36">
            <text:p>75.36</text:p>
          </table:table-cell>
          <table:table-cell office:value-type="float" office:value="75.363">
            <text:p>75.363</text:p>
          </table:table-cell>
          <table:table-cell office:value-type="float" office:value="59.0794191059217">
            <text:p>59.0794191059</text:p>
          </table:table-cell>
          <table:table-cell office:value-type="float" office:value="52.5797663571322">
            <text:p>52.5797663571</text:p>
          </table:table-cell>
          <table:table-cell office:value-type="float" office:value="75.4492587699139">
            <text:p>75.4492587699</text:p>
          </table:table-cell>
          <table:table-cell office:value-type="float" office:value="75.3309543849571">
            <text:p>75.330954385</text:p>
          </table:table-cell>
          <table:table-cell office:value-type="float" office:value="75.2126500000004">
            <text:p>75.21265</text:p>
          </table:table-cell>
          <table:table-cell office:value-type="float" office:value="75.0943456150436">
            <text:p>75.094345615</text:p>
          </table:table-cell>
          <table:table-cell office:value-type="float" office:value="74.9760412300868">
            <text:p>74.9760412301</text:p>
          </table:table-cell>
          <table:table-cell office:value-type="float" office:value="-0.0180000000000007">
            <text:p>-0.018</text:p>
          </table:table-cell>
          <table:table-cell office:value-type="float" office:value="0.0510000000000019">
            <text:p>0.051</text:p>
          </table:table-cell>
          <table:table-cell office:value-type="string">
            <text:p>2020.01.23 04:15</text:p>
          </table:table-cell>
          <table:table-cell office:value-type="string">
            <text:p>2020.01.23 11:15</text:p>
          </table:table-cell>
        </table:table-row>
        <table:table-row table:style-name="ro1">
          <table:table-cell table:formula="of:=[.A177]+1" office:value-type="float" office:value="176">
            <text:p>176</text:p>
          </table:table-cell>
          <table:table-cell office:value-type="float" office:value="75.344">
            <text:p>75.344</text:p>
          </table:table-cell>
          <table:table-cell office:value-type="float" office:value="75.422">
            <text:p>75.422</text:p>
          </table:table-cell>
          <table:table-cell office:value-type="float" office:value="75.33">
            <text:p>75.33</text:p>
          </table:table-cell>
          <table:table-cell office:value-type="float" office:value="75.38">
            <text:p>75.38</text:p>
          </table:table-cell>
          <table:table-cell office:value-type="float" office:value="60.3209428855211">
            <text:p>60.3209428855</text:p>
          </table:table-cell>
          <table:table-cell office:value-type="float" office:value="50.0695270354478">
            <text:p>50.0695270354</text:p>
          </table:table-cell>
          <table:table-cell office:value-type="float" office:value="75.4301457128267">
            <text:p>75.4301457128</text:p>
          </table:table-cell>
          <table:table-cell office:value-type="float" office:value="75.3168728564135">
            <text:p>75.3168728564</text:p>
          </table:table-cell>
          <table:table-cell office:value-type="float" office:value="75.2036000000004">
            <text:p>75.2036</text:p>
          </table:table-cell>
          <table:table-cell office:value-type="float" office:value="75.0903271435872">
            <text:p>75.0903271436</text:p>
          </table:table-cell>
          <table:table-cell office:value-type="float" office:value="74.977054287174">
            <text:p>74.9770542872</text:p>
          </table:table-cell>
          <table:table-cell office:value-type="float" office:value="0.0360000000000014">
            <text:p>0.036</text:p>
          </table:table-cell>
          <table:table-cell office:value-type="float" office:value="0.0919999999999988">
            <text:p>0.092</text:p>
          </table:table-cell>
          <table:table-cell office:value-type="string">
            <text:p>2020.01.23 04:00</text:p>
          </table:table-cell>
          <table:table-cell office:value-type="string">
            <text:p>2020.01.23 11:00</text:p>
          </table:table-cell>
        </table:table-row>
        <table:table-row table:style-name="ro1">
          <table:table-cell table:formula="of:=[.A178]+1" office:value-type="float" office:value="177">
            <text:p>177</text:p>
          </table:table-cell>
          <table:table-cell office:value-type="float" office:value="75.289">
            <text:p>75.289</text:p>
          </table:table-cell>
          <table:table-cell office:value-type="float" office:value="75.352">
            <text:p>75.352</text:p>
          </table:table-cell>
          <table:table-cell office:value-type="float" office:value="75.286">
            <text:p>75.286</text:p>
          </table:table-cell>
          <table:table-cell office:value-type="float" office:value="75.344">
            <text:p>75.344</text:p>
          </table:table-cell>
          <table:table-cell office:value-type="float" office:value="58.5694149155736">
            <text:p>58.5694149156</text:p>
          </table:table-cell>
          <table:table-cell office:value-type="float" office:value="48.3815340986584">
            <text:p>48.3815340987</text:p>
          </table:table-cell>
          <table:table-cell office:value-type="float" office:value="75.4059442106962">
            <text:p>75.4059442107</text:p>
          </table:table-cell>
          <table:table-cell office:value-type="float" office:value="75.3001471053483">
            <text:p>75.3001471053</text:p>
          </table:table-cell>
          <table:table-cell office:value-type="float" office:value="75.1943500000004">
            <text:p>75.19435</text:p>
          </table:table-cell>
          <table:table-cell office:value-type="float" office:value="75.0885528946524">
            <text:p>75.0885528947</text:p>
          </table:table-cell>
          <table:table-cell office:value-type="float" office:value="74.9827557893045">
            <text:p>74.9827557893</text:p>
          </table:table-cell>
          <table:table-cell office:value-type="float" office:value="0.0549999999999926">
            <text:p>0.055</text:p>
          </table:table-cell>
          <table:table-cell office:value-type="float" office:value="0.0660000000000025">
            <text:p>0.066</text:p>
          </table:table-cell>
          <table:table-cell office:value-type="string">
            <text:p>2020.01.23 03:45</text:p>
          </table:table-cell>
          <table:table-cell office:value-type="string">
            <text:p>2020.01.23 10:45</text:p>
          </table:table-cell>
        </table:table-row>
        <table:table-row table:style-name="ro1">
          <table:table-cell table:formula="of:=[.A179]+1" office:value-type="float" office:value="178">
            <text:p>178</text:p>
          </table:table-cell>
          <table:table-cell office:value-type="float" office:value="75.303">
            <text:p>75.303</text:p>
          </table:table-cell>
          <table:table-cell office:value-type="float" office:value="75.33">
            <text:p>75.33</text:p>
          </table:table-cell>
          <table:table-cell office:value-type="float" office:value="75.281">
            <text:p>75.281</text:p>
          </table:table-cell>
          <table:table-cell office:value-type="float" office:value="75.286">
            <text:p>75.286</text:p>
          </table:table-cell>
          <table:table-cell office:value-type="float" office:value="55.5674466089204">
            <text:p>55.5674466089</text:p>
          </table:table-cell>
          <table:table-cell office:value-type="float" office:value="47.9535714689848">
            <text:p>47.953571469</text:p>
          </table:table-cell>
          <table:table-cell office:value-type="float" office:value="75.3861453795674">
            <text:p>75.3861453796</text:p>
          </table:table-cell>
          <table:table-cell office:value-type="float" office:value="75.2860476897839">
            <text:p>75.2860476898</text:p>
          </table:table-cell>
          <table:table-cell office:value-type="float" office:value="75.1859500000004">
            <text:p>75.18595</text:p>
          </table:table-cell>
          <table:table-cell office:value-type="float" office:value="75.0858523102168">
            <text:p>75.0858523102</text:p>
          </table:table-cell>
          <table:table-cell office:value-type="float" office:value="74.9857546204333">
            <text:p>74.9857546204</text:p>
          </table:table-cell>
          <table:table-cell office:value-type="float" office:value="-0.0169999999999959">
            <text:p>-0.017</text:p>
          </table:table-cell>
          <table:table-cell office:value-type="float" office:value="0.0489999999999924">
            <text:p>0.049</text:p>
          </table:table-cell>
          <table:table-cell office:value-type="string">
            <text:p>2020.01.23 03:30</text:p>
          </table:table-cell>
          <table:table-cell office:value-type="string">
            <text:p>2020.01.23 10:30</text:p>
          </table:table-cell>
        </table:table-row>
        <table:table-row table:style-name="ro1">
          <table:table-cell table:formula="of:=[.A180]+1" office:value-type="float" office:value="179">
            <text:p>179</text:p>
          </table:table-cell>
          <table:table-cell office:value-type="float" office:value="75.276">
            <text:p>75.276</text:p>
          </table:table-cell>
          <table:table-cell office:value-type="float" office:value="75.359">
            <text:p>75.359</text:p>
          </table:table-cell>
          <table:table-cell office:value-type="float" office:value="75.263">
            <text:p>75.263</text:p>
          </table:table-cell>
          <table:table-cell office:value-type="float" office:value="75.302">
            <text:p>75.302</text:p>
          </table:table-cell>
          <table:table-cell office:value-type="float" office:value="56.643037625273">
            <text:p>56.6430376253</text:p>
          </table:table-cell>
          <table:table-cell office:value-type="float" office:value="52.8633583528674">
            <text:p>52.8633583529</text:p>
          </table:table-cell>
          <table:table-cell office:value-type="float" office:value="75.3755112583356">
            <text:p>75.3755112583</text:p>
          </table:table-cell>
          <table:table-cell office:value-type="float" office:value="75.278080629168">
            <text:p>75.2780806292</text:p>
          </table:table-cell>
          <table:table-cell office:value-type="float" office:value="75.1806500000003">
            <text:p>75.18065</text:p>
          </table:table-cell>
          <table:table-cell office:value-type="float" office:value="75.0832193708327">
            <text:p>75.0832193708</text:p>
          </table:table-cell>
          <table:table-cell office:value-type="float" office:value="74.9857887416651">
            <text:p>74.9857887417</text:p>
          </table:table-cell>
          <table:table-cell office:value-type="float" office:value="0.0260000000000105">
            <text:p>0.026</text:p>
          </table:table-cell>
          <table:table-cell office:value-type="float" office:value="0.0959999999999894">
            <text:p>0.096</text:p>
          </table:table-cell>
          <table:table-cell office:value-type="string">
            <text:p>2020.01.23 03:15</text:p>
          </table:table-cell>
          <table:table-cell office:value-type="string">
            <text:p>2020.01.23 10:15</text:p>
          </table:table-cell>
        </table:table-row>
        <table:table-row table:style-name="ro1">
          <table:table-cell table:formula="of:=[.A181]+1" office:value-type="float" office:value="180">
            <text:p>180</text:p>
          </table:table-cell>
          <table:table-cell office:value-type="float" office:value="75.353">
            <text:p>75.353</text:p>
          </table:table-cell>
          <table:table-cell office:value-type="float" office:value="75.369">
            <text:p>75.369</text:p>
          </table:table-cell>
          <table:table-cell office:value-type="float" office:value="75.257">
            <text:p>75.257</text:p>
          </table:table-cell>
          <table:table-cell office:value-type="float" office:value="75.275">
            <text:p>75.275</text:p>
          </table:table-cell>
          <table:table-cell office:value-type="float" office:value="55.2545467707798">
            <text:p>55.2545467708</text:p>
          </table:table-cell>
          <table:table-cell office:value-type="float" office:value="46.5016743209825">
            <text:p>46.501674321</text:p>
          </table:table-cell>
          <table:table-cell office:value-type="float" office:value="75.3601958477745">
            <text:p>75.3601958478</text:p>
          </table:table-cell>
          <table:table-cell office:value-type="float" office:value="75.2667229238874">
            <text:p>75.2667229239</text:p>
          </table:table-cell>
          <table:table-cell office:value-type="float" office:value="75.1732500000004">
            <text:p>75.17325</text:p>
          </table:table-cell>
          <table:table-cell office:value-type="float" office:value="75.0797770761133">
            <text:p>75.0797770761</text:p>
          </table:table-cell>
          <table:table-cell office:value-type="float" office:value="74.9863041522262">
            <text:p>74.9863041522</text:p>
          </table:table-cell>
          <table:table-cell office:value-type="float" office:value="-0.0779999999999888">
            <text:p>-0.078</text:p>
          </table:table-cell>
          <table:table-cell office:value-type="float" office:value="0.111999999999995">
            <text:p>0.112</text:p>
          </table:table-cell>
          <table:table-cell office:value-type="string">
            <text:p>2020.01.23 03:00</text:p>
          </table:table-cell>
          <table:table-cell office:value-type="string">
            <text:p>2020.01.23 10:00</text:p>
          </table:table-cell>
        </table:table-row>
        <table:table-row table:style-name="ro1">
          <table:table-cell table:formula="of:=[.A182]+1" office:value-type="float" office:value="181">
            <text:p>181</text:p>
          </table:table-cell>
          <table:table-cell office:value-type="float" office:value="75.42">
            <text:p>75.42</text:p>
          </table:table-cell>
          <table:table-cell office:value-type="float" office:value="75.489">
            <text:p>75.489</text:p>
          </table:table-cell>
          <table:table-cell office:value-type="float" office:value="75.343">
            <text:p>75.343</text:p>
          </table:table-cell>
          <table:table-cell office:value-type="float" office:value="75.354">
            <text:p>75.354</text:p>
          </table:table-cell>
          <table:table-cell office:value-type="float" office:value="60.6537375868199">
            <text:p>60.6537375868</text:p>
          </table:table-cell>
          <table:table-cell office:value-type="float" office:value="49.2794959462699">
            <text:p>49.2794959463</text:p>
          </table:table-cell>
          <table:table-cell office:value-type="float" office:value="75.3502061447238">
            <text:p>75.3502061447</text:p>
          </table:table-cell>
          <table:table-cell office:value-type="float" office:value="75.2595780723621">
            <text:p>75.2595780724</text:p>
          </table:table-cell>
          <table:table-cell office:value-type="float" office:value="75.1689500000004">
            <text:p>75.16895</text:p>
          </table:table-cell>
          <table:table-cell office:value-type="float" office:value="75.0783219276386">
            <text:p>75.0783219276</text:p>
          </table:table-cell>
          <table:table-cell office:value-type="float" office:value="74.9876938552769">
            <text:p>74.9876938553</text:p>
          </table:table-cell>
          <table:table-cell office:value-type="float" office:value="-0.0660000000000025">
            <text:p>-0.066</text:p>
          </table:table-cell>
          <table:table-cell office:value-type="float" office:value="0.146000000000001">
            <text:p>0.146</text:p>
          </table:table-cell>
          <table:table-cell office:value-type="string">
            <text:p>2020.01.23 02:45</text:p>
          </table:table-cell>
          <table:table-cell office:value-type="string">
            <text:p>2020.01.23 09:45</text:p>
          </table:table-cell>
        </table:table-row>
        <table:table-row table:style-name="ro1">
          <table:table-cell table:formula="of:=[.A183]+1" office:value-type="float" office:value="182">
            <text:p>182</text:p>
          </table:table-cell>
          <table:table-cell office:value-type="float" office:value="75.009">
            <text:p>75.009</text:p>
          </table:table-cell>
          <table:table-cell office:value-type="float" office:value="75.445">
            <text:p>75.445</text:p>
          </table:table-cell>
          <table:table-cell office:value-type="float" office:value="75.006">
            <text:p>75.006</text:p>
          </table:table-cell>
          <table:table-cell office:value-type="float" office:value="75.425">
            <text:p>75.425</text:p>
          </table:table-cell>
          <table:table-cell office:value-type="float" office:value="66.1745988754349">
            <text:p>66.1745988754</text:p>
          </table:table-cell>
          <table:table-cell office:value-type="float" office:value="45.3268022492396">
            <text:p>45.3268022492</text:p>
          </table:table-cell>
          <table:table-cell office:value-type="float" office:value="75.320797218736">
            <text:p>75.3207972187</text:p>
          </table:table-cell>
          <table:table-cell office:value-type="float" office:value="75.2405736093682">
            <text:p>75.2405736094</text:p>
          </table:table-cell>
          <table:table-cell office:value-type="float" office:value="75.1603500000004">
            <text:p>75.16035</text:p>
          </table:table-cell>
          <table:table-cell office:value-type="float" office:value="75.0801263906325">
            <text:p>75.0801263906</text:p>
          </table:table-cell>
          <table:table-cell office:value-type="float" office:value="74.9999027812647">
            <text:p>74.9999027813</text:p>
          </table:table-cell>
          <table:table-cell office:value-type="float" office:value="0.415999999999997">
            <text:p>0.416</text:p>
          </table:table-cell>
          <table:table-cell office:value-type="float" office:value="0.438999999999993">
            <text:p>0.439</text:p>
          </table:table-cell>
          <table:table-cell office:value-type="string">
            <text:p>2020.01.23 02:30</text:p>
          </table:table-cell>
          <table:table-cell office:value-type="string">
            <text:p>2020.01.23 09:30</text:p>
          </table:table-cell>
        </table:table-row>
        <table:table-row table:style-name="ro1">
          <table:table-cell table:formula="of:=[.A184]+1" office:value-type="float" office:value="183">
            <text:p>183</text:p>
          </table:table-cell>
          <table:table-cell office:value-type="float" office:value="75.032">
            <text:p>75.032</text:p>
          </table:table-cell>
          <table:table-cell office:value-type="float" office:value="75.063">
            <text:p>75.063</text:p>
          </table:table-cell>
          <table:table-cell office:value-type="float" office:value="75.007">
            <text:p>75.007</text:p>
          </table:table-cell>
          <table:table-cell office:value-type="float" office:value="75.009">
            <text:p>75.009</text:p>
          </table:table-cell>
          <table:table-cell office:value-type="float" office:value="31.4373451780581">
            <text:p>31.4373451781</text:p>
          </table:table-cell>
          <table:table-cell office:value-type="float" office:value="38.1889656916815">
            <text:p>38.1889656917</text:p>
          </table:table-cell>
          <table:table-cell office:value-type="float" office:value="75.2548031381769">
            <text:p>75.2548031382</text:p>
          </table:table-cell>
          <table:table-cell office:value-type="float" office:value="75.2016265690886">
            <text:p>75.2016265691</text:p>
          </table:table-cell>
          <table:table-cell office:value-type="float" office:value="75.1484500000004">
            <text:p>75.14845</text:p>
          </table:table-cell>
          <table:table-cell office:value-type="float" office:value="75.0952734309121">
            <text:p>75.0952734309</text:p>
          </table:table-cell>
          <table:table-cell office:value-type="float" office:value="75.0420968618238">
            <text:p>75.0420968618</text:p>
          </table:table-cell>
          <table:table-cell office:value-type="float" office:value="-0.0229999999999961">
            <text:p>-0.023</text:p>
          </table:table-cell>
          <table:table-cell office:value-type="float" office:value="0.0559999999999974">
            <text:p>0.056</text:p>
          </table:table-cell>
          <table:table-cell office:value-type="string">
            <text:p>2020.01.23 02:15</text:p>
          </table:table-cell>
          <table:table-cell office:value-type="string">
            <text:p>2020.01.23 09:15</text:p>
          </table:table-cell>
        </table:table-row>
        <table:table-row table:style-name="ro1">
          <table:table-cell table:formula="of:=[.A185]+1" office:value-type="float" office:value="184">
            <text:p>184</text:p>
          </table:table-cell>
          <table:table-cell office:value-type="float" office:value="75.07">
            <text:p>75.07</text:p>
          </table:table-cell>
          <table:table-cell office:value-type="float" office:value="75.098">
            <text:p>75.098</text:p>
          </table:table-cell>
          <table:table-cell office:value-type="float" office:value="75.028">
            <text:p>75.028</text:p>
          </table:table-cell>
          <table:table-cell office:value-type="float" office:value="75.033">
            <text:p>75.033</text:p>
          </table:table-cell>
          <table:table-cell office:value-type="float" office:value="33.3123359243656">
            <text:p>33.3123359244</text:p>
          </table:table-cell>
          <table:table-cell office:value-type="float" office:value="44.3245380628301">
            <text:p>44.3245380628</text:p>
          </table:table-cell>
          <table:table-cell office:value-type="float" office:value="75.2433855159225">
            <text:p>75.2433855159</text:p>
          </table:table-cell>
          <table:table-cell office:value-type="float" office:value="75.2003677579614">
            <text:p>75.200367758</text:p>
          </table:table-cell>
          <table:table-cell office:value-type="float" office:value="75.1573500000003">
            <text:p>75.15735</text:p>
          </table:table-cell>
          <table:table-cell office:value-type="float" office:value="75.1143322420392">
            <text:p>75.114332242</text:p>
          </table:table-cell>
          <table:table-cell office:value-type="float" office:value="75.0713144840781">
            <text:p>75.0713144841</text:p>
          </table:table-cell>
          <table:table-cell office:value-type="float" office:value="-0.0369999999999919">
            <text:p>-0.037</text:p>
          </table:table-cell>
          <table:table-cell office:value-type="float" office:value="0.0699999999999932">
            <text:p>0.07</text:p>
          </table:table-cell>
          <table:table-cell office:value-type="string">
            <text:p>2020.01.23 02:00</text:p>
          </table:table-cell>
          <table:table-cell office:value-type="string">
            <text:p>2020.01.23 09:00</text:p>
          </table:table-cell>
        </table:table-row>
        <table:table-row table:style-name="ro1">
          <table:table-cell table:formula="of:=[.A186]+1" office:value-type="float" office:value="185">
            <text:p>185</text:p>
          </table:table-cell>
          <table:table-cell office:value-type="float" office:value="75.097">
            <text:p>75.097</text:p>
          </table:table-cell>
          <table:table-cell office:value-type="float" office:value="75.112">
            <text:p>75.112</text:p>
          </table:table-cell>
          <table:table-cell office:value-type="float" office:value="75.053">
            <text:p>75.053</text:p>
          </table:table-cell>
          <table:table-cell office:value-type="float" office:value="75.069">
            <text:p>75.069</text:p>
          </table:table-cell>
          <table:table-cell office:value-type="float" office:value="36.4065289593428">
            <text:p>36.4065289593</text:p>
          </table:table-cell>
          <table:table-cell office:value-type="float" office:value="50.2395110442173">
            <text:p>50.2395110442</text:p>
          </table:table-cell>
          <table:table-cell office:value-type="float" office:value="75.2292881751176">
            <text:p>75.2292881751</text:p>
          </table:table-cell>
          <table:table-cell office:value-type="float" office:value="75.196944087559">
            <text:p>75.1969440876</text:p>
          </table:table-cell>
          <table:table-cell office:value-type="float" office:value="75.1646000000003">
            <text:p>75.1646</text:p>
          </table:table-cell>
          <table:table-cell office:value-type="float" office:value="75.1322559124417">
            <text:p>75.1322559124</text:p>
          </table:table-cell>
          <table:table-cell office:value-type="float" office:value="75.0999118248831">
            <text:p>75.0999118249</text:p>
          </table:table-cell>
          <table:table-cell office:value-type="float" office:value="-0.0279999999999916">
            <text:p>-0.028</text:p>
          </table:table-cell>
          <table:table-cell office:value-type="float" office:value="0.0589999999999975">
            <text:p>0.059</text:p>
          </table:table-cell>
          <table:table-cell office:value-type="string">
            <text:p>2020.01.23 01:45</text:p>
          </table:table-cell>
          <table:table-cell office:value-type="string">
            <text:p>2020.01.23 08:45</text:p>
          </table:table-cell>
        </table:table-row>
        <table:table-row table:style-name="ro1">
          <table:table-cell table:formula="of:=[.A187]+1" office:value-type="float" office:value="186">
            <text:p>186</text:p>
          </table:table-cell>
          <table:table-cell office:value-type="float" office:value="75.134">
            <text:p>75.134</text:p>
          </table:table-cell>
          <table:table-cell office:value-type="float" office:value="75.14">
            <text:p>75.14</text:p>
          </table:table-cell>
          <table:table-cell office:value-type="float" office:value="75.038">
            <text:p>75.038</text:p>
          </table:table-cell>
          <table:table-cell office:value-type="float" office:value="75.098">
            <text:p>75.098</text:p>
          </table:table-cell>
          <table:table-cell office:value-type="float" office:value="39.1924156712659">
            <text:p>39.1924156713</text:p>
          </table:table-cell>
          <table:table-cell office:value-type="float" office:value="50.6308809776297">
            <text:p>50.6308809776</text:p>
          </table:table-cell>
          <table:table-cell office:value-type="float" office:value="75.2170205064966">
            <text:p>75.2170205065</text:p>
          </table:table-cell>
          <table:table-cell office:value-type="float" office:value="75.1927852532485">
            <text:p>75.1927852532</text:p>
          </table:table-cell>
          <table:table-cell office:value-type="float" office:value="75.1685500000003">
            <text:p>75.16855</text:p>
          </table:table-cell>
          <table:table-cell office:value-type="float" office:value="75.1443147467522">
            <text:p>75.1443147468</text:p>
          </table:table-cell>
          <table:table-cell office:value-type="float" office:value="75.1200794935041">
            <text:p>75.1200794935</text:p>
          </table:table-cell>
          <table:table-cell office:value-type="float" office:value="-0.0360000000000014">
            <text:p>-0.036</text:p>
          </table:table-cell>
          <table:table-cell office:value-type="float" office:value="0.102000000000004">
            <text:p>0.102</text:p>
          </table:table-cell>
          <table:table-cell office:value-type="string">
            <text:p>2020.01.23 01:30</text:p>
          </table:table-cell>
          <table:table-cell office:value-type="string">
            <text:p>2020.01.23 08:30</text:p>
          </table:table-cell>
        </table:table-row>
        <table:table-row table:style-name="ro1">
          <table:table-cell table:formula="of:=[.A188]+1" office:value-type="float" office:value="187">
            <text:p>187</text:p>
          </table:table-cell>
          <table:table-cell office:value-type="float" office:value="75.156">
            <text:p>75.156</text:p>
          </table:table-cell>
          <table:table-cell office:value-type="float" office:value="75.164">
            <text:p>75.164</text:p>
          </table:table-cell>
          <table:table-cell office:value-type="float" office:value="75.129">
            <text:p>75.129</text:p>
          </table:table-cell>
          <table:table-cell office:value-type="float" office:value="75.133">
            <text:p>75.133</text:p>
          </table:table-cell>
          <table:table-cell office:value-type="float" office:value="42.9617036922892">
            <text:p>42.9617036923</text:p>
          </table:table-cell>
          <table:table-cell office:value-type="float" office:value="57.0918215511989">
            <text:p>57.0918215512</text:p>
          </table:table-cell>
          <table:table-cell office:value-type="float" office:value="75.2081496887957">
            <text:p>75.2081496888</text:p>
          </table:table-cell>
          <table:table-cell office:value-type="float" office:value="75.190074844398">
            <text:p>75.1900748444</text:p>
          </table:table-cell>
          <table:table-cell office:value-type="float" office:value="75.1720000000003">
            <text:p>75.172</text:p>
          </table:table-cell>
          <table:table-cell office:value-type="float" office:value="75.1539251556027">
            <text:p>75.1539251556</text:p>
          </table:table-cell>
          <table:table-cell office:value-type="float" office:value="75.135850311205">
            <text:p>75.1358503112</text:p>
          </table:table-cell>
          <table:table-cell office:value-type="float" office:value="-0.0230000000000103">
            <text:p>-0.023</text:p>
          </table:table-cell>
          <table:table-cell office:value-type="float" office:value="0.0349999999999966">
            <text:p>0.035</text:p>
          </table:table-cell>
          <table:table-cell office:value-type="string">
            <text:p>2020.01.23 01:15</text:p>
          </table:table-cell>
          <table:table-cell office:value-type="string">
            <text:p>2020.01.23 08:15</text:p>
          </table:table-cell>
        </table:table-row>
        <table:table-row table:style-name="ro1">
          <table:table-cell table:formula="of:=[.A189]+1" office:value-type="float" office:value="188">
            <text:p>188</text:p>
          </table:table-cell>
          <table:table-cell office:value-type="float" office:value="75.138">
            <text:p>75.138</text:p>
          </table:table-cell>
          <table:table-cell office:value-type="float" office:value="75.158">
            <text:p>75.158</text:p>
          </table:table-cell>
          <table:table-cell office:value-type="float" office:value="75.134">
            <text:p>75.134</text:p>
          </table:table-cell>
          <table:table-cell office:value-type="float" office:value="75.157">
            <text:p>75.157</text:p>
          </table:table-cell>
          <table:table-cell office:value-type="float" office:value="45.8331718712294">
            <text:p>45.8331718712</text:p>
          </table:table-cell>
          <table:table-cell office:value-type="float" office:value="60.9999595034014">
            <text:p>60.9999595034</text:p>
          </table:table-cell>
          <table:table-cell office:value-type="float" office:value="75.2054299627101">
            <text:p>75.2054299627</text:p>
          </table:table-cell>
          <table:table-cell office:value-type="float" office:value="75.1893399813552">
            <text:p>75.1893399814</text:p>
          </table:table-cell>
          <table:table-cell office:value-type="float" office:value="75.1732500000003">
            <text:p>75.17325</text:p>
          </table:table-cell>
          <table:table-cell office:value-type="float" office:value="75.1571600186455">
            <text:p>75.1571600186</text:p>
          </table:table-cell>
          <table:table-cell office:value-type="float" office:value="75.1410700372906">
            <text:p>75.1410700373</text:p>
          </table:table-cell>
          <table:table-cell office:value-type="float" office:value="0.0189999999999913">
            <text:p>0.019</text:p>
          </table:table-cell>
          <table:table-cell office:value-type="float" office:value="0.0240000000000009">
            <text:p>0.024</text:p>
          </table:table-cell>
          <table:table-cell office:value-type="string">
            <text:p>2020.01.23 01:00</text:p>
          </table:table-cell>
          <table:table-cell office:value-type="string">
            <text:p>2020.01.23 08:00</text:p>
          </table:table-cell>
        </table:table-row>
        <table:table-row table:style-name="ro1">
          <table:table-cell table:formula="of:=[.A190]+1" office:value-type="float" office:value="189">
            <text:p>189</text:p>
          </table:table-cell>
          <table:table-cell office:value-type="float" office:value="75.154">
            <text:p>75.154</text:p>
          </table:table-cell>
          <table:table-cell office:value-type="float" office:value="75.162">
            <text:p>75.162</text:p>
          </table:table-cell>
          <table:table-cell office:value-type="float" office:value="75.132">
            <text:p>75.132</text:p>
          </table:table-cell>
          <table:table-cell office:value-type="float" office:value="75.137">
            <text:p>75.137</text:p>
          </table:table-cell>
          <table:table-cell office:value-type="float" office:value="42.8068958247623">
            <text:p>42.8068958248</text:p>
          </table:table-cell>
          <table:table-cell office:value-type="float" office:value="61.1328752656117">
            <text:p>61.1328752656</text:p>
          </table:table-cell>
          <table:table-cell office:value-type="float" office:value="75.2082877389765">
            <text:p>75.208287739</text:p>
          </table:table-cell>
          <table:table-cell office:value-type="float" office:value="75.1901438694884">
            <text:p>75.1901438695</text:p>
          </table:table-cell>
          <table:table-cell office:value-type="float" office:value="75.1720000000003">
            <text:p>75.172</text:p>
          </table:table-cell>
          <table:table-cell office:value-type="float" office:value="75.1538561305123">
            <text:p>75.1538561305</text:p>
          </table:table-cell>
          <table:table-cell office:value-type="float" office:value="75.1357122610242">
            <text:p>75.135712261</text:p>
          </table:table-cell>
          <table:table-cell office:value-type="float" office:value="-0.0169999999999959">
            <text:p>-0.017</text:p>
          </table:table-cell>
          <table:table-cell office:value-type="float" office:value="0.0300000000000011">
            <text:p>0.03</text:p>
          </table:table-cell>
          <table:table-cell office:value-type="string">
            <text:p>2020.01.23 00:45</text:p>
          </table:table-cell>
          <table:table-cell office:value-type="string">
            <text:p>2020.01.23 07:45</text:p>
          </table:table-cell>
        </table:table-row>
        <table:table-row table:style-name="ro1">
          <table:table-cell table:formula="of:=[.A191]+1" office:value-type="float" office:value="190">
            <text:p>190</text:p>
          </table:table-cell>
          <table:table-cell office:value-type="float" office:value="75.186">
            <text:p>75.186</text:p>
          </table:table-cell>
          <table:table-cell office:value-type="float" office:value="75.187">
            <text:p>75.187</text:p>
          </table:table-cell>
          <table:table-cell office:value-type="float" office:value="75.146">
            <text:p>75.146</text:p>
          </table:table-cell>
          <table:table-cell office:value-type="float" office:value="75.153">
            <text:p>75.153</text:p>
          </table:table-cell>
          <table:table-cell office:value-type="float" office:value="44.7051131178791">
            <text:p>44.7051131179</text:p>
          </table:table-cell>
          <table:table-cell office:value-type="float" office:value="67.3947650643433">
            <text:p>67.3947650643</text:p>
          </table:table-cell>
          <table:table-cell office:value-type="float" office:value="75.2093873819975">
            <text:p>75.209387382</text:p>
          </table:table-cell>
          <table:table-cell office:value-type="float" office:value="75.1905186909989">
            <text:p>75.190518691</text:p>
          </table:table-cell>
          <table:table-cell office:value-type="float" office:value="75.1716500000003">
            <text:p>75.17165</text:p>
          </table:table-cell>
          <table:table-cell office:value-type="float" office:value="75.1527813090017">
            <text:p>75.152781309</text:p>
          </table:table-cell>
          <table:table-cell office:value-type="float" office:value="75.1339126180032">
            <text:p>75.133912618</text:p>
          </table:table-cell>
          <table:table-cell office:value-type="float" office:value="-0.0330000000000012">
            <text:p>-0.033</text:p>
          </table:table-cell>
          <table:table-cell office:value-type="float" office:value="0.0409999999999968">
            <text:p>0.041</text:p>
          </table:table-cell>
          <table:table-cell office:value-type="string">
            <text:p>2020.01.23 00:30</text:p>
          </table:table-cell>
          <table:table-cell office:value-type="string">
            <text:p>2020.01.23 07:30</text:p>
          </table:table-cell>
        </table:table-row>
        <table:table-row table:style-name="ro1">
          <table:table-cell table:formula="of:=[.A192]+1" office:value-type="float" office:value="191">
            <text:p>191</text:p>
          </table:table-cell>
          <table:table-cell office:value-type="float" office:value="75.192">
            <text:p>75.192</text:p>
          </table:table-cell>
          <table:table-cell office:value-type="float" office:value="75.204">
            <text:p>75.204</text:p>
          </table:table-cell>
          <table:table-cell office:value-type="float" office:value="75.178">
            <text:p>75.178</text:p>
          </table:table-cell>
          <table:table-cell office:value-type="float" office:value="75.186">
            <text:p>75.186</text:p>
          </table:table-cell>
          <table:table-cell office:value-type="float" office:value="48.9589608881646">
            <text:p>48.9589608882</text:p>
          </table:table-cell>
          <table:table-cell office:value-type="float" office:value="74.0829260315254">
            <text:p>74.0829260315</text:p>
          </table:table-cell>
          <table:table-cell office:value-type="float" office:value="75.2124631496104">
            <text:p>75.2124631496</text:p>
          </table:table-cell>
          <table:table-cell office:value-type="float" office:value="75.1913565748054">
            <text:p>75.1913565748</text:p>
          </table:table-cell>
          <table:table-cell office:value-type="float" office:value="75.1702500000003">
            <text:p>75.17025</text:p>
          </table:table-cell>
          <table:table-cell office:value-type="float" office:value="75.1491434251953">
            <text:p>75.1491434252</text:p>
          </table:table-cell>
          <table:table-cell office:value-type="float" office:value="75.1280368503903">
            <text:p>75.1280368504</text:p>
          </table:table-cell>
          <table:table-cell office:value-type="float" office:value="-0.00599999999998602">
            <text:p>-0.006</text:p>
          </table:table-cell>
          <table:table-cell office:value-type="float" office:value="0.0259999999999963">
            <text:p>0.026</text:p>
          </table:table-cell>
          <table:table-cell office:value-type="string">
            <text:p>2020.01.23 00:15</text:p>
          </table:table-cell>
          <table:table-cell office:value-type="string">
            <text:p>2020.01.23 07:15</text:p>
          </table:table-cell>
        </table:table-row>
        <table:table-row table:style-name="ro1">
          <table:table-cell table:formula="of:=[.A193]+1" office:value-type="float" office:value="192">
            <text:p>192</text:p>
          </table:table-cell>
          <table:table-cell office:value-type="float" office:value="75.176">
            <text:p>75.176</text:p>
          </table:table-cell>
          <table:table-cell office:value-type="float" office:value="75.19">
            <text:p>75.19</text:p>
          </table:table-cell>
          <table:table-cell office:value-type="float" office:value="75.163">
            <text:p>75.163</text:p>
          </table:table-cell>
          <table:table-cell office:value-type="float" office:value="75.19">
            <text:p>75.19</text:p>
          </table:table-cell>
          <table:table-cell office:value-type="float" office:value="49.5013506100162">
            <text:p>49.50135061</text:p>
          </table:table-cell>
          <table:table-cell office:value-type="float" office:value="67.899480433472">
            <text:p>67.8994804335</text:p>
          </table:table-cell>
          <table:table-cell office:value-type="float" office:value="75.2140952113979">
            <text:p>75.2140952114</text:p>
          </table:table-cell>
          <table:table-cell office:value-type="float" office:value="75.1904726056991">
            <text:p>75.1904726057</text:p>
          </table:table-cell>
          <table:table-cell office:value-type="float" office:value="75.1668500000003">
            <text:p>75.16685</text:p>
          </table:table-cell>
          <table:table-cell office:value-type="float" office:value="75.1432273943016">
            <text:p>75.1432273943</text:p>
          </table:table-cell>
          <table:table-cell office:value-type="float" office:value="75.1196047886028">
            <text:p>75.1196047886</text:p>
          </table:table-cell>
          <table:table-cell office:value-type="float" office:value="0.0139999999999958">
            <text:p>0.014</text:p>
          </table:table-cell>
          <table:table-cell office:value-type="float" office:value="0.027000000000001">
            <text:p>0.027</text:p>
          </table:table-cell>
          <table:table-cell office:value-type="string">
            <text:p>2020.01.23 00:00</text:p>
          </table:table-cell>
          <table:table-cell office:value-type="string">
            <text:p>2020.01.23 07:00</text:p>
          </table:table-cell>
        </table:table-row>
        <table:table-row table:style-name="ro1">
          <table:table-cell table:formula="of:=[.A194]+1" office:value-type="float" office:value="193">
            <text:p>193</text:p>
          </table:table-cell>
          <table:table-cell office:value-type="float" office:value="75.184">
            <text:p>75.184</text:p>
          </table:table-cell>
          <table:table-cell office:value-type="float" office:value="75.189">
            <text:p>75.189</text:p>
          </table:table-cell>
          <table:table-cell table:number-columns-repeated="2" office:value-type="float" office:value="75.174">
            <text:p>75.174</text:p>
          </table:table-cell>
          <table:table-cell office:value-type="float" office:value="47.2820220597976">
            <text:p>47.2820220598</text:p>
          </table:table-cell>
          <table:table-cell office:value-type="float" office:value="62.0463940815125">
            <text:p>62.0463940815</text:p>
          </table:table-cell>
          <table:table-cell office:value-type="float" office:value="75.2128202145616">
            <text:p>75.2128202146</text:p>
          </table:table-cell>
          <table:table-cell office:value-type="float" office:value="75.188235107281">
            <text:p>75.1882351073</text:p>
          </table:table-cell>
          <table:table-cell office:value-type="float" office:value="75.1636500000003">
            <text:p>75.16365</text:p>
          </table:table-cell>
          <table:table-cell office:value-type="float" office:value="75.1390648927197">
            <text:p>75.1390648927</text:p>
          </table:table-cell>
          <table:table-cell office:value-type="float" office:value="75.1144797854391">
            <text:p>75.1144797854</text:p>
          </table:table-cell>
          <table:table-cell office:value-type="float" office:value="-0.00999999999999091">
            <text:p>-0.01</text:p>
          </table:table-cell>
          <table:table-cell office:value-type="float" office:value="0.0149999999999864">
            <text:p>0.015</text:p>
          </table:table-cell>
          <table:table-cell office:value-type="string">
            <text:p>2020.01.22 23:45</text:p>
          </table:table-cell>
          <table:table-cell office:value-type="string">
            <text:p>2020.01.23 06:45</text:p>
          </table:table-cell>
        </table:table-row>
        <table:table-row table:style-name="ro1">
          <table:table-cell table:formula="of:=[.A195]+1" office:value-type="float" office:value="194">
            <text:p>194</text:p>
          </table:table-cell>
          <table:table-cell office:value-type="float" office:value="75.183">
            <text:p>75.183</text:p>
          </table:table-cell>
          <table:table-cell office:value-type="float" office:value="75.213">
            <text:p>75.213</text:p>
          </table:table-cell>
          <table:table-cell office:value-type="float" office:value="75.172">
            <text:p>75.172</text:p>
          </table:table-cell>
          <table:table-cell office:value-type="float" office:value="75.185">
            <text:p>75.185</text:p>
          </table:table-cell>
          <table:table-cell office:value-type="float" office:value="48.6792988968171">
            <text:p>48.6792988968</text:p>
          </table:table-cell>
          <table:table-cell office:value-type="float" office:value="59.3683045436108">
            <text:p>59.3683045436</text:p>
          </table:table-cell>
          <table:table-cell office:value-type="float" office:value="75.2119988783527">
            <text:p>75.2119988784</text:p>
          </table:table-cell>
          <table:table-cell office:value-type="float" office:value="75.1869244391765">
            <text:p>75.1869244392</text:p>
          </table:table-cell>
          <table:table-cell office:value-type="float" office:value="75.1618500000003">
            <text:p>75.16185</text:p>
          </table:table-cell>
          <table:table-cell office:value-type="float" office:value="75.1367755608242">
            <text:p>75.1367755608</text:p>
          </table:table-cell>
          <table:table-cell office:value-type="float" office:value="75.111701121648">
            <text:p>75.1117011216</text:p>
          </table:table-cell>
          <table:table-cell office:value-type="float" office:value="0.00199999999999534">
            <text:p>0.002</text:p>
          </table:table-cell>
          <table:table-cell office:value-type="float" office:value="0.0409999999999968">
            <text:p>0.041</text:p>
          </table:table-cell>
          <table:table-cell office:value-type="string">
            <text:p>2020.01.22 23:30</text:p>
          </table:table-cell>
          <table:table-cell office:value-type="string">
            <text:p>2020.01.23 06:30</text:p>
          </table:table-cell>
        </table:table-row>
        <table:table-row table:style-name="ro1">
          <table:table-cell table:formula="of:=[.A196]+1" office:value-type="float" office:value="195">
            <text:p>195</text:p>
          </table:table-cell>
          <table:table-cell office:value-type="float" office:value="75.196">
            <text:p>75.196</text:p>
          </table:table-cell>
          <table:table-cell office:value-type="float" office:value="75.202">
            <text:p>75.202</text:p>
          </table:table-cell>
          <table:table-cell office:value-type="float" office:value="75.176">
            <text:p>75.176</text:p>
          </table:table-cell>
          <table:table-cell office:value-type="float" office:value="75.182">
            <text:p>75.182</text:p>
          </table:table-cell>
          <table:table-cell office:value-type="float" office:value="48.2833225826992">
            <text:p>48.2833225827</text:p>
          </table:table-cell>
          <table:table-cell office:value-type="float" office:value="61.5862420739538">
            <text:p>61.586242074</text:p>
          </table:table-cell>
          <table:table-cell office:value-type="float" office:value="75.2109776690349">
            <text:p>75.210977669</text:p>
          </table:table-cell>
          <table:table-cell office:value-type="float" office:value="75.1862138345176">
            <text:p>75.1862138345</text:p>
          </table:table-cell>
          <table:table-cell office:value-type="float" office:value="75.1614500000003">
            <text:p>75.16145</text:p>
          </table:table-cell>
          <table:table-cell office:value-type="float" office:value="75.136686165483">
            <text:p>75.1366861655</text:p>
          </table:table-cell>
          <table:table-cell office:value-type="float" office:value="75.1119223309657">
            <text:p>75.111922331</text:p>
          </table:table-cell>
          <table:table-cell office:value-type="float" office:value="-0.0139999999999958">
            <text:p>-0.014</text:p>
          </table:table-cell>
          <table:table-cell office:value-type="float" office:value="0.0259999999999963">
            <text:p>0.026</text:p>
          </table:table-cell>
          <table:table-cell office:value-type="string">
            <text:p>2020.01.22 23:15</text:p>
          </table:table-cell>
          <table:table-cell office:value-type="string">
            <text:p>2020.01.23 06:15</text:p>
          </table:table-cell>
        </table:table-row>
        <table:table-row table:style-name="ro1">
          <table:table-cell table:formula="of:=[.A197]+1" office:value-type="float" office:value="196">
            <text:p>196</text:p>
          </table:table-cell>
          <table:table-cell office:value-type="float" office:value="75.176">
            <text:p>75.176</text:p>
          </table:table-cell>
          <table:table-cell office:value-type="float" office:value="75.201">
            <text:p>75.201</text:p>
          </table:table-cell>
          <table:table-cell office:value-type="float" office:value="75.174">
            <text:p>75.174</text:p>
          </table:table-cell>
          <table:table-cell office:value-type="float" office:value="75.195">
            <text:p>75.195</text:p>
          </table:table-cell>
          <table:table-cell office:value-type="float" office:value="49.8672593176073">
            <text:p>49.8672593176</text:p>
          </table:table-cell>
          <table:table-cell office:value-type="float" office:value="57.118058736424">
            <text:p>57.1180587364</text:p>
          </table:table-cell>
          <table:table-cell office:value-type="float" office:value="75.2103593327867">
            <text:p>75.2103593328</text:p>
          </table:table-cell>
          <table:table-cell office:value-type="float" office:value="75.1857796663935">
            <text:p>75.1857796664</text:p>
          </table:table-cell>
          <table:table-cell office:value-type="float" office:value="75.1612000000003">
            <text:p>75.1612</text:p>
          </table:table-cell>
          <table:table-cell office:value-type="float" office:value="75.1366203336071">
            <text:p>75.1366203336</text:p>
          </table:table-cell>
          <table:table-cell office:value-type="float" office:value="75.112040667214">
            <text:p>75.1120406672</text:p>
          </table:table-cell>
          <table:table-cell office:value-type="float" office:value="0.0189999999999913">
            <text:p>0.019</text:p>
          </table:table-cell>
          <table:table-cell office:value-type="float" office:value="0.0269999999999868">
            <text:p>0.027</text:p>
          </table:table-cell>
          <table:table-cell office:value-type="string">
            <text:p>2020.01.22 23:00</text:p>
          </table:table-cell>
          <table:table-cell office:value-type="string">
            <text:p>2020.01.23 06:00</text:p>
          </table:table-cell>
        </table:table-row>
        <table:table-row table:style-name="ro1">
          <table:table-cell table:formula="of:=[.A198]+1" office:value-type="float" office:value="197">
            <text:p>197</text:p>
          </table:table-cell>
          <table:table-cell office:value-type="float" office:value="75.179">
            <text:p>75.179</text:p>
          </table:table-cell>
          <table:table-cell office:value-type="float" office:value="75.188">
            <text:p>75.188</text:p>
          </table:table-cell>
          <table:table-cell office:value-type="float" office:value="75.171">
            <text:p>75.171</text:p>
          </table:table-cell>
          <table:table-cell office:value-type="float" office:value="75.176">
            <text:p>75.176</text:p>
          </table:table-cell>
          <table:table-cell office:value-type="float" office:value="47.4748133319728">
            <text:p>47.474813332</text:p>
          </table:table-cell>
          <table:table-cell office:value-type="float" office:value="59.8516685197462">
            <text:p>59.8516685197</text:p>
          </table:table-cell>
          <table:table-cell office:value-type="float" office:value="75.2117554777891">
            <text:p>75.2117554778</text:p>
          </table:table-cell>
          <table:table-cell office:value-type="float" office:value="75.1866527388947">
            <text:p>75.1866527389</text:p>
          </table:table-cell>
          <table:table-cell office:value-type="float" office:value="75.1615500000003">
            <text:p>75.16155</text:p>
          </table:table-cell>
          <table:table-cell office:value-type="float" office:value="75.1364472611059">
            <text:p>75.1364472611</text:p>
          </table:table-cell>
          <table:table-cell office:value-type="float" office:value="75.1113445222115">
            <text:p>75.1113445222</text:p>
          </table:table-cell>
          <table:table-cell office:value-type="float" office:value="-0.00300000000000011">
            <text:p>-0.003</text:p>
          </table:table-cell>
          <table:table-cell office:value-type="float" office:value="0.0169999999999959">
            <text:p>0.017</text:p>
          </table:table-cell>
          <table:table-cell office:value-type="string">
            <text:p>2020.01.22 22:45</text:p>
          </table:table-cell>
          <table:table-cell office:value-type="string">
            <text:p>2020.01.23 05:45</text:p>
          </table:table-cell>
        </table:table-row>
        <table:table-row table:style-name="ro1">
          <table:table-cell table:formula="of:=[.A199]+1" office:value-type="float" office:value="198">
            <text:p>198</text:p>
          </table:table-cell>
          <table:table-cell office:value-type="float" office:value="75.155">
            <text:p>75.155</text:p>
          </table:table-cell>
          <table:table-cell office:value-type="float" office:value="75.192">
            <text:p>75.192</text:p>
          </table:table-cell>
          <table:table-cell office:value-type="float" office:value="75.154">
            <text:p>75.154</text:p>
          </table:table-cell>
          <table:table-cell office:value-type="float" office:value="75.18">
            <text:p>75.18</text:p>
          </table:table-cell>
          <table:table-cell office:value-type="float" office:value="47.9323005487873">
            <text:p>47.9323005488</text:p>
          </table:table-cell>
          <table:table-cell office:value-type="float" office:value="52.0706034404646">
            <text:p>52.0706034405</text:p>
          </table:table-cell>
          <table:table-cell office:value-type="float" office:value="75.2103297100135">
            <text:p>75.21032971</text:p>
          </table:table-cell>
          <table:table-cell office:value-type="float" office:value="75.1854148550069">
            <text:p>75.185414855</text:p>
          </table:table-cell>
          <table:table-cell office:value-type="float" office:value="75.1605000000003">
            <text:p>75.1605</text:p>
          </table:table-cell>
          <table:table-cell office:value-type="float" office:value="75.1355851449937">
            <text:p>75.135585145</text:p>
          </table:table-cell>
          <table:table-cell office:value-type="float" office:value="75.1106702899871">
            <text:p>75.11067029</text:p>
          </table:table-cell>
          <table:table-cell office:value-type="float" office:value="0.0250000000000057">
            <text:p>0.025</text:p>
          </table:table-cell>
          <table:table-cell office:value-type="float" office:value="0.0379999999999967">
            <text:p>0.038</text:p>
          </table:table-cell>
          <table:table-cell office:value-type="string">
            <text:p>2020.01.22 22:30</text:p>
          </table:table-cell>
          <table:table-cell office:value-type="string">
            <text:p>2020.01.23 05:30</text:p>
          </table:table-cell>
        </table:table-row>
        <table:table-row table:style-name="ro1">
          <table:table-cell table:formula="of:=[.A200]+1" office:value-type="float" office:value="199">
            <text:p>199</text:p>
          </table:table-cell>
          <table:table-cell office:value-type="float" office:value="75.188">
            <text:p>75.188</text:p>
          </table:table-cell>
          <table:table-cell office:value-type="float" office:value="75.19">
            <text:p>75.19</text:p>
          </table:table-cell>
          <table:table-cell office:value-type="float" office:value="75.146">
            <text:p>75.146</text:p>
          </table:table-cell>
          <table:table-cell office:value-type="float" office:value="75.154">
            <text:p>75.154</text:p>
          </table:table-cell>
          <table:table-cell office:value-type="float" office:value="44.637990225102">
            <text:p>44.6379902251</text:p>
          </table:table-cell>
          <table:table-cell office:value-type="float" office:value="53.9850465937543">
            <text:p>53.9850465938</text:p>
          </table:table-cell>
          <table:table-cell office:value-type="float" office:value="75.2186870751603">
            <text:p>75.2186870752</text:p>
          </table:table-cell>
          <table:table-cell office:value-type="float" office:value="75.1906435375803">
            <text:p>75.1906435376</text:p>
          </table:table-cell>
          <table:table-cell office:value-type="float" office:value="75.1626000000003">
            <text:p>75.1626</text:p>
          </table:table-cell>
          <table:table-cell office:value-type="float" office:value="75.1345564624203">
            <text:p>75.1345564624</text:p>
          </table:table-cell>
          <table:table-cell office:value-type="float" office:value="75.1065129248404">
            <text:p>75.1065129248</text:p>
          </table:table-cell>
          <table:table-cell office:value-type="float" office:value="-0.034000000000006">
            <text:p>-0.034</text:p>
          </table:table-cell>
          <table:table-cell office:value-type="float" office:value="0.0439999999999969">
            <text:p>0.044</text:p>
          </table:table-cell>
          <table:table-cell office:value-type="string">
            <text:p>2020.01.22 22:15</text:p>
          </table:table-cell>
          <table:table-cell office:value-type="string">
            <text:p>2020.01.23 05:15</text:p>
          </table:table-cell>
        </table:table-row>
        <table:table-row table:style-name="ro1">
          <table:table-cell table:formula="of:=[.A201]+1" office:value-type="float" office:value="200">
            <text:p>200</text:p>
          </table:table-cell>
          <table:table-cell office:value-type="float" office:value="75.182">
            <text:p>75.182</text:p>
          </table:table-cell>
          <table:table-cell office:value-type="float" office:value="75.201">
            <text:p>75.201</text:p>
          </table:table-cell>
          <table:table-cell office:value-type="float" office:value="75.161">
            <text:p>75.161</text:p>
          </table:table-cell>
          <table:table-cell office:value-type="float" office:value="75.189">
            <text:p>75.189</text:p>
          </table:table-cell>
          <table:table-cell office:value-type="float" office:value="48.5677145680235">
            <text:p>48.567714568</text:p>
          </table:table-cell>
          <table:table-cell office:value-type="float" office:value="60.8349895857403">
            <text:p>60.8349895857</text:p>
          </table:table-cell>
          <table:table-cell office:value-type="float" office:value="75.2234670847575">
            <text:p>75.2234670848</text:p>
          </table:table-cell>
          <table:table-cell office:value-type="float" office:value="75.1942335423789">
            <text:p>75.1942335424</text:p>
          </table:table-cell>
          <table:table-cell office:value-type="float" office:value="75.1650000000003">
            <text:p>75.165</text:p>
          </table:table-cell>
          <table:table-cell office:value-type="float" office:value="75.1357664576217">
            <text:p>75.1357664576</text:p>
          </table:table-cell>
          <table:table-cell office:value-type="float" office:value="75.1065329152432">
            <text:p>75.1065329152</text:p>
          </table:table-cell>
          <table:table-cell office:value-type="float" office:value="0.00699999999999079">
            <text:p>0.007</text:p>
          </table:table-cell>
          <table:table-cell office:value-type="float" office:value="0.039999999999992">
            <text:p>0.04</text:p>
          </table:table-cell>
          <table:table-cell office:value-type="string">
            <text:p>2020.01.22 22:00</text:p>
          </table:table-cell>
          <table:table-cell office:value-type="string">
            <text:p>2020.01.23 05:00</text:p>
          </table:table-cell>
        </table:table-row>
        <table:table-row table:style-name="ro1">
          <table:table-cell table:formula="of:=[.A202]+1" office:value-type="float" office:value="201">
            <text:p>201</text:p>
          </table:table-cell>
          <table:table-cell office:value-type="float" office:value="75.187">
            <text:p>75.187</text:p>
          </table:table-cell>
          <table:table-cell office:value-type="float" office:value="75.207">
            <text:p>75.207</text:p>
          </table:table-cell>
          <table:table-cell office:value-type="float" office:value="75.181">
            <text:p>75.181</text:p>
          </table:table-cell>
          <table:table-cell office:value-type="float" office:value="75.182">
            <text:p>75.182</text:p>
          </table:table-cell>
          <table:table-cell office:value-type="float" office:value="47.6927859032968">
            <text:p>47.6927859033</text:p>
          </table:table-cell>
          <table:table-cell office:value-type="float" office:value="56.2177204901665">
            <text:p>56.2177204902</text:p>
          </table:table-cell>
          <table:table-cell office:value-type="float" office:value="75.2210710813244">
            <text:p>75.2210710813</text:p>
          </table:table-cell>
          <table:table-cell office:value-type="float" office:value="75.1916855406624">
            <text:p>75.1916855407</text:p>
          </table:table-cell>
          <table:table-cell office:value-type="float" office:value="75.1623000000003">
            <text:p>75.1623</text:p>
          </table:table-cell>
          <table:table-cell office:value-type="float" office:value="75.1329144593383">
            <text:p>75.1329144593</text:p>
          </table:table-cell>
          <table:table-cell office:value-type="float" office:value="75.1035289186762">
            <text:p>75.1035289187</text:p>
          </table:table-cell>
          <table:table-cell office:value-type="float" office:value="-0.00499999999999545">
            <text:p>-0.005</text:p>
          </table:table-cell>
          <table:table-cell office:value-type="float" office:value="0.0259999999999963">
            <text:p>0.026</text:p>
          </table:table-cell>
          <table:table-cell office:value-type="string">
            <text:p>2020.01.22 21:45</text:p>
          </table:table-cell>
          <table:table-cell office:value-type="string">
            <text:p>2020.01.23 04:45</text:p>
          </table:table-cell>
        </table:table-row>
        <table:table-row table:style-name="ro1">
          <table:table-cell table:formula="of:=[.A203]+1" office:value-type="float" office:value="202">
            <text:p>202</text:p>
          </table:table-cell>
          <table:table-cell office:value-type="float" office:value="75.187">
            <text:p>75.187</text:p>
          </table:table-cell>
          <table:table-cell office:value-type="float" office:value="75.2">
            <text:p>75.2</text:p>
          </table:table-cell>
          <table:table-cell office:value-type="float" office:value="75.174">
            <text:p>75.174</text:p>
          </table:table-cell>
          <table:table-cell office:value-type="float" office:value="75.187">
            <text:p>75.187</text:p>
          </table:table-cell>
          <table:table-cell office:value-type="float" office:value="48.2497503360505">
            <text:p>48.2497503361</text:p>
          </table:table-cell>
          <table:table-cell office:value-type="float" office:value="51.4866457887741">
            <text:p>51.4866457888</text:p>
          </table:table-cell>
          <table:table-cell office:value-type="float" office:value="75.2315852836597">
            <text:p>75.2315852837</text:p>
          </table:table-cell>
          <table:table-cell office:value-type="float" office:value="75.19829264183">
            <text:p>75.1982926418</text:p>
          </table:table-cell>
          <table:table-cell office:value-type="float" office:value="75.1650000000003">
            <text:p>75.165</text:p>
          </table:table-cell>
          <table:table-cell office:value-type="float" office:value="75.1317073581706">
            <text:p>75.1317073582</text:p>
          </table:table-cell>
          <table:table-cell office:value-type="float" office:value="75.0984147163409">
            <text:p>75.0984147163</text:p>
          </table:table-cell>
          <table:table-cell office:value-type="float" office:value="0">
            <text:p>0</text:p>
          </table:table-cell>
          <table:table-cell office:value-type="float" office:value="0.0259999999999963">
            <text:p>0.026</text:p>
          </table:table-cell>
          <table:table-cell office:value-type="string">
            <text:p>2020.01.22 21:30</text:p>
          </table:table-cell>
          <table:table-cell office:value-type="string">
            <text:p>2020.01.23 04:30</text:p>
          </table:table-cell>
        </table:table-row>
        <table:table-row table:style-name="ro1">
          <table:table-cell table:formula="of:=[.A204]+1" office:value-type="float" office:value="203">
            <text:p>203</text:p>
          </table:table-cell>
          <table:table-cell office:value-type="float" office:value="75.179">
            <text:p>75.179</text:p>
          </table:table-cell>
          <table:table-cell office:value-type="float" office:value="75.188">
            <text:p>75.188</text:p>
          </table:table-cell>
          <table:table-cell office:value-type="float" office:value="75.17">
            <text:p>75.17</text:p>
          </table:table-cell>
          <table:table-cell office:value-type="float" office:value="75.187">
            <text:p>75.187</text:p>
          </table:table-cell>
          <table:table-cell office:value-type="float" office:value="48.2497503360505">
            <text:p>48.2497503361</text:p>
          </table:table-cell>
          <table:table-cell office:value-type="float" office:value="46.7046932011237">
            <text:p>46.7046932011</text:p>
          </table:table-cell>
          <table:table-cell office:value-type="float" office:value="75.2418603906348">
            <text:p>75.2418603906</text:p>
          </table:table-cell>
          <table:table-cell office:value-type="float" office:value="75.2048051953176">
            <text:p>75.2048051953</text:p>
          </table:table-cell>
          <table:table-cell office:value-type="float" office:value="75.1677500000003">
            <text:p>75.16775</text:p>
          </table:table-cell>
          <table:table-cell office:value-type="float" office:value="75.1306948046831">
            <text:p>75.1306948047</text:p>
          </table:table-cell>
          <table:table-cell office:value-type="float" office:value="75.0936396093658">
            <text:p>75.0936396094</text:p>
          </table:table-cell>
          <table:table-cell office:value-type="float" office:value="0.00799999999999557">
            <text:p>0.008</text:p>
          </table:table-cell>
          <table:table-cell office:value-type="float" office:value="0.0180000000000007">
            <text:p>0.018</text:p>
          </table:table-cell>
          <table:table-cell office:value-type="string">
            <text:p>2020.01.22 21:15</text:p>
          </table:table-cell>
          <table:table-cell office:value-type="string">
            <text:p>2020.01.23 04:15</text:p>
          </table:table-cell>
        </table:table-row>
        <table:table-row table:style-name="ro1">
          <table:table-cell table:formula="of:=[.A205]+1" office:value-type="float" office:value="204">
            <text:p>204</text:p>
          </table:table-cell>
          <table:table-cell office:value-type="float" office:value="75.148">
            <text:p>75.148</text:p>
          </table:table-cell>
          <table:table-cell office:value-type="float" office:value="75.178">
            <text:p>75.178</text:p>
          </table:table-cell>
          <table:table-cell office:value-type="float" office:value="75.148">
            <text:p>75.148</text:p>
          </table:table-cell>
          <table:table-cell office:value-type="float" office:value="75.178">
            <text:p>75.178</text:p>
          </table:table-cell>
          <table:table-cell office:value-type="float" office:value="47.2490013186704">
            <text:p>47.2490013187</text:p>
          </table:table-cell>
          <table:table-cell office:value-type="float" office:value="42.3758546187958">
            <text:p>42.3758546188</text:p>
          </table:table-cell>
          <table:table-cell office:value-type="float" office:value="75.2581575214115">
            <text:p>75.2581575214</text:p>
          </table:table-cell>
          <table:table-cell office:value-type="float" office:value="75.2150287607059">
            <text:p>75.2150287607</text:p>
          </table:table-cell>
          <table:table-cell office:value-type="float" office:value="75.1719000000003">
            <text:p>75.1719</text:p>
          </table:table-cell>
          <table:table-cell office:value-type="float" office:value="75.1287712392947">
            <text:p>75.1287712393</text:p>
          </table:table-cell>
          <table:table-cell office:value-type="float" office:value="75.0856424785891">
            <text:p>75.0856424786</text:p>
          </table:table-cell>
          <table:table-cell table:number-columns-repeated="2" office:value-type="float" office:value="0.0300000000000011">
            <text:p>0.03</text:p>
          </table:table-cell>
          <table:table-cell office:value-type="string">
            <text:p>2020.01.22 21:00</text:p>
          </table:table-cell>
          <table:table-cell office:value-type="string">
            <text:p>2020.01.23 04:00</text:p>
          </table:table-cell>
        </table:table-row>
        <table:table-row table:style-name="ro1">
          <table:table-cell table:formula="of:=[.A206]+1" office:value-type="float" office:value="205">
            <text:p>205</text:p>
          </table:table-cell>
          <table:table-cell office:value-type="float" office:value="75.166">
            <text:p>75.166</text:p>
          </table:table-cell>
          <table:table-cell office:value-type="float" office:value="75.168">
            <text:p>75.168</text:p>
          </table:table-cell>
          <table:table-cell office:value-type="float" office:value="75.128">
            <text:p>75.128</text:p>
          </table:table-cell>
          <table:table-cell office:value-type="float" office:value="75.148">
            <text:p>75.148</text:p>
          </table:table-cell>
          <table:table-cell office:value-type="float" office:value="43.8079601255418">
            <text:p>43.8079601255</text:p>
          </table:table-cell>
          <table:table-cell office:value-type="float" office:value="43.954255148758">
            <text:p>43.9542551488</text:p>
          </table:table-cell>
          <table:table-cell office:value-type="float" office:value="75.2906052251026">
            <text:p>75.2906052251</text:p>
          </table:table-cell>
          <table:table-cell office:value-type="float" office:value="75.2351026125514">
            <text:p>75.2351026126</text:p>
          </table:table-cell>
          <table:table-cell office:value-type="float" office:value="75.1796000000003">
            <text:p>75.1796</text:p>
          </table:table-cell>
          <table:table-cell office:value-type="float" office:value="75.1240973874492">
            <text:p>75.1240973874</text:p>
          </table:table-cell>
          <table:table-cell office:value-type="float" office:value="75.0685947748981">
            <text:p>75.0685947749</text:p>
          </table:table-cell>
          <table:table-cell office:value-type="float" office:value="-0.0180000000000007">
            <text:p>-0.018</text:p>
          </table:table-cell>
          <table:table-cell office:value-type="float" office:value="0.0400000000000063">
            <text:p>0.04</text:p>
          </table:table-cell>
          <table:table-cell office:value-type="string">
            <text:p>2020.01.22 20:45</text:p>
          </table:table-cell>
          <table:table-cell office:value-type="string">
            <text:p>2020.01.23 03:45</text:p>
          </table:table-cell>
        </table:table-row>
        <table:table-row table:style-name="ro1">
          <table:table-cell table:formula="of:=[.A207]+1" office:value-type="float" office:value="206">
            <text:p>206</text:p>
          </table:table-cell>
          <table:table-cell office:value-type="float" office:value="75.158">
            <text:p>75.158</text:p>
          </table:table-cell>
          <table:table-cell office:value-type="float" office:value="75.17">
            <text:p>75.17</text:p>
          </table:table-cell>
          <table:table-cell office:value-type="float" office:value="75.154">
            <text:p>75.154</text:p>
          </table:table-cell>
          <table:table-cell office:value-type="float" office:value="75.167">
            <text:p>75.167</text:p>
          </table:table-cell>
          <table:table-cell office:value-type="float" office:value="45.5975634308797">
            <text:p>45.5975634309</text:p>
          </table:table-cell>
          <table:table-cell office:value-type="float" office:value="43.0992843250929">
            <text:p>43.0992843251</text:p>
          </table:table-cell>
          <table:table-cell office:value-type="float" office:value="75.3083483401952">
            <text:p>75.3083483402</text:p>
          </table:table-cell>
          <table:table-cell office:value-type="float" office:value="75.2477241700977">
            <text:p>75.2477241701</text:p>
          </table:table-cell>
          <table:table-cell office:value-type="float" office:value="75.1871000000003">
            <text:p>75.1871</text:p>
          </table:table-cell>
          <table:table-cell office:value-type="float" office:value="75.1264758299029">
            <text:p>75.1264758299</text:p>
          </table:table-cell>
          <table:table-cell office:value-type="float" office:value="75.0658516598055">
            <text:p>75.0658516598</text:p>
          </table:table-cell>
          <table:table-cell office:value-type="float" office:value="0.00900000000000034">
            <text:p>0.009</text:p>
          </table:table-cell>
          <table:table-cell office:value-type="float" office:value="0.0160000000000053">
            <text:p>0.016</text:p>
          </table:table-cell>
          <table:table-cell office:value-type="string">
            <text:p>2020.01.22 20:30</text:p>
          </table:table-cell>
          <table:table-cell office:value-type="string">
            <text:p>2020.01.23 03:30</text:p>
          </table:table-cell>
        </table:table-row>
        <table:table-row table:style-name="ro1">
          <table:table-cell table:formula="of:=[.A208]+1" office:value-type="float" office:value="207">
            <text:p>207</text:p>
          </table:table-cell>
          <table:table-cell office:value-type="float" office:value="75.132">
            <text:p>75.132</text:p>
          </table:table-cell>
          <table:table-cell office:value-type="float" office:value="75.16">
            <text:p>75.16</text:p>
          </table:table-cell>
          <table:table-cell office:value-type="float" office:value="75.129">
            <text:p>75.129</text:p>
          </table:table-cell>
          <table:table-cell office:value-type="float" office:value="75.158">
            <text:p>75.158</text:p>
          </table:table-cell>
          <table:table-cell office:value-type="float" office:value="44.5787549920582">
            <text:p>44.5787549921</text:p>
          </table:table-cell>
          <table:table-cell office:value-type="float" office:value="40.1782129085929">
            <text:p>40.1782129086</text:p>
          </table:table-cell>
          <table:table-cell office:value-type="float" office:value="75.3276717112273">
            <text:p>75.3276717112</text:p>
          </table:table-cell>
          <table:table-cell office:value-type="float" office:value="75.2611108556138">
            <text:p>75.2611108556</text:p>
          </table:table-cell>
          <table:table-cell office:value-type="float" office:value="75.1945500000003">
            <text:p>75.19455</text:p>
          </table:table-cell>
          <table:table-cell office:value-type="float" office:value="75.1279891443869">
            <text:p>75.1279891444</text:p>
          </table:table-cell>
          <table:table-cell office:value-type="float" office:value="75.0614282887734">
            <text:p>75.0614282888</text:p>
          </table:table-cell>
          <table:table-cell office:value-type="float" office:value="0.0259999999999963">
            <text:p>0.026</text:p>
          </table:table-cell>
          <table:table-cell office:value-type="float" office:value="0.0309999999999917">
            <text:p>0.031</text:p>
          </table:table-cell>
          <table:table-cell office:value-type="string">
            <text:p>2020.01.22 20:15</text:p>
          </table:table-cell>
          <table:table-cell office:value-type="string">
            <text:p>2020.01.23 03:15</text:p>
          </table:table-cell>
        </table:table-row>
        <table:table-row table:style-name="ro1">
          <table:table-cell table:formula="of:=[.A209]+1" office:value-type="float" office:value="208">
            <text:p>208</text:p>
          </table:table-cell>
          <table:table-cell office:value-type="float" office:value="75.13">
            <text:p>75.13</text:p>
          </table:table-cell>
          <table:table-cell office:value-type="float" office:value="75.148">
            <text:p>75.148</text:p>
          </table:table-cell>
          <table:table-cell office:value-type="float" office:value="75.128">
            <text:p>75.128</text:p>
          </table:table-cell>
          <table:table-cell office:value-type="float" office:value="75.132">
            <text:p>75.132</text:p>
          </table:table-cell>
          <table:table-cell office:value-type="float" office:value="41.5759998824844">
            <text:p>41.5759998825</text:p>
          </table:table-cell>
          <table:table-cell office:value-type="float" office:value="41.9525929912485">
            <text:p>41.9525929912</text:p>
          </table:table-cell>
          <table:table-cell office:value-type="float" office:value="75.3544631375626">
            <text:p>75.3544631376</text:p>
          </table:table-cell>
          <table:table-cell office:value-type="float" office:value="75.2795315687815">
            <text:p>75.2795315688</text:p>
          </table:table-cell>
          <table:table-cell office:value-type="float" office:value="75.2046000000003">
            <text:p>75.2046</text:p>
          </table:table-cell>
          <table:table-cell office:value-type="float" office:value="75.1296684312192">
            <text:p>75.1296684312</text:p>
          </table:table-cell>
          <table:table-cell office:value-type="float" office:value="75.0547368624381">
            <text:p>75.0547368624</text:p>
          </table:table-cell>
          <table:table-cell office:value-type="float" office:value="0.00200000000000955">
            <text:p>0.002</text:p>
          </table:table-cell>
          <table:table-cell office:value-type="float" office:value="0.019999999999996">
            <text:p>0.02</text:p>
          </table:table-cell>
          <table:table-cell office:value-type="string">
            <text:p>2020.01.22 20:00</text:p>
          </table:table-cell>
          <table:table-cell office:value-type="string">
            <text:p>2020.01.23 03:00</text:p>
          </table:table-cell>
        </table:table-row>
        <table:table-row table:style-name="ro1">
          <table:table-cell table:formula="of:=[.A210]+1" office:value-type="float" office:value="209">
            <text:p>209</text:p>
          </table:table-cell>
          <table:table-cell office:value-type="float" office:value="75.125">
            <text:p>75.125</text:p>
          </table:table-cell>
          <table:table-cell office:value-type="float" office:value="75.144">
            <text:p>75.144</text:p>
          </table:table-cell>
          <table:table-cell office:value-type="float" office:value="75.117">
            <text:p>75.117</text:p>
          </table:table-cell>
          <table:table-cell office:value-type="float" office:value="75.13">
            <text:p>75.13</text:p>
          </table:table-cell>
          <table:table-cell office:value-type="float" office:value="41.3437592982538">
            <text:p>41.3437592983</text:p>
          </table:table-cell>
          <table:table-cell office:value-type="float" office:value="43.3664739530803">
            <text:p>43.3664739531</text:p>
          </table:table-cell>
          <table:table-cell office:value-type="float" office:value="75.3715510772389">
            <text:p>75.3715510772</text:p>
          </table:table-cell>
          <table:table-cell office:value-type="float" office:value="75.2932255386196">
            <text:p>75.2932255386</text:p>
          </table:table-cell>
          <table:table-cell office:value-type="float" office:value="75.2149000000003">
            <text:p>75.2149</text:p>
          </table:table-cell>
          <table:table-cell office:value-type="float" office:value="75.136574461381">
            <text:p>75.1365744614</text:p>
          </table:table-cell>
          <table:table-cell office:value-type="float" office:value="75.0582489227618">
            <text:p>75.0582489228</text:p>
          </table:table-cell>
          <table:table-cell office:value-type="float" office:value="0.00499999999999545">
            <text:p>0.005</text:p>
          </table:table-cell>
          <table:table-cell office:value-type="float" office:value="0.027000000000001">
            <text:p>0.027</text:p>
          </table:table-cell>
          <table:table-cell office:value-type="string">
            <text:p>2020.01.22 19:45</text:p>
          </table:table-cell>
          <table:table-cell office:value-type="string">
            <text:p>2020.01.23 02:45</text:p>
          </table:table-cell>
        </table:table-row>
        <table:table-row table:style-name="ro1">
          <table:table-cell table:formula="of:=[.A211]+1" office:value-type="float" office:value="210">
            <text:p>210</text:p>
          </table:table-cell>
          <table:table-cell office:value-type="float" office:value="75.116">
            <text:p>75.116</text:p>
          </table:table-cell>
          <table:table-cell office:value-type="float" office:value="75.137">
            <text:p>75.137</text:p>
          </table:table-cell>
          <table:table-cell office:value-type="float" office:value="75.109">
            <text:p>75.109</text:p>
          </table:table-cell>
          <table:table-cell office:value-type="float" office:value="75.125">
            <text:p>75.125</text:p>
          </table:table-cell>
          <table:table-cell office:value-type="float" office:value="40.7847175441404">
            <text:p>40.7847175441</text:p>
          </table:table-cell>
          <table:table-cell office:value-type="float" office:value="40.8965366555491">
            <text:p>40.8965366555</text:p>
          </table:table-cell>
          <table:table-cell office:value-type="float" office:value="75.3821730338072">
            <text:p>75.3821730338</text:p>
          </table:table-cell>
          <table:table-cell office:value-type="float" office:value="75.3032615169038">
            <text:p>75.3032615169</text:p>
          </table:table-cell>
          <table:table-cell office:value-type="float" office:value="75.2243500000003">
            <text:p>75.22435</text:p>
          </table:table-cell>
          <table:table-cell office:value-type="float" office:value="75.1454384830969">
            <text:p>75.1454384831</text:p>
          </table:table-cell>
          <table:table-cell office:value-type="float" office:value="75.0665269661935">
            <text:p>75.0665269662</text:p>
          </table:table-cell>
          <table:table-cell office:value-type="float" office:value="0.00900000000000034">
            <text:p>0.009</text:p>
          </table:table-cell>
          <table:table-cell office:value-type="float" office:value="0.0280000000000058">
            <text:p>0.028</text:p>
          </table:table-cell>
          <table:table-cell office:value-type="string">
            <text:p>2020.01.22 19:30</text:p>
          </table:table-cell>
          <table:table-cell office:value-type="string">
            <text:p>2020.01.23 02:30</text:p>
          </table:table-cell>
        </table:table-row>
        <table:table-row table:style-name="ro1">
          <table:table-cell table:formula="of:=[.A212]+1" office:value-type="float" office:value="211">
            <text:p>211</text:p>
          </table:table-cell>
          <table:table-cell office:value-type="float" office:value="75.126">
            <text:p>75.126</text:p>
          </table:table-cell>
          <table:table-cell office:value-type="float" office:value="75.14">
            <text:p>75.14</text:p>
          </table:table-cell>
          <table:table-cell office:value-type="float" office:value="75.108">
            <text:p>75.108</text:p>
          </table:table-cell>
          <table:table-cell office:value-type="float" office:value="75.118">
            <text:p>75.118</text:p>
          </table:table-cell>
          <table:table-cell office:value-type="float" office:value="40.0244687055257">
            <text:p>40.0244687055</text:p>
          </table:table-cell>
          <table:table-cell office:value-type="float" office:value="41.1487710898891">
            <text:p>41.1487710899</text:p>
          </table:table-cell>
          <table:table-cell office:value-type="float" office:value="75.393135302731">
            <text:p>75.3931353027</text:p>
          </table:table-cell>
          <table:table-cell office:value-type="float" office:value="75.3140426513657">
            <text:p>75.3140426514</text:p>
          </table:table-cell>
          <table:table-cell office:value-type="float" office:value="75.2349500000003">
            <text:p>75.23495</text:p>
          </table:table-cell>
          <table:table-cell office:value-type="float" office:value="75.155857348635">
            <text:p>75.1558573486</text:p>
          </table:table-cell>
          <table:table-cell office:value-type="float" office:value="75.0767646972696">
            <text:p>75.0767646973</text:p>
          </table:table-cell>
          <table:table-cell office:value-type="float" office:value="-0.00800000000000978">
            <text:p>-0.008</text:p>
          </table:table-cell>
          <table:table-cell office:value-type="float" office:value="0.0319999999999965">
            <text:p>0.032</text:p>
          </table:table-cell>
          <table:table-cell office:value-type="string">
            <text:p>2020.01.22 19:15</text:p>
          </table:table-cell>
          <table:table-cell office:value-type="string">
            <text:p>2020.01.23 02:15</text:p>
          </table:table-cell>
        </table:table-row>
        <table:table-row table:style-name="ro1">
          <table:table-cell table:formula="of:=[.A213]+1" office:value-type="float" office:value="212">
            <text:p>212</text:p>
          </table:table-cell>
          <table:table-cell office:value-type="float" office:value="75.138">
            <text:p>75.138</text:p>
          </table:table-cell>
          <table:table-cell office:value-type="float" office:value="75.151">
            <text:p>75.151</text:p>
          </table:table-cell>
          <table:table-cell office:value-type="float" office:value="75.115">
            <text:p>75.115</text:p>
          </table:table-cell>
          <table:table-cell office:value-type="float" office:value="75.126">
            <text:p>75.126</text:p>
          </table:table-cell>
          <table:table-cell office:value-type="float" office:value="40.5902640755345">
            <text:p>40.5902640755</text:p>
          </table:table-cell>
          <table:table-cell office:value-type="float" office:value="41.141758966274">
            <text:p>41.1417589663</text:p>
          </table:table-cell>
          <table:table-cell office:value-type="float" office:value="75.395560112022">
            <text:p>75.395560112</text:p>
          </table:table-cell>
          <table:table-cell office:value-type="float" office:value="75.3199050560112">
            <text:p>75.319905056</text:p>
          </table:table-cell>
          <table:table-cell office:value-type="float" office:value="75.2442500000003">
            <text:p>75.24425</text:p>
          </table:table-cell>
          <table:table-cell office:value-type="float" office:value="75.1685949439895">
            <text:p>75.168594944</text:p>
          </table:table-cell>
          <table:table-cell office:value-type="float" office:value="75.0929398879787">
            <text:p>75.092939888</text:p>
          </table:table-cell>
          <table:table-cell office:value-type="float" office:value="-0.0120000000000005">
            <text:p>-0.012</text:p>
          </table:table-cell>
          <table:table-cell office:value-type="float" office:value="0.0360000000000014">
            <text:p>0.036</text:p>
          </table:table-cell>
          <table:table-cell office:value-type="string">
            <text:p>2020.01.22 19:00</text:p>
          </table:table-cell>
          <table:table-cell office:value-type="string">
            <text:p>2020.01.23 02:00</text:p>
          </table:table-cell>
        </table:table-row>
        <table:table-row table:style-name="ro1">
          <table:table-cell table:formula="of:=[.A214]+1" office:value-type="float" office:value="213">
            <text:p>213</text:p>
          </table:table-cell>
          <table:table-cell office:value-type="float" office:value="75.178">
            <text:p>75.178</text:p>
          </table:table-cell>
          <table:table-cell office:value-type="float" office:value="75.189">
            <text:p>75.189</text:p>
          </table:table-cell>
          <table:table-cell office:value-type="float" office:value="75.121">
            <text:p>75.121</text:p>
          </table:table-cell>
          <table:table-cell office:value-type="float" office:value="75.138">
            <text:p>75.138</text:p>
          </table:table-cell>
          <table:table-cell office:value-type="float" office:value="41.4247295243109">
            <text:p>41.4247295243</text:p>
          </table:table-cell>
          <table:table-cell office:value-type="float" office:value="45.2019559658252">
            <text:p>45.2019559658</text:p>
          </table:table-cell>
          <table:table-cell office:value-type="float" office:value="75.3982716038565">
            <text:p>75.3982716039</text:p>
          </table:table-cell>
          <table:table-cell office:value-type="float" office:value="75.3260858019284">
            <text:p>75.3260858019</text:p>
          </table:table-cell>
          <table:table-cell office:value-type="float" office:value="75.2539000000003">
            <text:p>75.2539</text:p>
          </table:table-cell>
          <table:table-cell office:value-type="float" office:value="75.1817141980723">
            <text:p>75.1817141981</text:p>
          </table:table-cell>
          <table:table-cell office:value-type="float" office:value="75.1095283961442">
            <text:p>75.1095283961</text:p>
          </table:table-cell>
          <table:table-cell office:value-type="float" office:value="-0.039999999999992">
            <text:p>-0.04</text:p>
          </table:table-cell>
          <table:table-cell office:value-type="float" office:value="0.0679999999999978">
            <text:p>0.068</text:p>
          </table:table-cell>
          <table:table-cell office:value-type="string">
            <text:p>2020.01.22 18:45</text:p>
          </table:table-cell>
          <table:table-cell office:value-type="string">
            <text:p>2020.01.23 01:45</text:p>
          </table:table-cell>
        </table:table-row>
        <table:table-row table:style-name="ro1">
          <table:table-cell table:formula="of:=[.A215]+1" office:value-type="float" office:value="214">
            <text:p>214</text:p>
          </table:table-cell>
          <table:table-cell office:value-type="float" office:value="75.178">
            <text:p>75.178</text:p>
          </table:table-cell>
          <table:table-cell office:value-type="float" office:value="75.239">
            <text:p>75.239</text:p>
          </table:table-cell>
          <table:table-cell office:value-type="float" office:value="75.167">
            <text:p>75.167</text:p>
          </table:table-cell>
          <table:table-cell office:value-type="float" office:value="75.177">
            <text:p>75.177</text:p>
          </table:table-cell>
          <table:table-cell office:value-type="float" office:value="44.2323159079367">
            <text:p>44.2323159079</text:p>
          </table:table-cell>
          <table:table-cell office:value-type="float" office:value="49.3883009516713">
            <text:p>49.3883009517</text:p>
          </table:table-cell>
          <table:table-cell office:value-type="float" office:value="75.3985992190352">
            <text:p>75.398599219</text:p>
          </table:table-cell>
          <table:table-cell office:value-type="float" office:value="75.3305746095178">
            <text:p>75.3305746095</text:p>
          </table:table-cell>
          <table:table-cell office:value-type="float" office:value="75.2625500000003">
            <text:p>75.26255</text:p>
          </table:table-cell>
          <table:table-cell office:value-type="float" office:value="75.1945253904829">
            <text:p>75.1945253905</text:p>
          </table:table-cell>
          <table:table-cell office:value-type="float" office:value="75.1265007809655">
            <text:p>75.126500781</text:p>
          </table:table-cell>
          <table:table-cell office:value-type="float" office:value="-0.000999999999990564">
            <text:p>-0.001</text:p>
          </table:table-cell>
          <table:table-cell office:value-type="float" office:value="0.0720000000000027">
            <text:p>0.072</text:p>
          </table:table-cell>
          <table:table-cell office:value-type="string">
            <text:p>2020.01.22 18:30</text:p>
          </table:table-cell>
          <table:table-cell office:value-type="string">
            <text:p>2020.01.23 01:30</text:p>
          </table:table-cell>
        </table:table-row>
        <table:table-row table:style-name="ro1">
          <table:table-cell table:formula="of:=[.A216]+1" office:value-type="float" office:value="215">
            <text:p>215</text:p>
          </table:table-cell>
          <table:table-cell office:value-type="float" office:value="75.202">
            <text:p>75.202</text:p>
          </table:table-cell>
          <table:table-cell office:value-type="float" office:value="75.217">
            <text:p>75.217</text:p>
          </table:table-cell>
          <table:table-cell office:value-type="float" office:value="75.162">
            <text:p>75.162</text:p>
          </table:table-cell>
          <table:table-cell office:value-type="float" office:value="75.177">
            <text:p>75.177</text:p>
          </table:table-cell>
          <table:table-cell office:value-type="float" office:value="44.2323159079367">
            <text:p>44.2323159079</text:p>
          </table:table-cell>
          <table:table-cell office:value-type="float" office:value="48.2688153252129">
            <text:p>48.2688153252</text:p>
          </table:table-cell>
          <table:table-cell office:value-type="float" office:value="75.3969998081353">
            <text:p>75.3969998081</text:p>
          </table:table-cell>
          <table:table-cell office:value-type="float" office:value="75.3318499040678">
            <text:p>75.3318499041</text:p>
          </table:table-cell>
          <table:table-cell office:value-type="float" office:value="75.2667000000003">
            <text:p>75.2667</text:p>
          </table:table-cell>
          <table:table-cell office:value-type="float" office:value="75.2015500959329">
            <text:p>75.2015500959</text:p>
          </table:table-cell>
          <table:table-cell office:value-type="float" office:value="75.1364001918654">
            <text:p>75.1364001919</text:p>
          </table:table-cell>
          <table:table-cell office:value-type="float" office:value="-0.0249999999999915">
            <text:p>-0.025</text:p>
          </table:table-cell>
          <table:table-cell office:value-type="float" office:value="0.0549999999999926">
            <text:p>0.055</text:p>
          </table:table-cell>
          <table:table-cell office:value-type="string">
            <text:p>2020.01.22 18:15</text:p>
          </table:table-cell>
          <table:table-cell office:value-type="string">
            <text:p>2020.01.23 01:15</text:p>
          </table:table-cell>
        </table:table-row>
        <table:table-row table:style-name="ro1">
          <table:table-cell table:formula="of:=[.A217]+1" office:value-type="float" office:value="216">
            <text:p>216</text:p>
          </table:table-cell>
          <table:table-cell office:value-type="float" office:value="75.156">
            <text:p>75.156</text:p>
          </table:table-cell>
          <table:table-cell office:value-type="float" office:value="75.222">
            <text:p>75.222</text:p>
          </table:table-cell>
          <table:table-cell office:value-type="float" office:value="75.152">
            <text:p>75.152</text:p>
          </table:table-cell>
          <table:table-cell office:value-type="float" office:value="75.202">
            <text:p>75.202</text:p>
          </table:table-cell>
          <table:table-cell office:value-type="float" office:value="46.0374406988941">
            <text:p>46.0374406989</text:p>
          </table:table-cell>
          <table:table-cell office:value-type="float" office:value="49.4668609220366">
            <text:p>49.466860922</text:p>
          </table:table-cell>
          <table:table-cell office:value-type="float" office:value="75.3946471705419">
            <text:p>75.3946471705</text:p>
          </table:table-cell>
          <table:table-cell office:value-type="float" office:value="75.3327985852711">
            <text:p>75.3327985853</text:p>
          </table:table-cell>
          <table:table-cell office:value-type="float" office:value="75.2709500000003">
            <text:p>75.27095</text:p>
          </table:table-cell>
          <table:table-cell office:value-type="float" office:value="75.2091014147295">
            <text:p>75.2091014147</text:p>
          </table:table-cell>
          <table:table-cell office:value-type="float" office:value="75.1472528294587">
            <text:p>75.1472528295</text:p>
          </table:table-cell>
          <table:table-cell office:value-type="float" office:value="0.0459999999999923">
            <text:p>0.046</text:p>
          </table:table-cell>
          <table:table-cell office:value-type="float" office:value="0.0699999999999932">
            <text:p>0.07</text:p>
          </table:table-cell>
          <table:table-cell office:value-type="string">
            <text:p>2020.01.22 18:00</text:p>
          </table:table-cell>
          <table:table-cell office:value-type="string">
            <text:p>2020.01.23 01:00</text:p>
          </table:table-cell>
        </table:table-row>
        <table:table-row table:style-name="ro1">
          <table:table-cell table:formula="of:=[.A218]+1" office:value-type="float" office:value="217">
            <text:p>217</text:p>
          </table:table-cell>
          <table:table-cell office:value-type="float" office:value="75.221">
            <text:p>75.221</text:p>
          </table:table-cell>
          <table:table-cell office:value-type="float" office:value="75.228">
            <text:p>75.228</text:p>
          </table:table-cell>
          <table:table-cell office:value-type="float" office:value="75.116">
            <text:p>75.116</text:p>
          </table:table-cell>
          <table:table-cell office:value-type="float" office:value="75.155">
            <text:p>75.155</text:p>
          </table:table-cell>
          <table:table-cell office:value-type="float" office:value="41.7950682794558">
            <text:p>41.7950682795</text:p>
          </table:table-cell>
          <table:table-cell office:value-type="float" office:value="48.1595490396131">
            <text:p>48.1595490396</text:p>
          </table:table-cell>
          <table:table-cell office:value-type="float" office:value="75.3942877920194">
            <text:p>75.394287792</text:p>
          </table:table-cell>
          <table:table-cell office:value-type="float" office:value="75.3344938960099">
            <text:p>75.334493896</text:p>
          </table:table-cell>
          <table:table-cell office:value-type="float" office:value="75.2747000000003">
            <text:p>75.2747</text:p>
          </table:table-cell>
          <table:table-cell office:value-type="float" office:value="75.2149061039908">
            <text:p>75.214906104</text:p>
          </table:table-cell>
          <table:table-cell office:value-type="float" office:value="75.1551122079813">
            <text:p>75.155112208</text:p>
          </table:table-cell>
          <table:table-cell office:value-type="float" office:value="-0.0660000000000025">
            <text:p>-0.066</text:p>
          </table:table-cell>
          <table:table-cell office:value-type="float" office:value="0.111999999999995">
            <text:p>0.112</text:p>
          </table:table-cell>
          <table:table-cell office:value-type="string">
            <text:p>2020.01.22 17:45</text:p>
          </table:table-cell>
          <table:table-cell office:value-type="string">
            <text:p>2020.01.23 00:45</text:p>
          </table:table-cell>
        </table:table-row>
        <table:table-row table:style-name="ro1">
          <table:table-cell table:formula="of:=[.A219]+1" office:value-type="float" office:value="218">
            <text:p>218</text:p>
          </table:table-cell>
          <table:table-cell office:value-type="float" office:value="75.204">
            <text:p>75.204</text:p>
          </table:table-cell>
          <table:table-cell office:value-type="float" office:value="75.233">
            <text:p>75.233</text:p>
          </table:table-cell>
          <table:table-cell office:value-type="float" office:value="75.178">
            <text:p>75.178</text:p>
          </table:table-cell>
          <table:table-cell office:value-type="float" office:value="75.222">
            <text:p>75.222</text:p>
          </table:table-cell>
          <table:table-cell office:value-type="float" office:value="46.7750925237044">
            <text:p>46.7750925237</text:p>
          </table:table-cell>
          <table:table-cell office:value-type="float" office:value="52.9042308903826">
            <text:p>52.9042308904</text:p>
          </table:table-cell>
          <table:table-cell office:value-type="float" office:value="75.3872808335657">
            <text:p>75.3872808336</text:p>
          </table:table-cell>
          <table:table-cell office:value-type="float" office:value="75.334165416783">
            <text:p>75.3341654168</text:p>
          </table:table-cell>
          <table:table-cell office:value-type="float" office:value="75.2810500000003">
            <text:p>75.28105</text:p>
          </table:table-cell>
          <table:table-cell office:value-type="float" office:value="75.2279345832176">
            <text:p>75.2279345832</text:p>
          </table:table-cell>
          <table:table-cell office:value-type="float" office:value="75.1748191664349">
            <text:p>75.1748191664</text:p>
          </table:table-cell>
          <table:table-cell office:value-type="float" office:value="0.0180000000000007">
            <text:p>0.018</text:p>
          </table:table-cell>
          <table:table-cell office:value-type="float" office:value="0.0550000000000068">
            <text:p>0.055</text:p>
          </table:table-cell>
          <table:table-cell office:value-type="string">
            <text:p>2020.01.22 17:30</text:p>
          </table:table-cell>
          <table:table-cell office:value-type="string">
            <text:p>2020.01.23 00:30</text:p>
          </table:table-cell>
        </table:table-row>
        <table:table-row table:style-name="ro1">
          <table:table-cell table:formula="of:=[.A220]+1" office:value-type="float" office:value="219">
            <text:p>219</text:p>
          </table:table-cell>
          <table:table-cell office:value-type="float" office:value="75.134">
            <text:p>75.134</text:p>
          </table:table-cell>
          <table:table-cell office:value-type="float" office:value="75.236">
            <text:p>75.236</text:p>
          </table:table-cell>
          <table:table-cell office:value-type="float" office:value="75.127">
            <text:p>75.127</text:p>
          </table:table-cell>
          <table:table-cell office:value-type="float" office:value="75.202">
            <text:p>75.202</text:p>
          </table:table-cell>
          <table:table-cell office:value-type="float" office:value="44.9137405705803">
            <text:p>44.9137405706</text:p>
          </table:table-cell>
          <table:table-cell office:value-type="float" office:value="48.2000541459281">
            <text:p>48.2000541459</text:p>
          </table:table-cell>
          <table:table-cell office:value-type="float" office:value="75.3863260774257">
            <text:p>75.3863260774</text:p>
          </table:table-cell>
          <table:table-cell office:value-type="float" office:value="75.334263038713">
            <text:p>75.3342630387</text:p>
          </table:table-cell>
          <table:table-cell office:value-type="float" office:value="75.2822000000003">
            <text:p>75.2822</text:p>
          </table:table-cell>
          <table:table-cell office:value-type="float" office:value="75.2301369612876">
            <text:p>75.2301369613</text:p>
          </table:table-cell>
          <table:table-cell office:value-type="float" office:value="75.1780739225749">
            <text:p>75.1780739226</text:p>
          </table:table-cell>
          <table:table-cell office:value-type="float" office:value="0.0679999999999978">
            <text:p>0.068</text:p>
          </table:table-cell>
          <table:table-cell office:value-type="float" office:value="0.109000000000009">
            <text:p>0.109</text:p>
          </table:table-cell>
          <table:table-cell office:value-type="string">
            <text:p>2020.01.22 17:15</text:p>
          </table:table-cell>
          <table:table-cell office:value-type="string">
            <text:p>2020.01.23 00:15</text:p>
          </table:table-cell>
        </table:table-row>
        <table:table-row table:style-name="ro1">
          <table:table-cell table:formula="of:=[.A221]+1" office:value-type="float" office:value="220">
            <text:p>220</text:p>
          </table:table-cell>
          <table:table-cell office:value-type="float" office:value="75.236">
            <text:p>75.236</text:p>
          </table:table-cell>
          <table:table-cell office:value-type="float" office:value="75.24">
            <text:p>75.24</text:p>
          </table:table-cell>
          <table:table-cell office:value-type="float" office:value="75.127">
            <text:p>75.127</text:p>
          </table:table-cell>
          <table:table-cell office:value-type="float" office:value="75.135">
            <text:p>75.135</text:p>
          </table:table-cell>
          <table:table-cell office:value-type="float" office:value="38.0150216533878">
            <text:p>38.0150216534</text:p>
          </table:table-cell>
          <table:table-cell office:value-type="float" office:value="45.1965486528262">
            <text:p>45.1965486528</text:p>
          </table:table-cell>
          <table:table-cell office:value-type="float" office:value="75.3831905431885">
            <text:p>75.3831905432</text:p>
          </table:table-cell>
          <table:table-cell office:value-type="float" office:value="75.3342202715944">
            <text:p>75.3342202716</text:p>
          </table:table-cell>
          <table:table-cell office:value-type="float" office:value="75.2852500000003">
            <text:p>75.28525</text:p>
          </table:table-cell>
          <table:table-cell office:value-type="float" office:value="75.2362797284062">
            <text:p>75.2362797284</text:p>
          </table:table-cell>
          <table:table-cell office:value-type="float" office:value="75.1873094568121">
            <text:p>75.1873094568</text:p>
          </table:table-cell>
          <table:table-cell office:value-type="float" office:value="-0.100999999999999">
            <text:p>-0.101</text:p>
          </table:table-cell>
          <table:table-cell office:value-type="float" office:value="0.113">
            <text:p>0.113</text:p>
          </table:table-cell>
          <table:table-cell office:value-type="string">
            <text:p>2020.01.22 17:00</text:p>
          </table:table-cell>
          <table:table-cell office:value-type="string">
            <text:p>2020.01.23 00:00</text:p>
          </table:table-cell>
        </table:table-row>
        <table:table-row table:style-name="ro1">
          <table:table-cell table:formula="of:=[.A222]+1" office:value-type="float" office:value="221">
            <text:p>221</text:p>
          </table:table-cell>
          <table:table-cell office:value-type="float" office:value="75.244">
            <text:p>75.244</text:p>
          </table:table-cell>
          <table:table-cell office:value-type="float" office:value="75.252">
            <text:p>75.252</text:p>
          </table:table-cell>
          <table:table-cell office:value-type="float" office:value="75.212">
            <text:p>75.212</text:p>
          </table:table-cell>
          <table:table-cell office:value-type="float" office:value="75.236">
            <text:p>75.236</text:p>
          </table:table-cell>
          <table:table-cell office:value-type="float" office:value="46.3229222677261">
            <text:p>46.3229222677</text:p>
          </table:table-cell>
          <table:table-cell office:value-type="float" office:value="52.5514388637885">
            <text:p>52.5514388638</text:p>
          </table:table-cell>
          <table:table-cell office:value-type="float" office:value="75.3629439976619">
            <text:p>75.3629439977</text:p>
          </table:table-cell>
          <table:table-cell office:value-type="float" office:value="75.3270219988311">
            <text:p>75.3270219988</text:p>
          </table:table-cell>
          <table:table-cell office:value-type="float" office:value="75.2911000000003">
            <text:p>75.2911</text:p>
          </table:table-cell>
          <table:table-cell office:value-type="float" office:value="75.2551780011695">
            <text:p>75.2551780012</text:p>
          </table:table-cell>
          <table:table-cell office:value-type="float" office:value="75.2192560023387">
            <text:p>75.2192560023</text:p>
          </table:table-cell>
          <table:table-cell office:value-type="float" office:value="-0.00799999999999557">
            <text:p>-0.008</text:p>
          </table:table-cell>
          <table:table-cell office:value-type="float" office:value="0.039999999999992">
            <text:p>0.04</text:p>
          </table:table-cell>
          <table:table-cell office:value-type="string">
            <text:p>2020.01.22 16:45</text:p>
          </table:table-cell>
          <table:table-cell office:value-type="string">
            <text:p>2020.01.22 23:45</text:p>
          </table:table-cell>
        </table:table-row>
        <table:table-row table:style-name="ro1">
          <table:table-cell table:formula="of:=[.A223]+1" office:value-type="float" office:value="222">
            <text:p>222</text:p>
          </table:table-cell>
          <table:table-cell office:value-type="float" office:value="75.271">
            <text:p>75.271</text:p>
          </table:table-cell>
          <table:table-cell office:value-type="float" office:value="75.277">
            <text:p>75.277</text:p>
          </table:table-cell>
          <table:table-cell office:value-type="float" office:value="75.231">
            <text:p>75.231</text:p>
          </table:table-cell>
          <table:table-cell office:value-type="float" office:value="75.242">
            <text:p>75.242</text:p>
          </table:table-cell>
          <table:table-cell office:value-type="float" office:value="46.9013847508948">
            <text:p>46.9013847509</text:p>
          </table:table-cell>
          <table:table-cell office:value-type="float" office:value="58.394031138556">
            <text:p>58.3940311386</text:p>
          </table:table-cell>
          <table:table-cell office:value-type="float" office:value="75.361596197888">
            <text:p>75.3615961979</text:p>
          </table:table-cell>
          <table:table-cell office:value-type="float" office:value="75.3267480989442">
            <text:p>75.3267480989</text:p>
          </table:table-cell>
          <table:table-cell office:value-type="float" office:value="75.2919000000003">
            <text:p>75.2919</text:p>
          </table:table-cell>
          <table:table-cell office:value-type="float" office:value="75.2570519010565">
            <text:p>75.2570519011</text:p>
          </table:table-cell>
          <table:table-cell office:value-type="float" office:value="75.2222038021126">
            <text:p>75.2222038021</text:p>
          </table:table-cell>
          <table:table-cell office:value-type="float" office:value="-0.0289999999999964">
            <text:p>-0.029</text:p>
          </table:table-cell>
          <table:table-cell office:value-type="float" office:value="0.0460000000000065">
            <text:p>0.046</text:p>
          </table:table-cell>
          <table:table-cell office:value-type="string">
            <text:p>2020.01.22 16:30</text:p>
          </table:table-cell>
          <table:table-cell office:value-type="string">
            <text:p>2020.01.22 23:30</text:p>
          </table:table-cell>
        </table:table-row>
        <table:table-row table:style-name="ro1">
          <table:table-cell table:formula="of:=[.A224]+1" office:value-type="float" office:value="223">
            <text:p>223</text:p>
          </table:table-cell>
          <table:table-cell office:value-type="float" office:value="75.33">
            <text:p>75.33</text:p>
          </table:table-cell>
          <table:table-cell office:value-type="float" office:value="75.359">
            <text:p>75.359</text:p>
          </table:table-cell>
          <table:table-cell office:value-type="float" office:value="75.256">
            <text:p>75.256</text:p>
          </table:table-cell>
          <table:table-cell office:value-type="float" office:value="75.27">
            <text:p>75.27</text:p>
          </table:table-cell>
          <table:table-cell office:value-type="float" office:value="49.6501000711614">
            <text:p>49.6501000712</text:p>
          </table:table-cell>
          <table:table-cell office:value-type="float" office:value="65.4347543564284">
            <text:p>65.4347543564</text:p>
          </table:table-cell>
          <table:table-cell office:value-type="float" office:value="75.3674597707958">
            <text:p>75.3674597708</text:p>
          </table:table-cell>
          <table:table-cell office:value-type="float" office:value="75.328629885398">
            <text:p>75.3286298854</text:p>
          </table:table-cell>
          <table:table-cell office:value-type="float" office:value="75.2898000000003">
            <text:p>75.2898</text:p>
          </table:table-cell>
          <table:table-cell office:value-type="float" office:value="75.2509701146026">
            <text:p>75.2509701146</text:p>
          </table:table-cell>
          <table:table-cell office:value-type="float" office:value="75.2121402292049">
            <text:p>75.2121402292</text:p>
          </table:table-cell>
          <table:table-cell office:value-type="float" office:value="-0.0600000000000023">
            <text:p>-0.06</text:p>
          </table:table-cell>
          <table:table-cell office:value-type="float" office:value="0.102999999999994">
            <text:p>0.103</text:p>
          </table:table-cell>
          <table:table-cell office:value-type="string">
            <text:p>2020.01.22 16:15</text:p>
          </table:table-cell>
          <table:table-cell office:value-type="string">
            <text:p>2020.01.22 23:15</text:p>
          </table:table-cell>
        </table:table-row>
        <table:table-row table:style-name="ro1">
          <table:table-cell table:formula="of:=[.A225]+1" office:value-type="float" office:value="224">
            <text:p>224</text:p>
          </table:table-cell>
          <table:table-cell office:value-type="float" office:value="75.297">
            <text:p>75.297</text:p>
          </table:table-cell>
          <table:table-cell office:value-type="float" office:value="75.334">
            <text:p>75.334</text:p>
          </table:table-cell>
          <table:table-cell office:value-type="float" office:value="75.292">
            <text:p>75.292</text:p>
          </table:table-cell>
          <table:table-cell office:value-type="float" office:value="75.332">
            <text:p>75.332</text:p>
          </table:table-cell>
          <table:table-cell office:value-type="float" office:value="56.6318100425468">
            <text:p>56.6318100425</text:p>
          </table:table-cell>
          <table:table-cell office:value-type="float" office:value="65.7923546885017">
            <text:p>65.7923546885</text:p>
          </table:table-cell>
          <table:table-cell office:value-type="float" office:value="75.3821562052979">
            <text:p>75.3821562053</text:p>
          </table:table-cell>
          <table:table-cell office:value-type="float" office:value="75.3330031026491">
            <text:p>75.3330031026</text:p>
          </table:table-cell>
          <table:table-cell office:value-type="float" office:value="75.2838500000003">
            <text:p>75.28385</text:p>
          </table:table-cell>
          <table:table-cell office:value-type="float" office:value="75.2346968973516">
            <text:p>75.2346968974</text:p>
          </table:table-cell>
          <table:table-cell office:value-type="float" office:value="75.1855437947028">
            <text:p>75.1855437947</text:p>
          </table:table-cell>
          <table:table-cell office:value-type="float" office:value="0.0349999999999966">
            <text:p>0.035</text:p>
          </table:table-cell>
          <table:table-cell office:value-type="float" office:value="0.0420000000000016">
            <text:p>0.042</text:p>
          </table:table-cell>
          <table:table-cell office:value-type="string">
            <text:p>2020.01.22 16:00</text:p>
          </table:table-cell>
          <table:table-cell office:value-type="string">
            <text:p>2020.01.22 23:00</text:p>
          </table:table-cell>
        </table:table-row>
        <table:table-row table:style-name="ro1">
          <table:table-cell table:formula="of:=[.A226]+1" office:value-type="float" office:value="225">
            <text:p>225</text:p>
          </table:table-cell>
          <table:table-cell office:value-type="float" office:value="75.317">
            <text:p>75.317</text:p>
          </table:table-cell>
          <table:table-cell office:value-type="float" office:value="75.338">
            <text:p>75.338</text:p>
          </table:table-cell>
          <table:table-cell office:value-type="float" office:value="75.292">
            <text:p>75.292</text:p>
          </table:table-cell>
          <table:table-cell office:value-type="float" office:value="75.298">
            <text:p>75.298</text:p>
          </table:table-cell>
          <table:table-cell office:value-type="float" office:value="53.2036210376317">
            <text:p>53.2036210376</text:p>
          </table:table-cell>
          <table:table-cell office:value-type="float" office:value="60.2432474644369">
            <text:p>60.2432474644</text:p>
          </table:table-cell>
          <table:table-cell office:value-type="float" office:value="75.3815997625832">
            <text:p>75.3815997626</text:p>
          </table:table-cell>
          <table:table-cell office:value-type="float" office:value="75.3289498812917">
            <text:p>75.3289498813</text:p>
          </table:table-cell>
          <table:table-cell office:value-type="float" office:value="75.2763000000003">
            <text:p>75.2763</text:p>
          </table:table-cell>
          <table:table-cell office:value-type="float" office:value="75.2236501187089">
            <text:p>75.2236501187</text:p>
          </table:table-cell>
          <table:table-cell office:value-type="float" office:value="75.1710002374175">
            <text:p>75.1710002374</text:p>
          </table:table-cell>
          <table:table-cell office:value-type="float" office:value="-0.0189999999999913">
            <text:p>-0.019</text:p>
          </table:table-cell>
          <table:table-cell office:value-type="float" office:value="0.0459999999999923">
            <text:p>0.046</text:p>
          </table:table-cell>
          <table:table-cell office:value-type="string">
            <text:p>2020.01.22 15:45</text:p>
          </table:table-cell>
          <table:table-cell office:value-type="string">
            <text:p>2020.01.22 22:45</text:p>
          </table:table-cell>
        </table:table-row>
        <table:table-row table:style-name="ro1">
          <table:table-cell table:formula="of:=[.A227]+1" office:value-type="float" office:value="226">
            <text:p>226</text:p>
          </table:table-cell>
          <table:table-cell office:value-type="float" office:value="75.359">
            <text:p>75.359</text:p>
          </table:table-cell>
          <table:table-cell office:value-type="float" office:value="75.36">
            <text:p>75.36</text:p>
          </table:table-cell>
          <table:table-cell office:value-type="float" office:value="75.299">
            <text:p>75.299</text:p>
          </table:table-cell>
          <table:table-cell office:value-type="float" office:value="75.316">
            <text:p>75.316</text:p>
          </table:table-cell>
          <table:table-cell office:value-type="float" office:value="55.406398243372">
            <text:p>55.4063982434</text:p>
          </table:table-cell>
          <table:table-cell office:value-type="float" office:value="60.7451744274107">
            <text:p>60.7451744274</text:p>
          </table:table-cell>
          <table:table-cell office:value-type="float" office:value="75.3822021890224">
            <text:p>75.382202189</text:p>
          </table:table-cell>
          <table:table-cell office:value-type="float" office:value="75.3265260945113">
            <text:p>75.3265260945</text:p>
          </table:table-cell>
          <table:table-cell office:value-type="float" office:value="75.2708500000003">
            <text:p>75.27085</text:p>
          </table:table-cell>
          <table:table-cell office:value-type="float" office:value="75.2151739054893">
            <text:p>75.2151739055</text:p>
          </table:table-cell>
          <table:table-cell office:value-type="float" office:value="75.1594978109783">
            <text:p>75.159497811</text:p>
          </table:table-cell>
          <table:table-cell office:value-type="float" office:value="-0.0429999999999922">
            <text:p>-0.043</text:p>
          </table:table-cell>
          <table:table-cell office:value-type="float" office:value="0.0609999999999928">
            <text:p>0.061</text:p>
          </table:table-cell>
          <table:table-cell office:value-type="string">
            <text:p>2020.01.22 15:30</text:p>
          </table:table-cell>
          <table:table-cell office:value-type="string">
            <text:p>2020.01.22 22:30</text:p>
          </table:table-cell>
        </table:table-row>
        <table:table-row table:style-name="ro1">
          <table:table-cell table:formula="of:=[.A228]+1" office:value-type="float" office:value="227">
            <text:p>227</text:p>
          </table:table-cell>
          <table:table-cell office:value-type="float" office:value="75.338">
            <text:p>75.338</text:p>
          </table:table-cell>
          <table:table-cell office:value-type="float" office:value="75.407">
            <text:p>75.407</text:p>
          </table:table-cell>
          <table:table-cell office:value-type="float" office:value="75.338">
            <text:p>75.338</text:p>
          </table:table-cell>
          <table:table-cell office:value-type="float" office:value="75.359">
            <text:p>75.359</text:p>
          </table:table-cell>
          <table:table-cell office:value-type="float" office:value="61.1523516629058">
            <text:p>61.1523516629</text:p>
          </table:table-cell>
          <table:table-cell office:value-type="float" office:value="61.6015722317024">
            <text:p>61.6015722317</text:p>
          </table:table-cell>
          <table:table-cell office:value-type="float" office:value="75.3782099486547">
            <text:p>75.3782099487</text:p>
          </table:table-cell>
          <table:table-cell office:value-type="float" office:value="75.3217299743275">
            <text:p>75.3217299743</text:p>
          </table:table-cell>
          <table:table-cell office:value-type="float" office:value="75.2652500000003">
            <text:p>75.26525</text:p>
          </table:table-cell>
          <table:table-cell office:value-type="float" office:value="75.2087700256731">
            <text:p>75.2087700257</text:p>
          </table:table-cell>
          <table:table-cell office:value-type="float" office:value="75.152290051346">
            <text:p>75.1522900513</text:p>
          </table:table-cell>
          <table:table-cell office:value-type="float" office:value="0.0210000000000008">
            <text:p>0.021</text:p>
          </table:table-cell>
          <table:table-cell office:value-type="float" office:value="0.0690000000000026">
            <text:p>0.069</text:p>
          </table:table-cell>
          <table:table-cell office:value-type="string">
            <text:p>2020.01.22 15:15</text:p>
          </table:table-cell>
          <table:table-cell office:value-type="string">
            <text:p>2020.01.22 22:15</text:p>
          </table:table-cell>
        </table:table-row>
        <table:table-row table:style-name="ro1">
          <table:table-cell table:formula="of:=[.A229]+1" office:value-type="float" office:value="228">
            <text:p>228</text:p>
          </table:table-cell>
          <table:table-cell office:value-type="float" office:value="75.318">
            <text:p>75.318</text:p>
          </table:table-cell>
          <table:table-cell office:value-type="float" office:value="75.354">
            <text:p>75.354</text:p>
          </table:table-cell>
          <table:table-cell office:value-type="float" office:value="75.313">
            <text:p>75.313</text:p>
          </table:table-cell>
          <table:table-cell office:value-type="float" office:value="75.338">
            <text:p>75.338</text:p>
          </table:table-cell>
          <table:table-cell office:value-type="float" office:value="59.1887351239486">
            <text:p>59.1887351239</text:p>
          </table:table-cell>
          <table:table-cell office:value-type="float" office:value="55.7594888565213">
            <text:p>55.7594888565</text:p>
          </table:table-cell>
          <table:table-cell office:value-type="float" office:value="75.3651233061024">
            <text:p>75.3651233061</text:p>
          </table:table-cell>
          <table:table-cell office:value-type="float" office:value="75.3111616530514">
            <text:p>75.3111616531</text:p>
          </table:table-cell>
          <table:table-cell office:value-type="float" office:value="75.2572000000003">
            <text:p>75.2572</text:p>
          </table:table-cell>
          <table:table-cell office:value-type="float" office:value="75.2032383469493">
            <text:p>75.2032383469</text:p>
          </table:table-cell>
          <table:table-cell office:value-type="float" office:value="75.1492766938983">
            <text:p>75.1492766939</text:p>
          </table:table-cell>
          <table:table-cell office:value-type="float" office:value="0.019999999999996">
            <text:p>0.02</text:p>
          </table:table-cell>
          <table:table-cell office:value-type="float" office:value="0.0409999999999968">
            <text:p>0.041</text:p>
          </table:table-cell>
          <table:table-cell office:value-type="string">
            <text:p>2020.01.22 15:00</text:p>
          </table:table-cell>
          <table:table-cell office:value-type="string">
            <text:p>2020.01.22 22:00</text:p>
          </table:table-cell>
        </table:table-row>
        <table:table-row table:style-name="ro1">
          <table:table-cell table:formula="of:=[.A230]+1" office:value-type="float" office:value="229">
            <text:p>229</text:p>
          </table:table-cell>
          <table:table-cell office:value-type="float" office:value="75.337">
            <text:p>75.337</text:p>
          </table:table-cell>
          <table:table-cell office:value-type="float" office:value="75.342">
            <text:p>75.342</text:p>
          </table:table-cell>
          <table:table-cell office:value-type="float" office:value="75.318">
            <text:p>75.318</text:p>
          </table:table-cell>
          <table:table-cell office:value-type="float" office:value="75.319">
            <text:p>75.319</text:p>
          </table:table-cell>
          <table:table-cell office:value-type="float" office:value="57.3351163260761">
            <text:p>57.3351163261</text:p>
          </table:table-cell>
          <table:table-cell office:value-type="float" office:value="48.6771748452701">
            <text:p>48.6771748453</text:p>
          </table:table-cell>
          <table:table-cell office:value-type="float" office:value="75.3546199097166">
            <text:p>75.3546199097</text:p>
          </table:table-cell>
          <table:table-cell office:value-type="float" office:value="75.3022849548585">
            <text:p>75.3022849549</text:p>
          </table:table-cell>
          <table:table-cell office:value-type="float" office:value="75.2499500000003">
            <text:p>75.24995</text:p>
          </table:table-cell>
          <table:table-cell office:value-type="float" office:value="75.1976150451422">
            <text:p>75.1976150451</text:p>
          </table:table-cell>
          <table:table-cell office:value-type="float" office:value="75.1452800902841">
            <text:p>75.1452800903</text:p>
          </table:table-cell>
          <table:table-cell office:value-type="float" office:value="-0.0180000000000007">
            <text:p>-0.018</text:p>
          </table:table-cell>
          <table:table-cell office:value-type="float" office:value="0.0240000000000009">
            <text:p>0.024</text:p>
          </table:table-cell>
          <table:table-cell office:value-type="string">
            <text:p>2020.01.22 14:45</text:p>
          </table:table-cell>
          <table:table-cell office:value-type="string">
            <text:p>2020.01.22 21:45</text:p>
          </table:table-cell>
        </table:table-row>
        <table:table-row table:style-name="ro1">
          <table:table-cell table:formula="of:=[.A231]+1" office:value-type="float" office:value="230">
            <text:p>230</text:p>
          </table:table-cell>
          <table:table-cell office:value-type="float" office:value="75.304">
            <text:p>75.304</text:p>
          </table:table-cell>
          <table:table-cell office:value-type="float" office:value="75.355">
            <text:p>75.355</text:p>
          </table:table-cell>
          <table:table-cell office:value-type="float" office:value="75.304">
            <text:p>75.304</text:p>
          </table:table-cell>
          <table:table-cell office:value-type="float" office:value="75.337">
            <text:p>75.337</text:p>
          </table:table-cell>
          <table:table-cell office:value-type="float" office:value="59.7787124994454">
            <text:p>59.7787124994</text:p>
          </table:table-cell>
          <table:table-cell office:value-type="float" office:value="53.4781366415912">
            <text:p>53.4781366416</text:p>
          </table:table-cell>
          <table:table-cell office:value-type="float" office:value="75.3455329485466">
            <text:p>75.3455329485</text:p>
          </table:table-cell>
          <table:table-cell office:value-type="float" office:value="75.2955414742735">
            <text:p>75.2955414743</text:p>
          </table:table-cell>
          <table:table-cell office:value-type="float" office:value="75.2455500000003">
            <text:p>75.24555</text:p>
          </table:table-cell>
          <table:table-cell office:value-type="float" office:value="75.1955585257272">
            <text:p>75.1955585257</text:p>
          </table:table-cell>
          <table:table-cell office:value-type="float" office:value="75.1455670514541">
            <text:p>75.1455670515</text:p>
          </table:table-cell>
          <table:table-cell office:value-type="float" office:value="0.0330000000000012">
            <text:p>0.033</text:p>
          </table:table-cell>
          <table:table-cell office:value-type="float" office:value="0.0510000000000019">
            <text:p>0.051</text:p>
          </table:table-cell>
          <table:table-cell office:value-type="string">
            <text:p>2020.01.22 14:30</text:p>
          </table:table-cell>
          <table:table-cell office:value-type="string">
            <text:p>2020.01.22 21:30</text:p>
          </table:table-cell>
        </table:table-row>
        <table:table-row table:style-name="ro1">
          <table:table-cell table:formula="of:=[.A232]+1" office:value-type="float" office:value="231">
            <text:p>231</text:p>
          </table:table-cell>
          <table:table-cell office:value-type="float" office:value="75.318">
            <text:p>75.318</text:p>
          </table:table-cell>
          <table:table-cell office:value-type="float" office:value="75.32">
            <text:p>75.32</text:p>
          </table:table-cell>
          <table:table-cell office:value-type="float" office:value="75.281">
            <text:p>75.281</text:p>
          </table:table-cell>
          <table:table-cell office:value-type="float" office:value="75.304">
            <text:p>75.304</text:p>
          </table:table-cell>
          <table:table-cell office:value-type="float" office:value="56.5537387188483">
            <text:p>56.5537387188</text:p>
          </table:table-cell>
          <table:table-cell office:value-type="float" office:value="48.7668826229603">
            <text:p>48.766882623</text:p>
          </table:table-cell>
          <table:table-cell office:value-type="float" office:value="75.3311012520556">
            <text:p>75.3311012521</text:p>
          </table:table-cell>
          <table:table-cell office:value-type="float" office:value="75.2856756260279">
            <text:p>75.285675626</text:p>
          </table:table-cell>
          <table:table-cell office:value-type="float" office:value="75.2402500000003">
            <text:p>75.24025</text:p>
          </table:table-cell>
          <table:table-cell office:value-type="float" office:value="75.1948243739727">
            <text:p>75.194824374</text:p>
          </table:table-cell>
          <table:table-cell office:value-type="float" office:value="75.1493987479451">
            <text:p>75.1493987479</text:p>
          </table:table-cell>
          <table:table-cell office:value-type="float" office:value="-0.0139999999999958">
            <text:p>-0.014</text:p>
          </table:table-cell>
          <table:table-cell office:value-type="float" office:value="0.0389999999999873">
            <text:p>0.039</text:p>
          </table:table-cell>
          <table:table-cell office:value-type="string">
            <text:p>2020.01.22 14:15</text:p>
          </table:table-cell>
          <table:table-cell office:value-type="string">
            <text:p>2020.01.22 21:15</text:p>
          </table:table-cell>
        </table:table-row>
        <table:table-row table:style-name="ro1">
          <table:table-cell table:formula="of:=[.A233]+1" office:value-type="float" office:value="232">
            <text:p>232</text:p>
          </table:table-cell>
          <table:table-cell office:value-type="float" office:value="75.311">
            <text:p>75.311</text:p>
          </table:table-cell>
          <table:table-cell office:value-type="float" office:value="75.339">
            <text:p>75.339</text:p>
          </table:table-cell>
          <table:table-cell office:value-type="float" office:value="75.305">
            <text:p>75.305</text:p>
          </table:table-cell>
          <table:table-cell office:value-type="float" office:value="75.319">
            <text:p>75.319</text:p>
          </table:table-cell>
          <table:table-cell office:value-type="float" office:value="58.5820553370201">
            <text:p>58.582055337</text:p>
          </table:table-cell>
          <table:table-cell office:value-type="float" office:value="48.967623258544">
            <text:p>48.9676232585</text:p>
          </table:table-cell>
          <table:table-cell office:value-type="float" office:value="75.3223511383214">
            <text:p>75.3223511383</text:p>
          </table:table-cell>
          <table:table-cell office:value-type="float" office:value="75.2789755691609">
            <text:p>75.2789755692</text:p>
          </table:table-cell>
          <table:table-cell office:value-type="float" office:value="75.2356000000003">
            <text:p>75.2356</text:p>
          </table:table-cell>
          <table:table-cell office:value-type="float" office:value="75.1922244308398">
            <text:p>75.1922244308</text:p>
          </table:table-cell>
          <table:table-cell office:value-type="float" office:value="75.1488488616793">
            <text:p>75.1488488617</text:p>
          </table:table-cell>
          <table:table-cell office:value-type="float" office:value="0.00799999999999557">
            <text:p>0.008</text:p>
          </table:table-cell>
          <table:table-cell office:value-type="float" office:value="0.0339999999999918">
            <text:p>0.034</text:p>
          </table:table-cell>
          <table:table-cell office:value-type="string">
            <text:p>2020.01.22 14:00</text:p>
          </table:table-cell>
          <table:table-cell office:value-type="string">
            <text:p>2020.01.22 21:00</text:p>
          </table:table-cell>
        </table:table-row>
        <table:table-row table:style-name="ro1">
          <table:table-cell table:formula="of:=[.A234]+1" office:value-type="float" office:value="233">
            <text:p>233</text:p>
          </table:table-cell>
          <table:table-cell office:value-type="float" office:value="75.261">
            <text:p>75.261</text:p>
          </table:table-cell>
          <table:table-cell office:value-type="float" office:value="75.318">
            <text:p>75.318</text:p>
          </table:table-cell>
          <table:table-cell office:value-type="float" office:value="75.249">
            <text:p>75.249</text:p>
          </table:table-cell>
          <table:table-cell office:value-type="float" office:value="75.311">
            <text:p>75.311</text:p>
          </table:table-cell>
          <table:table-cell office:value-type="float" office:value="57.8154889344069">
            <text:p>57.8154889344</text:p>
          </table:table-cell>
          <table:table-cell office:value-type="float" office:value="43.7454161599734">
            <text:p>43.74541616</text:p>
          </table:table-cell>
          <table:table-cell office:value-type="float" office:value="75.3089611584813">
            <text:p>75.3089611585</text:p>
          </table:table-cell>
          <table:table-cell office:value-type="float" office:value="75.2700305792408">
            <text:p>75.2700305792</text:p>
          </table:table-cell>
          <table:table-cell office:value-type="float" office:value="75.2311000000003">
            <text:p>75.2311</text:p>
          </table:table-cell>
          <table:table-cell office:value-type="float" office:value="75.1921694207599">
            <text:p>75.1921694208</text:p>
          </table:table-cell>
          <table:table-cell office:value-type="float" office:value="75.1532388415194">
            <text:p>75.1532388415</text:p>
          </table:table-cell>
          <table:table-cell office:value-type="float" office:value="0.0500000000000114">
            <text:p>0.05</text:p>
          </table:table-cell>
          <table:table-cell office:value-type="float" office:value="0.0690000000000026">
            <text:p>0.069</text:p>
          </table:table-cell>
          <table:table-cell office:value-type="string">
            <text:p>2020.01.22 13:45</text:p>
          </table:table-cell>
          <table:table-cell office:value-type="string">
            <text:p>2020.01.22 20:45</text:p>
          </table:table-cell>
        </table:table-row>
        <table:table-row table:style-name="ro1">
          <table:table-cell table:formula="of:=[.A235]+1" office:value-type="float" office:value="234">
            <text:p>234</text:p>
          </table:table-cell>
          <table:table-cell office:value-type="float" office:value="75.261">
            <text:p>75.261</text:p>
          </table:table-cell>
          <table:table-cell office:value-type="float" office:value="75.294">
            <text:p>75.294</text:p>
          </table:table-cell>
          <table:table-cell office:value-type="float" office:value="75.256">
            <text:p>75.256</text:p>
          </table:table-cell>
          <table:table-cell office:value-type="float" office:value="75.26">
            <text:p>75.26</text:p>
          </table:table-cell>
          <table:table-cell office:value-type="float" office:value="52.4901301537295">
            <text:p>52.4901301537</text:p>
          </table:table-cell>
          <table:table-cell office:value-type="float" office:value="44.1888789574437">
            <text:p>44.1888789574</text:p>
          </table:table-cell>
          <table:table-cell office:value-type="float" office:value="75.3018477712169">
            <text:p>75.3018477712</text:p>
          </table:table-cell>
          <table:table-cell office:value-type="float" office:value="75.2656738856086">
            <text:p>75.2656738856</text:p>
          </table:table-cell>
          <table:table-cell office:value-type="float" office:value="75.2295000000003">
            <text:p>75.2295</text:p>
          </table:table-cell>
          <table:table-cell office:value-type="float" office:value="75.1933261143921">
            <text:p>75.1933261144</text:p>
          </table:table-cell>
          <table:table-cell office:value-type="float" office:value="75.1571522287838">
            <text:p>75.1571522288</text:p>
          </table:table-cell>
          <table:table-cell office:value-type="float" office:value="-0.000999999999990564">
            <text:p>-0.001</text:p>
          </table:table-cell>
          <table:table-cell office:value-type="float" office:value="0.0379999999999967">
            <text:p>0.038</text:p>
          </table:table-cell>
          <table:table-cell office:value-type="string">
            <text:p>2020.01.22 13:30</text:p>
          </table:table-cell>
          <table:table-cell office:value-type="string">
            <text:p>2020.01.22 20:30</text:p>
          </table:table-cell>
        </table:table-row>
        <table:table-row table:style-name="ro1">
          <table:table-cell table:formula="of:=[.A236]+1" office:value-type="float" office:value="235">
            <text:p>235</text:p>
          </table:table-cell>
          <table:table-cell office:value-type="float" office:value="75.276">
            <text:p>75.276</text:p>
          </table:table-cell>
          <table:table-cell office:value-type="float" office:value="75.278">
            <text:p>75.278</text:p>
          </table:table-cell>
          <table:table-cell office:value-type="float" office:value="75.249">
            <text:p>75.249</text:p>
          </table:table-cell>
          <table:table-cell office:value-type="float" office:value="75.262">
            <text:p>75.262</text:p>
          </table:table-cell>
          <table:table-cell office:value-type="float" office:value="52.7381601760604">
            <text:p>52.7381601761</text:p>
          </table:table-cell>
          <table:table-cell office:value-type="float" office:value="39.6746471615452">
            <text:p>39.6746471615</text:p>
          </table:table-cell>
          <table:table-cell office:value-type="float" office:value="75.3021214451045">
            <text:p>75.3021214451</text:p>
          </table:table-cell>
          <table:table-cell office:value-type="float" office:value="75.2658607225524">
            <text:p>75.2658607226</text:p>
          </table:table-cell>
          <table:table-cell office:value-type="float" office:value="75.2296000000003">
            <text:p>75.2296</text:p>
          </table:table-cell>
          <table:table-cell office:value-type="float" office:value="75.1933392774482">
            <text:p>75.1933392774</text:p>
          </table:table-cell>
          <table:table-cell office:value-type="float" office:value="75.1570785548961">
            <text:p>75.1570785549</text:p>
          </table:table-cell>
          <table:table-cell office:value-type="float" office:value="-0.0139999999999958">
            <text:p>-0.014</text:p>
          </table:table-cell>
          <table:table-cell office:value-type="float" office:value="0.0290000000000106">
            <text:p>0.029</text:p>
          </table:table-cell>
          <table:table-cell office:value-type="string">
            <text:p>2020.01.22 13:15</text:p>
          </table:table-cell>
          <table:table-cell office:value-type="string">
            <text:p>2020.01.22 20:15</text:p>
          </table:table-cell>
        </table:table-row>
        <table:table-row table:style-name="ro1">
          <table:table-cell table:formula="of:=[.A237]+1" office:value-type="float" office:value="236">
            <text:p>236</text:p>
          </table:table-cell>
          <table:table-cell office:value-type="float" office:value="75.283">
            <text:p>75.283</text:p>
          </table:table-cell>
          <table:table-cell office:value-type="float" office:value="75.292">
            <text:p>75.292</text:p>
          </table:table-cell>
          <table:table-cell office:value-type="float" office:value="75.266">
            <text:p>75.266</text:p>
          </table:table-cell>
          <table:table-cell office:value-type="float" office:value="75.277">
            <text:p>75.277</text:p>
          </table:table-cell>
          <table:table-cell office:value-type="float" office:value="54.5755862766147">
            <text:p>54.5755862766</text:p>
          </table:table-cell>
          <table:table-cell office:value-type="float" office:value="39.018774357413">
            <text:p>39.0187743574</text:p>
          </table:table-cell>
          <table:table-cell office:value-type="float" office:value="75.3041414744747">
            <text:p>75.3041414745</text:p>
          </table:table-cell>
          <table:table-cell office:value-type="float" office:value="75.2671957372375">
            <text:p>75.2671957372</text:p>
          </table:table-cell>
          <table:table-cell office:value-type="float" office:value="75.2302500000003">
            <text:p>75.23025</text:p>
          </table:table-cell>
          <table:table-cell office:value-type="float" office:value="75.1933042627631">
            <text:p>75.1933042628</text:p>
          </table:table-cell>
          <table:table-cell office:value-type="float" office:value="75.1563585255259">
            <text:p>75.1563585255</text:p>
          </table:table-cell>
          <table:table-cell office:value-type="float" office:value="-0.00600000000000023">
            <text:p>-0.006</text:p>
          </table:table-cell>
          <table:table-cell office:value-type="float" office:value="0.0259999999999963">
            <text:p>0.026</text:p>
          </table:table-cell>
          <table:table-cell office:value-type="string">
            <text:p>2020.01.22 13:00</text:p>
          </table:table-cell>
          <table:table-cell office:value-type="string">
            <text:p>2020.01.22 20:00</text:p>
          </table:table-cell>
        </table:table-row>
        <table:table-row table:style-name="ro1">
          <table:table-cell table:formula="of:=[.A238]+1" office:value-type="float" office:value="237">
            <text:p>237</text:p>
          </table:table-cell>
          <table:table-cell office:value-type="float" office:value="75.244">
            <text:p>75.244</text:p>
          </table:table-cell>
          <table:table-cell office:value-type="float" office:value="75.289">
            <text:p>75.289</text:p>
          </table:table-cell>
          <table:table-cell office:value-type="float" office:value="75.243">
            <text:p>75.243</text:p>
          </table:table-cell>
          <table:table-cell office:value-type="float" office:value="75.282">
            <text:p>75.282</text:p>
          </table:table-cell>
          <table:table-cell office:value-type="float" office:value="55.1844271432447">
            <text:p>55.1844271432</text:p>
          </table:table-cell>
          <table:table-cell office:value-type="float" office:value="39.2881870421647">
            <text:p>39.2881870422</text:p>
          </table:table-cell>
          <table:table-cell office:value-type="float" office:value="75.307047353669">
            <text:p>75.3070473537</text:p>
          </table:table-cell>
          <table:table-cell office:value-type="float" office:value="75.2690236768347">
            <text:p>75.2690236768</text:p>
          </table:table-cell>
          <table:table-cell office:value-type="float" office:value="75.2310000000003">
            <text:p>75.231</text:p>
          </table:table-cell>
          <table:table-cell office:value-type="float" office:value="75.192976323166">
            <text:p>75.1929763232</text:p>
          </table:table-cell>
          <table:table-cell office:value-type="float" office:value="75.1549526463317">
            <text:p>75.1549526463</text:p>
          </table:table-cell>
          <table:table-cell office:value-type="float" office:value="0.0379999999999967">
            <text:p>0.038</text:p>
          </table:table-cell>
          <table:table-cell office:value-type="float" office:value="0.0460000000000065">
            <text:p>0.046</text:p>
          </table:table-cell>
          <table:table-cell office:value-type="string">
            <text:p>2020.01.22 12:45</text:p>
          </table:table-cell>
          <table:table-cell office:value-type="string">
            <text:p>2020.01.22 19:45</text:p>
          </table:table-cell>
        </table:table-row>
        <table:table-row table:style-name="ro1">
          <table:table-cell table:formula="of:=[.A239]+1" office:value-type="float" office:value="238">
            <text:p>238</text:p>
          </table:table-cell>
          <table:table-cell office:value-type="float" office:value="75.263">
            <text:p>75.263</text:p>
          </table:table-cell>
          <table:table-cell office:value-type="float" office:value="75.27">
            <text:p>75.27</text:p>
          </table:table-cell>
          <table:table-cell office:value-type="float" office:value="75.24">
            <text:p>75.24</text:p>
          </table:table-cell>
          <table:table-cell office:value-type="float" office:value="75.245">
            <text:p>75.245</text:p>
          </table:table-cell>
          <table:table-cell office:value-type="float" office:value="51.3706131829269">
            <text:p>51.3706131829</text:p>
          </table:table-cell>
          <table:table-cell office:value-type="float" office:value="39.6343231819675">
            <text:p>39.634323182</text:p>
          </table:table-cell>
          <table:table-cell office:value-type="float" office:value="75.3079960096686">
            <text:p>75.3079960097</text:p>
          </table:table-cell>
          <table:table-cell office:value-type="float" office:value="75.2696230048345">
            <text:p>75.2696230048</text:p>
          </table:table-cell>
          <table:table-cell office:value-type="float" office:value="75.2312500000003">
            <text:p>75.23125</text:p>
          </table:table-cell>
          <table:table-cell office:value-type="float" office:value="75.1928769951662">
            <text:p>75.1928769952</text:p>
          </table:table-cell>
          <table:table-cell office:value-type="float" office:value="75.1545039903321">
            <text:p>75.1545039903</text:p>
          </table:table-cell>
          <table:table-cell office:value-type="float" office:value="-0.0180000000000007">
            <text:p>-0.018</text:p>
          </table:table-cell>
          <table:table-cell office:value-type="float" office:value="0.0300000000000011">
            <text:p>0.03</text:p>
          </table:table-cell>
          <table:table-cell office:value-type="string">
            <text:p>2020.01.22 12:30</text:p>
          </table:table-cell>
          <table:table-cell office:value-type="string">
            <text:p>2020.01.22 19:30</text:p>
          </table:table-cell>
        </table:table-row>
        <table:table-row table:style-name="ro1">
          <table:table-cell table:formula="of:=[.A240]+1" office:value-type="float" office:value="239">
            <text:p>239</text:p>
          </table:table-cell>
          <table:table-cell office:value-type="float" office:value="75.251">
            <text:p>75.251</text:p>
          </table:table-cell>
          <table:table-cell office:value-type="float" office:value="75.272">
            <text:p>75.272</text:p>
          </table:table-cell>
          <table:table-cell office:value-type="float" office:value="75.246">
            <text:p>75.246</text:p>
          </table:table-cell>
          <table:table-cell office:value-type="float" office:value="75.263">
            <text:p>75.263</text:p>
          </table:table-cell>
          <table:table-cell office:value-type="float" office:value="53.4737401877543">
            <text:p>53.4737401878</text:p>
          </table:table-cell>
          <table:table-cell office:value-type="float" office:value="43.5659840724729">
            <text:p>43.5659840725</text:p>
          </table:table-cell>
          <table:table-cell office:value-type="float" office:value="75.311345044317">
            <text:p>75.3113450443</text:p>
          </table:table-cell>
          <table:table-cell office:value-type="float" office:value="75.2719975221587">
            <text:p>75.2719975222</text:p>
          </table:table-cell>
          <table:table-cell office:value-type="float" office:value="75.2326500000004">
            <text:p>75.23265</text:p>
          </table:table-cell>
          <table:table-cell office:value-type="float" office:value="75.193302477842">
            <text:p>75.1933024778</text:p>
          </table:table-cell>
          <table:table-cell office:value-type="float" office:value="75.1539549556837">
            <text:p>75.1539549557</text:p>
          </table:table-cell>
          <table:table-cell office:value-type="float" office:value="0.0120000000000005">
            <text:p>0.012</text:p>
          </table:table-cell>
          <table:table-cell office:value-type="float" office:value="0.0260000000000105">
            <text:p>0.026</text:p>
          </table:table-cell>
          <table:table-cell office:value-type="string">
            <text:p>2020.01.22 12:15</text:p>
          </table:table-cell>
          <table:table-cell office:value-type="string">
            <text:p>2020.01.22 19:15</text:p>
          </table:table-cell>
        </table:table-row>
        <table:table-row table:style-name="ro1">
          <table:table-cell table:formula="of:=[.A241]+1" office:value-type="float" office:value="240">
            <text:p>240</text:p>
          </table:table-cell>
          <table:table-cell office:value-type="float" office:value="75.253">
            <text:p>75.253</text:p>
          </table:table-cell>
          <table:table-cell office:value-type="float" office:value="75.263">
            <text:p>75.263</text:p>
          </table:table-cell>
          <table:table-cell office:value-type="float" office:value="75.245">
            <text:p>75.245</text:p>
          </table:table-cell>
          <table:table-cell office:value-type="float" office:value="75.252">
            <text:p>75.252</text:p>
          </table:table-cell>
          <table:table-cell office:value-type="float" office:value="52.3409755472854">
            <text:p>52.3409755473</text:p>
          </table:table-cell>
          <table:table-cell office:value-type="float" office:value="43.9508677422134">
            <text:p>43.9508677422</text:p>
          </table:table-cell>
          <table:table-cell office:value-type="float" office:value="75.3125830799608">
            <text:p>75.31258308</text:p>
          </table:table-cell>
          <table:table-cell office:value-type="float" office:value="75.2728415399806">
            <text:p>75.27284154</text:p>
          </table:table-cell>
          <table:table-cell office:value-type="float" office:value="75.2331000000004">
            <text:p>75.2331</text:p>
          </table:table-cell>
          <table:table-cell office:value-type="float" office:value="75.1933584600201">
            <text:p>75.19335846</text:p>
          </table:table-cell>
          <table:table-cell office:value-type="float" office:value="75.1536169200399">
            <text:p>75.15361692</text:p>
          </table:table-cell>
          <table:table-cell office:value-type="float" office:value="-0.00100000000000478">
            <text:p>-0.001</text:p>
          </table:table-cell>
          <table:table-cell office:value-type="float" office:value="0.0180000000000007">
            <text:p>0.018</text:p>
          </table:table-cell>
          <table:table-cell office:value-type="string">
            <text:p>2020.01.22 12:00</text:p>
          </table:table-cell>
          <table:table-cell office:value-type="string">
            <text:p>2020.01.22 19:00</text:p>
          </table:table-cell>
        </table:table-row>
        <table:table-row table:style-name="ro1">
          <table:table-cell table:formula="of:=[.A242]+1" office:value-type="float" office:value="241">
            <text:p>241</text:p>
          </table:table-cell>
          <table:table-cell office:value-type="float" office:value="75.201">
            <text:p>75.201</text:p>
          </table:table-cell>
          <table:table-cell office:value-type="float" office:value="75.279">
            <text:p>75.279</text:p>
          </table:table-cell>
          <table:table-cell office:value-type="float" office:value="75.196">
            <text:p>75.196</text:p>
          </table:table-cell>
          <table:table-cell office:value-type="float" office:value="75.252">
            <text:p>75.252</text:p>
          </table:table-cell>
          <table:table-cell office:value-type="float" office:value="52.3409755472854">
            <text:p>52.3409755473</text:p>
          </table:table-cell>
          <table:table-cell office:value-type="float" office:value="44.1248086426692">
            <text:p>44.1248086427</text:p>
          </table:table-cell>
          <table:table-cell office:value-type="float" office:value="75.3133235876248">
            <text:p>75.3133235876</text:p>
          </table:table-cell>
          <table:table-cell office:value-type="float" office:value="75.2733867938126">
            <text:p>75.2733867938</text:p>
          </table:table-cell>
          <table:table-cell office:value-type="float" office:value="75.2334500000003">
            <text:p>75.23345</text:p>
          </table:table-cell>
          <table:table-cell office:value-type="float" office:value="75.1935132061881">
            <text:p>75.1935132062</text:p>
          </table:table-cell>
          <table:table-cell office:value-type="float" office:value="75.1535764123759">
            <text:p>75.1535764124</text:p>
          </table:table-cell>
          <table:table-cell office:value-type="float" office:value="0.0510000000000019">
            <text:p>0.051</text:p>
          </table:table-cell>
          <table:table-cell office:value-type="float" office:value="0.0829999999999984">
            <text:p>0.083</text:p>
          </table:table-cell>
          <table:table-cell office:value-type="string">
            <text:p>2020.01.22 11:45</text:p>
          </table:table-cell>
          <table:table-cell office:value-type="string">
            <text:p>2020.01.22 18:45</text:p>
          </table:table-cell>
        </table:table-row>
        <table:table-row table:style-name="ro1">
          <table:table-cell table:formula="of:=[.A243]+1" office:value-type="float" office:value="242">
            <text:p>242</text:p>
          </table:table-cell>
          <table:table-cell office:value-type="float" office:value="75.151">
            <text:p>75.151</text:p>
          </table:table-cell>
          <table:table-cell office:value-type="float" office:value="75.212">
            <text:p>75.212</text:p>
          </table:table-cell>
          <table:table-cell office:value-type="float" office:value="75.122">
            <text:p>75.122</text:p>
          </table:table-cell>
          <table:table-cell office:value-type="float" office:value="75.2">
            <text:p>75.2</text:p>
          </table:table-cell>
          <table:table-cell office:value-type="float" office:value="46.8167090803873">
            <text:p>46.8167090804</text:p>
          </table:table-cell>
          <table:table-cell office:value-type="float" office:value="40.3272714227578">
            <text:p>40.3272714228</text:p>
          </table:table-cell>
          <table:table-cell office:value-type="float" office:value="75.3115260963462">
            <text:p>75.3115260963</text:p>
          </table:table-cell>
          <table:table-cell office:value-type="float" office:value="75.2717630481733">
            <text:p>75.2717630482</text:p>
          </table:table-cell>
          <table:table-cell office:value-type="float" office:value="75.2320000000004">
            <text:p>75.232</text:p>
          </table:table-cell>
          <table:table-cell office:value-type="float" office:value="75.1922369518275">
            <text:p>75.1922369518</text:p>
          </table:table-cell>
          <table:table-cell office:value-type="float" office:value="75.1524739036546">
            <text:p>75.1524739037</text:p>
          </table:table-cell>
          <table:table-cell office:value-type="float" office:value="0.0490000000000066">
            <text:p>0.049</text:p>
          </table:table-cell>
          <table:table-cell office:value-type="float" office:value="0.0900000000000034">
            <text:p>0.09</text:p>
          </table:table-cell>
          <table:table-cell office:value-type="string">
            <text:p>2020.01.22 11:30</text:p>
          </table:table-cell>
          <table:table-cell office:value-type="string">
            <text:p>2020.01.22 18:30</text:p>
          </table:table-cell>
        </table:table-row>
        <table:table-row table:style-name="ro1">
          <table:table-cell table:formula="of:=[.A244]+1" office:value-type="float" office:value="243">
            <text:p>243</text:p>
          </table:table-cell>
          <table:table-cell office:value-type="float" office:value="75.182">
            <text:p>75.182</text:p>
          </table:table-cell>
          <table:table-cell office:value-type="float" office:value="75.187">
            <text:p>75.187</text:p>
          </table:table-cell>
          <table:table-cell office:value-type="float" office:value="75.146">
            <text:p>75.146</text:p>
          </table:table-cell>
          <table:table-cell office:value-type="float" office:value="75.151">
            <text:p>75.151</text:p>
          </table:table-cell>
          <table:table-cell office:value-type="float" office:value="40.6592925733781">
            <text:p>40.6592925734</text:p>
          </table:table-cell>
          <table:table-cell office:value-type="float" office:value="35.3706301117304">
            <text:p>35.3706301117</text:p>
          </table:table-cell>
          <table:table-cell office:value-type="float" office:value="75.3117177043289">
            <text:p>75.3117177043</text:p>
          </table:table-cell>
          <table:table-cell office:value-type="float" office:value="75.2726338521646">
            <text:p>75.2726338522</text:p>
          </table:table-cell>
          <table:table-cell office:value-type="float" office:value="75.2335500000004">
            <text:p>75.23355</text:p>
          </table:table-cell>
          <table:table-cell office:value-type="float" office:value="75.1944661478361">
            <text:p>75.1944661478</text:p>
          </table:table-cell>
          <table:table-cell office:value-type="float" office:value="75.1553822956718">
            <text:p>75.1553822957</text:p>
          </table:table-cell>
          <table:table-cell office:value-type="float" office:value="-0.0310000000000059">
            <text:p>-0.031</text:p>
          </table:table-cell>
          <table:table-cell office:value-type="float" office:value="0.0409999999999968">
            <text:p>0.041</text:p>
          </table:table-cell>
          <table:table-cell office:value-type="string">
            <text:p>2020.01.22 11:15</text:p>
          </table:table-cell>
          <table:table-cell office:value-type="string">
            <text:p>2020.01.22 18:15</text:p>
          </table:table-cell>
        </table:table-row>
        <table:table-row table:style-name="ro1">
          <table:table-cell table:formula="of:=[.A245]+1" office:value-type="float" office:value="244">
            <text:p>244</text:p>
          </table:table-cell>
          <table:table-cell office:value-type="float" office:value="75.19">
            <text:p>75.19</text:p>
          </table:table-cell>
          <table:table-cell office:value-type="float" office:value="75.206">
            <text:p>75.206</text:p>
          </table:table-cell>
          <table:table-cell office:value-type="float" office:value="75.153">
            <text:p>75.153</text:p>
          </table:table-cell>
          <table:table-cell office:value-type="float" office:value="75.181">
            <text:p>75.181</text:p>
          </table:table-cell>
          <table:table-cell office:value-type="float" office:value="43.594971115198">
            <text:p>43.5949711152</text:p>
          </table:table-cell>
          <table:table-cell office:value-type="float" office:value="36.4880924807873">
            <text:p>36.4880924808</text:p>
          </table:table-cell>
          <table:table-cell office:value-type="float" office:value="75.3101664692879">
            <text:p>75.3101664693</text:p>
          </table:table-cell>
          <table:table-cell office:value-type="float" office:value="75.2749832346441">
            <text:p>75.2749832346</text:p>
          </table:table-cell>
          <table:table-cell office:value-type="float" office:value="75.2398000000003">
            <text:p>75.2398</text:p>
          </table:table-cell>
          <table:table-cell office:value-type="float" office:value="75.2046167653566">
            <text:p>75.2046167654</text:p>
          </table:table-cell>
          <table:table-cell office:value-type="float" office:value="75.1694335307128">
            <text:p>75.1694335307</text:p>
          </table:table-cell>
          <table:table-cell office:value-type="float" office:value="-0.00900000000000034">
            <text:p>-0.009</text:p>
          </table:table-cell>
          <table:table-cell office:value-type="float" office:value="0.0529999999999973">
            <text:p>0.053</text:p>
          </table:table-cell>
          <table:table-cell office:value-type="string">
            <text:p>2020.01.22 11:00</text:p>
          </table:table-cell>
          <table:table-cell office:value-type="string">
            <text:p>2020.01.22 18:00</text:p>
          </table:table-cell>
        </table:table-row>
        <table:table-row table:style-name="ro1">
          <table:table-cell table:formula="of:=[.A246]+1" office:value-type="float" office:value="245">
            <text:p>245</text:p>
          </table:table-cell>
          <table:table-cell office:value-type="float" office:value="75.203">
            <text:p>75.203</text:p>
          </table:table-cell>
          <table:table-cell office:value-type="float" office:value="75.215">
            <text:p>75.215</text:p>
          </table:table-cell>
          <table:table-cell office:value-type="float" office:value="75.154">
            <text:p>75.154</text:p>
          </table:table-cell>
          <table:table-cell office:value-type="float" office:value="75.189">
            <text:p>75.189</text:p>
          </table:table-cell>
          <table:table-cell office:value-type="float" office:value="44.4072304405471">
            <text:p>44.4072304405</text:p>
          </table:table-cell>
          <table:table-cell office:value-type="float" office:value="40.7207434270341">
            <text:p>40.720743427</text:p>
          </table:table-cell>
          <table:table-cell office:value-type="float" office:value="75.3118778652019">
            <text:p>75.3118778652</text:p>
          </table:table-cell>
          <table:table-cell office:value-type="float" office:value="75.2783389326011">
            <text:p>75.2783389326</text:p>
          </table:table-cell>
          <table:table-cell office:value-type="float" office:value="75.2448000000003">
            <text:p>75.2448</text:p>
          </table:table-cell>
          <table:table-cell office:value-type="float" office:value="75.2112610673995">
            <text:p>75.2112610674</text:p>
          </table:table-cell>
          <table:table-cell office:value-type="float" office:value="75.1777221347988">
            <text:p>75.1777221348</text:p>
          </table:table-cell>
          <table:table-cell office:value-type="float" office:value="-0.01400000000001">
            <text:p>-0.014</text:p>
          </table:table-cell>
          <table:table-cell office:value-type="float" office:value="0.0610000000000071">
            <text:p>0.061</text:p>
          </table:table-cell>
          <table:table-cell office:value-type="string">
            <text:p>2020.01.22 10:45</text:p>
          </table:table-cell>
          <table:table-cell office:value-type="string">
            <text:p>2020.01.22 17:45</text:p>
          </table:table-cell>
        </table:table-row>
        <table:table-row table:style-name="ro1">
          <table:table-cell table:formula="of:=[.A247]+1" office:value-type="float" office:value="246">
            <text:p>246</text:p>
          </table:table-cell>
          <table:table-cell office:value-type="float" office:value="75.194">
            <text:p>75.194</text:p>
          </table:table-cell>
          <table:table-cell office:value-type="float" office:value="75.211">
            <text:p>75.211</text:p>
          </table:table-cell>
          <table:table-cell office:value-type="float" office:value="75.158">
            <text:p>75.158</text:p>
          </table:table-cell>
          <table:table-cell office:value-type="float" office:value="75.204">
            <text:p>75.204</text:p>
          </table:table-cell>
          <table:table-cell office:value-type="float" office:value="45.931616321293">
            <text:p>45.9316163213</text:p>
          </table:table-cell>
          <table:table-cell office:value-type="float" office:value="41.6771956921176">
            <text:p>41.6771956921</text:p>
          </table:table-cell>
          <table:table-cell office:value-type="float" office:value="75.312498025246">
            <text:p>75.3124980252</text:p>
          </table:table-cell>
          <table:table-cell office:value-type="float" office:value="75.2808490126232">
            <text:p>75.2808490126</text:p>
          </table:table-cell>
          <table:table-cell office:value-type="float" office:value="75.2492000000003">
            <text:p>75.2492</text:p>
          </table:table-cell>
          <table:table-cell office:value-type="float" office:value="75.2175509873775">
            <text:p>75.2175509874</text:p>
          </table:table-cell>
          <table:table-cell office:value-type="float" office:value="75.1859019747547">
            <text:p>75.1859019748</text:p>
          </table:table-cell>
          <table:table-cell office:value-type="float" office:value="0.00999999999999091">
            <text:p>0.01</text:p>
          </table:table-cell>
          <table:table-cell office:value-type="float" office:value="0.0529999999999973">
            <text:p>0.053</text:p>
          </table:table-cell>
          <table:table-cell office:value-type="string">
            <text:p>2020.01.22 10:30</text:p>
          </table:table-cell>
          <table:table-cell office:value-type="string">
            <text:p>2020.01.22 17:30</text:p>
          </table:table-cell>
        </table:table-row>
        <table:table-row table:style-name="ro1">
          <table:table-cell table:formula="of:=[.A248]+1" office:value-type="float" office:value="247">
            <text:p>247</text:p>
          </table:table-cell>
          <table:table-cell office:value-type="float" office:value="75.193">
            <text:p>75.193</text:p>
          </table:table-cell>
          <table:table-cell office:value-type="float" office:value="75.208">
            <text:p>75.208</text:p>
          </table:table-cell>
          <table:table-cell office:value-type="float" office:value="75.168">
            <text:p>75.168</text:p>
          </table:table-cell>
          <table:table-cell office:value-type="float" office:value="75.198">
            <text:p>75.198</text:p>
          </table:table-cell>
          <table:table-cell office:value-type="float" office:value="45.2170038242336">
            <text:p>45.2170038242</text:p>
          </table:table-cell>
          <table:table-cell office:value-type="float" office:value="47.0747963301721">
            <text:p>47.0747963302</text:p>
          </table:table-cell>
          <table:table-cell office:value-type="float" office:value="75.3159454890112">
            <text:p>75.315945489</text:p>
          </table:table-cell>
          <table:table-cell office:value-type="float" office:value="75.2847727445058">
            <text:p>75.2847727445</text:p>
          </table:table-cell>
          <table:table-cell office:value-type="float" office:value="75.2536000000003">
            <text:p>75.2536</text:p>
          </table:table-cell>
          <table:table-cell office:value-type="float" office:value="75.2224272554949">
            <text:p>75.2224272555</text:p>
          </table:table-cell>
          <table:table-cell office:value-type="float" office:value="75.1912545109895">
            <text:p>75.191254511</text:p>
          </table:table-cell>
          <table:table-cell office:value-type="float" office:value="0.00499999999999545">
            <text:p>0.005</text:p>
          </table:table-cell>
          <table:table-cell office:value-type="float" office:value="0.039999999999992">
            <text:p>0.04</text:p>
          </table:table-cell>
          <table:table-cell office:value-type="string">
            <text:p>2020.01.22 10:15</text:p>
          </table:table-cell>
          <table:table-cell office:value-type="string">
            <text:p>2020.01.22 17:15</text:p>
          </table:table-cell>
        </table:table-row>
        <table:table-row table:style-name="ro1">
          <table:table-cell table:formula="of:=[.A249]+1" office:value-type="float" office:value="248">
            <text:p>248</text:p>
          </table:table-cell>
          <table:table-cell table:number-columns-repeated="2" office:value-type="float" office:value="75.231">
            <text:p>75.231</text:p>
          </table:table-cell>
          <table:table-cell office:value-type="float" office:value="75.176">
            <text:p>75.176</text:p>
          </table:table-cell>
          <table:table-cell office:value-type="float" office:value="75.193">
            <text:p>75.193</text:p>
          </table:table-cell>
          <table:table-cell office:value-type="float" office:value="44.6377305880281">
            <text:p>44.637730588</text:p>
          </table:table-cell>
          <table:table-cell office:value-type="float" office:value="52.3645986390972">
            <text:p>52.3645986391</text:p>
          </table:table-cell>
          <table:table-cell office:value-type="float" office:value="75.3198374884429">
            <text:p>75.3198374884</text:p>
          </table:table-cell>
          <table:table-cell office:value-type="float" office:value="75.2894187442216">
            <text:p>75.2894187442</text:p>
          </table:table-cell>
          <table:table-cell office:value-type="float" office:value="75.2590000000003">
            <text:p>75.259</text:p>
          </table:table-cell>
          <table:table-cell office:value-type="float" office:value="75.2285812557791">
            <text:p>75.2285812558</text:p>
          </table:table-cell>
          <table:table-cell office:value-type="float" office:value="75.1981625115578">
            <text:p>75.1981625116</text:p>
          </table:table-cell>
          <table:table-cell office:value-type="float" office:value="-0.0379999999999967">
            <text:p>-0.038</text:p>
          </table:table-cell>
          <table:table-cell office:value-type="float" office:value="0.0549999999999926">
            <text:p>0.055</text:p>
          </table:table-cell>
          <table:table-cell office:value-type="string">
            <text:p>2020.01.22 10:00</text:p>
          </table:table-cell>
          <table:table-cell office:value-type="string">
            <text:p>2020.01.22 17:00</text:p>
          </table:table-cell>
        </table:table-row>
        <table:table-row table:style-name="ro1">
          <table:table-cell table:formula="of:=[.A250]+1" office:value-type="float" office:value="249">
            <text:p>249</text:p>
          </table:table-cell>
          <table:table-cell office:value-type="float" office:value="75.231">
            <text:p>75.231</text:p>
          </table:table-cell>
          <table:table-cell office:value-type="float" office:value="75.253">
            <text:p>75.253</text:p>
          </table:table-cell>
          <table:table-cell office:value-type="float" office:value="75.22">
            <text:p>75.22</text:p>
          </table:table-cell>
          <table:table-cell office:value-type="float" office:value="75.231">
            <text:p>75.231</text:p>
          </table:table-cell>
          <table:table-cell office:value-type="float" office:value="48.327223910323">
            <text:p>48.3272239103</text:p>
          </table:table-cell>
          <table:table-cell office:value-type="float" office:value="52.4779853847493">
            <text:p>52.4779853847</text:p>
          </table:table-cell>
          <table:table-cell office:value-type="float" office:value="75.3165544833797">
            <text:p>75.3165544834</text:p>
          </table:table-cell>
          <table:table-cell office:value-type="float" office:value="75.28992724169">
            <text:p>75.2899272417</text:p>
          </table:table-cell>
          <table:table-cell office:value-type="float" office:value="75.2633000000003">
            <text:p>75.2633</text:p>
          </table:table-cell>
          <table:table-cell office:value-type="float" office:value="75.2366727583107">
            <text:p>75.2366727583</text:p>
          </table:table-cell>
          <table:table-cell office:value-type="float" office:value="75.210045516621">
            <text:p>75.2100455166</text:p>
          </table:table-cell>
          <table:table-cell office:value-type="float" office:value="0">
            <text:p>0</text:p>
          </table:table-cell>
          <table:table-cell office:value-type="float" office:value="0.0330000000000012">
            <text:p>0.033</text:p>
          </table:table-cell>
          <table:table-cell office:value-type="string">
            <text:p>2020.01.22 09:45</text:p>
          </table:table-cell>
          <table:table-cell office:value-type="string">
            <text:p>2020.01.22 16:45</text:p>
          </table:table-cell>
        </table:table-row>
        <table:table-row table:style-name="ro1">
          <table:table-cell table:formula="of:=[.A251]+1" office:value-type="float" office:value="250">
            <text:p>250</text:p>
          </table:table-cell>
          <table:table-cell office:value-type="float" office:value="75.212">
            <text:p>75.212</text:p>
          </table:table-cell>
          <table:table-cell office:value-type="float" office:value="75.241">
            <text:p>75.241</text:p>
          </table:table-cell>
          <table:table-cell office:value-type="float" office:value="75.181">
            <text:p>75.181</text:p>
          </table:table-cell>
          <table:table-cell office:value-type="float" office:value="75.231">
            <text:p>75.231</text:p>
          </table:table-cell>
          <table:table-cell office:value-type="float" office:value="48.327223910323">
            <text:p>48.3272239103</text:p>
          </table:table-cell>
          <table:table-cell office:value-type="float" office:value="55.6297449951704">
            <text:p>55.6297449952</text:p>
          </table:table-cell>
          <table:table-cell office:value-type="float" office:value="75.3214282615223">
            <text:p>75.3214282615</text:p>
          </table:table-cell>
          <table:table-cell office:value-type="float" office:value="75.2942641307613">
            <text:p>75.2942641308</text:p>
          </table:table-cell>
          <table:table-cell office:value-type="float" office:value="75.2671000000003">
            <text:p>75.2671</text:p>
          </table:table-cell>
          <table:table-cell office:value-type="float" office:value="75.2399358692393">
            <text:p>75.2399358692</text:p>
          </table:table-cell>
          <table:table-cell office:value-type="float" office:value="75.2127717384784">
            <text:p>75.2127717385</text:p>
          </table:table-cell>
          <table:table-cell office:value-type="float" office:value="0.0189999999999913">
            <text:p>0.019</text:p>
          </table:table-cell>
          <table:table-cell office:value-type="float" office:value="0.0600000000000023">
            <text:p>0.06</text:p>
          </table:table-cell>
          <table:table-cell office:value-type="string">
            <text:p>2020.01.22 09:30</text:p>
          </table:table-cell>
          <table:table-cell office:value-type="string">
            <text:p>2020.01.22 16:30</text:p>
          </table:table-cell>
        </table:table-row>
        <table:table-row table:style-name="ro1">
          <table:table-cell table:formula="of:=[.A252]+1" office:value-type="float" office:value="251">
            <text:p>251</text:p>
          </table:table-cell>
          <table:table-cell office:value-type="float" office:value="75.229">
            <text:p>75.229</text:p>
          </table:table-cell>
          <table:table-cell office:value-type="float" office:value="75.24">
            <text:p>75.24</text:p>
          </table:table-cell>
          <table:table-cell office:value-type="float" office:value="75.209">
            <text:p>75.209</text:p>
          </table:table-cell>
          <table:table-cell office:value-type="float" office:value="75.211">
            <text:p>75.211</text:p>
          </table:table-cell>
          <table:table-cell office:value-type="float" office:value="46.2156101784835">
            <text:p>46.2156101785</text:p>
          </table:table-cell>
          <table:table-cell office:value-type="float" office:value="61.5413961282417">
            <text:p>61.5413961282</text:p>
          </table:table-cell>
          <table:table-cell office:value-type="float" office:value="75.3210539104725">
            <text:p>75.3210539105</text:p>
          </table:table-cell>
          <table:table-cell office:value-type="float" office:value="75.2942019552364">
            <text:p>75.2942019552</text:p>
          </table:table-cell>
          <table:table-cell office:value-type="float" office:value="75.2673500000004">
            <text:p>75.26735</text:p>
          </table:table-cell>
          <table:table-cell office:value-type="float" office:value="75.2404980447643">
            <text:p>75.2404980448</text:p>
          </table:table-cell>
          <table:table-cell office:value-type="float" office:value="75.2136460895282">
            <text:p>75.2136460895</text:p>
          </table:table-cell>
          <table:table-cell office:value-type="float" office:value="-0.0180000000000007">
            <text:p>-0.018</text:p>
          </table:table-cell>
          <table:table-cell office:value-type="float" office:value="0.0309999999999917">
            <text:p>0.031</text:p>
          </table:table-cell>
          <table:table-cell office:value-type="string">
            <text:p>2020.01.22 09:15</text:p>
          </table:table-cell>
          <table:table-cell office:value-type="string">
            <text:p>2020.01.22 16:15</text:p>
          </table:table-cell>
        </table:table-row>
        <table:table-row table:style-name="ro1">
          <table:table-cell table:formula="of:=[.A253]+1" office:value-type="float" office:value="252">
            <text:p>252</text:p>
          </table:table-cell>
          <table:table-cell table:number-columns-repeated="2" office:value-type="float" office:value="75.278">
            <text:p>75.278</text:p>
          </table:table-cell>
          <table:table-cell office:value-type="float" office:value="75.22">
            <text:p>75.22</text:p>
          </table:table-cell>
          <table:table-cell office:value-type="float" office:value="75.229">
            <text:p>75.229</text:p>
          </table:table-cell>
          <table:table-cell office:value-type="float" office:value="47.8888300951405">
            <text:p>47.8888300951</text:p>
          </table:table-cell>
          <table:table-cell office:value-type="float" office:value="66.9579808516412">
            <text:p>66.9579808516</text:p>
          </table:table-cell>
          <table:table-cell office:value-type="float" office:value="75.3283336762228">
            <text:p>75.3283336762</text:p>
          </table:table-cell>
          <table:table-cell office:value-type="float" office:value="75.2969418381116">
            <text:p>75.2969418381</text:p>
          </table:table-cell>
          <table:table-cell office:value-type="float" office:value="75.2655500000004">
            <text:p>75.26555</text:p>
          </table:table-cell>
          <table:table-cell office:value-type="float" office:value="75.2341581618891">
            <text:p>75.2341581619</text:p>
          </table:table-cell>
          <table:table-cell office:value-type="float" office:value="75.2027663237779">
            <text:p>75.2027663238</text:p>
          </table:table-cell>
          <table:table-cell office:value-type="float" office:value="-0.0490000000000066">
            <text:p>-0.049</text:p>
          </table:table-cell>
          <table:table-cell office:value-type="float" office:value="0.0580000000000069">
            <text:p>0.058</text:p>
          </table:table-cell>
          <table:table-cell office:value-type="string">
            <text:p>2020.01.22 09:00</text:p>
          </table:table-cell>
          <table:table-cell office:value-type="string">
            <text:p>2020.01.22 16:00</text:p>
          </table:table-cell>
        </table:table-row>
        <table:table-row table:style-name="ro1">
          <table:table-cell table:formula="of:=[.A254]+1" office:value-type="float" office:value="253">
            <text:p>253</text:p>
          </table:table-cell>
          <table:table-cell office:value-type="float" office:value="75.261">
            <text:p>75.261</text:p>
          </table:table-cell>
          <table:table-cell office:value-type="float" office:value="75.292">
            <text:p>75.292</text:p>
          </table:table-cell>
          <table:table-cell office:value-type="float" office:value="75.246">
            <text:p>75.246</text:p>
          </table:table-cell>
          <table:table-cell office:value-type="float" office:value="75.279">
            <text:p>75.279</text:p>
          </table:table-cell>
          <table:table-cell office:value-type="float" office:value="52.9474298963668">
            <text:p>52.9474298964</text:p>
          </table:table-cell>
          <table:table-cell office:value-type="float" office:value="71.564802856181">
            <text:p>71.5648028562</text:p>
          </table:table-cell>
          <table:table-cell office:value-type="float" office:value="75.3434914337579">
            <text:p>75.3434914338</text:p>
          </table:table-cell>
          <table:table-cell office:value-type="float" office:value="75.3022707168791">
            <text:p>75.3022707169</text:p>
          </table:table-cell>
          <table:table-cell office:value-type="float" office:value="75.2610500000003">
            <text:p>75.26105</text:p>
          </table:table-cell>
          <table:table-cell office:value-type="float" office:value="75.2198292831216">
            <text:p>75.2198292831</text:p>
          </table:table-cell>
          <table:table-cell office:value-type="float" office:value="75.1786085662428">
            <text:p>75.1786085662</text:p>
          </table:table-cell>
          <table:table-cell office:value-type="float" office:value="0.0180000000000007">
            <text:p>0.018</text:p>
          </table:table-cell>
          <table:table-cell office:value-type="float" office:value="0.0460000000000065">
            <text:p>0.046</text:p>
          </table:table-cell>
          <table:table-cell office:value-type="string">
            <text:p>2020.01.22 08:45</text:p>
          </table:table-cell>
          <table:table-cell office:value-type="string">
            <text:p>2020.01.22 15:45</text:p>
          </table:table-cell>
        </table:table-row>
        <table:table-row table:style-name="ro1">
          <table:table-cell table:formula="of:=[.A255]+1" office:value-type="float" office:value="254">
            <text:p>254</text:p>
          </table:table-cell>
          <table:table-cell office:value-type="float" office:value="75.274">
            <text:p>75.274</text:p>
          </table:table-cell>
          <table:table-cell office:value-type="float" office:value="75.278">
            <text:p>75.278</text:p>
          </table:table-cell>
          <table:table-cell office:value-type="float" office:value="75.228">
            <text:p>75.228</text:p>
          </table:table-cell>
          <table:table-cell office:value-type="float" office:value="75.262">
            <text:p>75.262</text:p>
          </table:table-cell>
          <table:table-cell office:value-type="float" office:value="51.285325007775">
            <text:p>51.2853250078</text:p>
          </table:table-cell>
          <table:table-cell office:value-type="float" office:value="64.9134446439303">
            <text:p>64.9134446439</text:p>
          </table:table-cell>
          <table:table-cell office:value-type="float" office:value="75.3636442922452">
            <text:p>75.3636442922</text:p>
          </table:table-cell>
          <table:table-cell office:value-type="float" office:value="75.3074721461228">
            <text:p>75.3074721461</text:p>
          </table:table-cell>
          <table:table-cell office:value-type="float" office:value="75.2513000000003">
            <text:p>75.2513</text:p>
          </table:table-cell>
          <table:table-cell office:value-type="float" office:value="75.1951278538779">
            <text:p>75.1951278539</text:p>
          </table:table-cell>
          <table:table-cell office:value-type="float" office:value="75.1389557077555">
            <text:p>75.1389557078</text:p>
          </table:table-cell>
          <table:table-cell office:value-type="float" office:value="-0.0120000000000005">
            <text:p>-0.012</text:p>
          </table:table-cell>
          <table:table-cell office:value-type="float" office:value="0.0500000000000114">
            <text:p>0.05</text:p>
          </table:table-cell>
          <table:table-cell office:value-type="string">
            <text:p>2020.01.22 08:30</text:p>
          </table:table-cell>
          <table:table-cell office:value-type="string">
            <text:p>2020.01.22 15:30</text:p>
          </table:table-cell>
        </table:table-row>
        <table:table-row table:style-name="ro1">
          <table:table-cell table:formula="of:=[.A256]+1" office:value-type="float" office:value="255">
            <text:p>255</text:p>
          </table:table-cell>
          <table:table-cell office:value-type="float" office:value="75.292">
            <text:p>75.292</text:p>
          </table:table-cell>
          <table:table-cell office:value-type="float" office:value="75.294">
            <text:p>75.294</text:p>
          </table:table-cell>
          <table:table-cell office:value-type="float" office:value="75.254">
            <text:p>75.254</text:p>
          </table:table-cell>
          <table:table-cell office:value-type="float" office:value="75.275">
            <text:p>75.275</text:p>
          </table:table-cell>
          <table:table-cell office:value-type="float" office:value="52.6360802223285">
            <text:p>52.6360802223</text:p>
          </table:table-cell>
          <table:table-cell office:value-type="float" office:value="63.4838594169373">
            <text:p>63.4838594169</text:p>
          </table:table-cell>
          <table:table-cell office:value-type="float" office:value="75.3825795471854">
            <text:p>75.3825795472</text:p>
          </table:table-cell>
          <table:table-cell office:value-type="float" office:value="75.3116897735929">
            <text:p>75.3116897736</text:p>
          </table:table-cell>
          <table:table-cell office:value-type="float" office:value="75.2408000000003">
            <text:p>75.2408</text:p>
          </table:table-cell>
          <table:table-cell office:value-type="float" office:value="75.1699102264078">
            <text:p>75.1699102264</text:p>
          </table:table-cell>
          <table:table-cell office:value-type="float" office:value="75.0990204528153">
            <text:p>75.0990204528</text:p>
          </table:table-cell>
          <table:table-cell office:value-type="float" office:value="-0.0169999999999959">
            <text:p>-0.017</text:p>
          </table:table-cell>
          <table:table-cell office:value-type="float" office:value="0.039999999999992">
            <text:p>0.04</text:p>
          </table:table-cell>
          <table:table-cell office:value-type="string">
            <text:p>2020.01.22 08:15</text:p>
          </table:table-cell>
          <table:table-cell office:value-type="string">
            <text:p>2020.01.22 15:15</text:p>
          </table:table-cell>
        </table:table-row>
        <table:table-row table:style-name="ro1">
          <table:table-cell table:formula="of:=[.A257]+1" office:value-type="float" office:value="256">
            <text:p>256</text:p>
          </table:table-cell>
          <table:table-cell office:value-type="float" office:value="75.288">
            <text:p>75.288</text:p>
          </table:table-cell>
          <table:table-cell office:value-type="float" office:value="75.307">
            <text:p>75.307</text:p>
          </table:table-cell>
          <table:table-cell office:value-type="float" office:value="75.271">
            <text:p>75.271</text:p>
          </table:table-cell>
          <table:table-cell office:value-type="float" office:value="75.292">
            <text:p>75.292</text:p>
          </table:table-cell>
          <table:table-cell office:value-type="float" office:value="54.4165886245186">
            <text:p>54.4165886245</text:p>
          </table:table-cell>
          <table:table-cell office:value-type="float" office:value="69.0067320547087">
            <text:p>69.0067320547</text:p>
          </table:table-cell>
          <table:table-cell office:value-type="float" office:value="75.3807675630483">
            <text:p>75.380767563</text:p>
          </table:table-cell>
          <table:table-cell office:value-type="float" office:value="75.3076337815243">
            <text:p>75.3076337815</text:p>
          </table:table-cell>
          <table:table-cell office:value-type="float" office:value="75.2345000000003">
            <text:p>75.2345</text:p>
          </table:table-cell>
          <table:table-cell office:value-type="float" office:value="75.1613662184763">
            <text:p>75.1613662185</text:p>
          </table:table-cell>
          <table:table-cell office:value-type="float" office:value="75.0882324369523">
            <text:p>75.088232437</text:p>
          </table:table-cell>
          <table:table-cell office:value-type="float" office:value="0.00400000000000489">
            <text:p>0.004</text:p>
          </table:table-cell>
          <table:table-cell office:value-type="float" office:value="0.0360000000000014">
            <text:p>0.036</text:p>
          </table:table-cell>
          <table:table-cell office:value-type="string">
            <text:p>2020.01.22 08:00</text:p>
          </table:table-cell>
          <table:table-cell office:value-type="string">
            <text:p>2020.01.22 15:00</text:p>
          </table:table-cell>
        </table:table-row>
        <table:table-row table:style-name="ro1">
          <table:table-cell table:formula="of:=[.A258]+1" office:value-type="float" office:value="257">
            <text:p>257</text:p>
          </table:table-cell>
          <table:table-cell office:value-type="float" office:value="75.273">
            <text:p>75.273</text:p>
          </table:table-cell>
          <table:table-cell office:value-type="float" office:value="75.3">
            <text:p>75.3</text:p>
          </table:table-cell>
          <table:table-cell office:value-type="float" office:value="75.271">
            <text:p>75.271</text:p>
          </table:table-cell>
          <table:table-cell office:value-type="float" office:value="75.287">
            <text:p>75.287</text:p>
          </table:table-cell>
          <table:table-cell office:value-type="float" office:value="53.9816416672317">
            <text:p>53.9816416672</text:p>
          </table:table-cell>
          <table:table-cell office:value-type="float" office:value="64.0272361945901">
            <text:p>64.0272361946</text:p>
          </table:table-cell>
          <table:table-cell office:value-type="float" office:value="75.3790093899575">
            <text:p>75.37900939</text:p>
          </table:table-cell>
          <table:table-cell office:value-type="float" office:value="75.3021296949789">
            <text:p>75.302129695</text:p>
          </table:table-cell>
          <table:table-cell office:value-type="float" office:value="75.2252500000003">
            <text:p>75.22525</text:p>
          </table:table-cell>
          <table:table-cell office:value-type="float" office:value="75.1483703050218">
            <text:p>75.148370305</text:p>
          </table:table-cell>
          <table:table-cell office:value-type="float" office:value="75.0714906100432">
            <text:p>75.07149061</text:p>
          </table:table-cell>
          <table:table-cell office:value-type="float" office:value="0.01400000000001">
            <text:p>0.014</text:p>
          </table:table-cell>
          <table:table-cell office:value-type="float" office:value="0.0289999999999964">
            <text:p>0.029</text:p>
          </table:table-cell>
          <table:table-cell office:value-type="string">
            <text:p>2020.01.22 07:45</text:p>
          </table:table-cell>
          <table:table-cell office:value-type="string">
            <text:p>2020.01.22 14:45</text:p>
          </table:table-cell>
        </table:table-row>
        <table:table-row table:style-name="ro1">
          <table:table-cell table:formula="of:=[.A259]+1" office:value-type="float" office:value="258">
            <text:p>258</text:p>
          </table:table-cell>
          <table:table-cell office:value-type="float" office:value="75.273">
            <text:p>75.273</text:p>
          </table:table-cell>
          <table:table-cell office:value-type="float" office:value="75.296">
            <text:p>75.296</text:p>
          </table:table-cell>
          <table:table-cell office:value-type="float" office:value="75.271">
            <text:p>75.271</text:p>
          </table:table-cell>
          <table:table-cell office:value-type="float" office:value="75.273">
            <text:p>75.273</text:p>
          </table:table-cell>
          <table:table-cell office:value-type="float" office:value="52.7832261608992">
            <text:p>52.7832261609</text:p>
          </table:table-cell>
          <table:table-cell office:value-type="float" office:value="58.5460302507707">
            <text:p>58.5460302508</text:p>
          </table:table-cell>
          <table:table-cell office:value-type="float" office:value="75.3736952879293">
            <text:p>75.3736952879</text:p>
          </table:table-cell>
          <table:table-cell office:value-type="float" office:value="75.2955726439648">
            <text:p>75.295572644</text:p>
          </table:table-cell>
          <table:table-cell office:value-type="float" office:value="75.2174500000003">
            <text:p>75.21745</text:p>
          </table:table-cell>
          <table:table-cell office:value-type="float" office:value="75.1393273560359">
            <text:p>75.139327356</text:p>
          </table:table-cell>
          <table:table-cell office:value-type="float" office:value="75.0612047120714">
            <text:p>75.0612047121</text:p>
          </table:table-cell>
          <table:table-cell office:value-type="float" office:value="0">
            <text:p>0</text:p>
          </table:table-cell>
          <table:table-cell office:value-type="float" office:value="0.0250000000000057">
            <text:p>0.025</text:p>
          </table:table-cell>
          <table:table-cell office:value-type="string">
            <text:p>2020.01.22 07:30</text:p>
          </table:table-cell>
          <table:table-cell office:value-type="string">
            <text:p>2020.01.22 14:30</text:p>
          </table:table-cell>
        </table:table-row>
        <table:table-row table:style-name="ro1">
          <table:table-cell table:formula="of:=[.A260]+1" office:value-type="float" office:value="259">
            <text:p>259</text:p>
          </table:table-cell>
          <table:table-cell office:value-type="float" office:value="75.258">
            <text:p>75.258</text:p>
          </table:table-cell>
          <table:table-cell office:value-type="float" office:value="75.283">
            <text:p>75.283</text:p>
          </table:table-cell>
          <table:table-cell office:value-type="float" office:value="75.252">
            <text:p>75.252</text:p>
          </table:table-cell>
          <table:table-cell office:value-type="float" office:value="75.272">
            <text:p>75.272</text:p>
          </table:table-cell>
          <table:table-cell office:value-type="float" office:value="52.6996396268499">
            <text:p>52.6996396268</text:p>
          </table:table-cell>
          <table:table-cell office:value-type="float" office:value="54.8484241463985">
            <text:p>54.8484241464</text:p>
          </table:table-cell>
          <table:table-cell office:value-type="float" office:value="75.3689533689822">
            <text:p>75.368953369</text:p>
          </table:table-cell>
          <table:table-cell office:value-type="float" office:value="75.2895516844913">
            <text:p>75.2895516845</text:p>
          </table:table-cell>
          <table:table-cell office:value-type="float" office:value="75.2101500000003">
            <text:p>75.21015</text:p>
          </table:table-cell>
          <table:table-cell office:value-type="float" office:value="75.1307483155094">
            <text:p>75.1307483155</text:p>
          </table:table-cell>
          <table:table-cell office:value-type="float" office:value="75.0513466310184">
            <text:p>75.051346631</text:p>
          </table:table-cell>
          <table:table-cell office:value-type="float" office:value="0.01400000000001">
            <text:p>0.014</text:p>
          </table:table-cell>
          <table:table-cell office:value-type="float" office:value="0.0310000000000059">
            <text:p>0.031</text:p>
          </table:table-cell>
          <table:table-cell office:value-type="string">
            <text:p>2020.01.22 07:15</text:p>
          </table:table-cell>
          <table:table-cell office:value-type="string">
            <text:p>2020.01.22 14:15</text:p>
          </table:table-cell>
        </table:table-row>
        <table:table-row table:style-name="ro1">
          <table:table-cell table:formula="of:=[.A261]+1" office:value-type="float" office:value="260">
            <text:p>260</text:p>
          </table:table-cell>
          <table:table-cell office:value-type="float" office:value="75.224">
            <text:p>75.224</text:p>
          </table:table-cell>
          <table:table-cell office:value-type="float" office:value="75.265">
            <text:p>75.265</text:p>
          </table:table-cell>
          <table:table-cell office:value-type="float" office:value="75.223">
            <text:p>75.223</text:p>
          </table:table-cell>
          <table:table-cell office:value-type="float" office:value="75.259">
            <text:p>75.259</text:p>
          </table:table-cell>
          <table:table-cell office:value-type="float" office:value="51.6424043032699">
            <text:p>51.6424043033</text:p>
          </table:table-cell>
          <table:table-cell office:value-type="float" office:value="55.286379659029">
            <text:p>55.286379659</text:p>
          </table:table-cell>
          <table:table-cell office:value-type="float" office:value="75.3659274641815">
            <text:p>75.3659274642</text:p>
          </table:table-cell>
          <table:table-cell office:value-type="float" office:value="75.2873637320909">
            <text:p>75.2873637321</text:p>
          </table:table-cell>
          <table:table-cell office:value-type="float" office:value="75.2088000000004">
            <text:p>75.2088</text:p>
          </table:table-cell>
          <table:table-cell office:value-type="float" office:value="75.1302362679098">
            <text:p>75.1302362679</text:p>
          </table:table-cell>
          <table:table-cell office:value-type="float" office:value="75.0516725358192">
            <text:p>75.0516725358</text:p>
          </table:table-cell>
          <table:table-cell office:value-type="float" office:value="0.0349999999999966">
            <text:p>0.035</text:p>
          </table:table-cell>
          <table:table-cell office:value-type="float" office:value="0.0420000000000016">
            <text:p>0.042</text:p>
          </table:table-cell>
          <table:table-cell office:value-type="string">
            <text:p>2020.01.22 07:00</text:p>
          </table:table-cell>
          <table:table-cell office:value-type="string">
            <text:p>2020.01.22 14:00</text:p>
          </table:table-cell>
        </table:table-row>
        <table:table-row table:style-name="ro1">
          <table:table-cell table:formula="of:=[.A262]+1" office:value-type="float" office:value="261">
            <text:p>261</text:p>
          </table:table-cell>
          <table:table-cell office:value-type="float" office:value="75.232">
            <text:p>75.232</text:p>
          </table:table-cell>
          <table:table-cell office:value-type="float" office:value="75.238">
            <text:p>75.238</text:p>
          </table:table-cell>
          <table:table-cell office:value-type="float" office:value="75.193">
            <text:p>75.193</text:p>
          </table:table-cell>
          <table:table-cell office:value-type="float" office:value="75.223">
            <text:p>75.223</text:p>
          </table:table-cell>
          <table:table-cell office:value-type="float" office:value="48.6212455937511">
            <text:p>48.6212455938</text:p>
          </table:table-cell>
          <table:table-cell office:value-type="float" office:value="50.2177573938727">
            <text:p>50.2177573939</text:p>
          </table:table-cell>
          <table:table-cell office:value-type="float" office:value="75.3611431188192">
            <text:p>75.3611431188</text:p>
          </table:table-cell>
          <table:table-cell office:value-type="float" office:value="75.2833965594098">
            <text:p>75.2833965594</text:p>
          </table:table-cell>
          <table:table-cell office:value-type="float" office:value="75.2056500000004">
            <text:p>75.20565</text:p>
          </table:table-cell>
          <table:table-cell office:value-type="float" office:value="75.1279034405909">
            <text:p>75.1279034406</text:p>
          </table:table-cell>
          <table:table-cell office:value-type="float" office:value="75.0501568811815">
            <text:p>75.0501568812</text:p>
          </table:table-cell>
          <table:table-cell office:value-type="float" office:value="-0.00900000000000034">
            <text:p>-0.009</text:p>
          </table:table-cell>
          <table:table-cell office:value-type="float" office:value="0.0450000000000017">
            <text:p>0.045</text:p>
          </table:table-cell>
          <table:table-cell office:value-type="string">
            <text:p>2020.01.22 06:45</text:p>
          </table:table-cell>
          <table:table-cell office:value-type="string">
            <text:p>2020.01.22 13:45</text:p>
          </table:table-cell>
        </table:table-row>
        <table:table-row table:style-name="ro1">
          <table:table-cell table:formula="of:=[.A263]+1" office:value-type="float" office:value="262">
            <text:p>262</text:p>
          </table:table-cell>
          <table:table-cell office:value-type="float" office:value="75.277">
            <text:p>75.277</text:p>
          </table:table-cell>
          <table:table-cell office:value-type="float" office:value="75.28">
            <text:p>75.28</text:p>
          </table:table-cell>
          <table:table-cell office:value-type="float" office:value="75.227">
            <text:p>75.227</text:p>
          </table:table-cell>
          <table:table-cell office:value-type="float" office:value="75.231">
            <text:p>75.231</text:p>
          </table:table-cell>
          <table:table-cell office:value-type="float" office:value="49.2710941201751">
            <text:p>49.2710941202</text:p>
          </table:table-cell>
          <table:table-cell office:value-type="float" office:value="52.7286173884705">
            <text:p>52.7286173885</text:p>
          </table:table-cell>
          <table:table-cell office:value-type="float" office:value="75.3644151585042">
            <text:p>75.3644151585</text:p>
          </table:table-cell>
          <table:table-cell office:value-type="float" office:value="75.2859075792523">
            <text:p>75.2859075793</text:p>
          </table:table-cell>
          <table:table-cell office:value-type="float" office:value="75.2074000000003">
            <text:p>75.2074</text:p>
          </table:table-cell>
          <table:table-cell office:value-type="float" office:value="75.1288924207484">
            <text:p>75.1288924207</text:p>
          </table:table-cell>
          <table:table-cell office:value-type="float" office:value="75.0503848414965">
            <text:p>75.0503848415</text:p>
          </table:table-cell>
          <table:table-cell office:value-type="float" office:value="-0.0460000000000065">
            <text:p>-0.046</text:p>
          </table:table-cell>
          <table:table-cell office:value-type="float" office:value="0.0529999999999973">
            <text:p>0.053</text:p>
          </table:table-cell>
          <table:table-cell office:value-type="string">
            <text:p>2020.01.22 06:30</text:p>
          </table:table-cell>
          <table:table-cell office:value-type="string">
            <text:p>2020.01.22 13:30</text:p>
          </table:table-cell>
        </table:table-row>
        <table:table-row table:style-name="ro1">
          <table:table-cell table:formula="of:=[.A264]+1" office:value-type="float" office:value="263">
            <text:p>263</text:p>
          </table:table-cell>
          <table:table-cell office:value-type="float" office:value="75.282">
            <text:p>75.282</text:p>
          </table:table-cell>
          <table:table-cell office:value-type="float" office:value="75.302">
            <text:p>75.302</text:p>
          </table:table-cell>
          <table:table-cell office:value-type="float" office:value="75.272">
            <text:p>75.272</text:p>
          </table:table-cell>
          <table:table-cell office:value-type="float" office:value="75.276">
            <text:p>75.276</text:p>
          </table:table-cell>
          <table:table-cell office:value-type="float" office:value="53.0608044922402">
            <text:p>53.0608044922</text:p>
          </table:table-cell>
          <table:table-cell office:value-type="float" office:value="54.8275570012912">
            <text:p>54.8275570013</text:p>
          </table:table-cell>
          <table:table-cell office:value-type="float" office:value="75.3659495561189">
            <text:p>75.3659495561</text:p>
          </table:table-cell>
          <table:table-cell office:value-type="float" office:value="75.2870997780596">
            <text:p>75.2870997781</text:p>
          </table:table-cell>
          <table:table-cell office:value-type="float" office:value="75.2082500000004">
            <text:p>75.20825</text:p>
          </table:table-cell>
          <table:table-cell office:value-type="float" office:value="75.1294002219411">
            <text:p>75.1294002219</text:p>
          </table:table-cell>
          <table:table-cell office:value-type="float" office:value="75.0505504438818">
            <text:p>75.0505504439</text:p>
          </table:table-cell>
          <table:table-cell office:value-type="float" office:value="-0.00600000000000023">
            <text:p>-0.006</text:p>
          </table:table-cell>
          <table:table-cell office:value-type="float" office:value="0.0300000000000011">
            <text:p>0.03</text:p>
          </table:table-cell>
          <table:table-cell office:value-type="string">
            <text:p>2020.01.22 06:15</text:p>
          </table:table-cell>
          <table:table-cell office:value-type="string">
            <text:p>2020.01.22 13:15</text:p>
          </table:table-cell>
        </table:table-row>
        <table:table-row table:style-name="ro1">
          <table:table-cell table:formula="of:=[.A265]+1" office:value-type="float" office:value="264">
            <text:p>264</text:p>
          </table:table-cell>
          <table:table-cell office:value-type="float" office:value="75.276">
            <text:p>75.276</text:p>
          </table:table-cell>
          <table:table-cell office:value-type="float" office:value="75.302">
            <text:p>75.302</text:p>
          </table:table-cell>
          <table:table-cell office:value-type="float" office:value="75.273">
            <text:p>75.273</text:p>
          </table:table-cell>
          <table:table-cell office:value-type="float" office:value="75.281">
            <text:p>75.281</text:p>
          </table:table-cell>
          <table:table-cell office:value-type="float" office:value="53.4951237700495">
            <text:p>53.49512377</text:p>
          </table:table-cell>
          <table:table-cell office:value-type="float" office:value="56.6659756278706">
            <text:p>56.6659756279</text:p>
          </table:table-cell>
          <table:table-cell office:value-type="float" office:value="75.3616358976215">
            <text:p>75.3616358976</text:p>
          </table:table-cell>
          <table:table-cell office:value-type="float" office:value="75.2839929488109">
            <text:p>75.2839929488</text:p>
          </table:table-cell>
          <table:table-cell office:value-type="float" office:value="75.2063500000004">
            <text:p>75.20635</text:p>
          </table:table-cell>
          <table:table-cell office:value-type="float" office:value="75.1287070511898">
            <text:p>75.1287070512</text:p>
          </table:table-cell>
          <table:table-cell office:value-type="float" office:value="75.0510641023792">
            <text:p>75.0510641024</text:p>
          </table:table-cell>
          <table:table-cell office:value-type="float" office:value="0.00500000000000966">
            <text:p>0.005</text:p>
          </table:table-cell>
          <table:table-cell office:value-type="float" office:value="0.0290000000000106">
            <text:p>0.029</text:p>
          </table:table-cell>
          <table:table-cell office:value-type="string">
            <text:p>2020.01.22 06:00</text:p>
          </table:table-cell>
          <table:table-cell office:value-type="string">
            <text:p>2020.01.22 13:00</text:p>
          </table:table-cell>
        </table:table-row>
        <table:table-row table:style-name="ro1">
          <table:table-cell table:formula="of:=[.A266]+1" office:value-type="float" office:value="265">
            <text:p>265</text:p>
          </table:table-cell>
          <table:table-cell office:value-type="float" office:value="75.29">
            <text:p>75.29</text:p>
          </table:table-cell>
          <table:table-cell office:value-type="float" office:value="75.294">
            <text:p>75.294</text:p>
          </table:table-cell>
          <table:table-cell office:value-type="float" office:value="75.26">
            <text:p>75.26</text:p>
          </table:table-cell>
          <table:table-cell office:value-type="float" office:value="75.277">
            <text:p>75.277</text:p>
          </table:table-cell>
          <table:table-cell office:value-type="float" office:value="53.2040135348638">
            <text:p>53.2040135349</text:p>
          </table:table-cell>
          <table:table-cell office:value-type="float" office:value="54.8919556442626">
            <text:p>54.8919556443</text:p>
          </table:table-cell>
          <table:table-cell office:value-type="float" office:value="75.3531739924974">
            <text:p>75.3531739925</text:p>
          </table:table-cell>
          <table:table-cell office:value-type="float" office:value="75.2773369962489">
            <text:p>75.2773369962</text:p>
          </table:table-cell>
          <table:table-cell office:value-type="float" office:value="75.2015000000004">
            <text:p>75.2015</text:p>
          </table:table-cell>
          <table:table-cell office:value-type="float" office:value="75.1256630037518">
            <text:p>75.1256630038</text:p>
          </table:table-cell>
          <table:table-cell office:value-type="float" office:value="75.0498260075033">
            <text:p>75.0498260075</text:p>
          </table:table-cell>
          <table:table-cell office:value-type="float" office:value="-0.0130000000000052">
            <text:p>-0.013</text:p>
          </table:table-cell>
          <table:table-cell office:value-type="float" office:value="0.0339999999999918">
            <text:p>0.034</text:p>
          </table:table-cell>
          <table:table-cell office:value-type="string">
            <text:p>2020.01.22 05:45</text:p>
          </table:table-cell>
          <table:table-cell office:value-type="string">
            <text:p>2020.01.22 12:45</text:p>
          </table:table-cell>
        </table:table-row>
        <table:table-row table:style-name="ro1">
          <table:table-cell table:formula="of:=[.A267]+1" office:value-type="float" office:value="266">
            <text:p>266</text:p>
          </table:table-cell>
          <table:table-cell office:value-type="float" office:value="75.305">
            <text:p>75.305</text:p>
          </table:table-cell>
          <table:table-cell office:value-type="float" office:value="75.312">
            <text:p>75.312</text:p>
          </table:table-cell>
          <table:table-cell office:value-type="float" office:value="75.269">
            <text:p>75.269</text:p>
          </table:table-cell>
          <table:table-cell office:value-type="float" office:value="75.292">
            <text:p>75.292</text:p>
          </table:table-cell>
          <table:table-cell office:value-type="float" office:value="54.4175500269415">
            <text:p>54.4175500269</text:p>
          </table:table-cell>
          <table:table-cell office:value-type="float" office:value="53.5222860862107">
            <text:p>53.5222860862</text:p>
          </table:table-cell>
          <table:table-cell office:value-type="float" office:value="75.3447362514757">
            <text:p>75.3447362515</text:p>
          </table:table-cell>
          <table:table-cell office:value-type="float" office:value="75.270868125738">
            <text:p>75.2708681257</text:p>
          </table:table-cell>
          <table:table-cell office:value-type="float" office:value="75.1970000000003">
            <text:p>75.197</text:p>
          </table:table-cell>
          <table:table-cell office:value-type="float" office:value="75.1231318742627">
            <text:p>75.1231318743</text:p>
          </table:table-cell>
          <table:table-cell office:value-type="float" office:value="75.049263748525">
            <text:p>75.0492637485</text:p>
          </table:table-cell>
          <table:table-cell office:value-type="float" office:value="-0.0130000000000052">
            <text:p>-0.013</text:p>
          </table:table-cell>
          <table:table-cell office:value-type="float" office:value="0.0429999999999922">
            <text:p>0.043</text:p>
          </table:table-cell>
          <table:table-cell office:value-type="string">
            <text:p>2020.01.22 05:30</text:p>
          </table:table-cell>
          <table:table-cell office:value-type="string">
            <text:p>2020.01.22 12:30</text:p>
          </table:table-cell>
        </table:table-row>
        <table:table-row table:style-name="ro1">
          <table:table-cell table:formula="of:=[.A268]+1" office:value-type="float" office:value="267">
            <text:p>267</text:p>
          </table:table-cell>
          <table:table-cell office:value-type="float" office:value="75.281">
            <text:p>75.281</text:p>
          </table:table-cell>
          <table:table-cell office:value-type="float" office:value="75.307">
            <text:p>75.307</text:p>
          </table:table-cell>
          <table:table-cell office:value-type="float" office:value="75.251">
            <text:p>75.251</text:p>
          </table:table-cell>
          <table:table-cell office:value-type="float" office:value="75.306">
            <text:p>75.306</text:p>
          </table:table-cell>
          <table:table-cell office:value-type="float" office:value="55.5408119878279">
            <text:p>55.5408119878</text:p>
          </table:table-cell>
          <table:table-cell office:value-type="float" office:value="53.0650176588991">
            <text:p>53.0650176589</text:p>
          </table:table-cell>
          <table:table-cell office:value-type="float" office:value="75.3333702518242">
            <text:p>75.3333702518</text:p>
          </table:table-cell>
          <table:table-cell office:value-type="float" office:value="75.2627851259122">
            <text:p>75.2627851259</text:p>
          </table:table-cell>
          <table:table-cell office:value-type="float" office:value="75.1922000000003">
            <text:p>75.1922</text:p>
          </table:table-cell>
          <table:table-cell office:value-type="float" office:value="75.1216148740884">
            <text:p>75.1216148741</text:p>
          </table:table-cell>
          <table:table-cell office:value-type="float" office:value="75.0510297481765">
            <text:p>75.0510297482</text:p>
          </table:table-cell>
          <table:table-cell office:value-type="float" office:value="0.0249999999999915">
            <text:p>0.025</text:p>
          </table:table-cell>
          <table:table-cell office:value-type="float" office:value="0.0559999999999974">
            <text:p>0.056</text:p>
          </table:table-cell>
          <table:table-cell office:value-type="string">
            <text:p>2020.01.22 05:15</text:p>
          </table:table-cell>
          <table:table-cell office:value-type="string">
            <text:p>2020.01.22 12:15</text:p>
          </table:table-cell>
        </table:table-row>
        <table:table-row table:style-name="ro1">
          <table:table-cell table:formula="of:=[.A269]+1" office:value-type="float" office:value="268">
            <text:p>268</text:p>
          </table:table-cell>
          <table:table-cell office:value-type="float" office:value="75.307">
            <text:p>75.307</text:p>
          </table:table-cell>
          <table:table-cell office:value-type="float" office:value="75.316">
            <text:p>75.316</text:p>
          </table:table-cell>
          <table:table-cell office:value-type="float" office:value="75.259">
            <text:p>75.259</text:p>
          </table:table-cell>
          <table:table-cell office:value-type="float" office:value="75.279">
            <text:p>75.279</text:p>
          </table:table-cell>
          <table:table-cell office:value-type="float" office:value="53.793357752558">
            <text:p>53.7933577526</text:p>
          </table:table-cell>
          <table:table-cell office:value-type="float" office:value="49.2645073541664">
            <text:p>49.2645073542</text:p>
          </table:table-cell>
          <table:table-cell office:value-type="float" office:value="75.3178027438741">
            <text:p>75.3178027439</text:p>
          </table:table-cell>
          <table:table-cell office:value-type="float" office:value="75.2522013719372">
            <text:p>75.2522013719</text:p>
          </table:table-cell>
          <table:table-cell office:value-type="float" office:value="75.1866000000003">
            <text:p>75.1866</text:p>
          </table:table-cell>
          <table:table-cell office:value-type="float" office:value="75.1209986280635">
            <text:p>75.1209986281</text:p>
          </table:table-cell>
          <table:table-cell office:value-type="float" office:value="75.0553972561266">
            <text:p>75.0553972561</text:p>
          </table:table-cell>
          <table:table-cell office:value-type="float" office:value="-0.0280000000000058">
            <text:p>-0.028</text:p>
          </table:table-cell>
          <table:table-cell office:value-type="float" office:value="0.0570000000000022">
            <text:p>0.057</text:p>
          </table:table-cell>
          <table:table-cell office:value-type="string">
            <text:p>2020.01.22 05:00</text:p>
          </table:table-cell>
          <table:table-cell office:value-type="string">
            <text:p>2020.01.22 12:00</text:p>
          </table:table-cell>
        </table:table-row>
        <table:table-row table:style-name="ro1">
          <table:table-cell table:formula="of:=[.A270]+1" office:value-type="float" office:value="269">
            <text:p>269</text:p>
          </table:table-cell>
          <table:table-cell office:value-type="float" office:value="75.234">
            <text:p>75.234</text:p>
          </table:table-cell>
          <table:table-cell office:value-type="float" office:value="75.345">
            <text:p>75.345</text:p>
          </table:table-cell>
          <table:table-cell office:value-type="float" office:value="75.217">
            <text:p>75.217</text:p>
          </table:table-cell>
          <table:table-cell office:value-type="float" office:value="75.307">
            <text:p>75.307</text:p>
          </table:table-cell>
          <table:table-cell office:value-type="float" office:value="55.9602732882522">
            <text:p>55.9602732883</text:p>
          </table:table-cell>
          <table:table-cell office:value-type="float" office:value="54.7393292641934">
            <text:p>54.7393292642</text:p>
          </table:table-cell>
          <table:table-cell office:value-type="float" office:value="75.3073928038872">
            <text:p>75.3073928039</text:p>
          </table:table-cell>
          <table:table-cell office:value-type="float" office:value="75.2451214019438">
            <text:p>75.2451214019</text:p>
          </table:table-cell>
          <table:table-cell office:value-type="float" office:value="75.1828500000003">
            <text:p>75.18285</text:p>
          </table:table-cell>
          <table:table-cell office:value-type="float" office:value="75.1205785980569">
            <text:p>75.1205785981</text:p>
          </table:table-cell>
          <table:table-cell office:value-type="float" office:value="75.0583071961135">
            <text:p>75.0583071961</text:p>
          </table:table-cell>
          <table:table-cell office:value-type="float" office:value="0.0730000000000075">
            <text:p>0.073</text:p>
          </table:table-cell>
          <table:table-cell office:value-type="float" office:value="0.128">
            <text:p>0.128</text:p>
          </table:table-cell>
          <table:table-cell office:value-type="string">
            <text:p>2020.01.22 04:45</text:p>
          </table:table-cell>
          <table:table-cell office:value-type="string">
            <text:p>2020.01.22 11:45</text:p>
          </table:table-cell>
        </table:table-row>
        <table:table-row table:style-name="ro1">
          <table:table-cell table:formula="of:=[.A271]+1" office:value-type="float" office:value="270">
            <text:p>270</text:p>
          </table:table-cell>
          <table:table-cell office:value-type="float" office:value="75.178">
            <text:p>75.178</text:p>
          </table:table-cell>
          <table:table-cell office:value-type="float" office:value="75.255">
            <text:p>75.255</text:p>
          </table:table-cell>
          <table:table-cell office:value-type="float" office:value="75.169">
            <text:p>75.169</text:p>
          </table:table-cell>
          <table:table-cell office:value-type="float" office:value="75.236">
            <text:p>75.236</text:p>
          </table:table-cell>
          <table:table-cell office:value-type="float" office:value="51.2275414124065">
            <text:p>51.2275414124</text:p>
          </table:table-cell>
          <table:table-cell office:value-type="float" office:value="50.3801159709319">
            <text:p>50.3801159709</text:p>
          </table:table-cell>
          <table:table-cell office:value-type="float" office:value="75.2884684503135">
            <text:p>75.2884684503</text:p>
          </table:table-cell>
          <table:table-cell office:value-type="float" office:value="75.2329092251569">
            <text:p>75.2329092252</text:p>
          </table:table-cell>
          <table:table-cell office:value-type="float" office:value="75.1773500000003">
            <text:p>75.17735</text:p>
          </table:table-cell>
          <table:table-cell office:value-type="float" office:value="75.1217907748437">
            <text:p>75.1217907748</text:p>
          </table:table-cell>
          <table:table-cell office:value-type="float" office:value="75.0662315496872">
            <text:p>75.0662315497</text:p>
          </table:table-cell>
          <table:table-cell office:value-type="float" office:value="0.0580000000000069">
            <text:p>0.058</text:p>
          </table:table-cell>
          <table:table-cell office:value-type="float" office:value="0.0859999999999985">
            <text:p>0.086</text:p>
          </table:table-cell>
          <table:table-cell office:value-type="string">
            <text:p>2020.01.22 04:30</text:p>
          </table:table-cell>
          <table:table-cell office:value-type="string">
            <text:p>2020.01.22 11:30</text:p>
          </table:table-cell>
        </table:table-row>
        <table:table-row table:style-name="ro1">
          <table:table-cell table:formula="of:=[.A272]+1" office:value-type="float" office:value="271">
            <text:p>271</text:p>
          </table:table-cell>
          <table:table-cell office:value-type="float" office:value="75.141">
            <text:p>75.141</text:p>
          </table:table-cell>
          <table:table-cell office:value-type="float" office:value="75.217">
            <text:p>75.217</text:p>
          </table:table-cell>
          <table:table-cell office:value-type="float" office:value="75.139">
            <text:p>75.139</text:p>
          </table:table-cell>
          <table:table-cell office:value-type="float" office:value="75.175">
            <text:p>75.175</text:p>
          </table:table-cell>
          <table:table-cell office:value-type="float" office:value="46.5382698182758">
            <text:p>46.5382698183</text:p>
          </table:table-cell>
          <table:table-cell office:value-type="float" office:value="47.4655713096993">
            <text:p>47.4655713097</text:p>
          </table:table-cell>
          <table:table-cell office:value-type="float" office:value="75.2816223795145">
            <text:p>75.2816223795</text:p>
          </table:table-cell>
          <table:table-cell office:value-type="float" office:value="75.2276611897574">
            <text:p>75.2276611898</text:p>
          </table:table-cell>
          <table:table-cell office:value-type="float" office:value="75.1737000000003">
            <text:p>75.1737</text:p>
          </table:table-cell>
          <table:table-cell office:value-type="float" office:value="75.1197388102432">
            <text:p>75.1197388102</text:p>
          </table:table-cell>
          <table:table-cell office:value-type="float" office:value="75.0657776204862">
            <text:p>75.0657776205</text:p>
          </table:table-cell>
          <table:table-cell office:value-type="float" office:value="0.0339999999999918">
            <text:p>0.034</text:p>
          </table:table-cell>
          <table:table-cell office:value-type="float" office:value="0.078000000000003">
            <text:p>0.078</text:p>
          </table:table-cell>
          <table:table-cell office:value-type="string">
            <text:p>2020.01.22 04:15</text:p>
          </table:table-cell>
          <table:table-cell office:value-type="string">
            <text:p>2020.01.22 11:15</text:p>
          </table:table-cell>
        </table:table-row>
        <table:table-row table:style-name="ro1">
          <table:table-cell table:formula="of:=[.A273]+1" office:value-type="float" office:value="272">
            <text:p>272</text:p>
          </table:table-cell>
          <table:table-cell office:value-type="float" office:value="75.085">
            <text:p>75.085</text:p>
          </table:table-cell>
          <table:table-cell office:value-type="float" office:value="75.156">
            <text:p>75.156</text:p>
          </table:table-cell>
          <table:table-cell office:value-type="float" office:value="75.077">
            <text:p>75.077</text:p>
          </table:table-cell>
          <table:table-cell office:value-type="float" office:value="75.139">
            <text:p>75.139</text:p>
          </table:table-cell>
          <table:table-cell office:value-type="float" office:value="43.492232950261">
            <text:p>43.4922329503</text:p>
          </table:table-cell>
          <table:table-cell office:value-type="float" office:value="40.1783984125122">
            <text:p>40.1783984125</text:p>
          </table:table-cell>
          <table:table-cell office:value-type="float" office:value="75.280861207908">
            <text:p>75.2808612079</text:p>
          </table:table-cell>
          <table:table-cell office:value-type="float" office:value="75.2266556039542">
            <text:p>75.226655604</text:p>
          </table:table-cell>
          <table:table-cell office:value-type="float" office:value="75.1724500000003">
            <text:p>75.17245</text:p>
          </table:table-cell>
          <table:table-cell office:value-type="float" office:value="75.1182443960465">
            <text:p>75.118244396</text:p>
          </table:table-cell>
          <table:table-cell office:value-type="float" office:value="75.0640387920927">
            <text:p>75.0640387921</text:p>
          </table:table-cell>
          <table:table-cell office:value-type="float" office:value="0.0540000000000021">
            <text:p>0.054</text:p>
          </table:table-cell>
          <table:table-cell office:value-type="float" office:value="0.0790000000000077">
            <text:p>0.079</text:p>
          </table:table-cell>
          <table:table-cell office:value-type="string">
            <text:p>2020.01.22 04:00</text:p>
          </table:table-cell>
          <table:table-cell office:value-type="string">
            <text:p>2020.01.22 11:00</text:p>
          </table:table-cell>
        </table:table-row>
        <table:table-row table:style-name="ro1">
          <table:table-cell table:formula="of:=[.A274]+1" office:value-type="float" office:value="273">
            <text:p>273</text:p>
          </table:table-cell>
          <table:table-cell office:value-type="float" office:value="75.048">
            <text:p>75.048</text:p>
          </table:table-cell>
          <table:table-cell office:value-type="float" office:value="75.1">
            <text:p>75.1</text:p>
          </table:table-cell>
          <table:table-cell office:value-type="float" office:value="75.027">
            <text:p>75.027</text:p>
          </table:table-cell>
          <table:table-cell office:value-type="float" office:value="75.084">
            <text:p>75.084</text:p>
          </table:table-cell>
          <table:table-cell office:value-type="float" office:value="38.3981029159313">
            <text:p>38.3981029159</text:p>
          </table:table-cell>
          <table:table-cell office:value-type="float" office:value="33.6108094898899">
            <text:p>33.6108094899</text:p>
          </table:table-cell>
          <table:table-cell office:value-type="float" office:value="75.2810511982254">
            <text:p>75.2810511982</text:p>
          </table:table-cell>
          <table:table-cell office:value-type="float" office:value="75.2273255991129">
            <text:p>75.2273255991</text:p>
          </table:table-cell>
          <table:table-cell office:value-type="float" office:value="75.1736000000004">
            <text:p>75.1736</text:p>
          </table:table-cell>
          <table:table-cell office:value-type="float" office:value="75.1198744008878">
            <text:p>75.1198744009</text:p>
          </table:table-cell>
          <table:table-cell office:value-type="float" office:value="75.0661488017753">
            <text:p>75.0661488018</text:p>
          </table:table-cell>
          <table:table-cell office:value-type="float" office:value="0.0360000000000014">
            <text:p>0.036</text:p>
          </table:table-cell>
          <table:table-cell office:value-type="float" office:value="0.0729999999999933">
            <text:p>0.073</text:p>
          </table:table-cell>
          <table:table-cell office:value-type="string">
            <text:p>2020.01.22 03:45</text:p>
          </table:table-cell>
          <table:table-cell office:value-type="string">
            <text:p>2020.01.22 10:45</text:p>
          </table:table-cell>
        </table:table-row>
        <table:table-row table:style-name="ro1">
          <table:table-cell table:formula="of:=[.A275]+1" office:value-type="float" office:value="274">
            <text:p>274</text:p>
          </table:table-cell>
          <table:table-cell office:value-type="float" office:value="75.15">
            <text:p>75.15</text:p>
          </table:table-cell>
          <table:table-cell office:value-type="float" office:value="75.162">
            <text:p>75.162</text:p>
          </table:table-cell>
          <table:table-cell office:value-type="float" office:value="75.048">
            <text:p>75.048</text:p>
          </table:table-cell>
          <table:table-cell office:value-type="float" office:value="75.052">
            <text:p>75.052</text:p>
          </table:table-cell>
          <table:table-cell office:value-type="float" office:value="35.1676412083413">
            <text:p>35.1676412083</text:p>
          </table:table-cell>
          <table:table-cell office:value-type="float" office:value="39.769975988084">
            <text:p>39.7699759881</text:p>
          </table:table-cell>
          <table:table-cell office:value-type="float" office:value="75.2771772609809">
            <text:p>75.277177261</text:p>
          </table:table-cell>
          <table:table-cell office:value-type="float" office:value="75.2274886304906">
            <text:p>75.2274886305</text:p>
          </table:table-cell>
          <table:table-cell office:value-type="float" office:value="75.1778000000003">
            <text:p>75.1778</text:p>
          </table:table-cell>
          <table:table-cell office:value-type="float" office:value="75.1281113695101">
            <text:p>75.1281113695</text:p>
          </table:table-cell>
          <table:table-cell office:value-type="float" office:value="75.0784227390198">
            <text:p>75.078422739</text:p>
          </table:table-cell>
          <table:table-cell office:value-type="float" office:value="-0.097999999999999">
            <text:p>-0.098</text:p>
          </table:table-cell>
          <table:table-cell office:value-type="float" office:value="0.114000000000004">
            <text:p>0.114</text:p>
          </table:table-cell>
          <table:table-cell office:value-type="string">
            <text:p>2020.01.22 03:30</text:p>
          </table:table-cell>
          <table:table-cell office:value-type="string">
            <text:p>2020.01.22 10:30</text:p>
          </table:table-cell>
        </table:table-row>
        <table:table-row table:style-name="ro1">
          <table:table-cell table:formula="of:=[.A276]+1" office:value-type="float" office:value="275">
            <text:p>275</text:p>
          </table:table-cell>
          <table:table-cell office:value-type="float" office:value="75.107">
            <text:p>75.107</text:p>
          </table:table-cell>
          <table:table-cell office:value-type="float" office:value="75.156">
            <text:p>75.156</text:p>
          </table:table-cell>
          <table:table-cell office:value-type="float" office:value="75.1">
            <text:p>75.1</text:p>
          </table:table-cell>
          <table:table-cell office:value-type="float" office:value="75.149">
            <text:p>75.149</text:p>
          </table:table-cell>
          <table:table-cell office:value-type="float" office:value="41.4230881520171">
            <text:p>41.423088152</text:p>
          </table:table-cell>
          <table:table-cell office:value-type="float" office:value="41.23572779926">
            <text:p>41.2357277993</text:p>
          </table:table-cell>
          <table:table-cell office:value-type="float" office:value="75.2648011481858">
            <text:p>75.2648011482</text:p>
          </table:table-cell>
          <table:table-cell office:value-type="float" office:value="75.2239755740931">
            <text:p>75.2239755741</text:p>
          </table:table-cell>
          <table:table-cell office:value-type="float" office:value="75.1831500000003">
            <text:p>75.18315</text:p>
          </table:table-cell>
          <table:table-cell office:value-type="float" office:value="75.1423244259076">
            <text:p>75.1423244259</text:p>
          </table:table-cell>
          <table:table-cell office:value-type="float" office:value="75.1014988518149">
            <text:p>75.1014988518</text:p>
          </table:table-cell>
          <table:table-cell office:value-type="float" office:value="0.0420000000000016">
            <text:p>0.042</text:p>
          </table:table-cell>
          <table:table-cell office:value-type="float" office:value="0.0560000000000116">
            <text:p>0.056</text:p>
          </table:table-cell>
          <table:table-cell office:value-type="string">
            <text:p>2020.01.22 03:15</text:p>
          </table:table-cell>
          <table:table-cell office:value-type="string">
            <text:p>2020.01.22 10:15</text:p>
          </table:table-cell>
        </table:table-row>
        <table:table-row table:style-name="ro1">
          <table:table-cell table:formula="of:=[.A277]+1" office:value-type="float" office:value="276">
            <text:p>276</text:p>
          </table:table-cell>
          <table:table-cell office:value-type="float" office:value="75.13">
            <text:p>75.13</text:p>
          </table:table-cell>
          <table:table-cell office:value-type="float" office:value="75.179">
            <text:p>75.179</text:p>
          </table:table-cell>
          <table:table-cell office:value-type="float" office:value="75.098">
            <text:p>75.098</text:p>
          </table:table-cell>
          <table:table-cell office:value-type="float" office:value="75.107">
            <text:p>75.107</text:p>
          </table:table-cell>
          <table:table-cell office:value-type="float" office:value="36.7988378844101">
            <text:p>36.7988378844</text:p>
          </table:table-cell>
          <table:table-cell office:value-type="float" office:value="39.7196457475206">
            <text:p>39.7196457475</text:p>
          </table:table-cell>
          <table:table-cell office:value-type="float" office:value="75.2646320608478">
            <text:p>75.2646320608</text:p>
          </table:table-cell>
          <table:table-cell office:value-type="float" office:value="75.2244660304241">
            <text:p>75.2244660304</text:p>
          </table:table-cell>
          <table:table-cell office:value-type="float" office:value="75.1843000000004">
            <text:p>75.1843</text:p>
          </table:table-cell>
          <table:table-cell office:value-type="float" office:value="75.1441339695766">
            <text:p>75.1441339696</text:p>
          </table:table-cell>
          <table:table-cell office:value-type="float" office:value="75.1039679391529">
            <text:p>75.1039679392</text:p>
          </table:table-cell>
          <table:table-cell office:value-type="float" office:value="-0.0229999999999961">
            <text:p>-0.023</text:p>
          </table:table-cell>
          <table:table-cell office:value-type="float" office:value="0.0810000000000031">
            <text:p>0.081</text:p>
          </table:table-cell>
          <table:table-cell office:value-type="string">
            <text:p>2020.01.22 03:00</text:p>
          </table:table-cell>
          <table:table-cell office:value-type="string">
            <text:p>2020.01.22 10:00</text:p>
          </table:table-cell>
        </table:table-row>
        <table:table-row table:style-name="ro1">
          <table:table-cell table:formula="of:=[.A278]+1" office:value-type="float" office:value="277">
            <text:p>277</text:p>
          </table:table-cell>
          <table:table-cell office:value-type="float" office:value="75.128">
            <text:p>75.128</text:p>
          </table:table-cell>
          <table:table-cell office:value-type="float" office:value="75.179">
            <text:p>75.179</text:p>
          </table:table-cell>
          <table:table-cell office:value-type="float" office:value="75.103">
            <text:p>75.103</text:p>
          </table:table-cell>
          <table:table-cell office:value-type="float" office:value="75.131">
            <text:p>75.131</text:p>
          </table:table-cell>
          <table:table-cell office:value-type="float" office:value="38.4464566703367">
            <text:p>38.4464566703</text:p>
          </table:table-cell>
          <table:table-cell office:value-type="float" office:value="46.1889929630791">
            <text:p>46.1889929631</text:p>
          </table:table-cell>
          <table:table-cell office:value-type="float" office:value="75.2604431753613">
            <text:p>75.2604431754</text:p>
          </table:table-cell>
          <table:table-cell office:value-type="float" office:value="75.2234465876809">
            <text:p>75.2234465877</text:p>
          </table:table-cell>
          <table:table-cell office:value-type="float" office:value="75.1864500000004">
            <text:p>75.18645</text:p>
          </table:table-cell>
          <table:table-cell office:value-type="float" office:value="75.1494534123199">
            <text:p>75.1494534123</text:p>
          </table:table-cell>
          <table:table-cell office:value-type="float" office:value="75.1124568246394">
            <text:p>75.1124568246</text:p>
          </table:table-cell>
          <table:table-cell office:value-type="float" office:value="0.00300000000000011">
            <text:p>0.003</text:p>
          </table:table-cell>
          <table:table-cell office:value-type="float" office:value="0.0760000000000076">
            <text:p>0.076</text:p>
          </table:table-cell>
          <table:table-cell office:value-type="string">
            <text:p>2020.01.22 02:45</text:p>
          </table:table-cell>
          <table:table-cell office:value-type="string">
            <text:p>2020.01.22 09:45</text:p>
          </table:table-cell>
        </table:table-row>
        <table:table-row table:style-name="ro1">
          <table:table-cell table:formula="of:=[.A279]+1" office:value-type="float" office:value="278">
            <text:p>278</text:p>
          </table:table-cell>
          <table:table-cell office:value-type="float" office:value="75.245">
            <text:p>75.245</text:p>
          </table:table-cell>
          <table:table-cell office:value-type="float" office:value="75.254">
            <text:p>75.254</text:p>
          </table:table-cell>
          <table:table-cell office:value-type="float" office:value="75.11">
            <text:p>75.11</text:p>
          </table:table-cell>
          <table:table-cell office:value-type="float" office:value="75.127">
            <text:p>75.127</text:p>
          </table:table-cell>
          <table:table-cell office:value-type="float" office:value="38.006978008205">
            <text:p>38.0069780082</text:p>
          </table:table-cell>
          <table:table-cell office:value-type="float" office:value="47.5822204551651">
            <text:p>47.5822204552</text:p>
          </table:table-cell>
          <table:table-cell office:value-type="float" office:value="75.2591440192231">
            <text:p>75.2591440192</text:p>
          </table:table-cell>
          <table:table-cell office:value-type="float" office:value="75.2231970096117">
            <text:p>75.2231970096</text:p>
          </table:table-cell>
          <table:table-cell office:value-type="float" office:value="75.1872500000003">
            <text:p>75.18725</text:p>
          </table:table-cell>
          <table:table-cell office:value-type="float" office:value="75.151302990389">
            <text:p>75.1513029904</text:p>
          </table:table-cell>
          <table:table-cell office:value-type="float" office:value="75.1153559807776">
            <text:p>75.1153559808</text:p>
          </table:table-cell>
          <table:table-cell office:value-type="float" office:value="-0.118000000000009">
            <text:p>-0.118</text:p>
          </table:table-cell>
          <table:table-cell office:value-type="float" office:value="0.144000000000005">
            <text:p>0.144</text:p>
          </table:table-cell>
          <table:table-cell office:value-type="string">
            <text:p>2020.01.22 02:30</text:p>
          </table:table-cell>
          <table:table-cell office:value-type="string">
            <text:p>2020.01.22 09:30</text:p>
          </table:table-cell>
        </table:table-row>
        <table:table-row table:style-name="ro1">
          <table:table-cell table:formula="of:=[.A280]+1" office:value-type="float" office:value="279">
            <text:p>279</text:p>
          </table:table-cell>
          <table:table-cell office:value-type="float" office:value="75.196">
            <text:p>75.196</text:p>
          </table:table-cell>
          <table:table-cell office:value-type="float" office:value="75.258">
            <text:p>75.258</text:p>
          </table:table-cell>
          <table:table-cell office:value-type="float" office:value="75.193">
            <text:p>75.193</text:p>
          </table:table-cell>
          <table:table-cell office:value-type="float" office:value="75.245">
            <text:p>75.245</text:p>
          </table:table-cell>
          <table:table-cell office:value-type="float" office:value="47.5142039291484">
            <text:p>47.5142039291</text:p>
          </table:table-cell>
          <table:table-cell office:value-type="float" office:value="46.482471458775">
            <text:p>46.4824714588</text:p>
          </table:table-cell>
          <table:table-cell office:value-type="float" office:value="75.2570050144049">
            <text:p>75.2570050144</text:p>
          </table:table-cell>
          <table:table-cell office:value-type="float" office:value="75.2227275072026">
            <text:p>75.2227275072</text:p>
          </table:table-cell>
          <table:table-cell office:value-type="float" office:value="75.1884500000004">
            <text:p>75.18845</text:p>
          </table:table-cell>
          <table:table-cell office:value-type="float" office:value="75.1541724927981">
            <text:p>75.1541724928</text:p>
          </table:table-cell>
          <table:table-cell office:value-type="float" office:value="75.1198949855959">
            <text:p>75.1198949856</text:p>
          </table:table-cell>
          <table:table-cell office:value-type="float" office:value="0.0490000000000066">
            <text:p>0.049</text:p>
          </table:table-cell>
          <table:table-cell office:value-type="float" office:value="0.0649999999999977">
            <text:p>0.065</text:p>
          </table:table-cell>
          <table:table-cell office:value-type="string">
            <text:p>2020.01.22 02:15</text:p>
          </table:table-cell>
          <table:table-cell office:value-type="string">
            <text:p>2020.01.22 09:15</text:p>
          </table:table-cell>
        </table:table-row>
        <table:table-row table:style-name="ro1">
          <table:table-cell table:formula="of:=[.A281]+1" office:value-type="float" office:value="280">
            <text:p>280</text:p>
          </table:table-cell>
          <table:table-cell office:value-type="float" office:value="75.257">
            <text:p>75.257</text:p>
          </table:table-cell>
          <table:table-cell office:value-type="float" office:value="75.271">
            <text:p>75.271</text:p>
          </table:table-cell>
          <table:table-cell office:value-type="float" office:value="75.166">
            <text:p>75.166</text:p>
          </table:table-cell>
          <table:table-cell office:value-type="float" office:value="75.196">
            <text:p>75.196</text:p>
          </table:table-cell>
          <table:table-cell office:value-type="float" office:value="41.7678704611817">
            <text:p>41.7678704612</text:p>
          </table:table-cell>
          <table:table-cell office:value-type="float" office:value="39.1882459781082">
            <text:p>39.1882459781</text:p>
          </table:table-cell>
          <table:table-cell office:value-type="float" office:value="75.249463826191">
            <text:p>75.2494638262</text:p>
          </table:table-cell>
          <table:table-cell office:value-type="float" office:value="75.2176819130957">
            <text:p>75.2176819131</text:p>
          </table:table-cell>
          <table:table-cell office:value-type="float" office:value="75.1859000000003">
            <text:p>75.1859</text:p>
          </table:table-cell>
          <table:table-cell office:value-type="float" office:value="75.154118086905">
            <text:p>75.1541180869</text:p>
          </table:table-cell>
          <table:table-cell office:value-type="float" office:value="75.1223361738097">
            <text:p>75.1223361738</text:p>
          </table:table-cell>
          <table:table-cell office:value-type="float" office:value="-0.0610000000000071">
            <text:p>-0.061</text:p>
          </table:table-cell>
          <table:table-cell office:value-type="float" office:value="0.105000000000004">
            <text:p>0.105</text:p>
          </table:table-cell>
          <table:table-cell office:value-type="string">
            <text:p>2020.01.22 02:00</text:p>
          </table:table-cell>
          <table:table-cell office:value-type="string">
            <text:p>2020.01.22 09:00</text:p>
          </table:table-cell>
        </table:table-row>
        <table:table-row table:style-name="ro1">
          <table:table-cell table:formula="of:=[.A282]+1" office:value-type="float" office:value="281">
            <text:p>281</text:p>
          </table:table-cell>
          <table:table-cell office:value-type="float" office:value="75.248">
            <text:p>75.248</text:p>
          </table:table-cell>
          <table:table-cell office:value-type="float" office:value="75.274">
            <text:p>75.274</text:p>
          </table:table-cell>
          <table:table-cell office:value-type="float" office:value="75.238">
            <text:p>75.238</text:p>
          </table:table-cell>
          <table:table-cell office:value-type="float" office:value="75.258">
            <text:p>75.258</text:p>
          </table:table-cell>
          <table:table-cell office:value-type="float" office:value="48.097709158647">
            <text:p>48.0977091586</text:p>
          </table:table-cell>
          <table:table-cell office:value-type="float" office:value="38.7284408774167">
            <text:p>38.7284408774</text:p>
          </table:table-cell>
          <table:table-cell office:value-type="float" office:value="75.2491605389202">
            <text:p>75.2491605389</text:p>
          </table:table-cell>
          <table:table-cell office:value-type="float" office:value="75.2174302694603">
            <text:p>75.2174302695</text:p>
          </table:table-cell>
          <table:table-cell office:value-type="float" office:value="75.1857000000004">
            <text:p>75.1857</text:p>
          </table:table-cell>
          <table:table-cell office:value-type="float" office:value="75.1539697305404">
            <text:p>75.1539697305</text:p>
          </table:table-cell>
          <table:table-cell office:value-type="float" office:value="75.1222394610805">
            <text:p>75.1222394611</text:p>
          </table:table-cell>
          <table:table-cell office:value-type="float" office:value="0.00999999999999091">
            <text:p>0.01</text:p>
          </table:table-cell>
          <table:table-cell office:value-type="float" office:value="0.0360000000000014">
            <text:p>0.036</text:p>
          </table:table-cell>
          <table:table-cell office:value-type="string">
            <text:p>2020.01.22 01:45</text:p>
          </table:table-cell>
          <table:table-cell office:value-type="string">
            <text:p>2020.01.22 08:45</text:p>
          </table:table-cell>
        </table:table-row>
        <table:table-row table:style-name="ro1">
          <table:table-cell table:formula="of:=[.A283]+1" office:value-type="float" office:value="282">
            <text:p>282</text:p>
          </table:table-cell>
          <table:table-cell office:value-type="float" office:value="75.234">
            <text:p>75.234</text:p>
          </table:table-cell>
          <table:table-cell office:value-type="float" office:value="75.253">
            <text:p>75.253</text:p>
          </table:table-cell>
          <table:table-cell office:value-type="float" office:value="75.225">
            <text:p>75.225</text:p>
          </table:table-cell>
          <table:table-cell office:value-type="float" office:value="75.248">
            <text:p>75.248</text:p>
          </table:table-cell>
          <table:table-cell office:value-type="float" office:value="46.8638304518946">
            <text:p>46.8638304519</text:p>
          </table:table-cell>
          <table:table-cell office:value-type="float" office:value="33.0781823199936">
            <text:p>33.07818232</text:p>
          </table:table-cell>
          <table:table-cell office:value-type="float" office:value="75.2417113585667">
            <text:p>75.2417113586</text:p>
          </table:table-cell>
          <table:table-cell office:value-type="float" office:value="75.2129306792835">
            <text:p>75.2129306793</text:p>
          </table:table-cell>
          <table:table-cell office:value-type="float" office:value="75.1841500000004">
            <text:p>75.18415</text:p>
          </table:table-cell>
          <table:table-cell office:value-type="float" office:value="75.1553693207172">
            <text:p>75.1553693207</text:p>
          </table:table-cell>
          <table:table-cell office:value-type="float" office:value="75.126588641434">
            <text:p>75.1265886414</text:p>
          </table:table-cell>
          <table:table-cell office:value-type="float" office:value="0.01400000000001">
            <text:p>0.014</text:p>
          </table:table-cell>
          <table:table-cell office:value-type="float" office:value="0.0280000000000058">
            <text:p>0.028</text:p>
          </table:table-cell>
          <table:table-cell office:value-type="string">
            <text:p>2020.01.22 01:30</text:p>
          </table:table-cell>
          <table:table-cell office:value-type="string">
            <text:p>2020.01.22 08:30</text:p>
          </table:table-cell>
        </table:table-row>
        <table:table-row table:style-name="ro1">
          <table:table-cell table:formula="of:=[.A284]+1" office:value-type="float" office:value="283">
            <text:p>283</text:p>
          </table:table-cell>
          <table:table-cell office:value-type="float" office:value="75.222">
            <text:p>75.222</text:p>
          </table:table-cell>
          <table:table-cell office:value-type="float" office:value="75.238">
            <text:p>75.238</text:p>
          </table:table-cell>
          <table:table-cell office:value-type="float" office:value="75.222">
            <text:p>75.222</text:p>
          </table:table-cell>
          <table:table-cell office:value-type="float" office:value="75.238">
            <text:p>75.238</text:p>
          </table:table-cell>
          <table:table-cell office:value-type="float" office:value="45.6360504691398">
            <text:p>45.6360504691</text:p>
          </table:table-cell>
          <table:table-cell office:value-type="float" office:value="28.736607581088">
            <text:p>28.7366075811</text:p>
          </table:table-cell>
          <table:table-cell office:value-type="float" office:value="75.2515158726092">
            <text:p>75.2515158726</text:p>
          </table:table-cell>
          <table:table-cell office:value-type="float" office:value="75.2186329363048">
            <text:p>75.2186329363</text:p>
          </table:table-cell>
          <table:table-cell office:value-type="float" office:value="75.1857500000004">
            <text:p>75.18575</text:p>
          </table:table-cell>
          <table:table-cell office:value-type="float" office:value="75.152867063696">
            <text:p>75.1528670637</text:p>
          </table:table-cell>
          <table:table-cell office:value-type="float" office:value="75.1199841273915">
            <text:p>75.1199841274</text:p>
          </table:table-cell>
          <table:table-cell table:number-columns-repeated="2" office:value-type="float" office:value="0.0160000000000053">
            <text:p>0.016</text:p>
          </table:table-cell>
          <table:table-cell office:value-type="string">
            <text:p>2020.01.22 01:15</text:p>
          </table:table-cell>
          <table:table-cell office:value-type="string">
            <text:p>2020.01.22 08:15</text:p>
          </table:table-cell>
        </table:table-row>
        <table:table-row table:style-name="ro1">
          <table:table-cell table:formula="of:=[.A285]+1" office:value-type="float" office:value="284">
            <text:p>284</text:p>
          </table:table-cell>
          <table:table-cell office:value-type="float" office:value="75.19">
            <text:p>75.19</text:p>
          </table:table-cell>
          <table:table-cell office:value-type="float" office:value="75.192">
            <text:p>75.192</text:p>
          </table:table-cell>
          <table:table-cell office:value-type="float" office:value="75.182">
            <text:p>75.182</text:p>
          </table:table-cell>
          <table:table-cell office:value-type="float" office:value="75.184">
            <text:p>75.184</text:p>
          </table:table-cell>
          <table:table-cell office:value-type="float" office:value="38.3254383687231">
            <text:p>38.3254383687</text:p>
          </table:table-cell>
          <table:table-cell office:value-type="float" office:value="31.4115373156409">
            <text:p>31.4115373156</text:p>
          </table:table-cell>
          <table:table-cell office:value-type="float" office:value="75.2815649547409">
            <text:p>75.2815649547</text:p>
          </table:table-cell>
          <table:table-cell office:value-type="float" office:value="75.2361324773706">
            <text:p>75.2361324774</text:p>
          </table:table-cell>
          <table:table-cell office:value-type="float" office:value="75.1907000000004">
            <text:p>75.1907</text:p>
          </table:table-cell>
          <table:table-cell office:value-type="float" office:value="75.1452675226301">
            <text:p>75.1452675226</text:p>
          </table:table-cell>
          <table:table-cell office:value-type="float" office:value="75.0998350452598">
            <text:p>75.0998350453</text:p>
          </table:table-cell>
          <table:table-cell office:value-type="float" office:value="-0.00600000000000023">
            <text:p>-0.006</text:p>
          </table:table-cell>
          <table:table-cell office:value-type="float" office:value="0.00999999999999091">
            <text:p>0.01</text:p>
          </table:table-cell>
          <table:table-cell office:value-type="string">
            <text:p>2020.01.22 00:45</text:p>
          </table:table-cell>
          <table:table-cell office:value-type="string">
            <text:p>2020.01.22 07:45</text:p>
          </table:table-cell>
        </table:table-row>
        <table:table-row table:style-name="ro1">
          <table:table-cell table:formula="of:=[.A286]+1" office:value-type="float" office:value="285">
            <text:p>285</text:p>
          </table:table-cell>
          <table:table-cell office:value-type="float" office:value="75.196">
            <text:p>75.196</text:p>
          </table:table-cell>
          <table:table-cell office:value-type="float" office:value="75.201">
            <text:p>75.201</text:p>
          </table:table-cell>
          <table:table-cell office:value-type="float" office:value="75.186">
            <text:p>75.186</text:p>
          </table:table-cell>
          <table:table-cell office:value-type="float" office:value="75.187">
            <text:p>75.187</text:p>
          </table:table-cell>
          <table:table-cell office:value-type="float" office:value="38.5993902484579">
            <text:p>38.5993902485</text:p>
          </table:table-cell>
          <table:table-cell office:value-type="float" office:value="30.8613723266554">
            <text:p>30.8613723267</text:p>
          </table:table-cell>
          <table:table-cell office:value-type="float" office:value="75.3021064759911">
            <text:p>75.302106476</text:p>
          </table:table-cell>
          <table:table-cell office:value-type="float" office:value="75.2496032379957">
            <text:p>75.249603238</text:p>
          </table:table-cell>
          <table:table-cell office:value-type="float" office:value="75.1971000000003">
            <text:p>75.1971</text:p>
          </table:table-cell>
          <table:table-cell office:value-type="float" office:value="75.144596762005">
            <text:p>75.144596762</text:p>
          </table:table-cell>
          <table:table-cell office:value-type="float" office:value="75.0920935240096">
            <text:p>75.092093524</text:p>
          </table:table-cell>
          <table:table-cell office:value-type="float" office:value="-0.00900000000000034">
            <text:p>-0.009</text:p>
          </table:table-cell>
          <table:table-cell office:value-type="float" office:value="0.0149999999999864">
            <text:p>0.015</text:p>
          </table:table-cell>
          <table:table-cell office:value-type="string">
            <text:p>2020.01.22 00:30</text:p>
          </table:table-cell>
          <table:table-cell office:value-type="string">
            <text:p>2020.01.22 07:30</text:p>
          </table:table-cell>
        </table:table-row>
        <table:table-row table:style-name="ro1">
          <table:table-cell table:formula="of:=[.A287]+1" office:value-type="float" office:value="286">
            <text:p>286</text:p>
          </table:table-cell>
          <table:table-cell office:value-type="float" office:value="75.192">
            <text:p>75.192</text:p>
          </table:table-cell>
          <table:table-cell office:value-type="float" office:value="75.206">
            <text:p>75.206</text:p>
          </table:table-cell>
          <table:table-cell office:value-type="float" office:value="75.189">
            <text:p>75.189</text:p>
          </table:table-cell>
          <table:table-cell office:value-type="float" office:value="75.196">
            <text:p>75.196</text:p>
          </table:table-cell>
          <table:table-cell office:value-type="float" office:value="39.4020864978648">
            <text:p>39.4020864979</text:p>
          </table:table-cell>
          <table:table-cell office:value-type="float" office:value="34.4337412290129">
            <text:p>34.433741229</text:p>
          </table:table-cell>
          <table:table-cell office:value-type="float" office:value="75.3226895109101">
            <text:p>75.3226895109</text:p>
          </table:table-cell>
          <table:table-cell office:value-type="float" office:value="75.2633447554552">
            <text:p>75.2633447555</text:p>
          </table:table-cell>
          <table:table-cell office:value-type="float" office:value="75.2040000000004">
            <text:p>75.204</text:p>
          </table:table-cell>
          <table:table-cell office:value-type="float" office:value="75.1446552445455">
            <text:p>75.1446552445</text:p>
          </table:table-cell>
          <table:table-cell office:value-type="float" office:value="75.0853104890906">
            <text:p>75.0853104891</text:p>
          </table:table-cell>
          <table:table-cell office:value-type="float" office:value="0.00400000000000489">
            <text:p>0.004</text:p>
          </table:table-cell>
          <table:table-cell office:value-type="float" office:value="0.0170000000000101">
            <text:p>0.017</text:p>
          </table:table-cell>
          <table:table-cell office:value-type="string">
            <text:p>2020.01.22 00:15</text:p>
          </table:table-cell>
          <table:table-cell office:value-type="string">
            <text:p>2020.01.22 07:15</text:p>
          </table:table-cell>
        </table:table-row>
        <table:table-row table:style-name="ro1">
          <table:table-cell table:formula="of:=[.A288]+1" office:value-type="float" office:value="287">
            <text:p>287</text:p>
          </table:table-cell>
          <table:table-cell office:value-type="float" office:value="75.194">
            <text:p>75.194</text:p>
          </table:table-cell>
          <table:table-cell office:value-type="float" office:value="75.202">
            <text:p>75.202</text:p>
          </table:table-cell>
          <table:table-cell office:value-type="float" office:value="75.176">
            <text:p>75.176</text:p>
          </table:table-cell>
          <table:table-cell office:value-type="float" office:value="75.194">
            <text:p>75.194</text:p>
          </table:table-cell>
          <table:table-cell office:value-type="float" office:value="39.134877930604">
            <text:p>39.1348779306</text:p>
          </table:table-cell>
          <table:table-cell office:value-type="float" office:value="30.9578852124156">
            <text:p>30.9578852124</text:p>
          </table:table-cell>
          <table:table-cell office:value-type="float" office:value="75.3422923894299">
            <text:p>75.3422923894</text:p>
          </table:table-cell>
          <table:table-cell office:value-type="float" office:value="75.2765961947151">
            <text:p>75.2765961947</text:p>
          </table:table-cell>
          <table:table-cell office:value-type="float" office:value="75.2109000000004">
            <text:p>75.2109</text:p>
          </table:table-cell>
          <table:table-cell office:value-type="float" office:value="75.1452038052856">
            <text:p>75.1452038053</text:p>
          </table:table-cell>
          <table:table-cell office:value-type="float" office:value="75.0795076105708">
            <text:p>75.0795076106</text:p>
          </table:table-cell>
          <table:table-cell office:value-type="float" office:value="0">
            <text:p>0</text:p>
          </table:table-cell>
          <table:table-cell office:value-type="float" office:value="0.0259999999999963">
            <text:p>0.026</text:p>
          </table:table-cell>
          <table:table-cell office:value-type="string">
            <text:p>2020.01.22 00:00</text:p>
          </table:table-cell>
          <table:table-cell office:value-type="string">
            <text:p>2020.01.22 07:00</text:p>
          </table:table-cell>
        </table:table-row>
        <table:table-row table:style-name="ro1">
          <table:table-cell table:formula="of:=[.A289]+1" office:value-type="float" office:value="288">
            <text:p>288</text:p>
          </table:table-cell>
          <table:table-cell office:value-type="float" office:value="75.198">
            <text:p>75.198</text:p>
          </table:table-cell>
          <table:table-cell office:value-type="float" office:value="75.217">
            <text:p>75.217</text:p>
          </table:table-cell>
          <table:table-cell office:value-type="float" office:value="75.191">
            <text:p>75.191</text:p>
          </table:table-cell>
          <table:table-cell office:value-type="float" office:value="75.204">
            <text:p>75.204</text:p>
          </table:table-cell>
          <table:table-cell office:value-type="float" office:value="39.972105147948">
            <text:p>39.9721051479</text:p>
          </table:table-cell>
          <table:table-cell office:value-type="float" office:value="30.8426655295928">
            <text:p>30.8426655296</text:p>
          </table:table-cell>
          <table:table-cell office:value-type="float" office:value="75.3579985314986">
            <text:p>75.3579985315</text:p>
          </table:table-cell>
          <table:table-cell office:value-type="float" office:value="75.2877742657495">
            <text:p>75.2877742657</text:p>
          </table:table-cell>
          <table:table-cell office:value-type="float" office:value="75.2175500000004">
            <text:p>75.21755</text:p>
          </table:table-cell>
          <table:table-cell office:value-type="float" office:value="75.1473257342513">
            <text:p>75.1473257343</text:p>
          </table:table-cell>
          <table:table-cell office:value-type="float" office:value="75.0771014685022">
            <text:p>75.0771014685</text:p>
          </table:table-cell>
          <table:table-cell office:value-type="float" office:value="0.00600000000000023">
            <text:p>0.006</text:p>
          </table:table-cell>
          <table:table-cell office:value-type="float" office:value="0.0259999999999963">
            <text:p>0.026</text:p>
          </table:table-cell>
          <table:table-cell office:value-type="string">
            <text:p>2020.01.21 23:45</text:p>
          </table:table-cell>
          <table:table-cell office:value-type="string">
            <text:p>2020.01.22 06:45</text:p>
          </table:table-cell>
        </table:table-row>
        <table:table-row table:style-name="ro1">
          <table:table-cell table:formula="of:=[.A290]+1" office:value-type="float" office:value="289">
            <text:p>289</text:p>
          </table:table-cell>
          <table:table-cell office:value-type="float" office:value="75.163">
            <text:p>75.163</text:p>
          </table:table-cell>
          <table:table-cell office:value-type="float" office:value="75.198">
            <text:p>75.198</text:p>
          </table:table-cell>
          <table:table-cell office:value-type="float" office:value="75.162">
            <text:p>75.162</text:p>
          </table:table-cell>
          <table:table-cell office:value-type="float" office:value="75.197">
            <text:p>75.197</text:p>
          </table:table-cell>
          <table:table-cell office:value-type="float" office:value="39.1057877894362">
            <text:p>39.1057877894</text:p>
          </table:table-cell>
          <table:table-cell office:value-type="float" office:value="26.1086430876931">
            <text:p>26.1086430877</text:p>
          </table:table-cell>
          <table:table-cell office:value-type="float" office:value="75.3756046620682">
            <text:p>75.3756046621</text:p>
          </table:table-cell>
          <table:table-cell office:value-type="float" office:value="75.3001273310343">
            <text:p>75.300127331</text:p>
          </table:table-cell>
          <table:table-cell office:value-type="float" office:value="75.2246500000004">
            <text:p>75.22465</text:p>
          </table:table-cell>
          <table:table-cell office:value-type="float" office:value="75.1491726689665">
            <text:p>75.149172669</text:p>
          </table:table-cell>
          <table:table-cell office:value-type="float" office:value="75.0736953379326">
            <text:p>75.0736953379</text:p>
          </table:table-cell>
          <table:table-cell office:value-type="float" office:value="0.034000000000006">
            <text:p>0.034</text:p>
          </table:table-cell>
          <table:table-cell office:value-type="float" office:value="0.0359999999999872">
            <text:p>0.036</text:p>
          </table:table-cell>
          <table:table-cell office:value-type="string">
            <text:p>2020.01.21 23:30</text:p>
          </table:table-cell>
          <table:table-cell office:value-type="string">
            <text:p>2020.01.22 06:30</text:p>
          </table:table-cell>
        </table:table-row>
        <table:table-row table:style-name="ro1">
          <table:table-cell table:formula="of:=[.A291]+1" office:value-type="float" office:value="290">
            <text:p>290</text:p>
          </table:table-cell>
          <table:table-cell office:value-type="float" office:value="75.149">
            <text:p>75.149</text:p>
          </table:table-cell>
          <table:table-cell office:value-type="float" office:value="75.174">
            <text:p>75.174</text:p>
          </table:table-cell>
          <table:table-cell office:value-type="float" office:value="75.149">
            <text:p>75.149</text:p>
          </table:table-cell>
          <table:table-cell office:value-type="float" office:value="75.163">
            <text:p>75.163</text:p>
          </table:table-cell>
          <table:table-cell office:value-type="float" office:value="34.7613524810893">
            <text:p>34.7613524811</text:p>
          </table:table-cell>
          <table:table-cell office:value-type="float" office:value="22.3029982138552">
            <text:p>22.3029982139</text:p>
          </table:table-cell>
          <table:table-cell office:value-type="float" office:value="75.3891013959333">
            <text:p>75.3891013959</text:p>
          </table:table-cell>
          <table:table-cell office:value-type="float" office:value="75.3103006979668">
            <text:p>75.310300698</text:p>
          </table:table-cell>
          <table:table-cell office:value-type="float" office:value="75.2315000000004">
            <text:p>75.2315</text:p>
          </table:table-cell>
          <table:table-cell office:value-type="float" office:value="75.1526993020339">
            <text:p>75.152699302</text:p>
          </table:table-cell>
          <table:table-cell office:value-type="float" office:value="75.0738986040675">
            <text:p>75.0738986041</text:p>
          </table:table-cell>
          <table:table-cell office:value-type="float" office:value="0.0139999999999958">
            <text:p>0.014</text:p>
          </table:table-cell>
          <table:table-cell office:value-type="float" office:value="0.0250000000000057">
            <text:p>0.025</text:p>
          </table:table-cell>
          <table:table-cell office:value-type="string">
            <text:p>2020.01.21 23:15</text:p>
          </table:table-cell>
          <table:table-cell office:value-type="string">
            <text:p>2020.01.22 06:15</text:p>
          </table:table-cell>
        </table:table-row>
        <table:table-row table:style-name="ro1">
          <table:table-cell table:formula="of:=[.A292]+1" office:value-type="float" office:value="291">
            <text:p>291</text:p>
          </table:table-cell>
          <table:table-cell office:value-type="float" office:value="75.163">
            <text:p>75.163</text:p>
          </table:table-cell>
          <table:table-cell office:value-type="float" office:value="75.168">
            <text:p>75.168</text:p>
          </table:table-cell>
          <table:table-cell office:value-type="float" office:value="75.143">
            <text:p>75.143</text:p>
          </table:table-cell>
          <table:table-cell office:value-type="float" office:value="75.15">
            <text:p>75.15</text:p>
          </table:table-cell>
          <table:table-cell office:value-type="float" office:value="33.0257378745127">
            <text:p>33.0257378745</text:p>
          </table:table-cell>
          <table:table-cell office:value-type="float" office:value="19.9799892148412">
            <text:p>19.9799892148</text:p>
          </table:table-cell>
          <table:table-cell office:value-type="float" office:value="75.4100689243045">
            <text:p>75.4100689243</text:p>
          </table:table-cell>
          <table:table-cell office:value-type="float" office:value="75.3263094621524">
            <text:p>75.3263094622</text:p>
          </table:table-cell>
          <table:table-cell office:value-type="float" office:value="75.2425500000004">
            <text:p>75.24255</text:p>
          </table:table-cell>
          <table:table-cell office:value-type="float" office:value="75.1587905378483">
            <text:p>75.1587905378</text:p>
          </table:table-cell>
          <table:table-cell office:value-type="float" office:value="75.0750310756963">
            <text:p>75.0750310757</text:p>
          </table:table-cell>
          <table:table-cell office:value-type="float" office:value="-0.012999999999991">
            <text:p>-0.013</text:p>
          </table:table-cell>
          <table:table-cell office:value-type="float" office:value="0.0250000000000057">
            <text:p>0.025</text:p>
          </table:table-cell>
          <table:table-cell office:value-type="string">
            <text:p>2020.01.21 23:00</text:p>
          </table:table-cell>
          <table:table-cell office:value-type="string">
            <text:p>2020.01.22 06:00</text:p>
          </table:table-cell>
        </table:table-row>
        <table:table-row table:style-name="ro1">
          <table:table-cell table:formula="of:=[.A293]+1" office:value-type="float" office:value="292">
            <text:p>292</text:p>
          </table:table-cell>
          <table:table-cell office:value-type="float" office:value="75.167">
            <text:p>75.167</text:p>
          </table:table-cell>
          <table:table-cell office:value-type="float" office:value="75.183">
            <text:p>75.183</text:p>
          </table:table-cell>
          <table:table-cell office:value-type="float" office:value="75.153">
            <text:p>75.153</text:p>
          </table:table-cell>
          <table:table-cell office:value-type="float" office:value="75.162">
            <text:p>75.162</text:p>
          </table:table-cell>
          <table:table-cell office:value-type="float" office:value="33.8146241695173">
            <text:p>33.8146241695</text:p>
          </table:table-cell>
          <table:table-cell office:value-type="float" office:value="26.5375144016315">
            <text:p>26.5375144016</text:p>
          </table:table-cell>
          <table:table-cell office:value-type="float" office:value="75.4227191894187">
            <text:p>75.4227191894</text:p>
          </table:table-cell>
          <table:table-cell office:value-type="float" office:value="75.3379345947096">
            <text:p>75.3379345947</text:p>
          </table:table-cell>
          <table:table-cell office:value-type="float" office:value="75.2531500000004">
            <text:p>75.25315</text:p>
          </table:table-cell>
          <table:table-cell office:value-type="float" office:value="75.1683654052912">
            <text:p>75.1683654053</text:p>
          </table:table-cell>
          <table:table-cell office:value-type="float" office:value="75.083580810582">
            <text:p>75.0835808106</text:p>
          </table:table-cell>
          <table:table-cell office:value-type="float" office:value="-0.00499999999999545">
            <text:p>-0.005</text:p>
          </table:table-cell>
          <table:table-cell office:value-type="float" office:value="0.0300000000000011">
            <text:p>0.03</text:p>
          </table:table-cell>
          <table:table-cell office:value-type="string">
            <text:p>2020.01.21 22:45</text:p>
          </table:table-cell>
          <table:table-cell office:value-type="string">
            <text:p>2020.01.22 05:45</text:p>
          </table:table-cell>
        </table:table-row>
        <table:table-row table:style-name="ro1">
          <table:table-cell table:formula="of:=[.A294]+1" office:value-type="float" office:value="293">
            <text:p>293</text:p>
          </table:table-cell>
          <table:table-cell office:value-type="float" office:value="75.157">
            <text:p>75.157</text:p>
          </table:table-cell>
          <table:table-cell office:value-type="float" office:value="75.176">
            <text:p>75.176</text:p>
          </table:table-cell>
          <table:table-cell office:value-type="float" office:value="75.156">
            <text:p>75.156</text:p>
          </table:table-cell>
          <table:table-cell office:value-type="float" office:value="75.168">
            <text:p>75.168</text:p>
          </table:table-cell>
          <table:table-cell office:value-type="float" office:value="34.2026993554891">
            <text:p>34.2026993555</text:p>
          </table:table-cell>
          <table:table-cell office:value-type="float" office:value="34.1462122555679">
            <text:p>34.1462122556</text:p>
          </table:table-cell>
          <table:table-cell office:value-type="float" office:value="75.4380921414461">
            <text:p>75.4380921414</text:p>
          </table:table-cell>
          <table:table-cell office:value-type="float" office:value="75.3512460707232">
            <text:p>75.3512460707</text:p>
          </table:table-cell>
          <table:table-cell office:value-type="float" office:value="75.2644000000004">
            <text:p>75.2644</text:p>
          </table:table-cell>
          <table:table-cell office:value-type="float" office:value="75.1775539292775">
            <text:p>75.1775539293</text:p>
          </table:table-cell>
          <table:table-cell office:value-type="float" office:value="75.0907078585547">
            <text:p>75.0907078586</text:p>
          </table:table-cell>
          <table:table-cell office:value-type="float" office:value="0.0110000000000099">
            <text:p>0.011</text:p>
          </table:table-cell>
          <table:table-cell office:value-type="float" office:value="0.019999999999996">
            <text:p>0.02</text:p>
          </table:table-cell>
          <table:table-cell office:value-type="string">
            <text:p>2020.01.21 22:30</text:p>
          </table:table-cell>
          <table:table-cell office:value-type="string">
            <text:p>2020.01.22 05:30</text:p>
          </table:table-cell>
        </table:table-row>
        <table:table-row table:style-name="ro1">
          <table:table-cell table:formula="of:=[.A295]+1" office:value-type="float" office:value="294">
            <text:p>294</text:p>
          </table:table-cell>
          <table:table-cell office:value-type="float" office:value="75.173">
            <text:p>75.173</text:p>
          </table:table-cell>
          <table:table-cell office:value-type="float" office:value="75.179">
            <text:p>75.179</text:p>
          </table:table-cell>
          <table:table-cell office:value-type="float" office:value="75.152">
            <text:p>75.152</text:p>
          </table:table-cell>
          <table:table-cell office:value-type="float" office:value="75.159">
            <text:p>75.159</text:p>
          </table:table-cell>
          <table:table-cell office:value-type="float" office:value="33.1087544334033">
            <text:p>33.1087544334</text:p>
          </table:table-cell>
          <table:table-cell office:value-type="float" office:value="29.6427448493935">
            <text:p>29.6427448494</text:p>
          </table:table-cell>
          <table:table-cell office:value-type="float" office:value="75.4416192024525">
            <text:p>75.4416192025</text:p>
          </table:table-cell>
          <table:table-cell office:value-type="float" office:value="75.3568596012264">
            <text:p>75.3568596012</text:p>
          </table:table-cell>
          <table:table-cell office:value-type="float" office:value="75.2721000000004">
            <text:p>75.2721</text:p>
          </table:table-cell>
          <table:table-cell office:value-type="float" office:value="75.1873403987743">
            <text:p>75.1873403988</text:p>
          </table:table-cell>
          <table:table-cell office:value-type="float" office:value="75.1025807975482">
            <text:p>75.1025807975</text:p>
          </table:table-cell>
          <table:table-cell office:value-type="float" office:value="-0.0139999999999958">
            <text:p>-0.014</text:p>
          </table:table-cell>
          <table:table-cell office:value-type="float" office:value="0.027000000000001">
            <text:p>0.027</text:p>
          </table:table-cell>
          <table:table-cell office:value-type="string">
            <text:p>2020.01.21 22:15</text:p>
          </table:table-cell>
          <table:table-cell office:value-type="string">
            <text:p>2020.01.22 05:15</text:p>
          </table:table-cell>
        </table:table-row>
        <table:table-row table:style-name="ro1">
          <table:table-cell table:formula="of:=[.A296]+1" office:value-type="float" office:value="295">
            <text:p>295</text:p>
          </table:table-cell>
          <table:table-cell office:value-type="float" office:value="75.151">
            <text:p>75.151</text:p>
          </table:table-cell>
          <table:table-cell office:value-type="float" office:value="75.201">
            <text:p>75.201</text:p>
          </table:table-cell>
          <table:table-cell office:value-type="float" office:value="75.147">
            <text:p>75.147</text:p>
          </table:table-cell>
          <table:table-cell office:value-type="float" office:value="75.172">
            <text:p>75.172</text:p>
          </table:table-cell>
          <table:table-cell office:value-type="float" office:value="33.8817511994209">
            <text:p>33.8817511994</text:p>
          </table:table-cell>
          <table:table-cell office:value-type="float" office:value="28.2386304215647">
            <text:p>28.2386304216</text:p>
          </table:table-cell>
          <table:table-cell office:value-type="float" office:value="75.4542465818537">
            <text:p>75.4542465819</text:p>
          </table:table-cell>
          <table:table-cell office:value-type="float" office:value="75.369223290927">
            <text:p>75.3692232909</text:p>
          </table:table-cell>
          <table:table-cell office:value-type="float" office:value="75.2842000000004">
            <text:p>75.2842</text:p>
          </table:table-cell>
          <table:table-cell office:value-type="float" office:value="75.1991767090737">
            <text:p>75.1991767091</text:p>
          </table:table-cell>
          <table:table-cell office:value-type="float" office:value="75.114153418147">
            <text:p>75.1141534181</text:p>
          </table:table-cell>
          <table:table-cell office:value-type="float" office:value="0.0210000000000008">
            <text:p>0.021</text:p>
          </table:table-cell>
          <table:table-cell office:value-type="float" office:value="0.0539999999999878">
            <text:p>0.054</text:p>
          </table:table-cell>
          <table:table-cell office:value-type="string">
            <text:p>2020.01.21 22:00</text:p>
          </table:table-cell>
          <table:table-cell office:value-type="string">
            <text:p>2020.01.22 05:00</text:p>
          </table:table-cell>
        </table:table-row>
        <table:table-row table:style-name="ro1">
          <table:table-cell table:formula="of:=[.A297]+1" office:value-type="float" office:value="296">
            <text:p>296</text:p>
          </table:table-cell>
          <table:table-cell office:value-type="float" office:value="75.147">
            <text:p>75.147</text:p>
          </table:table-cell>
          <table:table-cell office:value-type="float" office:value="75.16">
            <text:p>75.16</text:p>
          </table:table-cell>
          <table:table-cell office:value-type="float" office:value="75.132">
            <text:p>75.132</text:p>
          </table:table-cell>
          <table:table-cell office:value-type="float" office:value="75.15">
            <text:p>75.15</text:p>
          </table:table-cell>
          <table:table-cell office:value-type="float" office:value="31.3032091522512">
            <text:p>31.3032091523</text:p>
          </table:table-cell>
          <table:table-cell office:value-type="float" office:value="23.5190245731">
            <text:p>23.5190245731</text:p>
          </table:table-cell>
          <table:table-cell office:value-type="float" office:value="75.4828322669007">
            <text:p>75.4828322669</text:p>
          </table:table-cell>
          <table:table-cell office:value-type="float" office:value="75.3913411334505">
            <text:p>75.3913411335</text:p>
          </table:table-cell>
          <table:table-cell office:value-type="float" office:value="75.2998500000003">
            <text:p>75.29985</text:p>
          </table:table-cell>
          <table:table-cell office:value-type="float" office:value="75.2083588665502">
            <text:p>75.2083588666</text:p>
          </table:table-cell>
          <table:table-cell office:value-type="float" office:value="75.1168677331">
            <text:p>75.1168677331</text:p>
          </table:table-cell>
          <table:table-cell office:value-type="float" office:value="0.00300000000000011">
            <text:p>0.003</text:p>
          </table:table-cell>
          <table:table-cell office:value-type="float" office:value="0.0279999999999916">
            <text:p>0.028</text:p>
          </table:table-cell>
          <table:table-cell office:value-type="string">
            <text:p>2020.01.21 21:45</text:p>
          </table:table-cell>
          <table:table-cell office:value-type="string">
            <text:p>2020.01.22 04:45</text:p>
          </table:table-cell>
        </table:table-row>
        <table:table-row table:style-name="ro1">
          <table:table-cell table:formula="of:=[.A298]+1" office:value-type="float" office:value="297">
            <text:p>297</text:p>
          </table:table-cell>
          <table:table-cell office:value-type="float" office:value="75.152">
            <text:p>75.152</text:p>
          </table:table-cell>
          <table:table-cell office:value-type="float" office:value="75.155">
            <text:p>75.155</text:p>
          </table:table-cell>
          <table:table-cell office:value-type="float" office:value="75.107">
            <text:p>75.107</text:p>
          </table:table-cell>
          <table:table-cell office:value-type="float" office:value="75.147">
            <text:p>75.147</text:p>
          </table:table-cell>
          <table:table-cell office:value-type="float" office:value="30.9543812789932">
            <text:p>30.954381279</text:p>
          </table:table-cell>
          <table:table-cell office:value-type="float" office:value="18.6868844705719">
            <text:p>18.6868844706</text:p>
          </table:table-cell>
          <table:table-cell office:value-type="float" office:value="75.506745609931">
            <text:p>75.5067456099</text:p>
          </table:table-cell>
          <table:table-cell office:value-type="float" office:value="75.4120728049657">
            <text:p>75.412072805</text:p>
          </table:table-cell>
          <table:table-cell office:value-type="float" office:value="75.3174000000004">
            <text:p>75.3174</text:p>
          </table:table-cell>
          <table:table-cell office:value-type="float" office:value="75.222727195035">
            <text:p>75.222727195</text:p>
          </table:table-cell>
          <table:table-cell office:value-type="float" office:value="75.1280543900697">
            <text:p>75.1280543901</text:p>
          </table:table-cell>
          <table:table-cell office:value-type="float" office:value="-0.00499999999999545">
            <text:p>-0.005</text:p>
          </table:table-cell>
          <table:table-cell office:value-type="float" office:value="0.0480000000000018">
            <text:p>0.048</text:p>
          </table:table-cell>
          <table:table-cell office:value-type="string">
            <text:p>2020.01.21 21:30</text:p>
          </table:table-cell>
          <table:table-cell office:value-type="string">
            <text:p>2020.01.22 04:30</text:p>
          </table:table-cell>
        </table:table-row>
        <table:table-row table:style-name="ro1">
          <table:table-cell table:formula="of:=[.A299]+1" office:value-type="float" office:value="298">
            <text:p>298</text:p>
          </table:table-cell>
          <table:table-cell office:value-type="float" office:value="75.194">
            <text:p>75.194</text:p>
          </table:table-cell>
          <table:table-cell office:value-type="float" office:value="75.207">
            <text:p>75.207</text:p>
          </table:table-cell>
          <table:table-cell office:value-type="float" office:value="75.142">
            <text:p>75.142</text:p>
          </table:table-cell>
          <table:table-cell office:value-type="float" office:value="75.151">
            <text:p>75.151</text:p>
          </table:table-cell>
          <table:table-cell office:value-type="float" office:value="31.1547645891377">
            <text:p>31.1547645891</text:p>
          </table:table-cell>
          <table:table-cell office:value-type="float" office:value="18.0700994282891">
            <text:p>18.0700994283</text:p>
          </table:table-cell>
          <table:table-cell office:value-type="float" office:value="75.5359082449121">
            <text:p>75.5359082449</text:p>
          </table:table-cell>
          <table:table-cell office:value-type="float" office:value="75.4367541224562">
            <text:p>75.4367541225</text:p>
          </table:table-cell>
          <table:table-cell office:value-type="float" office:value="75.3376000000003">
            <text:p>75.3376</text:p>
          </table:table-cell>
          <table:table-cell office:value-type="float" office:value="75.2384458775444">
            <text:p>75.2384458775</text:p>
          </table:table-cell>
          <table:table-cell office:value-type="float" office:value="75.1392917550885">
            <text:p>75.1392917551</text:p>
          </table:table-cell>
          <table:table-cell office:value-type="float" office:value="-0.0430000000000064">
            <text:p>-0.043</text:p>
          </table:table-cell>
          <table:table-cell office:value-type="float" office:value="0.0649999999999977">
            <text:p>0.065</text:p>
          </table:table-cell>
          <table:table-cell office:value-type="string">
            <text:p>2020.01.21 21:15</text:p>
          </table:table-cell>
          <table:table-cell office:value-type="string">
            <text:p>2020.01.22 04:15</text:p>
          </table:table-cell>
        </table:table-row>
        <table:table-row table:style-name="ro1">
          <table:table-cell table:formula="of:=[.A300]+1" office:value-type="float" office:value="299">
            <text:p>299</text:p>
          </table:table-cell>
          <table:table-cell office:value-type="float" office:value="75.189">
            <text:p>75.189</text:p>
          </table:table-cell>
          <table:table-cell office:value-type="float" office:value="75.21">
            <text:p>75.21</text:p>
          </table:table-cell>
          <table:table-cell office:value-type="float" office:value="75.18">
            <text:p>75.18</text:p>
          </table:table-cell>
          <table:table-cell office:value-type="float" office:value="75.194">
            <text:p>75.194</text:p>
          </table:table-cell>
          <table:table-cell office:value-type="float" office:value="33.3602314874756">
            <text:p>33.3602314875</text:p>
          </table:table-cell>
          <table:table-cell office:value-type="float" office:value="23.1592822569144">
            <text:p>23.1592822569</text:p>
          </table:table-cell>
          <table:table-cell office:value-type="float" office:value="75.5808254667693">
            <text:p>75.5808254668</text:p>
          </table:table-cell>
          <table:table-cell office:value-type="float" office:value="75.4713627333848">
            <text:p>75.4713627334</text:p>
          </table:table-cell>
          <table:table-cell office:value-type="float" office:value="75.3619000000003">
            <text:p>75.3619</text:p>
          </table:table-cell>
          <table:table-cell office:value-type="float" office:value="75.2524372666159">
            <text:p>75.2524372666</text:p>
          </table:table-cell>
          <table:table-cell office:value-type="float" office:value="75.1429745332314">
            <text:p>75.1429745332</text:p>
          </table:table-cell>
          <table:table-cell office:value-type="float" office:value="0.00500000000000966">
            <text:p>0.005</text:p>
          </table:table-cell>
          <table:table-cell office:value-type="float" office:value="0.0299999999999869">
            <text:p>0.03</text:p>
          </table:table-cell>
          <table:table-cell office:value-type="string">
            <text:p>2020.01.21 21:00</text:p>
          </table:table-cell>
          <table:table-cell office:value-type="string">
            <text:p>2020.01.22 04:00</text:p>
          </table:table-cell>
        </table:table-row>
        <table:table-row table:style-name="ro1">
          <table:table-cell table:formula="of:=[.A301]+1" office:value-type="float" office:value="300">
            <text:p>300</text:p>
          </table:table-cell>
          <table:table-cell office:value-type="float" office:value="75.227">
            <text:p>75.227</text:p>
          </table:table-cell>
          <table:table-cell office:value-type="float" office:value="75.25">
            <text:p>75.25</text:p>
          </table:table-cell>
          <table:table-cell office:value-type="float" office:value="75.17">
            <text:p>75.17</text:p>
          </table:table-cell>
          <table:table-cell office:value-type="float" office:value="75.192">
            <text:p>75.192</text:p>
          </table:table-cell>
          <table:table-cell office:value-type="float" office:value="33.1511308870307">
            <text:p>33.151130887</text:p>
          </table:table-cell>
          <table:table-cell office:value-type="float" office:value="28.9053417214349">
            <text:p>28.9053417214</text:p>
          </table:table-cell>
          <table:table-cell office:value-type="float" office:value="75.6118955689569">
            <text:p>75.611895569</text:p>
          </table:table-cell>
          <table:table-cell office:value-type="float" office:value="75.4972227844786">
            <text:p>75.4972227845</text:p>
          </table:table-cell>
          <table:table-cell office:value-type="float" office:value="75.3825500000003">
            <text:p>75.38255</text:p>
          </table:table-cell>
          <table:table-cell office:value-type="float" office:value="75.2678772155221">
            <text:p>75.2678772155</text:p>
          </table:table-cell>
          <table:table-cell office:value-type="float" office:value="75.1532044310438">
            <text:p>75.153204431</text:p>
          </table:table-cell>
          <table:table-cell office:value-type="float" office:value="-0.0350000000000108">
            <text:p>-0.035</text:p>
          </table:table-cell>
          <table:table-cell office:value-type="float" office:value="0.0799999999999983">
            <text:p>0.08</text:p>
          </table:table-cell>
          <table:table-cell office:value-type="string">
            <text:p>2020.01.21 20:45</text:p>
          </table:table-cell>
          <table:table-cell office:value-type="string">
            <text:p>2020.01.22 03:45</text:p>
          </table:table-cell>
        </table:table-row>
        <table:table-row table:style-name="ro1">
          <table:table-cell table:formula="of:=[.A302]+1" office:value-type="float" office:value="301">
            <text:p>301</text:p>
          </table:table-cell>
          <table:table-cell office:value-type="float" office:value="75.279">
            <text:p>75.279</text:p>
          </table:table-cell>
          <table:table-cell office:value-type="float" office:value="75.283">
            <text:p>75.283</text:p>
          </table:table-cell>
          <table:table-cell office:value-type="float" office:value="75.216">
            <text:p>75.216</text:p>
          </table:table-cell>
          <table:table-cell office:value-type="float" office:value="75.227">
            <text:p>75.227</text:p>
          </table:table-cell>
          <table:table-cell office:value-type="float" office:value="34.9756536841656">
            <text:p>34.9756536842</text:p>
          </table:table-cell>
          <table:table-cell office:value-type="float" office:value="29.2820282449372">
            <text:p>29.2820282449</text:p>
          </table:table-cell>
          <table:table-cell office:value-type="float" office:value="75.6295859092542">
            <text:p>75.6295859093</text:p>
          </table:table-cell>
          <table:table-cell office:value-type="float" office:value="75.5158179546273">
            <text:p>75.5158179546</text:p>
          </table:table-cell>
          <table:table-cell office:value-type="float" office:value="75.4020500000003">
            <text:p>75.40205</text:p>
          </table:table-cell>
          <table:table-cell office:value-type="float" office:value="75.2882820453734">
            <text:p>75.2882820454</text:p>
          </table:table-cell>
          <table:table-cell office:value-type="float" office:value="75.1745140907464">
            <text:p>75.1745140907</text:p>
          </table:table-cell>
          <table:table-cell office:value-type="float" office:value="-0.0519999999999925">
            <text:p>-0.052</text:p>
          </table:table-cell>
          <table:table-cell office:value-type="float" office:value="0.0670000000000073">
            <text:p>0.067</text:p>
          </table:table-cell>
          <table:table-cell office:value-type="string">
            <text:p>2020.01.21 20:30</text:p>
          </table:table-cell>
          <table:table-cell office:value-type="string">
            <text:p>2020.01.22 03:30</text:p>
          </table:table-cell>
        </table:table-row>
        <table:table-row table:style-name="ro1">
          <table:table-cell table:formula="of:=[.A303]+1" office:value-type="float" office:value="302">
            <text:p>302</text:p>
          </table:table-cell>
          <table:table-cell office:value-type="float" office:value="75.336">
            <text:p>75.336</text:p>
          </table:table-cell>
          <table:table-cell office:value-type="float" office:value="75.338">
            <text:p>75.338</text:p>
          </table:table-cell>
          <table:table-cell office:value-type="float" office:value="75.215">
            <text:p>75.215</text:p>
          </table:table-cell>
          <table:table-cell office:value-type="float" office:value="75.28">
            <text:p>75.28</text:p>
          </table:table-cell>
          <table:table-cell office:value-type="float" office:value="37.982911243743">
            <text:p>37.9829112437</text:p>
          </table:table-cell>
          <table:table-cell office:value-type="float" office:value="29.6036847272758">
            <text:p>29.6036847273</text:p>
          </table:table-cell>
          <table:table-cell office:value-type="float" office:value="75.6541075795493">
            <text:p>75.6541075795</text:p>
          </table:table-cell>
          <table:table-cell office:value-type="float" office:value="75.5380037897748">
            <text:p>75.5380037898</text:p>
          </table:table-cell>
          <table:table-cell office:value-type="float" office:value="75.4219000000003">
            <text:p>75.4219</text:p>
          </table:table-cell>
          <table:table-cell office:value-type="float" office:value="75.3057962102258">
            <text:p>75.3057962102</text:p>
          </table:table-cell>
          <table:table-cell office:value-type="float" office:value="75.1896924204513">
            <text:p>75.1896924205</text:p>
          </table:table-cell>
          <table:table-cell office:value-type="float" office:value="-0.0559999999999974">
            <text:p>-0.056</text:p>
          </table:table-cell>
          <table:table-cell office:value-type="float" office:value="0.122999999999991">
            <text:p>0.123</text:p>
          </table:table-cell>
          <table:table-cell office:value-type="string">
            <text:p>2020.01.21 20:15</text:p>
          </table:table-cell>
          <table:table-cell office:value-type="string">
            <text:p>2020.01.22 03:15</text:p>
          </table:table-cell>
        </table:table-row>
        <table:table-row table:style-name="ro1">
          <table:table-cell table:formula="of:=[.A304]+1" office:value-type="float" office:value="303">
            <text:p>303</text:p>
          </table:table-cell>
          <table:table-cell office:value-type="float" office:value="75.311">
            <text:p>75.311</text:p>
          </table:table-cell>
          <table:table-cell office:value-type="float" office:value="75.339">
            <text:p>75.339</text:p>
          </table:table-cell>
          <table:table-cell office:value-type="float" office:value="75.309">
            <text:p>75.309</text:p>
          </table:table-cell>
          <table:table-cell office:value-type="float" office:value="75.337">
            <text:p>75.337</text:p>
          </table:table-cell>
          <table:table-cell office:value-type="float" office:value="41.6409472585164">
            <text:p>41.6409472585</text:p>
          </table:table-cell>
          <table:table-cell office:value-type="float" office:value="36.4581436037246">
            <text:p>36.4581436037</text:p>
          </table:table-cell>
          <table:table-cell office:value-type="float" office:value="75.6777980881972">
            <text:p>75.6777980882</text:p>
          </table:table-cell>
          <table:table-cell office:value-type="float" office:value="75.5584740440987">
            <text:p>75.5584740441</text:p>
          </table:table-cell>
          <table:table-cell office:value-type="float" office:value="75.4391500000003">
            <text:p>75.43915</text:p>
          </table:table-cell>
          <table:table-cell office:value-type="float" office:value="75.3198259559019">
            <text:p>75.3198259559</text:p>
          </table:table-cell>
          <table:table-cell office:value-type="float" office:value="75.2005019118035">
            <text:p>75.2005019118</text:p>
          </table:table-cell>
          <table:table-cell office:value-type="float" office:value="0.0259999999999963">
            <text:p>0.026</text:p>
          </table:table-cell>
          <table:table-cell office:value-type="float" office:value="0.0300000000000011">
            <text:p>0.03</text:p>
          </table:table-cell>
          <table:table-cell office:value-type="string">
            <text:p>2020.01.21 20:00</text:p>
          </table:table-cell>
          <table:table-cell office:value-type="string">
            <text:p>2020.01.22 03:00</text:p>
          </table:table-cell>
        </table:table-row>
        <table:table-row table:style-name="ro1">
          <table:table-cell table:formula="of:=[.A305]+1" office:value-type="float" office:value="304">
            <text:p>304</text:p>
          </table:table-cell>
          <table:table-cell office:value-type="float" office:value="75.325">
            <text:p>75.325</text:p>
          </table:table-cell>
          <table:table-cell office:value-type="float" office:value="75.327">
            <text:p>75.327</text:p>
          </table:table-cell>
          <table:table-cell office:value-type="float" office:value="75.311">
            <text:p>75.311</text:p>
          </table:table-cell>
          <table:table-cell office:value-type="float" office:value="75.312">
            <text:p>75.312</text:p>
          </table:table-cell>
          <table:table-cell office:value-type="float" office:value="39.2012078688368">
            <text:p>39.2012078688</text:p>
          </table:table-cell>
          <table:table-cell office:value-type="float" office:value="38.0493736213355">
            <text:p>38.0493736213</text:p>
          </table:table-cell>
          <table:table-cell office:value-type="float" office:value="75.696606943777">
            <text:p>75.6966069438</text:p>
          </table:table-cell>
          <table:table-cell office:value-type="float" office:value="75.5745534718887">
            <text:p>75.5745534719</text:p>
          </table:table-cell>
          <table:table-cell office:value-type="float" office:value="75.4525000000003">
            <text:p>75.4525</text:p>
          </table:table-cell>
          <table:table-cell office:value-type="float" office:value="75.330446528112">
            <text:p>75.3304465281</text:p>
          </table:table-cell>
          <table:table-cell office:value-type="float" office:value="75.2083930562236">
            <text:p>75.2083930562</text:p>
          </table:table-cell>
          <table:table-cell office:value-type="float" office:value="-0.0130000000000052">
            <text:p>-0.013</text:p>
          </table:table-cell>
          <table:table-cell office:value-type="float" office:value="0.0159999999999911">
            <text:p>0.016</text:p>
          </table:table-cell>
          <table:table-cell office:value-type="string">
            <text:p>2020.01.21 19:45</text:p>
          </table:table-cell>
          <table:table-cell office:value-type="string">
            <text:p>2020.01.22 02:45</text:p>
          </table:table-cell>
        </table:table-row>
        <table:table-row table:style-name="ro1">
          <table:table-cell table:formula="of:=[.A306]+1" office:value-type="float" office:value="305">
            <text:p>305</text:p>
          </table:table-cell>
          <table:table-cell office:value-type="float" office:value="75.333">
            <text:p>75.333</text:p>
          </table:table-cell>
          <table:table-cell office:value-type="float" office:value="75.345">
            <text:p>75.345</text:p>
          </table:table-cell>
          <table:table-cell office:value-type="float" office:value="75.323">
            <text:p>75.323</text:p>
          </table:table-cell>
          <table:table-cell office:value-type="float" office:value="75.325">
            <text:p>75.325</text:p>
          </table:table-cell>
          <table:table-cell office:value-type="float" office:value="40.0278633726795">
            <text:p>40.0278633727</text:p>
          </table:table-cell>
          <table:table-cell office:value-type="float" office:value="37.6377954136617">
            <text:p>37.6377954137</text:p>
          </table:table-cell>
          <table:table-cell office:value-type="float" office:value="75.7021453337778">
            <text:p>75.7021453338</text:p>
          </table:table-cell>
          <table:table-cell office:value-type="float" office:value="75.5830726668891">
            <text:p>75.5830726669</text:p>
          </table:table-cell>
          <table:table-cell office:value-type="float" office:value="75.4640000000003">
            <text:p>75.464</text:p>
          </table:table-cell>
          <table:table-cell office:value-type="float" office:value="75.3449273331116">
            <text:p>75.3449273331</text:p>
          </table:table-cell>
          <table:table-cell office:value-type="float" office:value="75.2258546662228">
            <text:p>75.2258546662</text:p>
          </table:table-cell>
          <table:table-cell office:value-type="float" office:value="-0.00799999999999557">
            <text:p>-0.008</text:p>
          </table:table-cell>
          <table:table-cell office:value-type="float" office:value="0.0220000000000056">
            <text:p>0.022</text:p>
          </table:table-cell>
          <table:table-cell office:value-type="string">
            <text:p>2020.01.21 19:30</text:p>
          </table:table-cell>
          <table:table-cell office:value-type="string">
            <text:p>2020.01.22 02:30</text:p>
          </table:table-cell>
        </table:table-row>
        <table:table-row table:style-name="ro1">
          <table:table-cell table:formula="of:=[.A307]+1" office:value-type="float" office:value="306">
            <text:p>306</text:p>
          </table:table-cell>
          <table:table-cell office:value-type="float" office:value="75.326">
            <text:p>75.326</text:p>
          </table:table-cell>
          <table:table-cell office:value-type="float" office:value="75.338">
            <text:p>75.338</text:p>
          </table:table-cell>
          <table:table-cell office:value-type="float" office:value="75.307">
            <text:p>75.307</text:p>
          </table:table-cell>
          <table:table-cell office:value-type="float" office:value="75.334">
            <text:p>75.334</text:p>
          </table:table-cell>
          <table:table-cell office:value-type="float" office:value="40.5908210042658">
            <text:p>40.5908210043</text:p>
          </table:table-cell>
          <table:table-cell office:value-type="float" office:value="35.5629699225275">
            <text:p>35.5629699225</text:p>
          </table:table-cell>
          <table:table-cell office:value-type="float" office:value="75.7070183031381">
            <text:p>75.7070183031</text:p>
          </table:table-cell>
          <table:table-cell office:value-type="float" office:value="75.5910841515692">
            <text:p>75.5910841516</text:p>
          </table:table-cell>
          <table:table-cell office:value-type="float" office:value="75.4751500000003">
            <text:p>75.47515</text:p>
          </table:table-cell>
          <table:table-cell office:value-type="float" office:value="75.3592158484314">
            <text:p>75.3592158484</text:p>
          </table:table-cell>
          <table:table-cell office:value-type="float" office:value="75.2432816968625">
            <text:p>75.2432816969</text:p>
          </table:table-cell>
          <table:table-cell office:value-type="float" office:value="0.00800000000000978">
            <text:p>0.008</text:p>
          </table:table-cell>
          <table:table-cell office:value-type="float" office:value="0.0309999999999917">
            <text:p>0.031</text:p>
          </table:table-cell>
          <table:table-cell office:value-type="string">
            <text:p>2020.01.21 19:15</text:p>
          </table:table-cell>
          <table:table-cell office:value-type="string">
            <text:p>2020.01.22 02:15</text:p>
          </table:table-cell>
        </table:table-row>
        <table:table-row table:style-name="ro1">
          <table:table-cell table:formula="of:=[.A308]+1" office:value-type="float" office:value="307">
            <text:p>307</text:p>
          </table:table-cell>
          <table:table-cell office:value-type="float" office:value="75.347">
            <text:p>75.347</text:p>
          </table:table-cell>
          <table:table-cell office:value-type="float" office:value="75.358">
            <text:p>75.358</text:p>
          </table:table-cell>
          <table:table-cell office:value-type="float" office:value="75.317">
            <text:p>75.317</text:p>
          </table:table-cell>
          <table:table-cell office:value-type="float" office:value="75.327">
            <text:p>75.327</text:p>
          </table:table-cell>
          <table:table-cell office:value-type="float" office:value="39.9669673535102">
            <text:p>39.9669673535</text:p>
          </table:table-cell>
          <table:table-cell office:value-type="float" office:value="35.4669084798262">
            <text:p>35.4669084798</text:p>
          </table:table-cell>
          <table:table-cell office:value-type="float" office:value="75.7106285823312">
            <text:p>75.7106285823</text:p>
          </table:table-cell>
          <table:table-cell office:value-type="float" office:value="75.5983142911658">
            <text:p>75.5983142912</text:p>
          </table:table-cell>
          <table:table-cell office:value-type="float" office:value="75.4860000000003">
            <text:p>75.486</text:p>
          </table:table-cell>
          <table:table-cell office:value-type="float" office:value="75.3736857088349">
            <text:p>75.3736857088</text:p>
          </table:table-cell>
          <table:table-cell office:value-type="float" office:value="75.2613714176694">
            <text:p>75.2613714177</text:p>
          </table:table-cell>
          <table:table-cell office:value-type="float" office:value="-0.019999999999996">
            <text:p>-0.02</text:p>
          </table:table-cell>
          <table:table-cell office:value-type="float" office:value="0.041000000000011">
            <text:p>0.041</text:p>
          </table:table-cell>
          <table:table-cell office:value-type="string">
            <text:p>2020.01.21 19:00</text:p>
          </table:table-cell>
          <table:table-cell office:value-type="string">
            <text:p>2020.01.22 02:00</text:p>
          </table:table-cell>
        </table:table-row>
        <table:table-row table:style-name="ro1">
          <table:table-cell table:formula="of:=[.A309]+1" office:value-type="float" office:value="308">
            <text:p>308</text:p>
          </table:table-cell>
          <table:table-cell office:value-type="float" office:value="75.333">
            <text:p>75.333</text:p>
          </table:table-cell>
          <table:table-cell office:value-type="float" office:value="75.357">
            <text:p>75.357</text:p>
          </table:table-cell>
          <table:table-cell office:value-type="float" office:value="75.315">
            <text:p>75.315</text:p>
          </table:table-cell>
          <table:table-cell office:value-type="float" office:value="75.346">
            <text:p>75.346</text:p>
          </table:table-cell>
          <table:table-cell office:value-type="float" office:value="41.0792912789612">
            <text:p>41.079291279</text:p>
          </table:table-cell>
          <table:table-cell office:value-type="float" office:value="38.9161862538413">
            <text:p>38.9161862538</text:p>
          </table:table-cell>
          <table:table-cell office:value-type="float" office:value="75.714481463523">
            <text:p>75.7144814635</text:p>
          </table:table-cell>
          <table:table-cell office:value-type="float" office:value="75.6065907317617">
            <text:p>75.6065907318</text:p>
          </table:table-cell>
          <table:table-cell office:value-type="float" office:value="75.4987000000003">
            <text:p>75.4987</text:p>
          </table:table-cell>
          <table:table-cell office:value-type="float" office:value="75.390809268239">
            <text:p>75.3908092682</text:p>
          </table:table-cell>
          <table:table-cell office:value-type="float" office:value="75.2829185364776">
            <text:p>75.2829185365</text:p>
          </table:table-cell>
          <table:table-cell office:value-type="float" office:value="0.0130000000000052">
            <text:p>0.013</text:p>
          </table:table-cell>
          <table:table-cell office:value-type="float" office:value="0.0420000000000016">
            <text:p>0.042</text:p>
          </table:table-cell>
          <table:table-cell office:value-type="string">
            <text:p>2020.01.21 18:45</text:p>
          </table:table-cell>
          <table:table-cell office:value-type="string">
            <text:p>2020.01.22 01:45</text:p>
          </table:table-cell>
        </table:table-row>
        <table:table-row table:style-name="ro1">
          <table:table-cell table:formula="of:=[.A310]+1" office:value-type="float" office:value="309">
            <text:p>309</text:p>
          </table:table-cell>
          <table:table-cell office:value-type="float" office:value="75.384">
            <text:p>75.384</text:p>
          </table:table-cell>
          <table:table-cell office:value-type="float" office:value="75.385">
            <text:p>75.385</text:p>
          </table:table-cell>
          <table:table-cell office:value-type="float" office:value="75.314">
            <text:p>75.314</text:p>
          </table:table-cell>
          <table:table-cell office:value-type="float" office:value="75.334">
            <text:p>75.334</text:p>
          </table:table-cell>
          <table:table-cell office:value-type="float" office:value="40.0786863001052">
            <text:p>40.0786863001</text:p>
          </table:table-cell>
          <table:table-cell office:value-type="float" office:value="42.4712738209675">
            <text:p>42.471273821</text:p>
          </table:table-cell>
          <table:table-cell office:value-type="float" office:value="75.7136810386545">
            <text:p>75.7136810387</text:p>
          </table:table-cell>
          <table:table-cell office:value-type="float" office:value="75.6112405193274">
            <text:p>75.6112405193</text:p>
          </table:table-cell>
          <table:table-cell office:value-type="float" office:value="75.5088000000003">
            <text:p>75.5088</text:p>
          </table:table-cell>
          <table:table-cell office:value-type="float" office:value="75.4063594806732">
            <text:p>75.4063594807</text:p>
          </table:table-cell>
          <table:table-cell office:value-type="float" office:value="75.3039189613462">
            <text:p>75.3039189613</text:p>
          </table:table-cell>
          <table:table-cell office:value-type="float" office:value="-0.0499999999999972">
            <text:p>-0.05</text:p>
          </table:table-cell>
          <table:table-cell office:value-type="float" office:value="0.0710000000000122">
            <text:p>0.071</text:p>
          </table:table-cell>
          <table:table-cell office:value-type="string">
            <text:p>2020.01.21 18:30</text:p>
          </table:table-cell>
          <table:table-cell office:value-type="string">
            <text:p>2020.01.22 01:30</text:p>
          </table:table-cell>
        </table:table-row>
        <table:table-row table:style-name="ro1">
          <table:table-cell table:formula="of:=[.A311]+1" office:value-type="float" office:value="310">
            <text:p>310</text:p>
          </table:table-cell>
          <table:table-cell office:value-type="float" office:value="75.361">
            <text:p>75.361</text:p>
          </table:table-cell>
          <table:table-cell office:value-type="float" office:value="75.385">
            <text:p>75.385</text:p>
          </table:table-cell>
          <table:table-cell office:value-type="float" office:value="75.341">
            <text:p>75.341</text:p>
          </table:table-cell>
          <table:table-cell office:value-type="float" office:value="75.384">
            <text:p>75.384</text:p>
          </table:table-cell>
          <table:table-cell office:value-type="float" office:value="42.9669838344968">
            <text:p>42.9669838345</text:p>
          </table:table-cell>
          <table:table-cell office:value-type="float" office:value="42.6568760481915">
            <text:p>42.6568760482</text:p>
          </table:table-cell>
          <table:table-cell office:value-type="float" office:value="75.7062047930977">
            <text:p>75.7062047931</text:p>
          </table:table-cell>
          <table:table-cell office:value-type="float" office:value="75.611927396549">
            <text:p>75.6119273965</text:p>
          </table:table-cell>
          <table:table-cell office:value-type="float" office:value="75.5176500000003">
            <text:p>75.51765</text:p>
          </table:table-cell>
          <table:table-cell office:value-type="float" office:value="75.4233726034516">
            <text:p>75.4233726035</text:p>
          </table:table-cell>
          <table:table-cell office:value-type="float" office:value="75.3290952069029">
            <text:p>75.3290952069</text:p>
          </table:table-cell>
          <table:table-cell office:value-type="float" office:value="0.0229999999999961">
            <text:p>0.023</text:p>
          </table:table-cell>
          <table:table-cell office:value-type="float" office:value="0.0440000000000111">
            <text:p>0.044</text:p>
          </table:table-cell>
          <table:table-cell office:value-type="string">
            <text:p>2020.01.21 18:15</text:p>
          </table:table-cell>
          <table:table-cell office:value-type="string">
            <text:p>2020.01.22 01:15</text:p>
          </table:table-cell>
        </table:table-row>
        <table:table-row table:style-name="ro1">
          <table:table-cell table:formula="of:=[.A312]+1" office:value-type="float" office:value="311">
            <text:p>311</text:p>
          </table:table-cell>
          <table:table-cell office:value-type="float" office:value="75.387">
            <text:p>75.387</text:p>
          </table:table-cell>
          <table:table-cell office:value-type="float" office:value="75.407">
            <text:p>75.407</text:p>
          </table:table-cell>
          <table:table-cell office:value-type="float" office:value="75.35">
            <text:p>75.35</text:p>
          </table:table-cell>
          <table:table-cell office:value-type="float" office:value="75.362">
            <text:p>75.362</text:p>
          </table:table-cell>
          <table:table-cell office:value-type="float" office:value="41.1955920955654">
            <text:p>41.1955920956</text:p>
          </table:table-cell>
          <table:table-cell office:value-type="float" office:value="46.5632207046224">
            <text:p>46.5632207046</text:p>
          </table:table-cell>
          <table:table-cell office:value-type="float" office:value="75.70276598358">
            <text:p>75.7027659836</text:p>
          </table:table-cell>
          <table:table-cell office:value-type="float" office:value="75.6136079917902">
            <text:p>75.6136079918</text:p>
          </table:table-cell>
          <table:table-cell office:value-type="float" office:value="75.5244500000003">
            <text:p>75.52445</text:p>
          </table:table-cell>
          <table:table-cell office:value-type="float" office:value="75.4352920082105">
            <text:p>75.4352920082</text:p>
          </table:table-cell>
          <table:table-cell office:value-type="float" office:value="75.3461340164206">
            <text:p>75.3461340164</text:p>
          </table:table-cell>
          <table:table-cell office:value-type="float" office:value="-0.0250000000000057">
            <text:p>-0.025</text:p>
          </table:table-cell>
          <table:table-cell office:value-type="float" office:value="0.0570000000000022">
            <text:p>0.057</text:p>
          </table:table-cell>
          <table:table-cell office:value-type="string">
            <text:p>2020.01.21 18:00</text:p>
          </table:table-cell>
          <table:table-cell office:value-type="string">
            <text:p>2020.01.22 01:00</text:p>
          </table:table-cell>
        </table:table-row>
        <table:table-row table:style-name="ro1">
          <table:table-cell table:formula="of:=[.A313]+1" office:value-type="float" office:value="312">
            <text:p>312</text:p>
          </table:table-cell>
          <table:table-cell office:value-type="float" office:value="75.32">
            <text:p>75.32</text:p>
          </table:table-cell>
          <table:table-cell office:value-type="float" office:value="75.396">
            <text:p>75.396</text:p>
          </table:table-cell>
          <table:table-cell office:value-type="float" office:value="75.285">
            <text:p>75.285</text:p>
          </table:table-cell>
          <table:table-cell office:value-type="float" office:value="75.387">
            <text:p>75.387</text:p>
          </table:table-cell>
          <table:table-cell office:value-type="float" office:value="42.6247869016529">
            <text:p>42.6247869017</text:p>
          </table:table-cell>
          <table:table-cell office:value-type="float" office:value="46.2725533534999">
            <text:p>46.2725533535</text:p>
          </table:table-cell>
          <table:table-cell office:value-type="float" office:value="75.6949407096105">
            <text:p>75.6949407096</text:p>
          </table:table-cell>
          <table:table-cell office:value-type="float" office:value="75.6139453548054">
            <text:p>75.6139453548</text:p>
          </table:table-cell>
          <table:table-cell office:value-type="float" office:value="75.5329500000003">
            <text:p>75.53295</text:p>
          </table:table-cell>
          <table:table-cell office:value-type="float" office:value="75.4519546451952">
            <text:p>75.4519546452</text:p>
          </table:table-cell>
          <table:table-cell office:value-type="float" office:value="75.3709592903901">
            <text:p>75.3709592904</text:p>
          </table:table-cell>
          <table:table-cell office:value-type="float" office:value="0.0670000000000073">
            <text:p>0.067</text:p>
          </table:table-cell>
          <table:table-cell office:value-type="float" office:value="0.111000000000004">
            <text:p>0.111</text:p>
          </table:table-cell>
          <table:table-cell office:value-type="string">
            <text:p>2020.01.21 17:45</text:p>
          </table:table-cell>
          <table:table-cell office:value-type="string">
            <text:p>2020.01.22 00:45</text:p>
          </table:table-cell>
        </table:table-row>
        <table:table-row table:style-name="ro1">
          <table:table-cell table:formula="of:=[.A314]+1" office:value-type="float" office:value="313">
            <text:p>313</text:p>
          </table:table-cell>
          <table:table-cell office:value-type="float" office:value="75.402">
            <text:p>75.402</text:p>
          </table:table-cell>
          <table:table-cell office:value-type="float" office:value="75.415">
            <text:p>75.415</text:p>
          </table:table-cell>
          <table:table-cell table:number-columns-repeated="2" office:value-type="float" office:value="75.322">
            <text:p>75.322</text:p>
          </table:table-cell>
          <table:table-cell office:value-type="float" office:value="37.2474260999994">
            <text:p>37.2474261</text:p>
          </table:table-cell>
          <table:table-cell office:value-type="float" office:value="43.8697469380995">
            <text:p>43.8697469381</text:p>
          </table:table-cell>
          <table:table-cell office:value-type="float" office:value="75.6894112109737">
            <text:p>75.689411211</text:p>
          </table:table-cell>
          <table:table-cell office:value-type="float" office:value="75.612530605487">
            <text:p>75.6125306055</text:p>
          </table:table-cell>
          <table:table-cell office:value-type="float" office:value="75.5356500000003">
            <text:p>75.53565</text:p>
          </table:table-cell>
          <table:table-cell office:value-type="float" office:value="75.4587693945136">
            <text:p>75.4587693945</text:p>
          </table:table-cell>
          <table:table-cell office:value-type="float" office:value="75.3818887890269">
            <text:p>75.381888789</text:p>
          </table:table-cell>
          <table:table-cell office:value-type="float" office:value="-0.0799999999999983">
            <text:p>-0.08</text:p>
          </table:table-cell>
          <table:table-cell office:value-type="float" office:value="0.0930000000000035">
            <text:p>0.093</text:p>
          </table:table-cell>
          <table:table-cell office:value-type="string">
            <text:p>2020.01.21 17:30</text:p>
          </table:table-cell>
          <table:table-cell office:value-type="string">
            <text:p>2020.01.22 00:30</text:p>
          </table:table-cell>
        </table:table-row>
        <table:table-row table:style-name="ro1">
          <table:table-cell table:formula="of:=[.A315]+1" office:value-type="float" office:value="314">
            <text:p>314</text:p>
          </table:table-cell>
          <table:table-cell office:value-type="float" office:value="75.486">
            <text:p>75.486</text:p>
          </table:table-cell>
          <table:table-cell office:value-type="float" office:value="75.487">
            <text:p>75.487</text:p>
          </table:table-cell>
          <table:table-cell office:value-type="float" office:value="75.351">
            <text:p>75.351</text:p>
          </table:table-cell>
          <table:table-cell office:value-type="float" office:value="75.401">
            <text:p>75.401</text:p>
          </table:table-cell>
          <table:table-cell office:value-type="float" office:value="41.7672100057604">
            <text:p>41.7672100058</text:p>
          </table:table-cell>
          <table:table-cell office:value-type="float" office:value="48.5962154565985">
            <text:p>48.5962154566</text:p>
          </table:table-cell>
          <table:table-cell office:value-type="float" office:value="75.6716956968072">
            <text:p>75.6716956968</text:p>
          </table:table-cell>
          <table:table-cell office:value-type="float" office:value="75.6060478484037">
            <text:p>75.6060478484</text:p>
          </table:table-cell>
          <table:table-cell office:value-type="float" office:value="75.5404000000003">
            <text:p>75.5404</text:p>
          </table:table-cell>
          <table:table-cell office:value-type="float" office:value="75.4747521515969">
            <text:p>75.4747521516</text:p>
          </table:table-cell>
          <table:table-cell office:value-type="float" office:value="75.4091043031935">
            <text:p>75.4091043032</text:p>
          </table:table-cell>
          <table:table-cell office:value-type="float" office:value="-0.085000000000008">
            <text:p>-0.085</text:p>
          </table:table-cell>
          <table:table-cell office:value-type="float" office:value="0.135999999999996">
            <text:p>0.136</text:p>
          </table:table-cell>
          <table:table-cell office:value-type="string">
            <text:p>2020.01.21 17:15</text:p>
          </table:table-cell>
          <table:table-cell office:value-type="string">
            <text:p>2020.01.22 00:15</text:p>
          </table:table-cell>
        </table:table-row>
        <table:table-row table:style-name="ro1">
          <table:table-cell table:formula="of:=[.A316]+1" office:value-type="float" office:value="315">
            <text:p>315</text:p>
          </table:table-cell>
          <table:table-cell office:value-type="float" office:value="75.499">
            <text:p>75.499</text:p>
          </table:table-cell>
          <table:table-cell office:value-type="float" office:value="75.536">
            <text:p>75.536</text:p>
          </table:table-cell>
          <table:table-cell office:value-type="float" office:value="75.457">
            <text:p>75.457</text:p>
          </table:table-cell>
          <table:table-cell office:value-type="float" office:value="75.485">
            <text:p>75.485</text:p>
          </table:table-cell>
          <table:table-cell office:value-type="float" office:value="47.6019567396271">
            <text:p>47.6019567396</text:p>
          </table:table-cell>
          <table:table-cell office:value-type="float" office:value="55.1644781742862">
            <text:p>55.1644781743</text:p>
          </table:table-cell>
          <table:table-cell office:value-type="float" office:value="75.6699778652078">
            <text:p>75.6699778652</text:p>
          </table:table-cell>
          <table:table-cell office:value-type="float" office:value="75.605463932604">
            <text:p>75.6054639326</text:p>
          </table:table-cell>
          <table:table-cell office:value-type="float" office:value="75.5409500000003">
            <text:p>75.54095</text:p>
          </table:table-cell>
          <table:table-cell office:value-type="float" office:value="75.4764360673966">
            <text:p>75.4764360674</text:p>
          </table:table-cell>
          <table:table-cell office:value-type="float" office:value="75.4119221347928">
            <text:p>75.4119221348</text:p>
          </table:table-cell>
          <table:table-cell office:value-type="float" office:value="-0.0139999999999958">
            <text:p>-0.014</text:p>
          </table:table-cell>
          <table:table-cell office:value-type="float" office:value="0.0790000000000077">
            <text:p>0.079</text:p>
          </table:table-cell>
          <table:table-cell office:value-type="string">
            <text:p>2020.01.21 17:00</text:p>
          </table:table-cell>
          <table:table-cell office:value-type="string">
            <text:p>2020.01.22 00:00</text:p>
          </table:table-cell>
        </table:table-row>
        <table:table-row table:style-name="ro1">
          <table:table-cell table:formula="of:=[.A317]+1" office:value-type="float" office:value="316">
            <text:p>316</text:p>
          </table:table-cell>
          <table:table-cell office:value-type="float" office:value="75.551">
            <text:p>75.551</text:p>
          </table:table-cell>
          <table:table-cell office:value-type="float" office:value="75.56">
            <text:p>75.56</text:p>
          </table:table-cell>
          <table:table-cell office:value-type="float" office:value="75.499">
            <text:p>75.499</text:p>
          </table:table-cell>
          <table:table-cell office:value-type="float" office:value="75.501">
            <text:p>75.501</text:p>
          </table:table-cell>
          <table:table-cell office:value-type="float" office:value="48.8364681073754">
            <text:p>48.8364681074</text:p>
          </table:table-cell>
          <table:table-cell office:value-type="float" office:value="61.2509339771133">
            <text:p>61.2509339771</text:p>
          </table:table-cell>
          <table:table-cell office:value-type="float" office:value="75.6768705635809">
            <text:p>75.6768705636</text:p>
          </table:table-cell>
          <table:table-cell office:value-type="float" office:value="75.6069602817906">
            <text:p>75.6069602818</text:p>
          </table:table-cell>
          <table:table-cell office:value-type="float" office:value="75.5370500000003">
            <text:p>75.53705</text:p>
          </table:table-cell>
          <table:table-cell office:value-type="float" office:value="75.46713971821">
            <text:p>75.4671397182</text:p>
          </table:table-cell>
          <table:table-cell office:value-type="float" office:value="75.3972294364197">
            <text:p>75.3972294364</text:p>
          </table:table-cell>
          <table:table-cell office:value-type="float" office:value="-0.0499999999999972">
            <text:p>-0.05</text:p>
          </table:table-cell>
          <table:table-cell office:value-type="float" office:value="0.0610000000000071">
            <text:p>0.061</text:p>
          </table:table-cell>
          <table:table-cell office:value-type="string">
            <text:p>2020.01.21 16:45</text:p>
          </table:table-cell>
          <table:table-cell office:value-type="string">
            <text:p>2020.01.21 23:45</text:p>
          </table:table-cell>
        </table:table-row>
        <table:table-row table:style-name="ro1">
          <table:table-cell table:formula="of:=[.A318]+1" office:value-type="float" office:value="317">
            <text:p>317</text:p>
          </table:table-cell>
          <table:table-cell office:value-type="float" office:value="75.635">
            <text:p>75.635</text:p>
          </table:table-cell>
          <table:table-cell office:value-type="float" office:value="75.651">
            <text:p>75.651</text:p>
          </table:table-cell>
          <table:table-cell office:value-type="float" office:value="75.53">
            <text:p>75.53</text:p>
          </table:table-cell>
          <table:table-cell office:value-type="float" office:value="75.551">
            <text:p>75.551</text:p>
          </table:table-cell>
          <table:table-cell office:value-type="float" office:value="52.9101072691052">
            <text:p>52.9101072691</text:p>
          </table:table-cell>
          <table:table-cell office:value-type="float" office:value="67.9573345551016">
            <text:p>67.9573345551</text:p>
          </table:table-cell>
          <table:table-cell office:value-type="float" office:value="75.6878151486197">
            <text:p>75.6878151486</text:p>
          </table:table-cell>
          <table:table-cell office:value-type="float" office:value="75.60913257431">
            <text:p>75.6091325743</text:p>
          </table:table-cell>
          <table:table-cell office:value-type="float" office:value="75.5304500000003">
            <text:p>75.53045</text:p>
          </table:table-cell>
          <table:table-cell office:value-type="float" office:value="75.4517674256906">
            <text:p>75.4517674257</text:p>
          </table:table-cell>
          <table:table-cell office:value-type="float" office:value="75.3730848513809">
            <text:p>75.3730848514</text:p>
          </table:table-cell>
          <table:table-cell office:value-type="float" office:value="-0.0840000000000032">
            <text:p>-0.084</text:p>
          </table:table-cell>
          <table:table-cell office:value-type="float" office:value="0.120999999999995">
            <text:p>0.121</text:p>
          </table:table-cell>
          <table:table-cell office:value-type="string">
            <text:p>2020.01.21 16:30</text:p>
          </table:table-cell>
          <table:table-cell office:value-type="string">
            <text:p>2020.01.21 23:30</text:p>
          </table:table-cell>
        </table:table-row>
        <table:table-row table:style-name="ro1">
          <table:table-cell table:formula="of:=[.A319]+1" office:value-type="float" office:value="318">
            <text:p>318</text:p>
          </table:table-cell>
          <table:table-cell office:value-type="float" office:value="75.608">
            <text:p>75.608</text:p>
          </table:table-cell>
          <table:table-cell office:value-type="float" office:value="75.645">
            <text:p>75.645</text:p>
          </table:table-cell>
          <table:table-cell office:value-type="float" office:value="75.6">
            <text:p>75.6</text:p>
          </table:table-cell>
          <table:table-cell office:value-type="float" office:value="75.637">
            <text:p>75.637</text:p>
          </table:table-cell>
          <table:table-cell office:value-type="float" office:value="61.2596985457115">
            <text:p>61.2596985457</text:p>
          </table:table-cell>
          <table:table-cell office:value-type="float" office:value="69.766446891138">
            <text:p>69.7664468911</text:p>
          </table:table-cell>
          <table:table-cell office:value-type="float" office:value="75.6984393233262">
            <text:p>75.6984393233</text:p>
          </table:table-cell>
          <table:table-cell office:value-type="float" office:value="75.6089946616633">
            <text:p>75.6089946617</text:p>
          </table:table-cell>
          <table:table-cell office:value-type="float" office:value="75.5195500000003">
            <text:p>75.51955</text:p>
          </table:table-cell>
          <table:table-cell office:value-type="float" office:value="75.4301053383374">
            <text:p>75.4301053383</text:p>
          </table:table-cell>
          <table:table-cell office:value-type="float" office:value="75.3406606766744">
            <text:p>75.3406606767</text:p>
          </table:table-cell>
          <table:table-cell office:value-type="float" office:value="0.0289999999999964">
            <text:p>0.029</text:p>
          </table:table-cell>
          <table:table-cell office:value-type="float" office:value="0.0450000000000017">
            <text:p>0.045</text:p>
          </table:table-cell>
          <table:table-cell office:value-type="string">
            <text:p>2020.01.21 16:15</text:p>
          </table:table-cell>
          <table:table-cell office:value-type="string">
            <text:p>2020.01.21 23:15</text:p>
          </table:table-cell>
        </table:table-row>
        <table:table-row table:style-name="ro1">
          <table:table-cell table:formula="of:=[.A320]+1" office:value-type="float" office:value="319">
            <text:p>319</text:p>
          </table:table-cell>
          <table:table-cell office:value-type="float" office:value="75.583">
            <text:p>75.583</text:p>
          </table:table-cell>
          <table:table-cell office:value-type="float" office:value="75.62">
            <text:p>75.62</text:p>
          </table:table-cell>
          <table:table-cell office:value-type="float" office:value="75.573">
            <text:p>75.573</text:p>
          </table:table-cell>
          <table:table-cell office:value-type="float" office:value="75.607">
            <text:p>75.607</text:p>
          </table:table-cell>
          <table:table-cell office:value-type="float" office:value="59.1219160605317">
            <text:p>59.1219160605</text:p>
          </table:table-cell>
          <table:table-cell office:value-type="float" office:value="64.311637763228">
            <text:p>64.3116377632</text:p>
          </table:table-cell>
          <table:table-cell office:value-type="float" office:value="75.6963579023977">
            <text:p>75.6963579024</text:p>
          </table:table-cell>
          <table:table-cell office:value-type="float" office:value="75.599628951199">
            <text:p>75.5996289512</text:p>
          </table:table-cell>
          <table:table-cell office:value-type="float" office:value="75.5029000000003">
            <text:p>75.5029</text:p>
          </table:table-cell>
          <table:table-cell office:value-type="float" office:value="75.4061710488016">
            <text:p>75.4061710488</text:p>
          </table:table-cell>
          <table:table-cell office:value-type="float" office:value="75.3094420976029">
            <text:p>75.3094420976</text:p>
          </table:table-cell>
          <table:table-cell office:value-type="float" office:value="0.0240000000000009">
            <text:p>0.024</text:p>
          </table:table-cell>
          <table:table-cell office:value-type="float" office:value="0.0470000000000113">
            <text:p>0.047</text:p>
          </table:table-cell>
          <table:table-cell office:value-type="string">
            <text:p>2020.01.21 16:00</text:p>
          </table:table-cell>
          <table:table-cell office:value-type="string">
            <text:p>2020.01.21 23:00</text:p>
          </table:table-cell>
        </table:table-row>
        <table:table-row table:style-name="ro1">
          <table:table-cell table:formula="of:=[.A321]+1" office:value-type="float" office:value="320">
            <text:p>320</text:p>
          </table:table-cell>
          <table:table-cell office:value-type="float" office:value="75.623">
            <text:p>75.623</text:p>
          </table:table-cell>
          <table:table-cell office:value-type="float" office:value="75.636">
            <text:p>75.636</text:p>
          </table:table-cell>
          <table:table-cell office:value-type="float" office:value="75.57">
            <text:p>75.57</text:p>
          </table:table-cell>
          <table:table-cell office:value-type="float" office:value="75.582">
            <text:p>75.582</text:p>
          </table:table-cell>
          <table:table-cell office:value-type="float" office:value="57.2545351165168">
            <text:p>57.2545351165</text:p>
          </table:table-cell>
          <table:table-cell office:value-type="float" office:value="63.6960160729463">
            <text:p>63.6960160729</text:p>
          </table:table-cell>
          <table:table-cell office:value-type="float" office:value="75.6883179265728">
            <text:p>75.6883179266</text:p>
          </table:table-cell>
          <table:table-cell office:value-type="float" office:value="75.5891589632865">
            <text:p>75.5891589633</text:p>
          </table:table-cell>
          <table:table-cell office:value-type="float" office:value="75.4900000000003">
            <text:p>75.49</text:p>
          </table:table-cell>
          <table:table-cell office:value-type="float" office:value="75.3908410367141">
            <text:p>75.3908410367</text:p>
          </table:table-cell>
          <table:table-cell office:value-type="float" office:value="75.2916820734279">
            <text:p>75.2916820734</text:p>
          </table:table-cell>
          <table:table-cell office:value-type="float" office:value="-0.041000000000011">
            <text:p>-0.041</text:p>
          </table:table-cell>
          <table:table-cell office:value-type="float" office:value="0.0660000000000025">
            <text:p>0.066</text:p>
          </table:table-cell>
          <table:table-cell office:value-type="string">
            <text:p>2020.01.21 15:45</text:p>
          </table:table-cell>
          <table:table-cell office:value-type="string">
            <text:p>2020.01.21 22:45</text:p>
          </table:table-cell>
        </table:table-row>
        <table:table-row table:style-name="ro1">
          <table:table-cell table:formula="of:=[.A322]+1" office:value-type="float" office:value="321">
            <text:p>321</text:p>
          </table:table-cell>
          <table:table-cell office:value-type="float" office:value="75.626">
            <text:p>75.626</text:p>
          </table:table-cell>
          <table:table-cell office:value-type="float" office:value="75.642">
            <text:p>75.642</text:p>
          </table:table-cell>
          <table:table-cell office:value-type="float" office:value="75.605">
            <text:p>75.605</text:p>
          </table:table-cell>
          <table:table-cell office:value-type="float" office:value="75.624">
            <text:p>75.624</text:p>
          </table:table-cell>
          <table:table-cell office:value-type="float" office:value="61.7571245222892">
            <text:p>61.7571245223</text:p>
          </table:table-cell>
          <table:table-cell office:value-type="float" office:value="69.5157540084999">
            <text:p>69.5157540085</text:p>
          </table:table-cell>
          <table:table-cell office:value-type="float" office:value="75.6819142817152">
            <text:p>75.6819142817</text:p>
          </table:table-cell>
          <table:table-cell office:value-type="float" office:value="75.5798571408578">
            <text:p>75.5798571409</text:p>
          </table:table-cell>
          <table:table-cell office:value-type="float" office:value="75.4778000000003">
            <text:p>75.4778</text:p>
          </table:table-cell>
          <table:table-cell office:value-type="float" office:value="75.3757428591428">
            <text:p>75.3757428591</text:p>
          </table:table-cell>
          <table:table-cell office:value-type="float" office:value="75.2736857182854">
            <text:p>75.2736857183</text:p>
          </table:table-cell>
          <table:table-cell office:value-type="float" office:value="-0.00200000000000955">
            <text:p>-0.002</text:p>
          </table:table-cell>
          <table:table-cell office:value-type="float" office:value="0.0369999999999919">
            <text:p>0.037</text:p>
          </table:table-cell>
          <table:table-cell office:value-type="string">
            <text:p>2020.01.21 15:30</text:p>
          </table:table-cell>
          <table:table-cell office:value-type="string">
            <text:p>2020.01.21 22:30</text:p>
          </table:table-cell>
        </table:table-row>
        <table:table-row table:style-name="ro1">
          <table:table-cell table:formula="of:=[.A323]+1" office:value-type="float" office:value="322">
            <text:p>322</text:p>
          </table:table-cell>
          <table:table-cell office:value-type="float" office:value="75.604">
            <text:p>75.604</text:p>
          </table:table-cell>
          <table:table-cell office:value-type="float" office:value="75.661">
            <text:p>75.661</text:p>
          </table:table-cell>
          <table:table-cell office:value-type="float" office:value="75.602">
            <text:p>75.602</text:p>
          </table:table-cell>
          <table:table-cell office:value-type="float" office:value="75.625">
            <text:p>75.625</text:p>
          </table:table-cell>
          <table:table-cell office:value-type="float" office:value="61.8671737614118">
            <text:p>61.8671737614</text:p>
          </table:table-cell>
          <table:table-cell office:value-type="float" office:value="75.503899640164">
            <text:p>75.5038996402</text:p>
          </table:table-cell>
          <table:table-cell office:value-type="float" office:value="75.6653185945954">
            <text:p>75.6653185946</text:p>
          </table:table-cell>
          <table:table-cell office:value-type="float" office:value="75.5642092972978">
            <text:p>75.5642092973</text:p>
          </table:table-cell>
          <table:table-cell office:value-type="float" office:value="75.4631000000003">
            <text:p>75.4631</text:p>
          </table:table-cell>
          <table:table-cell office:value-type="float" office:value="75.3619907027028">
            <text:p>75.3619907027</text:p>
          </table:table-cell>
          <table:table-cell office:value-type="float" office:value="75.2608814054052">
            <text:p>75.2608814054</text:p>
          </table:table-cell>
          <table:table-cell office:value-type="float" office:value="0.0210000000000008">
            <text:p>0.021</text:p>
          </table:table-cell>
          <table:table-cell office:value-type="float" office:value="0.0589999999999975">
            <text:p>0.059</text:p>
          </table:table-cell>
          <table:table-cell office:value-type="string">
            <text:p>2020.01.21 15:15</text:p>
          </table:table-cell>
          <table:table-cell office:value-type="string">
            <text:p>2020.01.21 22:15</text:p>
          </table:table-cell>
        </table:table-row>
        <table:table-row table:style-name="ro1">
          <table:table-cell table:formula="of:=[.A324]+1" office:value-type="float" office:value="323">
            <text:p>323</text:p>
          </table:table-cell>
          <table:table-cell office:value-type="float" office:value="75.542">
            <text:p>75.542</text:p>
          </table:table-cell>
          <table:table-cell office:value-type="float" office:value="75.604">
            <text:p>75.604</text:p>
          </table:table-cell>
          <table:table-cell office:value-type="float" office:value="75.524">
            <text:p>75.524</text:p>
          </table:table-cell>
          <table:table-cell office:value-type="float" office:value="75.604">
            <text:p>75.604</text:p>
          </table:table-cell>
          <table:table-cell office:value-type="float" office:value="60.4615720563199">
            <text:p>60.4615720563</text:p>
          </table:table-cell>
          <table:table-cell office:value-type="float" office:value="68.2242123584009">
            <text:p>68.2242123584</text:p>
          </table:table-cell>
          <table:table-cell office:value-type="float" office:value="75.6470299141634">
            <text:p>75.6470299142</text:p>
          </table:table-cell>
          <table:table-cell office:value-type="float" office:value="75.5468399570818">
            <text:p>75.5468399571</text:p>
          </table:table-cell>
          <table:table-cell office:value-type="float" office:value="75.4466500000003">
            <text:p>75.44665</text:p>
          </table:table-cell>
          <table:table-cell office:value-type="float" office:value="75.3464600429188">
            <text:p>75.3464600429</text:p>
          </table:table-cell>
          <table:table-cell office:value-type="float" office:value="75.2462700858372">
            <text:p>75.2462700858</text:p>
          </table:table-cell>
          <table:table-cell office:value-type="float" office:value="0.0619999999999976">
            <text:p>0.062</text:p>
          </table:table-cell>
          <table:table-cell office:value-type="float" office:value="0.0799999999999983">
            <text:p>0.08</text:p>
          </table:table-cell>
          <table:table-cell office:value-type="string">
            <text:p>2020.01.21 15:00</text:p>
          </table:table-cell>
          <table:table-cell office:value-type="string">
            <text:p>2020.01.21 22:00</text:p>
          </table:table-cell>
        </table:table-row>
        <table:table-row table:style-name="ro1">
          <table:table-cell table:formula="of:=[.A325]+1" office:value-type="float" office:value="324">
            <text:p>324</text:p>
          </table:table-cell>
          <table:table-cell office:value-type="float" office:value="75.544">
            <text:p>75.544</text:p>
          </table:table-cell>
          <table:table-cell office:value-type="float" office:value="75.565">
            <text:p>75.565</text:p>
          </table:table-cell>
          <table:table-cell office:value-type="float" office:value="75.535">
            <text:p>75.535</text:p>
          </table:table-cell>
          <table:table-cell office:value-type="float" office:value="75.542">
            <text:p>75.542</text:p>
          </table:table-cell>
          <table:table-cell office:value-type="float" office:value="55.9025375419278">
            <text:p>55.9025375419</text:p>
          </table:table-cell>
          <table:table-cell office:value-type="float" office:value="60.4122973542268">
            <text:p>60.4122973542</text:p>
          </table:table-cell>
          <table:table-cell office:value-type="float" office:value="75.6252743338754">
            <text:p>75.6252743339</text:p>
          </table:table-cell>
          <table:table-cell office:value-type="float" office:value="75.5293371669378">
            <text:p>75.5293371669</text:p>
          </table:table-cell>
          <table:table-cell office:value-type="float" office:value="75.4334000000003">
            <text:p>75.4334</text:p>
          </table:table-cell>
          <table:table-cell office:value-type="float" office:value="75.3374628330628">
            <text:p>75.3374628331</text:p>
          </table:table-cell>
          <table:table-cell office:value-type="float" office:value="75.2415256661252">
            <text:p>75.2415256661</text:p>
          </table:table-cell>
          <table:table-cell office:value-type="float" office:value="-0.00199999999999534">
            <text:p>-0.002</text:p>
          </table:table-cell>
          <table:table-cell office:value-type="float" office:value="0.0300000000000011">
            <text:p>0.03</text:p>
          </table:table-cell>
          <table:table-cell office:value-type="string">
            <text:p>2020.01.21 14:45</text:p>
          </table:table-cell>
          <table:table-cell office:value-type="string">
            <text:p>2020.01.21 21:45</text:p>
          </table:table-cell>
        </table:table-row>
        <table:table-row table:style-name="ro1">
          <table:table-cell table:formula="of:=[.A326]+1" office:value-type="float" office:value="325">
            <text:p>325</text:p>
          </table:table-cell>
          <table:table-cell office:value-type="float" office:value="75.554">
            <text:p>75.554</text:p>
          </table:table-cell>
          <table:table-cell office:value-type="float" office:value="75.565">
            <text:p>75.565</text:p>
          </table:table-cell>
          <table:table-cell office:value-type="float" office:value="75.537">
            <text:p>75.537</text:p>
          </table:table-cell>
          <table:table-cell office:value-type="float" office:value="75.548">
            <text:p>75.548</text:p>
          </table:table-cell>
          <table:table-cell office:value-type="float" office:value="56.5014958512997">
            <text:p>56.5014958513</text:p>
          </table:table-cell>
          <table:table-cell office:value-type="float" office:value="58.9692989571661">
            <text:p>58.9692989572</text:p>
          </table:table-cell>
          <table:table-cell office:value-type="float" office:value="75.6122514491723">
            <text:p>75.6122514492</text:p>
          </table:table-cell>
          <table:table-cell office:value-type="float" office:value="75.5195257245863">
            <text:p>75.5195257246</text:p>
          </table:table-cell>
          <table:table-cell office:value-type="float" office:value="75.4268000000003">
            <text:p>75.4268</text:p>
          </table:table-cell>
          <table:table-cell office:value-type="float" office:value="75.3340742754143">
            <text:p>75.3340742754</text:p>
          </table:table-cell>
          <table:table-cell office:value-type="float" office:value="75.2413485508283">
            <text:p>75.2413485508</text:p>
          </table:table-cell>
          <table:table-cell office:value-type="float" office:value="-0.00600000000000023">
            <text:p>-0.006</text:p>
          </table:table-cell>
          <table:table-cell office:value-type="float" office:value="0.0279999999999916">
            <text:p>0.028</text:p>
          </table:table-cell>
          <table:table-cell office:value-type="string">
            <text:p>2020.01.21 14:30</text:p>
          </table:table-cell>
          <table:table-cell office:value-type="string">
            <text:p>2020.01.21 21:30</text:p>
          </table:table-cell>
        </table:table-row>
        <table:table-row table:style-name="ro1">
          <table:table-cell table:formula="of:=[.A327]+1" office:value-type="float" office:value="326">
            <text:p>326</text:p>
          </table:table-cell>
          <table:table-cell office:value-type="float" office:value="75.58">
            <text:p>75.58</text:p>
          </table:table-cell>
          <table:table-cell office:value-type="float" office:value="75.584">
            <text:p>75.584</text:p>
          </table:table-cell>
          <table:table-cell office:value-type="float" office:value="75.55">
            <text:p>75.55</text:p>
          </table:table-cell>
          <table:table-cell office:value-type="float" office:value="75.551">
            <text:p>75.551</text:p>
          </table:table-cell>
          <table:table-cell office:value-type="float" office:value="56.7905202652799">
            <text:p>56.7905202653</text:p>
          </table:table-cell>
          <table:table-cell office:value-type="float" office:value="63.0600631627209">
            <text:p>63.0600631627</text:p>
          </table:table-cell>
          <table:table-cell office:value-type="float" office:value="75.5968001129946">
            <text:p>75.596800113</text:p>
          </table:table-cell>
          <table:table-cell office:value-type="float" office:value="75.5083000564975">
            <text:p>75.5083000565</text:p>
          </table:table-cell>
          <table:table-cell office:value-type="float" office:value="75.4198000000003">
            <text:p>75.4198</text:p>
          </table:table-cell>
          <table:table-cell office:value-type="float" office:value="75.3312999435031">
            <text:p>75.3312999435</text:p>
          </table:table-cell>
          <table:table-cell office:value-type="float" office:value="75.242799887006">
            <text:p>75.242799887</text:p>
          </table:table-cell>
          <table:table-cell office:value-type="float" office:value="-0.0289999999999964">
            <text:p>-0.029</text:p>
          </table:table-cell>
          <table:table-cell office:value-type="float" office:value="0.034000000000006">
            <text:p>0.034</text:p>
          </table:table-cell>
          <table:table-cell office:value-type="string">
            <text:p>2020.01.21 14:15</text:p>
          </table:table-cell>
          <table:table-cell office:value-type="string">
            <text:p>2020.01.21 21:15</text:p>
          </table:table-cell>
        </table:table-row>
        <table:table-row table:style-name="ro1">
          <table:table-cell table:formula="of:=[.A328]+1" office:value-type="float" office:value="327">
            <text:p>327</text:p>
          </table:table-cell>
          <table:table-cell office:value-type="float" office:value="75.547">
            <text:p>75.547</text:p>
          </table:table-cell>
          <table:table-cell office:value-type="float" office:value="75.594">
            <text:p>75.594</text:p>
          </table:table-cell>
          <table:table-cell office:value-type="float" office:value="75.538">
            <text:p>75.538</text:p>
          </table:table-cell>
          <table:table-cell office:value-type="float" office:value="75.581">
            <text:p>75.581</text:p>
          </table:table-cell>
          <table:table-cell office:value-type="float" office:value="59.6912612018206">
            <text:p>59.6912612018</text:p>
          </table:table-cell>
          <table:table-cell office:value-type="float" office:value="66.3764197227242">
            <text:p>66.3764197227</text:p>
          </table:table-cell>
          <table:table-cell office:value-type="float" office:value="75.5792034469457">
            <text:p>75.5792034469</text:p>
          </table:table-cell>
          <table:table-cell office:value-type="float" office:value="75.495976723473">
            <text:p>75.4959767235</text:p>
          </table:table-cell>
          <table:table-cell office:value-type="float" office:value="75.4127500000003">
            <text:p>75.41275</text:p>
          </table:table-cell>
          <table:table-cell office:value-type="float" office:value="75.3295232765276">
            <text:p>75.3295232765</text:p>
          </table:table-cell>
          <table:table-cell office:value-type="float" office:value="75.2462965530549">
            <text:p>75.2462965531</text:p>
          </table:table-cell>
          <table:table-cell office:value-type="float" office:value="0.034000000000006">
            <text:p>0.034</text:p>
          </table:table-cell>
          <table:table-cell office:value-type="float" office:value="0.0559999999999974">
            <text:p>0.056</text:p>
          </table:table-cell>
          <table:table-cell office:value-type="string">
            <text:p>2020.01.21 14:00</text:p>
          </table:table-cell>
          <table:table-cell office:value-type="string">
            <text:p>2020.01.21 21:00</text:p>
          </table:table-cell>
        </table:table-row>
        <table:table-row table:style-name="ro1">
          <table:table-cell table:formula="of:=[.A329]+1" office:value-type="float" office:value="328">
            <text:p>328</text:p>
          </table:table-cell>
          <table:table-cell office:value-type="float" office:value="75.511">
            <text:p>75.511</text:p>
          </table:table-cell>
          <table:table-cell office:value-type="float" office:value="75.564">
            <text:p>75.564</text:p>
          </table:table-cell>
          <table:table-cell office:value-type="float" office:value="75.511">
            <text:p>75.511</text:p>
          </table:table-cell>
          <table:table-cell office:value-type="float" office:value="75.548">
            <text:p>75.548</text:p>
          </table:table-cell>
          <table:table-cell office:value-type="float" office:value="57.418408581164">
            <text:p>57.4184085812</text:p>
          </table:table-cell>
          <table:table-cell office:value-type="float" office:value="61.3304448023003">
            <text:p>61.3304448023</text:p>
          </table:table-cell>
          <table:table-cell office:value-type="float" office:value="75.5507620252557">
            <text:p>75.5507620253</text:p>
          </table:table-cell>
          <table:table-cell office:value-type="float" office:value="75.476956012628">
            <text:p>75.4769560126</text:p>
          </table:table-cell>
          <table:table-cell office:value-type="float" office:value="75.4031500000003">
            <text:p>75.40315</text:p>
          </table:table-cell>
          <table:table-cell office:value-type="float" office:value="75.3293439873726">
            <text:p>75.3293439874</text:p>
          </table:table-cell>
          <table:table-cell office:value-type="float" office:value="75.2555379747449">
            <text:p>75.2555379747</text:p>
          </table:table-cell>
          <table:table-cell office:value-type="float" office:value="0.0370000000000061">
            <text:p>0.037</text:p>
          </table:table-cell>
          <table:table-cell office:value-type="float" office:value="0.0529999999999973">
            <text:p>0.053</text:p>
          </table:table-cell>
          <table:table-cell office:value-type="string">
            <text:p>2020.01.21 13:45</text:p>
          </table:table-cell>
          <table:table-cell office:value-type="string">
            <text:p>2020.01.21 20:45</text:p>
          </table:table-cell>
        </table:table-row>
        <table:table-row table:style-name="ro1">
          <table:table-cell table:formula="of:=[.A330]+1" office:value-type="float" office:value="329">
            <text:p>329</text:p>
          </table:table-cell>
          <table:table-cell office:value-type="float" office:value="75.521">
            <text:p>75.521</text:p>
          </table:table-cell>
          <table:table-cell office:value-type="float" office:value="75.535">
            <text:p>75.535</text:p>
          </table:table-cell>
          <table:table-cell office:value-type="float" office:value="75.504">
            <text:p>75.504</text:p>
          </table:table-cell>
          <table:table-cell office:value-type="float" office:value="75.511">
            <text:p>75.511</text:p>
          </table:table-cell>
          <table:table-cell office:value-type="float" office:value="54.6975554972656">
            <text:p>54.6975554973</text:p>
          </table:table-cell>
          <table:table-cell office:value-type="float" office:value="55.9643338050272">
            <text:p>55.964333805</text:p>
          </table:table-cell>
          <table:table-cell office:value-type="float" office:value="75.5264905577261">
            <text:p>75.5264905577</text:p>
          </table:table-cell>
          <table:table-cell office:value-type="float" office:value="75.4599702788632">
            <text:p>75.4599702789</text:p>
          </table:table-cell>
          <table:table-cell office:value-type="float" office:value="75.3934500000003">
            <text:p>75.39345</text:p>
          </table:table-cell>
          <table:table-cell office:value-type="float" office:value="75.3269297211374">
            <text:p>75.3269297211</text:p>
          </table:table-cell>
          <table:table-cell office:value-type="float" office:value="75.2604094422745">
            <text:p>75.2604094423</text:p>
          </table:table-cell>
          <table:table-cell office:value-type="float" office:value="-0.0100000000000051">
            <text:p>-0.01</text:p>
          </table:table-cell>
          <table:table-cell office:value-type="float" office:value="0.0309999999999917">
            <text:p>0.031</text:p>
          </table:table-cell>
          <table:table-cell office:value-type="string">
            <text:p>2020.01.21 13:30</text:p>
          </table:table-cell>
          <table:table-cell office:value-type="string">
            <text:p>2020.01.21 20:30</text:p>
          </table:table-cell>
        </table:table-row>
        <table:table-row table:style-name="ro1">
          <table:table-cell table:formula="of:=[.A331]+1" office:value-type="float" office:value="330">
            <text:p>330</text:p>
          </table:table-cell>
          <table:table-cell office:value-type="float" office:value="75.532">
            <text:p>75.532</text:p>
          </table:table-cell>
          <table:table-cell office:value-type="float" office:value="75.534">
            <text:p>75.534</text:p>
          </table:table-cell>
          <table:table-cell office:value-type="float" office:value="75.501">
            <text:p>75.501</text:p>
          </table:table-cell>
          <table:table-cell office:value-type="float" office:value="75.52">
            <text:p>75.52</text:p>
          </table:table-cell>
          <table:table-cell office:value-type="float" office:value="55.5172950534819">
            <text:p>55.5172950535</text:p>
          </table:table-cell>
          <table:table-cell office:value-type="float" office:value="56.1976456029616">
            <text:p>56.197645603</text:p>
          </table:table-cell>
          <table:table-cell office:value-type="float" office:value="75.5103356958831">
            <text:p>75.5103356959</text:p>
          </table:table-cell>
          <table:table-cell office:value-type="float" office:value="75.4493428479417">
            <text:p>75.4493428479</text:p>
          </table:table-cell>
          <table:table-cell office:value-type="float" office:value="75.3883500000003">
            <text:p>75.38835</text:p>
          </table:table-cell>
          <table:table-cell office:value-type="float" office:value="75.3273571520589">
            <text:p>75.3273571521</text:p>
          </table:table-cell>
          <table:table-cell office:value-type="float" office:value="75.2663643041176">
            <text:p>75.2663643041</text:p>
          </table:table-cell>
          <table:table-cell office:value-type="float" office:value="-0.0120000000000005">
            <text:p>-0.012</text:p>
          </table:table-cell>
          <table:table-cell office:value-type="float" office:value="0.0330000000000012">
            <text:p>0.033</text:p>
          </table:table-cell>
          <table:table-cell office:value-type="string">
            <text:p>2020.01.21 13:15</text:p>
          </table:table-cell>
          <table:table-cell office:value-type="string">
            <text:p>2020.01.21 20:15</text:p>
          </table:table-cell>
        </table:table-row>
        <table:table-row table:style-name="ro1">
          <table:table-cell table:formula="of:=[.A332]+1" office:value-type="float" office:value="331">
            <text:p>331</text:p>
          </table:table-cell>
          <table:table-cell office:value-type="float" office:value="75.442">
            <text:p>75.442</text:p>
          </table:table-cell>
          <table:table-cell office:value-type="float" office:value="75.541">
            <text:p>75.541</text:p>
          </table:table-cell>
          <table:table-cell office:value-type="float" office:value="75.429">
            <text:p>75.429</text:p>
          </table:table-cell>
          <table:table-cell office:value-type="float" office:value="75.532">
            <text:p>75.532</text:p>
          </table:table-cell>
          <table:table-cell office:value-type="float" office:value="56.5915866712239">
            <text:p>56.5915866712</text:p>
          </table:table-cell>
          <table:table-cell office:value-type="float" office:value="55.9235681432446">
            <text:p>55.9235681432</text:p>
          </table:table-cell>
          <table:table-cell office:value-type="float" office:value="75.5004964973196">
            <text:p>75.5004964973</text:p>
          </table:table-cell>
          <table:table-cell office:value-type="float" office:value="75.44339824866">
            <text:p>75.4433982487</text:p>
          </table:table-cell>
          <table:table-cell office:value-type="float" office:value="75.3863000000003">
            <text:p>75.3863</text:p>
          </table:table-cell>
          <table:table-cell office:value-type="float" office:value="75.3292017513407">
            <text:p>75.3292017513</text:p>
          </table:table-cell>
          <table:table-cell office:value-type="float" office:value="75.272103502681">
            <text:p>75.2721035027</text:p>
          </table:table-cell>
          <table:table-cell office:value-type="float" office:value="0.0900000000000034">
            <text:p>0.09</text:p>
          </table:table-cell>
          <table:table-cell office:value-type="float" office:value="0.111999999999995">
            <text:p>0.112</text:p>
          </table:table-cell>
          <table:table-cell office:value-type="string">
            <text:p>2020.01.21 13:00</text:p>
          </table:table-cell>
          <table:table-cell office:value-type="string">
            <text:p>2020.01.21 20:00</text:p>
          </table:table-cell>
        </table:table-row>
        <table:table-row table:style-name="ro1">
          <table:table-cell table:formula="of:=[.A333]+1" office:value-type="float" office:value="332">
            <text:p>332</text:p>
          </table:table-cell>
          <table:table-cell office:value-type="float" office:value="75.417">
            <text:p>75.417</text:p>
          </table:table-cell>
          <table:table-cell office:value-type="float" office:value="75.444">
            <text:p>75.444</text:p>
          </table:table-cell>
          <table:table-cell office:value-type="float" office:value="75.414">
            <text:p>75.414</text:p>
          </table:table-cell>
          <table:table-cell office:value-type="float" office:value="75.441">
            <text:p>75.441</text:p>
          </table:table-cell>
          <table:table-cell office:value-type="float" office:value="49.5600115827573">
            <text:p>49.5600115828</text:p>
          </table:table-cell>
          <table:table-cell office:value-type="float" office:value="55.0070878137106">
            <text:p>55.0070878137</text:p>
          </table:table-cell>
          <table:table-cell office:value-type="float" office:value="75.4826815614233">
            <text:p>75.4826815614</text:p>
          </table:table-cell>
          <table:table-cell office:value-type="float" office:value="75.4327907807118">
            <text:p>75.4327907807</text:p>
          </table:table-cell>
          <table:table-cell office:value-type="float" office:value="75.3829000000003">
            <text:p>75.3829</text:p>
          </table:table-cell>
          <table:table-cell office:value-type="float" office:value="75.3330092192889">
            <text:p>75.3330092193</text:p>
          </table:table-cell>
          <table:table-cell office:value-type="float" office:value="75.2831184385774">
            <text:p>75.2831184386</text:p>
          </table:table-cell>
          <table:table-cell office:value-type="float" office:value="0.0240000000000009">
            <text:p>0.024</text:p>
          </table:table-cell>
          <table:table-cell office:value-type="float" office:value="0.0300000000000011">
            <text:p>0.03</text:p>
          </table:table-cell>
          <table:table-cell office:value-type="string">
            <text:p>2020.01.21 12:45</text:p>
          </table:table-cell>
          <table:table-cell office:value-type="string">
            <text:p>2020.01.21 19:45</text:p>
          </table:table-cell>
        </table:table-row>
        <table:table-row table:style-name="ro1">
          <table:table-cell table:formula="of:=[.A334]+1" office:value-type="float" office:value="333">
            <text:p>333</text:p>
          </table:table-cell>
          <table:table-cell office:value-type="float" office:value="75.412">
            <text:p>75.412</text:p>
          </table:table-cell>
          <table:table-cell office:value-type="float" office:value="75.437">
            <text:p>75.437</text:p>
          </table:table-cell>
          <table:table-cell office:value-type="float" office:value="75.402">
            <text:p>75.402</text:p>
          </table:table-cell>
          <table:table-cell office:value-type="float" office:value="75.417">
            <text:p>75.417</text:p>
          </table:table-cell>
          <table:table-cell office:value-type="float" office:value="47.4262744484803">
            <text:p>47.4262744485</text:p>
          </table:table-cell>
          <table:table-cell office:value-type="float" office:value="51.236774112749">
            <text:p>51.2367741127</text:p>
          </table:table-cell>
          <table:table-cell office:value-type="float" office:value="75.4795848965317">
            <text:p>75.4795848965</text:p>
          </table:table-cell>
          <table:table-cell office:value-type="float" office:value="75.430717448266">
            <text:p>75.4307174483</text:p>
          </table:table-cell>
          <table:table-cell office:value-type="float" office:value="75.3818500000003">
            <text:p>75.38185</text:p>
          </table:table-cell>
          <table:table-cell office:value-type="float" office:value="75.3329825517346">
            <text:p>75.3329825517</text:p>
          </table:table-cell>
          <table:table-cell office:value-type="float" office:value="75.2841151034689">
            <text:p>75.2841151035</text:p>
          </table:table-cell>
          <table:table-cell office:value-type="float" office:value="0.00499999999999545">
            <text:p>0.005</text:p>
          </table:table-cell>
          <table:table-cell office:value-type="float" office:value="0.0349999999999966">
            <text:p>0.035</text:p>
          </table:table-cell>
          <table:table-cell office:value-type="string">
            <text:p>2020.01.21 12:30</text:p>
          </table:table-cell>
          <table:table-cell office:value-type="string">
            <text:p>2020.01.21 19:30</text:p>
          </table:table-cell>
        </table:table-row>
        <table:table-row table:style-name="ro1">
          <table:table-cell table:formula="of:=[.A335]+1" office:value-type="float" office:value="334">
            <text:p>334</text:p>
          </table:table-cell>
          <table:table-cell office:value-type="float" office:value="75.407">
            <text:p>75.407</text:p>
          </table:table-cell>
          <table:table-cell office:value-type="float" office:value="75.43">
            <text:p>75.43</text:p>
          </table:table-cell>
          <table:table-cell office:value-type="float" office:value="75.38">
            <text:p>75.38</text:p>
          </table:table-cell>
          <table:table-cell office:value-type="float" office:value="75.412">
            <text:p>75.412</text:p>
          </table:table-cell>
          <table:table-cell office:value-type="float" office:value="46.9823915238176">
            <text:p>46.9823915238</text:p>
          </table:table-cell>
          <table:table-cell office:value-type="float" office:value="50.3898481310595">
            <text:p>50.3898481311</text:p>
          </table:table-cell>
          <table:table-cell office:value-type="float" office:value="75.4926760923975">
            <text:p>75.4926760924</text:p>
          </table:table-cell>
          <table:table-cell office:value-type="float" office:value="75.4390380461989">
            <text:p>75.4390380462</text:p>
          </table:table-cell>
          <table:table-cell office:value-type="float" office:value="75.3854000000003">
            <text:p>75.3854</text:p>
          </table:table-cell>
          <table:table-cell office:value-type="float" office:value="75.3317619538018">
            <text:p>75.3317619538</text:p>
          </table:table-cell>
          <table:table-cell office:value-type="float" office:value="75.2781239076032">
            <text:p>75.2781239076</text:p>
          </table:table-cell>
          <table:table-cell office:value-type="float" office:value="0.00500000000000966">
            <text:p>0.005</text:p>
          </table:table-cell>
          <table:table-cell office:value-type="float" office:value="0.0500000000000114">
            <text:p>0.05</text:p>
          </table:table-cell>
          <table:table-cell office:value-type="string">
            <text:p>2020.01.21 12:15</text:p>
          </table:table-cell>
          <table:table-cell office:value-type="string">
            <text:p>2020.01.21 19:15</text:p>
          </table:table-cell>
        </table:table-row>
        <table:table-row table:style-name="ro1">
          <table:table-cell table:formula="of:=[.A336]+1" office:value-type="float" office:value="335">
            <text:p>335</text:p>
          </table:table-cell>
          <table:table-cell office:value-type="float" office:value="75.369">
            <text:p>75.369</text:p>
          </table:table-cell>
          <table:table-cell office:value-type="float" office:value="75.418">
            <text:p>75.418</text:p>
          </table:table-cell>
          <table:table-cell office:value-type="float" office:value="75.365">
            <text:p>75.365</text:p>
          </table:table-cell>
          <table:table-cell office:value-type="float" office:value="75.407">
            <text:p>75.407</text:p>
          </table:table-cell>
          <table:table-cell office:value-type="float" office:value="46.5537039415681">
            <text:p>46.5537039416</text:p>
          </table:table-cell>
          <table:table-cell office:value-type="float" office:value="46.5085200536971">
            <text:p>46.5085200537</text:p>
          </table:table-cell>
          <table:table-cell office:value-type="float" office:value="75.5041485996444">
            <text:p>75.5041485996</text:p>
          </table:table-cell>
          <table:table-cell office:value-type="float" office:value="75.4465742998224">
            <text:p>75.4465742998</text:p>
          </table:table-cell>
          <table:table-cell office:value-type="float" office:value="75.3890000000003">
            <text:p>75.389</text:p>
          </table:table-cell>
          <table:table-cell office:value-type="float" office:value="75.3314257001783">
            <text:p>75.3314257002</text:p>
          </table:table-cell>
          <table:table-cell office:value-type="float" office:value="75.2738514003562">
            <text:p>75.2738514004</text:p>
          </table:table-cell>
          <table:table-cell office:value-type="float" office:value="0.0379999999999967">
            <text:p>0.038</text:p>
          </table:table-cell>
          <table:table-cell office:value-type="float" office:value="0.0530000000000115">
            <text:p>0.053</text:p>
          </table:table-cell>
          <table:table-cell office:value-type="string">
            <text:p>2020.01.21 12:00</text:p>
          </table:table-cell>
          <table:table-cell office:value-type="string">
            <text:p>2020.01.21 19:00</text:p>
          </table:table-cell>
        </table:table-row>
        <table:table-row table:style-name="ro1">
          <table:table-cell table:formula="of:=[.A337]+1" office:value-type="float" office:value="336">
            <text:p>336</text:p>
          </table:table-cell>
          <table:table-cell office:value-type="float" office:value="75.328">
            <text:p>75.328</text:p>
          </table:table-cell>
          <table:table-cell office:value-type="float" office:value="75.381">
            <text:p>75.381</text:p>
          </table:table-cell>
          <table:table-cell office:value-type="float" office:value="75.317">
            <text:p>75.317</text:p>
          </table:table-cell>
          <table:table-cell office:value-type="float" office:value="75.369">
            <text:p>75.369</text:p>
          </table:table-cell>
          <table:table-cell office:value-type="float" office:value="43.2401081761865">
            <text:p>43.2401081762</text:p>
          </table:table-cell>
          <table:table-cell office:value-type="float" office:value="41.7192915094774">
            <text:p>41.7192915095</text:p>
          </table:table-cell>
          <table:table-cell office:value-type="float" office:value="75.5167163921886">
            <text:p>75.5167163922</text:p>
          </table:table-cell>
          <table:table-cell office:value-type="float" office:value="75.4549831960945">
            <text:p>75.4549831961</text:p>
          </table:table-cell>
          <table:table-cell office:value-type="float" office:value="75.3932500000003">
            <text:p>75.39325</text:p>
          </table:table-cell>
          <table:table-cell office:value-type="float" office:value="75.3315168039062">
            <text:p>75.3315168039</text:p>
          </table:table-cell>
          <table:table-cell office:value-type="float" office:value="75.269783607812">
            <text:p>75.2697836078</text:p>
          </table:table-cell>
          <table:table-cell office:value-type="float" office:value="0.0409999999999968">
            <text:p>0.041</text:p>
          </table:table-cell>
          <table:table-cell office:value-type="float" office:value="0.0640000000000072">
            <text:p>0.064</text:p>
          </table:table-cell>
          <table:table-cell office:value-type="string">
            <text:p>2020.01.21 11:45</text:p>
          </table:table-cell>
          <table:table-cell office:value-type="string">
            <text:p>2020.01.21 18:45</text:p>
          </table:table-cell>
        </table:table-row>
        <table:table-row table:style-name="ro1">
          <table:table-cell table:formula="of:=[.A338]+1" office:value-type="float" office:value="337">
            <text:p>337</text:p>
          </table:table-cell>
          <table:table-cell office:value-type="float" office:value="75.303">
            <text:p>75.303</text:p>
          </table:table-cell>
          <table:table-cell office:value-type="float" office:value="75.339">
            <text:p>75.339</text:p>
          </table:table-cell>
          <table:table-cell office:value-type="float" office:value="75.291">
            <text:p>75.291</text:p>
          </table:table-cell>
          <table:table-cell office:value-type="float" office:value="75.333">
            <text:p>75.333</text:p>
          </table:table-cell>
          <table:table-cell office:value-type="float" office:value="39.885811991748">
            <text:p>39.8858119917</text:p>
          </table:table-cell>
          <table:table-cell office:value-type="float" office:value="40.9916454121136">
            <text:p>40.9916454121</text:p>
          </table:table-cell>
          <table:table-cell office:value-type="float" office:value="75.528183225779">
            <text:p>75.5281832258</text:p>
          </table:table-cell>
          <table:table-cell office:value-type="float" office:value="75.4636166128896">
            <text:p>75.4636166129</text:p>
          </table:table-cell>
          <table:table-cell office:value-type="float" office:value="75.3990500000003">
            <text:p>75.39905</text:p>
          </table:table-cell>
          <table:table-cell office:value-type="float" office:value="75.334483387111">
            <text:p>75.3344833871</text:p>
          </table:table-cell>
          <table:table-cell office:value-type="float" office:value="75.2699167742217">
            <text:p>75.2699167742</text:p>
          </table:table-cell>
          <table:table-cell office:value-type="float" office:value="0.0300000000000011">
            <text:p>0.03</text:p>
          </table:table-cell>
          <table:table-cell office:value-type="float" office:value="0.0480000000000018">
            <text:p>0.048</text:p>
          </table:table-cell>
          <table:table-cell office:value-type="string">
            <text:p>2020.01.21 11:30</text:p>
          </table:table-cell>
          <table:table-cell office:value-type="string">
            <text:p>2020.01.21 18:30</text:p>
          </table:table-cell>
        </table:table-row>
        <table:table-row table:style-name="ro1">
          <table:table-cell table:formula="of:=[.A339]+1" office:value-type="float" office:value="338">
            <text:p>338</text:p>
          </table:table-cell>
          <table:table-cell office:value-type="float" office:value="75.349">
            <text:p>75.349</text:p>
          </table:table-cell>
          <table:table-cell office:value-type="float" office:value="75.358">
            <text:p>75.358</text:p>
          </table:table-cell>
          <table:table-cell table:number-columns-repeated="2" office:value-type="float" office:value="75.304">
            <text:p>75.304</text:p>
          </table:table-cell>
          <table:table-cell office:value-type="float" office:value="37.0383698008745">
            <text:p>37.0383698009</text:p>
          </table:table-cell>
          <table:table-cell office:value-type="float" office:value="44.9758237390887">
            <text:p>44.9758237391</text:p>
          </table:table-cell>
          <table:table-cell office:value-type="float" office:value="75.5359062763621">
            <text:p>75.5359062764</text:p>
          </table:table-cell>
          <table:table-cell office:value-type="float" office:value="75.4710781381812">
            <text:p>75.4710781382</text:p>
          </table:table-cell>
          <table:table-cell office:value-type="float" office:value="75.4062500000003">
            <text:p>75.40625</text:p>
          </table:table-cell>
          <table:table-cell office:value-type="float" office:value="75.3414218618194">
            <text:p>75.3414218618</text:p>
          </table:table-cell>
          <table:table-cell office:value-type="float" office:value="75.2765937236386">
            <text:p>75.2765937236</text:p>
          </table:table-cell>
          <table:table-cell office:value-type="float" office:value="-0.0450000000000017">
            <text:p>-0.045</text:p>
          </table:table-cell>
          <table:table-cell office:value-type="float" office:value="0.0540000000000021">
            <text:p>0.054</text:p>
          </table:table-cell>
          <table:table-cell office:value-type="string">
            <text:p>2020.01.21 11:15</text:p>
          </table:table-cell>
          <table:table-cell office:value-type="string">
            <text:p>2020.01.21 18:15</text:p>
          </table:table-cell>
        </table:table-row>
        <table:table-row table:style-name="ro1">
          <table:table-cell table:formula="of:=[.A340]+1" office:value-type="float" office:value="339">
            <text:p>339</text:p>
          </table:table-cell>
          <table:table-cell office:value-type="float" office:value="75.341">
            <text:p>75.341</text:p>
          </table:table-cell>
          <table:table-cell office:value-type="float" office:value="75.375">
            <text:p>75.375</text:p>
          </table:table-cell>
          <table:table-cell office:value-type="float" office:value="75.329">
            <text:p>75.329</text:p>
          </table:table-cell>
          <table:table-cell office:value-type="float" office:value="75.349">
            <text:p>75.349</text:p>
          </table:table-cell>
          <table:table-cell office:value-type="float" office:value="39.818746470011">
            <text:p>39.81874647</text:p>
          </table:table-cell>
          <table:table-cell office:value-type="float" office:value="45.4619854849778">
            <text:p>45.461985485</text:p>
          </table:table-cell>
          <table:table-cell office:value-type="float" office:value="75.5329131920019">
            <text:p>75.532913192</text:p>
          </table:table-cell>
          <table:table-cell office:value-type="float" office:value="75.4724565960011">
            <text:p>75.472456596</text:p>
          </table:table-cell>
          <table:table-cell office:value-type="float" office:value="75.4120000000003">
            <text:p>75.412</text:p>
          </table:table-cell>
          <table:table-cell office:value-type="float" office:value="75.3515434039996">
            <text:p>75.351543404</text:p>
          </table:table-cell>
          <table:table-cell office:value-type="float" office:value="75.2910868079988">
            <text:p>75.291086808</text:p>
          </table:table-cell>
          <table:table-cell office:value-type="float" office:value="0.00800000000000978">
            <text:p>0.008</text:p>
          </table:table-cell>
          <table:table-cell office:value-type="float" office:value="0.0460000000000065">
            <text:p>0.046</text:p>
          </table:table-cell>
          <table:table-cell office:value-type="string">
            <text:p>2020.01.21 11:00</text:p>
          </table:table-cell>
          <table:table-cell office:value-type="string">
            <text:p>2020.01.21 18:00</text:p>
          </table:table-cell>
        </table:table-row>
        <table:table-row table:style-name="ro1">
          <table:table-cell table:formula="of:=[.A341]+1" office:value-type="float" office:value="340">
            <text:p>340</text:p>
          </table:table-cell>
          <table:table-cell office:value-type="float" office:value="75.331">
            <text:p>75.331</text:p>
          </table:table-cell>
          <table:table-cell office:value-type="float" office:value="75.35">
            <text:p>75.35</text:p>
          </table:table-cell>
          <table:table-cell office:value-type="float" office:value="75.287">
            <text:p>75.287</text:p>
          </table:table-cell>
          <table:table-cell office:value-type="float" office:value="75.338">
            <text:p>75.338</text:p>
          </table:table-cell>
          <table:table-cell office:value-type="float" office:value="38.7510340120602">
            <text:p>38.7510340121</text:p>
          </table:table-cell>
          <table:table-cell office:value-type="float" office:value="40.5860322372137">
            <text:p>40.5860322372</text:p>
          </table:table-cell>
          <table:table-cell office:value-type="float" office:value="75.536441161925">
            <text:p>75.5364411619</text:p>
          </table:table-cell>
          <table:table-cell office:value-type="float" office:value="75.4769705809627">
            <text:p>75.476970581</text:p>
          </table:table-cell>
          <table:table-cell office:value-type="float" office:value="75.4175000000003">
            <text:p>75.4175</text:p>
          </table:table-cell>
          <table:table-cell office:value-type="float" office:value="75.358029419038">
            <text:p>75.358029419</text:p>
          </table:table-cell>
          <table:table-cell office:value-type="float" office:value="75.2985588380756">
            <text:p>75.2985588381</text:p>
          </table:table-cell>
          <table:table-cell office:value-type="float" office:value="0.00699999999999079">
            <text:p>0.007</text:p>
          </table:table-cell>
          <table:table-cell office:value-type="float" office:value="0.0629999999999882">
            <text:p>0.063</text:p>
          </table:table-cell>
          <table:table-cell office:value-type="string">
            <text:p>2020.01.21 10:45</text:p>
          </table:table-cell>
          <table:table-cell office:value-type="string">
            <text:p>2020.01.21 17:45</text:p>
          </table:table-cell>
        </table:table-row>
        <table:table-row table:style-name="ro1">
          <table:table-cell table:formula="of:=[.A342]+1" office:value-type="float" office:value="341">
            <text:p>341</text:p>
          </table:table-cell>
          <table:table-cell office:value-type="float" office:value="75.298">
            <text:p>75.298</text:p>
          </table:table-cell>
          <table:table-cell office:value-type="float" office:value="75.363">
            <text:p>75.363</text:p>
          </table:table-cell>
          <table:table-cell office:value-type="float" office:value="75.266">
            <text:p>75.266</text:p>
          </table:table-cell>
          <table:table-cell office:value-type="float" office:value="75.33">
            <text:p>75.33</text:p>
          </table:table-cell>
          <table:table-cell office:value-type="float" office:value="37.9909367674699">
            <text:p>37.9909367675</text:p>
          </table:table-cell>
          <table:table-cell office:value-type="float" office:value="34.9308227983434">
            <text:p>34.9308227983</text:p>
          </table:table-cell>
          <table:table-cell office:value-type="float" office:value="75.5431529617465">
            <text:p>75.5431529617</text:p>
          </table:table-cell>
          <table:table-cell office:value-type="float" office:value="75.4842764808734">
            <text:p>75.4842764809</text:p>
          </table:table-cell>
          <table:table-cell office:value-type="float" office:value="75.4254000000003">
            <text:p>75.4254</text:p>
          </table:table-cell>
          <table:table-cell office:value-type="float" office:value="75.3665235191272">
            <text:p>75.3665235191</text:p>
          </table:table-cell>
          <table:table-cell office:value-type="float" office:value="75.3076470382541">
            <text:p>75.3076470383</text:p>
          </table:table-cell>
          <table:table-cell office:value-type="float" office:value="0.0319999999999965">
            <text:p>0.032</text:p>
          </table:table-cell>
          <table:table-cell office:value-type="float" office:value="0.0969999999999942">
            <text:p>0.097</text:p>
          </table:table-cell>
          <table:table-cell office:value-type="string">
            <text:p>2020.01.21 10:30</text:p>
          </table:table-cell>
          <table:table-cell office:value-type="string">
            <text:p>2020.01.21 17:30</text:p>
          </table:table-cell>
        </table:table-row>
        <table:table-row table:style-name="ro1">
          <table:table-cell table:formula="of:=[.A343]+1" office:value-type="float" office:value="342">
            <text:p>342</text:p>
          </table:table-cell>
          <table:table-cell office:value-type="float" office:value="75.34">
            <text:p>75.34</text:p>
          </table:table-cell>
          <table:table-cell office:value-type="float" office:value="75.341">
            <text:p>75.341</text:p>
          </table:table-cell>
          <table:table-cell office:value-type="float" office:value="75.263">
            <text:p>75.263</text:p>
          </table:table-cell>
          <table:table-cell office:value-type="float" office:value="75.296">
            <text:p>75.296</text:p>
          </table:table-cell>
          <table:table-cell office:value-type="float" office:value="34.7200719190782">
            <text:p>34.7200719191</text:p>
          </table:table-cell>
          <table:table-cell office:value-type="float" office:value="32.7645588582684">
            <text:p>32.7645588583</text:p>
          </table:table-cell>
          <table:table-cell office:value-type="float" office:value="75.5530170055735">
            <text:p>75.5530170056</text:p>
          </table:table-cell>
          <table:table-cell office:value-type="float" office:value="75.4942085027869">
            <text:p>75.4942085028</text:p>
          </table:table-cell>
          <table:table-cell office:value-type="float" office:value="75.4354000000003">
            <text:p>75.4354</text:p>
          </table:table-cell>
          <table:table-cell office:value-type="float" office:value="75.3765914972138">
            <text:p>75.3765914972</text:p>
          </table:table-cell>
          <table:table-cell office:value-type="float" office:value="75.3177829944272">
            <text:p>75.3177829944</text:p>
          </table:table-cell>
          <table:table-cell office:value-type="float" office:value="-0.0439999999999969">
            <text:p>-0.044</text:p>
          </table:table-cell>
          <table:table-cell office:value-type="float" office:value="0.0779999999999888">
            <text:p>0.078</text:p>
          </table:table-cell>
          <table:table-cell office:value-type="string">
            <text:p>2020.01.21 10:15</text:p>
          </table:table-cell>
          <table:table-cell office:value-type="string">
            <text:p>2020.01.21 17:15</text:p>
          </table:table-cell>
        </table:table-row>
        <table:table-row table:style-name="ro1">
          <table:table-cell table:formula="of:=[.A344]+1" office:value-type="float" office:value="343">
            <text:p>343</text:p>
          </table:table-cell>
          <table:table-cell office:value-type="float" office:value="75.411">
            <text:p>75.411</text:p>
          </table:table-cell>
          <table:table-cell office:value-type="float" office:value="75.416">
            <text:p>75.416</text:p>
          </table:table-cell>
          <table:table-cell office:value-type="float" office:value="75.328">
            <text:p>75.328</text:p>
          </table:table-cell>
          <table:table-cell office:value-type="float" office:value="75.339">
            <text:p>75.339</text:p>
          </table:table-cell>
          <table:table-cell office:value-type="float" office:value="37.0693564511759">
            <text:p>37.0693564512</text:p>
          </table:table-cell>
          <table:table-cell office:value-type="float" office:value="39.0686934611722">
            <text:p>39.0686934612</text:p>
          </table:table-cell>
          <table:table-cell office:value-type="float" office:value="75.5492427252529">
            <text:p>75.5492427253</text:p>
          </table:table-cell>
          <table:table-cell office:value-type="float" office:value="75.4976963626266">
            <text:p>75.4976963626</text:p>
          </table:table-cell>
          <table:table-cell office:value-type="float" office:value="75.4461500000003">
            <text:p>75.44615</text:p>
          </table:table-cell>
          <table:table-cell office:value-type="float" office:value="75.3946036373741">
            <text:p>75.3946036374</text:p>
          </table:table-cell>
          <table:table-cell office:value-type="float" office:value="75.3430572747478">
            <text:p>75.3430572747</text:p>
          </table:table-cell>
          <table:table-cell office:value-type="float" office:value="-0.0720000000000027">
            <text:p>-0.072</text:p>
          </table:table-cell>
          <table:table-cell office:value-type="float" office:value="0.0879999999999939">
            <text:p>0.088</text:p>
          </table:table-cell>
          <table:table-cell office:value-type="string">
            <text:p>2020.01.21 10:00</text:p>
          </table:table-cell>
          <table:table-cell office:value-type="string">
            <text:p>2020.01.21 17:00</text:p>
          </table:table-cell>
        </table:table-row>
        <table:table-row table:style-name="ro1">
          <table:table-cell table:formula="of:=[.A345]+1" office:value-type="float" office:value="344">
            <text:p>344</text:p>
          </table:table-cell>
          <table:table-cell office:value-type="float" office:value="75.407">
            <text:p>75.407</text:p>
          </table:table-cell>
          <table:table-cell office:value-type="float" office:value="75.412">
            <text:p>75.412</text:p>
          </table:table-cell>
          <table:table-cell office:value-type="float" office:value="75.345">
            <text:p>75.345</text:p>
          </table:table-cell>
          <table:table-cell office:value-type="float" office:value="75.41">
            <text:p>75.41</text:p>
          </table:table-cell>
          <table:table-cell office:value-type="float" office:value="41.4709789039964">
            <text:p>41.470978904</text:p>
          </table:table-cell>
          <table:table-cell office:value-type="float" office:value="46.3380634571168">
            <text:p>46.3380634571</text:p>
          </table:table-cell>
          <table:table-cell office:value-type="float" office:value="75.544754917901">
            <text:p>75.5447549179</text:p>
          </table:table-cell>
          <table:table-cell office:value-type="float" office:value="75.4990024589507">
            <text:p>75.499002459</text:p>
          </table:table-cell>
          <table:table-cell office:value-type="float" office:value="75.4532500000003">
            <text:p>75.45325</text:p>
          </table:table-cell>
          <table:table-cell office:value-type="float" office:value="75.40749754105">
            <text:p>75.4074975411</text:p>
          </table:table-cell>
          <table:table-cell office:value-type="float" office:value="75.3617450820997">
            <text:p>75.3617450821</text:p>
          </table:table-cell>
          <table:table-cell office:value-type="float" office:value="0.00300000000000011">
            <text:p>0.003</text:p>
          </table:table-cell>
          <table:table-cell office:value-type="float" office:value="0.0670000000000073">
            <text:p>0.067</text:p>
          </table:table-cell>
          <table:table-cell office:value-type="string">
            <text:p>2020.01.21 09:45</text:p>
          </table:table-cell>
          <table:table-cell office:value-type="string">
            <text:p>2020.01.21 16:45</text:p>
          </table:table-cell>
        </table:table-row>
        <table:table-row table:style-name="ro1">
          <table:table-cell table:formula="of:=[.A346]+1" office:value-type="float" office:value="345">
            <text:p>345</text:p>
          </table:table-cell>
          <table:table-cell office:value-type="float" office:value="75.411">
            <text:p>75.411</text:p>
          </table:table-cell>
          <table:table-cell office:value-type="float" office:value="75.457">
            <text:p>75.457</text:p>
          </table:table-cell>
          <table:table-cell office:value-type="float" office:value="75.387">
            <text:p>75.387</text:p>
          </table:table-cell>
          <table:table-cell office:value-type="float" office:value="75.408">
            <text:p>75.408</text:p>
          </table:table-cell>
          <table:table-cell office:value-type="float" office:value="41.2844069129482">
            <text:p>41.2844069129</text:p>
          </table:table-cell>
          <table:table-cell office:value-type="float" office:value="52.2275017058055">
            <text:p>52.2275017058</text:p>
          </table:table-cell>
          <table:table-cell office:value-type="float" office:value="75.5443127897923">
            <text:p>75.5443127898</text:p>
          </table:table-cell>
          <table:table-cell office:value-type="float" office:value="75.4991563948963">
            <text:p>75.4991563949</text:p>
          </table:table-cell>
          <table:table-cell office:value-type="float" office:value="75.4540000000003">
            <text:p>75.454</text:p>
          </table:table-cell>
          <table:table-cell office:value-type="float" office:value="75.4088436051044">
            <text:p>75.4088436051</text:p>
          </table:table-cell>
          <table:table-cell office:value-type="float" office:value="75.3636872102084">
            <text:p>75.3636872102</text:p>
          </table:table-cell>
          <table:table-cell office:value-type="float" office:value="-0.00300000000000011">
            <text:p>-0.003</text:p>
          </table:table-cell>
          <table:table-cell office:value-type="float" office:value="0.0699999999999932">
            <text:p>0.07</text:p>
          </table:table-cell>
          <table:table-cell office:value-type="string">
            <text:p>2020.01.21 09:30</text:p>
          </table:table-cell>
          <table:table-cell office:value-type="string">
            <text:p>2020.01.21 16:30</text:p>
          </table:table-cell>
        </table:table-row>
        <table:table-row table:style-name="ro1">
          <table:table-cell table:formula="of:=[.A347]+1" office:value-type="float" office:value="346">
            <text:p>346</text:p>
          </table:table-cell>
          <table:table-cell office:value-type="float" office:value="75.389">
            <text:p>75.389</text:p>
          </table:table-cell>
          <table:table-cell office:value-type="float" office:value="75.419">
            <text:p>75.419</text:p>
          </table:table-cell>
          <table:table-cell office:value-type="float" office:value="75.364">
            <text:p>75.364</text:p>
          </table:table-cell>
          <table:table-cell office:value-type="float" office:value="75.41">
            <text:p>75.41</text:p>
          </table:table-cell>
          <table:table-cell office:value-type="float" office:value="41.4098082046483">
            <text:p>41.4098082046</text:p>
          </table:table-cell>
          <table:table-cell office:value-type="float" office:value="45.5535374832216">
            <text:p>45.5535374832</text:p>
          </table:table-cell>
          <table:table-cell office:value-type="float" office:value="75.551359634049">
            <text:p>75.551359634</text:p>
          </table:table-cell>
          <table:table-cell office:value-type="float" office:value="75.5010798170247">
            <text:p>75.501079817</text:p>
          </table:table-cell>
          <table:table-cell office:value-type="float" office:value="75.4508000000003">
            <text:p>75.4508</text:p>
          </table:table-cell>
          <table:table-cell office:value-type="float" office:value="75.400520182976">
            <text:p>75.400520183</text:p>
          </table:table-cell>
          <table:table-cell office:value-type="float" office:value="75.3502403659517">
            <text:p>75.350240366</text:p>
          </table:table-cell>
          <table:table-cell office:value-type="float" office:value="0.0210000000000008">
            <text:p>0.021</text:p>
          </table:table-cell>
          <table:table-cell office:value-type="float" office:value="0.0549999999999926">
            <text:p>0.055</text:p>
          </table:table-cell>
          <table:table-cell office:value-type="string">
            <text:p>2020.01.21 09:15</text:p>
          </table:table-cell>
          <table:table-cell office:value-type="string">
            <text:p>2020.01.21 16:15</text:p>
          </table:table-cell>
        </table:table-row>
        <table:table-row table:style-name="ro1">
          <table:table-cell table:formula="of:=[.A348]+1" office:value-type="float" office:value="347">
            <text:p>347</text:p>
          </table:table-cell>
          <table:table-cell office:value-type="float" office:value="75.353">
            <text:p>75.353</text:p>
          </table:table-cell>
          <table:table-cell office:value-type="float" office:value="75.405">
            <text:p>75.405</text:p>
          </table:table-cell>
          <table:table-cell office:value-type="float" office:value="75.345">
            <text:p>75.345</text:p>
          </table:table-cell>
          <table:table-cell office:value-type="float" office:value="75.389">
            <text:p>75.389</text:p>
          </table:table-cell>
          <table:table-cell office:value-type="float" office:value="39.5791133606811">
            <text:p>39.5791133607</text:p>
          </table:table-cell>
          <table:table-cell office:value-type="float" office:value="45.7930163821495">
            <text:p>45.7930163821</text:p>
          </table:table-cell>
          <table:table-cell office:value-type="float" office:value="75.5523488877595">
            <text:p>75.5523488878</text:p>
          </table:table-cell>
          <table:table-cell office:value-type="float" office:value="75.5028994438799">
            <text:p>75.5028994439</text:p>
          </table:table-cell>
          <table:table-cell office:value-type="float" office:value="75.4534500000003">
            <text:p>75.45345</text:p>
          </table:table-cell>
          <table:table-cell office:value-type="float" office:value="75.4040005561208">
            <text:p>75.4040005561</text:p>
          </table:table-cell>
          <table:table-cell office:value-type="float" office:value="75.3545511122412">
            <text:p>75.3545511122</text:p>
          </table:table-cell>
          <table:table-cell office:value-type="float" office:value="0.0360000000000014">
            <text:p>0.036</text:p>
          </table:table-cell>
          <table:table-cell office:value-type="float" office:value="0.0600000000000023">
            <text:p>0.06</text:p>
          </table:table-cell>
          <table:table-cell office:value-type="string">
            <text:p>2020.01.21 09:00</text:p>
          </table:table-cell>
          <table:table-cell office:value-type="string">
            <text:p>2020.01.21 16:00</text:p>
          </table:table-cell>
        </table:table-row>
        <table:table-row table:style-name="ro1">
          <table:table-cell table:formula="of:=[.A349]+1" office:value-type="float" office:value="348">
            <text:p>348</text:p>
          </table:table-cell>
          <table:table-cell office:value-type="float" office:value="75.41">
            <text:p>75.41</text:p>
          </table:table-cell>
          <table:table-cell office:value-type="float" office:value="75.441">
            <text:p>75.441</text:p>
          </table:table-cell>
          <table:table-cell office:value-type="float" office:value="75.346">
            <text:p>75.346</text:p>
          </table:table-cell>
          <table:table-cell office:value-type="float" office:value="75.354">
            <text:p>75.354</text:p>
          </table:table-cell>
          <table:table-cell office:value-type="float" office:value="36.4343658835766">
            <text:p>36.4343658836</text:p>
          </table:table-cell>
          <table:table-cell office:value-type="float" office:value="53.4800710543427">
            <text:p>53.4800710543</text:p>
          </table:table-cell>
          <table:table-cell office:value-type="float" office:value="75.5509586330802">
            <text:p>75.5509586331</text:p>
          </table:table-cell>
          <table:table-cell office:value-type="float" office:value="75.5037543165402">
            <text:p>75.5037543165</text:p>
          </table:table-cell>
          <table:table-cell office:value-type="float" office:value="75.4565500000003">
            <text:p>75.45655</text:p>
          </table:table-cell>
          <table:table-cell office:value-type="float" office:value="75.4093456834604">
            <text:p>75.4093456835</text:p>
          </table:table-cell>
          <table:table-cell office:value-type="float" office:value="75.3621413669205">
            <text:p>75.3621413669</text:p>
          </table:table-cell>
          <table:table-cell office:value-type="float" office:value="-0.0559999999999974">
            <text:p>-0.056</text:p>
          </table:table-cell>
          <table:table-cell office:value-type="float" office:value="0.0949999999999989">
            <text:p>0.095</text:p>
          </table:table-cell>
          <table:table-cell office:value-type="string">
            <text:p>2020.01.21 08:45</text:p>
          </table:table-cell>
          <table:table-cell office:value-type="string">
            <text:p>2020.01.21 15:45</text:p>
          </table:table-cell>
        </table:table-row>
        <table:table-row table:style-name="ro1">
          <table:table-cell table:formula="of:=[.A350]+1" office:value-type="float" office:value="349">
            <text:p>349</text:p>
          </table:table-cell>
          <table:table-cell office:value-type="float" office:value="75.48">
            <text:p>75.48</text:p>
          </table:table-cell>
          <table:table-cell office:value-type="float" office:value="75.501">
            <text:p>75.501</text:p>
          </table:table-cell>
          <table:table-cell office:value-type="float" office:value="75.397">
            <text:p>75.397</text:p>
          </table:table-cell>
          <table:table-cell office:value-type="float" office:value="75.409">
            <text:p>75.409</text:p>
          </table:table-cell>
          <table:table-cell office:value-type="float" office:value="39.5037807790366">
            <text:p>39.503780779</text:p>
          </table:table-cell>
          <table:table-cell office:value-type="float" office:value="51.6365150421929">
            <text:p>51.6365150422</text:p>
          </table:table-cell>
          <table:table-cell office:value-type="float" office:value="75.5436290893835">
            <text:p>75.5436290894</text:p>
          </table:table-cell>
          <table:table-cell office:value-type="float" office:value="75.5017895446919">
            <text:p>75.5017895447</text:p>
          </table:table-cell>
          <table:table-cell office:value-type="float" office:value="75.4599500000003">
            <text:p>75.45995</text:p>
          </table:table-cell>
          <table:table-cell office:value-type="float" office:value="75.4181104553087">
            <text:p>75.4181104553</text:p>
          </table:table-cell>
          <table:table-cell office:value-type="float" office:value="75.3762709106171">
            <text:p>75.3762709106</text:p>
          </table:table-cell>
          <table:table-cell office:value-type="float" office:value="-0.070999999999998">
            <text:p>-0.071</text:p>
          </table:table-cell>
          <table:table-cell office:value-type="float" office:value="0.103999999999999">
            <text:p>0.104</text:p>
          </table:table-cell>
          <table:table-cell office:value-type="string">
            <text:p>2020.01.21 08:30</text:p>
          </table:table-cell>
          <table:table-cell office:value-type="string">
            <text:p>2020.01.21 15:30</text:p>
          </table:table-cell>
        </table:table-row>
        <table:table-row table:style-name="ro1">
          <table:table-cell table:formula="of:=[.A351]+1" office:value-type="float" office:value="350">
            <text:p>350</text:p>
          </table:table-cell>
          <table:table-cell office:value-type="float" office:value="75.465">
            <text:p>75.465</text:p>
          </table:table-cell>
          <table:table-cell office:value-type="float" office:value="75.479">
            <text:p>75.479</text:p>
          </table:table-cell>
          <table:table-cell office:value-type="float" office:value="75.449">
            <text:p>75.449</text:p>
          </table:table-cell>
          <table:table-cell office:value-type="float" office:value="75.479">
            <text:p>75.479</text:p>
          </table:table-cell>
          <table:table-cell office:value-type="float" office:value="43.9839861528331">
            <text:p>43.9839861528</text:p>
          </table:table-cell>
          <table:table-cell office:value-type="float" office:value="47.8695510494687">
            <text:p>47.8695510495</text:p>
          </table:table-cell>
          <table:table-cell office:value-type="float" office:value="75.5429477442126">
            <text:p>75.5429477442</text:p>
          </table:table-cell>
          <table:table-cell office:value-type="float" office:value="75.5027738721065">
            <text:p>75.5027738721</text:p>
          </table:table-cell>
          <table:table-cell office:value-type="float" office:value="75.4626000000003">
            <text:p>75.4626</text:p>
          </table:table-cell>
          <table:table-cell office:value-type="float" office:value="75.4224261278942">
            <text:p>75.4224261279</text:p>
          </table:table-cell>
          <table:table-cell office:value-type="float" office:value="75.3822522557881">
            <text:p>75.3822522558</text:p>
          </table:table-cell>
          <table:table-cell office:value-type="float" office:value="0.0139999999999958">
            <text:p>0.014</text:p>
          </table:table-cell>
          <table:table-cell office:value-type="float" office:value="0.0300000000000011">
            <text:p>0.03</text:p>
          </table:table-cell>
          <table:table-cell office:value-type="string">
            <text:p>2020.01.21 08:15</text:p>
          </table:table-cell>
          <table:table-cell office:value-type="string">
            <text:p>2020.01.21 15:15</text:p>
          </table:table-cell>
        </table:table-row>
        <table:table-row table:style-name="ro1">
          <table:table-cell table:formula="of:=[.A352]+1" office:value-type="float" office:value="351">
            <text:p>351</text:p>
          </table:table-cell>
          <table:table-cell office:value-type="float" office:value="75.421">
            <text:p>75.421</text:p>
          </table:table-cell>
          <table:table-cell office:value-type="float" office:value="75.477">
            <text:p>75.477</text:p>
          </table:table-cell>
          <table:table-cell office:value-type="float" office:value="75.421">
            <text:p>75.421</text:p>
          </table:table-cell>
          <table:table-cell office:value-type="float" office:value="75.464">
            <text:p>75.464</text:p>
          </table:table-cell>
          <table:table-cell office:value-type="float" office:value="42.660154993059">
            <text:p>42.6601549931</text:p>
          </table:table-cell>
          <table:table-cell office:value-type="float" office:value="40.8540469039193">
            <text:p>40.8540469039</text:p>
          </table:table-cell>
          <table:table-cell office:value-type="float" office:value="75.5561315997855">
            <text:p>75.5561315998</text:p>
          </table:table-cell>
          <table:table-cell office:value-type="float" office:value="75.5112657998929">
            <text:p>75.5112657999</text:p>
          </table:table-cell>
          <table:table-cell office:value-type="float" office:value="75.4664000000003">
            <text:p>75.4664</text:p>
          </table:table-cell>
          <table:table-cell office:value-type="float" office:value="75.4215342001078">
            <text:p>75.4215342001</text:p>
          </table:table-cell>
          <table:table-cell office:value-type="float" office:value="75.3766684002152">
            <text:p>75.3766684002</text:p>
          </table:table-cell>
          <table:table-cell office:value-type="float" office:value="0.0429999999999922">
            <text:p>0.043</text:p>
          </table:table-cell>
          <table:table-cell office:value-type="float" office:value="0.0559999999999974">
            <text:p>0.056</text:p>
          </table:table-cell>
          <table:table-cell office:value-type="string">
            <text:p>2020.01.21 08:00</text:p>
          </table:table-cell>
          <table:table-cell office:value-type="string">
            <text:p>2020.01.21 15:00</text:p>
          </table:table-cell>
        </table:table-row>
        <table:table-row table:style-name="ro1">
          <table:table-cell table:formula="of:=[.A353]+1" office:value-type="float" office:value="352">
            <text:p>352</text:p>
          </table:table-cell>
          <table:table-cell table:number-columns-repeated="2" office:value-type="float" office:value="75.489">
            <text:p>75.489</text:p>
          </table:table-cell>
          <table:table-cell table:number-columns-repeated="2" office:value-type="float" office:value="75.42">
            <text:p>75.42</text:p>
          </table:table-cell>
          <table:table-cell office:value-type="float" office:value="38.617666269196">
            <text:p>38.6176662692</text:p>
          </table:table-cell>
          <table:table-cell office:value-type="float" office:value="36.7146457144693">
            <text:p>36.7146457145</text:p>
          </table:table-cell>
          <table:table-cell office:value-type="float" office:value="75.5979491697392">
            <text:p>75.5979491697</text:p>
          </table:table-cell>
          <table:table-cell office:value-type="float" office:value="75.5369745848698">
            <text:p>75.5369745849</text:p>
          </table:table-cell>
          <table:table-cell office:value-type="float" office:value="75.4760000000003">
            <text:p>75.476</text:p>
          </table:table-cell>
          <table:table-cell office:value-type="float" office:value="75.4150254151309">
            <text:p>75.4150254151</text:p>
          </table:table-cell>
          <table:table-cell office:value-type="float" office:value="75.3540508302615">
            <text:p>75.3540508303</text:p>
          </table:table-cell>
          <table:table-cell office:value-type="float" office:value="-0.0690000000000026">
            <text:p>-0.069</text:p>
          </table:table-cell>
          <table:table-cell office:value-type="float" office:value="0.0690000000000026">
            <text:p>0.069</text:p>
          </table:table-cell>
          <table:table-cell office:value-type="string">
            <text:p>2020.01.21 07:45</text:p>
          </table:table-cell>
          <table:table-cell office:value-type="string">
            <text:p>2020.01.21 14:45</text:p>
          </table:table-cell>
        </table:table-row>
        <table:table-row table:style-name="ro1">
          <table:table-cell table:formula="of:=[.A354]+1" office:value-type="float" office:value="353">
            <text:p>353</text:p>
          </table:table-cell>
          <table:table-cell office:value-type="float" office:value="75.483">
            <text:p>75.483</text:p>
          </table:table-cell>
          <table:table-cell office:value-type="float" office:value="75.502">
            <text:p>75.502</text:p>
          </table:table-cell>
          <table:table-cell office:value-type="float" office:value="75.477">
            <text:p>75.477</text:p>
          </table:table-cell>
          <table:table-cell office:value-type="float" office:value="75.488">
            <text:p>75.488</text:p>
          </table:table-cell>
          <table:table-cell office:value-type="float" office:value="43.0764000846347">
            <text:p>43.0764000846</text:p>
          </table:table-cell>
          <table:table-cell office:value-type="float" office:value="37.1966047799404">
            <text:p>37.1966047799</text:p>
          </table:table-cell>
          <table:table-cell office:value-type="float" office:value="75.6589182463001">
            <text:p>75.6589182463</text:p>
          </table:table-cell>
          <table:table-cell office:value-type="float" office:value="75.5756091231502">
            <text:p>75.5756091232</text:p>
          </table:table-cell>
          <table:table-cell office:value-type="float" office:value="75.4923000000003">
            <text:p>75.4923</text:p>
          </table:table-cell>
          <table:table-cell office:value-type="float" office:value="75.4089908768505">
            <text:p>75.4089908769</text:p>
          </table:table-cell>
          <table:table-cell office:value-type="float" office:value="75.3256817537006">
            <text:p>75.3256817537</text:p>
          </table:table-cell>
          <table:table-cell office:value-type="float" office:value="0.00499999999999545">
            <text:p>0.005</text:p>
          </table:table-cell>
          <table:table-cell office:value-type="float" office:value="0.0249999999999915">
            <text:p>0.025</text:p>
          </table:table-cell>
          <table:table-cell office:value-type="string">
            <text:p>2020.01.21 07:30</text:p>
          </table:table-cell>
          <table:table-cell office:value-type="string">
            <text:p>2020.01.21 14:30</text:p>
          </table:table-cell>
        </table:table-row>
        <table:table-row table:style-name="ro1">
          <table:table-cell table:formula="of:=[.A355]+1" office:value-type="float" office:value="354">
            <text:p>354</text:p>
          </table:table-cell>
          <table:table-cell office:value-type="float" office:value="75.493">
            <text:p>75.493</text:p>
          </table:table-cell>
          <table:table-cell office:value-type="float" office:value="75.494">
            <text:p>75.494</text:p>
          </table:table-cell>
          <table:table-cell office:value-type="float" office:value="75.476">
            <text:p>75.476</text:p>
          </table:table-cell>
          <table:table-cell office:value-type="float" office:value="75.484">
            <text:p>75.484</text:p>
          </table:table-cell>
          <table:table-cell office:value-type="float" office:value="42.7067389886217">
            <text:p>42.7067389886</text:p>
          </table:table-cell>
          <table:table-cell office:value-type="float" office:value="34.8209732271676">
            <text:p>34.8209732272</text:p>
          </table:table-cell>
          <table:table-cell office:value-type="float" office:value="75.710756231577">
            <text:p>75.7107562316</text:p>
          </table:table-cell>
          <table:table-cell office:value-type="float" office:value="75.6084531157887">
            <text:p>75.6084531158</text:p>
          </table:table-cell>
          <table:table-cell office:value-type="float" office:value="75.5061500000003">
            <text:p>75.50615</text:p>
          </table:table-cell>
          <table:table-cell office:value-type="float" office:value="75.403846884212">
            <text:p>75.4038468842</text:p>
          </table:table-cell>
          <table:table-cell office:value-type="float" office:value="75.3015437684237">
            <text:p>75.3015437684</text:p>
          </table:table-cell>
          <table:table-cell office:value-type="float" office:value="-0.00900000000000034">
            <text:p>-0.009</text:p>
          </table:table-cell>
          <table:table-cell office:value-type="float" office:value="0.0180000000000007">
            <text:p>0.018</text:p>
          </table:table-cell>
          <table:table-cell office:value-type="string">
            <text:p>2020.01.21 07:15</text:p>
          </table:table-cell>
          <table:table-cell office:value-type="string">
            <text:p>2020.01.21 14:15</text:p>
          </table:table-cell>
        </table:table-row>
        <table:table-row table:style-name="ro1">
          <table:table-cell table:formula="of:=[.A356]+1" office:value-type="float" office:value="355">
            <text:p>355</text:p>
          </table:table-cell>
          <table:table-cell office:value-type="float" office:value="75.486">
            <text:p>75.486</text:p>
          </table:table-cell>
          <table:table-cell office:value-type="float" office:value="75.499">
            <text:p>75.499</text:p>
          </table:table-cell>
          <table:table-cell office:value-type="float" office:value="75.466">
            <text:p>75.466</text:p>
          </table:table-cell>
          <table:table-cell office:value-type="float" office:value="75.492">
            <text:p>75.492</text:p>
          </table:table-cell>
          <table:table-cell office:value-type="float" office:value="43.2402621881139">
            <text:p>43.2402621881</text:p>
          </table:table-cell>
          <table:table-cell office:value-type="float" office:value="37.7328521683475">
            <text:p>37.7328521683</text:p>
          </table:table-cell>
          <table:table-cell office:value-type="float" office:value="75.7639857086953">
            <text:p>75.7639857087</text:p>
          </table:table-cell>
          <table:table-cell office:value-type="float" office:value="75.6430678543478">
            <text:p>75.6430678543</text:p>
          </table:table-cell>
          <table:table-cell office:value-type="float" office:value="75.5221500000003">
            <text:p>75.52215</text:p>
          </table:table-cell>
          <table:table-cell office:value-type="float" office:value="75.4012321456529">
            <text:p>75.4012321457</text:p>
          </table:table-cell>
          <table:table-cell office:value-type="float" office:value="75.2803142913054">
            <text:p>75.2803142913</text:p>
          </table:table-cell>
          <table:table-cell office:value-type="float" office:value="0.00600000000000023">
            <text:p>0.006</text:p>
          </table:table-cell>
          <table:table-cell office:value-type="float" office:value="0.0330000000000012">
            <text:p>0.033</text:p>
          </table:table-cell>
          <table:table-cell office:value-type="string">
            <text:p>2020.01.21 07:00</text:p>
          </table:table-cell>
          <table:table-cell office:value-type="string">
            <text:p>2020.01.21 14:00</text:p>
          </table:table-cell>
        </table:table-row>
        <table:table-row table:style-name="ro1">
          <table:table-cell table:formula="of:=[.A357]+1" office:value-type="float" office:value="356">
            <text:p>356</text:p>
          </table:table-cell>
          <table:table-cell office:value-type="float" office:value="75.477">
            <text:p>75.477</text:p>
          </table:table-cell>
          <table:table-cell office:value-type="float" office:value="75.5">
            <text:p>75.5</text:p>
          </table:table-cell>
          <table:table-cell office:value-type="float" office:value="75.476">
            <text:p>75.476</text:p>
          </table:table-cell>
          <table:table-cell office:value-type="float" office:value="75.485">
            <text:p>75.485</text:p>
          </table:table-cell>
          <table:table-cell office:value-type="float" office:value="42.6446515043032">
            <text:p>42.6446515043</text:p>
          </table:table-cell>
          <table:table-cell office:value-type="float" office:value="41.9899143858362">
            <text:p>41.9899143858</text:p>
          </table:table-cell>
          <table:table-cell office:value-type="float" office:value="75.8016500376935">
            <text:p>75.8016500377</text:p>
          </table:table-cell>
          <table:table-cell office:value-type="float" office:value="75.6690000188469">
            <text:p>75.6690000188</text:p>
          </table:table-cell>
          <table:table-cell office:value-type="float" office:value="75.5363500000004">
            <text:p>75.53635</text:p>
          </table:table-cell>
          <table:table-cell office:value-type="float" office:value="75.4036999811538">
            <text:p>75.4036999812</text:p>
          </table:table-cell>
          <table:table-cell office:value-type="float" office:value="75.2710499623072">
            <text:p>75.2710499623</text:p>
          </table:table-cell>
          <table:table-cell office:value-type="float" office:value="0.00799999999999557">
            <text:p>0.008</text:p>
          </table:table-cell>
          <table:table-cell office:value-type="float" office:value="0.0240000000000009">
            <text:p>0.024</text:p>
          </table:table-cell>
          <table:table-cell office:value-type="string">
            <text:p>2020.01.21 06:45</text:p>
          </table:table-cell>
          <table:table-cell office:value-type="string">
            <text:p>2020.01.21 13:45</text:p>
          </table:table-cell>
        </table:table-row>
        <table:table-row table:style-name="ro1">
          <table:table-cell table:formula="of:=[.A358]+1" office:value-type="float" office:value="357">
            <text:p>357</text:p>
          </table:table-cell>
          <table:table-cell office:value-type="float" office:value="75.42">
            <text:p>75.42</text:p>
          </table:table-cell>
          <table:table-cell office:value-type="float" office:value="75.477">
            <text:p>75.477</text:p>
          </table:table-cell>
          <table:table-cell office:value-type="float" office:value="75.417">
            <text:p>75.417</text:p>
          </table:table-cell>
          <table:table-cell office:value-type="float" office:value="75.477">
            <text:p>75.477</text:p>
          </table:table-cell>
          <table:table-cell office:value-type="float" office:value="41.9836721607013">
            <text:p>41.9836721607</text:p>
          </table:table-cell>
          <table:table-cell office:value-type="float" office:value="39.3515472316396">
            <text:p>39.3515472316</text:p>
          </table:table-cell>
          <table:table-cell office:value-type="float" office:value="75.8291994055066">
            <text:p>75.8291994055</text:p>
          </table:table-cell>
          <table:table-cell office:value-type="float" office:value="75.6893747027535">
            <text:p>75.6893747028</text:p>
          </table:table-cell>
          <table:table-cell office:value-type="float" office:value="75.5495500000004">
            <text:p>75.54955</text:p>
          </table:table-cell>
          <table:table-cell office:value-type="float" office:value="75.4097252972472">
            <text:p>75.4097252972</text:p>
          </table:table-cell>
          <table:table-cell office:value-type="float" office:value="75.2699005944941">
            <text:p>75.2699005945</text:p>
          </table:table-cell>
          <table:table-cell office:value-type="float" office:value="0.0570000000000022">
            <text:p>0.057</text:p>
          </table:table-cell>
          <table:table-cell office:value-type="float" office:value="0.0600000000000023">
            <text:p>0.06</text:p>
          </table:table-cell>
          <table:table-cell office:value-type="string">
            <text:p>2020.01.21 06:30</text:p>
          </table:table-cell>
          <table:table-cell office:value-type="string">
            <text:p>2020.01.21 13:30</text:p>
          </table:table-cell>
        </table:table-row>
        <table:table-row table:style-name="ro1">
          <table:table-cell table:formula="of:=[.A359]+1" office:value-type="float" office:value="358">
            <text:p>358</text:p>
          </table:table-cell>
          <table:table-cell table:number-columns-repeated="2" office:value-type="float" office:value="75.46">
            <text:p>75.46</text:p>
          </table:table-cell>
          <table:table-cell office:value-type="float" office:value="75.415">
            <text:p>75.415</text:p>
          </table:table-cell>
          <table:table-cell office:value-type="float" office:value="75.419">
            <text:p>75.419</text:p>
          </table:table-cell>
          <table:table-cell office:value-type="float" office:value="36.9816876209195">
            <text:p>36.9816876209</text:p>
          </table:table-cell>
          <table:table-cell office:value-type="float" office:value="38.9588192906926">
            <text:p>38.9588192907</text:p>
          </table:table-cell>
          <table:table-cell office:value-type="float" office:value="75.8559743315218">
            <text:p>75.8559743315</text:p>
          </table:table-cell>
          <table:table-cell office:value-type="float" office:value="75.7098871657611">
            <text:p>75.7098871658</text:p>
          </table:table-cell>
          <table:table-cell office:value-type="float" office:value="75.5638000000003">
            <text:p>75.5638</text:p>
          </table:table-cell>
          <table:table-cell office:value-type="float" office:value="75.4177128342396">
            <text:p>75.4177128342</text:p>
          </table:table-cell>
          <table:table-cell office:value-type="float" office:value="75.2716256684789">
            <text:p>75.2716256685</text:p>
          </table:table-cell>
          <table:table-cell office:value-type="float" office:value="-0.0409999999999968">
            <text:p>-0.041</text:p>
          </table:table-cell>
          <table:table-cell office:value-type="float" office:value="0.0449999999999875">
            <text:p>0.045</text:p>
          </table:table-cell>
          <table:table-cell office:value-type="string">
            <text:p>2020.01.21 06:15</text:p>
          </table:table-cell>
          <table:table-cell office:value-type="string">
            <text:p>2020.01.21 13:15</text:p>
          </table:table-cell>
        </table:table-row>
        <table:table-row table:style-name="ro1">
          <table:table-cell table:formula="of:=[.A360]+1" office:value-type="float" office:value="359">
            <text:p>359</text:p>
          </table:table-cell>
          <table:table-cell office:value-type="float" office:value="75.496">
            <text:p>75.496</text:p>
          </table:table-cell>
          <table:table-cell office:value-type="float" office:value="75.501">
            <text:p>75.501</text:p>
          </table:table-cell>
          <table:table-cell office:value-type="float" office:value="75.458">
            <text:p>75.458</text:p>
          </table:table-cell>
          <table:table-cell office:value-type="float" office:value="75.459">
            <text:p>75.459</text:p>
          </table:table-cell>
          <table:table-cell office:value-type="float" office:value="39.1957329149485">
            <text:p>39.1957329149</text:p>
          </table:table-cell>
          <table:table-cell office:value-type="float" office:value="41.8735261017003">
            <text:p>41.8735261017</text:p>
          </table:table-cell>
          <table:table-cell office:value-type="float" office:value="75.8761587251296">
            <text:p>75.8761587251</text:p>
          </table:table-cell>
          <table:table-cell office:value-type="float" office:value="75.728379362565">
            <text:p>75.7283793626</text:p>
          </table:table-cell>
          <table:table-cell office:value-type="float" office:value="75.5806000000004">
            <text:p>75.5806</text:p>
          </table:table-cell>
          <table:table-cell office:value-type="float" office:value="75.4328206374357">
            <text:p>75.4328206374</text:p>
          </table:table-cell>
          <table:table-cell office:value-type="float" office:value="75.2850412748711">
            <text:p>75.2850412749</text:p>
          </table:table-cell>
          <table:table-cell office:value-type="float" office:value="-0.0369999999999919">
            <text:p>-0.037</text:p>
          </table:table-cell>
          <table:table-cell office:value-type="float" office:value="0.0430000000000064">
            <text:p>0.043</text:p>
          </table:table-cell>
          <table:table-cell office:value-type="string">
            <text:p>2020.01.21 06:00</text:p>
          </table:table-cell>
          <table:table-cell office:value-type="string">
            <text:p>2020.01.21 13:00</text:p>
          </table:table-cell>
        </table:table-row>
        <table:table-row table:style-name="ro1">
          <table:table-cell table:formula="of:=[.A361]+1" office:value-type="float" office:value="360">
            <text:p>360</text:p>
          </table:table-cell>
          <table:table-cell office:value-type="float" office:value="75.53">
            <text:p>75.53</text:p>
          </table:table-cell>
          <table:table-cell office:value-type="float" office:value="75.534">
            <text:p>75.534</text:p>
          </table:table-cell>
          <table:table-cell office:value-type="float" office:value="75.495">
            <text:p>75.495</text:p>
          </table:table-cell>
          <table:table-cell office:value-type="float" office:value="75.496">
            <text:p>75.496</text:p>
          </table:table-cell>
          <table:table-cell office:value-type="float" office:value="41.3723143958951">
            <text:p>41.3723143959</text:p>
          </table:table-cell>
          <table:table-cell office:value-type="float" office:value="45.3640858736795">
            <text:p>45.3640858737</text:p>
          </table:table-cell>
          <table:table-cell office:value-type="float" office:value="75.8964991473956">
            <text:p>75.8964991474</text:p>
          </table:table-cell>
          <table:table-cell office:value-type="float" office:value="75.746224573698">
            <text:p>75.7462245737</text:p>
          </table:table-cell>
          <table:table-cell office:value-type="float" office:value="75.5959500000003">
            <text:p>75.59595</text:p>
          </table:table-cell>
          <table:table-cell office:value-type="float" office:value="75.4456754263027">
            <text:p>75.4456754263</text:p>
          </table:table-cell>
          <table:table-cell office:value-type="float" office:value="75.2954008526051">
            <text:p>75.2954008526</text:p>
          </table:table-cell>
          <table:table-cell office:value-type="float" office:value="-0.034000000000006">
            <text:p>-0.034</text:p>
          </table:table-cell>
          <table:table-cell office:value-type="float" office:value="0.0390000000000015">
            <text:p>0.039</text:p>
          </table:table-cell>
          <table:table-cell office:value-type="string">
            <text:p>2020.01.21 05:45</text:p>
          </table:table-cell>
          <table:table-cell office:value-type="string">
            <text:p>2020.01.21 12:45</text:p>
          </table:table-cell>
        </table:table-row>
        <table:table-row table:style-name="ro1">
          <table:table-cell table:formula="of:=[.A362]+1" office:value-type="float" office:value="361">
            <text:p>361</text:p>
          </table:table-cell>
          <table:table-cell office:value-type="float" office:value="75.511">
            <text:p>75.511</text:p>
          </table:table-cell>
          <table:table-cell office:value-type="float" office:value="75.55">
            <text:p>75.55</text:p>
          </table:table-cell>
          <table:table-cell office:value-type="float" office:value="75.462">
            <text:p>75.462</text:p>
          </table:table-cell>
          <table:table-cell office:value-type="float" office:value="75.53">
            <text:p>75.53</text:p>
          </table:table-cell>
          <table:table-cell office:value-type="float" office:value="43.4801052973731">
            <text:p>43.4801052974</text:p>
          </table:table-cell>
          <table:table-cell office:value-type="float" office:value="49.507374533075">
            <text:p>49.5073745331</text:p>
          </table:table-cell>
          <table:table-cell office:value-type="float" office:value="75.9081645248825">
            <text:p>75.9081645249</text:p>
          </table:table-cell>
          <table:table-cell office:value-type="float" office:value="75.7575572624414">
            <text:p>75.7575572624</text:p>
          </table:table-cell>
          <table:table-cell office:value-type="float" office:value="75.6069500000003">
            <text:p>75.60695</text:p>
          </table:table-cell>
          <table:table-cell office:value-type="float" office:value="75.4563427375592">
            <text:p>75.4563427376</text:p>
          </table:table-cell>
          <table:table-cell office:value-type="float" office:value="75.3057354751182">
            <text:p>75.3057354751</text:p>
          </table:table-cell>
          <table:table-cell office:value-type="float" office:value="0.0190000000000055">
            <text:p>0.019</text:p>
          </table:table-cell>
          <table:table-cell office:value-type="float" office:value="0.0879999999999939">
            <text:p>0.088</text:p>
          </table:table-cell>
          <table:table-cell office:value-type="string">
            <text:p>2020.01.21 05:30</text:p>
          </table:table-cell>
          <table:table-cell office:value-type="string">
            <text:p>2020.01.21 12:30</text:p>
          </table:table-cell>
        </table:table-row>
        <table:table-row table:style-name="ro1">
          <table:table-cell table:formula="of:=[.A363]+1" office:value-type="float" office:value="362">
            <text:p>362</text:p>
          </table:table-cell>
          <table:table-cell office:value-type="float" office:value="75.481">
            <text:p>75.481</text:p>
          </table:table-cell>
          <table:table-cell office:value-type="float" office:value="75.548">
            <text:p>75.548</text:p>
          </table:table-cell>
          <table:table-cell office:value-type="float" office:value="75.481">
            <text:p>75.481</text:p>
          </table:table-cell>
          <table:table-cell office:value-type="float" office:value="75.511">
            <text:p>75.511</text:p>
          </table:table-cell>
          <table:table-cell office:value-type="float" office:value="41.9089272781342">
            <text:p>41.9089272781</text:p>
          </table:table-cell>
          <table:table-cell office:value-type="float" office:value="46.0267010003497">
            <text:p>46.0267010003</text:p>
          </table:table-cell>
          <table:table-cell office:value-type="float" office:value="75.9188691500884">
            <text:p>75.9188691501</text:p>
          </table:table-cell>
          <table:table-cell office:value-type="float" office:value="75.7675595750443">
            <text:p>75.767559575</text:p>
          </table:table-cell>
          <table:table-cell office:value-type="float" office:value="75.6162500000003">
            <text:p>75.61625</text:p>
          </table:table-cell>
          <table:table-cell office:value-type="float" office:value="75.4649404249563">
            <text:p>75.464940425</text:p>
          </table:table-cell>
          <table:table-cell office:value-type="float" office:value="75.3136308499123">
            <text:p>75.3136308499</text:p>
          </table:table-cell>
          <table:table-cell office:value-type="float" office:value="0.0300000000000011">
            <text:p>0.03</text:p>
          </table:table-cell>
          <table:table-cell office:value-type="float" office:value="0.0670000000000073">
            <text:p>0.067</text:p>
          </table:table-cell>
          <table:table-cell office:value-type="string">
            <text:p>2020.01.21 05:15</text:p>
          </table:table-cell>
          <table:table-cell office:value-type="string">
            <text:p>2020.01.21 12:15</text:p>
          </table:table-cell>
        </table:table-row>
        <table:table-row table:style-name="ro1">
          <table:table-cell table:formula="of:=[.A364]+1" office:value-type="float" office:value="363">
            <text:p>363</text:p>
          </table:table-cell>
          <table:table-cell office:value-type="float" office:value="75.424">
            <text:p>75.424</text:p>
          </table:table-cell>
          <table:table-cell office:value-type="float" office:value="75.536">
            <text:p>75.536</text:p>
          </table:table-cell>
          <table:table-cell office:value-type="float" office:value="75.423">
            <text:p>75.423</text:p>
          </table:table-cell>
          <table:table-cell office:value-type="float" office:value="75.481">
            <text:p>75.481</text:p>
          </table:table-cell>
          <table:table-cell office:value-type="float" office:value="39.3812459801397">
            <text:p>39.3812459801</text:p>
          </table:table-cell>
          <table:table-cell office:value-type="float" office:value="46.0405639780447">
            <text:p>46.040563978</text:p>
          </table:table-cell>
          <table:table-cell office:value-type="float" office:value="75.9292906160664">
            <text:p>75.9292906161</text:p>
          </table:table-cell>
          <table:table-cell office:value-type="float" office:value="75.7781703080334">
            <text:p>75.778170308</text:p>
          </table:table-cell>
          <table:table-cell office:value-type="float" office:value="75.6270500000003">
            <text:p>75.62705</text:p>
          </table:table-cell>
          <table:table-cell office:value-type="float" office:value="75.4759296919673">
            <text:p>75.475929692</text:p>
          </table:table-cell>
          <table:table-cell office:value-type="float" office:value="75.3248093839343">
            <text:p>75.3248093839</text:p>
          </table:table-cell>
          <table:table-cell office:value-type="float" office:value="0.056999999999988">
            <text:p>0.057</text:p>
          </table:table-cell>
          <table:table-cell office:value-type="float" office:value="0.113">
            <text:p>0.113</text:p>
          </table:table-cell>
          <table:table-cell office:value-type="string">
            <text:p>2020.01.21 05:00</text:p>
          </table:table-cell>
          <table:table-cell office:value-type="string">
            <text:p>2020.01.21 12:00</text:p>
          </table:table-cell>
        </table:table-row>
        <table:table-row table:style-name="ro1">
          <table:table-cell table:formula="of:=[.A365]+1" office:value-type="float" office:value="364">
            <text:p>364</text:p>
          </table:table-cell>
          <table:table-cell office:value-type="float" office:value="75.344">
            <text:p>75.344</text:p>
          </table:table-cell>
          <table:table-cell office:value-type="float" office:value="75.434">
            <text:p>75.434</text:p>
          </table:table-cell>
          <table:table-cell office:value-type="float" office:value="75.344">
            <text:p>75.344</text:p>
          </table:table-cell>
          <table:table-cell office:value-type="float" office:value="75.425">
            <text:p>75.425</text:p>
          </table:table-cell>
          <table:table-cell office:value-type="float" office:value="34.3126833462097">
            <text:p>34.3126833462</text:p>
          </table:table-cell>
          <table:table-cell office:value-type="float" office:value="41.2709240977448">
            <text:p>41.2709240977</text:p>
          </table:table-cell>
          <table:table-cell office:value-type="float" office:value="75.9363686232392">
            <text:p>75.9363686232</text:p>
          </table:table-cell>
          <table:table-cell office:value-type="float" office:value="75.7877593116198">
            <text:p>75.7877593116</text:p>
          </table:table-cell>
          <table:table-cell office:value-type="float" office:value="75.6391500000003">
            <text:p>75.63915</text:p>
          </table:table-cell>
          <table:table-cell office:value-type="float" office:value="75.4905406883809">
            <text:p>75.4905406884</text:p>
          </table:table-cell>
          <table:table-cell office:value-type="float" office:value="75.3419313767615">
            <text:p>75.3419313768</text:p>
          </table:table-cell>
          <table:table-cell office:value-type="float" office:value="0.0810000000000031">
            <text:p>0.081</text:p>
          </table:table-cell>
          <table:table-cell office:value-type="float" office:value="0.0900000000000034">
            <text:p>0.09</text:p>
          </table:table-cell>
          <table:table-cell office:value-type="string">
            <text:p>2020.01.21 04:45</text:p>
          </table:table-cell>
          <table:table-cell office:value-type="string">
            <text:p>2020.01.21 11:45</text:p>
          </table:table-cell>
        </table:table-row>
        <table:table-row table:style-name="ro1">
          <table:table-cell table:formula="of:=[.A366]+1" office:value-type="float" office:value="365">
            <text:p>365</text:p>
          </table:table-cell>
          <table:table-cell table:number-columns-repeated="2" office:value-type="float" office:value="75.461">
            <text:p>75.461</text:p>
          </table:table-cell>
          <table:table-cell office:value-type="float" office:value="75.32">
            <text:p>75.32</text:p>
          </table:table-cell>
          <table:table-cell office:value-type="float" office:value="75.344">
            <text:p>75.344</text:p>
          </table:table-cell>
          <table:table-cell office:value-type="float" office:value="25.7859087382814">
            <text:p>25.7859087383</text:p>
          </table:table-cell>
          <table:table-cell office:value-type="float" office:value="37.3306840302849">
            <text:p>37.3306840303</text:p>
          </table:table-cell>
          <table:table-cell office:value-type="float" office:value="75.9357541666362">
            <text:p>75.9357541666</text:p>
          </table:table-cell>
          <table:table-cell office:value-type="float" office:value="75.7947520833183">
            <text:p>75.7947520833</text:p>
          </table:table-cell>
          <table:table-cell office:value-type="float" office:value="75.6537500000003">
            <text:p>75.65375</text:p>
          </table:table-cell>
          <table:table-cell office:value-type="float" office:value="75.5127479166824">
            <text:p>75.5127479167</text:p>
          </table:table-cell>
          <table:table-cell office:value-type="float" office:value="75.3717458333645">
            <text:p>75.3717458334</text:p>
          </table:table-cell>
          <table:table-cell office:value-type="float" office:value="-0.117000000000004">
            <text:p>-0.117</text:p>
          </table:table-cell>
          <table:table-cell office:value-type="float" office:value="0.141000000000005">
            <text:p>0.141</text:p>
          </table:table-cell>
          <table:table-cell office:value-type="string">
            <text:p>2020.01.21 04:30</text:p>
          </table:table-cell>
          <table:table-cell office:value-type="string">
            <text:p>2020.01.21 11:30</text:p>
          </table:table-cell>
        </table:table-row>
        <table:table-row table:style-name="ro1">
          <table:table-cell table:formula="of:=[.A367]+1" office:value-type="float" office:value="366">
            <text:p>366</text:p>
          </table:table-cell>
          <table:table-cell office:value-type="float" office:value="75.451">
            <text:p>75.451</text:p>
          </table:table-cell>
          <table:table-cell office:value-type="float" office:value="75.488">
            <text:p>75.488</text:p>
          </table:table-cell>
          <table:table-cell office:value-type="float" office:value="75.441">
            <text:p>75.441</text:p>
          </table:table-cell>
          <table:table-cell office:value-type="float" office:value="75.463">
            <text:p>75.463</text:p>
          </table:table-cell>
          <table:table-cell office:value-type="float" office:value="31.4912031996351">
            <text:p>31.4912031996</text:p>
          </table:table-cell>
          <table:table-cell office:value-type="float" office:value="37.8060325723143">
            <text:p>37.8060325723</text:p>
          </table:table-cell>
          <table:table-cell office:value-type="float" office:value="75.9196615334971">
            <text:p>75.9196615335</text:p>
          </table:table-cell>
          <table:table-cell office:value-type="float" office:value="75.7967557667487">
            <text:p>75.7967557667</text:p>
          </table:table-cell>
          <table:table-cell office:value-type="float" office:value="75.6738500000003">
            <text:p>75.67385</text:p>
          </table:table-cell>
          <table:table-cell office:value-type="float" office:value="75.550944233252">
            <text:p>75.5509442333</text:p>
          </table:table-cell>
          <table:table-cell office:value-type="float" office:value="75.4280384665036">
            <text:p>75.4280384665</text:p>
          </table:table-cell>
          <table:table-cell office:value-type="float" office:value="0.0120000000000005">
            <text:p>0.012</text:p>
          </table:table-cell>
          <table:table-cell office:value-type="float" office:value="0.046999999999997">
            <text:p>0.047</text:p>
          </table:table-cell>
          <table:table-cell office:value-type="string">
            <text:p>2020.01.21 04:15</text:p>
          </table:table-cell>
          <table:table-cell office:value-type="string">
            <text:p>2020.01.21 11:15</text:p>
          </table:table-cell>
        </table:table-row>
        <table:table-row table:style-name="ro1">
          <table:table-cell table:formula="of:=[.A368]+1" office:value-type="float" office:value="367">
            <text:p>367</text:p>
          </table:table-cell>
          <table:table-cell office:value-type="float" office:value="75.425">
            <text:p>75.425</text:p>
          </table:table-cell>
          <table:table-cell office:value-type="float" office:value="75.483">
            <text:p>75.483</text:p>
          </table:table-cell>
          <table:table-cell office:value-type="float" office:value="75.425">
            <text:p>75.425</text:p>
          </table:table-cell>
          <table:table-cell office:value-type="float" office:value="75.451">
            <text:p>75.451</text:p>
          </table:table-cell>
          <table:table-cell office:value-type="float" office:value="30.0076466375224">
            <text:p>30.0076466375</text:p>
          </table:table-cell>
          <table:table-cell office:value-type="float" office:value="33.3420097934895">
            <text:p>33.3420097935</text:p>
          </table:table-cell>
          <table:table-cell office:value-type="float" office:value="75.9146592028082">
            <text:p>75.9146592028</text:p>
          </table:table-cell>
          <table:table-cell office:value-type="float" office:value="75.8011046014043">
            <text:p>75.8011046014</text:p>
          </table:table-cell>
          <table:table-cell office:value-type="float" office:value="75.6875500000004">
            <text:p>75.68755</text:p>
          </table:table-cell>
          <table:table-cell office:value-type="float" office:value="75.5739953985965">
            <text:p>75.5739953986</text:p>
          </table:table-cell>
          <table:table-cell office:value-type="float" office:value="75.4604407971925">
            <text:p>75.4604407972</text:p>
          </table:table-cell>
          <table:table-cell office:value-type="float" office:value="0.0259999999999963">
            <text:p>0.026</text:p>
          </table:table-cell>
          <table:table-cell office:value-type="float" office:value="0.0580000000000069">
            <text:p>0.058</text:p>
          </table:table-cell>
          <table:table-cell office:value-type="string">
            <text:p>2020.01.21 04:00</text:p>
          </table:table-cell>
          <table:table-cell office:value-type="string">
            <text:p>2020.01.21 11:00</text:p>
          </table:table-cell>
        </table:table-row>
        <table:table-row table:style-name="ro1">
          <table:table-cell table:formula="of:=[.A369]+1" office:value-type="float" office:value="368">
            <text:p>368</text:p>
          </table:table-cell>
          <table:table-cell office:value-type="float" office:value="75.461">
            <text:p>75.461</text:p>
          </table:table-cell>
          <table:table-cell office:value-type="float" office:value="75.486">
            <text:p>75.486</text:p>
          </table:table-cell>
          <table:table-cell office:value-type="float" office:value="75.371">
            <text:p>75.371</text:p>
          </table:table-cell>
          <table:table-cell office:value-type="float" office:value="75.422">
            <text:p>75.422</text:p>
          </table:table-cell>
          <table:table-cell office:value-type="float" office:value="26.3458400073577">
            <text:p>26.3458400074</text:p>
          </table:table-cell>
          <table:table-cell office:value-type="float" office:value="31.223028147108">
            <text:p>31.2230281471</text:p>
          </table:table-cell>
          <table:table-cell office:value-type="float" office:value="75.9035791676609">
            <text:p>75.9035791677</text:p>
          </table:table-cell>
          <table:table-cell office:value-type="float" office:value="75.8031395838306">
            <text:p>75.8031395838</text:p>
          </table:table-cell>
          <table:table-cell office:value-type="float" office:value="75.7027000000003">
            <text:p>75.7027</text:p>
          </table:table-cell>
          <table:table-cell office:value-type="float" office:value="75.6022604161701">
            <text:p>75.6022604162</text:p>
          </table:table-cell>
          <table:table-cell office:value-type="float" office:value="75.5018208323398">
            <text:p>75.5018208323</text:p>
          </table:table-cell>
          <table:table-cell office:value-type="float" office:value="-0.0390000000000015">
            <text:p>-0.039</text:p>
          </table:table-cell>
          <table:table-cell office:value-type="float" office:value="0.115000000000009">
            <text:p>0.115</text:p>
          </table:table-cell>
          <table:table-cell office:value-type="string">
            <text:p>2020.01.21 03:45</text:p>
          </table:table-cell>
          <table:table-cell office:value-type="string">
            <text:p>2020.01.21 10:45</text:p>
          </table:table-cell>
        </table:table-row>
        <table:table-row table:style-name="ro1">
          <table:table-cell table:formula="of:=[.A370]+1" office:value-type="float" office:value="369">
            <text:p>369</text:p>
          </table:table-cell>
          <table:table-cell office:value-type="float" office:value="75.556">
            <text:p>75.556</text:p>
          </table:table-cell>
          <table:table-cell office:value-type="float" office:value="75.561">
            <text:p>75.561</text:p>
          </table:table-cell>
          <table:table-cell office:value-type="float" office:value="75.431">
            <text:p>75.431</text:p>
          </table:table-cell>
          <table:table-cell office:value-type="float" office:value="75.462">
            <text:p>75.462</text:p>
          </table:table-cell>
          <table:table-cell office:value-type="float" office:value="28.2848703335597">
            <text:p>28.2848703336</text:p>
          </table:table-cell>
          <table:table-cell office:value-type="float" office:value="37.8310193140156">
            <text:p>37.831019314</text:p>
          </table:table-cell>
          <table:table-cell office:value-type="float" office:value="75.8724202498867">
            <text:p>75.8724202499</text:p>
          </table:table-cell>
          <table:table-cell office:value-type="float" office:value="75.7952851249435">
            <text:p>75.7952851249</text:p>
          </table:table-cell>
          <table:table-cell office:value-type="float" office:value="75.7181500000003">
            <text:p>75.71815</text:p>
          </table:table-cell>
          <table:table-cell office:value-type="float" office:value="75.6410148750572">
            <text:p>75.6410148751</text:p>
          </table:table-cell>
          <table:table-cell office:value-type="float" office:value="75.563879750114">
            <text:p>75.5638797501</text:p>
          </table:table-cell>
          <table:table-cell office:value-type="float" office:value="-0.0939999999999941">
            <text:p>-0.094</text:p>
          </table:table-cell>
          <table:table-cell office:value-type="float" office:value="0.13000000000001">
            <text:p>0.13</text:p>
          </table:table-cell>
          <table:table-cell office:value-type="string">
            <text:p>2020.01.21 03:30</text:p>
          </table:table-cell>
          <table:table-cell office:value-type="string">
            <text:p>2020.01.21 10:30</text:p>
          </table:table-cell>
        </table:table-row>
        <table:table-row table:style-name="ro1">
          <table:table-cell table:formula="of:=[.A371]+1" office:value-type="float" office:value="370">
            <text:p>370</text:p>
          </table:table-cell>
          <table:table-cell office:value-type="float" office:value="75.656">
            <text:p>75.656</text:p>
          </table:table-cell>
          <table:table-cell office:value-type="float" office:value="75.661">
            <text:p>75.661</text:p>
          </table:table-cell>
          <table:table-cell office:value-type="float" office:value="75.495">
            <text:p>75.495</text:p>
          </table:table-cell>
          <table:table-cell office:value-type="float" office:value="75.555">
            <text:p>75.555</text:p>
          </table:table-cell>
          <table:table-cell office:value-type="float" office:value="33.7754811054513">
            <text:p>33.7754811055</text:p>
          </table:table-cell>
          <table:table-cell office:value-type="float" office:value="45.3502999896787">
            <text:p>45.3502999897</text:p>
          </table:table-cell>
          <table:table-cell office:value-type="float" office:value="75.8315307760406">
            <text:p>75.831530776</text:p>
          </table:table-cell>
          <table:table-cell office:value-type="float" office:value="75.7815653880205">
            <text:p>75.781565388</text:p>
          </table:table-cell>
          <table:table-cell office:value-type="float" office:value="75.7316000000003">
            <text:p>75.7316</text:p>
          </table:table-cell>
          <table:table-cell office:value-type="float" office:value="75.6816346119802">
            <text:p>75.681634612</text:p>
          </table:table-cell>
          <table:table-cell office:value-type="float" office:value="75.6316692239601">
            <text:p>75.631669224</text:p>
          </table:table-cell>
          <table:table-cell office:value-type="float" office:value="-0.100999999999999">
            <text:p>-0.101</text:p>
          </table:table-cell>
          <table:table-cell office:value-type="float" office:value="0.165999999999997">
            <text:p>0.166</text:p>
          </table:table-cell>
          <table:table-cell office:value-type="string">
            <text:p>2020.01.21 03:15</text:p>
          </table:table-cell>
          <table:table-cell office:value-type="string">
            <text:p>2020.01.21 10:15</text:p>
          </table:table-cell>
        </table:table-row>
        <table:table-row table:style-name="ro1">
          <table:table-cell table:formula="of:=[.A372]+1" office:value-type="float" office:value="371">
            <text:p>371</text:p>
          </table:table-cell>
          <table:table-cell office:value-type="float" office:value="75.744">
            <text:p>75.744</text:p>
          </table:table-cell>
          <table:table-cell office:value-type="float" office:value="75.747">
            <text:p>75.747</text:p>
          </table:table-cell>
          <table:table-cell office:value-type="float" office:value="75.654">
            <text:p>75.654</text:p>
          </table:table-cell>
          <table:table-cell office:value-type="float" office:value="75.656">
            <text:p>75.656</text:p>
          </table:table-cell>
          <table:table-cell office:value-type="float" office:value="42.2339120328628">
            <text:p>42.2339120329</text:p>
          </table:table-cell>
          <table:table-cell office:value-type="float" office:value="51.3503453790147">
            <text:p>51.350345379</text:p>
          </table:table-cell>
          <table:table-cell office:value-type="float" office:value="75.7991972128439">
            <text:p>75.7991972128</text:p>
          </table:table-cell>
          <table:table-cell office:value-type="float" office:value="75.7693736064221">
            <text:p>75.7693736064</text:p>
          </table:table-cell>
          <table:table-cell office:value-type="float" office:value="75.7395500000003">
            <text:p>75.73955</text:p>
          </table:table-cell>
          <table:table-cell office:value-type="float" office:value="75.7097263935786">
            <text:p>75.7097263936</text:p>
          </table:table-cell>
          <table:table-cell office:value-type="float" office:value="75.6799027871568">
            <text:p>75.6799027872</text:p>
          </table:table-cell>
          <table:table-cell office:value-type="float" office:value="-0.0879999999999939">
            <text:p>-0.088</text:p>
          </table:table-cell>
          <table:table-cell office:value-type="float" office:value="0.0930000000000035">
            <text:p>0.093</text:p>
          </table:table-cell>
          <table:table-cell office:value-type="string">
            <text:p>2020.01.21 03:00</text:p>
          </table:table-cell>
          <table:table-cell office:value-type="string">
            <text:p>2020.01.21 10:00</text:p>
          </table:table-cell>
        </table:table-row>
        <table:table-row table:style-name="ro1">
          <table:table-cell table:formula="of:=[.A373]+1" office:value-type="float" office:value="372">
            <text:p>372</text:p>
          </table:table-cell>
          <table:table-cell office:value-type="float" office:value="75.764">
            <text:p>75.764</text:p>
          </table:table-cell>
          <table:table-cell office:value-type="float" office:value="75.787">
            <text:p>75.787</text:p>
          </table:table-cell>
          <table:table-cell office:value-type="float" office:value="75.734">
            <text:p>75.734</text:p>
          </table:table-cell>
          <table:table-cell office:value-type="float" office:value="75.746">
            <text:p>75.746</text:p>
          </table:table-cell>
          <table:table-cell office:value-type="float" office:value="53.5962402185151">
            <text:p>53.5962402185</text:p>
          </table:table-cell>
          <table:table-cell office:value-type="float" office:value="57.6850289482061">
            <text:p>57.6850289482</text:p>
          </table:table-cell>
          <table:table-cell office:value-type="float" office:value="75.7906482509977">
            <text:p>75.790648251</text:p>
          </table:table-cell>
          <table:table-cell office:value-type="float" office:value="75.766349125499">
            <text:p>75.7663491255</text:p>
          </table:table-cell>
          <table:table-cell office:value-type="float" office:value="75.7420500000003">
            <text:p>75.74205</text:p>
          </table:table-cell>
          <table:table-cell office:value-type="float" office:value="75.7177508745017">
            <text:p>75.7177508745</text:p>
          </table:table-cell>
          <table:table-cell office:value-type="float" office:value="75.693451749003">
            <text:p>75.693451749</text:p>
          </table:table-cell>
          <table:table-cell office:value-type="float" office:value="-0.0180000000000007">
            <text:p>-0.018</text:p>
          </table:table-cell>
          <table:table-cell office:value-type="float" office:value="0.0530000000000115">
            <text:p>0.053</text:p>
          </table:table-cell>
          <table:table-cell office:value-type="string">
            <text:p>2020.01.21 02:45</text:p>
          </table:table-cell>
          <table:table-cell office:value-type="string">
            <text:p>2020.01.21 09:45</text:p>
          </table:table-cell>
        </table:table-row>
        <table:table-row table:style-name="ro1">
          <table:table-cell table:formula="of:=[.A374]+1" office:value-type="float" office:value="373">
            <text:p>373</text:p>
          </table:table-cell>
          <table:table-cell office:value-type="float" office:value="75.803">
            <text:p>75.803</text:p>
          </table:table-cell>
          <table:table-cell office:value-type="float" office:value="75.805">
            <text:p>75.805</text:p>
          </table:table-cell>
          <table:table-cell table:number-columns-repeated="2" office:value-type="float" office:value="75.765">
            <text:p>75.765</text:p>
          </table:table-cell>
          <table:table-cell office:value-type="float" office:value="56.6530172362934">
            <text:p>56.6530172363</text:p>
          </table:table-cell>
          <table:table-cell office:value-type="float" office:value="61.3859272020423">
            <text:p>61.385927202</text:p>
          </table:table-cell>
          <table:table-cell office:value-type="float" office:value="75.7912392776322">
            <text:p>75.7912392776</text:p>
          </table:table-cell>
          <table:table-cell office:value-type="float" office:value="75.7655946388163">
            <text:p>75.7655946388</text:p>
          </table:table-cell>
          <table:table-cell office:value-type="float" office:value="75.7399500000003">
            <text:p>75.73995</text:p>
          </table:table-cell>
          <table:table-cell office:value-type="float" office:value="75.7143053611844">
            <text:p>75.7143053612</text:p>
          </table:table-cell>
          <table:table-cell office:value-type="float" office:value="75.6886607223685">
            <text:p>75.6886607224</text:p>
          </table:table-cell>
          <table:table-cell office:value-type="float" office:value="-0.0379999999999967">
            <text:p>-0.038</text:p>
          </table:table-cell>
          <table:table-cell office:value-type="float" office:value="0.0400000000000063">
            <text:p>0.04</text:p>
          </table:table-cell>
          <table:table-cell office:value-type="string">
            <text:p>2020.01.21 02:30</text:p>
          </table:table-cell>
          <table:table-cell office:value-type="string">
            <text:p>2020.01.21 09:30</text:p>
          </table:table-cell>
        </table:table-row>
        <table:table-row table:style-name="ro1">
          <table:table-cell table:formula="of:=[.A375]+1" office:value-type="float" office:value="374">
            <text:p>374</text:p>
          </table:table-cell>
          <table:table-cell office:value-type="float" office:value="75.776">
            <text:p>75.776</text:p>
          </table:table-cell>
          <table:table-cell office:value-type="float" office:value="75.813">
            <text:p>75.813</text:p>
          </table:table-cell>
          <table:table-cell office:value-type="float" office:value="75.766">
            <text:p>75.766</text:p>
          </table:table-cell>
          <table:table-cell office:value-type="float" office:value="75.804">
            <text:p>75.804</text:p>
          </table:table-cell>
          <table:table-cell office:value-type="float" office:value="63.7421067311099">
            <text:p>63.7421067311</text:p>
          </table:table-cell>
          <table:table-cell office:value-type="float" office:value="60.8213588817618">
            <text:p>60.8213588818</text:p>
          </table:table-cell>
          <table:table-cell office:value-type="float" office:value="75.7900373004544">
            <text:p>75.7900373005</text:p>
          </table:table-cell>
          <table:table-cell office:value-type="float" office:value="75.7632186502274">
            <text:p>75.7632186502</text:p>
          </table:table-cell>
          <table:table-cell office:value-type="float" office:value="75.7364000000003">
            <text:p>75.7364</text:p>
          </table:table-cell>
          <table:table-cell office:value-type="float" office:value="75.7095813497733">
            <text:p>75.7095813498</text:p>
          </table:table-cell>
          <table:table-cell office:value-type="float" office:value="75.6827626995463">
            <text:p>75.6827626995</text:p>
          </table:table-cell>
          <table:table-cell office:value-type="float" office:value="0.0280000000000058">
            <text:p>0.028</text:p>
          </table:table-cell>
          <table:table-cell office:value-type="float" office:value="0.046999999999997">
            <text:p>0.047</text:p>
          </table:table-cell>
          <table:table-cell office:value-type="string">
            <text:p>2020.01.21 02:15</text:p>
          </table:table-cell>
          <table:table-cell office:value-type="string">
            <text:p>2020.01.21 09:15</text:p>
          </table:table-cell>
        </table:table-row>
        <table:table-row table:style-name="ro1">
          <table:table-cell table:formula="of:=[.A376]+1" office:value-type="float" office:value="375">
            <text:p>375</text:p>
          </table:table-cell>
          <table:table-cell office:value-type="float" office:value="75.75">
            <text:p>75.75</text:p>
          </table:table-cell>
          <table:table-cell office:value-type="float" office:value="75.786">
            <text:p>75.786</text:p>
          </table:table-cell>
          <table:table-cell office:value-type="float" office:value="75.74">
            <text:p>75.74</text:p>
          </table:table-cell>
          <table:table-cell office:value-type="float" office:value="75.776">
            <text:p>75.776</text:p>
          </table:table-cell>
          <table:table-cell office:value-type="float" office:value="60.3588863291296">
            <text:p>60.3588863291</text:p>
          </table:table-cell>
          <table:table-cell office:value-type="float" office:value="59.7832371238177">
            <text:p>59.7832371238</text:p>
          </table:table-cell>
          <table:table-cell office:value-type="float" office:value="75.7763290336797">
            <text:p>75.7763290337</text:p>
          </table:table-cell>
          <table:table-cell office:value-type="float" office:value="75.75436451684">
            <text:p>75.7543645168</text:p>
          </table:table-cell>
          <table:table-cell office:value-type="float" office:value="75.7324000000003">
            <text:p>75.7324</text:p>
          </table:table-cell>
          <table:table-cell office:value-type="float" office:value="75.7104354831606">
            <text:p>75.7104354832</text:p>
          </table:table-cell>
          <table:table-cell office:value-type="float" office:value="75.688470966321">
            <text:p>75.6884709663</text:p>
          </table:table-cell>
          <table:table-cell office:value-type="float" office:value="0.0259999999999963">
            <text:p>0.026</text:p>
          </table:table-cell>
          <table:table-cell office:value-type="float" office:value="0.0460000000000065">
            <text:p>0.046</text:p>
          </table:table-cell>
          <table:table-cell office:value-type="string">
            <text:p>2020.01.21 02:00</text:p>
          </table:table-cell>
          <table:table-cell office:value-type="string">
            <text:p>2020.01.21 09:00</text:p>
          </table:table-cell>
        </table:table-row>
        <table:table-row table:style-name="ro1">
          <table:table-cell table:formula="of:=[.A377]+1" office:value-type="float" office:value="376">
            <text:p>376</text:p>
          </table:table-cell>
          <table:table-cell office:value-type="float" office:value="75.762">
            <text:p>75.762</text:p>
          </table:table-cell>
          <table:table-cell office:value-type="float" office:value="75.777">
            <text:p>75.777</text:p>
          </table:table-cell>
          <table:table-cell table:number-columns-repeated="2" office:value-type="float" office:value="75.749">
            <text:p>75.749</text:p>
          </table:table-cell>
          <table:table-cell office:value-type="float" office:value="56.6537089332206">
            <text:p>56.6537089332</text:p>
          </table:table-cell>
          <table:table-cell office:value-type="float" office:value="54.7818378543211">
            <text:p>54.7818378543</text:p>
          </table:table-cell>
          <table:table-cell office:value-type="float" office:value="75.77069046952">
            <text:p>75.7706904695</text:p>
          </table:table-cell>
          <table:table-cell office:value-type="float" office:value="75.7494452347601">
            <text:p>75.7494452348</text:p>
          </table:table-cell>
          <table:table-cell office:value-type="float" office:value="75.7282000000003">
            <text:p>75.7282</text:p>
          </table:table-cell>
          <table:table-cell office:value-type="float" office:value="75.7069547652405">
            <text:p>75.7069547652</text:p>
          </table:table-cell>
          <table:table-cell office:value-type="float" office:value="75.6857095304807">
            <text:p>75.6857095305</text:p>
          </table:table-cell>
          <table:table-cell office:value-type="float" office:value="-0.0130000000000052">
            <text:p>-0.013</text:p>
          </table:table-cell>
          <table:table-cell office:value-type="float" office:value="0.0280000000000058">
            <text:p>0.028</text:p>
          </table:table-cell>
          <table:table-cell office:value-type="string">
            <text:p>2020.01.21 01:45</text:p>
          </table:table-cell>
          <table:table-cell office:value-type="string">
            <text:p>2020.01.21 08:45</text:p>
          </table:table-cell>
        </table:table-row>
        <table:table-row table:style-name="ro1">
          <table:table-cell table:formula="of:=[.A378]+1" office:value-type="float" office:value="377">
            <text:p>377</text:p>
          </table:table-cell>
          <table:table-cell office:value-type="float" office:value="75.754">
            <text:p>75.754</text:p>
          </table:table-cell>
          <table:table-cell office:value-type="float" office:value="75.765">
            <text:p>75.765</text:p>
          </table:table-cell>
          <table:table-cell office:value-type="float" office:value="75.749">
            <text:p>75.749</text:p>
          </table:table-cell>
          <table:table-cell office:value-type="float" office:value="75.762">
            <text:p>75.762</text:p>
          </table:table-cell>
          <table:table-cell office:value-type="float" office:value="59.1840011205713">
            <text:p>59.1840011206</text:p>
          </table:table-cell>
          <table:table-cell office:value-type="float" office:value="58.976343493331">
            <text:p>58.9763434933</text:p>
          </table:table-cell>
          <table:table-cell office:value-type="float" office:value="75.7689548496133">
            <text:p>75.7689548496</text:p>
          </table:table-cell>
          <table:table-cell office:value-type="float" office:value="75.7473024248068">
            <text:p>75.7473024248</text:p>
          </table:table-cell>
          <table:table-cell office:value-type="float" office:value="75.7256500000003">
            <text:p>75.72565</text:p>
          </table:table-cell>
          <table:table-cell office:value-type="float" office:value="75.7039975751938">
            <text:p>75.7039975752</text:p>
          </table:table-cell>
          <table:table-cell office:value-type="float" office:value="75.6823451503874">
            <text:p>75.6823451504</text:p>
          </table:table-cell>
          <table:table-cell office:value-type="float" office:value="0.00799999999999557">
            <text:p>0.008</text:p>
          </table:table-cell>
          <table:table-cell office:value-type="float" office:value="0.0160000000000053">
            <text:p>0.016</text:p>
          </table:table-cell>
          <table:table-cell office:value-type="string">
            <text:p>2020.01.21 01:30</text:p>
          </table:table-cell>
          <table:table-cell office:value-type="string">
            <text:p>2020.01.21 08:30</text:p>
          </table:table-cell>
        </table:table-row>
        <table:table-row table:style-name="ro1">
          <table:table-cell table:formula="of:=[.A379]+1" office:value-type="float" office:value="378">
            <text:p>378</text:p>
          </table:table-cell>
          <table:table-cell office:value-type="float" office:value="75.766">
            <text:p>75.766</text:p>
          </table:table-cell>
          <table:table-cell office:value-type="float" office:value="75.767">
            <text:p>75.767</text:p>
          </table:table-cell>
          <table:table-cell office:value-type="float" office:value="75.743">
            <text:p>75.743</text:p>
          </table:table-cell>
          <table:table-cell office:value-type="float" office:value="75.755">
            <text:p>75.755</text:p>
          </table:table-cell>
          <table:table-cell office:value-type="float" office:value="58.2296937457513">
            <text:p>58.2296937458</text:p>
          </table:table-cell>
          <table:table-cell office:value-type="float" office:value="57.9666531924452">
            <text:p>57.9666531924</text:p>
          </table:table-cell>
          <table:table-cell office:value-type="float" office:value="75.7647364013463">
            <text:p>75.7647364013</text:p>
          </table:table-cell>
          <table:table-cell office:value-type="float" office:value="75.7433682006733">
            <text:p>75.7433682007</text:p>
          </table:table-cell>
          <table:table-cell office:value-type="float" office:value="75.7220000000003">
            <text:p>75.722</text:p>
          </table:table-cell>
          <table:table-cell office:value-type="float" office:value="75.7006317993274">
            <text:p>75.7006317993</text:p>
          </table:table-cell>
          <table:table-cell office:value-type="float" office:value="75.6792635986544">
            <text:p>75.6792635987</text:p>
          </table:table-cell>
          <table:table-cell office:value-type="float" office:value="-0.0110000000000099">
            <text:p>-0.011</text:p>
          </table:table-cell>
          <table:table-cell office:value-type="float" office:value="0.0240000000000009">
            <text:p>0.024</text:p>
          </table:table-cell>
          <table:table-cell office:value-type="string">
            <text:p>2020.01.21 01:15</text:p>
          </table:table-cell>
          <table:table-cell office:value-type="string">
            <text:p>2020.01.21 08:15</text:p>
          </table:table-cell>
        </table:table-row>
        <table:table-row table:style-name="ro1">
          <table:table-cell table:formula="of:=[.A380]+1" office:value-type="float" office:value="379">
            <text:p>379</text:p>
          </table:table-cell>
          <table:table-cell office:value-type="float" office:value="75.716">
            <text:p>75.716</text:p>
          </table:table-cell>
          <table:table-cell office:value-type="float" office:value="75.773">
            <text:p>75.773</text:p>
          </table:table-cell>
          <table:table-cell office:value-type="float" office:value="75.716">
            <text:p>75.716</text:p>
          </table:table-cell>
          <table:table-cell office:value-type="float" office:value="75.766">
            <text:p>75.766</text:p>
          </table:table-cell>
          <table:table-cell office:value-type="float" office:value="60.3356537749136">
            <text:p>60.3356537749</text:p>
          </table:table-cell>
          <table:table-cell office:value-type="float" office:value="55.1926241472853">
            <text:p>55.1926241473</text:p>
          </table:table-cell>
          <table:table-cell office:value-type="float" office:value="75.7639890999055">
            <text:p>75.7639890999</text:p>
          </table:table-cell>
          <table:table-cell office:value-type="float" office:value="75.7407695499529">
            <text:p>75.74076955</text:p>
          </table:table-cell>
          <table:table-cell office:value-type="float" office:value="75.7175500000003">
            <text:p>75.71755</text:p>
          </table:table-cell>
          <table:table-cell office:value-type="float" office:value="75.6943304500478">
            <text:p>75.69433045</text:p>
          </table:table-cell>
          <table:table-cell office:value-type="float" office:value="75.6711109000952">
            <text:p>75.6711109001</text:p>
          </table:table-cell>
          <table:table-cell office:value-type="float" office:value="0.0500000000000114">
            <text:p>0.05</text:p>
          </table:table-cell>
          <table:table-cell office:value-type="float" office:value="0.0570000000000022">
            <text:p>0.057</text:p>
          </table:table-cell>
          <table:table-cell office:value-type="string">
            <text:p>2020.01.21 01:00</text:p>
          </table:table-cell>
          <table:table-cell office:value-type="string">
            <text:p>2020.01.21 08:00</text:p>
          </table:table-cell>
        </table:table-row>
        <table:table-row table:style-name="ro1">
          <table:table-cell table:formula="of:=[.A381]+1" office:value-type="float" office:value="380">
            <text:p>380</text:p>
          </table:table-cell>
          <table:table-cell office:value-type="float" office:value="75.719">
            <text:p>75.719</text:p>
          </table:table-cell>
          <table:table-cell office:value-type="float" office:value="75.742">
            <text:p>75.742</text:p>
          </table:table-cell>
          <table:table-cell office:value-type="float" office:value="75.711">
            <text:p>75.711</text:p>
          </table:table-cell>
          <table:table-cell office:value-type="float" office:value="75.716">
            <text:p>75.716</text:p>
          </table:table-cell>
          <table:table-cell office:value-type="float" office:value="52.9946823323055">
            <text:p>52.9946823323</text:p>
          </table:table-cell>
          <table:table-cell office:value-type="float" office:value="51.6148943508452">
            <text:p>51.6148943508</text:p>
          </table:table-cell>
          <table:table-cell office:value-type="float" office:value="75.7558932298598">
            <text:p>75.7558932299</text:p>
          </table:table-cell>
          <table:table-cell office:value-type="float" office:value="75.73484661493">
            <text:p>75.7348466149</text:p>
          </table:table-cell>
          <table:table-cell office:value-type="float" office:value="75.7138000000003">
            <text:p>75.7138</text:p>
          </table:table-cell>
          <table:table-cell office:value-type="float" office:value="75.6927533850706">
            <text:p>75.6927533851</text:p>
          </table:table-cell>
          <table:table-cell office:value-type="float" office:value="75.6717067701409">
            <text:p>75.6717067701</text:p>
          </table:table-cell>
          <table:table-cell office:value-type="float" office:value="-0.00300000000000011">
            <text:p>-0.003</text:p>
          </table:table-cell>
          <table:table-cell office:value-type="float" office:value="0.0310000000000059">
            <text:p>0.031</text:p>
          </table:table-cell>
          <table:table-cell office:value-type="string">
            <text:p>2020.01.21 00:45</text:p>
          </table:table-cell>
          <table:table-cell office:value-type="string">
            <text:p>2020.01.21 07:45</text:p>
          </table:table-cell>
        </table:table-row>
        <table:table-row table:style-name="ro1">
          <table:table-cell table:formula="of:=[.A382]+1" office:value-type="float" office:value="381">
            <text:p>381</text:p>
          </table:table-cell>
          <table:table-cell office:value-type="float" office:value="75.733">
            <text:p>75.733</text:p>
          </table:table-cell>
          <table:table-cell office:value-type="float" office:value="75.737">
            <text:p>75.737</text:p>
          </table:table-cell>
          <table:table-cell office:value-type="float" office:value="75.702">
            <text:p>75.702</text:p>
          </table:table-cell>
          <table:table-cell office:value-type="float" office:value="75.716">
            <text:p>75.716</text:p>
          </table:table-cell>
          <table:table-cell office:value-type="float" office:value="52.9946823323055">
            <text:p>52.9946823323</text:p>
          </table:table-cell>
          <table:table-cell office:value-type="float" office:value="46.6965816665585">
            <text:p>46.6965816666</text:p>
          </table:table-cell>
          <table:table-cell office:value-type="float" office:value="75.7555813043283">
            <text:p>75.7555813043</text:p>
          </table:table-cell>
          <table:table-cell office:value-type="float" office:value="75.7341906521643">
            <text:p>75.7341906522</text:p>
          </table:table-cell>
          <table:table-cell office:value-type="float" office:value="75.7128000000003">
            <text:p>75.7128</text:p>
          </table:table-cell>
          <table:table-cell office:value-type="float" office:value="75.6914093478364">
            <text:p>75.6914093478</text:p>
          </table:table-cell>
          <table:table-cell office:value-type="float" office:value="75.6700186956724">
            <text:p>75.6700186957</text:p>
          </table:table-cell>
          <table:table-cell office:value-type="float" office:value="-0.0170000000000101">
            <text:p>-0.017</text:p>
          </table:table-cell>
          <table:table-cell office:value-type="float" office:value="0.0349999999999966">
            <text:p>0.035</text:p>
          </table:table-cell>
          <table:table-cell office:value-type="string">
            <text:p>2020.01.21 00:30</text:p>
          </table:table-cell>
          <table:table-cell office:value-type="string">
            <text:p>2020.01.21 07:30</text:p>
          </table:table-cell>
        </table:table-row>
        <table:table-row table:style-name="ro1">
          <table:table-cell table:formula="of:=[.A383]+1" office:value-type="float" office:value="382">
            <text:p>382</text:p>
          </table:table-cell>
          <table:table-cell office:value-type="float" office:value="75.728">
            <text:p>75.728</text:p>
          </table:table-cell>
          <table:table-cell office:value-type="float" office:value="75.747">
            <text:p>75.747</text:p>
          </table:table-cell>
          <table:table-cell office:value-type="float" office:value="75.723">
            <text:p>75.723</text:p>
          </table:table-cell>
          <table:table-cell office:value-type="float" office:value="75.727">
            <text:p>75.727</text:p>
          </table:table-cell>
          <table:table-cell office:value-type="float" office:value="55.0163748126858">
            <text:p>55.0163748127</text:p>
          </table:table-cell>
          <table:table-cell office:value-type="float" office:value="50.2599379323745">
            <text:p>50.2599379324</text:p>
          </table:table-cell>
          <table:table-cell office:value-type="float" office:value="75.755105661649">
            <text:p>75.7551056616</text:p>
          </table:table-cell>
          <table:table-cell office:value-type="float" office:value="75.7335778308246">
            <text:p>75.7335778308</text:p>
          </table:table-cell>
          <table:table-cell office:value-type="float" office:value="75.7120500000003">
            <text:p>75.71205</text:p>
          </table:table-cell>
          <table:table-cell office:value-type="float" office:value="75.690522169176">
            <text:p>75.6905221692</text:p>
          </table:table-cell>
          <table:table-cell office:value-type="float" office:value="75.6689943383517">
            <text:p>75.6689943384</text:p>
          </table:table-cell>
          <table:table-cell office:value-type="float" office:value="-0.000999999999990564">
            <text:p>-0.001</text:p>
          </table:table-cell>
          <table:table-cell office:value-type="float" office:value="0.0240000000000009">
            <text:p>0.024</text:p>
          </table:table-cell>
          <table:table-cell office:value-type="string">
            <text:p>2020.01.21 00:15</text:p>
          </table:table-cell>
          <table:table-cell office:value-type="string">
            <text:p>2020.01.21 07:15</text:p>
          </table:table-cell>
        </table:table-row>
        <table:table-row table:style-name="ro1">
          <table:table-cell table:formula="of:=[.A384]+1" office:value-type="float" office:value="383">
            <text:p>383</text:p>
          </table:table-cell>
          <table:table-cell table:number-columns-repeated="2" office:value-type="float" office:value="75.749">
            <text:p>75.749</text:p>
          </table:table-cell>
          <table:table-cell office:value-type="float" office:value="75.716">
            <text:p>75.716</text:p>
          </table:table-cell>
          <table:table-cell office:value-type="float" office:value="75.723">
            <text:p>75.723</text:p>
          </table:table-cell>
          <table:table-cell office:value-type="float" office:value="54.4156305024249">
            <text:p>54.4156305024</text:p>
          </table:table-cell>
          <table:table-cell office:value-type="float" office:value="45.9744631734033">
            <text:p>45.9744631734</text:p>
          </table:table-cell>
          <table:table-cell office:value-type="float" office:value="75.7539224646514">
            <text:p>75.7539224647</text:p>
          </table:table-cell>
          <table:table-cell office:value-type="float" office:value="75.7326612323259">
            <text:p>75.7326612323</text:p>
          </table:table-cell>
          <table:table-cell office:value-type="float" office:value="75.7114000000003">
            <text:p>75.7114</text:p>
          </table:table-cell>
          <table:table-cell office:value-type="float" office:value="75.6901387676748">
            <text:p>75.6901387677</text:p>
          </table:table-cell>
          <table:table-cell office:value-type="float" office:value="75.6688775353493">
            <text:p>75.6688775353</text:p>
          </table:table-cell>
          <table:table-cell office:value-type="float" office:value="-0.0259999999999963">
            <text:p>-0.026</text:p>
          </table:table-cell>
          <table:table-cell office:value-type="float" office:value="0.0330000000000012">
            <text:p>0.033</text:p>
          </table:table-cell>
          <table:table-cell office:value-type="string">
            <text:p>2020.01.21 00:00</text:p>
          </table:table-cell>
          <table:table-cell office:value-type="string">
            <text:p>2020.01.21 07:00</text:p>
          </table:table-cell>
        </table:table-row>
        <table:table-row table:style-name="ro1">
          <table:table-cell table:formula="of:=[.A385]+1" office:value-type="float" office:value="384">
            <text:p>384</text:p>
          </table:table-cell>
          <table:table-cell office:value-type="float" office:value="75.746">
            <text:p>75.746</text:p>
          </table:table-cell>
          <table:table-cell office:value-type="float" office:value="75.761">
            <text:p>75.761</text:p>
          </table:table-cell>
          <table:table-cell office:value-type="float" office:value="75.715">
            <text:p>75.715</text:p>
          </table:table-cell>
          <table:table-cell office:value-type="float" office:value="75.717">
            <text:p>75.717</text:p>
          </table:table-cell>
          <table:table-cell office:value-type="float" office:value="53.5313083100501">
            <text:p>53.5313083101</text:p>
          </table:table-cell>
          <table:table-cell office:value-type="float" office:value="51.6327640366473">
            <text:p>51.6327640366</text:p>
          </table:table-cell>
          <table:table-cell office:value-type="float" office:value="75.7527681036482">
            <text:p>75.7527681036</text:p>
          </table:table-cell>
          <table:table-cell office:value-type="float" office:value="75.7313590518243">
            <text:p>75.7313590518</text:p>
          </table:table-cell>
          <table:table-cell office:value-type="float" office:value="75.7099500000003">
            <text:p>75.70995</text:p>
          </table:table-cell>
          <table:table-cell office:value-type="float" office:value="75.6885409481764">
            <text:p>75.6885409482</text:p>
          </table:table-cell>
          <table:table-cell office:value-type="float" office:value="75.6671318963524">
            <text:p>75.6671318964</text:p>
          </table:table-cell>
          <table:table-cell office:value-type="float" office:value="-0.0289999999999964">
            <text:p>-0.029</text:p>
          </table:table-cell>
          <table:table-cell office:value-type="float" office:value="0.0459999999999923">
            <text:p>0.046</text:p>
          </table:table-cell>
          <table:table-cell office:value-type="string">
            <text:p>2020.01.20 23:45</text:p>
          </table:table-cell>
          <table:table-cell office:value-type="string">
            <text:p>2020.01.21 06:45</text:p>
          </table:table-cell>
        </table:table-row>
        <table:table-row table:style-name="ro1">
          <table:table-cell table:formula="of:=[.A386]+1" office:value-type="float" office:value="385">
            <text:p>385</text:p>
          </table:table-cell>
          <table:table-cell office:value-type="float" office:value="75.736">
            <text:p>75.736</text:p>
          </table:table-cell>
          <table:table-cell office:value-type="float" office:value="75.757">
            <text:p>75.757</text:p>
          </table:table-cell>
          <table:table-cell office:value-type="float" office:value="75.729">
            <text:p>75.729</text:p>
          </table:table-cell>
          <table:table-cell office:value-type="float" office:value="75.746">
            <text:p>75.746</text:p>
          </table:table-cell>
          <table:table-cell office:value-type="float" office:value="58.765999303671">
            <text:p>58.7659993037</text:p>
          </table:table-cell>
          <table:table-cell office:value-type="float" office:value="57.3659694252557">
            <text:p>57.3659694253</text:p>
          </table:table-cell>
          <table:table-cell office:value-type="float" office:value="75.7537646080805">
            <text:p>75.7537646081</text:p>
          </table:table-cell>
          <table:table-cell office:value-type="float" office:value="75.7306573040404">
            <text:p>75.730657304</text:p>
          </table:table-cell>
          <table:table-cell office:value-type="float" office:value="75.7075500000003">
            <text:p>75.70755</text:p>
          </table:table-cell>
          <table:table-cell office:value-type="float" office:value="75.6844426959603">
            <text:p>75.684442696</text:p>
          </table:table-cell>
          <table:table-cell office:value-type="float" office:value="75.6613353919202">
            <text:p>75.6613353919</text:p>
          </table:table-cell>
          <table:table-cell office:value-type="float" office:value="0.00999999999999091">
            <text:p>0.01</text:p>
          </table:table-cell>
          <table:table-cell office:value-type="float" office:value="0.0280000000000058">
            <text:p>0.028</text:p>
          </table:table-cell>
          <table:table-cell office:value-type="string">
            <text:p>2020.01.20 23:30</text:p>
          </table:table-cell>
          <table:table-cell office:value-type="string">
            <text:p>2020.01.21 06:30</text:p>
          </table:table-cell>
        </table:table-row>
        <table:table-row table:style-name="ro1">
          <table:table-cell table:formula="of:=[.A387]+1" office:value-type="float" office:value="386">
            <text:p>386</text:p>
          </table:table-cell>
          <table:table-cell office:value-type="float" office:value="75.754">
            <text:p>75.754</text:p>
          </table:table-cell>
          <table:table-cell office:value-type="float" office:value="75.762">
            <text:p>75.762</text:p>
          </table:table-cell>
          <table:table-cell office:value-type="float" office:value="75.734">
            <text:p>75.734</text:p>
          </table:table-cell>
          <table:table-cell office:value-type="float" office:value="75.737">
            <text:p>75.737</text:p>
          </table:table-cell>
          <table:table-cell office:value-type="float" office:value="57.5419138902465">
            <text:p>57.5419138902</text:p>
          </table:table-cell>
          <table:table-cell office:value-type="float" office:value="61.7140063573547">
            <text:p>61.7140063574</text:p>
          </table:table-cell>
          <table:table-cell office:value-type="float" office:value="75.7504846698205">
            <text:p>75.7504846698</text:p>
          </table:table-cell>
          <table:table-cell office:value-type="float" office:value="75.7268423349104">
            <text:p>75.7268423349</text:p>
          </table:table-cell>
          <table:table-cell office:value-type="float" office:value="75.7032000000003">
            <text:p>75.7032</text:p>
          </table:table-cell>
          <table:table-cell office:value-type="float" office:value="75.6795576650903">
            <text:p>75.6795576651</text:p>
          </table:table-cell>
          <table:table-cell office:value-type="float" office:value="75.6559153301802">
            <text:p>75.6559153302</text:p>
          </table:table-cell>
          <table:table-cell office:value-type="float" office:value="-0.0170000000000101">
            <text:p>-0.017</text:p>
          </table:table-cell>
          <table:table-cell office:value-type="float" office:value="0.0280000000000058">
            <text:p>0.028</text:p>
          </table:table-cell>
          <table:table-cell office:value-type="string">
            <text:p>2020.01.20 23:15</text:p>
          </table:table-cell>
          <table:table-cell office:value-type="string">
            <text:p>2020.01.21 06:15</text:p>
          </table:table-cell>
        </table:table-row>
        <table:table-row table:style-name="ro1">
          <table:table-cell table:formula="of:=[.A388]+1" office:value-type="float" office:value="387">
            <text:p>387</text:p>
          </table:table-cell>
          <table:table-cell office:value-type="float" office:value="75.731">
            <text:p>75.731</text:p>
          </table:table-cell>
          <table:table-cell office:value-type="float" office:value="75.757">
            <text:p>75.757</text:p>
          </table:table-cell>
          <table:table-cell office:value-type="float" office:value="75.724">
            <text:p>75.724</text:p>
          </table:table-cell>
          <table:table-cell office:value-type="float" office:value="75.754">
            <text:p>75.754</text:p>
          </table:table-cell>
          <table:table-cell office:value-type="float" office:value="60.7796737190548">
            <text:p>60.7796737191</text:p>
          </table:table-cell>
          <table:table-cell office:value-type="float" office:value="67.5794866388295">
            <text:p>67.5794866388</text:p>
          </table:table-cell>
          <table:table-cell office:value-type="float" office:value="75.7475299750937">
            <text:p>75.7475299751</text:p>
          </table:table-cell>
          <table:table-cell office:value-type="float" office:value="75.723439987547">
            <text:p>75.7234399875</text:p>
          </table:table-cell>
          <table:table-cell office:value-type="float" office:value="75.6993500000003">
            <text:p>75.69935</text:p>
          </table:table-cell>
          <table:table-cell office:value-type="float" office:value="75.6752600124536">
            <text:p>75.6752600125</text:p>
          </table:table-cell>
          <table:table-cell office:value-type="float" office:value="75.6511700249069">
            <text:p>75.6511700249</text:p>
          </table:table-cell>
          <table:table-cell office:value-type="float" office:value="0.0230000000000103">
            <text:p>0.023</text:p>
          </table:table-cell>
          <table:table-cell office:value-type="float" office:value="0.0330000000000012">
            <text:p>0.033</text:p>
          </table:table-cell>
          <table:table-cell office:value-type="string">
            <text:p>2020.01.20 23:00</text:p>
          </table:table-cell>
          <table:table-cell office:value-type="string">
            <text:p>2020.01.21 06:00</text:p>
          </table:table-cell>
        </table:table-row>
        <table:table-row table:style-name="ro1">
          <table:table-cell table:formula="of:=[.A389]+1" office:value-type="float" office:value="388">
            <text:p>388</text:p>
          </table:table-cell>
          <table:table-cell office:value-type="float" office:value="75.73">
            <text:p>75.73</text:p>
          </table:table-cell>
          <table:table-cell office:value-type="float" office:value="75.744">
            <text:p>75.744</text:p>
          </table:table-cell>
          <table:table-cell office:value-type="float" office:value="75.719">
            <text:p>75.719</text:p>
          </table:table-cell>
          <table:table-cell office:value-type="float" office:value="75.731">
            <text:p>75.731</text:p>
          </table:table-cell>
          <table:table-cell office:value-type="float" office:value="57.7221051761789">
            <text:p>57.7221051762</text:p>
          </table:table-cell>
          <table:table-cell office:value-type="float" office:value="67.0985930888709">
            <text:p>67.0985930889</text:p>
          </table:table-cell>
          <table:table-cell office:value-type="float" office:value="75.7398666180052">
            <text:p>75.739866618</text:p>
          </table:table-cell>
          <table:table-cell office:value-type="float" office:value="75.7170333090028">
            <text:p>75.717033309</text:p>
          </table:table-cell>
          <table:table-cell office:value-type="float" office:value="75.6942000000003">
            <text:p>75.6942</text:p>
          </table:table-cell>
          <table:table-cell office:value-type="float" office:value="75.6713666909979">
            <text:p>75.671366691</text:p>
          </table:table-cell>
          <table:table-cell office:value-type="float" office:value="75.6485333819955">
            <text:p>75.648533382</text:p>
          </table:table-cell>
          <table:table-cell office:value-type="float" office:value="0.000999999999990564">
            <text:p>0.001</text:p>
          </table:table-cell>
          <table:table-cell office:value-type="float" office:value="0.0250000000000057">
            <text:p>0.025</text:p>
          </table:table-cell>
          <table:table-cell office:value-type="string">
            <text:p>2020.01.20 22:45</text:p>
          </table:table-cell>
          <table:table-cell office:value-type="string">
            <text:p>2020.01.21 05:45</text:p>
          </table:table-cell>
        </table:table-row>
        <table:table-row table:style-name="ro1">
          <table:table-cell table:formula="of:=[.A390]+1" office:value-type="float" office:value="389">
            <text:p>389</text:p>
          </table:table-cell>
          <table:table-cell office:value-type="float" office:value="75.713">
            <text:p>75.713</text:p>
          </table:table-cell>
          <table:table-cell office:value-type="float" office:value="75.74">
            <text:p>75.74</text:p>
          </table:table-cell>
          <table:table-cell office:value-type="float" office:value="75.708">
            <text:p>75.708</text:p>
          </table:table-cell>
          <table:table-cell office:value-type="float" office:value="75.731">
            <text:p>75.731</text:p>
          </table:table-cell>
          <table:table-cell office:value-type="float" office:value="57.7221051761789">
            <text:p>57.7221051762</text:p>
          </table:table-cell>
          <table:table-cell office:value-type="float" office:value="66.9245646298915">
            <text:p>66.9245646299</text:p>
          </table:table-cell>
          <table:table-cell office:value-type="float" office:value="75.7386276345159">
            <text:p>75.7386276345</text:p>
          </table:table-cell>
          <table:table-cell office:value-type="float" office:value="75.7140138172581">
            <text:p>75.7140138173</text:p>
          </table:table-cell>
          <table:table-cell office:value-type="float" office:value="75.6894000000003">
            <text:p>75.6894</text:p>
          </table:table-cell>
          <table:table-cell office:value-type="float" office:value="75.6647861827426">
            <text:p>75.6647861827</text:p>
          </table:table-cell>
          <table:table-cell office:value-type="float" office:value="75.6401723654848">
            <text:p>75.6401723655</text:p>
          </table:table-cell>
          <table:table-cell office:value-type="float" office:value="0.0180000000000007">
            <text:p>0.018</text:p>
          </table:table-cell>
          <table:table-cell office:value-type="float" office:value="0.0319999999999965">
            <text:p>0.032</text:p>
          </table:table-cell>
          <table:table-cell office:value-type="string">
            <text:p>2020.01.20 22:30</text:p>
          </table:table-cell>
          <table:table-cell office:value-type="string">
            <text:p>2020.01.21 05:30</text:p>
          </table:table-cell>
        </table:table-row>
        <table:table-row table:style-name="ro1">
          <table:table-cell table:formula="of:=[.A391]+1" office:value-type="float" office:value="390">
            <text:p>390</text:p>
          </table:table-cell>
          <table:table-cell office:value-type="float" office:value="75.706">
            <text:p>75.706</text:p>
          </table:table-cell>
          <table:table-cell office:value-type="float" office:value="75.716">
            <text:p>75.716</text:p>
          </table:table-cell>
          <table:table-cell office:value-type="float" office:value="75.688">
            <text:p>75.688</text:p>
          </table:table-cell>
          <table:table-cell office:value-type="float" office:value="75.714">
            <text:p>75.714</text:p>
          </table:table-cell>
          <table:table-cell office:value-type="float" office:value="55.4028958175069">
            <text:p>55.4028958175</text:p>
          </table:table-cell>
          <table:table-cell office:value-type="float" office:value="66.11283609309">
            <text:p>66.1128360931</text:p>
          </table:table-cell>
          <table:table-cell office:value-type="float" office:value="75.7436996732021">
            <text:p>75.7436996732</text:p>
          </table:table-cell>
          <table:table-cell office:value-type="float" office:value="75.7130998366012">
            <text:p>75.7130998366</text:p>
          </table:table-cell>
          <table:table-cell office:value-type="float" office:value="75.6825000000003">
            <text:p>75.6825</text:p>
          </table:table-cell>
          <table:table-cell office:value-type="float" office:value="75.6519001633995">
            <text:p>75.6519001634</text:p>
          </table:table-cell>
          <table:table-cell office:value-type="float" office:value="75.6213003267986">
            <text:p>75.6213003268</text:p>
          </table:table-cell>
          <table:table-cell office:value-type="float" office:value="0.00799999999999557">
            <text:p>0.008</text:p>
          </table:table-cell>
          <table:table-cell office:value-type="float" office:value="0.0279999999999916">
            <text:p>0.028</text:p>
          </table:table-cell>
          <table:table-cell office:value-type="string">
            <text:p>2020.01.20 22:15</text:p>
          </table:table-cell>
          <table:table-cell office:value-type="string">
            <text:p>2020.01.21 05:15</text:p>
          </table:table-cell>
        </table:table-row>
        <table:table-row table:style-name="ro1">
          <table:table-cell table:formula="of:=[.A392]+1" office:value-type="float" office:value="391">
            <text:p>391</text:p>
          </table:table-cell>
          <table:table-cell office:value-type="float" office:value="75.704">
            <text:p>75.704</text:p>
          </table:table-cell>
          <table:table-cell office:value-type="float" office:value="75.716">
            <text:p>75.716</text:p>
          </table:table-cell>
          <table:table-cell office:value-type="float" office:value="75.701">
            <text:p>75.701</text:p>
          </table:table-cell>
          <table:table-cell office:value-type="float" office:value="75.706">
            <text:p>75.706</text:p>
          </table:table-cell>
          <table:table-cell office:value-type="float" office:value="54.2817003285554">
            <text:p>54.2817003286</text:p>
          </table:table-cell>
          <table:table-cell office:value-type="float" office:value="72.8063870959527">
            <text:p>72.806387096</text:p>
          </table:table-cell>
          <table:table-cell office:value-type="float" office:value="75.7450896208106">
            <text:p>75.7450896208</text:p>
          </table:table-cell>
          <table:table-cell office:value-type="float" office:value="75.7110698104055">
            <text:p>75.7110698104</text:p>
          </table:table-cell>
          <table:table-cell office:value-type="float" office:value="75.6770500000003">
            <text:p>75.67705</text:p>
          </table:table-cell>
          <table:table-cell office:value-type="float" office:value="75.6430301895952">
            <text:p>75.6430301896</text:p>
          </table:table-cell>
          <table:table-cell office:value-type="float" office:value="75.6090103791901">
            <text:p>75.6090103792</text:p>
          </table:table-cell>
          <table:table-cell office:value-type="float" office:value="0.00200000000000955">
            <text:p>0.002</text:p>
          </table:table-cell>
          <table:table-cell office:value-type="float" office:value="0.0150000000000006">
            <text:p>0.015</text:p>
          </table:table-cell>
          <table:table-cell office:value-type="string">
            <text:p>2020.01.20 22:00</text:p>
          </table:table-cell>
          <table:table-cell office:value-type="string">
            <text:p>2020.01.21 05:00</text:p>
          </table:table-cell>
        </table:table-row>
        <table:table-row table:style-name="ro1">
          <table:table-cell table:formula="of:=[.A393]+1" office:value-type="float" office:value="392">
            <text:p>392</text:p>
          </table:table-cell>
          <table:table-cell office:value-type="float" office:value="75.694">
            <text:p>75.694</text:p>
          </table:table-cell>
          <table:table-cell office:value-type="float" office:value="75.708">
            <text:p>75.708</text:p>
          </table:table-cell>
          <table:table-cell office:value-type="float" office:value="75.691">
            <text:p>75.691</text:p>
          </table:table-cell>
          <table:table-cell office:value-type="float" office:value="75.704">
            <text:p>75.704</text:p>
          </table:table-cell>
          <table:table-cell office:value-type="float" office:value="54.0070821650078">
            <text:p>54.007082165</text:p>
          </table:table-cell>
          <table:table-cell office:value-type="float" office:value="63.1978294843664">
            <text:p>63.1978294844</text:p>
          </table:table-cell>
          <table:table-cell office:value-type="float" office:value="75.7539928906962">
            <text:p>75.7539928907</text:p>
          </table:table-cell>
          <table:table-cell office:value-type="float" office:value="75.7117964453483">
            <text:p>75.7117964453</text:p>
          </table:table-cell>
          <table:table-cell office:value-type="float" office:value="75.6696000000003">
            <text:p>75.6696</text:p>
          </table:table-cell>
          <table:table-cell office:value-type="float" office:value="75.6274035546524">
            <text:p>75.6274035547</text:p>
          </table:table-cell>
          <table:table-cell office:value-type="float" office:value="75.5852071093045">
            <text:p>75.5852071093</text:p>
          </table:table-cell>
          <table:table-cell office:value-type="float" office:value="0.00999999999999091">
            <text:p>0.01</text:p>
          </table:table-cell>
          <table:table-cell office:value-type="float" office:value="0.0169999999999959">
            <text:p>0.017</text:p>
          </table:table-cell>
          <table:table-cell office:value-type="string">
            <text:p>2020.01.20 21:45</text:p>
          </table:table-cell>
          <table:table-cell office:value-type="string">
            <text:p>2020.01.21 04:45</text:p>
          </table:table-cell>
        </table:table-row>
        <table:table-row table:style-name="ro1">
          <table:table-cell table:formula="of:=[.A394]+1" office:value-type="float" office:value="393">
            <text:p>393</text:p>
          </table:table-cell>
          <table:table-cell table:number-columns-repeated="2" office:value-type="float" office:value="75.725">
            <text:p>75.725</text:p>
          </table:table-cell>
          <table:table-cell office:value-type="float" office:value="75.678">
            <text:p>75.678</text:p>
          </table:table-cell>
          <table:table-cell office:value-type="float" office:value="75.694">
            <text:p>75.694</text:p>
          </table:table-cell>
          <table:table-cell office:value-type="float" office:value="52.6562690198231">
            <text:p>52.6562690198</text:p>
          </table:table-cell>
          <table:table-cell office:value-type="float" office:value="57.6037264803039">
            <text:p>57.6037264803</text:p>
          </table:table-cell>
          <table:table-cell office:value-type="float" office:value="75.7552534627272">
            <text:p>75.7552534627</text:p>
          </table:table-cell>
          <table:table-cell office:value-type="float" office:value="75.7092267313638">
            <text:p>75.7092267314</text:p>
          </table:table-cell>
          <table:table-cell office:value-type="float" office:value="75.6632000000004">
            <text:p>75.6632</text:p>
          </table:table-cell>
          <table:table-cell office:value-type="float" office:value="75.6171732686369">
            <text:p>75.6171732686</text:p>
          </table:table-cell>
          <table:table-cell office:value-type="float" office:value="75.5711465372735">
            <text:p>75.5711465373</text:p>
          </table:table-cell>
          <table:table-cell office:value-type="float" office:value="-0.0309999999999917">
            <text:p>-0.031</text:p>
          </table:table-cell>
          <table:table-cell office:value-type="float" office:value="0.046999999999997">
            <text:p>0.047</text:p>
          </table:table-cell>
          <table:table-cell office:value-type="string">
            <text:p>2020.01.20 21:30</text:p>
          </table:table-cell>
          <table:table-cell office:value-type="string">
            <text:p>2020.01.21 04:30</text:p>
          </table:table-cell>
        </table:table-row>
        <table:table-row table:style-name="ro1">
          <table:table-cell table:formula="of:=[.A395]+1" office:value-type="float" office:value="394">
            <text:p>394</text:p>
          </table:table-cell>
          <table:table-cell office:value-type="float" office:value="75.692">
            <text:p>75.692</text:p>
          </table:table-cell>
          <table:table-cell office:value-type="float" office:value="75.725">
            <text:p>75.725</text:p>
          </table:table-cell>
          <table:table-cell office:value-type="float" office:value="75.691">
            <text:p>75.691</text:p>
          </table:table-cell>
          <table:table-cell office:value-type="float" office:value="75.724">
            <text:p>75.724</text:p>
          </table:table-cell>
          <table:table-cell office:value-type="float" office:value="57.4664757266008">
            <text:p>57.4664757266</text:p>
          </table:table-cell>
          <table:table-cell office:value-type="float" office:value="64.1469839851906">
            <text:p>64.1469839852</text:p>
          </table:table-cell>
          <table:table-cell office:value-type="float" office:value="75.7528125124787">
            <text:p>75.7528125125</text:p>
          </table:table-cell>
          <table:table-cell office:value-type="float" office:value="75.7058562562395">
            <text:p>75.7058562562</text:p>
          </table:table-cell>
          <table:table-cell office:value-type="float" office:value="75.6589000000003">
            <text:p>75.6589</text:p>
          </table:table-cell>
          <table:table-cell office:value-type="float" office:value="75.6119437437612">
            <text:p>75.6119437438</text:p>
          </table:table-cell>
          <table:table-cell office:value-type="float" office:value="75.564987487522">
            <text:p>75.5649874875</text:p>
          </table:table-cell>
          <table:table-cell office:value-type="float" office:value="0.0320000000000107">
            <text:p>0.032</text:p>
          </table:table-cell>
          <table:table-cell office:value-type="float" office:value="0.0339999999999918">
            <text:p>0.034</text:p>
          </table:table-cell>
          <table:table-cell office:value-type="string">
            <text:p>2020.01.20 21:15</text:p>
          </table:table-cell>
          <table:table-cell office:value-type="string">
            <text:p>2020.01.21 04:15</text:p>
          </table:table-cell>
        </table:table-row>
        <table:table-row table:style-name="ro1">
          <table:table-cell table:formula="of:=[.A396]+1" office:value-type="float" office:value="395">
            <text:p>395</text:p>
          </table:table-cell>
          <table:table-cell office:value-type="float" office:value="75.697">
            <text:p>75.697</text:p>
          </table:table-cell>
          <table:table-cell office:value-type="float" office:value="75.706">
            <text:p>75.706</text:p>
          </table:table-cell>
          <table:table-cell office:value-type="float" office:value="75.69">
            <text:p>75.69</text:p>
          </table:table-cell>
          <table:table-cell office:value-type="float" office:value="75.692">
            <text:p>75.692</text:p>
          </table:table-cell>
          <table:table-cell office:value-type="float" office:value="53.127534331294">
            <text:p>53.1275343313</text:p>
          </table:table-cell>
          <table:table-cell office:value-type="float" office:value="64.6363018969079">
            <text:p>64.6363018969</text:p>
          </table:table-cell>
          <table:table-cell office:value-type="float" office:value="75.7442524077835">
            <text:p>75.7442524078</text:p>
          </table:table-cell>
          <table:table-cell office:value-type="float" office:value="75.6988262038919">
            <text:p>75.6988262039</text:p>
          </table:table-cell>
          <table:table-cell office:value-type="float" office:value="75.6534000000004">
            <text:p>75.6534</text:p>
          </table:table-cell>
          <table:table-cell office:value-type="float" office:value="75.6079737961088">
            <text:p>75.6079737961</text:p>
          </table:table-cell>
          <table:table-cell office:value-type="float" office:value="75.5625475922172">
            <text:p>75.5625475922</text:p>
          </table:table-cell>
          <table:table-cell office:value-type="float" office:value="-0.00500000000000966">
            <text:p>-0.005</text:p>
          </table:table-cell>
          <table:table-cell office:value-type="float" office:value="0.0160000000000053">
            <text:p>0.016</text:p>
          </table:table-cell>
          <table:table-cell office:value-type="string">
            <text:p>2020.01.20 21:00</text:p>
          </table:table-cell>
          <table:table-cell office:value-type="string">
            <text:p>2020.01.21 04:00</text:p>
          </table:table-cell>
        </table:table-row>
        <table:table-row table:style-name="ro1">
          <table:table-cell table:formula="of:=[.A397]+1" office:value-type="float" office:value="396">
            <text:p>396</text:p>
          </table:table-cell>
          <table:table-cell office:value-type="float" office:value="75.689">
            <text:p>75.689</text:p>
          </table:table-cell>
          <table:table-cell office:value-type="float" office:value="75.711">
            <text:p>75.711</text:p>
          </table:table-cell>
          <table:table-cell office:value-type="float" office:value="75.685">
            <text:p>75.685</text:p>
          </table:table-cell>
          <table:table-cell office:value-type="float" office:value="75.698">
            <text:p>75.698</text:p>
          </table:table-cell>
          <table:table-cell office:value-type="float" office:value="54.1107777970676">
            <text:p>54.1107777971</text:p>
          </table:table-cell>
          <table:table-cell office:value-type="float" office:value="69.965862637867">
            <text:p>69.9658626379</text:p>
          </table:table-cell>
          <table:table-cell office:value-type="float" office:value="75.7414141025292">
            <text:p>75.7414141025</text:p>
          </table:table-cell>
          <table:table-cell office:value-type="float" office:value="75.6948320512648">
            <text:p>75.6948320513</text:p>
          </table:table-cell>
          <table:table-cell office:value-type="float" office:value="75.6482500000003">
            <text:p>75.64825</text:p>
          </table:table-cell>
          <table:table-cell office:value-type="float" office:value="75.6016679487359">
            <text:p>75.6016679487</text:p>
          </table:table-cell>
          <table:table-cell office:value-type="float" office:value="75.5550858974715">
            <text:p>75.5550858975</text:p>
          </table:table-cell>
          <table:table-cell office:value-type="float" office:value="0.00900000000000034">
            <text:p>0.009</text:p>
          </table:table-cell>
          <table:table-cell office:value-type="float" office:value="0.0259999999999963">
            <text:p>0.026</text:p>
          </table:table-cell>
          <table:table-cell office:value-type="string">
            <text:p>2020.01.20 20:45</text:p>
          </table:table-cell>
          <table:table-cell office:value-type="string">
            <text:p>2020.01.21 03:45</text:p>
          </table:table-cell>
        </table:table-row>
        <table:table-row table:style-name="ro1">
          <table:table-cell table:formula="of:=[.A398]+1" office:value-type="float" office:value="397">
            <text:p>397</text:p>
          </table:table-cell>
          <table:table-cell office:value-type="float" office:value="75.665">
            <text:p>75.665</text:p>
          </table:table-cell>
          <table:table-cell office:value-type="float" office:value="75.692">
            <text:p>75.692</text:p>
          </table:table-cell>
          <table:table-cell office:value-type="float" office:value="75.662">
            <text:p>75.662</text:p>
          </table:table-cell>
          <table:table-cell office:value-type="float" office:value="75.689">
            <text:p>75.689</text:p>
          </table:table-cell>
          <table:table-cell office:value-type="float" office:value="52.8677688001997">
            <text:p>52.8677688002</text:p>
          </table:table-cell>
          <table:table-cell office:value-type="float" office:value="63.8308386119567">
            <text:p>63.830838612</text:p>
          </table:table-cell>
          <table:table-cell office:value-type="float" office:value="75.7358384317094">
            <text:p>75.7358384317</text:p>
          </table:table-cell>
          <table:table-cell office:value-type="float" office:value="75.6895942158549">
            <text:p>75.6895942159</text:p>
          </table:table-cell>
          <table:table-cell office:value-type="float" office:value="75.6433500000003">
            <text:p>75.64335</text:p>
          </table:table-cell>
          <table:table-cell office:value-type="float" office:value="75.5971057841458">
            <text:p>75.5971057841</text:p>
          </table:table-cell>
          <table:table-cell office:value-type="float" office:value="75.5508615682913">
            <text:p>75.5508615683</text:p>
          </table:table-cell>
          <table:table-cell office:value-type="float" office:value="0.0239999999999867">
            <text:p>0.024</text:p>
          </table:table-cell>
          <table:table-cell office:value-type="float" office:value="0.0299999999999869">
            <text:p>0.03</text:p>
          </table:table-cell>
          <table:table-cell office:value-type="string">
            <text:p>2020.01.20 20:30</text:p>
          </table:table-cell>
          <table:table-cell office:value-type="string">
            <text:p>2020.01.21 03:30</text:p>
          </table:table-cell>
        </table:table-row>
        <table:table-row table:style-name="ro1">
          <table:table-cell table:formula="of:=[.A399]+1" office:value-type="float" office:value="398">
            <text:p>398</text:p>
          </table:table-cell>
          <table:table-cell office:value-type="float" office:value="75.692">
            <text:p>75.692</text:p>
          </table:table-cell>
          <table:table-cell office:value-type="float" office:value="75.693">
            <text:p>75.693</text:p>
          </table:table-cell>
          <table:table-cell office:value-type="float" office:value="75.651">
            <text:p>75.651</text:p>
          </table:table-cell>
          <table:table-cell office:value-type="float" office:value="75.666">
            <text:p>75.666</text:p>
          </table:table-cell>
          <table:table-cell office:value-type="float" office:value="49.5501017308788">
            <text:p>49.5501017309</text:p>
          </table:table-cell>
          <table:table-cell office:value-type="float" office:value="58.6005907354095">
            <text:p>58.6005907354</text:p>
          </table:table-cell>
          <table:table-cell office:value-type="float" office:value="75.7311823259035">
            <text:p>75.7311823259</text:p>
          </table:table-cell>
          <table:table-cell office:value-type="float" office:value="75.6847911629519">
            <text:p>75.684791163</text:p>
          </table:table-cell>
          <table:table-cell office:value-type="float" office:value="75.6384000000003">
            <text:p>75.6384</text:p>
          </table:table-cell>
          <table:table-cell office:value-type="float" office:value="75.5920088370488">
            <text:p>75.592008837</text:p>
          </table:table-cell>
          <table:table-cell office:value-type="float" office:value="75.5456176740972">
            <text:p>75.5456176741</text:p>
          </table:table-cell>
          <table:table-cell office:value-type="float" office:value="-0.0259999999999963">
            <text:p>-0.026</text:p>
          </table:table-cell>
          <table:table-cell office:value-type="float" office:value="0.0420000000000016">
            <text:p>0.042</text:p>
          </table:table-cell>
          <table:table-cell office:value-type="string">
            <text:p>2020.01.20 20:15</text:p>
          </table:table-cell>
          <table:table-cell office:value-type="string">
            <text:p>2020.01.21 03:15</text:p>
          </table:table-cell>
        </table:table-row>
        <table:table-row table:style-name="ro1">
          <table:table-cell table:formula="of:=[.A400]+1" office:value-type="float" office:value="399">
            <text:p>399</text:p>
          </table:table-cell>
          <table:table-cell table:number-columns-repeated="2" office:value-type="float" office:value="75.696">
            <text:p>75.696</text:p>
          </table:table-cell>
          <table:table-cell table:number-columns-repeated="2" office:value-type="float" office:value="75.691">
            <text:p>75.691</text:p>
          </table:table-cell>
          <table:table-cell office:value-type="float" office:value="53.434004058468">
            <text:p>53.4340040585</text:p>
          </table:table-cell>
          <table:table-cell office:value-type="float" office:value="55.9440740685601">
            <text:p>55.9440740686</text:p>
          </table:table-cell>
          <table:table-cell office:value-type="float" office:value="75.728414307585">
            <text:p>75.7284143076</text:p>
          </table:table-cell>
          <table:table-cell office:value-type="float" office:value="75.6817571537927">
            <text:p>75.6817571538</text:p>
          </table:table-cell>
          <table:table-cell office:value-type="float" office:value="75.6351000000003">
            <text:p>75.6351</text:p>
          </table:table-cell>
          <table:table-cell office:value-type="float" office:value="75.588442846208">
            <text:p>75.5884428462</text:p>
          </table:table-cell>
          <table:table-cell office:value-type="float" office:value="75.5417856924157">
            <text:p>75.5417856924</text:p>
          </table:table-cell>
          <table:table-cell office:value-type="float" office:value="-0.00499999999999545">
            <text:p>-0.005</text:p>
          </table:table-cell>
          <table:table-cell office:value-type="float" office:value="0.00499999999999545">
            <text:p>0.005</text:p>
          </table:table-cell>
          <table:table-cell office:value-type="string">
            <text:p>2020.01.20 20:00</text:p>
          </table:table-cell>
          <table:table-cell office:value-type="string">
            <text:p>2020.01.21 03:00</text:p>
          </table:table-cell>
        </table:table-row>
        <table:table-row table:style-name="ro1">
          <table:table-cell table:formula="of:=[.A401]+1" office:value-type="float" office:value="400">
            <text:p>400</text:p>
          </table:table-cell>
          <table:table-cell table:number-columns-repeated="2" office:value-type="float" office:value="75.701">
            <text:p>75.701</text:p>
          </table:table-cell>
          <table:table-cell office:value-type="float" office:value="75.685">
            <text:p>75.685</text:p>
          </table:table-cell>
          <table:table-cell office:value-type="float" office:value="75.696">
            <text:p>75.696</text:p>
          </table:table-cell>
          <table:table-cell office:value-type="float" office:value="54.2418184593561">
            <text:p>54.2418184594</text:p>
          </table:table-cell>
          <table:table-cell office:value-type="float" office:value="54.2254110242432">
            <text:p>54.2254110242</text:p>
          </table:table-cell>
          <table:table-cell office:value-type="float" office:value="75.721307935278">
            <text:p>75.7213079353</text:p>
          </table:table-cell>
          <table:table-cell office:value-type="float" office:value="75.6762539676392">
            <text:p>75.6762539676</text:p>
          </table:table-cell>
          <table:table-cell office:value-type="float" office:value="75.6312000000003">
            <text:p>75.6312</text:p>
          </table:table-cell>
          <table:table-cell office:value-type="float" office:value="75.5861460323615">
            <text:p>75.5861460324</text:p>
          </table:table-cell>
          <table:table-cell office:value-type="float" office:value="75.5410920647227">
            <text:p>75.5410920647</text:p>
          </table:table-cell>
          <table:table-cell office:value-type="float" office:value="-0.00499999999999545">
            <text:p>-0.005</text:p>
          </table:table-cell>
          <table:table-cell office:value-type="float" office:value="0.0159999999999911">
            <text:p>0.016</text:p>
          </table:table-cell>
          <table:table-cell office:value-type="string">
            <text:p>2020.01.20 19:45</text:p>
          </table:table-cell>
          <table:table-cell office:value-type="string">
            <text:p>2020.01.21 02:45</text:p>
          </table:table-cell>
        </table:table-row>
        <table:table-row table:style-name="ro1">
          <table:table-cell table:formula="of:=[.A402]+1" office:value-type="float" office:value="401">
            <text:p>401</text:p>
          </table:table-cell>
          <table:table-cell office:value-type="float" office:value="75.715">
            <text:p>75.715</text:p>
          </table:table-cell>
          <table:table-cell office:value-type="float" office:value="75.721">
            <text:p>75.721</text:p>
          </table:table-cell>
          <table:table-cell table:number-columns-repeated="2" office:value-type="float" office:value="75.701">
            <text:p>75.701</text:p>
          </table:table-cell>
          <table:table-cell office:value-type="float" office:value="55.0321955007222">
            <text:p>55.0321955007</text:p>
          </table:table-cell>
          <table:table-cell office:value-type="float" office:value="53.8269319841958">
            <text:p>53.8269319842</text:p>
          </table:table-cell>
          <table:table-cell office:value-type="float" office:value="75.7123938267563">
            <text:p>75.7123938268</text:p>
          </table:table-cell>
          <table:table-cell office:value-type="float" office:value="75.6697719133783">
            <text:p>75.6697719134</text:p>
          </table:table-cell>
          <table:table-cell office:value-type="float" office:value="75.6271500000003">
            <text:p>75.62715</text:p>
          </table:table-cell>
          <table:table-cell office:value-type="float" office:value="75.5845280866224">
            <text:p>75.5845280866</text:p>
          </table:table-cell>
          <table:table-cell office:value-type="float" office:value="75.5419061732444">
            <text:p>75.5419061732</text:p>
          </table:table-cell>
          <table:table-cell office:value-type="float" office:value="-0.01400000000001">
            <text:p>-0.014</text:p>
          </table:table-cell>
          <table:table-cell office:value-type="float" office:value="0.0200000000000102">
            <text:p>0.02</text:p>
          </table:table-cell>
          <table:table-cell office:value-type="string">
            <text:p>2020.01.20 19:30</text:p>
          </table:table-cell>
          <table:table-cell office:value-type="string">
            <text:p>2020.01.21 02:30</text:p>
          </table:table-cell>
        </table:table-row>
        <table:table-row table:style-name="ro1">
          <table:table-cell table:formula="of:=[.A403]+1" office:value-type="float" office:value="402">
            <text:p>402</text:p>
          </table:table-cell>
          <table:table-cell office:value-type="float" office:value="75.693">
            <text:p>75.693</text:p>
          </table:table-cell>
          <table:table-cell office:value-type="float" office:value="75.716">
            <text:p>75.716</text:p>
          </table:table-cell>
          <table:table-cell office:value-type="float" office:value="75.684">
            <text:p>75.684</text:p>
          </table:table-cell>
          <table:table-cell office:value-type="float" office:value="75.714">
            <text:p>75.714</text:p>
          </table:table-cell>
          <table:table-cell office:value-type="float" office:value="57.0868220517067">
            <text:p>57.0868220517</text:p>
          </table:table-cell>
          <table:table-cell office:value-type="float" office:value="54.8714118395741">
            <text:p>54.8714118396</text:p>
          </table:table-cell>
          <table:table-cell office:value-type="float" office:value="75.7018097597751">
            <text:p>75.7018097598</text:p>
          </table:table-cell>
          <table:table-cell office:value-type="float" office:value="75.6626798798877">
            <text:p>75.6626798799</text:p>
          </table:table-cell>
          <table:table-cell office:value-type="float" office:value="75.6235500000003">
            <text:p>75.62355</text:p>
          </table:table-cell>
          <table:table-cell office:value-type="float" office:value="75.584420120113">
            <text:p>75.5844201201</text:p>
          </table:table-cell>
          <table:table-cell office:value-type="float" office:value="75.5452902402256">
            <text:p>75.5452902402</text:p>
          </table:table-cell>
          <table:table-cell office:value-type="float" office:value="0.0210000000000008">
            <text:p>0.021</text:p>
          </table:table-cell>
          <table:table-cell office:value-type="float" office:value="0.0319999999999965">
            <text:p>0.032</text:p>
          </table:table-cell>
          <table:table-cell office:value-type="string">
            <text:p>2020.01.20 19:15</text:p>
          </table:table-cell>
          <table:table-cell office:value-type="string">
            <text:p>2020.01.21 02:15</text:p>
          </table:table-cell>
        </table:table-row>
        <table:table-row table:style-name="ro1">
          <table:table-cell table:formula="of:=[.A404]+1" office:value-type="float" office:value="403">
            <text:p>403</text:p>
          </table:table-cell>
          <table:table-cell office:value-type="float" office:value="75.668">
            <text:p>75.668</text:p>
          </table:table-cell>
          <table:table-cell office:value-type="float" office:value="75.695">
            <text:p>75.695</text:p>
          </table:table-cell>
          <table:table-cell office:value-type="float" office:value="75.668">
            <text:p>75.668</text:p>
          </table:table-cell>
          <table:table-cell office:value-type="float" office:value="75.694">
            <text:p>75.694</text:p>
          </table:table-cell>
          <table:table-cell office:value-type="float" office:value="54.6100501728982">
            <text:p>54.6100501729</text:p>
          </table:table-cell>
          <table:table-cell office:value-type="float" office:value="51.7436727297216">
            <text:p>51.7436727297</text:p>
          </table:table-cell>
          <table:table-cell office:value-type="float" office:value="75.6859624518783">
            <text:p>75.6859624519</text:p>
          </table:table-cell>
          <table:table-cell office:value-type="float" office:value="75.6526812259393">
            <text:p>75.6526812259</text:p>
          </table:table-cell>
          <table:table-cell office:value-type="float" office:value="75.6194000000003">
            <text:p>75.6194</text:p>
          </table:table-cell>
          <table:table-cell office:value-type="float" office:value="75.5861187740614">
            <text:p>75.5861187741</text:p>
          </table:table-cell>
          <table:table-cell office:value-type="float" office:value="75.5528375481224">
            <text:p>75.5528375481</text:p>
          </table:table-cell>
          <table:table-cell office:value-type="float" office:value="0.0259999999999963">
            <text:p>0.026</text:p>
          </table:table-cell>
          <table:table-cell office:value-type="float" office:value="0.0269999999999868">
            <text:p>0.027</text:p>
          </table:table-cell>
          <table:table-cell office:value-type="string">
            <text:p>2020.01.20 19:00</text:p>
          </table:table-cell>
          <table:table-cell office:value-type="string">
            <text:p>2020.01.21 02:00</text:p>
          </table:table-cell>
        </table:table-row>
        <table:table-row table:style-name="ro1">
          <table:table-cell table:formula="of:=[.A405]+1" office:value-type="float" office:value="404">
            <text:p>404</text:p>
          </table:table-cell>
          <table:table-cell office:value-type="float" office:value="75.659">
            <text:p>75.659</text:p>
          </table:table-cell>
          <table:table-cell office:value-type="float" office:value="75.677">
            <text:p>75.677</text:p>
          </table:table-cell>
          <table:table-cell office:value-type="float" office:value="75.657">
            <text:p>75.657</text:p>
          </table:table-cell>
          <table:table-cell office:value-type="float" office:value="75.669">
            <text:p>75.669</text:p>
          </table:table-cell>
          <table:table-cell office:value-type="float" office:value="51.270228127405">
            <text:p>51.2702281274</text:p>
          </table:table-cell>
          <table:table-cell office:value-type="float" office:value="47.7996525645814">
            <text:p>47.7996525646</text:p>
          </table:table-cell>
          <table:table-cell office:value-type="float" office:value="75.6725375643204">
            <text:p>75.6725375643</text:p>
          </table:table-cell>
          <table:table-cell office:value-type="float" office:value="75.6439937821604">
            <text:p>75.6439937822</text:p>
          </table:table-cell>
          <table:table-cell office:value-type="float" office:value="75.6154500000003">
            <text:p>75.61545</text:p>
          </table:table-cell>
          <table:table-cell office:value-type="float" office:value="75.5869062178403">
            <text:p>75.5869062178</text:p>
          </table:table-cell>
          <table:table-cell office:value-type="float" office:value="75.5583624356803">
            <text:p>75.5583624357</text:p>
          </table:table-cell>
          <table:table-cell office:value-type="float" office:value="0.00999999999999091">
            <text:p>0.01</text:p>
          </table:table-cell>
          <table:table-cell office:value-type="float" office:value="0.0200000000000102">
            <text:p>0.02</text:p>
          </table:table-cell>
          <table:table-cell office:value-type="string">
            <text:p>2020.01.20 18:45</text:p>
          </table:table-cell>
          <table:table-cell office:value-type="string">
            <text:p>2020.01.21 01:45</text:p>
          </table:table-cell>
        </table:table-row>
        <table:table-row table:style-name="ro1">
          <table:table-cell table:formula="of:=[.A406]+1" office:value-type="float" office:value="405">
            <text:p>405</text:p>
          </table:table-cell>
          <table:table-cell office:value-type="float" office:value="75.661">
            <text:p>75.661</text:p>
          </table:table-cell>
          <table:table-cell office:value-type="float" office:value="75.662">
            <text:p>75.662</text:p>
          </table:table-cell>
          <table:table-cell office:value-type="float" office:value="75.635">
            <text:p>75.635</text:p>
          </table:table-cell>
          <table:table-cell office:value-type="float" office:value="75.659">
            <text:p>75.659</text:p>
          </table:table-cell>
          <table:table-cell office:value-type="float" office:value="49.8685194829173">
            <text:p>49.8685194829</text:p>
          </table:table-cell>
          <table:table-cell office:value-type="float" office:value="48.9937737400537">
            <text:p>48.9937737401</text:p>
          </table:table-cell>
          <table:table-cell office:value-type="float" office:value="75.6687255479902">
            <text:p>75.668725548</text:p>
          </table:table-cell>
          <table:table-cell office:value-type="float" office:value="75.6416377739953">
            <text:p>75.641637774</text:p>
          </table:table-cell>
          <table:table-cell office:value-type="float" office:value="75.6145500000003">
            <text:p>75.61455</text:p>
          </table:table-cell>
          <table:table-cell office:value-type="float" office:value="75.5874622260054">
            <text:p>75.587462226</text:p>
          </table:table-cell>
          <table:table-cell office:value-type="float" office:value="75.5603744520105">
            <text:p>75.560374452</text:p>
          </table:table-cell>
          <table:table-cell office:value-type="float" office:value="-0.00199999999999534">
            <text:p>-0.002</text:p>
          </table:table-cell>
          <table:table-cell office:value-type="float" office:value="0.027000000000001">
            <text:p>0.027</text:p>
          </table:table-cell>
          <table:table-cell office:value-type="string">
            <text:p>2020.01.20 18:30</text:p>
          </table:table-cell>
          <table:table-cell office:value-type="string">
            <text:p>2020.01.21 01:30</text:p>
          </table:table-cell>
        </table:table-row>
        <table:table-row table:style-name="ro1">
          <table:table-cell table:formula="of:=[.A407]+1" office:value-type="float" office:value="406">
            <text:p>406</text:p>
          </table:table-cell>
          <table:table-cell office:value-type="float" office:value="75.652">
            <text:p>75.652</text:p>
          </table:table-cell>
          <table:table-cell office:value-type="float" office:value="75.663">
            <text:p>75.663</text:p>
          </table:table-cell>
          <table:table-cell office:value-type="float" office:value="75.639">
            <text:p>75.639</text:p>
          </table:table-cell>
          <table:table-cell office:value-type="float" office:value="75.66">
            <text:p>75.66</text:p>
          </table:table-cell>
          <table:table-cell office:value-type="float" office:value="50.0051670365576">
            <text:p>50.0051670366</text:p>
          </table:table-cell>
          <table:table-cell office:value-type="float" office:value="52.8300225752741">
            <text:p>52.8300225753</text:p>
          </table:table-cell>
          <table:table-cell office:value-type="float" office:value="75.6662064049619">
            <text:p>75.666206405</text:p>
          </table:table-cell>
          <table:table-cell office:value-type="float" office:value="75.6400532024811">
            <text:p>75.6400532025</text:p>
          </table:table-cell>
          <table:table-cell office:value-type="float" office:value="75.6139000000003">
            <text:p>75.6139</text:p>
          </table:table-cell>
          <table:table-cell office:value-type="float" office:value="75.5877467975196">
            <text:p>75.5877467975</text:p>
          </table:table-cell>
          <table:table-cell office:value-type="float" office:value="75.5615935950388">
            <text:p>75.561593595</text:p>
          </table:table-cell>
          <table:table-cell office:value-type="float" office:value="0.00799999999999557">
            <text:p>0.008</text:p>
          </table:table-cell>
          <table:table-cell office:value-type="float" office:value="0.0240000000000009">
            <text:p>0.024</text:p>
          </table:table-cell>
          <table:table-cell office:value-type="string">
            <text:p>2020.01.20 18:15</text:p>
          </table:table-cell>
          <table:table-cell office:value-type="string">
            <text:p>2020.01.21 01:15</text:p>
          </table:table-cell>
        </table:table-row>
        <table:table-row table:style-name="ro1">
          <table:table-cell table:formula="of:=[.A408]+1" office:value-type="float" office:value="407">
            <text:p>407</text:p>
          </table:table-cell>
          <table:table-cell office:value-type="float" office:value="75.635">
            <text:p>75.635</text:p>
          </table:table-cell>
          <table:table-cell office:value-type="float" office:value="75.671">
            <text:p>75.671</text:p>
          </table:table-cell>
          <table:table-cell office:value-type="float" office:value="75.624">
            <text:p>75.624</text:p>
          </table:table-cell>
          <table:table-cell office:value-type="float" office:value="75.651">
            <text:p>75.651</text:p>
          </table:table-cell>
          <table:table-cell office:value-type="float" office:value="48.8057712875774">
            <text:p>48.8057712876</text:p>
          </table:table-cell>
          <table:table-cell office:value-type="float" office:value="53.6627260683822">
            <text:p>53.6627260684</text:p>
          </table:table-cell>
          <table:table-cell office:value-type="float" office:value="75.6642967304754">
            <text:p>75.6642967305</text:p>
          </table:table-cell>
          <table:table-cell office:value-type="float" office:value="75.6388733652378">
            <text:p>75.6388733652</text:p>
          </table:table-cell>
          <table:table-cell office:value-type="float" office:value="75.6134500000003">
            <text:p>75.61345</text:p>
          </table:table-cell>
          <table:table-cell office:value-type="float" office:value="75.5880266347628">
            <text:p>75.5880266348</text:p>
          </table:table-cell>
          <table:table-cell office:value-type="float" office:value="75.5626032695253">
            <text:p>75.5626032695</text:p>
          </table:table-cell>
          <table:table-cell office:value-type="float" office:value="0.0159999999999911">
            <text:p>0.016</text:p>
          </table:table-cell>
          <table:table-cell office:value-type="float" office:value="0.0470000000000113">
            <text:p>0.047</text:p>
          </table:table-cell>
          <table:table-cell office:value-type="string">
            <text:p>2020.01.20 18:00</text:p>
          </table:table-cell>
          <table:table-cell office:value-type="string">
            <text:p>2020.01.21 01:00</text:p>
          </table:table-cell>
        </table:table-row>
        <table:table-row table:style-name="ro1">
          <table:table-cell table:formula="of:=[.A409]+1" office:value-type="float" office:value="408">
            <text:p>408</text:p>
          </table:table-cell>
          <table:table-cell office:value-type="float" office:value="75.593">
            <text:p>75.593</text:p>
          </table:table-cell>
          <table:table-cell office:value-type="float" office:value="75.657">
            <text:p>75.657</text:p>
          </table:table-cell>
          <table:table-cell office:value-type="float" office:value="75.548">
            <text:p>75.548</text:p>
          </table:table-cell>
          <table:table-cell office:value-type="float" office:value="75.635">
            <text:p>75.635</text:p>
          </table:table-cell>
          <table:table-cell office:value-type="float" office:value="46.6439378401748">
            <text:p>46.6439378402</text:p>
          </table:table-cell>
          <table:table-cell office:value-type="float" office:value="52.9756712196827">
            <text:p>52.9756712197</text:p>
          </table:table-cell>
          <table:table-cell office:value-type="float" office:value="75.6653259624611">
            <text:p>75.6653259625</text:p>
          </table:table-cell>
          <table:table-cell office:value-type="float" office:value="75.6395129812307">
            <text:p>75.6395129812</text:p>
          </table:table-cell>
          <table:table-cell office:value-type="float" office:value="75.6137000000003">
            <text:p>75.6137</text:p>
          </table:table-cell>
          <table:table-cell office:value-type="float" office:value="75.5878870187699">
            <text:p>75.5878870188</text:p>
          </table:table-cell>
          <table:table-cell office:value-type="float" office:value="75.5620740375396">
            <text:p>75.5620740375</text:p>
          </table:table-cell>
          <table:table-cell office:value-type="float" office:value="0.0420000000000016">
            <text:p>0.042</text:p>
          </table:table-cell>
          <table:table-cell office:value-type="float" office:value="0.108999999999995">
            <text:p>0.109</text:p>
          </table:table-cell>
          <table:table-cell office:value-type="string">
            <text:p>2020.01.20 17:45</text:p>
          </table:table-cell>
          <table:table-cell office:value-type="string">
            <text:p>2020.01.21 00:45</text:p>
          </table:table-cell>
        </table:table-row>
        <table:table-row table:style-name="ro1">
          <table:table-cell table:formula="of:=[.A410]+1" office:value-type="float" office:value="409">
            <text:p>409</text:p>
          </table:table-cell>
          <table:table-cell office:value-type="float" office:value="75.606">
            <text:p>75.606</text:p>
          </table:table-cell>
          <table:table-cell office:value-type="float" office:value="75.61">
            <text:p>75.61</text:p>
          </table:table-cell>
          <table:table-cell office:value-type="float" office:value="75.579">
            <text:p>75.579</text:p>
          </table:table-cell>
          <table:table-cell office:value-type="float" office:value="75.593">
            <text:p>75.593</text:p>
          </table:table-cell>
          <table:table-cell office:value-type="float" office:value="40.363881990403">
            <text:p>40.3638819904</text:p>
          </table:table-cell>
          <table:table-cell office:value-type="float" office:value="46.8984396936262">
            <text:p>46.8984396936</text:p>
          </table:table-cell>
          <table:table-cell office:value-type="float" office:value="75.6629431055201">
            <text:p>75.6629431055</text:p>
          </table:table-cell>
          <table:table-cell office:value-type="float" office:value="75.6374715527602">
            <text:p>75.6374715528</text:p>
          </table:table-cell>
          <table:table-cell office:value-type="float" office:value="75.6120000000003">
            <text:p>75.612</text:p>
          </table:table-cell>
          <table:table-cell office:value-type="float" office:value="75.5865284472404">
            <text:p>75.5865284472</text:p>
          </table:table-cell>
          <table:table-cell office:value-type="float" office:value="75.5610568944805">
            <text:p>75.5610568945</text:p>
          </table:table-cell>
          <table:table-cell office:value-type="float" office:value="-0.012999999999991">
            <text:p>-0.013</text:p>
          </table:table-cell>
          <table:table-cell office:value-type="float" office:value="0.0310000000000059">
            <text:p>0.031</text:p>
          </table:table-cell>
          <table:table-cell office:value-type="string">
            <text:p>2020.01.20 17:30</text:p>
          </table:table-cell>
          <table:table-cell office:value-type="string">
            <text:p>2020.01.21 00:30</text:p>
          </table:table-cell>
        </table:table-row>
        <table:table-row table:style-name="ro1">
          <table:table-cell table:formula="of:=[.A411]+1" office:value-type="float" office:value="410">
            <text:p>410</text:p>
          </table:table-cell>
          <table:table-cell office:value-type="float" office:value="75.556">
            <text:p>75.556</text:p>
          </table:table-cell>
          <table:table-cell office:value-type="float" office:value="75.622">
            <text:p>75.622</text:p>
          </table:table-cell>
          <table:table-cell office:value-type="float" office:value="75.554">
            <text:p>75.554</text:p>
          </table:table-cell>
          <table:table-cell office:value-type="float" office:value="75.605">
            <text:p>75.605</text:p>
          </table:table-cell>
          <table:table-cell office:value-type="float" office:value="41.695958782212">
            <text:p>41.6959587822</text:p>
          </table:table-cell>
          <table:table-cell office:value-type="float" office:value="41.7193694357956">
            <text:p>41.7193694358</text:p>
          </table:table-cell>
          <table:table-cell office:value-type="float" office:value="75.6641604939595">
            <text:p>75.664160494</text:p>
          </table:table-cell>
          <table:table-cell office:value-type="float" office:value="75.6389052469799">
            <text:p>75.638905247</text:p>
          </table:table-cell>
          <table:table-cell office:value-type="float" office:value="75.6136500000003">
            <text:p>75.61365</text:p>
          </table:table-cell>
          <table:table-cell office:value-type="float" office:value="75.5883947530207">
            <text:p>75.588394753</text:p>
          </table:table-cell>
          <table:table-cell office:value-type="float" office:value="75.5631395060411">
            <text:p>75.563139506</text:p>
          </table:table-cell>
          <table:table-cell office:value-type="float" office:value="0.0490000000000066">
            <text:p>0.049</text:p>
          </table:table-cell>
          <table:table-cell office:value-type="float" office:value="0.0679999999999978">
            <text:p>0.068</text:p>
          </table:table-cell>
          <table:table-cell office:value-type="string">
            <text:p>2020.01.20 17:15</text:p>
          </table:table-cell>
          <table:table-cell office:value-type="string">
            <text:p>2020.01.21 00:15</text:p>
          </table:table-cell>
        </table:table-row>
        <table:table-row table:style-name="ro1">
          <table:table-cell table:formula="of:=[.A412]+1" office:value-type="float" office:value="411">
            <text:p>411</text:p>
          </table:table-cell>
          <table:table-cell office:value-type="float" office:value="75.576">
            <text:p>75.576</text:p>
          </table:table-cell>
          <table:table-cell office:value-type="float" office:value="75.58">
            <text:p>75.58</text:p>
          </table:table-cell>
          <table:table-cell office:value-type="float" office:value="75.525">
            <text:p>75.525</text:p>
          </table:table-cell>
          <table:table-cell office:value-type="float" office:value="75.557">
            <text:p>75.557</text:p>
          </table:table-cell>
          <table:table-cell office:value-type="float" office:value="33.3358423370206">
            <text:p>33.335842337</text:p>
          </table:table-cell>
          <table:table-cell office:value-type="float" office:value="36.1524142831172">
            <text:p>36.1524142831</text:p>
          </table:table-cell>
          <table:table-cell office:value-type="float" office:value="75.6682770425999">
            <text:p>75.6682770426</text:p>
          </table:table-cell>
          <table:table-cell office:value-type="float" office:value="75.6420385213001">
            <text:p>75.6420385213</text:p>
          </table:table-cell>
          <table:table-cell office:value-type="float" office:value="75.6158000000003">
            <text:p>75.6158</text:p>
          </table:table-cell>
          <table:table-cell office:value-type="float" office:value="75.5895614787005">
            <text:p>75.5895614787</text:p>
          </table:table-cell>
          <table:table-cell office:value-type="float" office:value="75.5633229574007">
            <text:p>75.5633229574</text:p>
          </table:table-cell>
          <table:table-cell office:value-type="float" office:value="-0.0189999999999913">
            <text:p>-0.019</text:p>
          </table:table-cell>
          <table:table-cell office:value-type="float" office:value="0.0549999999999926">
            <text:p>0.055</text:p>
          </table:table-cell>
          <table:table-cell office:value-type="string">
            <text:p>2020.01.20 17:00</text:p>
          </table:table-cell>
          <table:table-cell office:value-type="string">
            <text:p>2020.01.21 00:00</text:p>
          </table:table-cell>
        </table:table-row>
        <table:table-row table:style-name="ro1">
          <table:table-cell table:formula="of:=[.A413]+1" office:value-type="float" office:value="412">
            <text:p>412</text:p>
          </table:table-cell>
          <table:table-cell office:value-type="float" office:value="75.609">
            <text:p>75.609</text:p>
          </table:table-cell>
          <table:table-cell office:value-type="float" office:value="75.613">
            <text:p>75.613</text:p>
          </table:table-cell>
          <table:table-cell table:number-columns-repeated="2" office:value-type="float" office:value="75.576">
            <text:p>75.576</text:p>
          </table:table-cell>
          <table:table-cell office:value-type="float" office:value="35.2357530660729">
            <text:p>35.2357530661</text:p>
          </table:table-cell>
          <table:table-cell office:value-type="float" office:value="36.5670390258402">
            <text:p>36.5670390258</text:p>
          </table:table-cell>
          <table:table-cell office:value-type="float" office:value="75.6702673085585">
            <text:p>75.6702673086</text:p>
          </table:table-cell>
          <table:table-cell office:value-type="float" office:value="75.6457086542794">
            <text:p>75.6457086543</text:p>
          </table:table-cell>
          <table:table-cell office:value-type="float" office:value="75.6211500000003">
            <text:p>75.62115</text:p>
          </table:table-cell>
          <table:table-cell office:value-type="float" office:value="75.5965913457212">
            <text:p>75.5965913457</text:p>
          </table:table-cell>
          <table:table-cell office:value-type="float" office:value="75.5720326914421">
            <text:p>75.5720326914</text:p>
          </table:table-cell>
          <table:table-cell office:value-type="float" office:value="-0.0330000000000012">
            <text:p>-0.033</text:p>
          </table:table-cell>
          <table:table-cell office:value-type="float" office:value="0.0370000000000061">
            <text:p>0.037</text:p>
          </table:table-cell>
          <table:table-cell office:value-type="string">
            <text:p>2020.01.20 16:45</text:p>
          </table:table-cell>
          <table:table-cell office:value-type="string">
            <text:p>2020.01.20 23:45</text:p>
          </table:table-cell>
        </table:table-row>
        <table:table-row table:style-name="ro1">
          <table:table-cell table:formula="of:=[.A414]+1" office:value-type="float" office:value="413">
            <text:p>413</text:p>
          </table:table-cell>
          <table:table-cell office:value-type="float" office:value="75.614">
            <text:p>75.614</text:p>
          </table:table-cell>
          <table:table-cell office:value-type="float" office:value="75.617">
            <text:p>75.617</text:p>
          </table:table-cell>
          <table:table-cell office:value-type="float" office:value="75.604">
            <text:p>75.604</text:p>
          </table:table-cell>
          <table:table-cell office:value-type="float" office:value="75.608">
            <text:p>75.608</text:p>
          </table:table-cell>
          <table:table-cell office:value-type="float" office:value="38.7712596974469">
            <text:p>38.7712596974</text:p>
          </table:table-cell>
          <table:table-cell office:value-type="float" office:value="42.1657976866131">
            <text:p>42.1657976866</text:p>
          </table:table-cell>
          <table:table-cell office:value-type="float" office:value="75.6808553618504">
            <text:p>75.6808553619</text:p>
          </table:table-cell>
          <table:table-cell office:value-type="float" office:value="75.6539276809253">
            <text:p>75.6539276809</text:p>
          </table:table-cell>
          <table:table-cell office:value-type="float" office:value="75.6270000000003">
            <text:p>75.627</text:p>
          </table:table-cell>
          <table:table-cell office:value-type="float" office:value="75.6000723190753">
            <text:p>75.6000723191</text:p>
          </table:table-cell>
          <table:table-cell office:value-type="float" office:value="75.5731446381503">
            <text:p>75.5731446382</text:p>
          </table:table-cell>
          <table:table-cell office:value-type="float" office:value="-0.00600000000000023">
            <text:p>-0.006</text:p>
          </table:table-cell>
          <table:table-cell office:value-type="float" office:value="0.0130000000000052">
            <text:p>0.013</text:p>
          </table:table-cell>
          <table:table-cell office:value-type="string">
            <text:p>2020.01.20 16:30</text:p>
          </table:table-cell>
          <table:table-cell office:value-type="string">
            <text:p>2020.01.20 23:30</text:p>
          </table:table-cell>
        </table:table-row>
        <table:table-row table:style-name="ro1">
          <table:table-cell table:formula="of:=[.A415]+1" office:value-type="float" office:value="414">
            <text:p>414</text:p>
          </table:table-cell>
          <table:table-cell office:value-type="float" office:value="75.59">
            <text:p>75.59</text:p>
          </table:table-cell>
          <table:table-cell office:value-type="float" office:value="75.616">
            <text:p>75.616</text:p>
          </table:table-cell>
          <table:table-cell office:value-type="float" office:value="75.587">
            <text:p>75.587</text:p>
          </table:table-cell>
          <table:table-cell office:value-type="float" office:value="75.614">
            <text:p>75.614</text:p>
          </table:table-cell>
          <table:table-cell office:value-type="float" office:value="39.4768216531611">
            <text:p>39.4768216532</text:p>
          </table:table-cell>
          <table:table-cell office:value-type="float" office:value="43.1809173773287">
            <text:p>43.1809173773</text:p>
          </table:table-cell>
          <table:table-cell office:value-type="float" office:value="75.6933200129621">
            <text:p>75.693320013</text:p>
          </table:table-cell>
          <table:table-cell office:value-type="float" office:value="75.6624600064812">
            <text:p>75.6624600065</text:p>
          </table:table-cell>
          <table:table-cell office:value-type="float" office:value="75.6316000000003">
            <text:p>75.6316</text:p>
          </table:table-cell>
          <table:table-cell office:value-type="float" office:value="75.6007399935194">
            <text:p>75.6007399935</text:p>
          </table:table-cell>
          <table:table-cell office:value-type="float" office:value="75.5698799870386">
            <text:p>75.569879987</text:p>
          </table:table-cell>
          <table:table-cell office:value-type="float" office:value="0.0240000000000009">
            <text:p>0.024</text:p>
          </table:table-cell>
          <table:table-cell office:value-type="float" office:value="0.0289999999999964">
            <text:p>0.029</text:p>
          </table:table-cell>
          <table:table-cell office:value-type="string">
            <text:p>2020.01.20 16:15</text:p>
          </table:table-cell>
          <table:table-cell office:value-type="string">
            <text:p>2020.01.20 23:15</text:p>
          </table:table-cell>
        </table:table-row>
        <table:table-row table:style-name="ro1">
          <table:table-cell table:formula="of:=[.A416]+1" office:value-type="float" office:value="415">
            <text:p>415</text:p>
          </table:table-cell>
          <table:table-cell office:value-type="float" office:value="75.6">
            <text:p>75.6</text:p>
          </table:table-cell>
          <table:table-cell office:value-type="float" office:value="75.621">
            <text:p>75.621</text:p>
          </table:table-cell>
          <table:table-cell office:value-type="float" office:value="75.585">
            <text:p>75.585</text:p>
          </table:table-cell>
          <table:table-cell office:value-type="float" office:value="75.589">
            <text:p>75.589</text:p>
          </table:table-cell>
          <table:table-cell office:value-type="float" office:value="34.7786673584402">
            <text:p>34.7786673584</text:p>
          </table:table-cell>
          <table:table-cell office:value-type="float" office:value="38.7299031103163">
            <text:p>38.7299031103</text:p>
          </table:table-cell>
          <table:table-cell office:value-type="float" office:value="75.6985789449314">
            <text:p>75.6985789449</text:p>
          </table:table-cell>
          <table:table-cell office:value-type="float" office:value="75.6666144724658">
            <text:p>75.6666144725</text:p>
          </table:table-cell>
          <table:table-cell office:value-type="float" office:value="75.6346500000003">
            <text:p>75.63465</text:p>
          </table:table-cell>
          <table:table-cell office:value-type="float" office:value="75.6026855275348">
            <text:p>75.6026855275</text:p>
          </table:table-cell>
          <table:table-cell office:value-type="float" office:value="75.5707210550692">
            <text:p>75.5707210551</text:p>
          </table:table-cell>
          <table:table-cell office:value-type="float" office:value="-0.0109999999999957">
            <text:p>-0.011</text:p>
          </table:table-cell>
          <table:table-cell office:value-type="float" office:value="0.0360000000000014">
            <text:p>0.036</text:p>
          </table:table-cell>
          <table:table-cell office:value-type="string">
            <text:p>2020.01.20 16:00</text:p>
          </table:table-cell>
          <table:table-cell office:value-type="string">
            <text:p>2020.01.20 23:00</text:p>
          </table:table-cell>
        </table:table-row>
        <table:table-row table:style-name="ro1">
          <table:table-cell table:formula="of:=[.A417]+1" office:value-type="float" office:value="416">
            <text:p>416</text:p>
          </table:table-cell>
          <table:table-cell office:value-type="float" office:value="75.59">
            <text:p>75.59</text:p>
          </table:table-cell>
          <table:table-cell office:value-type="float" office:value="75.601">
            <text:p>75.601</text:p>
          </table:table-cell>
          <table:table-cell office:value-type="float" office:value="75.574">
            <text:p>75.574</text:p>
          </table:table-cell>
          <table:table-cell office:value-type="float" office:value="75.6">
            <text:p>75.6</text:p>
          </table:table-cell>
          <table:table-cell office:value-type="float" office:value="35.9449941389858">
            <text:p>35.944994139</text:p>
          </table:table-cell>
          <table:table-cell office:value-type="float" office:value="32.8395538180804">
            <text:p>32.8395538181</text:p>
          </table:table-cell>
          <table:table-cell office:value-type="float" office:value="75.6981884477441">
            <text:p>75.6981884477</text:p>
          </table:table-cell>
          <table:table-cell office:value-type="float" office:value="75.6678942238722">
            <text:p>75.6678942239</text:p>
          </table:table-cell>
          <table:table-cell office:value-type="float" office:value="75.6376000000003">
            <text:p>75.6376</text:p>
          </table:table-cell>
          <table:table-cell office:value-type="float" office:value="75.6073057761284">
            <text:p>75.6073057761</text:p>
          </table:table-cell>
          <table:table-cell office:value-type="float" office:value="75.5770115522565">
            <text:p>75.5770115523</text:p>
          </table:table-cell>
          <table:table-cell office:value-type="float" office:value="0.00999999999999091">
            <text:p>0.01</text:p>
          </table:table-cell>
          <table:table-cell office:value-type="float" office:value="0.027000000000001">
            <text:p>0.027</text:p>
          </table:table-cell>
          <table:table-cell office:value-type="string">
            <text:p>2020.01.20 15:45</text:p>
          </table:table-cell>
          <table:table-cell office:value-type="string">
            <text:p>2020.01.20 22:45</text:p>
          </table:table-cell>
        </table:table-row>
        <table:table-row table:style-name="ro1">
          <table:table-cell table:formula="of:=[.A418]+1" office:value-type="float" office:value="417">
            <text:p>417</text:p>
          </table:table-cell>
          <table:table-cell office:value-type="float" office:value="75.6">
            <text:p>75.6</text:p>
          </table:table-cell>
          <table:table-cell office:value-type="float" office:value="75.614">
            <text:p>75.614</text:p>
          </table:table-cell>
          <table:table-cell office:value-type="float" office:value="75.576">
            <text:p>75.576</text:p>
          </table:table-cell>
          <table:table-cell office:value-type="float" office:value="75.59">
            <text:p>75.59</text:p>
          </table:table-cell>
          <table:table-cell office:value-type="float" office:value="34.0344575053126">
            <text:p>34.0344575053</text:p>
          </table:table-cell>
          <table:table-cell office:value-type="float" office:value="32.2848202071334">
            <text:p>32.2848202071</text:p>
          </table:table-cell>
          <table:table-cell office:value-type="float" office:value="75.7085403809734">
            <text:p>75.708540381</text:p>
          </table:table-cell>
          <table:table-cell office:value-type="float" office:value="75.6757951904869">
            <text:p>75.6757951905</text:p>
          </table:table-cell>
          <table:table-cell office:value-type="float" office:value="75.6430500000003">
            <text:p>75.64305</text:p>
          </table:table-cell>
          <table:table-cell office:value-type="float" office:value="75.6103048095138">
            <text:p>75.6103048095</text:p>
          </table:table-cell>
          <table:table-cell office:value-type="float" office:value="75.5775596190272">
            <text:p>75.577559619</text:p>
          </table:table-cell>
          <table:table-cell office:value-type="float" office:value="-0.00999999999999091">
            <text:p>-0.01</text:p>
          </table:table-cell>
          <table:table-cell office:value-type="float" office:value="0.0380000000000109">
            <text:p>0.038</text:p>
          </table:table-cell>
          <table:table-cell office:value-type="string">
            <text:p>2020.01.20 15:30</text:p>
          </table:table-cell>
          <table:table-cell office:value-type="string">
            <text:p>2020.01.20 22:30</text:p>
          </table:table-cell>
        </table:table-row>
        <table:table-row table:style-name="ro1">
          <table:table-cell table:formula="of:=[.A419]+1" office:value-type="float" office:value="418">
            <text:p>418</text:p>
          </table:table-cell>
          <table:table-cell office:value-type="float" office:value="75.612">
            <text:p>75.612</text:p>
          </table:table-cell>
          <table:table-cell office:value-type="float" office:value="75.626">
            <text:p>75.626</text:p>
          </table:table-cell>
          <table:table-cell office:value-type="float" office:value="75.591">
            <text:p>75.591</text:p>
          </table:table-cell>
          <table:table-cell office:value-type="float" office:value="75.6">
            <text:p>75.6</text:p>
          </table:table-cell>
          <table:table-cell office:value-type="float" office:value="35.0269523300063">
            <text:p>35.02695233</text:p>
          </table:table-cell>
          <table:table-cell office:value-type="float" office:value="38.0164194452231">
            <text:p>38.0164194452</text:p>
          </table:table-cell>
          <table:table-cell office:value-type="float" office:value="75.7186634490888">
            <text:p>75.7186634491</text:p>
          </table:table-cell>
          <table:table-cell office:value-type="float" office:value="75.6841317245446">
            <text:p>75.6841317245</text:p>
          </table:table-cell>
          <table:table-cell office:value-type="float" office:value="75.6496000000003">
            <text:p>75.6496</text:p>
          </table:table-cell>
          <table:table-cell office:value-type="float" office:value="75.6150682754561">
            <text:p>75.6150682755</text:p>
          </table:table-cell>
          <table:table-cell office:value-type="float" office:value="75.5805365509118">
            <text:p>75.5805365509</text:p>
          </table:table-cell>
          <table:table-cell office:value-type="float" office:value="-0.0120000000000005">
            <text:p>-0.012</text:p>
          </table:table-cell>
          <table:table-cell office:value-type="float" office:value="0.0350000000000108">
            <text:p>0.035</text:p>
          </table:table-cell>
          <table:table-cell office:value-type="string">
            <text:p>2020.01.20 15:15</text:p>
          </table:table-cell>
          <table:table-cell office:value-type="string">
            <text:p>2020.01.20 22:15</text:p>
          </table:table-cell>
        </table:table-row>
        <table:table-row table:style-name="ro1">
          <table:table-cell table:formula="of:=[.A420]+1" office:value-type="float" office:value="419">
            <text:p>419</text:p>
          </table:table-cell>
          <table:table-cell office:value-type="float" office:value="75.616">
            <text:p>75.616</text:p>
          </table:table-cell>
          <table:table-cell office:value-type="float" office:value="75.62">
            <text:p>75.62</text:p>
          </table:table-cell>
          <table:table-cell office:value-type="float" office:value="75.592">
            <text:p>75.592</text:p>
          </table:table-cell>
          <table:table-cell office:value-type="float" office:value="75.613">
            <text:p>75.613</text:p>
          </table:table-cell>
          <table:table-cell office:value-type="float" office:value="36.3355561626423">
            <text:p>36.3355561626</text:p>
          </table:table-cell>
          <table:table-cell office:value-type="float" office:value="44.9644630834955">
            <text:p>44.9644630835</text:p>
          </table:table-cell>
          <table:table-cell office:value-type="float" office:value="75.7311379421716">
            <text:p>75.7311379422</text:p>
          </table:table-cell>
          <table:table-cell office:value-type="float" office:value="75.693768971086">
            <text:p>75.6937689711</text:p>
          </table:table-cell>
          <table:table-cell office:value-type="float" office:value="75.6564000000003">
            <text:p>75.6564</text:p>
          </table:table-cell>
          <table:table-cell office:value-type="float" office:value="75.6190310289147">
            <text:p>75.6190310289</text:p>
          </table:table-cell>
          <table:table-cell office:value-type="float" office:value="75.581662057829">
            <text:p>75.5816620578</text:p>
          </table:table-cell>
          <table:table-cell office:value-type="float" office:value="-0.00300000000000011">
            <text:p>-0.003</text:p>
          </table:table-cell>
          <table:table-cell office:value-type="float" office:value="0.0280000000000058">
            <text:p>0.028</text:p>
          </table:table-cell>
          <table:table-cell office:value-type="string">
            <text:p>2020.01.20 15:00</text:p>
          </table:table-cell>
          <table:table-cell office:value-type="string">
            <text:p>2020.01.20 22:00</text:p>
          </table:table-cell>
        </table:table-row>
        <table:table-row table:style-name="ro1">
          <table:table-cell table:formula="of:=[.A421]+1" office:value-type="float" office:value="420">
            <text:p>420</text:p>
          </table:table-cell>
          <table:table-cell office:value-type="float" office:value="75.629">
            <text:p>75.629</text:p>
          </table:table-cell>
          <table:table-cell office:value-type="float" office:value="75.638">
            <text:p>75.638</text:p>
          </table:table-cell>
          <table:table-cell office:value-type="float" office:value="75.609">
            <text:p>75.609</text:p>
          </table:table-cell>
          <table:table-cell office:value-type="float" office:value="75.615">
            <text:p>75.615</text:p>
          </table:table-cell>
          <table:table-cell office:value-type="float" office:value="36.5350482943201">
            <text:p>36.5350482943</text:p>
          </table:table-cell>
          <table:table-cell office:value-type="float" office:value="42.8256109656131">
            <text:p>42.8256109656</text:p>
          </table:table-cell>
          <table:table-cell office:value-type="float" office:value="75.7377955900367">
            <text:p>75.73779559</text:p>
          </table:table-cell>
          <table:table-cell office:value-type="float" office:value="75.6996727950185">
            <text:p>75.699672795</text:p>
          </table:table-cell>
          <table:table-cell office:value-type="float" office:value="75.6615500000003">
            <text:p>75.66155</text:p>
          </table:table-cell>
          <table:table-cell office:value-type="float" office:value="75.6234272049821">
            <text:p>75.623427205</text:p>
          </table:table-cell>
          <table:table-cell office:value-type="float" office:value="75.5853044099639">
            <text:p>75.58530441</text:p>
          </table:table-cell>
          <table:table-cell office:value-type="float" office:value="-0.01400000000001">
            <text:p>-0.014</text:p>
          </table:table-cell>
          <table:table-cell office:value-type="float" office:value="0.0290000000000106">
            <text:p>0.029</text:p>
          </table:table-cell>
          <table:table-cell office:value-type="string">
            <text:p>2020.01.20 14:45</text:p>
          </table:table-cell>
          <table:table-cell office:value-type="string">
            <text:p>2020.01.20 21:45</text:p>
          </table:table-cell>
        </table:table-row>
        <table:table-row table:style-name="ro1">
          <table:table-cell table:formula="of:=[.A422]+1" office:value-type="float" office:value="421">
            <text:p>421</text:p>
          </table:table-cell>
          <table:table-cell office:value-type="float" office:value="75.63">
            <text:p>75.63</text:p>
          </table:table-cell>
          <table:table-cell office:value-type="float" office:value="75.64">
            <text:p>75.64</text:p>
          </table:table-cell>
          <table:table-cell office:value-type="float" office:value="75.613">
            <text:p>75.613</text:p>
          </table:table-cell>
          <table:table-cell office:value-type="float" office:value="75.629">
            <text:p>75.629</text:p>
          </table:table-cell>
          <table:table-cell office:value-type="float" office:value="37.9195013094815">
            <text:p>37.9195013095</text:p>
          </table:table-cell>
          <table:table-cell office:value-type="float" office:value="41.3002909222454">
            <text:p>41.3002909222</text:p>
          </table:table-cell>
          <table:table-cell office:value-type="float" office:value="75.7451228171758">
            <text:p>75.7451228172</text:p>
          </table:table-cell>
          <table:table-cell office:value-type="float" office:value="75.7061114085881">
            <text:p>75.7061114086</text:p>
          </table:table-cell>
          <table:table-cell office:value-type="float" office:value="75.6671000000003">
            <text:p>75.6671</text:p>
          </table:table-cell>
          <table:table-cell office:value-type="float" office:value="75.6280885914126">
            <text:p>75.6280885914</text:p>
          </table:table-cell>
          <table:table-cell office:value-type="float" office:value="75.5890771828248">
            <text:p>75.5890771828</text:p>
          </table:table-cell>
          <table:table-cell office:value-type="float" office:value="-0.000999999999990564">
            <text:p>-0.001</text:p>
          </table:table-cell>
          <table:table-cell office:value-type="float" office:value="0.027000000000001">
            <text:p>0.027</text:p>
          </table:table-cell>
          <table:table-cell office:value-type="string">
            <text:p>2020.01.20 14:30</text:p>
          </table:table-cell>
          <table:table-cell office:value-type="string">
            <text:p>2020.01.20 21:30</text:p>
          </table:table-cell>
        </table:table-row>
        <table:table-row table:style-name="ro1">
          <table:table-cell table:formula="of:=[.A423]+1" office:value-type="float" office:value="422">
            <text:p>422</text:p>
          </table:table-cell>
          <table:table-cell office:value-type="float" office:value="75.614">
            <text:p>75.614</text:p>
          </table:table-cell>
          <table:table-cell office:value-type="float" office:value="75.632">
            <text:p>75.632</text:p>
          </table:table-cell>
          <table:table-cell office:value-type="float" office:value="75.601">
            <text:p>75.601</text:p>
          </table:table-cell>
          <table:table-cell office:value-type="float" office:value="75.631">
            <text:p>75.631</text:p>
          </table:table-cell>
          <table:table-cell office:value-type="float" office:value="38.1155193042729">
            <text:p>38.1155193043</text:p>
          </table:table-cell>
          <table:table-cell office:value-type="float" office:value="37.2786862707814">
            <text:p>37.2786862708</text:p>
          </table:table-cell>
          <table:table-cell office:value-type="float" office:value="75.7673667870908">
            <text:p>75.7673667871</text:p>
          </table:table-cell>
          <table:table-cell office:value-type="float" office:value="75.7212333935456">
            <text:p>75.7212333935</text:p>
          </table:table-cell>
          <table:table-cell office:value-type="float" office:value="75.6751000000003">
            <text:p>75.6751</text:p>
          </table:table-cell>
          <table:table-cell office:value-type="float" office:value="75.6289666064551">
            <text:p>75.6289666065</text:p>
          </table:table-cell>
          <table:table-cell office:value-type="float" office:value="75.5828332129098">
            <text:p>75.5828332129</text:p>
          </table:table-cell>
          <table:table-cell office:value-type="float" office:value="0.0169999999999959">
            <text:p>0.017</text:p>
          </table:table-cell>
          <table:table-cell office:value-type="float" office:value="0.0310000000000059">
            <text:p>0.031</text:p>
          </table:table-cell>
          <table:table-cell office:value-type="string">
            <text:p>2020.01.20 14:15</text:p>
          </table:table-cell>
          <table:table-cell office:value-type="string">
            <text:p>2020.01.20 21:15</text:p>
          </table:table-cell>
        </table:table-row>
        <table:table-row table:style-name="ro1">
          <table:table-cell table:formula="of:=[.A424]+1" office:value-type="float" office:value="423">
            <text:p>423</text:p>
          </table:table-cell>
          <table:table-cell office:value-type="float" office:value="75.651">
            <text:p>75.651</text:p>
          </table:table-cell>
          <table:table-cell office:value-type="float" office:value="75.656">
            <text:p>75.656</text:p>
          </table:table-cell>
          <table:table-cell office:value-type="float" office:value="75.603">
            <text:p>75.603</text:p>
          </table:table-cell>
          <table:table-cell office:value-type="float" office:value="75.615">
            <text:p>75.615</text:p>
          </table:table-cell>
          <table:table-cell office:value-type="float" office:value="35.5848527755969">
            <text:p>35.5848527756</text:p>
          </table:table-cell>
          <table:table-cell office:value-type="float" office:value="37.0486667596858">
            <text:p>37.0486667597</text:p>
          </table:table-cell>
          <table:table-cell office:value-type="float" office:value="75.8014044421978">
            <text:p>75.8014044422</text:p>
          </table:table-cell>
          <table:table-cell office:value-type="float" office:value="75.743577221099">
            <text:p>75.7435772211</text:p>
          </table:table-cell>
          <table:table-cell office:value-type="float" office:value="75.6857500000003">
            <text:p>75.68575</text:p>
          </table:table-cell>
          <table:table-cell office:value-type="float" office:value="75.6279227789016">
            <text:p>75.6279227789</text:p>
          </table:table-cell>
          <table:table-cell office:value-type="float" office:value="75.5700955578029">
            <text:p>75.5700955578</text:p>
          </table:table-cell>
          <table:table-cell office:value-type="float" office:value="-0.0360000000000014">
            <text:p>-0.036</text:p>
          </table:table-cell>
          <table:table-cell office:value-type="float" office:value="0.0530000000000115">
            <text:p>0.053</text:p>
          </table:table-cell>
          <table:table-cell office:value-type="string">
            <text:p>2020.01.20 14:00</text:p>
          </table:table-cell>
          <table:table-cell office:value-type="string">
            <text:p>2020.01.20 21:00</text:p>
          </table:table-cell>
        </table:table-row>
        <table:table-row table:style-name="ro1">
          <table:table-cell table:formula="of:=[.A425]+1" office:value-type="float" office:value="424">
            <text:p>424</text:p>
          </table:table-cell>
          <table:table-cell office:value-type="float" office:value="75.647">
            <text:p>75.647</text:p>
          </table:table-cell>
          <table:table-cell office:value-type="float" office:value="75.672">
            <text:p>75.672</text:p>
          </table:table-cell>
          <table:table-cell office:value-type="float" office:value="75.639">
            <text:p>75.639</text:p>
          </table:table-cell>
          <table:table-cell office:value-type="float" office:value="75.651">
            <text:p>75.651</text:p>
          </table:table-cell>
          <table:table-cell office:value-type="float" office:value="38.9932373127762">
            <text:p>38.9932373128</text:p>
          </table:table-cell>
          <table:table-cell office:value-type="float" office:value="41.9697975285164">
            <text:p>41.9697975285</text:p>
          </table:table-cell>
          <table:table-cell office:value-type="float" office:value="75.8339645971487">
            <text:p>75.8339645971</text:p>
          </table:table-cell>
          <table:table-cell office:value-type="float" office:value="75.7661822985745">
            <text:p>75.7661822986</text:p>
          </table:table-cell>
          <table:table-cell office:value-type="float" office:value="75.6984000000003">
            <text:p>75.6984</text:p>
          </table:table-cell>
          <table:table-cell office:value-type="float" office:value="75.6306177014261">
            <text:p>75.6306177014</text:p>
          </table:table-cell>
          <table:table-cell office:value-type="float" office:value="75.562835402852">
            <text:p>75.5628354029</text:p>
          </table:table-cell>
          <table:table-cell office:value-type="float" office:value="0.00399999999999068">
            <text:p>0.004</text:p>
          </table:table-cell>
          <table:table-cell office:value-type="float" office:value="0.0330000000000012">
            <text:p>0.033</text:p>
          </table:table-cell>
          <table:table-cell office:value-type="string">
            <text:p>2020.01.20 13:45</text:p>
          </table:table-cell>
          <table:table-cell office:value-type="string">
            <text:p>2020.01.20 20:45</text:p>
          </table:table-cell>
        </table:table-row>
        <table:table-row table:style-name="ro1">
          <table:table-cell table:formula="of:=[.A426]+1" office:value-type="float" office:value="425">
            <text:p>425</text:p>
          </table:table-cell>
          <table:table-cell office:value-type="float" office:value="75.651">
            <text:p>75.651</text:p>
          </table:table-cell>
          <table:table-cell office:value-type="float" office:value="75.667">
            <text:p>75.667</text:p>
          </table:table-cell>
          <table:table-cell office:value-type="float" office:value="75.641">
            <text:p>75.641</text:p>
          </table:table-cell>
          <table:table-cell office:value-type="float" office:value="75.646">
            <text:p>75.646</text:p>
          </table:table-cell>
          <table:table-cell office:value-type="float" office:value="38.2123721569999">
            <text:p>38.212372157</text:p>
          </table:table-cell>
          <table:table-cell office:value-type="float" office:value="41.9813431162085">
            <text:p>41.9813431162</text:p>
          </table:table-cell>
          <table:table-cell office:value-type="float" office:value="75.8650385187505">
            <text:p>75.8650385188</text:p>
          </table:table-cell>
          <table:table-cell office:value-type="float" office:value="75.7874692593754">
            <text:p>75.7874692594</text:p>
          </table:table-cell>
          <table:table-cell office:value-type="float" office:value="75.7099000000003">
            <text:p>75.7099</text:p>
          </table:table-cell>
          <table:table-cell office:value-type="float" office:value="75.6323307406252">
            <text:p>75.6323307406</text:p>
          </table:table-cell>
          <table:table-cell office:value-type="float" office:value="75.5547614812501">
            <text:p>75.5547614813</text:p>
          </table:table-cell>
          <table:table-cell office:value-type="float" office:value="-0.00499999999999545">
            <text:p>-0.005</text:p>
          </table:table-cell>
          <table:table-cell office:value-type="float" office:value="0.0259999999999963">
            <text:p>0.026</text:p>
          </table:table-cell>
          <table:table-cell office:value-type="string">
            <text:p>2020.01.20 13:30</text:p>
          </table:table-cell>
          <table:table-cell office:value-type="string">
            <text:p>2020.01.20 20:30</text:p>
          </table:table-cell>
        </table:table-row>
        <table:table-row table:style-name="ro1">
          <table:table-cell table:formula="of:=[.A427]+1" office:value-type="float" office:value="426">
            <text:p>426</text:p>
          </table:table-cell>
          <table:table-cell office:value-type="float" office:value="75.656">
            <text:p>75.656</text:p>
          </table:table-cell>
          <table:table-cell office:value-type="float" office:value="75.667">
            <text:p>75.667</text:p>
          </table:table-cell>
          <table:table-cell office:value-type="float" office:value="75.635">
            <text:p>75.635</text:p>
          </table:table-cell>
          <table:table-cell office:value-type="float" office:value="75.651">
            <text:p>75.651</text:p>
          </table:table-cell>
          <table:table-cell office:value-type="float" office:value="38.682741397704">
            <text:p>38.6827413977</text:p>
          </table:table-cell>
          <table:table-cell office:value-type="float" office:value="37.7958111060332">
            <text:p>37.795811106</text:p>
          </table:table-cell>
          <table:table-cell office:value-type="float" office:value="75.8849580748554">
            <text:p>75.8849580749</text:p>
          </table:table-cell>
          <table:table-cell office:value-type="float" office:value="75.8026790374278">
            <text:p>75.8026790374</text:p>
          </table:table-cell>
          <table:table-cell office:value-type="float" office:value="75.7204000000003">
            <text:p>75.7204</text:p>
          </table:table-cell>
          <table:table-cell office:value-type="float" office:value="75.6381209625728">
            <text:p>75.6381209626</text:p>
          </table:table-cell>
          <table:table-cell office:value-type="float" office:value="75.5558419251453">
            <text:p>75.5558419251</text:p>
          </table:table-cell>
          <table:table-cell office:value-type="float" office:value="-0.00500000000000966">
            <text:p>-0.005</text:p>
          </table:table-cell>
          <table:table-cell office:value-type="float" office:value="0.0319999999999965">
            <text:p>0.032</text:p>
          </table:table-cell>
          <table:table-cell office:value-type="string">
            <text:p>2020.01.20 13:15</text:p>
          </table:table-cell>
          <table:table-cell office:value-type="string">
            <text:p>2020.01.20 20:15</text:p>
          </table:table-cell>
        </table:table-row>
        <table:table-row table:style-name="ro1">
          <table:table-cell table:formula="of:=[.A428]+1" office:value-type="float" office:value="427">
            <text:p>427</text:p>
          </table:table-cell>
          <table:table-cell office:value-type="float" office:value="75.602">
            <text:p>75.602</text:p>
          </table:table-cell>
          <table:table-cell office:value-type="float" office:value="75.662">
            <text:p>75.662</text:p>
          </table:table-cell>
          <table:table-cell office:value-type="float" office:value="75.594">
            <text:p>75.594</text:p>
          </table:table-cell>
          <table:table-cell office:value-type="float" office:value="75.656">
            <text:p>75.656</text:p>
          </table:table-cell>
          <table:table-cell office:value-type="float" office:value="39.1404449453791">
            <text:p>39.1404449454</text:p>
          </table:table-cell>
          <table:table-cell office:value-type="float" office:value="33.7488367386507">
            <text:p>33.7488367387</text:p>
          </table:table-cell>
          <table:table-cell office:value-type="float" office:value="75.9028293883002">
            <text:p>75.9028293883</text:p>
          </table:table-cell>
          <table:table-cell office:value-type="float" office:value="75.8168396941502">
            <text:p>75.8168396942</text:p>
          </table:table-cell>
          <table:table-cell office:value-type="float" office:value="75.7308500000003">
            <text:p>75.73085</text:p>
          </table:table-cell>
          <table:table-cell office:value-type="float" office:value="75.6448603058504">
            <text:p>75.6448603059</text:p>
          </table:table-cell>
          <table:table-cell office:value-type="float" office:value="75.5588706117004">
            <text:p>75.5588706117</text:p>
          </table:table-cell>
          <table:table-cell office:value-type="float" office:value="0.0540000000000021">
            <text:p>0.054</text:p>
          </table:table-cell>
          <table:table-cell office:value-type="float" office:value="0.0680000000000121">
            <text:p>0.068</text:p>
          </table:table-cell>
          <table:table-cell office:value-type="string">
            <text:p>2020.01.20 13:00</text:p>
          </table:table-cell>
          <table:table-cell office:value-type="string">
            <text:p>2020.01.20 20:00</text:p>
          </table:table-cell>
        </table:table-row>
        <table:table-row table:style-name="ro1">
          <table:table-cell table:formula="of:=[.A429]+1" office:value-type="float" office:value="428">
            <text:p>428</text:p>
          </table:table-cell>
          <table:table-cell office:value-type="float" office:value="75.625">
            <text:p>75.625</text:p>
          </table:table-cell>
          <table:table-cell office:value-type="float" office:value="75.641">
            <text:p>75.641</text:p>
          </table:table-cell>
          <table:table-cell table:number-columns-repeated="2" office:value-type="float" office:value="75.601">
            <text:p>75.601</text:p>
          </table:table-cell>
          <table:table-cell office:value-type="float" office:value="30.5536126038815">
            <text:p>30.5536126039</text:p>
          </table:table-cell>
          <table:table-cell office:value-type="float" office:value="34.0055862907611">
            <text:p>34.0055862908</text:p>
          </table:table-cell>
          <table:table-cell office:value-type="float" office:value="75.9200744801144">
            <text:p>75.9200744801</text:p>
          </table:table-cell>
          <table:table-cell office:value-type="float" office:value="75.8308122400573">
            <text:p>75.8308122401</text:p>
          </table:table-cell>
          <table:table-cell office:value-type="float" office:value="75.7415500000003">
            <text:p>75.74155</text:p>
          </table:table-cell>
          <table:table-cell office:value-type="float" office:value="75.6522877599433">
            <text:p>75.6522877599</text:p>
          </table:table-cell>
          <table:table-cell office:value-type="float" office:value="75.5630255198862">
            <text:p>75.5630255199</text:p>
          </table:table-cell>
          <table:table-cell office:value-type="float" office:value="-0.0240000000000009">
            <text:p>-0.024</text:p>
          </table:table-cell>
          <table:table-cell office:value-type="float" office:value="0.0400000000000063">
            <text:p>0.04</text:p>
          </table:table-cell>
          <table:table-cell office:value-type="string">
            <text:p>2020.01.20 12:45</text:p>
          </table:table-cell>
          <table:table-cell office:value-type="string">
            <text:p>2020.01.20 19:45</text:p>
          </table:table-cell>
        </table:table-row>
        <table:table-row table:style-name="ro1">
          <table:table-cell table:formula="of:=[.A430]+1" office:value-type="float" office:value="429">
            <text:p>429</text:p>
          </table:table-cell>
          <table:table-cell office:value-type="float" office:value="75.647">
            <text:p>75.647</text:p>
          </table:table-cell>
          <table:table-cell office:value-type="float" office:value="75.667">
            <text:p>75.667</text:p>
          </table:table-cell>
          <table:table-cell office:value-type="float" office:value="75.62">
            <text:p>75.62</text:p>
          </table:table-cell>
          <table:table-cell office:value-type="float" office:value="75.626">
            <text:p>75.626</text:p>
          </table:table-cell>
          <table:table-cell office:value-type="float" office:value="32.5359065125097">
            <text:p>32.5359065125</text:p>
          </table:table-cell>
          <table:table-cell office:value-type="float" office:value="38.5830173902625">
            <text:p>38.5830173903</text:p>
          </table:table-cell>
          <table:table-cell office:value-type="float" office:value="75.9283845964398">
            <text:p>75.9283845964</text:p>
          </table:table-cell>
          <table:table-cell office:value-type="float" office:value="75.8415172982201">
            <text:p>75.8415172982</text:p>
          </table:table-cell>
          <table:table-cell office:value-type="float" office:value="75.7546500000003">
            <text:p>75.75465</text:p>
          </table:table-cell>
          <table:table-cell office:value-type="float" office:value="75.6677827017805">
            <text:p>75.6677827018</text:p>
          </table:table-cell>
          <table:table-cell office:value-type="float" office:value="75.5809154035608">
            <text:p>75.5809154036</text:p>
          </table:table-cell>
          <table:table-cell office:value-type="float" office:value="-0.0210000000000008">
            <text:p>-0.021</text:p>
          </table:table-cell>
          <table:table-cell office:value-type="float" office:value="0.046999999999997">
            <text:p>0.047</text:p>
          </table:table-cell>
          <table:table-cell office:value-type="string">
            <text:p>2020.01.20 12:30</text:p>
          </table:table-cell>
          <table:table-cell office:value-type="string">
            <text:p>2020.01.20 19:30</text:p>
          </table:table-cell>
        </table:table-row>
        <table:table-row table:style-name="ro1">
          <table:table-cell table:formula="of:=[.A431]+1" office:value-type="float" office:value="430">
            <text:p>430</text:p>
          </table:table-cell>
          <table:table-cell office:value-type="float" office:value="75.664">
            <text:p>75.664</text:p>
          </table:table-cell>
          <table:table-cell office:value-type="float" office:value="75.675">
            <text:p>75.675</text:p>
          </table:table-cell>
          <table:table-cell office:value-type="float" office:value="75.642">
            <text:p>75.642</text:p>
          </table:table-cell>
          <table:table-cell office:value-type="float" office:value="75.648">
            <text:p>75.648</text:p>
          </table:table-cell>
          <table:table-cell office:value-type="float" office:value="34.4018275923795">
            <text:p>34.4018275924</text:p>
          </table:table-cell>
          <table:table-cell office:value-type="float" office:value="42.3731517971828">
            <text:p>42.3731517972</text:p>
          </table:table-cell>
          <table:table-cell office:value-type="float" office:value="75.9345136574037">
            <text:p>75.9345136574</text:p>
          </table:table-cell>
          <table:table-cell office:value-type="float" office:value="75.850306828702">
            <text:p>75.8503068287</text:p>
          </table:table-cell>
          <table:table-cell office:value-type="float" office:value="75.7661000000003">
            <text:p>75.7661</text:p>
          </table:table-cell>
          <table:table-cell office:value-type="float" office:value="75.6818931712986">
            <text:p>75.6818931713</text:p>
          </table:table-cell>
          <table:table-cell office:value-type="float" office:value="75.5976863425969">
            <text:p>75.5976863426</text:p>
          </table:table-cell>
          <table:table-cell office:value-type="float" office:value="-0.0160000000000053">
            <text:p>-0.016</text:p>
          </table:table-cell>
          <table:table-cell office:value-type="float" office:value="0.0330000000000012">
            <text:p>0.033</text:p>
          </table:table-cell>
          <table:table-cell office:value-type="string">
            <text:p>2020.01.20 12:15</text:p>
          </table:table-cell>
          <table:table-cell office:value-type="string">
            <text:p>2020.01.20 19:15</text:p>
          </table:table-cell>
        </table:table-row>
        <table:table-row table:style-name="ro1">
          <table:table-cell table:formula="of:=[.A432]+1" office:value-type="float" office:value="431">
            <text:p>431</text:p>
          </table:table-cell>
          <table:table-cell office:value-type="float" office:value="75.692">
            <text:p>75.692</text:p>
          </table:table-cell>
          <table:table-cell office:value-type="float" office:value="75.699">
            <text:p>75.699</text:p>
          </table:table-cell>
          <table:table-cell office:value-type="float" office:value="75.647">
            <text:p>75.647</text:p>
          </table:table-cell>
          <table:table-cell office:value-type="float" office:value="75.664">
            <text:p>75.664</text:p>
          </table:table-cell>
          <table:table-cell office:value-type="float" office:value="35.8211831169132">
            <text:p>35.8211831169</text:p>
          </table:table-cell>
          <table:table-cell office:value-type="float" office:value="42.7585007120727">
            <text:p>42.7585007121</text:p>
          </table:table-cell>
          <table:table-cell office:value-type="float" office:value="75.9377355021281">
            <text:p>75.9377355021</text:p>
          </table:table-cell>
          <table:table-cell office:value-type="float" office:value="75.8566927510642">
            <text:p>75.8566927511</text:p>
          </table:table-cell>
          <table:table-cell office:value-type="float" office:value="75.7756500000003">
            <text:p>75.77565</text:p>
          </table:table-cell>
          <table:table-cell office:value-type="float" office:value="75.6946072489365">
            <text:p>75.6946072489</text:p>
          </table:table-cell>
          <table:table-cell office:value-type="float" office:value="75.6135644978726">
            <text:p>75.6135644979</text:p>
          </table:table-cell>
          <table:table-cell office:value-type="float" office:value="-0.0279999999999916">
            <text:p>-0.028</text:p>
          </table:table-cell>
          <table:table-cell office:value-type="float" office:value="0.0519999999999925">
            <text:p>0.052</text:p>
          </table:table-cell>
          <table:table-cell office:value-type="string">
            <text:p>2020.01.20 12:00</text:p>
          </table:table-cell>
          <table:table-cell office:value-type="string">
            <text:p>2020.01.20 19:00</text:p>
          </table:table-cell>
        </table:table-row>
        <table:table-row table:style-name="ro1">
          <table:table-cell table:formula="of:=[.A433]+1" office:value-type="float" office:value="432">
            <text:p>432</text:p>
          </table:table-cell>
          <table:table-cell office:value-type="float" office:value="75.7">
            <text:p>75.7</text:p>
          </table:table-cell>
          <table:table-cell office:value-type="float" office:value="75.708">
            <text:p>75.708</text:p>
          </table:table-cell>
          <table:table-cell office:value-type="float" office:value="75.684">
            <text:p>75.684</text:p>
          </table:table-cell>
          <table:table-cell office:value-type="float" office:value="75.693">
            <text:p>75.693</text:p>
          </table:table-cell>
          <table:table-cell office:value-type="float" office:value="38.5605793098009">
            <text:p>38.5605793098</text:p>
          </table:table-cell>
          <table:table-cell office:value-type="float" office:value="47.4908664065462">
            <text:p>47.4908664065</text:p>
          </table:table-cell>
          <table:table-cell office:value-type="float" office:value="75.9412028132742">
            <text:p>75.9412028133</text:p>
          </table:table-cell>
          <table:table-cell office:value-type="float" office:value="75.8630014066373">
            <text:p>75.8630014066</text:p>
          </table:table-cell>
          <table:table-cell office:value-type="float" office:value="75.7848000000003">
            <text:p>75.7848</text:p>
          </table:table-cell>
          <table:table-cell office:value-type="float" office:value="75.7065985933633">
            <text:p>75.7065985934</text:p>
          </table:table-cell>
          <table:table-cell office:value-type="float" office:value="75.6283971867264">
            <text:p>75.6283971867</text:p>
          </table:table-cell>
          <table:table-cell office:value-type="float" office:value="-0.007000000000005">
            <text:p>-0.007</text:p>
          </table:table-cell>
          <table:table-cell office:value-type="float" office:value="0.0240000000000009">
            <text:p>0.024</text:p>
          </table:table-cell>
          <table:table-cell office:value-type="string">
            <text:p>2020.01.20 11:45</text:p>
          </table:table-cell>
          <table:table-cell office:value-type="string">
            <text:p>2020.01.20 18:45</text:p>
          </table:table-cell>
        </table:table-row>
        <table:table-row table:style-name="ro1">
          <table:table-cell table:formula="of:=[.A434]+1" office:value-type="float" office:value="433">
            <text:p>433</text:p>
          </table:table-cell>
          <table:table-cell office:value-type="float" office:value="75.672">
            <text:p>75.672</text:p>
          </table:table-cell>
          <table:table-cell office:value-type="float" office:value="75.708">
            <text:p>75.708</text:p>
          </table:table-cell>
          <table:table-cell office:value-type="float" office:value="75.671">
            <text:p>75.671</text:p>
          </table:table-cell>
          <table:table-cell office:value-type="float" office:value="75.7">
            <text:p>75.7</text:p>
          </table:table-cell>
          <table:table-cell office:value-type="float" office:value="39.2488600498628">
            <text:p>39.2488600499</text:p>
          </table:table-cell>
          <table:table-cell office:value-type="float" office:value="46.6040598386441">
            <text:p>46.6040598386</text:p>
          </table:table-cell>
          <table:table-cell office:value-type="float" office:value="75.9448272442042">
            <text:p>75.9448272442</text:p>
          </table:table-cell>
          <table:table-cell office:value-type="float" office:value="75.8685886221022">
            <text:p>75.8685886221</text:p>
          </table:table-cell>
          <table:table-cell office:value-type="float" office:value="75.7923500000003">
            <text:p>75.79235</text:p>
          </table:table-cell>
          <table:table-cell office:value-type="float" office:value="75.7161113778984">
            <text:p>75.7161113779</text:p>
          </table:table-cell>
          <table:table-cell office:value-type="float" office:value="75.6398727557965">
            <text:p>75.6398727558</text:p>
          </table:table-cell>
          <table:table-cell office:value-type="float" office:value="0.0280000000000058">
            <text:p>0.028</text:p>
          </table:table-cell>
          <table:table-cell office:value-type="float" office:value="0.0369999999999919">
            <text:p>0.037</text:p>
          </table:table-cell>
          <table:table-cell office:value-type="string">
            <text:p>2020.01.20 11:30</text:p>
          </table:table-cell>
          <table:table-cell office:value-type="string">
            <text:p>2020.01.20 18:30</text:p>
          </table:table-cell>
        </table:table-row>
        <table:table-row table:style-name="ro1">
          <table:table-cell table:formula="of:=[.A435]+1" office:value-type="float" office:value="434">
            <text:p>434</text:p>
          </table:table-cell>
          <table:table-cell office:value-type="float" office:value="75.648">
            <text:p>75.648</text:p>
          </table:table-cell>
          <table:table-cell office:value-type="float" office:value="75.69">
            <text:p>75.69</text:p>
          </table:table-cell>
          <table:table-cell office:value-type="float" office:value="75.645">
            <text:p>75.645</text:p>
          </table:table-cell>
          <table:table-cell office:value-type="float" office:value="75.675">
            <text:p>75.675</text:p>
          </table:table-cell>
          <table:table-cell office:value-type="float" office:value="35.3325854203072">
            <text:p>35.3325854203</text:p>
          </table:table-cell>
          <table:table-cell office:value-type="float" office:value="46.3423430710639">
            <text:p>46.3423430711</text:p>
          </table:table-cell>
          <table:table-cell office:value-type="float" office:value="75.947657128207">
            <text:p>75.9476571282</text:p>
          </table:table-cell>
          <table:table-cell office:value-type="float" office:value="75.8736535641037">
            <text:p>75.8736535641</text:p>
          </table:table-cell>
          <table:table-cell office:value-type="float" office:value="75.7996500000003">
            <text:p>75.79965</text:p>
          </table:table-cell>
          <table:table-cell office:value-type="float" office:value="75.725646435897">
            <text:p>75.7256464359</text:p>
          </table:table-cell>
          <table:table-cell office:value-type="float" office:value="75.6516428717936">
            <text:p>75.6516428718</text:p>
          </table:table-cell>
          <table:table-cell office:value-type="float" office:value="0.027000000000001">
            <text:p>0.027</text:p>
          </table:table-cell>
          <table:table-cell office:value-type="float" office:value="0.0450000000000017">
            <text:p>0.045</text:p>
          </table:table-cell>
          <table:table-cell office:value-type="string">
            <text:p>2020.01.20 11:15</text:p>
          </table:table-cell>
          <table:table-cell office:value-type="string">
            <text:p>2020.01.20 18:15</text:p>
          </table:table-cell>
        </table:table-row>
        <table:table-row table:style-name="ro1">
          <table:table-cell table:formula="of:=[.A436]+1" office:value-type="float" office:value="435">
            <text:p>435</text:p>
          </table:table-cell>
          <table:table-cell office:value-type="float" office:value="75.708">
            <text:p>75.708</text:p>
          </table:table-cell>
          <table:table-cell office:value-type="float" office:value="75.727">
            <text:p>75.727</text:p>
          </table:table-cell>
          <table:table-cell office:value-type="float" office:value="75.647">
            <text:p>75.647</text:p>
          </table:table-cell>
          <table:table-cell office:value-type="float" office:value="75.648">
            <text:p>75.648</text:p>
          </table:table-cell>
          <table:table-cell office:value-type="float" office:value="30.7525385142383">
            <text:p>30.7525385142</text:p>
          </table:table-cell>
          <table:table-cell office:value-type="float" office:value="47.292932929828">
            <text:p>47.2929329298</text:p>
          </table:table-cell>
          <table:table-cell office:value-type="float" office:value="75.9444722599656">
            <text:p>75.94447226</text:p>
          </table:table-cell>
          <table:table-cell office:value-type="float" office:value="75.8759861299829">
            <text:p>75.87598613</text:p>
          </table:table-cell>
          <table:table-cell office:value-type="float" office:value="75.8075000000003">
            <text:p>75.8075</text:p>
          </table:table-cell>
          <table:table-cell office:value-type="float" office:value="75.7390138700177">
            <text:p>75.73901387</text:p>
          </table:table-cell>
          <table:table-cell office:value-type="float" office:value="75.670527740035">
            <text:p>75.67052774</text:p>
          </table:table-cell>
          <table:table-cell office:value-type="float" office:value="-0.0600000000000023">
            <text:p>-0.06</text:p>
          </table:table-cell>
          <table:table-cell office:value-type="float" office:value="0.0799999999999983">
            <text:p>0.08</text:p>
          </table:table-cell>
          <table:table-cell office:value-type="string">
            <text:p>2020.01.20 11:00</text:p>
          </table:table-cell>
          <table:table-cell office:value-type="string">
            <text:p>2020.01.20 18:00</text:p>
          </table:table-cell>
        </table:table-row>
        <table:table-row table:style-name="ro1">
          <table:table-cell table:formula="of:=[.A437]+1" office:value-type="float" office:value="436">
            <text:p>436</text:p>
          </table:table-cell>
          <table:table-cell office:value-type="float" office:value="75.722">
            <text:p>75.722</text:p>
          </table:table-cell>
          <table:table-cell office:value-type="float" office:value="75.732">
            <text:p>75.732</text:p>
          </table:table-cell>
          <table:table-cell office:value-type="float" office:value="75.696">
            <text:p>75.696</text:p>
          </table:table-cell>
          <table:table-cell office:value-type="float" office:value="75.709">
            <text:p>75.709</text:p>
          </table:table-cell>
          <table:table-cell office:value-type="float" office:value="36.2652427518083">
            <text:p>36.2652427518</text:p>
          </table:table-cell>
          <table:table-cell office:value-type="float" office:value="48.8351264286617">
            <text:p>48.8351264287</text:p>
          </table:table-cell>
          <table:table-cell office:value-type="float" office:value="75.9323335191046">
            <text:p>75.9323335191</text:p>
          </table:table-cell>
          <table:table-cell office:value-type="float" office:value="75.8743917595525">
            <text:p>75.8743917596</text:p>
          </table:table-cell>
          <table:table-cell office:value-type="float" office:value="75.8164500000003">
            <text:p>75.81645</text:p>
          </table:table-cell>
          <table:table-cell office:value-type="float" office:value="75.7585082404482">
            <text:p>75.7585082404</text:p>
          </table:table-cell>
          <table:table-cell office:value-type="float" office:value="75.700566480896">
            <text:p>75.7005664809</text:p>
          </table:table-cell>
          <table:table-cell office:value-type="float" office:value="-0.012999999999991">
            <text:p>-0.013</text:p>
          </table:table-cell>
          <table:table-cell office:value-type="float" office:value="0.0360000000000014">
            <text:p>0.036</text:p>
          </table:table-cell>
          <table:table-cell office:value-type="string">
            <text:p>2020.01.20 10:45</text:p>
          </table:table-cell>
          <table:table-cell office:value-type="string">
            <text:p>2020.01.20 17:45</text:p>
          </table:table-cell>
        </table:table-row>
        <table:table-row table:style-name="ro1">
          <table:table-cell table:formula="of:=[.A438]+1" office:value-type="float" office:value="437">
            <text:p>437</text:p>
          </table:table-cell>
          <table:table-cell office:value-type="float" office:value="75.735">
            <text:p>75.735</text:p>
          </table:table-cell>
          <table:table-cell office:value-type="float" office:value="75.742">
            <text:p>75.742</text:p>
          </table:table-cell>
          <table:table-cell office:value-type="float" office:value="75.706">
            <text:p>75.706</text:p>
          </table:table-cell>
          <table:table-cell office:value-type="float" office:value="75.721">
            <text:p>75.721</text:p>
          </table:table-cell>
          <table:table-cell office:value-type="float" office:value="37.5222794344457">
            <text:p>37.5222794344</text:p>
          </table:table-cell>
          <table:table-cell office:value-type="float" office:value="53.6473653709681">
            <text:p>53.647365371</text:p>
          </table:table-cell>
          <table:table-cell office:value-type="float" office:value="75.9281627310413">
            <text:p>75.928162731</text:p>
          </table:table-cell>
          <table:table-cell office:value-type="float" office:value="75.8755813655208">
            <text:p>75.8755813655</text:p>
          </table:table-cell>
          <table:table-cell office:value-type="float" office:value="75.8230000000003">
            <text:p>75.823</text:p>
          </table:table-cell>
          <table:table-cell office:value-type="float" office:value="75.7704186344798">
            <text:p>75.7704186345</text:p>
          </table:table-cell>
          <table:table-cell office:value-type="float" office:value="75.7178372689593">
            <text:p>75.717837269</text:p>
          </table:table-cell>
          <table:table-cell office:value-type="float" office:value="-0.0139999999999958">
            <text:p>-0.014</text:p>
          </table:table-cell>
          <table:table-cell office:value-type="float" office:value="0.0360000000000014">
            <text:p>0.036</text:p>
          </table:table-cell>
          <table:table-cell office:value-type="string">
            <text:p>2020.01.20 10:30</text:p>
          </table:table-cell>
          <table:table-cell office:value-type="string">
            <text:p>2020.01.20 17:30</text:p>
          </table:table-cell>
        </table:table-row>
        <table:table-row table:style-name="ro1">
          <table:table-cell table:formula="of:=[.A439]+1" office:value-type="float" office:value="438">
            <text:p>438</text:p>
          </table:table-cell>
          <table:table-cell office:value-type="float" office:value="75.716">
            <text:p>75.716</text:p>
          </table:table-cell>
          <table:table-cell office:value-type="float" office:value="75.737">
            <text:p>75.737</text:p>
          </table:table-cell>
          <table:table-cell office:value-type="float" office:value="75.693">
            <text:p>75.693</text:p>
          </table:table-cell>
          <table:table-cell office:value-type="float" office:value="75.736">
            <text:p>75.736</text:p>
          </table:table-cell>
          <table:table-cell office:value-type="float" office:value="39.133053843696">
            <text:p>39.1330538437</text:p>
          </table:table-cell>
          <table:table-cell office:value-type="float" office:value="48.8775650120374">
            <text:p>48.877565012</text:p>
          </table:table-cell>
          <table:table-cell office:value-type="float" office:value="75.9222295070562">
            <text:p>75.9222295071</text:p>
          </table:table-cell>
          <table:table-cell office:value-type="float" office:value="75.8751147535283">
            <text:p>75.8751147535</text:p>
          </table:table-cell>
          <table:table-cell office:value-type="float" office:value="75.8280000000003">
            <text:p>75.828</text:p>
          </table:table-cell>
          <table:table-cell office:value-type="float" office:value="75.7808852464724">
            <text:p>75.7808852465</text:p>
          </table:table-cell>
          <table:table-cell office:value-type="float" office:value="75.7337704929444">
            <text:p>75.7337704929</text:p>
          </table:table-cell>
          <table:table-cell office:value-type="float" office:value="0.0200000000000102">
            <text:p>0.02</text:p>
          </table:table-cell>
          <table:table-cell office:value-type="float" office:value="0.0439999999999969">
            <text:p>0.044</text:p>
          </table:table-cell>
          <table:table-cell office:value-type="string">
            <text:p>2020.01.20 10:15</text:p>
          </table:table-cell>
          <table:table-cell office:value-type="string">
            <text:p>2020.01.20 17:15</text:p>
          </table:table-cell>
        </table:table-row>
        <table:table-row table:style-name="ro1">
          <table:table-cell table:formula="of:=[.A440]+1" office:value-type="float" office:value="439">
            <text:p>439</text:p>
          </table:table-cell>
          <table:table-cell office:value-type="float" office:value="75.729">
            <text:p>75.729</text:p>
          </table:table-cell>
          <table:table-cell office:value-type="float" office:value="75.748">
            <text:p>75.748</text:p>
          </table:table-cell>
          <table:table-cell office:value-type="float" office:value="75.681">
            <text:p>75.681</text:p>
          </table:table-cell>
          <table:table-cell office:value-type="float" office:value="75.716">
            <text:p>75.716</text:p>
          </table:table-cell>
          <table:table-cell office:value-type="float" office:value="35.6330307457162">
            <text:p>35.6330307457</text:p>
          </table:table-cell>
          <table:table-cell office:value-type="float" office:value="47.6604974090669">
            <text:p>47.6604974091</text:p>
          </table:table-cell>
          <table:table-cell office:value-type="float" office:value="75.9174382554099">
            <text:p>75.9174382554</text:p>
          </table:table-cell>
          <table:table-cell office:value-type="float" office:value="75.8752941277051">
            <text:p>75.8752941277</text:p>
          </table:table-cell>
          <table:table-cell office:value-type="float" office:value="75.8331500000003">
            <text:p>75.83315</text:p>
          </table:table-cell>
          <table:table-cell office:value-type="float" office:value="75.7910058722955">
            <text:p>75.7910058723</text:p>
          </table:table-cell>
          <table:table-cell office:value-type="float" office:value="75.7488617445907">
            <text:p>75.7488617446</text:p>
          </table:table-cell>
          <table:table-cell office:value-type="float" office:value="-0.0130000000000052">
            <text:p>-0.013</text:p>
          </table:table-cell>
          <table:table-cell office:value-type="float" office:value="0.0670000000000073">
            <text:p>0.067</text:p>
          </table:table-cell>
          <table:table-cell office:value-type="string">
            <text:p>2020.01.20 10:00</text:p>
          </table:table-cell>
          <table:table-cell office:value-type="string">
            <text:p>2020.01.20 17:00</text:p>
          </table:table-cell>
        </table:table-row>
        <table:table-row table:style-name="ro1">
          <table:table-cell table:formula="of:=[.A441]+1" office:value-type="float" office:value="440">
            <text:p>440</text:p>
          </table:table-cell>
          <table:table-cell office:value-type="float" office:value="75.787">
            <text:p>75.787</text:p>
          </table:table-cell>
          <table:table-cell office:value-type="float" office:value="75.788">
            <text:p>75.788</text:p>
          </table:table-cell>
          <table:table-cell office:value-type="float" office:value="75.723">
            <text:p>75.723</text:p>
          </table:table-cell>
          <table:table-cell office:value-type="float" office:value="75.726">
            <text:p>75.726</text:p>
          </table:table-cell>
          <table:table-cell office:value-type="float" office:value="36.6336366020023">
            <text:p>36.633636602</text:p>
          </table:table-cell>
          <table:table-cell office:value-type="float" office:value="55.5602782663458">
            <text:p>55.5602782663</text:p>
          </table:table-cell>
          <table:table-cell office:value-type="float" office:value="75.904444591769">
            <text:p>75.9044445918</text:p>
          </table:table-cell>
          <table:table-cell office:value-type="float" office:value="75.8719722958846">
            <text:p>75.8719722959</text:p>
          </table:table-cell>
          <table:table-cell office:value-type="float" office:value="75.8395000000003">
            <text:p>75.8395</text:p>
          </table:table-cell>
          <table:table-cell office:value-type="float" office:value="75.807027704116">
            <text:p>75.8070277041</text:p>
          </table:table-cell>
          <table:table-cell office:value-type="float" office:value="75.7745554082316">
            <text:p>75.7745554082</text:p>
          </table:table-cell>
          <table:table-cell office:value-type="float" office:value="-0.0610000000000071">
            <text:p>-0.061</text:p>
          </table:table-cell>
          <table:table-cell office:value-type="float" office:value="0.0649999999999977">
            <text:p>0.065</text:p>
          </table:table-cell>
          <table:table-cell office:value-type="string">
            <text:p>2020.01.20 09:45</text:p>
          </table:table-cell>
          <table:table-cell office:value-type="string">
            <text:p>2020.01.20 16:45</text:p>
          </table:table-cell>
        </table:table-row>
        <table:table-row table:style-name="ro1">
          <table:table-cell table:formula="of:=[.A442]+1" office:value-type="float" office:value="441">
            <text:p>441</text:p>
          </table:table-cell>
          <table:table-cell office:value-type="float" office:value="75.844">
            <text:p>75.844</text:p>
          </table:table-cell>
          <table:table-cell office:value-type="float" office:value="75.856">
            <text:p>75.856</text:p>
          </table:table-cell>
          <table:table-cell office:value-type="float" office:value="75.788">
            <text:p>75.788</text:p>
          </table:table-cell>
          <table:table-cell office:value-type="float" office:value="75.789">
            <text:p>75.789</text:p>
          </table:table-cell>
          <table:table-cell office:value-type="float" office:value="44.0341950786231">
            <text:p>44.0341950786</text:p>
          </table:table-cell>
          <table:table-cell office:value-type="float" office:value="56.9605554180432">
            <text:p>56.960555418</text:p>
          </table:table-cell>
          <table:table-cell office:value-type="float" office:value="75.8854712820012">
            <text:p>75.885471282</text:p>
          </table:table-cell>
          <table:table-cell office:value-type="float" office:value="75.8645856410007">
            <text:p>75.864585641</text:p>
          </table:table-cell>
          <table:table-cell office:value-type="float" office:value="75.8437000000003">
            <text:p>75.8437</text:p>
          </table:table-cell>
          <table:table-cell office:value-type="float" office:value="75.8228143589998">
            <text:p>75.822814359</text:p>
          </table:table-cell>
          <table:table-cell office:value-type="float" office:value="75.8019287179994">
            <text:p>75.801928718</text:p>
          </table:table-cell>
          <table:table-cell office:value-type="float" office:value="-0.0549999999999926">
            <text:p>-0.055</text:p>
          </table:table-cell>
          <table:table-cell office:value-type="float" office:value="0.0679999999999978">
            <text:p>0.068</text:p>
          </table:table-cell>
          <table:table-cell office:value-type="string">
            <text:p>2020.01.20 09:30</text:p>
          </table:table-cell>
          <table:table-cell office:value-type="string">
            <text:p>2020.01.20 16:30</text:p>
          </table:table-cell>
        </table:table-row>
        <table:table-row table:style-name="ro1">
          <table:table-cell table:formula="of:=[.A443]+1" office:value-type="float" office:value="442">
            <text:p>442</text:p>
          </table:table-cell>
          <table:table-cell office:value-type="float" office:value="75.868">
            <text:p>75.868</text:p>
          </table:table-cell>
          <table:table-cell office:value-type="float" office:value="75.878">
            <text:p>75.878</text:p>
          </table:table-cell>
          <table:table-cell office:value-type="float" office:value="75.841">
            <text:p>75.841</text:p>
          </table:table-cell>
          <table:table-cell office:value-type="float" office:value="75.844">
            <text:p>75.844</text:p>
          </table:table-cell>
          <table:table-cell office:value-type="float" office:value="52.8967563009497">
            <text:p>52.8967563009</text:p>
          </table:table-cell>
          <table:table-cell office:value-type="float" office:value="58.0426055374033">
            <text:p>58.0426055374</text:p>
          </table:table-cell>
          <table:table-cell office:value-type="float" office:value="75.8820359599318">
            <text:p>75.8820359599</text:p>
          </table:table-cell>
          <table:table-cell office:value-type="float" office:value="75.863342979966">
            <text:p>75.86334298</text:p>
          </table:table-cell>
          <table:table-cell office:value-type="float" office:value="75.8446500000003">
            <text:p>75.84465</text:p>
          </table:table-cell>
          <table:table-cell office:value-type="float" office:value="75.8259570200345">
            <text:p>75.82595702</text:p>
          </table:table-cell>
          <table:table-cell office:value-type="float" office:value="75.8072640400688">
            <text:p>75.8072640401</text:p>
          </table:table-cell>
          <table:table-cell office:value-type="float" office:value="-0.0240000000000009">
            <text:p>-0.024</text:p>
          </table:table-cell>
          <table:table-cell office:value-type="float" office:value="0.0370000000000061">
            <text:p>0.037</text:p>
          </table:table-cell>
          <table:table-cell office:value-type="string">
            <text:p>2020.01.20 09:15</text:p>
          </table:table-cell>
          <table:table-cell office:value-type="string">
            <text:p>2020.01.20 16:15</text:p>
          </table:table-cell>
        </table:table-row>
        <table:table-row table:style-name="ro1">
          <table:table-cell table:formula="of:=[.A444]+1" office:value-type="float" office:value="443">
            <text:p>443</text:p>
          </table:table-cell>
          <table:table-cell office:value-type="float" office:value="75.881">
            <text:p>75.881</text:p>
          </table:table-cell>
          <table:table-cell office:value-type="float" office:value="75.894">
            <text:p>75.894</text:p>
          </table:table-cell>
          <table:table-cell office:value-type="float" office:value="75.86">
            <text:p>75.86</text:p>
          </table:table-cell>
          <table:table-cell office:value-type="float" office:value="75.868">
            <text:p>75.868</text:p>
          </table:table-cell>
          <table:table-cell office:value-type="float" office:value="57.7118693209026">
            <text:p>57.7118693209</text:p>
          </table:table-cell>
          <table:table-cell office:value-type="float" office:value="62.8852461853162">
            <text:p>62.8852461853</text:p>
          </table:table-cell>
          <table:table-cell office:value-type="float" office:value="75.8818345174476">
            <text:p>75.8818345174</text:p>
          </table:table-cell>
          <table:table-cell office:value-type="float" office:value="75.8630672587239">
            <text:p>75.8630672587</text:p>
          </table:table-cell>
          <table:table-cell office:value-type="float" office:value="75.8443000000003">
            <text:p>75.8443</text:p>
          </table:table-cell>
          <table:table-cell office:value-type="float" office:value="75.8255327412766">
            <text:p>75.8255327413</text:p>
          </table:table-cell>
          <table:table-cell office:value-type="float" office:value="75.806765482553">
            <text:p>75.8067654826</text:p>
          </table:table-cell>
          <table:table-cell office:value-type="float" office:value="-0.0130000000000052">
            <text:p>-0.013</text:p>
          </table:table-cell>
          <table:table-cell office:value-type="float" office:value="0.034000000000006">
            <text:p>0.034</text:p>
          </table:table-cell>
          <table:table-cell office:value-type="string">
            <text:p>2020.01.20 09:00</text:p>
          </table:table-cell>
          <table:table-cell office:value-type="string">
            <text:p>2020.01.20 16:00</text:p>
          </table:table-cell>
        </table:table-row>
        <table:table-row table:style-name="ro1">
          <table:table-cell table:formula="of:=[.A445]+1" office:value-type="float" office:value="444">
            <text:p>444</text:p>
          </table:table-cell>
          <table:table-cell office:value-type="float" office:value="75.856">
            <text:p>75.856</text:p>
          </table:table-cell>
          <table:table-cell office:value-type="float" office:value="75.882">
            <text:p>75.882</text:p>
          </table:table-cell>
          <table:table-cell office:value-type="float" office:value="75.847">
            <text:p>75.847</text:p>
          </table:table-cell>
          <table:table-cell office:value-type="float" office:value="75.881">
            <text:p>75.881</text:p>
          </table:table-cell>
          <table:table-cell office:value-type="float" office:value="60.5480460712801">
            <text:p>60.5480460713</text:p>
          </table:table-cell>
          <table:table-cell office:value-type="float" office:value="62.5191215462921">
            <text:p>62.5191215463</text:p>
          </table:table-cell>
          <table:table-cell office:value-type="float" office:value="75.8787932435442">
            <text:p>75.8787932435</text:p>
          </table:table-cell>
          <table:table-cell office:value-type="float" office:value="75.8605716217722">
            <text:p>75.8605716218</text:p>
          </table:table-cell>
          <table:table-cell office:value-type="float" office:value="75.8423500000003">
            <text:p>75.84235</text:p>
          </table:table-cell>
          <table:table-cell office:value-type="float" office:value="75.8241283782283">
            <text:p>75.8241283782</text:p>
          </table:table-cell>
          <table:table-cell office:value-type="float" office:value="75.8059067564564">
            <text:p>75.8059067565</text:p>
          </table:table-cell>
          <table:table-cell office:value-type="float" office:value="0.0250000000000057">
            <text:p>0.025</text:p>
          </table:table-cell>
          <table:table-cell office:value-type="float" office:value="0.0350000000000108">
            <text:p>0.035</text:p>
          </table:table-cell>
          <table:table-cell office:value-type="string">
            <text:p>2020.01.20 08:45</text:p>
          </table:table-cell>
          <table:table-cell office:value-type="string">
            <text:p>2020.01.20 15:45</text:p>
          </table:table-cell>
        </table:table-row>
        <table:table-row table:style-name="ro1">
          <table:table-cell table:formula="of:=[.A446]+1" office:value-type="float" office:value="445">
            <text:p>445</text:p>
          </table:table-cell>
          <table:table-cell office:value-type="float" office:value="75.858">
            <text:p>75.858</text:p>
          </table:table-cell>
          <table:table-cell office:value-type="float" office:value="75.859">
            <text:p>75.859</text:p>
          </table:table-cell>
          <table:table-cell office:value-type="float" office:value="75.84">
            <text:p>75.84</text:p>
          </table:table-cell>
          <table:table-cell office:value-type="float" office:value="75.856">
            <text:p>75.856</text:p>
          </table:table-cell>
          <table:table-cell office:value-type="float" office:value="56.6565963360424">
            <text:p>56.656596336</text:p>
          </table:table-cell>
          <table:table-cell office:value-type="float" office:value="63.4627894724454">
            <text:p>63.4627894724</text:p>
          </table:table-cell>
          <table:table-cell office:value-type="float" office:value="75.8722818994293">
            <text:p>75.8722818994</text:p>
          </table:table-cell>
          <table:table-cell office:value-type="float" office:value="75.8558159497148">
            <text:p>75.8558159497</text:p>
          </table:table-cell>
          <table:table-cell office:value-type="float" office:value="75.8393500000003">
            <text:p>75.83935</text:p>
          </table:table-cell>
          <table:table-cell office:value-type="float" office:value="75.8228840502858">
            <text:p>75.8228840503</text:p>
          </table:table-cell>
          <table:table-cell office:value-type="float" office:value="75.8064181005713">
            <text:p>75.8064181006</text:p>
          </table:table-cell>
          <table:table-cell office:value-type="float" office:value="-0.00200000000000955">
            <text:p>-0.002</text:p>
          </table:table-cell>
          <table:table-cell office:value-type="float" office:value="0.0189999999999913">
            <text:p>0.019</text:p>
          </table:table-cell>
          <table:table-cell office:value-type="string">
            <text:p>2020.01.20 08:30</text:p>
          </table:table-cell>
          <table:table-cell office:value-type="string">
            <text:p>2020.01.20 15:30</text:p>
          </table:table-cell>
        </table:table-row>
        <table:table-row table:style-name="ro1">
          <table:table-cell table:formula="of:=[.A447]+1" office:value-type="float" office:value="446">
            <text:p>446</text:p>
          </table:table-cell>
          <table:table-cell office:value-type="float" office:value="75.871">
            <text:p>75.871</text:p>
          </table:table-cell>
          <table:table-cell office:value-type="float" office:value="75.877">
            <text:p>75.877</text:p>
          </table:table-cell>
          <table:table-cell office:value-type="float" office:value="75.852">
            <text:p>75.852</text:p>
          </table:table-cell>
          <table:table-cell office:value-type="float" office:value="75.86">
            <text:p>75.86</text:p>
          </table:table-cell>
          <table:table-cell office:value-type="float" office:value="57.5189742559472">
            <text:p>57.5189742559</text:p>
          </table:table-cell>
          <table:table-cell office:value-type="float" office:value="60.8335340656961">
            <text:p>60.8335340657</text:p>
          </table:table-cell>
          <table:table-cell office:value-type="float" office:value="75.874616058836">
            <text:p>75.8746160588</text:p>
          </table:table-cell>
          <table:table-cell office:value-type="float" office:value="75.8553080294181">
            <text:p>75.8553080294</text:p>
          </table:table-cell>
          <table:table-cell office:value-type="float" office:value="75.8360000000003">
            <text:p>75.836</text:p>
          </table:table-cell>
          <table:table-cell office:value-type="float" office:value="75.8166919705825">
            <text:p>75.8166919706</text:p>
          </table:table-cell>
          <table:table-cell office:value-type="float" office:value="75.7973839411646">
            <text:p>75.7973839412</text:p>
          </table:table-cell>
          <table:table-cell office:value-type="float" office:value="-0.0109999999999957">
            <text:p>-0.011</text:p>
          </table:table-cell>
          <table:table-cell office:value-type="float" office:value="0.0249999999999915">
            <text:p>0.025</text:p>
          </table:table-cell>
          <table:table-cell office:value-type="string">
            <text:p>2020.01.20 08:15</text:p>
          </table:table-cell>
          <table:table-cell office:value-type="string">
            <text:p>2020.01.20 15:15</text:p>
          </table:table-cell>
        </table:table-row>
        <table:table-row table:style-name="ro1">
          <table:table-cell table:formula="of:=[.A448]+1" office:value-type="float" office:value="447">
            <text:p>447</text:p>
          </table:table-cell>
          <table:table-cell office:value-type="float" office:value="75.864">
            <text:p>75.864</text:p>
          </table:table-cell>
          <table:table-cell office:value-type="float" office:value="75.881">
            <text:p>75.881</text:p>
          </table:table-cell>
          <table:table-cell office:value-type="float" office:value="75.85">
            <text:p>75.85</text:p>
          </table:table-cell>
          <table:table-cell office:value-type="float" office:value="75.87">
            <text:p>75.87</text:p>
          </table:table-cell>
          <table:table-cell office:value-type="float" office:value="59.6762841485169">
            <text:p>59.6762841485</text:p>
          </table:table-cell>
          <table:table-cell office:value-type="float" office:value="66.9024220055439">
            <text:p>66.9024220055</text:p>
          </table:table-cell>
          <table:table-cell office:value-type="float" office:value="75.8731070666262">
            <text:p>75.8731070666</text:p>
          </table:table-cell>
          <table:table-cell office:value-type="float" office:value="75.8530285333133">
            <text:p>75.8530285333</text:p>
          </table:table-cell>
          <table:table-cell office:value-type="float" office:value="75.8329500000003">
            <text:p>75.83295</text:p>
          </table:table-cell>
          <table:table-cell office:value-type="float" office:value="75.8128714666873">
            <text:p>75.8128714667</text:p>
          </table:table-cell>
          <table:table-cell office:value-type="float" office:value="75.7927929333743">
            <text:p>75.7927929334</text:p>
          </table:table-cell>
          <table:table-cell office:value-type="float" office:value="0.00600000000000023">
            <text:p>0.006</text:p>
          </table:table-cell>
          <table:table-cell office:value-type="float" office:value="0.0310000000000059">
            <text:p>0.031</text:p>
          </table:table-cell>
          <table:table-cell office:value-type="string">
            <text:p>2020.01.20 08:00</text:p>
          </table:table-cell>
          <table:table-cell office:value-type="string">
            <text:p>2020.01.20 15:00</text:p>
          </table:table-cell>
        </table:table-row>
        <table:table-row table:style-name="ro1">
          <table:table-cell table:formula="of:=[.A449]+1" office:value-type="float" office:value="448">
            <text:p>448</text:p>
          </table:table-cell>
          <table:table-cell office:value-type="float" office:value="75.855">
            <text:p>75.855</text:p>
          </table:table-cell>
          <table:table-cell office:value-type="float" office:value="75.878">
            <text:p>75.878</text:p>
          </table:table-cell>
          <table:table-cell office:value-type="float" office:value="75.85">
            <text:p>75.85</text:p>
          </table:table-cell>
          <table:table-cell office:value-type="float" office:value="75.863">
            <text:p>75.863</text:p>
          </table:table-cell>
          <table:table-cell office:value-type="float" office:value="58.6448228603458">
            <text:p>58.6448228603</text:p>
          </table:table-cell>
          <table:table-cell office:value-type="float" office:value="60.5205548026942">
            <text:p>60.5205548027</text:p>
          </table:table-cell>
          <table:table-cell office:value-type="float" office:value="75.8693435248835">
            <text:p>75.8693435249</text:p>
          </table:table-cell>
          <table:table-cell office:value-type="float" office:value="75.8491717624419">
            <text:p>75.8491717624</text:p>
          </table:table-cell>
          <table:table-cell office:value-type="float" office:value="75.8290000000003">
            <text:p>75.829</text:p>
          </table:table-cell>
          <table:table-cell office:value-type="float" office:value="75.8088282375587">
            <text:p>75.8088282376</text:p>
          </table:table-cell>
          <table:table-cell office:value-type="float" office:value="75.7886564751171">
            <text:p>75.7886564751</text:p>
          </table:table-cell>
          <table:table-cell office:value-type="float" office:value="0.00799999999999557">
            <text:p>0.008</text:p>
          </table:table-cell>
          <table:table-cell office:value-type="float" office:value="0.0280000000000058">
            <text:p>0.028</text:p>
          </table:table-cell>
          <table:table-cell office:value-type="string">
            <text:p>2020.01.20 07:45</text:p>
          </table:table-cell>
          <table:table-cell office:value-type="string">
            <text:p>2020.01.20 14:45</text:p>
          </table:table-cell>
        </table:table-row>
        <table:table-row table:style-name="ro1">
          <table:table-cell table:formula="of:=[.A450]+1" office:value-type="float" office:value="449">
            <text:p>449</text:p>
          </table:table-cell>
          <table:table-cell office:value-type="float" office:value="75.84">
            <text:p>75.84</text:p>
          </table:table-cell>
          <table:table-cell office:value-type="float" office:value="75.858">
            <text:p>75.858</text:p>
          </table:table-cell>
          <table:table-cell office:value-type="float" office:value="75.836">
            <text:p>75.836</text:p>
          </table:table-cell>
          <table:table-cell office:value-type="float" office:value="75.855">
            <text:p>75.855</text:p>
          </table:table-cell>
          <table:table-cell office:value-type="float" office:value="57.4634969682488">
            <text:p>57.4634969682</text:p>
          </table:table-cell>
          <table:table-cell office:value-type="float" office:value="54.019876950345">
            <text:p>54.0198769503</text:p>
          </table:table-cell>
          <table:table-cell office:value-type="float" office:value="75.8691396193333">
            <text:p>75.8691396193</text:p>
          </table:table-cell>
          <table:table-cell office:value-type="float" office:value="75.8467448096668">
            <text:p>75.8467448097</text:p>
          </table:table-cell>
          <table:table-cell office:value-type="float" office:value="75.8243500000003">
            <text:p>75.82435</text:p>
          </table:table-cell>
          <table:table-cell office:value-type="float" office:value="75.8019551903338">
            <text:p>75.8019551903</text:p>
          </table:table-cell>
          <table:table-cell office:value-type="float" office:value="75.7795603806672">
            <text:p>75.7795603807</text:p>
          </table:table-cell>
          <table:table-cell office:value-type="float" office:value="0.0150000000000006">
            <text:p>0.015</text:p>
          </table:table-cell>
          <table:table-cell office:value-type="float" office:value="0.0220000000000056">
            <text:p>0.022</text:p>
          </table:table-cell>
          <table:table-cell office:value-type="string">
            <text:p>2020.01.20 07:30</text:p>
          </table:table-cell>
          <table:table-cell office:value-type="string">
            <text:p>2020.01.20 14:30</text:p>
          </table:table-cell>
        </table:table-row>
        <table:table-row table:style-name="ro1">
          <table:table-cell table:formula="of:=[.A451]+1" office:value-type="float" office:value="450">
            <text:p>450</text:p>
          </table:table-cell>
          <table:table-cell office:value-type="float" office:value="75.848">
            <text:p>75.848</text:p>
          </table:table-cell>
          <table:table-cell office:value-type="float" office:value="75.858">
            <text:p>75.858</text:p>
          </table:table-cell>
          <table:table-cell office:value-type="float" office:value="75.825">
            <text:p>75.825</text:p>
          </table:table-cell>
          <table:table-cell office:value-type="float" office:value="75.839">
            <text:p>75.839</text:p>
          </table:table-cell>
          <table:table-cell office:value-type="float" office:value="55.0223721557379">
            <text:p>55.0223721557</text:p>
          </table:table-cell>
          <table:table-cell office:value-type="float" office:value="49.5461837447458">
            <text:p>49.5461837447</text:p>
          </table:table-cell>
          <table:table-cell office:value-type="float" office:value="75.8650457993323">
            <text:p>75.8650457993</text:p>
          </table:table-cell>
          <table:table-cell office:value-type="float" office:value="75.8434728996663">
            <text:p>75.8434728997</text:p>
          </table:table-cell>
          <table:table-cell office:value-type="float" office:value="75.8219000000003">
            <text:p>75.8219</text:p>
          </table:table-cell>
          <table:table-cell office:value-type="float" office:value="75.8003271003343">
            <text:p>75.8003271003</text:p>
          </table:table-cell>
          <table:table-cell office:value-type="float" office:value="75.7787542006682">
            <text:p>75.7787542007</text:p>
          </table:table-cell>
          <table:table-cell office:value-type="float" office:value="-0.00900000000000034">
            <text:p>-0.009</text:p>
          </table:table-cell>
          <table:table-cell office:value-type="float" office:value="0.0330000000000012">
            <text:p>0.033</text:p>
          </table:table-cell>
          <table:table-cell office:value-type="string">
            <text:p>2020.01.20 07:15</text:p>
          </table:table-cell>
          <table:table-cell office:value-type="string">
            <text:p>2020.01.20 14:15</text:p>
          </table:table-cell>
        </table:table-row>
        <table:table-row table:style-name="ro1">
          <table:table-cell table:formula="of:=[.A452]+1" office:value-type="float" office:value="451">
            <text:p>451</text:p>
          </table:table-cell>
          <table:table-cell office:value-type="float" office:value="75.845">
            <text:p>75.845</text:p>
          </table:table-cell>
          <table:table-cell office:value-type="float" office:value="75.857">
            <text:p>75.857</text:p>
          </table:table-cell>
          <table:table-cell office:value-type="float" office:value="75.843">
            <text:p>75.843</text:p>
          </table:table-cell>
          <table:table-cell office:value-type="float" office:value="75.847">
            <text:p>75.847</text:p>
          </table:table-cell>
          <table:table-cell office:value-type="float" office:value="56.5643006474156">
            <text:p>56.5643006474</text:p>
          </table:table-cell>
          <table:table-cell office:value-type="float" office:value="48.0878878672207">
            <text:p>48.0878878672</text:p>
          </table:table-cell>
          <table:table-cell office:value-type="float" office:value="75.8633966665392">
            <text:p>75.8633966665</text:p>
          </table:table-cell>
          <table:table-cell office:value-type="float" office:value="75.8416483332698">
            <text:p>75.8416483333</text:p>
          </table:table-cell>
          <table:table-cell office:value-type="float" office:value="75.8199000000003">
            <text:p>75.8199</text:p>
          </table:table-cell>
          <table:table-cell office:value-type="float" office:value="75.7981516667308">
            <text:p>75.7981516667</text:p>
          </table:table-cell>
          <table:table-cell office:value-type="float" office:value="75.7764033334613">
            <text:p>75.7764033335</text:p>
          </table:table-cell>
          <table:table-cell office:value-type="float" office:value="0.00199999999999534">
            <text:p>0.002</text:p>
          </table:table-cell>
          <table:table-cell office:value-type="float" office:value="0.0139999999999958">
            <text:p>0.014</text:p>
          </table:table-cell>
          <table:table-cell office:value-type="string">
            <text:p>2020.01.20 07:00</text:p>
          </table:table-cell>
          <table:table-cell office:value-type="string">
            <text:p>2020.01.20 14:00</text:p>
          </table:table-cell>
        </table:table-row>
        <table:table-row table:style-name="ro1">
          <table:table-cell table:formula="of:=[.A453]+1" office:value-type="float" office:value="452">
            <text:p>452</text:p>
          </table:table-cell>
          <table:table-cell office:value-type="float" office:value="75.844">
            <text:p>75.844</text:p>
          </table:table-cell>
          <table:table-cell office:value-type="float" office:value="75.85">
            <text:p>75.85</text:p>
          </table:table-cell>
          <table:table-cell office:value-type="float" office:value="75.839">
            <text:p>75.839</text:p>
          </table:table-cell>
          <table:table-cell office:value-type="float" office:value="75.844">
            <text:p>75.844</text:p>
          </table:table-cell>
          <table:table-cell office:value-type="float" office:value="56.1262905206036">
            <text:p>56.1262905206</text:p>
          </table:table-cell>
          <table:table-cell office:value-type="float" office:value="42.4030445855176">
            <text:p>42.4030445855</text:p>
          </table:table-cell>
          <table:table-cell office:value-type="float" office:value="75.8598855583707">
            <text:p>75.8598855584</text:p>
          </table:table-cell>
          <table:table-cell office:value-type="float" office:value="75.8389427791855">
            <text:p>75.8389427792</text:p>
          </table:table-cell>
          <table:table-cell office:value-type="float" office:value="75.8180000000003">
            <text:p>75.818</text:p>
          </table:table-cell>
          <table:table-cell office:value-type="float" office:value="75.7970572208151">
            <text:p>75.7970572208</text:p>
          </table:table-cell>
          <table:table-cell office:value-type="float" office:value="75.7761144416299">
            <text:p>75.7761144416</text:p>
          </table:table-cell>
          <table:table-cell office:value-type="float" office:value="0">
            <text:p>0</text:p>
          </table:table-cell>
          <table:table-cell office:value-type="float" office:value="0.0109999999999957">
            <text:p>0.011</text:p>
          </table:table-cell>
          <table:table-cell office:value-type="string">
            <text:p>2020.01.20 06:45</text:p>
          </table:table-cell>
          <table:table-cell office:value-type="string">
            <text:p>2020.01.20 13:45</text:p>
          </table:table-cell>
        </table:table-row>
        <table:table-row table:style-name="ro1">
          <table:table-cell table:formula="of:=[.A454]+1" office:value-type="float" office:value="453">
            <text:p>453</text:p>
          </table:table-cell>
          <table:table-cell office:value-type="float" office:value="75.833">
            <text:p>75.833</text:p>
          </table:table-cell>
          <table:table-cell office:value-type="float" office:value="75.851">
            <text:p>75.851</text:p>
          </table:table-cell>
          <table:table-cell office:value-type="float" office:value="75.815">
            <text:p>75.815</text:p>
          </table:table-cell>
          <table:table-cell office:value-type="float" office:value="75.846">
            <text:p>75.846</text:p>
          </table:table-cell>
          <table:table-cell office:value-type="float" office:value="56.487050687526">
            <text:p>56.4870506875</text:p>
          </table:table-cell>
          <table:table-cell office:value-type="float" office:value="43.6855394465107">
            <text:p>43.6855394465</text:p>
          </table:table-cell>
          <table:table-cell office:value-type="float" office:value="75.8571189010295">
            <text:p>75.857118901</text:p>
          </table:table-cell>
          <table:table-cell office:value-type="float" office:value="75.8370094505149">
            <text:p>75.8370094505</text:p>
          </table:table-cell>
          <table:table-cell office:value-type="float" office:value="75.8169000000003">
            <text:p>75.8169</text:p>
          </table:table-cell>
          <table:table-cell office:value-type="float" office:value="75.7967905494857">
            <text:p>75.7967905495</text:p>
          </table:table-cell>
          <table:table-cell office:value-type="float" office:value="75.776681098971">
            <text:p>75.776681099</text:p>
          </table:table-cell>
          <table:table-cell office:value-type="float" office:value="0.0130000000000052">
            <text:p>0.013</text:p>
          </table:table-cell>
          <table:table-cell office:value-type="float" office:value="0.0360000000000014">
            <text:p>0.036</text:p>
          </table:table-cell>
          <table:table-cell office:value-type="string">
            <text:p>2020.01.20 06:30</text:p>
          </table:table-cell>
          <table:table-cell office:value-type="string">
            <text:p>2020.01.20 13:30</text:p>
          </table:table-cell>
        </table:table-row>
        <table:table-row table:style-name="ro1">
          <table:table-cell table:formula="of:=[.A455]+1" office:value-type="float" office:value="454">
            <text:p>454</text:p>
          </table:table-cell>
          <table:table-cell office:value-type="float" office:value="75.828">
            <text:p>75.828</text:p>
          </table:table-cell>
          <table:table-cell office:value-type="float" office:value="75.838">
            <text:p>75.838</text:p>
          </table:table-cell>
          <table:table-cell office:value-type="float" office:value="75.82">
            <text:p>75.82</text:p>
          </table:table-cell>
          <table:table-cell office:value-type="float" office:value="75.832">
            <text:p>75.832</text:p>
          </table:table-cell>
          <table:table-cell office:value-type="float" office:value="54.5440889363289">
            <text:p>54.5440889363</text:p>
          </table:table-cell>
          <table:table-cell office:value-type="float" office:value="45.2020294260775">
            <text:p>45.2020294261</text:p>
          </table:table-cell>
          <table:table-cell office:value-type="float" office:value="75.8534552367931">
            <text:p>75.8534552368</text:p>
          </table:table-cell>
          <table:table-cell office:value-type="float" office:value="75.8344776183967">
            <text:p>75.8344776184</text:p>
          </table:table-cell>
          <table:table-cell office:value-type="float" office:value="75.8155000000003">
            <text:p>75.8155</text:p>
          </table:table-cell>
          <table:table-cell office:value-type="float" office:value="75.7965223816039">
            <text:p>75.7965223816</text:p>
          </table:table-cell>
          <table:table-cell office:value-type="float" office:value="75.7775447632074">
            <text:p>75.7775447632</text:p>
          </table:table-cell>
          <table:table-cell office:value-type="float" office:value="0.00399999999999068">
            <text:p>0.004</text:p>
          </table:table-cell>
          <table:table-cell office:value-type="float" office:value="0.0180000000000007">
            <text:p>0.018</text:p>
          </table:table-cell>
          <table:table-cell office:value-type="string">
            <text:p>2020.01.20 06:15</text:p>
          </table:table-cell>
          <table:table-cell office:value-type="string">
            <text:p>2020.01.20 13:15</text:p>
          </table:table-cell>
        </table:table-row>
        <table:table-row table:style-name="ro1">
          <table:table-cell table:formula="of:=[.A456]+1" office:value-type="float" office:value="455">
            <text:p>455</text:p>
          </table:table-cell>
          <table:table-cell office:value-type="float" office:value="75.84">
            <text:p>75.84</text:p>
          </table:table-cell>
          <table:table-cell office:value-type="float" office:value="75.844">
            <text:p>75.844</text:p>
          </table:table-cell>
          <table:table-cell office:value-type="float" office:value="75.819">
            <text:p>75.819</text:p>
          </table:table-cell>
          <table:table-cell office:value-type="float" office:value="75.827">
            <text:p>75.827</text:p>
          </table:table-cell>
          <table:table-cell office:value-type="float" office:value="53.8448404074488">
            <text:p>53.8448404074</text:p>
          </table:table-cell>
          <table:table-cell office:value-type="float" office:value="48.4107901885212">
            <text:p>48.4107901885</text:p>
          </table:table-cell>
          <table:table-cell office:value-type="float" office:value="75.8515801280683">
            <text:p>75.8515801281</text:p>
          </table:table-cell>
          <table:table-cell office:value-type="float" office:value="75.8328400640343">
            <text:p>75.832840064</text:p>
          </table:table-cell>
          <table:table-cell office:value-type="float" office:value="75.8141000000003">
            <text:p>75.8141</text:p>
          </table:table-cell>
          <table:table-cell office:value-type="float" office:value="75.7953599359662">
            <text:p>75.795359936</text:p>
          </table:table-cell>
          <table:table-cell office:value-type="float" office:value="75.7766198719322">
            <text:p>75.7766198719</text:p>
          </table:table-cell>
          <table:table-cell office:value-type="float" office:value="-0.0130000000000052">
            <text:p>-0.013</text:p>
          </table:table-cell>
          <table:table-cell office:value-type="float" office:value="0.0249999999999915">
            <text:p>0.025</text:p>
          </table:table-cell>
          <table:table-cell office:value-type="string">
            <text:p>2020.01.20 06:00</text:p>
          </table:table-cell>
          <table:table-cell office:value-type="string">
            <text:p>2020.01.20 13:00</text:p>
          </table:table-cell>
        </table:table-row>
        <table:table-row table:style-name="ro1">
          <table:table-cell table:formula="of:=[.A457]+1" office:value-type="float" office:value="456">
            <text:p>456</text:p>
          </table:table-cell>
          <table:table-cell office:value-type="float" office:value="75.822">
            <text:p>75.822</text:p>
          </table:table-cell>
          <table:table-cell office:value-type="float" office:value="75.845">
            <text:p>75.845</text:p>
          </table:table-cell>
          <table:table-cell office:value-type="float" office:value="75.814">
            <text:p>75.814</text:p>
          </table:table-cell>
          <table:table-cell office:value-type="float" office:value="75.84">
            <text:p>75.84</text:p>
          </table:table-cell>
          <table:table-cell office:value-type="float" office:value="55.9715362144424">
            <text:p>55.9715362144</text:p>
          </table:table-cell>
          <table:table-cell office:value-type="float" office:value="52.22362188841">
            <text:p>52.2236218884</text:p>
          </table:table-cell>
          <table:table-cell office:value-type="float" office:value="75.8575310424883">
            <text:p>75.8575310425</text:p>
          </table:table-cell>
          <table:table-cell office:value-type="float" office:value="75.8337655212443">
            <text:p>75.8337655212</text:p>
          </table:table-cell>
          <table:table-cell office:value-type="float" office:value="75.8100000000003">
            <text:p>75.81</text:p>
          </table:table-cell>
          <table:table-cell office:value-type="float" office:value="75.7862344787563">
            <text:p>75.7862344788</text:p>
          </table:table-cell>
          <table:table-cell office:value-type="float" office:value="75.7624689575122">
            <text:p>75.7624689575</text:p>
          </table:table-cell>
          <table:table-cell office:value-type="float" office:value="0.0180000000000007">
            <text:p>0.018</text:p>
          </table:table-cell>
          <table:table-cell office:value-type="float" office:value="0.0310000000000059">
            <text:p>0.031</text:p>
          </table:table-cell>
          <table:table-cell office:value-type="string">
            <text:p>2020.01.20 05:45</text:p>
          </table:table-cell>
          <table:table-cell office:value-type="string">
            <text:p>2020.01.20 12:45</text:p>
          </table:table-cell>
        </table:table-row>
        <table:table-row table:style-name="ro1">
          <table:table-cell table:formula="of:=[.A458]+1" office:value-type="float" office:value="457">
            <text:p>457</text:p>
          </table:table-cell>
          <table:table-cell office:value-type="float" office:value="75.84">
            <text:p>75.84</text:p>
          </table:table-cell>
          <table:table-cell office:value-type="float" office:value="75.846">
            <text:p>75.846</text:p>
          </table:table-cell>
          <table:table-cell office:value-type="float" office:value="75.814">
            <text:p>75.814</text:p>
          </table:table-cell>
          <table:table-cell office:value-type="float" office:value="75.821">
            <text:p>75.821</text:p>
          </table:table-cell>
          <table:table-cell office:value-type="float" office:value="53.4169344987553">
            <text:p>53.4169344988</text:p>
          </table:table-cell>
          <table:table-cell office:value-type="float" office:value="51.8922912684359">
            <text:p>51.8922912684</text:p>
          </table:table-cell>
          <table:table-cell office:value-type="float" office:value="75.8633946712017">
            <text:p>75.8633946712</text:p>
          </table:table-cell>
          <table:table-cell office:value-type="float" office:value="75.833722335601">
            <text:p>75.8337223356</text:p>
          </table:table-cell>
          <table:table-cell office:value-type="float" office:value="75.8040500000003">
            <text:p>75.80405</text:p>
          </table:table-cell>
          <table:table-cell office:value-type="float" office:value="75.7743776643996">
            <text:p>75.7743776644</text:p>
          </table:table-cell>
          <table:table-cell office:value-type="float" office:value="75.7447053287989">
            <text:p>75.7447053288</text:p>
          </table:table-cell>
          <table:table-cell office:value-type="float" office:value="-0.0190000000000055">
            <text:p>-0.019</text:p>
          </table:table-cell>
          <table:table-cell office:value-type="float" office:value="0.0320000000000107">
            <text:p>0.032</text:p>
          </table:table-cell>
          <table:table-cell office:value-type="string">
            <text:p>2020.01.20 05:30</text:p>
          </table:table-cell>
          <table:table-cell office:value-type="string">
            <text:p>2020.01.20 12:30</text:p>
          </table:table-cell>
        </table:table-row>
        <table:table-row table:style-name="ro1">
          <table:table-cell table:formula="of:=[.A459]+1" office:value-type="float" office:value="458">
            <text:p>458</text:p>
          </table:table-cell>
          <table:table-cell office:value-type="float" office:value="75.843">
            <text:p>75.843</text:p>
          </table:table-cell>
          <table:table-cell office:value-type="float" office:value="75.848">
            <text:p>75.848</text:p>
          </table:table-cell>
          <table:table-cell office:value-type="float" office:value="75.821">
            <text:p>75.821</text:p>
          </table:table-cell>
          <table:table-cell office:value-type="float" office:value="75.839">
            <text:p>75.839</text:p>
          </table:table-cell>
          <table:table-cell office:value-type="float" office:value="56.3600231153145">
            <text:p>56.3600231153</text:p>
          </table:table-cell>
          <table:table-cell office:value-type="float" office:value="55.9495957478896">
            <text:p>55.9495957479</text:p>
          </table:table-cell>
          <table:table-cell office:value-type="float" office:value="75.8712030136367">
            <text:p>75.8712030136</text:p>
          </table:table-cell>
          <table:table-cell office:value-type="float" office:value="75.8347015068185">
            <text:p>75.8347015068</text:p>
          </table:table-cell>
          <table:table-cell office:value-type="float" office:value="75.7982000000003">
            <text:p>75.7982</text:p>
          </table:table-cell>
          <table:table-cell office:value-type="float" office:value="75.7616984931821">
            <text:p>75.7616984932</text:p>
          </table:table-cell>
          <table:table-cell office:value-type="float" office:value="75.7251969863639">
            <text:p>75.7251969864</text:p>
          </table:table-cell>
          <table:table-cell office:value-type="float" office:value="-0.00400000000000489">
            <text:p>-0.004</text:p>
          </table:table-cell>
          <table:table-cell office:value-type="float" office:value="0.027000000000001">
            <text:p>0.027</text:p>
          </table:table-cell>
          <table:table-cell office:value-type="string">
            <text:p>2020.01.20 05:15</text:p>
          </table:table-cell>
          <table:table-cell office:value-type="string">
            <text:p>2020.01.20 12:15</text:p>
          </table:table-cell>
        </table:table-row>
        <table:table-row table:style-name="ro1">
          <table:table-cell table:formula="of:=[.A460]+1" office:value-type="float" office:value="459">
            <text:p>459</text:p>
          </table:table-cell>
          <table:table-cell office:value-type="float" office:value="75.81">
            <text:p>75.81</text:p>
          </table:table-cell>
          <table:table-cell office:value-type="float" office:value="75.85">
            <text:p>75.85</text:p>
          </table:table-cell>
          <table:table-cell office:value-type="float" office:value="75.807">
            <text:p>75.807</text:p>
          </table:table-cell>
          <table:table-cell office:value-type="float" office:value="75.843">
            <text:p>75.843</text:p>
          </table:table-cell>
          <table:table-cell office:value-type="float" office:value="57.0232891122541">
            <text:p>57.0232891123</text:p>
          </table:table-cell>
          <table:table-cell office:value-type="float" office:value="57.0980685184779">
            <text:p>57.0980685185</text:p>
          </table:table-cell>
          <table:table-cell office:value-type="float" office:value="75.8745466377092">
            <text:p>75.8745466377</text:p>
          </table:table-cell>
          <table:table-cell office:value-type="float" office:value="75.8327233188547">
            <text:p>75.8327233189</text:p>
          </table:table-cell>
          <table:table-cell office:value-type="float" office:value="75.7909000000003">
            <text:p>75.7909</text:p>
          </table:table-cell>
          <table:table-cell office:value-type="float" office:value="75.7490766811459">
            <text:p>75.7490766811</text:p>
          </table:table-cell>
          <table:table-cell office:value-type="float" office:value="75.7072533622914">
            <text:p>75.7072533623</text:p>
          </table:table-cell>
          <table:table-cell office:value-type="float" office:value="0.0330000000000012">
            <text:p>0.033</text:p>
          </table:table-cell>
          <table:table-cell office:value-type="float" office:value="0.0429999999999922">
            <text:p>0.043</text:p>
          </table:table-cell>
          <table:table-cell office:value-type="string">
            <text:p>2020.01.20 05:00</text:p>
          </table:table-cell>
          <table:table-cell office:value-type="string">
            <text:p>2020.01.20 12:00</text:p>
          </table:table-cell>
        </table:table-row>
        <table:table-row table:style-name="ro1">
          <table:table-cell table:formula="of:=[.A461]+1" office:value-type="float" office:value="460">
            <text:p>460</text:p>
          </table:table-cell>
          <table:table-cell office:value-type="float" office:value="75.808">
            <text:p>75.808</text:p>
          </table:table-cell>
          <table:table-cell office:value-type="float" office:value="75.824">
            <text:p>75.824</text:p>
          </table:table-cell>
          <table:table-cell office:value-type="float" office:value="75.807">
            <text:p>75.807</text:p>
          </table:table-cell>
          <table:table-cell office:value-type="float" office:value="75.81">
            <text:p>75.81</text:p>
          </table:table-cell>
          <table:table-cell office:value-type="float" office:value="52.6565856545096">
            <text:p>52.6565856545</text:p>
          </table:table-cell>
          <table:table-cell office:value-type="float" office:value="48.3832095315841">
            <text:p>48.3832095316</text:p>
          </table:table-cell>
          <table:table-cell office:value-type="float" office:value="75.8749086503005">
            <text:p>75.8749086503</text:p>
          </table:table-cell>
          <table:table-cell office:value-type="float" office:value="75.8289543251504">
            <text:p>75.8289543252</text:p>
          </table:table-cell>
          <table:table-cell office:value-type="float" office:value="75.7830000000003">
            <text:p>75.783</text:p>
          </table:table-cell>
          <table:table-cell office:value-type="float" office:value="75.7370456748502">
            <text:p>75.7370456749</text:p>
          </table:table-cell>
          <table:table-cell office:value-type="float" office:value="75.6910913497001">
            <text:p>75.6910913497</text:p>
          </table:table-cell>
          <table:table-cell office:value-type="float" office:value="0.00199999999999534">
            <text:p>0.002</text:p>
          </table:table-cell>
          <table:table-cell office:value-type="float" office:value="0.0169999999999959">
            <text:p>0.017</text:p>
          </table:table-cell>
          <table:table-cell office:value-type="string">
            <text:p>2020.01.20 04:45</text:p>
          </table:table-cell>
          <table:table-cell office:value-type="string">
            <text:p>2020.01.20 11:45</text:p>
          </table:table-cell>
        </table:table-row>
        <table:table-row table:style-name="ro1">
          <table:table-cell table:formula="of:=[.A462]+1" office:value-type="float" office:value="461">
            <text:p>461</text:p>
          </table:table-cell>
          <table:table-cell office:value-type="float" office:value="75.835">
            <text:p>75.835</text:p>
          </table:table-cell>
          <table:table-cell office:value-type="float" office:value="75.848">
            <text:p>75.848</text:p>
          </table:table-cell>
          <table:table-cell office:value-type="float" office:value="75.807">
            <text:p>75.807</text:p>
          </table:table-cell>
          <table:table-cell office:value-type="float" office:value="75.808">
            <text:p>75.808</text:p>
          </table:table-cell>
          <table:table-cell office:value-type="float" office:value="52.3779941489575">
            <text:p>52.377994149</text:p>
          </table:table-cell>
          <table:table-cell office:value-type="float" office:value="48.4787027117255">
            <text:p>48.4787027117</text:p>
          </table:table-cell>
          <table:table-cell office:value-type="float" office:value="75.8751583500529">
            <text:p>75.8751583501</text:p>
          </table:table-cell>
          <table:table-cell office:value-type="float" office:value="75.8263541750266">
            <text:p>75.826354175</text:p>
          </table:table-cell>
          <table:table-cell office:value-type="float" office:value="75.7775500000003">
            <text:p>75.77755</text:p>
          </table:table-cell>
          <table:table-cell office:value-type="float" office:value="75.728745824974">
            <text:p>75.728745825</text:p>
          </table:table-cell>
          <table:table-cell office:value-type="float" office:value="75.6799416499476">
            <text:p>75.6799416499</text:p>
          </table:table-cell>
          <table:table-cell office:value-type="float" office:value="-0.0269999999999868">
            <text:p>-0.027</text:p>
          </table:table-cell>
          <table:table-cell office:value-type="float" office:value="0.0409999999999968">
            <text:p>0.041</text:p>
          </table:table-cell>
          <table:table-cell office:value-type="string">
            <text:p>2020.01.20 04:30</text:p>
          </table:table-cell>
          <table:table-cell office:value-type="string">
            <text:p>2020.01.20 11:30</text:p>
          </table:table-cell>
        </table:table-row>
        <table:table-row table:style-name="ro1">
          <table:table-cell table:formula="of:=[.A463]+1" office:value-type="float" office:value="462">
            <text:p>462</text:p>
          </table:table-cell>
          <table:table-cell office:value-type="float" office:value="75.828">
            <text:p>75.828</text:p>
          </table:table-cell>
          <table:table-cell office:value-type="float" office:value="75.857">
            <text:p>75.857</text:p>
          </table:table-cell>
          <table:table-cell office:value-type="float" office:value="75.828">
            <text:p>75.828</text:p>
          </table:table-cell>
          <table:table-cell office:value-type="float" office:value="75.837">
            <text:p>75.837</text:p>
          </table:table-cell>
          <table:table-cell office:value-type="float" office:value="56.9981967298311">
            <text:p>56.9981967298</text:p>
          </table:table-cell>
          <table:table-cell office:value-type="float" office:value="48.7810001517067">
            <text:p>48.7810001517</text:p>
          </table:table-cell>
          <table:table-cell office:value-type="float" office:value="75.8738325391581">
            <text:p>75.8738325392</text:p>
          </table:table-cell>
          <table:table-cell office:value-type="float" office:value="75.8231162695792">
            <text:p>75.8231162696</text:p>
          </table:table-cell>
          <table:table-cell office:value-type="float" office:value="75.7724000000003">
            <text:p>75.7724</text:p>
          </table:table-cell>
          <table:table-cell office:value-type="float" office:value="75.7216837304214">
            <text:p>75.7216837304</text:p>
          </table:table-cell>
          <table:table-cell office:value-type="float" office:value="75.6709674608425">
            <text:p>75.6709674608</text:p>
          </table:table-cell>
          <table:table-cell office:value-type="float" office:value="0.00900000000000034">
            <text:p>0.009</text:p>
          </table:table-cell>
          <table:table-cell office:value-type="float" office:value="0.0289999999999964">
            <text:p>0.029</text:p>
          </table:table-cell>
          <table:table-cell office:value-type="string">
            <text:p>2020.01.20 04:15</text:p>
          </table:table-cell>
          <table:table-cell office:value-type="string">
            <text:p>2020.01.20 11:15</text:p>
          </table:table-cell>
        </table:table-row>
        <table:table-row table:style-name="ro1">
          <table:table-cell table:formula="of:=[.A464]+1" office:value-type="float" office:value="463">
            <text:p>463</text:p>
          </table:table-cell>
          <table:table-cell office:value-type="float" office:value="75.821">
            <text:p>75.821</text:p>
          </table:table-cell>
          <table:table-cell office:value-type="float" office:value="75.861">
            <text:p>75.861</text:p>
          </table:table-cell>
          <table:table-cell office:value-type="float" office:value="75.811">
            <text:p>75.811</text:p>
          </table:table-cell>
          <table:table-cell office:value-type="float" office:value="75.829">
            <text:p>75.829</text:p>
          </table:table-cell>
          <table:table-cell office:value-type="float" office:value="55.9806091960593">
            <text:p>55.9806091961</text:p>
          </table:table-cell>
          <table:table-cell office:value-type="float" office:value="47.5951650874973">
            <text:p>47.5951650875</text:p>
          </table:table-cell>
          <table:table-cell office:value-type="float" office:value="75.865391768414">
            <text:p>75.8653917684</text:p>
          </table:table-cell>
          <table:table-cell office:value-type="float" office:value="75.8164208842071">
            <text:p>75.8164208842</text:p>
          </table:table-cell>
          <table:table-cell office:value-type="float" office:value="75.7674500000003">
            <text:p>75.76745</text:p>
          </table:table-cell>
          <table:table-cell office:value-type="float" office:value="75.7184791157934">
            <text:p>75.7184791158</text:p>
          </table:table-cell>
          <table:table-cell office:value-type="float" office:value="75.6695082315866">
            <text:p>75.6695082316</text:p>
          </table:table-cell>
          <table:table-cell office:value-type="float" office:value="0.00799999999999557">
            <text:p>0.008</text:p>
          </table:table-cell>
          <table:table-cell office:value-type="float" office:value="0.0499999999999972">
            <text:p>0.05</text:p>
          </table:table-cell>
          <table:table-cell office:value-type="string">
            <text:p>2020.01.20 04:00</text:p>
          </table:table-cell>
          <table:table-cell office:value-type="string">
            <text:p>2020.01.20 11:00</text:p>
          </table:table-cell>
        </table:table-row>
        <table:table-row table:style-name="ro1">
          <table:table-cell table:formula="of:=[.A465]+1" office:value-type="float" office:value="464">
            <text:p>464</text:p>
          </table:table-cell>
          <table:table-cell office:value-type="float" office:value="75.789">
            <text:p>75.789</text:p>
          </table:table-cell>
          <table:table-cell office:value-type="float" office:value="75.822">
            <text:p>75.822</text:p>
          </table:table-cell>
          <table:table-cell office:value-type="float" office:value="75.781">
            <text:p>75.781</text:p>
          </table:table-cell>
          <table:table-cell office:value-type="float" office:value="75.821">
            <text:p>75.821</text:p>
          </table:table-cell>
          <table:table-cell office:value-type="float" office:value="54.9682669128923">
            <text:p>54.9682669129</text:p>
          </table:table-cell>
          <table:table-cell office:value-type="float" office:value="44.2127824270083">
            <text:p>44.212782427</text:p>
          </table:table-cell>
          <table:table-cell office:value-type="float" office:value="75.8573751819265">
            <text:p>75.8573751819</text:p>
          </table:table-cell>
          <table:table-cell office:value-type="float" office:value="75.8101375909634">
            <text:p>75.810137591</text:p>
          </table:table-cell>
          <table:table-cell office:value-type="float" office:value="75.7629000000003">
            <text:p>75.7629</text:p>
          </table:table-cell>
          <table:table-cell office:value-type="float" office:value="75.7156624090372">
            <text:p>75.715662409</text:p>
          </table:table-cell>
          <table:table-cell office:value-type="float" office:value="75.668424818074">
            <text:p>75.6684248181</text:p>
          </table:table-cell>
          <table:table-cell office:value-type="float" office:value="0.0319999999999965">
            <text:p>0.032</text:p>
          </table:table-cell>
          <table:table-cell office:value-type="float" office:value="0.0409999999999968">
            <text:p>0.041</text:p>
          </table:table-cell>
          <table:table-cell office:value-type="string">
            <text:p>2020.01.20 03:45</text:p>
          </table:table-cell>
          <table:table-cell office:value-type="string">
            <text:p>2020.01.20 10:45</text:p>
          </table:table-cell>
        </table:table-row>
        <table:table-row table:style-name="ro1">
          <table:table-cell table:formula="of:=[.A466]+1" office:value-type="float" office:value="465">
            <text:p>465</text:p>
          </table:table-cell>
          <table:table-cell office:value-type="float" office:value="75.799">
            <text:p>75.799</text:p>
          </table:table-cell>
          <table:table-cell office:value-type="float" office:value="75.808">
            <text:p>75.808</text:p>
          </table:table-cell>
          <table:table-cell office:value-type="float" office:value="75.772">
            <text:p>75.772</text:p>
          </table:table-cell>
          <table:table-cell office:value-type="float" office:value="75.789">
            <text:p>75.789</text:p>
          </table:table-cell>
          <table:table-cell office:value-type="float" office:value="50.6560471848063">
            <text:p>50.6560471848</text:p>
          </table:table-cell>
          <table:table-cell office:value-type="float" office:value="39.2377178923832">
            <text:p>39.2377178924</text:p>
          </table:table-cell>
          <table:table-cell office:value-type="float" office:value="75.8498902848829">
            <text:p>75.8498902849</text:p>
          </table:table-cell>
          <table:table-cell office:value-type="float" office:value="75.8043451424416">
            <text:p>75.8043451424</text:p>
          </table:table-cell>
          <table:table-cell office:value-type="float" office:value="75.7588000000003">
            <text:p>75.7588</text:p>
          </table:table-cell>
          <table:table-cell office:value-type="float" office:value="75.713254857559">
            <text:p>75.7132548576</text:p>
          </table:table-cell>
          <table:table-cell office:value-type="float" office:value="75.6677097151177">
            <text:p>75.6677097151</text:p>
          </table:table-cell>
          <table:table-cell office:value-type="float" office:value="-0.0100000000000051">
            <text:p>-0.01</text:p>
          </table:table-cell>
          <table:table-cell office:value-type="float" office:value="0.0360000000000014">
            <text:p>0.036</text:p>
          </table:table-cell>
          <table:table-cell office:value-type="string">
            <text:p>2020.01.20 03:30</text:p>
          </table:table-cell>
          <table:table-cell office:value-type="string">
            <text:p>2020.01.20 10:30</text:p>
          </table:table-cell>
        </table:table-row>
        <table:table-row table:style-name="ro1">
          <table:table-cell table:formula="of:=[.A467]+1" office:value-type="float" office:value="466">
            <text:p>466</text:p>
          </table:table-cell>
          <table:table-cell office:value-type="float" office:value="75.792">
            <text:p>75.792</text:p>
          </table:table-cell>
          <table:table-cell office:value-type="float" office:value="75.827">
            <text:p>75.827</text:p>
          </table:table-cell>
          <table:table-cell office:value-type="float" office:value="75.787">
            <text:p>75.787</text:p>
          </table:table-cell>
          <table:table-cell office:value-type="float" office:value="75.799">
            <text:p>75.799</text:p>
          </table:table-cell>
          <table:table-cell office:value-type="float" office:value="52.1382663833571">
            <text:p>52.1382663834</text:p>
          </table:table-cell>
          <table:table-cell office:value-type="float" office:value="43.8484325121571">
            <text:p>43.8484325122</text:p>
          </table:table-cell>
          <table:table-cell office:value-type="float" office:value="75.8471817166339">
            <text:p>75.8471817166</text:p>
          </table:table-cell>
          <table:table-cell office:value-type="float" office:value="75.8021658583171">
            <text:p>75.8021658583</text:p>
          </table:table-cell>
          <table:table-cell office:value-type="float" office:value="75.7571500000003">
            <text:p>75.75715</text:p>
          </table:table-cell>
          <table:table-cell office:value-type="float" office:value="75.7121341416835">
            <text:p>75.7121341417</text:p>
          </table:table-cell>
          <table:table-cell office:value-type="float" office:value="75.6671182833667">
            <text:p>75.6671182834</text:p>
          </table:table-cell>
          <table:table-cell office:value-type="float" office:value="0.007000000000005">
            <text:p>0.007</text:p>
          </table:table-cell>
          <table:table-cell office:value-type="float" office:value="0.039999999999992">
            <text:p>0.04</text:p>
          </table:table-cell>
          <table:table-cell office:value-type="string">
            <text:p>2020.01.20 03:15</text:p>
          </table:table-cell>
          <table:table-cell office:value-type="string">
            <text:p>2020.01.20 10:15</text:p>
          </table:table-cell>
        </table:table-row>
        <table:table-row table:style-name="ro1">
          <table:table-cell table:formula="of:=[.A468]+1" office:value-type="float" office:value="467">
            <text:p>467</text:p>
          </table:table-cell>
          <table:table-cell office:value-type="float" office:value="75.769">
            <text:p>75.769</text:p>
          </table:table-cell>
          <table:table-cell office:value-type="float" office:value="75.801">
            <text:p>75.801</text:p>
          </table:table-cell>
          <table:table-cell office:value-type="float" office:value="75.76">
            <text:p>75.76</text:p>
          </table:table-cell>
          <table:table-cell office:value-type="float" office:value="75.791">
            <text:p>75.791</text:p>
          </table:table-cell>
          <table:table-cell office:value-type="float" office:value="51.0497123867166">
            <text:p>51.0497123867</text:p>
          </table:table-cell>
          <table:table-cell office:value-type="float" office:value="41.761121007996">
            <text:p>41.761121008</text:p>
          </table:table-cell>
          <table:table-cell office:value-type="float" office:value="75.8425465785823">
            <text:p>75.8425465786</text:p>
          </table:table-cell>
          <table:table-cell office:value-type="float" office:value="75.7985232892913">
            <text:p>75.7985232893</text:p>
          </table:table-cell>
          <table:table-cell office:value-type="float" office:value="75.7545000000003">
            <text:p>75.7545</text:p>
          </table:table-cell>
          <table:table-cell office:value-type="float" office:value="75.7104767107093">
            <text:p>75.7104767107</text:p>
          </table:table-cell>
          <table:table-cell office:value-type="float" office:value="75.6664534214183">
            <text:p>75.6664534214</text:p>
          </table:table-cell>
          <table:table-cell office:value-type="float" office:value="0.0219999999999914">
            <text:p>0.022</text:p>
          </table:table-cell>
          <table:table-cell office:value-type="float" office:value="0.0409999999999968">
            <text:p>0.041</text:p>
          </table:table-cell>
          <table:table-cell office:value-type="string">
            <text:p>2020.01.20 03:00</text:p>
          </table:table-cell>
          <table:table-cell office:value-type="string">
            <text:p>2020.01.20 10:00</text:p>
          </table:table-cell>
        </table:table-row>
        <table:table-row table:style-name="ro1">
          <table:table-cell table:formula="of:=[.A469]+1" office:value-type="float" office:value="468">
            <text:p>468</text:p>
          </table:table-cell>
          <table:table-cell office:value-type="float" office:value="75.811">
            <text:p>75.811</text:p>
          </table:table-cell>
          <table:table-cell office:value-type="float" office:value="75.823">
            <text:p>75.823</text:p>
          </table:table-cell>
          <table:table-cell office:value-type="float" office:value="75.761">
            <text:p>75.761</text:p>
          </table:table-cell>
          <table:table-cell office:value-type="float" office:value="75.77">
            <text:p>75.77</text:p>
          </table:table-cell>
          <table:table-cell office:value-type="float" office:value="48.1064581512671">
            <text:p>48.1064581513</text:p>
          </table:table-cell>
          <table:table-cell office:value-type="float" office:value="42.8184829008001">
            <text:p>42.8184829008</text:p>
          </table:table-cell>
          <table:table-cell office:value-type="float" office:value="75.838467682531">
            <text:p>75.8384676825</text:p>
          </table:table-cell>
          <table:table-cell office:value-type="float" office:value="75.7950588412657">
            <text:p>75.7950588413</text:p>
          </table:table-cell>
          <table:table-cell office:value-type="float" office:value="75.7516500000003">
            <text:p>75.75165</text:p>
          </table:table-cell>
          <table:table-cell office:value-type="float" office:value="75.708241158735">
            <text:p>75.7082411587</text:p>
          </table:table-cell>
          <table:table-cell office:value-type="float" office:value="75.6648323174696">
            <text:p>75.6648323175</text:p>
          </table:table-cell>
          <table:table-cell office:value-type="float" office:value="-0.041000000000011">
            <text:p>-0.041</text:p>
          </table:table-cell>
          <table:table-cell office:value-type="float" office:value="0.0619999999999976">
            <text:p>0.062</text:p>
          </table:table-cell>
          <table:table-cell office:value-type="string">
            <text:p>2020.01.20 02:45</text:p>
          </table:table-cell>
          <table:table-cell office:value-type="string">
            <text:p>2020.01.20 09:45</text:p>
          </table:table-cell>
        </table:table-row>
        <table:table-row table:style-name="ro1">
          <table:table-cell table:formula="of:=[.A470]+1" office:value-type="float" office:value="469">
            <text:p>469</text:p>
          </table:table-cell>
          <table:table-cell office:value-type="float" office:value="75.8">
            <text:p>75.8</text:p>
          </table:table-cell>
          <table:table-cell office:value-type="float" office:value="75.828">
            <text:p>75.828</text:p>
          </table:table-cell>
          <table:table-cell office:value-type="float" office:value="75.799">
            <text:p>75.799</text:p>
          </table:table-cell>
          <table:table-cell office:value-type="float" office:value="75.806">
            <text:p>75.806</text:p>
          </table:table-cell>
          <table:table-cell office:value-type="float" office:value="53.3284781586952">
            <text:p>53.3284781587</text:p>
          </table:table-cell>
          <table:table-cell office:value-type="float" office:value="48.3285790434278">
            <text:p>48.3285790434</text:p>
          </table:table-cell>
          <table:table-cell office:value-type="float" office:value="75.8366140866144">
            <text:p>75.8366140866</text:p>
          </table:table-cell>
          <table:table-cell office:value-type="float" office:value="75.7933070433074">
            <text:p>75.7933070433</text:p>
          </table:table-cell>
          <table:table-cell office:value-type="float" office:value="75.7500000000003">
            <text:p>75.75</text:p>
          </table:table-cell>
          <table:table-cell office:value-type="float" office:value="75.7066929566932">
            <text:p>75.7066929567</text:p>
          </table:table-cell>
          <table:table-cell office:value-type="float" office:value="75.6633859133862">
            <text:p>75.6633859134</text:p>
          </table:table-cell>
          <table:table-cell office:value-type="float" office:value="0.00600000000000023">
            <text:p>0.006</text:p>
          </table:table-cell>
          <table:table-cell office:value-type="float" office:value="0.0289999999999964">
            <text:p>0.029</text:p>
          </table:table-cell>
          <table:table-cell office:value-type="string">
            <text:p>2020.01.20 02:30</text:p>
          </table:table-cell>
          <table:table-cell office:value-type="string">
            <text:p>2020.01.20 09:30</text:p>
          </table:table-cell>
        </table:table-row>
        <table:table-row table:style-name="ro1">
          <table:table-cell table:formula="of:=[.A471]+1" office:value-type="float" office:value="470">
            <text:p>470</text:p>
          </table:table-cell>
          <table:table-cell office:value-type="float" office:value="75.807">
            <text:p>75.807</text:p>
          </table:table-cell>
          <table:table-cell office:value-type="float" office:value="75.841">
            <text:p>75.841</text:p>
          </table:table-cell>
          <table:table-cell office:value-type="float" office:value="75.796">
            <text:p>75.796</text:p>
          </table:table-cell>
          <table:table-cell office:value-type="float" office:value="75.799">
            <text:p>75.799</text:p>
          </table:table-cell>
          <table:table-cell office:value-type="float" office:value="52.3734786354745">
            <text:p>52.3734786355</text:p>
          </table:table-cell>
          <table:table-cell office:value-type="float" office:value="52.5147377954034">
            <text:p>52.5147377954</text:p>
          </table:table-cell>
          <table:table-cell office:value-type="float" office:value="75.829274935975">
            <text:p>75.829274936</text:p>
          </table:table-cell>
          <table:table-cell office:value-type="float" office:value="75.7877874679876">
            <text:p>75.787787468</text:p>
          </table:table-cell>
          <table:table-cell office:value-type="float" office:value="75.7463000000003">
            <text:p>75.7463</text:p>
          </table:table-cell>
          <table:table-cell office:value-type="float" office:value="75.704812532013">
            <text:p>75.704812532</text:p>
          </table:table-cell>
          <table:table-cell office:value-type="float" office:value="75.6633250640256">
            <text:p>75.663325064</text:p>
          </table:table-cell>
          <table:table-cell office:value-type="float" office:value="-0.00799999999999557">
            <text:p>-0.008</text:p>
          </table:table-cell>
          <table:table-cell office:value-type="float" office:value="0.0449999999999875">
            <text:p>0.045</text:p>
          </table:table-cell>
          <table:table-cell office:value-type="string">
            <text:p>2020.01.20 02:15</text:p>
          </table:table-cell>
          <table:table-cell office:value-type="string">
            <text:p>2020.01.20 09:15</text:p>
          </table:table-cell>
        </table:table-row>
        <table:table-row table:style-name="ro1">
          <table:table-cell table:formula="of:=[.A472]+1" office:value-type="float" office:value="471">
            <text:p>471</text:p>
          </table:table-cell>
          <table:table-cell office:value-type="float" office:value="75.824">
            <text:p>75.824</text:p>
          </table:table-cell>
          <table:table-cell office:value-type="float" office:value="75.842">
            <text:p>75.842</text:p>
          </table:table-cell>
          <table:table-cell office:value-type="float" office:value="75.791">
            <text:p>75.791</text:p>
          </table:table-cell>
          <table:table-cell office:value-type="float" office:value="75.809">
            <text:p>75.809</text:p>
          </table:table-cell>
          <table:table-cell office:value-type="float" office:value="53.8694358943072">
            <text:p>53.8694358943</text:p>
          </table:table-cell>
          <table:table-cell office:value-type="float" office:value="54.4871094822816">
            <text:p>54.4871094823</text:p>
          </table:table-cell>
          <table:table-cell office:value-type="float" office:value="75.8223785036816">
            <text:p>75.8223785037</text:p>
          </table:table-cell>
          <table:table-cell office:value-type="float" office:value="75.782464251841">
            <text:p>75.7824642518</text:p>
          </table:table-cell>
          <table:table-cell office:value-type="float" office:value="75.7425500000003">
            <text:p>75.74255</text:p>
          </table:table-cell>
          <table:table-cell office:value-type="float" office:value="75.7026357481596">
            <text:p>75.7026357482</text:p>
          </table:table-cell>
          <table:table-cell office:value-type="float" office:value="75.662721496319">
            <text:p>75.6627214963</text:p>
          </table:table-cell>
          <table:table-cell office:value-type="float" office:value="-0.0150000000000006">
            <text:p>-0.015</text:p>
          </table:table-cell>
          <table:table-cell office:value-type="float" office:value="0.0510000000000019">
            <text:p>0.051</text:p>
          </table:table-cell>
          <table:table-cell office:value-type="string">
            <text:p>2020.01.20 02:00</text:p>
          </table:table-cell>
          <table:table-cell office:value-type="string">
            <text:p>2020.01.20 09:00</text:p>
          </table:table-cell>
        </table:table-row>
        <table:table-row table:style-name="ro1">
          <table:table-cell table:formula="of:=[.A473]+1" office:value-type="float" office:value="472">
            <text:p>472</text:p>
          </table:table-cell>
          <table:table-cell office:value-type="float" office:value="75.819">
            <text:p>75.819</text:p>
          </table:table-cell>
          <table:table-cell office:value-type="float" office:value="75.829">
            <text:p>75.829</text:p>
          </table:table-cell>
          <table:table-cell office:value-type="float" office:value="75.806">
            <text:p>75.806</text:p>
          </table:table-cell>
          <table:table-cell office:value-type="float" office:value="75.822">
            <text:p>75.822</text:p>
          </table:table-cell>
          <table:table-cell office:value-type="float" office:value="55.8391985463805">
            <text:p>55.8391985464</text:p>
          </table:table-cell>
          <table:table-cell office:value-type="float" office:value="56.8092053408752">
            <text:p>56.8092053409</text:p>
          </table:table-cell>
          <table:table-cell office:value-type="float" office:value="75.8127780455152">
            <text:p>75.8127780455</text:p>
          </table:table-cell>
          <table:table-cell office:value-type="float" office:value="75.7758890227578">
            <text:p>75.7758890228</text:p>
          </table:table-cell>
          <table:table-cell office:value-type="float" office:value="75.7390000000003">
            <text:p>75.739</text:p>
          </table:table-cell>
          <table:table-cell office:value-type="float" office:value="75.7021109772429">
            <text:p>75.7021109772</text:p>
          </table:table-cell>
          <table:table-cell office:value-type="float" office:value="75.6652219544854">
            <text:p>75.6652219545</text:p>
          </table:table-cell>
          <table:table-cell office:value-type="float" office:value="0.00300000000000011">
            <text:p>0.003</text:p>
          </table:table-cell>
          <table:table-cell office:value-type="float" office:value="0.0229999999999961">
            <text:p>0.023</text:p>
          </table:table-cell>
          <table:table-cell office:value-type="string">
            <text:p>2020.01.20 01:45</text:p>
          </table:table-cell>
          <table:table-cell office:value-type="string">
            <text:p>2020.01.20 08:45</text:p>
          </table:table-cell>
        </table:table-row>
        <table:table-row table:style-name="ro1">
          <table:table-cell table:formula="of:=[.A474]+1" office:value-type="float" office:value="473">
            <text:p>473</text:p>
          </table:table-cell>
          <table:table-cell office:value-type="float" office:value="75.803">
            <text:p>75.803</text:p>
          </table:table-cell>
          <table:table-cell office:value-type="float" office:value="75.84">
            <text:p>75.84</text:p>
          </table:table-cell>
          <table:table-cell office:value-type="float" office:value="75.791">
            <text:p>75.791</text:p>
          </table:table-cell>
          <table:table-cell office:value-type="float" office:value="75.818">
            <text:p>75.818</text:p>
          </table:table-cell>
          <table:table-cell office:value-type="float" office:value="55.362091808497">
            <text:p>55.3620918085</text:p>
          </table:table-cell>
          <table:table-cell office:value-type="float" office:value="52.3222091349913">
            <text:p>52.322209135</text:p>
          </table:table-cell>
          <table:table-cell office:value-type="float" office:value="75.7990408012219">
            <text:p>75.7990408012</text:p>
          </table:table-cell>
          <table:table-cell office:value-type="float" office:value="75.7672454006111">
            <text:p>75.7672454006</text:p>
          </table:table-cell>
          <table:table-cell office:value-type="float" office:value="75.7354500000003">
            <text:p>75.73545</text:p>
          </table:table-cell>
          <table:table-cell office:value-type="float" office:value="75.7036545993895">
            <text:p>75.7036545994</text:p>
          </table:table-cell>
          <table:table-cell office:value-type="float" office:value="75.6718591987787">
            <text:p>75.6718591988</text:p>
          </table:table-cell>
          <table:table-cell office:value-type="float" office:value="0.0150000000000006">
            <text:p>0.015</text:p>
          </table:table-cell>
          <table:table-cell office:value-type="float" office:value="0.0490000000000066">
            <text:p>0.049</text:p>
          </table:table-cell>
          <table:table-cell office:value-type="string">
            <text:p>2020.01.20 01:30</text:p>
          </table:table-cell>
          <table:table-cell office:value-type="string">
            <text:p>2020.01.20 08:30</text:p>
          </table:table-cell>
        </table:table-row>
        <table:table-row table:style-name="ro1">
          <table:table-cell table:formula="of:=[.A475]+1" office:value-type="float" office:value="474">
            <text:p>474</text:p>
          </table:table-cell>
          <table:table-cell office:value-type="float" office:value="75.744">
            <text:p>75.744</text:p>
          </table:table-cell>
          <table:table-cell office:value-type="float" office:value="75.804">
            <text:p>75.804</text:p>
          </table:table-cell>
          <table:table-cell office:value-type="float" office:value="75.744">
            <text:p>75.744</text:p>
          </table:table-cell>
          <table:table-cell office:value-type="float" office:value="75.804">
            <text:p>75.804</text:p>
          </table:table-cell>
          <table:table-cell office:value-type="float" office:value="53.6988236322268">
            <text:p>53.6988236322</text:p>
          </table:table-cell>
          <table:table-cell office:value-type="float" office:value="50.6686591876355">
            <text:p>50.6686591876</text:p>
          </table:table-cell>
          <table:table-cell office:value-type="float" office:value="75.7845698238223">
            <text:p>75.7845698238</text:p>
          </table:table-cell>
          <table:table-cell office:value-type="float" office:value="75.7584599119113">
            <text:p>75.7584599119</text:p>
          </table:table-cell>
          <table:table-cell office:value-type="float" office:value="75.7323500000003">
            <text:p>75.73235</text:p>
          </table:table-cell>
          <table:table-cell office:value-type="float" office:value="75.7062400880893">
            <text:p>75.7062400881</text:p>
          </table:table-cell>
          <table:table-cell office:value-type="float" office:value="75.6801301761783">
            <text:p>75.6801301762</text:p>
          </table:table-cell>
          <table:table-cell table:number-columns-repeated="2" office:value-type="float" office:value="0.0600000000000023">
            <text:p>0.06</text:p>
          </table:table-cell>
          <table:table-cell office:value-type="string">
            <text:p>2020.01.20 01:15</text:p>
          </table:table-cell>
          <table:table-cell office:value-type="string">
            <text:p>2020.01.20 08:15</text:p>
          </table:table-cell>
        </table:table-row>
        <table:table-row table:style-name="ro1">
          <table:table-cell table:formula="of:=[.A476]+1" office:value-type="float" office:value="475">
            <text:p>475</text:p>
          </table:table-cell>
          <table:table-cell office:value-type="float" office:value="75.722">
            <text:p>75.722</text:p>
          </table:table-cell>
          <table:table-cell office:value-type="float" office:value="75.764">
            <text:p>75.764</text:p>
          </table:table-cell>
          <table:table-cell office:value-type="float" office:value="75.718">
            <text:p>75.718</text:p>
          </table:table-cell>
          <table:table-cell office:value-type="float" office:value="75.745">
            <text:p>75.745</text:p>
          </table:table-cell>
          <table:table-cell office:value-type="float" office:value="45.5806271708811">
            <text:p>45.5806271709</text:p>
          </table:table-cell>
          <table:table-cell office:value-type="float" office:value="45.8406822480015">
            <text:p>45.840682248</text:p>
          </table:table-cell>
          <table:table-cell office:value-type="float" office:value="75.7711374529795">
            <text:p>75.771137453</text:p>
          </table:table-cell>
          <table:table-cell office:value-type="float" office:value="75.7503687264899">
            <text:p>75.7503687265</text:p>
          </table:table-cell>
          <table:table-cell office:value-type="float" office:value="75.7296000000003">
            <text:p>75.7296</text:p>
          </table:table-cell>
          <table:table-cell office:value-type="float" office:value="75.7088312735107">
            <text:p>75.7088312735</text:p>
          </table:table-cell>
          <table:table-cell office:value-type="float" office:value="75.6880625470211">
            <text:p>75.688062547</text:p>
          </table:table-cell>
          <table:table-cell office:value-type="float" office:value="0.0230000000000103">
            <text:p>0.023</text:p>
          </table:table-cell>
          <table:table-cell office:value-type="float" office:value="0.0459999999999923">
            <text:p>0.046</text:p>
          </table:table-cell>
          <table:table-cell office:value-type="string">
            <text:p>2020.01.20 01:00</text:p>
          </table:table-cell>
          <table:table-cell office:value-type="string">
            <text:p>2020.01.20 08:00</text:p>
          </table:table-cell>
        </table:table-row>
        <table:table-row table:style-name="ro1">
          <table:table-cell table:formula="of:=[.A477]+1" office:value-type="float" office:value="476">
            <text:p>476</text:p>
          </table:table-cell>
          <table:table-cell office:value-type="float" office:value="75.703">
            <text:p>75.703</text:p>
          </table:table-cell>
          <table:table-cell office:value-type="float" office:value="75.731">
            <text:p>75.731</text:p>
          </table:table-cell>
          <table:table-cell office:value-type="float" office:value="75.701">
            <text:p>75.701</text:p>
          </table:table-cell>
          <table:table-cell office:value-type="float" office:value="75.721">
            <text:p>75.721</text:p>
          </table:table-cell>
          <table:table-cell office:value-type="float" office:value="41.6253721345325">
            <text:p>41.6253721345</text:p>
          </table:table-cell>
          <table:table-cell office:value-type="float" office:value="44.6687821226221">
            <text:p>44.6687821226</text:p>
          </table:table-cell>
          <table:table-cell office:value-type="float" office:value="75.7722705571293">
            <text:p>75.7722705571</text:p>
          </table:table-cell>
          <table:table-cell office:value-type="float" office:value="75.7511352785648">
            <text:p>75.7511352786</text:p>
          </table:table-cell>
          <table:table-cell office:value-type="float" office:value="75.7300000000003">
            <text:p>75.73</text:p>
          </table:table-cell>
          <table:table-cell office:value-type="float" office:value="75.7088647214358">
            <text:p>75.7088647214</text:p>
          </table:table-cell>
          <table:table-cell office:value-type="float" office:value="75.6877294428712">
            <text:p>75.6877294429</text:p>
          </table:table-cell>
          <table:table-cell office:value-type="float" office:value="0.0180000000000007">
            <text:p>0.018</text:p>
          </table:table-cell>
          <table:table-cell office:value-type="float" office:value="0.0300000000000011">
            <text:p>0.03</text:p>
          </table:table-cell>
          <table:table-cell office:value-type="string">
            <text:p>2020.01.20 00:45</text:p>
          </table:table-cell>
          <table:table-cell office:value-type="string">
            <text:p>2020.01.20 07:45</text:p>
          </table:table-cell>
        </table:table-row>
        <table:table-row table:style-name="ro1">
          <table:table-cell table:formula="of:=[.A478]+1" office:value-type="float" office:value="477">
            <text:p>477</text:p>
          </table:table-cell>
          <table:table-cell office:value-type="float" office:value="75.693">
            <text:p>75.693</text:p>
          </table:table-cell>
          <table:table-cell office:value-type="float" office:value="75.723">
            <text:p>75.723</text:p>
          </table:table-cell>
          <table:table-cell office:value-type="float" office:value="75.683">
            <text:p>75.683</text:p>
          </table:table-cell>
          <table:table-cell office:value-type="float" office:value="75.704">
            <text:p>75.704</text:p>
          </table:table-cell>
          <table:table-cell office:value-type="float" office:value="38.623556871088">
            <text:p>38.6235568711</text:p>
          </table:table-cell>
          <table:table-cell office:value-type="float" office:value="45.5762353158968">
            <text:p>45.5762353159</text:p>
          </table:table-cell>
          <table:table-cell office:value-type="float" office:value="75.7752649399635">
            <text:p>75.77526494</text:p>
          </table:table-cell>
          <table:table-cell office:value-type="float" office:value="75.7535074699819">
            <text:p>75.75350747</text:p>
          </table:table-cell>
          <table:table-cell office:value-type="float" office:value="75.7317500000003">
            <text:p>75.73175</text:p>
          </table:table-cell>
          <table:table-cell office:value-type="float" office:value="75.7099925300187">
            <text:p>75.70999253</text:p>
          </table:table-cell>
          <table:table-cell office:value-type="float" office:value="75.6882350600371">
            <text:p>75.68823506</text:p>
          </table:table-cell>
          <table:table-cell office:value-type="float" office:value="0.0109999999999957">
            <text:p>0.011</text:p>
          </table:table-cell>
          <table:table-cell office:value-type="float" office:value="0.039999999999992">
            <text:p>0.04</text:p>
          </table:table-cell>
          <table:table-cell office:value-type="string">
            <text:p>2020.01.20 00:30</text:p>
          </table:table-cell>
          <table:table-cell office:value-type="string">
            <text:p>2020.01.20 07:30</text:p>
          </table:table-cell>
        </table:table-row>
        <table:table-row table:style-name="ro1">
          <table:table-cell table:formula="of:=[.A479]+1" office:value-type="float" office:value="478">
            <text:p>478</text:p>
          </table:table-cell>
          <table:table-cell office:value-type="float" office:value="75.685">
            <text:p>75.685</text:p>
          </table:table-cell>
          <table:table-cell office:value-type="float" office:value="75.729">
            <text:p>75.729</text:p>
          </table:table-cell>
          <table:table-cell office:value-type="float" office:value="75.678">
            <text:p>75.678</text:p>
          </table:table-cell>
          <table:table-cell office:value-type="float" office:value="75.693">
            <text:p>75.693</text:p>
          </table:table-cell>
          <table:table-cell office:value-type="float" office:value="36.6201059186301">
            <text:p>36.6201059186</text:p>
          </table:table-cell>
          <table:table-cell office:value-type="float" office:value="40.2302639741619">
            <text:p>40.2302639742</text:p>
          </table:table-cell>
          <table:table-cell office:value-type="float" office:value="75.7751869284072">
            <text:p>75.7751869284</text:p>
          </table:table-cell>
          <table:table-cell office:value-type="float" office:value="75.7543434642037">
            <text:p>75.7543434642</text:p>
          </table:table-cell>
          <table:table-cell office:value-type="float" office:value="75.7335000000003">
            <text:p>75.7335</text:p>
          </table:table-cell>
          <table:table-cell office:value-type="float" office:value="75.7126565357969">
            <text:p>75.7126565358</text:p>
          </table:table-cell>
          <table:table-cell office:value-type="float" office:value="75.6918130715934">
            <text:p>75.6918130716</text:p>
          </table:table-cell>
          <table:table-cell office:value-type="float" office:value="0.00799999999999557">
            <text:p>0.008</text:p>
          </table:table-cell>
          <table:table-cell office:value-type="float" office:value="0.0510000000000019">
            <text:p>0.051</text:p>
          </table:table-cell>
          <table:table-cell office:value-type="string">
            <text:p>2020.01.20 00:15</text:p>
          </table:table-cell>
          <table:table-cell office:value-type="string">
            <text:p>2020.01.20 07:15</text:p>
          </table:table-cell>
        </table:table-row>
        <table:table-row table:style-name="ro1">
          <table:table-cell table:formula="of:=[.A480]+1" office:value-type="float" office:value="479">
            <text:p>479</text:p>
          </table:table-cell>
          <table:table-cell office:value-type="float" office:value="75.659">
            <text:p>75.659</text:p>
          </table:table-cell>
          <table:table-cell office:value-type="float" office:value="75.686">
            <text:p>75.686</text:p>
          </table:table-cell>
          <table:table-cell office:value-type="float" office:value="75.649">
            <text:p>75.649</text:p>
          </table:table-cell>
          <table:table-cell office:value-type="float" office:value="75.685">
            <text:p>75.685</text:p>
          </table:table-cell>
          <table:table-cell office:value-type="float" office:value="35.1577400296911">
            <text:p>35.1577400297</text:p>
          </table:table-cell>
          <table:table-cell office:value-type="float" office:value="32.4343122918668">
            <text:p>32.4343122919</text:p>
          </table:table-cell>
          <table:table-cell office:value-type="float" office:value="75.7735438661653">
            <text:p>75.7735438662</text:p>
          </table:table-cell>
          <table:table-cell office:value-type="float" office:value="75.7547969330828">
            <text:p>75.7547969331</text:p>
          </table:table-cell>
          <table:table-cell office:value-type="float" office:value="75.7360500000003">
            <text:p>75.73605</text:p>
          </table:table-cell>
          <table:table-cell office:value-type="float" office:value="75.7173030669178">
            <text:p>75.7173030669</text:p>
          </table:table-cell>
          <table:table-cell office:value-type="float" office:value="75.6985561338353">
            <text:p>75.6985561338</text:p>
          </table:table-cell>
          <table:table-cell office:value-type="float" office:value="0.0259999999999963">
            <text:p>0.026</text:p>
          </table:table-cell>
          <table:table-cell office:value-type="float" office:value="0.0370000000000061">
            <text:p>0.037</text:p>
          </table:table-cell>
          <table:table-cell office:value-type="string">
            <text:p>2020.01.20 00:00</text:p>
          </table:table-cell>
          <table:table-cell office:value-type="string">
            <text:p>2020.01.20 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2020/02/18</text:date>, <text:time>18:0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18:08:52.73</dc:date>
    <dc:creator>iwabuchi ken</dc:creator>
    <meta:document-statistic meta:table-count="1" meta:cell-count="7685" meta:object-count="0"/>
    <meta:generator>OpenOffice/4.1.3$Win32 OpenOffice.org_project/413m1$Build-9783</meta:generator>
  </office:meta>
</office:document-meta>
</file>